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T3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" style:parent-style-name="Normal" style:family="paragraph">
      <style:paragraph-properties fo:text-align="justify" style:writing-mode="rl-tb" fo:margin-top="0.0833in" fo:margin-bottom="0in" fo:line-height="100%"/>
    </style:style>
    <style:style style:name="T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1" style:parent-style-name="Normal" style:family="paragraph">
      <style:paragraph-properties fo:text-align="justify" style:writing-mode="rl-tb" fo:margin-top="0.0833in" fo:margin-bottom="0in" fo:line-height="100%"/>
    </style:style>
    <style:style style:name="T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50" style:parent-style-name="Normal" style:family="paragraph">
      <style:paragraph-properties fo:text-align="justify" style:writing-mode="rl-tb" fo:margin-top="0.0833in" fo:margin-bottom="0in" fo:line-height="100%"/>
    </style:style>
    <style:style style:name="T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61" style:parent-style-name="Normal" style:family="paragraph">
      <style:paragraph-properties fo:text-align="justify" style:writing-mode="rl-tb" fo:margin-top="0.0833in" fo:margin-bottom="0in" fo:line-height="100%"/>
    </style:style>
    <style:style style:name="T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9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3" style:parent-style-name="Normal" style:family="paragraph">
      <style:paragraph-properties fo:text-align="justify" style:writing-mode="rl-tb" fo:margin-top="0.0833in" fo:margin-bottom="0in" fo:line-height="100%"/>
    </style:style>
    <style:style style:name="T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6" style:parent-style-name="Normal" style:family="paragraph">
      <style:paragraph-properties fo:text-align="justify" style:writing-mode="rl-tb" fo:margin-top="0.0833in" fo:margin-bottom="0in" fo:line-height="100%"/>
    </style:style>
    <style:style style:name="T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24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47" style:parent-style-name="Normal" style:family="paragraph">
      <style:paragraph-properties fo:text-align="justify" style:writing-mode="rl-tb" fo:margin-top="0.0833in" fo:margin-bottom="0in" fo:line-height="100%"/>
    </style:style>
    <style:style style:name="T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9" style:parent-style-name="Normal" style:family="paragraph">
      <style:paragraph-properties fo:text-align="justify" style:writing-mode="rl-tb" fo:margin-top="0.0833in" fo:margin-bottom="0in" fo:line-height="100%"/>
    </style:style>
    <style:style style:name="T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93" style:parent-style-name="Normal" style:family="paragraph">
      <style:paragraph-properties fo:text-align="justify" style:writing-mode="rl-tb" fo:margin-top="0.0833in" fo:margin-bottom="0in" fo:line-height="100%"/>
    </style:style>
    <style:style style:name="T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35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59" style:parent-style-name="Normal" style:family="paragraph">
      <style:paragraph-properties fo:text-align="justify" style:writing-mode="rl-tb" fo:margin-top="0.0833in" fo:margin-bottom="0in" fo:line-height="100%"/>
    </style:style>
    <style:style style:name="T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95" style:parent-style-name="Normal" style:family="paragraph">
      <style:paragraph-properties fo:text-align="justify" style:writing-mode="rl-tb" fo:margin-top="0.0833in" fo:margin-bottom="0in" fo:line-height="100%"/>
    </style:style>
    <style:style style:name="T3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49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97" style:parent-style-name="Normal" style:family="paragraph">
      <style:paragraph-properties fo:text-align="justify" style:writing-mode="rl-tb" fo:margin-top="0.0833in" fo:margin-bottom="0in" fo:line-height="100%"/>
    </style:style>
    <style:style style:name="T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62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30" style:parent-style-name="Normal" style:family="paragraph">
      <style:paragraph-properties fo:text-align="justify" style:writing-mode="rl-tb" fo:margin-top="0.0833in" fo:margin-bottom="0in" fo:line-height="100%"/>
    </style:style>
    <style:style style:name="T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665" style:parent-style-name="Normal" style:family="paragraph">
      <style:paragraph-properties fo:text-align="justify" style:writing-mode="rl-tb" fo:margin-top="0.0833in" fo:margin-bottom="0in" fo:line-height="100%"/>
    </style:style>
    <style:style style:name="T6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728" style:parent-style-name="Normal" style:family="paragraph">
      <style:paragraph-properties fo:text-align="justify" style:writing-mode="rl-tb" fo:margin-top="0.0833in" fo:margin-bottom="0in" fo:line-height="100%"/>
    </style:style>
    <style:style style:name="T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76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68" style:parent-style-name="Normal" style:family="paragraph">
      <style:paragraph-properties fo:text-align="justify" style:writing-mode="rl-tb" fo:margin-top="0.0833in" fo:margin-bottom="0in" fo:line-height="100%"/>
    </style:style>
    <style:style style:name="T7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91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20" style:parent-style-name="Normal" style:family="paragraph">
      <style:paragraph-properties fo:text-align="justify" style:writing-mode="rl-tb" fo:margin-top="0.0833in" fo:margin-bottom="0in" fo:line-height="100%"/>
    </style:style>
    <style:style style:name="T9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102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24" style:parent-style-name="Normal" style:family="paragraph">
      <style:paragraph-properties fo:text-align="justify" style:writing-mode="rl-tb" fo:margin-top="0.0833in" fo:margin-bottom="0in" fo:line-height="100%"/>
    </style:style>
    <style:style style:name="T10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98" style:parent-style-name="Normal" style:family="paragraph">
      <style:paragraph-properties fo:text-align="justify" style:writing-mode="rl-tb" fo:margin-top="0.0833in" fo:margin-bottom="0in" fo:line-height="100%"/>
    </style:style>
    <style:style style:name="T10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114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49" style:parent-style-name="Normal" style:family="paragraph">
      <style:paragraph-properties fo:text-align="justify" style:writing-mode="rl-tb" fo:margin-top="0.0833in" fo:margin-bottom="0in" fo:line-height="100%"/>
    </style:style>
    <style:style style:name="T1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126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67" style:parent-style-name="Normal" style:family="paragraph">
      <style:paragraph-properties fo:text-align="justify" style:writing-mode="rl-tb" fo:margin-top="0.0833in" fo:margin-bottom="0in" fo:line-height="100%"/>
    </style:style>
    <style:style style:name="T1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1" style:family="section">
      <style:section-properties fo:margin-left="0in" fo:margin-right="0in" style:writing-mode="lr-tb"/>
    </style:style>
    <style:style style:name="P137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378" style:parent-style-name="Normal" style:family="paragraph">
      <style:paragraph-properties fo:text-align="justify" style:writing-mode="rl-tb" fo:margin-top="0.0833in" fo:margin-bottom="0in" fo:line-height="100%"/>
    </style:style>
    <style:style style:name="T1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2" style:family="section">
      <style:section-properties fo:margin-left="0in" fo:margin-right="0in" style:writing-mode="lr-tb"/>
    </style:style>
    <style:style style:name="P145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456" style:parent-style-name="Normal" style:family="paragraph">
      <style:paragraph-properties fo:text-align="justify" style:writing-mode="rl-tb" fo:margin-top="0.0833in" fo:margin-bottom="0in" fo:line-height="100%"/>
    </style:style>
    <style:style style:name="T1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485" style:parent-style-name="Normal" style:family="paragraph">
      <style:paragraph-properties fo:text-align="justify" style:writing-mode="rl-tb" fo:margin-top="0.0833in" fo:margin-bottom="0in" fo:line-height="100%"/>
    </style:style>
    <style:style style:name="T14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3" style:family="section">
      <style:section-properties fo:margin-left="0in" fo:margin-right="0in" style:writing-mode="lr-tb"/>
    </style:style>
    <style:style style:name="P157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78" style:parent-style-name="Normal" style:family="paragraph">
      <style:paragraph-properties fo:text-align="justify" style:writing-mode="rl-tb" fo:margin-top="0.0833in" fo:margin-bottom="0in" fo:line-height="100%"/>
    </style:style>
    <style:style style:name="T15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4" style:family="section">
      <style:section-properties fo:margin-left="0in" fo:margin-right="0in" style:writing-mode="lr-tb"/>
    </style:style>
    <style:style style:name="P167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680" style:parent-style-name="Normal" style:family="paragraph">
      <style:paragraph-properties fo:text-align="justify" style:writing-mode="rl-tb" fo:margin-top="0.0833in" fo:margin-bottom="0in" fo:line-height="100%"/>
    </style:style>
    <style:style style:name="T16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5" style:family="section">
      <style:section-properties fo:margin-left="0in" fo:margin-right="0in" style:writing-mode="lr-tb"/>
    </style:style>
    <style:style style:name="P177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778" style:parent-style-name="Normal" style:family="paragraph">
      <style:paragraph-properties fo:text-align="justify" style:writing-mode="rl-tb" fo:margin-top="0.0833in" fo:margin-bottom="0in" fo:line-height="100%"/>
    </style:style>
    <style:style style:name="T17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6" style:family="section">
      <style:section-properties fo:margin-left="0in" fo:margin-right="0in" style:writing-mode="lr-tb"/>
    </style:style>
    <style:style style:name="P187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874" style:parent-style-name="Normal" style:family="paragraph">
      <style:paragraph-properties fo:text-align="justify" style:writing-mode="rl-tb" fo:margin-top="0.0833in" fo:margin-bottom="0in" fo:line-height="100%"/>
    </style:style>
    <style:style style:name="T1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7" style:family="section">
      <style:section-properties fo:margin-left="0in" fo:margin-right="0in" style:writing-mode="lr-tb"/>
    </style:style>
    <style:style style:name="P199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997" style:parent-style-name="Normal" style:family="paragraph">
      <style:paragraph-properties fo:text-align="justify" style:writing-mode="rl-tb" fo:margin-top="0.0833in" fo:margin-bottom="0in" fo:line-height="100%"/>
    </style:style>
    <style:style style:name="T19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015" style:parent-style-name="Normal" style:family="paragraph">
      <style:paragraph-properties fo:text-align="justify" style:writing-mode="rl-tb" fo:margin-top="0.0833in" fo:margin-bottom="0in" fo:line-height="100%"/>
    </style:style>
    <style:style style:name="T20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8" style:family="section">
      <style:section-properties fo:margin-left="0in" fo:margin-right="0in" style:writing-mode="lr-tb"/>
    </style:style>
    <style:style style:name="P210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106" style:parent-style-name="Normal" style:family="paragraph">
      <style:paragraph-properties fo:text-align="justify" style:writing-mode="rl-tb" fo:margin-top="0.0833in" fo:margin-bottom="0in" fo:line-height="100%"/>
    </style:style>
    <style:style style:name="T2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124" style:parent-style-name="Normal" style:family="paragraph">
      <style:paragraph-properties fo:text-align="justify" style:writing-mode="rl-tb" fo:margin-top="0.0833in" fo:margin-bottom="0in" fo:line-height="100%"/>
    </style:style>
    <style:style style:name="T21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162" style:parent-style-name="Normal" style:family="paragraph">
      <style:paragraph-properties fo:text-align="justify" style:writing-mode="rl-tb" fo:margin-top="0.0833in" fo:margin-bottom="0in" fo:line-height="100%"/>
    </style:style>
    <style:style style:name="T2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9" style:family="section">
      <style:section-properties fo:margin-left="0in" fo:margin-right="0in" style:writing-mode="lr-tb"/>
    </style:style>
    <style:style style:name="P217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174" style:parent-style-name="Normal" style:family="paragraph">
      <style:paragraph-properties fo:text-align="justify" style:writing-mode="rl-tb" fo:margin-top="0.0833in" fo:margin-bottom="0in" fo:line-height="100%"/>
    </style:style>
    <style:style style:name="T21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187" style:parent-style-name="Normal" style:family="paragraph">
      <style:paragraph-properties fo:text-align="justify" style:writing-mode="rl-tb" fo:margin-top="0.0833in" fo:margin-bottom="0in" fo:line-height="100%"/>
    </style:style>
    <style:style style:name="T2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0" style:family="section">
      <style:section-properties fo:margin-left="0in" fo:margin-right="0in" style:writing-mode="lr-tb"/>
    </style:style>
    <style:style style:name="P225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58" style:parent-style-name="Normal" style:family="paragraph">
      <style:paragraph-properties fo:text-align="justify" style:writing-mode="rl-tb" fo:margin-top="0.0833in" fo:margin-bottom="0in" fo:line-height="100%"/>
    </style:style>
    <style:style style:name="T2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1" style:family="section">
      <style:section-properties fo:margin-left="0in" fo:margin-right="0in" style:writing-mode="lr-tb"/>
    </style:style>
    <style:style style:name="P231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320" style:parent-style-name="Normal" style:family="paragraph">
      <style:paragraph-properties fo:text-align="justify" style:writing-mode="rl-tb" fo:margin-top="0.0833in" fo:margin-bottom="0in" fo:line-height="100%"/>
    </style:style>
    <style:style style:name="T2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2" style:family="section">
      <style:section-properties fo:margin-left="0in" fo:margin-right="0in" style:writing-mode="lr-tb"/>
    </style:style>
    <style:style style:name="P245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459" style:parent-style-name="Normal" style:family="paragraph">
      <style:paragraph-properties fo:text-align="justify" style:writing-mode="rl-tb" fo:margin-top="0.0833in" fo:margin-bottom="0in" fo:line-height="100%"/>
    </style:style>
    <style:style style:name="T2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531" style:parent-style-name="Normal" style:family="paragraph">
      <style:paragraph-properties fo:text-align="justify" style:writing-mode="rl-tb" fo:margin-top="0.0833in" fo:margin-bottom="0in" fo:line-height="100%"/>
    </style:style>
    <style:style style:name="T25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3" style:family="section">
      <style:section-properties fo:margin-left="0in" fo:margin-right="0in" style:writing-mode="lr-tb"/>
    </style:style>
    <style:style style:name="P264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642" style:parent-style-name="Normal" style:family="paragraph">
      <style:paragraph-properties fo:text-align="justify" style:writing-mode="rl-tb" fo:margin-top="0.0833in" fo:margin-bottom="0in" fo:line-height="100%"/>
    </style:style>
    <style:style style:name="T2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657" style:parent-style-name="Normal" style:family="paragraph">
      <style:paragraph-properties fo:text-align="justify" style:writing-mode="rl-tb" fo:margin-top="0.0833in" fo:margin-bottom="0in" fo:line-height="100%"/>
    </style:style>
    <style:style style:name="T2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4" style:family="section">
      <style:section-properties fo:margin-left="0in" fo:margin-right="0in" style:writing-mode="lr-tb"/>
    </style:style>
    <style:style style:name="P269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691" style:parent-style-name="Normal" style:family="paragraph">
      <style:paragraph-properties fo:text-align="justify" style:writing-mode="rl-tb" fo:margin-top="0.0833in" fo:margin-bottom="0in" fo:line-height="100%"/>
    </style:style>
    <style:style style:name="T2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5" style:family="section">
      <style:section-properties fo:margin-left="0in" fo:margin-right="0in" style:writing-mode="lr-tb"/>
    </style:style>
    <style:style style:name="P285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852" style:parent-style-name="Normal" style:family="paragraph">
      <style:paragraph-properties fo:text-align="justify" style:writing-mode="rl-tb" fo:margin-top="0.0833in" fo:margin-bottom="0in" fo:line-height="100%"/>
    </style:style>
    <style:style style:name="T28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6" style:family="section">
      <style:section-properties fo:margin-left="0in" fo:margin-right="0in" style:writing-mode="lr-tb"/>
    </style:style>
    <style:style style:name="P295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959" style:parent-style-name="Normal" style:family="paragraph">
      <style:paragraph-properties fo:text-align="justify" style:writing-mode="rl-tb" fo:margin-top="0.0833in" fo:margin-bottom="0in" fo:line-height="100%"/>
    </style:style>
    <style:style style:name="T29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037" style:parent-style-name="Normal" style:family="paragraph">
      <style:paragraph-properties fo:text-align="justify" style:writing-mode="rl-tb" fo:margin-top="0.0833in" fo:margin-bottom="0in" fo:line-height="100%"/>
    </style:style>
    <style:style style:name="T30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7" style:family="section">
      <style:section-properties fo:margin-left="0in" fo:margin-right="0in" style:writing-mode="lr-tb"/>
    </style:style>
    <style:style style:name="P305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059" style:parent-style-name="Normal" style:family="paragraph">
      <style:paragraph-properties fo:text-align="justify" style:writing-mode="rl-tb" fo:margin-top="0.0833in" fo:margin-bottom="0in" fo:line-height="100%"/>
    </style:style>
    <style:style style:name="T3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105" style:parent-style-name="Normal" style:family="paragraph">
      <style:paragraph-properties fo:text-align="justify" style:writing-mode="rl-tb" fo:margin-top="0.0833in" fo:margin-bottom="0in" fo:line-height="100%"/>
    </style:style>
    <style:style style:name="T3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8" style:family="section">
      <style:section-properties fo:margin-left="0in" fo:margin-right="0in" style:writing-mode="lr-tb"/>
    </style:style>
    <style:style style:name="P313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133" style:parent-style-name="Normal" style:family="paragraph">
      <style:paragraph-properties fo:text-align="justify" style:writing-mode="rl-tb" fo:margin-top="0.0833in" fo:margin-bottom="0in" fo:line-height="100%"/>
    </style:style>
    <style:style style:name="T3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161" style:parent-style-name="Normal" style:family="paragraph">
      <style:paragraph-properties fo:text-align="justify" style:writing-mode="rl-tb" fo:margin-top="0.0833in" fo:margin-bottom="0in" fo:line-height="100%"/>
    </style:style>
    <style:style style:name="T31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265" style:parent-style-name="Normal" style:family="paragraph">
      <style:paragraph-properties fo:text-align="justify" style:writing-mode="rl-tb" fo:margin-top="0.0833in" fo:margin-bottom="0in" fo:line-height="100%"/>
    </style:style>
    <style:style style:name="T32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9" style:family="section">
      <style:section-properties fo:margin-left="0in" fo:margin-right="0in" style:writing-mode="lr-tb"/>
    </style:style>
    <style:style style:name="P328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281" style:parent-style-name="Normal" style:family="paragraph">
      <style:paragraph-properties fo:text-align="justify" style:writing-mode="rl-tb" fo:margin-top="0.0833in" fo:margin-bottom="0in" fo:line-height="100%"/>
    </style:style>
    <style:style style:name="T32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294" style:parent-style-name="Normal" style:family="paragraph">
      <style:paragraph-properties fo:text-align="justify" style:writing-mode="rl-tb" fo:margin-top="0.0833in" fo:margin-bottom="0in" fo:line-height="100%"/>
    </style:style>
    <style:style style:name="T3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331" style:parent-style-name="Normal" style:family="paragraph">
      <style:paragraph-properties fo:text-align="justify" style:writing-mode="rl-tb" fo:margin-top="0.0833in" fo:margin-bottom="0in" fo:line-height="100%"/>
    </style:style>
    <style:style style:name="T3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0" style:family="section">
      <style:section-properties fo:margin-left="0in" fo:margin-right="0in" style:writing-mode="lr-tb"/>
    </style:style>
    <style:style style:name="P338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389" style:parent-style-name="Normal" style:family="paragraph">
      <style:paragraph-properties fo:text-align="justify" style:writing-mode="rl-tb" fo:margin-top="0.0833in" fo:margin-bottom="0in" fo:line-height="100%"/>
    </style:style>
    <style:style style:name="T33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412" style:parent-style-name="Normal" style:family="paragraph">
      <style:paragraph-properties fo:text-align="justify" style:writing-mode="rl-tb" fo:margin-top="0.0833in" fo:margin-bottom="0in" fo:line-height="100%"/>
    </style:style>
    <style:style style:name="T34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1" style:family="section">
      <style:section-properties fo:margin-left="0in" fo:margin-right="0in" style:writing-mode="lr-tb"/>
    </style:style>
    <style:style style:name="P357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579" style:parent-style-name="Normal" style:family="paragraph">
      <style:paragraph-properties fo:text-align="justify" style:writing-mode="rl-tb" fo:margin-top="0.0833in" fo:margin-bottom="0in" fo:line-height="100%"/>
    </style:style>
    <style:style style:name="T3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598" style:parent-style-name="Normal" style:family="paragraph">
      <style:paragraph-properties fo:text-align="justify" style:writing-mode="rl-tb" fo:margin-top="0.0833in" fo:margin-bottom="0in" fo:line-height="100%"/>
    </style:style>
    <style:style style:name="T35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647" style:parent-style-name="Normal" style:family="paragraph">
      <style:paragraph-properties fo:text-align="justify" style:writing-mode="rl-tb" fo:margin-top="0.0833in" fo:margin-bottom="0in" fo:line-height="100%"/>
    </style:style>
    <style:style style:name="T3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2" style:family="section">
      <style:section-properties fo:margin-left="0in" fo:margin-right="0in" style:writing-mode="lr-tb"/>
    </style:style>
    <style:style style:name="P377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772" style:parent-style-name="Normal" style:family="paragraph">
      <style:paragraph-properties fo:text-align="justify" style:writing-mode="rl-tb" fo:margin-top="0.0833in" fo:margin-bottom="0in" fo:line-height="100%"/>
    </style:style>
    <style:style style:name="T37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3" style:family="section">
      <style:section-properties fo:margin-left="0in" fo:margin-right="0in" style:writing-mode="lr-tb"/>
    </style:style>
    <style:style style:name="P389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895" style:parent-style-name="Normal" style:family="paragraph">
      <style:paragraph-properties fo:text-align="justify" style:writing-mode="rl-tb" fo:margin-top="0.0833in" fo:margin-bottom="0in" fo:line-height="100%"/>
    </style:style>
    <style:style style:name="T38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926" style:parent-style-name="Normal" style:family="paragraph">
      <style:paragraph-properties fo:text-align="justify" style:writing-mode="rl-tb" fo:margin-top="0.0833in" fo:margin-bottom="0in" fo:line-height="100%"/>
    </style:style>
    <style:style style:name="T3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4" style:family="section">
      <style:section-properties fo:margin-left="0in" fo:margin-right="0in" style:writing-mode="lr-tb"/>
    </style:style>
    <style:style style:name="P399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995" style:parent-style-name="Normal" style:family="paragraph">
      <style:paragraph-properties fo:text-align="justify" style:writing-mode="rl-tb" fo:margin-top="0.0833in" fo:margin-bottom="0in" fo:line-height="100%"/>
    </style:style>
    <style:style style:name="T39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040" style:parent-style-name="Normal" style:family="paragraph">
      <style:paragraph-properties fo:text-align="justify" style:writing-mode="rl-tb" fo:margin-top="0.0833in" fo:margin-bottom="0in" fo:line-height="100%"/>
    </style:style>
    <style:style style:name="T40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5" style:family="section">
      <style:section-properties fo:margin-left="0in" fo:margin-right="0in" style:writing-mode="lr-tb"/>
    </style:style>
    <style:style style:name="P408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081" style:parent-style-name="Normal" style:family="paragraph">
      <style:paragraph-properties fo:text-align="justify" style:writing-mode="rl-tb" fo:margin-top="0.0833in" fo:margin-bottom="0in" fo:line-height="100%"/>
    </style:style>
    <style:style style:name="T40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159" style:parent-style-name="Normal" style:family="paragraph">
      <style:paragraph-properties fo:text-align="justify" style:writing-mode="rl-tb" fo:margin-top="0.0833in" fo:margin-bottom="0in" fo:line-height="100%"/>
    </style:style>
    <style:style style:name="T4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6" style:family="section">
      <style:section-properties fo:margin-left="0in" fo:margin-right="0in" style:writing-mode="lr-tb"/>
    </style:style>
    <style:style style:name="P422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225" style:parent-style-name="Normal" style:family="paragraph">
      <style:paragraph-properties fo:text-align="justify" style:writing-mode="rl-tb" fo:margin-top="0.0833in" fo:margin-bottom="0in" fo:line-height="100%"/>
    </style:style>
    <style:style style:name="T4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246" style:parent-style-name="Normal" style:family="paragraph">
      <style:paragraph-properties fo:text-align="justify" style:writing-mode="rl-tb" fo:margin-top="0.0833in" fo:margin-bottom="0in" fo:line-height="100%"/>
    </style:style>
    <style:style style:name="T4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299" style:parent-style-name="Normal" style:family="paragraph">
      <style:paragraph-properties fo:text-align="justify" style:writing-mode="rl-tb" fo:margin-top="0.0833in" fo:margin-bottom="0in" fo:line-height="100%"/>
    </style:style>
    <style:style style:name="T4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7" style:family="section">
      <style:section-properties fo:margin-left="0in" fo:margin-right="0in" style:writing-mode="lr-tb"/>
    </style:style>
    <style:style style:name="P432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325" style:parent-style-name="Normal" style:family="paragraph">
      <style:paragraph-properties fo:text-align="justify" style:writing-mode="rl-tb" fo:margin-top="0.0833in" fo:margin-bottom="0in" fo:line-height="100%"/>
    </style:style>
    <style:style style:name="T4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415" style:parent-style-name="Normal" style:family="paragraph">
      <style:paragraph-properties fo:text-align="justify" style:writing-mode="rl-tb" fo:margin-top="0.0833in" fo:margin-bottom="0in" fo:line-height="100%"/>
    </style:style>
    <style:style style:name="T4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434" style:parent-style-name="Normal" style:family="paragraph">
      <style:paragraph-properties fo:text-align="justify" style:writing-mode="rl-tb" fo:margin-top="0.0833in" fo:margin-bottom="0in" fo:line-height="100%"/>
    </style:style>
    <style:style style:name="T44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446" style:parent-style-name="Normal" style:family="paragraph">
      <style:paragraph-properties fo:text-align="justify" style:writing-mode="rl-tb" fo:margin-top="0.0833in" fo:margin-bottom="0in" fo:line-height="100%"/>
    </style:style>
    <style:style style:name="T44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456" style:parent-style-name="Normal" style:family="paragraph">
      <style:paragraph-properties fo:text-align="justify" style:writing-mode="rl-tb" fo:margin-top="0.0833in" fo:margin-bottom="0in" fo:line-height="100%"/>
    </style:style>
    <style:style style:name="T4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8" style:family="section">
      <style:section-properties fo:margin-left="0in" fo:margin-right="0in" style:writing-mode="lr-tb"/>
    </style:style>
    <style:style style:name="P446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464" style:parent-style-name="Normal" style:family="paragraph">
      <style:paragraph-properties fo:text-align="justify" style:writing-mode="rl-tb" fo:margin-top="0.0833in" fo:margin-bottom="0in" fo:line-height="100%"/>
    </style:style>
    <style:style style:name="T44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9" style:family="section">
      <style:section-properties fo:margin-left="0in" fo:margin-right="0in" style:writing-mode="lr-tb"/>
    </style:style>
    <style:style style:name="P454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543" style:parent-style-name="Normal" style:family="paragraph">
      <style:paragraph-properties fo:text-align="justify" style:writing-mode="rl-tb" fo:margin-top="0.0833in" fo:margin-bottom="0in" fo:line-height="100%"/>
    </style:style>
    <style:style style:name="T45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594" style:parent-style-name="Normal" style:family="paragraph">
      <style:paragraph-properties fo:text-align="justify" style:writing-mode="rl-tb" fo:margin-top="0.0833in" fo:margin-bottom="0in" fo:line-height="100%"/>
    </style:style>
    <style:style style:name="T4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40" style:family="section">
      <style:section-properties fo:margin-left="0in" fo:margin-right="0in" style:writing-mode="lr-tb"/>
    </style:style>
    <style:style style:name="P461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614" style:parent-style-name="Normal" style:family="paragraph">
      <style:paragraph-properties fo:text-align="justify" style:writing-mode="rl-tb" fo:margin-top="0.0833in" fo:margin-bottom="0in" fo:line-height="100%"/>
    </style:style>
    <style:style style:name="T4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41" style:family="section">
      <style:section-properties fo:margin-left="0in" fo:margin-right="0in" style:writing-mode="lr-tb"/>
    </style:style>
    <style:style style:name="P469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695" style:parent-style-name="Normal" style:family="paragraph">
      <style:paragraph-properties fo:text-align="justify" style:writing-mode="rl-tb" fo:margin-top="0.0833in" fo:margin-bottom="0in" fo:line-height="100%"/>
    </style:style>
    <style:style style:name="T46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42" style:family="section">
      <style:section-properties fo:margin-left="0in" fo:margin-right="0in" style:writing-mode="lr-tb"/>
    </style:style>
    <style:style style:name="P478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790" style:parent-style-name="Normal" style:family="paragraph">
      <style:paragraph-properties fo:text-align="justify" style:writing-mode="rl-tb" fo:margin-top="0.0833in" fo:margin-bottom="0in" fo:line-height="100%"/>
    </style:style>
    <style:style style:name="T47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43" style:family="section">
      <style:section-properties fo:margin-left="0in" fo:margin-right="0in" style:writing-mode="lr-tb"/>
    </style:style>
    <style:style style:name="P484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848" style:parent-style-name="Normal" style:family="paragraph">
      <style:paragraph-properties fo:text-align="justify" style:writing-mode="rl-tb" fo:margin-top="0.0833in" fo:margin-bottom="0in" fo:line-height="100%"/>
    </style:style>
    <style:style style:name="T4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936" style:parent-style-name="Normal" style:family="paragraph">
      <style:paragraph-properties fo:text-align="justify" style:writing-mode="rl-tb" fo:margin-top="0.0833in" fo:margin-bottom="0in" fo:line-height="100%"/>
    </style:style>
    <style:style style:name="T49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967" style:parent-style-name="Normal" style:family="paragraph">
      <style:paragraph-properties fo:text-align="justify" style:writing-mode="rl-tb" fo:margin-top="0.0833in" fo:margin-bottom="0in" fo:line-height="100%"/>
    </style:style>
    <style:style style:name="T49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44" style:family="section">
      <style:section-properties fo:margin-left="0in" fo:margin-right="0in" style:writing-mode="lr-tb"/>
    </style:style>
    <style:style style:name="P499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994" style:parent-style-name="Normal" style:family="paragraph">
      <style:paragraph-properties fo:text-align="justify" style:writing-mode="rl-tb" fo:margin-top="0.0833in" fo:margin-bottom="0in" fo:line-height="100%"/>
    </style:style>
    <style:style style:name="T49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45" style:family="section">
      <style:section-properties fo:margin-left="0in" fo:margin-right="0in" style:writing-mode="lr-tb"/>
    </style:style>
    <style:style style:name="P501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019" style:parent-style-name="Normal" style:family="paragraph">
      <style:paragraph-properties fo:text-align="justify" style:writing-mode="rl-tb" fo:margin-top="0.0833in" fo:margin-bottom="0in" fo:line-height="100%"/>
    </style:style>
    <style:style style:name="T50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5068" style:parent-style-name="Normal" style:family="paragraph">
      <style:paragraph-properties fo:text-align="justify" style:writing-mode="rl-tb" fo:margin-top="0.0833in" fo:margin-bottom="0in" fo:line-height="100%"/>
    </style:style>
    <style:style style:name="T50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46" style:family="section">
      <style:section-properties fo:margin-left="0in" fo:margin-right="0in" style:writing-mode="lr-tb"/>
    </style:style>
    <style:style style:name="P514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142" style:parent-style-name="Normal" style:family="paragraph">
      <style:paragraph-properties fo:text-align="justify" style:writing-mode="rl-tb" fo:margin-top="0.0833in" fo:margin-bottom="0in" fo:line-height="100%"/>
    </style:style>
    <style:style style:name="T5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47" style:family="section">
      <style:section-properties fo:margin-left="0in" fo:margin-right="0in" style:writing-mode="lr-tb"/>
    </style:style>
    <style:style style:name="P517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177" style:parent-style-name="Normal" style:family="paragraph">
      <style:paragraph-properties fo:text-align="justify" style:writing-mode="rl-tb" fo:margin-top="0.0833in" fo:margin-bottom="0in" fo:line-height="100%"/>
    </style:style>
    <style:style style:name="T51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2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2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2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48" style:family="section">
      <style:section-properties fo:margin-left="0in" fo:margin-right="0in" style:writing-mode="lr-tb"/>
    </style:style>
    <style:style style:name="P537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372" style:parent-style-name="Normal" style:family="paragraph">
      <style:paragraph-properties fo:text-align="justify" style:writing-mode="rl-tb" fo:margin-top="0.0833in" fo:margin-bottom="0in" fo:line-height="100%"/>
    </style:style>
    <style:style style:name="T5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49" style:family="section">
      <style:section-properties fo:margin-left="0in" fo:margin-right="0in" style:writing-mode="lr-tb"/>
    </style:style>
    <style:style style:name="P554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544" style:parent-style-name="Normal" style:family="paragraph">
      <style:paragraph-properties fo:text-align="justify" style:writing-mode="rl-tb" fo:margin-top="0.0833in" fo:margin-bottom="0in" fo:line-height="100%"/>
    </style:style>
    <style:style style:name="T5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50" style:family="section">
      <style:section-properties fo:margin-left="0in" fo:margin-right="0in" style:writing-mode="lr-tb"/>
    </style:style>
    <style:style style:name="P574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749" style:parent-style-name="Normal" style:family="paragraph">
      <style:paragraph-properties fo:text-align="justify" style:writing-mode="rl-tb" fo:margin-top="0.0833in" fo:margin-bottom="0in" fo:line-height="100%"/>
    </style:style>
    <style:style style:name="T5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0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0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0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0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51" style:family="section">
      <style:section-properties fo:margin-left="0in" fo:margin-right="0in" style:writing-mode="lr-tb"/>
    </style:style>
    <style:style style:name="P602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027" style:parent-style-name="Normal" style:family="paragraph">
      <style:paragraph-properties fo:text-align="justify" style:writing-mode="rl-tb" fo:margin-top="0.0833in" fo:margin-bottom="0in" fo:line-height="100%"/>
    </style:style>
    <style:style style:name="T60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1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1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1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6152" style:parent-style-name="Normal" style:family="paragraph">
      <style:paragraph-properties fo:text-align="justify" style:writing-mode="rl-tb" fo:margin-top="0.0833in" fo:margin-bottom="0in" fo:line-height="100%"/>
    </style:style>
    <style:style style:name="T6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68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Jeremiah 1</text:span><text:span text:style-name="T3">‬</text:span>‬‬‬</text:p>
      <text:p text:style-name="P4"><text:span text:style-name="T5">1</text:span><text:span text:style-name="T6"> דִּבְרֵ֥י יִרְמְיָ֖הוּ בֶּן־חִלְקִיָּ֑הוּ מִן־הַכֹּֽהֲנִים֙ אֲשֶׁ֣ר בַּעֲנָת֔וֹת בְּאֶ֖רֶץ בִּנְיָמִֽן׃<text:s/></text:span><text:span text:style-name="T7">2</text:span><text:span text:style-name="T8"> אֲשֶׁ֨ר הָיָ֤ה דְבַר־יְהוָה֙ אֵלָ֔יו בִּימֵ֛י יֹאשִׁיָּ֥הוּ בֶן־אָמ֖וֹן מֶ֣לֶךְ יְהוּדָ֑ה בִּשְׁלֹשׁ־עֶשְׂרֵ֥ה שָׁנָ֖ה לְמָלְכֽוֹ׃<text:s/></text:span><text:span text:style-name="T9">‬</text:span><text:span text:style-name="T10">‬</text:span>‬‬<text:span text:style-name="T11">3</text:span><text:span text:style-name="T12"> וַיְהִ֗י בִּימֵ֨י יְהוֹיָקִ֤ים בֶּן־יֹאשִׁיָּ֙הוּ֙ מֶ֣לֶךְ יְהוּדָ֔ה עַד־תֹּם֙ עַשְׁתֵּ֣י עֶשְׂרֵ֣ה שָׁנָ֔ה לְצִדְקִיָּ֥הוּ בֶן־יֹאשִׁיָּ֖הוּ מֶ֣לֶךְ יְהוּדָ֑ה עַד־גְּל֥וֹת יְרוּשָׁלַ֖͏ִם בַּחֹ֥דֶשׁ הַחֲמִישִֽׁי׃</text:span><text:span text:style-name="T13"><text:s/>ס<text:s/></text:span><text:span text:style-name="T14">‬</text:span><text:span text:style-name="T15">‬</text:span><text:span text:style-name="T16">‬</text:span>‬<text:span text:style-name="T17">4</text:span><text:span text:style-name="T18"> וַיְהִ֥י דְבַר־יְהוָ֖ה אֵלַ֥י לֵאמֹֽר׃<text:s/></text:span><text:span text:style-name="T19">‬</text:span><text:span text:style-name="T20">‬</text:span>‬‬<text:span text:style-name="T21">5</text:span><text:span text:style-name="T22"> בְּטֶ֨רֶם *אצורך **אֶצָּרְךָ֤ בַבֶּ֙טֶן֙ יְדַעְתִּ֔יךָ וּבְטֶ֛רֶם תֵּצֵ֥א מֵרֶ֖חֶם הִקְדַּשְׁתִּ֑יךָ נָבִ֥יא לַגּוֹיִ֖ם נְתַתִּֽיךָ׃<text:s/></text:span><text:span text:style-name="T23">‬</text:span><text:span text:style-name="T24">‬</text:span>‬‬<text:span text:style-name="T25">6</text:span><text:span text:style-name="T26"> וָאֹמַ֗ר אֲהָהּ֙ אֲדֹנָ֣י יְהֹוִ֔ה הִנֵּ֥ה לֹא־יָדַ֖עְתִּי דַּבֵּ֑ר כִּי־נַ֖עַר אָנֹֽכִי׃<text:s/></text:span><text:span text:style-name="T27">פ<text:s/></text:span><text:span text:style-name="T28">‬</text:span><text:span text:style-name="T29">‬</text:span><text:span text:style-name="T30">‬</text:span>‬‬‬‬‬‬</text:p>
      <text:p text:style-name="P31"><text:span text:style-name="T32">7</text:span><text:span text:style-name="T33"> וַיֹּ֤אמֶר יְהוָה֙ אֵלַ֔י אַל־תֹּאמַ֖ר נַ֣עַר אָנֹ֑כִי כִּ֠י עַֽל־כָּל־אֲשֶׁ֤ר אֽ͏ֶשְׁלָחֲךָ֙ תֵּלֵ֔ךְ וְאֵ֛ת כָּל־אֲשֶׁ֥ר אֲצַוְּךָ֖ תְּדַבֵּֽר׃<text:s/></text:span><text:span text:style-name="T34">‬</text:span><text:span text:style-name="T35">‬</text:span>‬‬<text:span text:style-name="T36">8</text:span><text:span text:style-name="T37"> אַל־תִּירָ֖א מִפְּנֵיהֶ֑ם כִּֽי־אִתְּךָ֥ אֲנִ֛י לְהַצִּלֶ֖ךָ נְאֻם־יְהוָֽה׃<text:s/></text:span><text:span text:style-name="T38">‬</text:span><text:span text:style-name="T39">‬</text:span>‬‬<text:span text:style-name="T40">9</text:span><text:span text:style-name="T41"> וַיִּשְׁלַ֤ח יְהוָה֙ אֶת־יָד֔וֹ וַיַּגַּ֖ע עַל־פִּ֑י וַיֹּ֤אמֶר יְהוָה֙ אֵלַ֔י הִנֵּ֛ה נָתַ֥תִּי דְבָרַ֖י בְּפִֽיךָ׃<text:s/></text:span><text:span text:style-name="T42">‬</text:span><text:span text:style-name="T43">‬</text:span>‬‬<text:span text:style-name="T44">10</text:span><text:span text:style-name="T45"> רְאֵ֞ה הִפְקַדְתִּ֣יךָ ׀ הַיּ֣וֹם הַזֶּ֗ה עַל־הַגּוֹיִם֙ וְעַל־הַמַּמְלָכ֔וֹת לִנְת֥וֹשׁ וְלִנְת֖וֹץ וּלְהַאֲבִ֣יד וְלַהֲר֑וֹס לִבְנ֖וֹת וְלִנְטֽוֹעַ׃<text:s/></text:span><text:span text:style-name="T46">פ<text:s/></text:span><text:span text:style-name="T47">‬</text:span><text:span text:style-name="T48">‬</text:span><text:span text:style-name="T49">‬</text:span>‬‬‬‬‬</text:p>
      <text:p text:style-name="P50"><text:span text:style-name="T51">11</text:span><text:span text:style-name="T52"> וַיְהִ֤י דְבַר־יְהוָה֙ אֵלַ֣י לֵאמֹ֔ר מָה־אַתָּ֥ה רֹאֶ֖ה יִרְמְיָ֑הוּ וָאֹמַ֕ר מַקֵּ֥ל שָׁקֵ֖ד אֲנִ֥י רֹאֶֽה׃<text:s/></text:span><text:span text:style-name="T53">‬</text:span><text:span text:style-name="T54">‬</text:span>‬‬<text:span text:style-name="T55">12</text:span><text:span text:style-name="T56"> וַיֹּ֧אמֶר יְהוָ֛ה אֵלַ֖י הֵיטַ֣בְתָּ לִרְא֑וֹת כִּֽי־שֹׁקֵ֥ד אֲנִ֛י עַל־דְּבָרִ֖י לַעֲשֹׂתֽוֹ׃<text:s/></text:span><text:span text:style-name="T57">פ<text:s/></text:span><text:span text:style-name="T58">‬</text:span><text:span text:style-name="T59">‬</text:span><text:span text:style-name="T60">‬</text:span>‬‬‬</text:p>
      <text:p text:style-name="P61"><text:span text:style-name="T62">13</text:span><text:span text:style-name="T63"> וַיְהִ֨י דְבַר־יְהוָ֤ה ׀ אֵלַי֙ שֵׁנִ֣ית לֵאמֹ֔ר מָ֥ה אַתָּ֖ה רֹאֶ֑ה וָאֹמַ֗ר סִ֤יר נָפ֙וּחַ֙ אֲנִ֣י רֹאֶ֔ה וּפָנָ֖יו מִפְּנֵ֥י צָפֽוֹנָה׃<text:s/></text:span><text:span text:style-name="T64">‬</text:span><text:span text:style-name="T65">‬</text:span>‬‬<text:span text:style-name="T66">14</text:span><text:span text:style-name="T67"> וַיֹּ֥אמֶר יְהוָ֖ה אֵלָ֑י מִצָּפוֹן֙ תִּפָּתַ֣ח הָרָעָ֔ה עַ֥ל כָּל־יֹשְׁבֵ֖י הָאָֽרֶץ׃<text:s/></text:span><text:span text:style-name="T68">‬</text:span><text:span text:style-name="T69">‬</text:span>‬‬<text:span text:style-name="T70">15</text:span><text:span text:style-name="T71"> כִּ֣י ׀ הִנְנִ֣י קֹרֵ֗א לְכָֽל־מִשְׁפְּח֛וֹת מַמְלְכ֥וֹת צָפ֖וֹנָה נְאֻם־יְהוָ֑ה וּבָ֡אוּ וְֽנָתְנוּ֩ אִ֨ישׁ כִּסְא֜וֹ פֶּ֣תַח ׀ שַׁעֲרֵ֣י יְרוּשָׁלִַ֗ם וְעַ֤ל כָּל־חוֹמֹתֶ֙יהָ֙ סָבִ֔יב וְעַ֖ל כָּל־עָרֵ֥י יְהוּדָֽה׃<text:s/></text:span><text:span text:style-name="T72">‬</text:span><text:span text:style-name="T73">‬</text:span>‬‬<text:span text:style-name="T74">16</text:span><text:span text:style-name="T75"> וְדִבַּרְתִּ֤י מִשְׁפָּטַי֙ אוֹתָ֔ם עַ֖ל כָּל־רָעָתָ֑ם אֲשֶׁ֣ר עֲזָב֗וּנִי וַֽיְקַטְּרוּ֙ לֵאלֹהִ֣ים אֲחֵרִ֔ים וַיִּֽשְׁתַּחֲו֖וּ לְמַעֲשֵׂ֥י יְדֵיהֶֽם׃<text:s/></text:span><text:span text:style-name="T76">‬</text:span><text:span text:style-name="T77">‬</text:span>‬‬<text:span text:style-name="T78">17</text:span><text:span text:style-name="T79"> וְאַתָּה֙ תֶּאְזֹ֣ר מָתְנֶ֔יךָ וְקַמְתָּ֙ וְדִבַּרְתָּ֣ אֲלֵיהֶ֔ם אֵ֛ת כָּל־אֲשֶׁ֥ר אָנֹכִ֖י אֲצַוֶּ֑ךָּ אַל־תֵּחַת֙ מִפְּנֵיהֶ֔ם פֶּֽן־אֲחִתְּךָ֖ לִפְנֵיהֶֽם׃<text:s/></text:span><text:span text:style-name="T80">‬</text:span><text:span text:style-name="T81">‬</text:span>‬‬<text:span text:style-name="T82">18</text:span><text:span text:style-name="T83"> וַאֲנִ֞י הִנֵּ֧ה נְתַתִּ֣יךָ הַיּ֗וֹם לְעִ֨יר מִבְצָ֜ר וּלְעַמּ֥וּד בַּרְזֶ֛ל וּלְחֹמ֥וֹת נְחֹ֖שֶׁת עַל־כָּל־הָאָ֑רֶץ לְמַלְכֵ֤י יְהוּדָה֙ לְשָׂרֶ֔יהָ לְכֹהֲנֶ֖יהָ וּלְעַ֥ם הָאָֽרֶץ׃<text:s/></text:span><text:span text:style-name="T84">‬</text:span><text:span text:style-name="T85">‬</text:span>‬‬<text:span text:style-name="T86">19</text:span><text:span text:style-name="T87"> וְנִלְחֲמ֥וּ אֵלֶ֖יךָ וְלֹא־י֣וּכְלוּ לָ֑ךְ כִּֽי־אִתְּךָ֥ אֲנִ֛י נְאֻם־יְהוָ֖ה לְהַצִּילֶֽךָ׃<text:s/></text:span><text:span text:style-name="T88">פ<text:s/></text:span><text:span text:style-name="T89">‬</text:span><text:span text:style-name="T90">‬</text:span><text:span text:style-name="T91">‬</text:span>‬‬‬‬‬‬‬‬</text:p>
      <text:section text:name="Sect1" text:style-name="S1">
        <text:soft-page-break/>
        <text:p text:style-name="P92">Jeremiah 2‬‬</text:p>
        <text:p text:style-name="P93"><text:span text:style-name="T94">1</text:span><text:span text:style-name="T95"> וַיְהִ֥י דְבַר־יְהוָ֖ה אֵלַ֥י לֵאמֹֽר׃<text:s/></text:span><text:span text:style-name="T96">2</text:span><text:span text:style-name="T97"> הָלֹ֡ךְ וְקָֽרָאתָ֩ בְאָזְנֵ֨י יְרוּשָׁלִַ֜ם לֵאמֹ֗ר כֹּ֚ה אָמַ֣ר יְהוָ֔ה זָכַ֤רְתִּי לָךְ֙ חֶ֣סֶד נְעוּרַ֔יִךְ אַהֲבַ֖ת כְּלוּלֹתָ֑יִךְ לֶכְתֵּ֤ךְ אַחֲרַי֙ בַּמִּדְבָּ֔ר בְּאֶ֖רֶץ לֹ֥א זְרוּעָֽה׃<text:s/></text:span><text:span text:style-name="T98">‬</text:span><text:span text:style-name="T99">‬</text:span>‬‬<text:span text:style-name="T100">3</text:span><text:span text:style-name="T101"> קֹ֤דֶשׁ יִשְׂרָאֵל֙ לַיהוָ֔ה רֵאשִׁ֖ית תְּבוּאָתֹ֑ה כָּל־אֹכְלָ֣יו יֶאְשָׁ֔מוּ רָעָ֛ה תָּבֹ֥א אֲלֵיהֶ֖ם נְאֻם־יְהוָֽה׃<text:s/></text:span><text:span text:style-name="T102">פ<text:s/></text:span><text:span text:style-name="T103">‬</text:span><text:span text:style-name="T104">‬</text:span><text:span text:style-name="T105">‬</text:span>‬‬‬</text:p>
        <text:p text:style-name="P106"><text:span text:style-name="T107">4</text:span><text:span text:style-name="T108"> שִׁמְע֥וּ דְבַר־יְהוָ֖ה בֵּ֣ית יַעֲקֹ֑ב וְכָֽל־מִשְׁפְּח֖וֹת בֵּ֥ית יִשְׂרָאֵֽל׃<text:s/></text:span><text:span text:style-name="T109">‬</text:span><text:span text:style-name="T110">‬</text:span>‬‬<text:span text:style-name="T111">5</text:span><text:span text:style-name="T112"> כֹּ֣ה ׀ אָמַ֣ר יְהוָ֗ה מַה־מָּצְא֨וּ אֲבוֹתֵיכֶ֥ם בִּי֙ עָ֔וֶל כִּ֥י רָחֲק֖וּ מֵעָלָ֑י וַיֵּֽלְכ֛וּ אַחֲרֵ֥י הַהֶ֖בֶל וַיֶּהְבָּֽלוּ׃<text:s/></text:span><text:span text:style-name="T113">‬</text:span><text:span text:style-name="T114">‬</text:span>‬‬<text:span text:style-name="T115">6</text:span><text:span text:style-name="T116"> וְלֹ֣א אָמְר֔וּ אַיֵּ֣ה יְהוָ֔ה הַמַּעֲלֶ֥ה אֹתָ֖נוּ מֵאֶ֣רֶץ מִצְרָ֑יִם הַמּוֹלִ֨יךְ אֹתָ֜נוּ בַּמִּדְבָּ֗ר בְּאֶ֨רֶץ עֲרָבָ֤ה וְשׁוּחָה֙ בְּאֶ֙רֶץ֙ צִיָּ֣ה וְצַלְמָ֔וֶת בְּאֶ֗רֶץ לֹֽא־עָ֤בַר בָּהּ֙ אִ֔ישׁ וְלֹֽא־יָשַׁ֥ב אָדָ֖ם שָֽׁם׃<text:s/></text:span><text:span text:style-name="T117">‬</text:span><text:span text:style-name="T118">‬</text:span>‬‬<text:span text:style-name="T119">7</text:span><text:span text:style-name="T120"> וָאָבִ֤יא אֶתְכֶם֙ אֶל־אֶ֣רֶץ הַכַּרְמֶ֔ל לֶאֱכֹ֥ל פִּרְיָ֖הּ וְטוּבָ֑הּ וַתָּבֹ֙אוּ֙ וַתְּטַמְּא֣וּ אֶת־אַרְצִ֔י וְנַחֲלָתִ֥י שַׂמְתֶּ֖ם לְתוֹעֵבָֽה׃<text:s/></text:span><text:span text:style-name="T121">‬</text:span><text:span text:style-name="T122">‬</text:span>‬‬<text:span text:style-name="T123">8</text:span><text:span text:style-name="T124"> הַכֹּהֲנִ֗ים לֹ֤א אָֽמְרוּ֙ אַיֵּ֣ה יְהוָ֔ה וְתֹפְשֵׂ֤י הַתּוֹרָה֙ לֹ֣א יְדָע֔וּנִי וְהָרֹעִ֖ים פָּ֣שְׁעוּ בִ֑י וְהַנְּבִיאִים֙ נִבְּא֣וּ בַבַּ֔עַל וְאַחֲרֵ֥י לֹֽא־יוֹעִ֖לוּ הָלָֽכוּ׃<text:s/></text:span><text:span text:style-name="T125">‬</text:span><text:span text:style-name="T126">‬</text:span>‬‬<text:span text:style-name="T127">9</text:span><text:span text:style-name="T128"> לָכֵ֗ן עֹ֛ד אָרִ֥יב אִתְּכֶ֖ם נְאֻם־יְהוָ֑ה וְאֶת־בְּנֵ֥י בְנֵיכֶ֖ם אָרִֽיב׃<text:s/></text:span><text:span text:style-name="T129">‬</text:span><text:span text:style-name="T130">‬</text:span>‬‬<text:span text:style-name="T131">10</text:span><text:span text:style-name="T132"> כִּ֣י עִבְר֞וּ אִיֵּ֤י כִתִּיִּים֙ וּרְא֔וּ וְקֵדָ֛ר שִׁלְח֥וּ וְהִֽתְבּוֹנְנ֖וּ מְאֹ֑ד וּרְא֕וּ הֵ֥ן הָיְתָ֖ה כָּזֹֽאת׃<text:s/></text:span><text:span text:style-name="T133">‬</text:span><text:span text:style-name="T134">‬</text:span>‬‬<text:span text:style-name="T135">11</text:span><text:span text:style-name="T136"> הַהֵימִ֥יר גּוֹי֙ אֱלֹהִ֔ים וְהֵ֖מָּה לֹ֣א אֱלֹהִ֑ים וְעַמִּ֛י הֵמִ֥יר כְּבוֹד֖וֹ בְּל֥וֹא יוֹעִֽיל׃<text:s/></text:span><text:span text:style-name="T137">‬</text:span><text:span text:style-name="T138">‬</text:span>‬‬<text:span text:style-name="T139">12</text:span><text:span text:style-name="T140"> שֹׁ֥מּוּ שָׁמַ֖יִם עַל־זֹ֑את וְשַׂעֲר֛וּ חָרְב֥וּ מְאֹ֖ד נְאֻם־יְהוָֽה׃<text:s/></text:span><text:span text:style-name="T141">‬</text:span><text:span text:style-name="T142">‬</text:span>‬‬<text:span text:style-name="T143">13</text:span><text:span text:style-name="T144"> כִּֽי־שְׁתַּ֥יִם רָע֖וֹת עָשָׂ֣ה עַמִּ֑י אֹתִ֨י עָזְב֜וּ מְק֣וֹר ׀ מַ֣יִם חַיִּ֗ים לַחְצֹ֤ב לָהֶם֙ בֹּאר֔וֹת בֹּארֹת֙ נִשְׁבָּרִ֔ים אֲשֶׁ֥ר לֹא־יָכִ֖לוּ הַמָּֽיִם׃<text:s/></text:span><text:span text:style-name="T145">‬</text:span><text:span text:style-name="T146">‬</text:span>‬‬<text:span text:style-name="T147">14</text:span><text:span text:style-name="T148"> הַעֶ֙בֶד֙ יִשְׂרָאֵ֔ל אִם־יְלִ֥יד בַּ֖יִת ה֑וּא מַדּ֖וּעַ הָיָ֥ה לָבַֽז׃<text:s/></text:span><text:span text:style-name="T149">‬</text:span><text:span text:style-name="T150">‬</text:span>‬‬<text:span text:style-name="T151">15</text:span><text:span text:style-name="T152"> עָלָיו֙ יִשְׁאֲג֣וּ כְפִרִ֔ים נָתְנ֖וּ קוֹלָ֑ם וַיָּשִׁ֤יתוּ אַרְצוֹ֙ לְשַׁמָּ֔ה עָרָ֥יו *נצתה **נִצְּת֖וּ מִבְּלִ֥י יֹשֵֽׁב׃<text:s/></text:span><text:span text:style-name="T153">‬</text:span><text:span text:style-name="T154">‬</text:span>‬‬<text:span text:style-name="T155">16</text:span><text:span text:style-name="T156"> גַּם־בְּנֵי־נֹ֖ף *ותחפנס **וְתַחְפַּנְחֵ֑ס יִרְע֖וּךְ קָדְקֹֽד׃<text:s/></text:span><text:span text:style-name="T157">‬</text:span><text:span text:style-name="T158">‬</text:span>‬‬<text:span text:style-name="T159">17</text:span><text:span text:style-name="T160"> הֲלוֹא־זֹ֖את תַּעֲשֶׂה־לָּ֑ךְ עָזְבֵךְ֙ אֶת־יְהוָ֣ה אֱלֹהַ֔יִךְ בְּעֵ֖ת מוֹלִיכֵ֥ךְ בַּדָּֽרֶךְ׃<text:s/></text:span><text:span text:style-name="T161">‬</text:span><text:span text:style-name="T162">‬</text:span>‬‬<text:span text:style-name="T163">18</text:span><text:span text:style-name="T164"> וְעַתָּ֗ה מַה־לָּךְ֙ לְדֶ֣רֶךְ מִצְרַ֔יִם לִשְׁתּ֖וֹת מֵ֣י שִׁח֑וֹר וּמַה־לָּךְ֙ לְדֶ֣רֶךְ אַשּׁ֔וּר לִשְׁתּ֖וֹת מֵ֥י נָהָֽר׃<text:s/></text:span><text:span text:style-name="T165">‬</text:span><text:span text:style-name="T166">‬</text:span>‬‬<text:span text:style-name="T167">19</text:span><text:span text:style-name="T168"> תְּיַסְּרֵ֣ךְ רָעָתֵ֗ךְ וּמְשֻֽׁבוֹתַ֙יִךְ֙ תּוֹכִחֻ֔ךְ וּדְעִ֤י וּרְאִי֙ כִּי־רַ֣ע וָמָ֔ר עָזְבֵ֖ךְ אֶת־יְהוָ֣ה אֱלֹהָ֑יִךְ וְלֹ֤א פַחְדָּתִי֙ אֵלַ֔יִךְ נְאֻם־אֲדֹנָ֥י יְהוִ֖ה צְבָאֽוֹת׃<text:s/></text:span><text:span text:style-name="T169">‬</text:span><text:span text:style-name="T170">‬</text:span>‬‬<text:span text:style-name="T171">20</text:span><text:span text:style-name="T172"> כִּ֣י מֵעוֹלָ֞ם שָׁבַ֣רְתִּי עֻלֵּ֗ךְ נִתַּ֙קְתִּי֙ מוֹסְרֹתַ֔יִךְ וַתֹּאמְרִ֖י לֹ֣א *אעבד **אֶעֱב֑וֹר כִּ֣י עַֽל־כָּל־גִּבְעָ֞ה גְּבֹהָ֗ה וְתַ֙חַת֙ כָּל־עֵ֣ץ רַעֲנָ֔ן אַ֖תְּ צֹעָ֥ה זֹנָֽה׃<text:s/></text:span><text:span text:style-name="T173">‬</text:span><text:span text:style-name="T174">‬</text:span>‬‬<text:span text:style-name="T175">21</text:span><text:span text:style-name="T176"> וְאָֽנֹכִי֙ נְטַעְתִּ֣יךְ שֹׂרֵ֔ק כֻּלֹּ֖ה זֶ֣רַע אֱמֶ֑ת וְאֵיךְ֙ נֶהְפַּ֣כְתְּ לִ֔י סוּרֵ֖י הַגֶּ֥פֶן נָכְרִיָּֽה׃<text:s/></text:span><text:span text:style-name="T177">‬</text:span><text:span text:style-name="T178">‬</text:span>‬‬<text:span text:style-name="T179">22</text:span><text:span text:style-name="T180"> כִּ֤י אִם־תְּכַבְּסִי֙ בַּנֶּ֔תֶר וְתַרְבִּי־לָ֖ךְ בֹּרִ֑ית נִכְתָּ֤ם עֲוֺנֵךְ֙ לְפָנַ֔י נְאֻ֖ם אֲדֹנָ֥י יְהוִֽה׃<text:s/></text:span><text:span text:style-name="T181">‬</text:span><text:span text:style-name="T182">‬</text:span>‬‬<text:span text:style-name="T183">23</text:span><text:span text:style-name="T184"> אֵ֣יךְ תֹּאמְרִ֞י לֹ֣א נִטְמֵ֗אתִי אַחֲרֵ֤י הַבְּעָלִים֙ לֹ֣א הָלַ֔כְתִּי רְאִ֤י דַרְכֵּךְ֙ בַּגַּ֔יְא דְּעִ֖י מֶ֣ה עָשִׂ֑ית בִּכְרָ֥ה קַלָּ֖ה מְשָׂרֶ֥כֶת דְּרָכֶֽיהָ׃<text:s/></text:span><text:span text:style-name="T185">‬</text:span><text:span text:style-name="T186">‬</text:span>‬‬<text:span text:style-name="T187">24</text:span><text:span text:style-name="T188"> פֶּ֣רֶה ׀ לִמֻּ֣ד מִדְבָּ֗ר בְּאַוַּ֤ת *נפשו **נַפְשָׁהּ֙ שָׁאֲפָ֣ה ר֔וּחַ תַּאֲנָתָ֖הּ מִ֣י יְשִׁיבֶ֑נָּה כָּל־מְבַקְשֶׁ֙יהָ֙ לֹ֣א יִיעָ֔פוּ<text:s/></text:span><text:soft-page-break/><text:span text:style-name="T189">בְּחָדְשָׁ֖הּ יִמְצָאֽוּנְהָ׃<text:s/></text:span><text:span text:style-name="T190">‬</text:span><text:span text:style-name="T191">‬</text:span>‬‬<text:span text:style-name="T192">25</text:span><text:span text:style-name="T193"> מִנְעִ֤י רַגְלֵךְ֙ מִיָּחֵ֔ף *וגורנך **וּגְרוֹנֵ֖ךְ מִצִּמְאָ֑ה וַתֹּאמְרִ֣י נוֹאָ֔שׁ ל֕וֹא כִּֽי־אָהַ֥בְתִּי זָרִ֖ים וְאַחֲרֵיהֶ֥ם אֵלֵֽךְ׃<text:s/></text:span><text:span text:style-name="T194">‬</text:span><text:span text:style-name="T195">‬</text:span>‬‬<text:span text:style-name="T196">26</text:span><text:span text:style-name="T197"> כְּבֹ֤שֶׁת גַּנָּב֙ כִּ֣י יִמָּצֵ֔א כֵּ֥ן הֹבִ֖ישׁוּ בֵּ֣ית יִשְׂרָאֵ֑ל הֵ֤מָּה מַלְכֵיהֶם֙ שָֽׂרֵיהֶ֔ם וְכֹהֲנֵיהֶ֖ם וּנְבִיאֵיהֶֽם׃<text:s/></text:span><text:span text:style-name="T198">‬</text:span><text:span text:style-name="T199">‬</text:span>‬‬<text:span text:style-name="T200">27</text:span><text:span text:style-name="T201"> אֹמְרִ֨ים לָעֵ֜ץ אָ֣בִי אַ֗תָּה וְלָאֶ֙בֶן֙ אַ֣תְּ *ילדתני **יְלִדְתָּ֔נוּ כִּֽי־פָנ֥וּ אֵלַ֛י עֹ֖רֶף וְלֹ֣א פָנִ֑ים וּבְעֵ֤ת רָֽעָתָם֙ יֹֽאמְר֔וּ ק֖וּמָה וְהוֹשִׁיעֵֽנוּ׃<text:s/></text:span><text:span text:style-name="T202">‬</text:span><text:span text:style-name="T203">‬</text:span>‬‬<text:span text:style-name="T204">28</text:span><text:span text:style-name="T205"> וְאַיֵּ֤ה אֱלֹהֶ֙יךָ֙ אֲשֶׁ֣ר עָשִׂ֣יתָ לָּ֔ךְ יָק֕וּמוּ אִם־יוֹשִׁיע֖וּךָ בְּעֵ֣ת רָעָתֶ֑ךָ כִּ֚י מִסְפַּ֣ר עָרֶ֔יךָ הָי֥וּ אֱלֹהֶ֖יךָ יְהוּדָֽה׃</text:span><text:span text:style-name="T206"><text:s/>ס<text:s/></text:span><text:span text:style-name="T207">‬</text:span><text:span text:style-name="T208">‬</text:span><text:span text:style-name="T209">‬</text:span>‬<text:span text:style-name="T210">29</text:span><text:span text:style-name="T211"> לָ֥מָּה תָרִ֖יבוּ אֵלָ֑י כֻּלְּכֶ֛ם פְּשַׁעְתֶּ֥ם בִּ֖י נְאֻם־יְהוָֽה׃<text:s/></text:span><text:span text:style-name="T212">‬</text:span><text:span text:style-name="T213">‬</text:span>‬‬<text:span text:style-name="T214">30</text:span><text:span text:style-name="T215"> לַשָּׁוְא֙ הִכֵּ֣יתִי אֶת־בְּנֵיכֶ֔ם מוּסָ֖ר לֹ֣א לָקָ֑חוּ אָכְלָ֧ה חַרְבְּכֶ֛ם נְבִֽיאֵיכֶ֖ם כְּאַרְיֵ֥ה מַשְׁחִֽית׃<text:s/></text:span><text:span text:style-name="T216">‬</text:span><text:span text:style-name="T217">‬</text:span>‬‬<text:span text:style-name="T218">31</text:span><text:span text:style-name="T219"> הַדּ֗וֹר אַתֶּם֙ רְא֣וּ דְבַר־יְהוָ֔ה הֲמִדְבָּ֤ר הָיִי֙תִי֙ לְיִשְׂרָאֵ֔ל אִ֛ם אֶ֥רֶץ מַאְפֵּ֖לְיָ֑ה מַדּ֜וּעַ אָמְר֤וּ עַמִּי֙ רַ֔דְנוּ לֽוֹא־נָב֥וֹא ע֖וֹד אֵלֶֽיךָ׃<text:s/></text:span><text:span text:style-name="T220">‬</text:span><text:span text:style-name="T221">‬</text:span>‬‬<text:span text:style-name="T222">32</text:span><text:span text:style-name="T223"> הֲתִשְׁכַּ֤ח בְּתוּלָה֙ עֶדְיָ֔הּ כַּלָּ֖ה קִשֻּׁרֶ֑יהָ וְעַמִּ֣י שְׁכֵח֔וּנִי יָמִ֖ים אֵ֥ין מִסְפָּֽר׃<text:s/></text:span><text:span text:style-name="T224">‬</text:span><text:span text:style-name="T225">‬</text:span>‬‬<text:span text:style-name="T226">33</text:span><text:span text:style-name="T227"> מַה־תֵּיטִ֥בִי דַרְכֵּ֖ךְ לְבַקֵּ֣שׁ אַהֲבָ֑ה לָכֵן֙ גַּ֣ם אֶת־הָרָע֔וֹת *למדתי **לִמַּ֖דְתְּ אֶת־דְּרָכָֽיִךְ׃<text:s/></text:span><text:span text:style-name="T228">‬</text:span><text:span text:style-name="T229">‬</text:span>‬‬<text:span text:style-name="T230">34</text:span><text:span text:style-name="T231"> גַּ֤ם בִּכְנָפַ֙יִךְ֙ נִמְצְא֔וּ דַּ֛ם נַפְשׁ֥וֹת אֶבְיוֹנִ֖ים נְקִיִּ֑ים לֹֽא־בַמַּחְתֶּ֥רֶת מְצָאתִ֖ים כִּ֥י עַל־כָּל־אֵֽלֶּה׃<text:s/></text:span><text:span text:style-name="T232">‬</text:span><text:span text:style-name="T233">‬</text:span>‬‬<text:span text:style-name="T234">35</text:span><text:span text:style-name="T235"> וַתֹּֽאמְרִי֙ כִּ֣י נִקֵּ֔יתִי אַ֛ךְ שָׁ֥ב אַפּ֖וֹ מִמֶּ֑נִּי הִנְנִי֙ נִשְׁפָּ֣ט אוֹתָ֔ךְ עַל־אָמְרֵ֖ךְ לֹ֥א חָטָֽאתִי׃<text:s/></text:span><text:span text:style-name="T236">‬</text:span><text:span text:style-name="T237">‬</text:span>‬‬<text:span text:style-name="T238">36</text:span><text:span text:style-name="T239"> מַה־תֵּזְלִ֥י מְאֹ֖ד לְשַׁנּ֣וֹת אֶת־דַּרְכֵּ֑ךְ גַּ֤ם מִמִּצְרַ֙יִם֙ תֵּב֔וֹשִׁי כַּאֲשֶׁר־בֹּ֖שְׁתְּ מֵאַשּֽׁוּר׃<text:s/></text:span><text:span text:style-name="T240">‬</text:span><text:span text:style-name="T241">‬</text:span>‬‬<text:span text:style-name="T242">37</text:span><text:span text:style-name="T243"> גַּ֣ם מֵאֵ֥ת זֶה֙ תֵּֽצְאִ֔י וְיָדַ֖יִךְ עַל־רֹאשֵׁ֑ךְ כִּֽי־מָאַ֤ס יְהֹוָה֙ בְּמִבְטַחַ֔יִךְ וְלֹ֥א תַצְלִ֖יחִי לָהֶֽם׃<text:s/></text:span><text:span text:style-name="T244">‬</text:span><text:span text:style-name="T245">‬</text:span>‬‬‬‬‬‬‬‬‬‬‬‬‬‬‬‬‬‬‬‬‬‬‬‬‬‬‬‬‬‬‬‬‬‬‬‬</text:p>
      </text:section>
      <text:section text:name="Sect2" text:style-name="S2">
        <text:p text:style-name="P246">Jeremiah 3‬‬</text:p>
        <text:p text:style-name="P247"><text:span text:style-name="T248">1</text:span><text:span text:style-name="T249"> לֵאמֹ֡ר הֵ֣ן יְשַׁלַּ֣ח אִ֣ישׁ אֶת־אִשְׁתּוֹ֩ וְהָלְכָ֨ה מֵאִתּ֜וֹ וְהָיְתָ֣ה לְאִישׁ־אַחֵ֗ר הֲיָשׁ֤וּב אֵלֶ֙יהָ֙ ע֔וֹד הֲל֛וֹא חָנ֥וֹף תֶּחֱנַ֖ף הָאָ֣רֶץ הַהִ֑יא וְאַ֗תְּ זָנִית֙ רֵעִ֣ים רַבִּ֔ים וְשׁ֥וֹב אֵלַ֖י נְאֻם־יְהֹוָֽה׃<text:s/></text:span><text:span text:style-name="T250">2</text:span><text:span text:style-name="T251"> שְׂאִֽי־עֵינַ֨יִךְ עַל־שְׁפָיִ֜ם וּרְאִ֗י אֵיפֹה֙ לֹ֣א *שגלת **שֻׁכַּ֔בְתְּ עַל־דְּרָכִים֙ יָשַׁ֣בְתְּ לָהֶ֔ם כַּעֲרָבִ֖י בַּמִּדְבָּ֑ר וַתַּחֲנִ֣יפִי אֶ֔רֶץ בִּזְנוּתַ֖יִךְ וּבְרָעָתֵֽךְ׃<text:s/></text:span><text:span text:style-name="T252">‬</text:span><text:span text:style-name="T253">‬</text:span>‬‬<text:span text:style-name="T254">3</text:span><text:span text:style-name="T255"> וַיִּמָּנְע֣וּ רְבִבִ֔ים וּמַלְק֖וֹשׁ ל֣וֹא הָיָ֑ה וּמֵ֨צַח אִשָּׁ֤ה זוֹנָה֙ הָ֣יָה לָ֔ךְ מֵאַ֖נְתְּ הִכָּלֵֽם׃<text:s/></text:span><text:span text:style-name="T256">‬</text:span><text:span text:style-name="T257">‬</text:span>‬‬<text:span text:style-name="T258">4</text:span><text:span text:style-name="T259"> הֲל֣וֹא מֵעַ֔תָּה *קראתי **קָרָ֥את לִ֖י אָבִ֑י אַלּ֥וּף נְעֻרַ֖י אָֽתָּה׃<text:s/></text:span><text:span text:style-name="T260">‬</text:span><text:span text:style-name="T261">‬</text:span>‬‬<text:span text:style-name="T262">5</text:span><text:span text:style-name="T263"> הֲיִנְטֹ֣ר לְעוֹלָ֔ם אִם־יִשְׁמֹ֖ר לָנֶ֑צַח הִנֵּ֥ה *דברתי **דִבַּ֛רְתְּ וַתַּעֲשִׂ֥י הָרָע֖וֹת וַתּוּכָֽל׃<text:s/></text:span><text:span text:style-name="T264">פ<text:s/></text:span><text:span text:style-name="T265">‬</text:span><text:span text:style-name="T266">‬</text:span><text:span text:style-name="T267">‬</text:span><text:span text:style-name="T268">‬</text:span>‬‬‬‬‬‬‬‬</text:p>
        <text:p text:style-name="P269"><text:span text:style-name="T270">6</text:span><text:span text:style-name="T271"> וַיֹּ֨אמֶר יְהוָ֜ה אֵלַ֗י בִּימֵי֙ יֹאשִׁיָּ֣הוּ הַמֶּ֔לֶךְ הֲ‍ֽרָאִ֔יתָ אֲשֶׁ֥ר עָשְׂתָ֖ה מְשֻׁבָ֣ה יִשְׂרָאֵ֑ל הֹלְכָ֨ה הִ֜יא עַל־כָּל־הַ֣ר גָּבֹ֗הַּ וְאֶל־תַּ֛חַת כָּל־עֵ֥ץ רַעֲנָ֖ן וַתִּזְנִי־שָֽׁם׃<text:s/></text:span><text:span text:style-name="T272">‬</text:span><text:span text:style-name="T273">‬</text:span>‬‬<text:span text:style-name="T274">7</text:span><text:span text:style-name="T275"> וָאֹמַ֗ר אַחֲרֵ֨י עֲשׂוֹתָ֧הּ אֶת־כָּל־אֵ֛לֶּה אֵלַ֥י תָּשׁ֖וּב וְלֹא־שָׁ֑בָה *ותראה **וַתֵּ֛רֶא בָּגוֹדָ֥ה אֲחוֹתָ֖הּ יְהוּדָֽה׃<text:s/></text:span><text:span text:style-name="T276">‬</text:span><text:span text:style-name="T277">‬</text:span>‬‬<text:span text:style-name="T278">8</text:span><text:span text:style-name="T279"> וָאֵ֗רֶא כִּ֤י עַל־כָּל־אֹדוֹת֙ אֲשֶׁ֤ר נִֽאֲפָה֙ מְשֻׁבָ֣ה יִשְׂרָאֵ֔ל שִׁלַּחְתִּ֕יהָ וָאֶתֵּ֛ן אֶת־סֵ֥פֶר כְּרִיתֻתֶ֖יהָ אֵלֶ֑יהָ וְלֹ֨א יָֽרְאָ֜ה בֹּֽגֵדָ֤ה יְהוּדָה֙<text:s/></text:span><text:soft-page-break/><text:span text:style-name="T280">אֲחוֹתָ֔הּ וַתֵּ֖לֶךְ וַתִּ֥זֶן גַּם־הִֽיא׃<text:s/></text:span><text:span text:style-name="T281">‬</text:span><text:span text:style-name="T282">‬</text:span>‬‬<text:span text:style-name="T283">9</text:span><text:span text:style-name="T284"> וְהָיָה֙ מִקֹּ֣ל זְנוּתָ֔הּ וַתֶּחֱנַ֖ף אֶת־הָאָ֑רֶץ וַתִּנְאַ֥ף אֶת־הָאֶ֖בֶן וְאֶת־הָעֵֽץ׃<text:s/></text:span><text:span text:style-name="T285">‬</text:span><text:span text:style-name="T286">‬</text:span>‬‬<text:span text:style-name="T287">10</text:span><text:span text:style-name="T288"> וְגַם־בְּכָל־זֹ֗את לֹא־שָׁ֨בָה אֵלַ֜י בָּגוֹדָ֧ה אֲחוֹתָ֛הּ יְהוּדָ֖ה בְּכָל־לִבָּ֑הּ כִּ֥י אִם־בְּשֶׁ֖קֶר נְאֻם־יְהוָֽה׃<text:s/></text:span><text:span text:style-name="T289">פ<text:s/></text:span><text:span text:style-name="T290">‬</text:span><text:span text:style-name="T291">‬</text:span><text:span text:style-name="T292">‬</text:span>‬‬‬‬‬‬</text:p>
        <text:p text:style-name="P293"><text:span text:style-name="T294">11</text:span><text:span text:style-name="T295"> וַיֹּ֤אמֶר יְהוָה֙ אֵלַ֔י צִדְּקָ֥ה נַפְשָׁ֖הּ מְשֻׁבָ֣ה יִשְׂרָאֵ֑ל מִבֹּגֵדָ֖ה יְהוּדָֽה׃<text:s/></text:span><text:span text:style-name="T296">‬</text:span><text:span text:style-name="T297">‬</text:span>‬‬<text:span text:style-name="T298">12</text:span><text:span text:style-name="T299"> הָלֹ֡ךְ וְקֽ͏ָרָאתָ֩ אֶת־הַדְּבָרִ֨ים הָאֵ֜לֶּה צָפ֗וֹנָה וְ֠אָמַרְתָּ שׁ֣וּבָה מְשֻׁבָ֤ה יִשְׂרָאֵל֙ נְאֻם־יְהוָ֔ה לֽוֹא־אַפִּ֥יל פָּנַ֖י בָּכֶ֑ם כִּֽי־חָסִ֤יד אֲנִי֙ נְאֻם־יְהוָ֔ה לֹ֥א אֶטּ֖וֹר לְעוֹלָֽם׃<text:s/></text:span><text:span text:style-name="T300">‬</text:span><text:span text:style-name="T301">‬</text:span>‬‬<text:span text:style-name="T302">13</text:span><text:span text:style-name="T303"> אַ֚ךְ דְּעִ֣י עֲוֺנֵ֔ךְ כִּ֛י בַּיהוָ֥ה אֱלֹהַ֖יִךְ פָּשָׁ֑עַתְּ וַתְּפַזְּרִ֨י אֶת־דְּרָכַ֜יִךְ לַזָּרִ֗ים תַּ֚חַת כָּל־עֵ֣ץ רַעֲנָ֔ן וּבְקוֹלִ֥י לֹא־שְׁמַעְתֶּ֖ם נְאֻם־יְהֹוָֽה׃<text:s/></text:span><text:span text:style-name="T304">‬</text:span><text:span text:style-name="T305">‬</text:span>‬‬<text:span text:style-name="T306">14</text:span><text:span text:style-name="T307"> שׁ֣וּבוּ בָנִ֤ים שׁוֹבָבִים֙ נְאֻם־יְהוָ֔ה כִּ֥י אָנֹכִ֖י בָּעַ֣לְתִּי בָכֶ֑ם וְלָקַחְתִּ֨י אֶתְכֶ֜ם אֶחָ֣ד מֵעִ֗יר וּשְׁנַ֙יִם֙ מִמִּשְׁפָּחָ֔ה וְהֵבֵאתִ֥י אֶתְכֶ֖ם צִיּֽוֹן׃<text:s/></text:span><text:span text:style-name="T308">‬</text:span><text:span text:style-name="T309">‬</text:span>‬‬<text:span text:style-name="T310">15</text:span><text:span text:style-name="T311"> וְנָתַתִּ֥י לָכֶ֛ם רֹעִ֖ים כְּלִבִּ֑י וְרָע֥וּ אֶתְכֶ֖ם דֵּעָ֥ה וְהַשְׂכֵּֽיל׃<text:s/></text:span><text:span text:style-name="T312">‬</text:span><text:span text:style-name="T313">‬</text:span>‬‬<text:span text:style-name="T314">16</text:span><text:span text:style-name="T315"> וְהָיָ֡ה כִּ֣י תִרְבּוּ֩ וּפְרִיתֶ֨ם בָּאָ֜רֶץ בַּיָּמִ֤ים הָהֵ֙מָּה֙ נְאֻם־יְהוָ֔ה לֹא־יֹ֣אמְרוּ ע֗וֹד אֲרוֹן֙ בְּרִית־יְהוָ֔ה וְלֹ֥א יַעֲלֶ֖ה עַל־לֵ֑ב וְלֹ֤א יִזְכְּרוּ־בוֹ֙ וְלֹ֣א יִפְקֹ֔דוּ וְלֹ֥א יֵעָשֶׂ֖ה עֽוֹד׃<text:s/></text:span><text:span text:style-name="T316">‬</text:span><text:span text:style-name="T317">‬</text:span>‬‬<text:span text:style-name="T318">17</text:span><text:span text:style-name="T319"> בָּעֵ֣ת הַהִ֗יא יִקְרְא֤וּ לִירוּשָׁלִַ֙ם֙ כִּסֵּ֣א יְהוָ֔ה וְנִקְוּ֨וּ אֵלֶ֧יהָ כָֽל־הַגּוֹיִ֛ם לְשֵׁ֥ם יְהוָ֖ה לִירוּשָׁלָ֑͏ִם וְלֹא־יֵלְכ֣וּ ע֔וֹד אַחֲרֵ֕י שְׁרִר֖וּת לִבָּ֥ם הָרָֽע׃</text:span><text:span text:style-name="T320"><text:s/>ס<text:s/></text:span><text:span text:style-name="T321">‬</text:span><text:span text:style-name="T322">‬</text:span><text:span text:style-name="T323">‬</text:span>‬<text:span text:style-name="T324">18</text:span><text:span text:style-name="T325"> בַּיָּמִ֣ים הָהֵ֔מָּה יֵלְכ֥וּ בֵית־יְהוּדָ֖ה עַל־בֵּ֣ית יִשְׂרָאֵ֑ל וְיָבֹ֤אוּ יַחְדָּו֙ מֵאֶ֣רֶץ צָפ֔וֹן עַל־הָאָ֕רֶץ אֲשֶׁ֥ר הִנְחַ֖לְתִּי אֶת־אֲבוֹתֵיכֶֽם׃<text:s/></text:span><text:span text:style-name="T326">‬</text:span><text:span text:style-name="T327">‬</text:span>‬‬<text:span text:style-name="T328">19</text:span><text:span text:style-name="T329"> וְאָנֹכִ֣י אָמַ֗רְתִּי אֵ֚יךְ אֲשִׁיתֵ֣ךְ בַּבָּנִ֔ים וְאֶתֶּן־לָךְ֙ אֶ֣רֶץ חֶמְדָּ֔ה נַחֲלַ֥ת צְבִ֖י צִבְא֣וֹת גּוֹיִ֑ם וָאֹמַ֗ר אָבִי֙ *תקראו־**תִּקְרְאִי־לִ֔י וּמֵאֲחֲרַ֖י לֹ֥א *תשובו **תָשֽׁוּבִי׃<text:s/></text:span><text:span text:style-name="T330">‬</text:span><text:span text:style-name="T331">‬</text:span>‬‬<text:span text:style-name="T332">20</text:span><text:span text:style-name="T333"> אָכֵ֛ן בָּגְדָ֥ה אִשָּׁ֖ה מֵרֵעָ֑הּ כֵּ֣ן בְּגַדְתֶּ֥ם בִּ֛י בֵּ֥ית יִשְׂרָאֵ֖ל נְאֻם־יְהוָֽה׃<text:s/></text:span><text:span text:style-name="T334">‬</text:span><text:span text:style-name="T335">‬</text:span>‬‬<text:span text:style-name="T336">21</text:span><text:span text:style-name="T337"> ק֚וֹל עַל־שְׁפָיִ֣ים נִשְׁמָ֔ע בְּכִ֥י תַחֲנוּנֵ֖י בְּנֵ֣י יִשְׂרָאֵ֑ל כִּ֤י הֶעֱוּוּ֙ אֶת־דַּרְכָּ֔ם שָׁכְח֖וּ אֶת־יְהֹוָ֥ה אֱלֹהֵיהֶֽם׃<text:s/></text:span><text:span text:style-name="T338">‬</text:span><text:span text:style-name="T339">‬</text:span>‬‬<text:span text:style-name="T340">22</text:span><text:span text:style-name="T341"> שׁ֚וּבוּ בָּנִ֣ים שׁוֹבָבִ֔ים אֶרְפָּ֖ה מְשׁוּבֹֽתֵיכֶ֑ם הִנְנוּ֙ אָתָ֣נוּ לָ֔ךְ כִּ֥י אַתָּ֖ה יְהֹוָ֥ה אֱלֹהֵֽינוּ׃<text:s/></text:span><text:span text:style-name="T342">‬</text:span><text:span text:style-name="T343">‬</text:span>‬‬<text:span text:style-name="T344">23</text:span><text:span text:style-name="T345"> אָכֵ֥ן לַשֶּׁ֛קֶר מִגְּבָע֖וֹת הָמ֣וֹן הָרִ֑ים אָכֵן֙ בַּיהֹוָ֣ה אֱלֹהֵ֔ינוּ תְּשׁוּעַ֖ת יִשְׂרָאֵֽל׃<text:s/></text:span><text:span text:style-name="T346">‬</text:span><text:span text:style-name="T347">‬</text:span>‬‬<text:span text:style-name="T348">24</text:span><text:span text:style-name="T349"> וְהַבֹּ֗שֶׁת אָֽכְלָ֛ה אֶת־יְגִ֥יעַ אֲבוֹתֵ֖ינוּ מִנְּעוּרֵ֑ינוּ אֶת־צֹאנָם֙ וְאֶת־בְּקָרָ֔ם אֶת־בְּנֵיהֶ֖ם וְאֶת־בְּנוֹתֵיהֶֽם׃<text:s/></text:span><text:span text:style-name="T350">‬</text:span><text:span text:style-name="T351">‬</text:span>‬‬<text:span text:style-name="T352">25</text:span><text:span text:style-name="T353"> נִשְׁכְּבָ֣ה בְּבָשְׁתֵּ֗נוּ וּֽתְכַסֵּנוּ֮ כְּלִמָּתֵנוּ֒ כִּי֩ לַיהוָ֨ה אֱלֹהֵ֜ינוּ חָטָ֗אנוּ אֲנַ֙חְנוּ֙ וַאֲבוֹתֵ֔ינוּ מִנְּעוּרֵ֖ינוּ וְעַד־הַיּ֣וֹם הַזֶּ֑ה וְלֹ֣א שָׁמַ֔עְנוּ בְּק֖וֹל יְהֹוָ֥ה אֱלֹהֵֽינוּ׃</text:span><text:span text:style-name="T354"><text:s/>ס<text:s/></text:span><text:span text:style-name="T355">‬</text:span><text:span text:style-name="T356">‬</text:span><text:span text:style-name="T357">‬</text:span>‬‬‬‬‬‬‬‬‬‬‬‬‬‬‬‬</text:p>
      </text:section>
      <text:section text:name="Sect3" text:style-name="S3">
        <text:p text:style-name="P358">Jeremiah 4‬‬</text:p>
        <text:p text:style-name="P359"><text:span text:style-name="T360">1</text:span><text:span text:style-name="T361"> אִם־תָּשׁ֨וּב יִשְׂרָאֵ֧ל ׀ נְאֻם־יְהוָ֛ה אֵלַ֖י תָּשׁ֑וּב וְאִם־תָּסִ֧יר שִׁקּוּצֶ֛יךָ מִפָּנַ֖י וְלֹ֥א תָנֽוּד׃<text:s/></text:span><text:span text:style-name="T362">2</text:span><text:span text:style-name="T363"> וְנִשְׁבַּ֙עְתָּ֙ חַי־יְהוָ֔ה בֶּאֱמֶ֖ת בְּמְשְׁפָּ֣ט וּבִצְדָקָ֑ה וְהִתְבָּ֥רְכוּ ב֛וֹ גּוֹיִ֖ם וּב֥וֹ יִתְהַלָּֽלוּ׃</text:span><text:span text:style-name="T364"><text:s/>ס<text:s/></text:span><text:span text:style-name="T365">‬</text:span><text:span text:style-name="T366">‬</text:span><text:span text:style-name="T367">‬</text:span>‬<text:span text:style-name="T368">3</text:span><text:span text:style-name="T369"> כִּי־כֹ֣ה ׀ אָמַ֣ר יְהֹוָ֗ה לְאִ֤ישׁ יְהוּדָה֙ וְלִיר֣וּשָׁלִַ֔ם נִ֥ירוּ לָכֶ֖ם נִ֑יר וְאַֽל־תִּזְרְע֖וּ אֶל־קוֹצִֽים׃<text:s/></text:span><text:span text:style-name="T370">‬</text:span><text:span text:style-name="T371">‬</text:span>‬‬<text:span text:style-name="T372">4</text:span><text:span text:style-name="T373"> הִמֹּ֣לוּ לַיהֹוָ֗ה וְהָסִ֙רוּ֙ עָרְל֣וֹת לְבַבְכֶ֔ם אִ֥ישׁ יְהוּדָ֖ה וְיֹשְׁבֵ֣י יְרוּשָׁלָ֑͏ִם פֶּן־תֵּצֵ֨א כָאֵ֜שׁ חֲמָתִ֗י וּבָעֲרָה֙ וְאֵ֣ין מְכַבֶּ֔ה מִפְּנֵ֖י<text:s/></text:span><text:soft-page-break/><text:span text:style-name="T374">רֹ֥עַ מַעַלְלֵיכֶֽם׃<text:s/></text:span><text:span text:style-name="T375">‬</text:span><text:span text:style-name="T376">‬</text:span>‬‬<text:span text:style-name="T377">5</text:span><text:span text:style-name="T378"> הַגִּ֣ידוּ בִֽיהוּדָ֗ה וּבִירוּשָׁלִַ֙ם֙ הַשְׁמִ֔יעוּ וְאִמְר֕וּ *ותקעו **תִּקְע֥וּ שׁוֹפָ֖ר בָּאָ֑רֶץ קִרְא֤וּ מַלְאוּ֙ וְאִמְר֔וּ הֵאָסְפ֥וּ וְנָב֖וֹאָה אֶל־עָרֵ֥י הַמִּבְצָֽר׃<text:s/></text:span><text:span text:style-name="T379">‬</text:span><text:span text:style-name="T380">‬</text:span>‬‬<text:span text:style-name="T381">6</text:span><text:span text:style-name="T382"> שְׂאוּ־נֵ֣ס צִיּ֔וֹנָה הָעִ֖יזוּ אַֽל־תַּעֲמֹ֑דוּ כִּ֣י רָעָ֗ה אָנֹכִ֛י מֵבִ֥יא מִצָּפ֖וֹן וְשֶׁ֥בֶר גָּדֽוֹל׃<text:s/></text:span><text:span text:style-name="T383">‬</text:span><text:span text:style-name="T384">‬</text:span>‬‬<text:span text:style-name="T385">7</text:span><text:span text:style-name="T386"> עָלָ֤ה אַרְיֵה֙ מִֽסֻבְּכ֔וֹ וּמַשְׁחִ֣ית גּוֹיִ֔ם נָסַ֖ע יָצָ֣א מִמְּקֹמ֑וֹ לָשׂ֤וּם אַרְצֵךְ֙ לְשַׁמָּ֔ה עָרַ֥יִךְ תִּצֶּ֖ינָה מֵאֵ֥ין יוֹשֵֽׁב׃<text:s/></text:span><text:span text:style-name="T387">‬</text:span><text:span text:style-name="T388">‬</text:span>‬‬<text:span text:style-name="T389">8</text:span><text:span text:style-name="T390"> עַל־זֹ֛את חִגְר֥וּ שַׂקִּ֖ים סִפְד֣וּ וְהֵילִ֑ילוּ כִּ֥י לֹא־שָׁ֛ב חֲר֥וֹן אַף־יְהֹוָ֖ה מִמֶּֽנּוּ׃<text:s/></text:span><text:span text:style-name="T391">פ<text:s/></text:span><text:span text:style-name="T392">‬</text:span><text:span text:style-name="T393">‬</text:span><text:span text:style-name="T394">‬</text:span>‬‬‬‬‬‬‬‬</text:p>
        <text:p text:style-name="P395"><text:span text:style-name="T396">9</text:span><text:span text:style-name="T397"> וְהָיָ֤ה בַיּוֹם־הַהוּא֙ נְאֻם־יְהוָ֔ה יֹאבַ֥ד לֵב־הַמֶּ֖לֶךְ וְלֵ֣ב הַשָּׂרִ֑ים וְנָשַׁ֙מּוּ֙ הַכֹּ֣הֲנִ֔ים וְהַנְּבִיאִ֖ים יִתְמָֽהוּ׃<text:s/></text:span><text:span text:style-name="T398">‬</text:span><text:span text:style-name="T399">‬</text:span>‬‬<text:span text:style-name="T400">10</text:span><text:span text:style-name="T401"> וָאֹמַ֞ר אֲהָ֣הּ ׀ אֲדֹנָ֣י יְהוִ֗ה אָכֵן֩ הַשֵּׁ֨א הִשֵּׁ֜אתָ לָעָ֤ם הַזֶּה֙ וְלִירוּשָׁלַ֣͏ִם לֵאמֹ֔ר שָׁל֖וֹם יִהְיֶ֣ה לָכֶ֑ם וְנָגְעָ֥ה חֶ֖רֶב עַד־הַנָּֽפֶשׁ׃<text:s/></text:span><text:span text:style-name="T402">‬</text:span><text:span text:style-name="T403">‬</text:span>‬‬<text:span text:style-name="T404">11</text:span><text:span text:style-name="T405"> בָּעֵ֣ת הַהִ֗יא יֵאָמֵ֤ר לָֽעָם־הַזֶּה֙ וְלִיר֣וּשָׁלִַ֔ם ר֣וּחַ צַ֤ח שְׁפָיִים֙ בַּמִּדְבָּ֔ר דֶּ֖רֶךְ בַּת־עַמִּ֑י ל֥וֹא לִזְר֖וֹת וְל֥וֹא לְהָבַֽר׃<text:s/></text:span><text:span text:style-name="T406">‬</text:span><text:span text:style-name="T407">‬</text:span>‬‬<text:span text:style-name="T408">12</text:span><text:span text:style-name="T409"> ר֧וּחַ מָלֵ֛א מֵאֵ֖לֶּה יָ֣בוֹא לִ֑י עַתָּ֕ה גַּם־אֲנִ֛י אֲדַבֵּ֥ר מִשְׁפָּטִ֖ים אוֹתָֽם׃<text:s/></text:span><text:span text:style-name="T410">‬</text:span><text:span text:style-name="T411">‬</text:span>‬‬<text:span text:style-name="T412">13</text:span><text:span text:style-name="T413"> הִנֵּ֣ה ׀ כַּעֲנָנִ֣ים יַעֲלֶ֗ה וְכַסּוּפָה֙ מַרְכְּבוֹתָ֔יו קַלּ֥וּ מִנְּשָׁרִ֖ים סוּסָ֑יו א֥וֹי לָ֖נוּ כִּ֥י שֻׁדָּֽדְנוּ׃<text:s/></text:span><text:span text:style-name="T414">‬</text:span><text:span text:style-name="T415">‬</text:span>‬‬<text:span text:style-name="T416">14</text:span><text:span text:style-name="T417"> כַּבְּסִ֨י מֵרָעָ֤ה לִבֵּךְ֙ יְר֣וּשָׁלִַ֔ם לְמַ֖עַן תִּוָּשֵׁ֑עִי עַד־מָתַ֛י תָּלִ֥ין בְּקִרְבֵּ֖ךְ מַחְשְׁב֥וֹת אוֹנֵֽךְ׃<text:s/></text:span><text:span text:style-name="T418">‬</text:span><text:span text:style-name="T419">‬</text:span>‬‬<text:span text:style-name="T420">15</text:span><text:span text:style-name="T421"> כִּ֛י ק֥וֹל מַגִּ֖יד מִדָּ֑ן וּמַשְׁמִ֥יעַ אָ֖וֶן מֵהַ֥ר אֶפְרָֽיִם׃<text:s/></text:span><text:span text:style-name="T422">‬</text:span><text:span text:style-name="T423">‬</text:span>‬‬<text:span text:style-name="T424">16</text:span><text:span text:style-name="T425"> הַזְכִּ֣ירוּ לַגּוֹיִ֗ם הִנֵּה֙ הַשְׁמִ֣יעוּ עַל־יְרוּשָׁלִַ֔ם נֹצְרִ֥ים בָּאִ֖ים מֵאֶ֣רֶץ הַמֶּרְחָ֑ק וַֽיִּתְּנ֛וּ עַל־עָרֵ֥י יְהוּדָ֖ה קוֹלָֽם׃<text:s/></text:span><text:span text:style-name="T426">‬</text:span><text:span text:style-name="T427">‬</text:span>‬‬<text:span text:style-name="T428">17</text:span><text:span text:style-name="T429"> כְּשֹׁמְרֵ֣י שָׂדַ֔י הָי֥וּ עָלֶ֖יהָ מִסָּבִ֑יב כִּי־אֹתִ֥י מָרָ֖תָה נְאֻם־יְהוָֽה׃<text:s/></text:span><text:span text:style-name="T430">‬</text:span><text:span text:style-name="T431">‬</text:span>‬‬<text:span text:style-name="T432">18</text:span><text:span text:style-name="T433"> דַּרְכֵּךְ֙ וּמַ֣עֲלָלַ֔יִךְ עָשׂ֥וֹ אֵ֖לֶּה לָ֑ךְ זֹ֤את רָעָתֵךְ֙ כִּ֣י מָ֔ר כִּ֥י נָגַ֖ע עַד־לִבֵּֽךְ׃</text:span><text:span text:style-name="T434"><text:s/>ס<text:s/></text:span><text:span text:style-name="T435">‬</text:span><text:span text:style-name="T436">‬</text:span><text:span text:style-name="T437">‬</text:span>‬<text:span text:style-name="T438">19</text:span><text:span text:style-name="T439"> מֵעַ֣י ׀ מֵעַ֨י ׀ *אחולה **אוֹחִ֜ילָה קִיר֥וֹת לִבִּ֛י הֹֽמֶה־לִּ֥י לִבִּ֖י לֹ֣א אַחֲרִ֑ישׁ כִּ֣י ק֤וֹל שׁוֹפָר֙ *שמעתי **שָׁמַ֣עַתְּ נַפְשִׁ֔י תְּרוּעַ֖ת מִלְחָמָֽה׃<text:s/></text:span><text:span text:style-name="T440">‬</text:span><text:span text:style-name="T441">‬</text:span>‬‬<text:span text:style-name="T442">20</text:span><text:span text:style-name="T443"> שֶׁ֤בֶר עַל־שֶׁ֙בֶר֙ נִקְרָ֔א כִּ֥י שֻׁדְּדָ֖ה כָּל־הָאָ֑רֶץ פִּתְאֹם֙ שֻׁדְּד֣וּ אֹהָלַ֔י רֶ֖גַע יְרִיעֹתָֽי׃<text:s/></text:span><text:span text:style-name="T444">‬</text:span><text:span text:style-name="T445">‬</text:span>‬‬<text:span text:style-name="T446">21</text:span><text:span text:style-name="T447"> עַד־מָתַ֖י אֶרְאֶה־נֵּ֑ס אֶשְׁמְעָ֖ה ק֥וֹל שׁוֹפָֽר׃</text:span><text:span text:style-name="T448"><text:s/>ס<text:s/></text:span><text:span text:style-name="T449">‬</text:span><text:span text:style-name="T450">‬</text:span><text:span text:style-name="T451">‬</text:span>‬<text:span text:style-name="T452">22</text:span><text:span text:style-name="T453"> כִּ֣י ׀ אֱוִ֣יל עַמִּ֗י אוֹתִי֙ לֹ֣א יָדָ֔עוּ בָּנִ֤ים סְכָלִים֙ הֵ֔מָּה וְלֹ֥א נְבוֹנִ֖ים הֵ֑מָּה חֲכָמִ֥ים הֵ֙מָּה֙ לְהָרַ֔ע וּלְהֵיטִ֖יב לֹ֥א יָדָֽעוּ׃<text:s/></text:span><text:span text:style-name="T454">‬</text:span><text:span text:style-name="T455">‬</text:span>‬‬<text:span text:style-name="T456">23</text:span><text:span text:style-name="T457"> רָאִ֙יתִי֙ אֶת־הָאָ֔רֶץ וְהִנֵּה־תֹ֖הוּ וָבֹ֑הוּ וְאֶל־הַשָּׁמַ֖יִם וְאֵ֥ין אוֹרָֽם׃<text:s/></text:span><text:span text:style-name="T458">‬</text:span><text:span text:style-name="T459">‬</text:span>‬‬<text:span text:style-name="T460">24</text:span><text:span text:style-name="T461"> רָאִ֙יתִי֙ הֶֽהָרִ֔ים וְהִנֵּ֖ה רֹעֲשִׁ֑ים וְכָל־הַגְּבָע֖וֹת הִתְקַלְקָֽלוּ׃<text:s/></text:span><text:span text:style-name="T462">‬</text:span><text:span text:style-name="T463">‬</text:span>‬‬<text:span text:style-name="T464">25</text:span><text:span text:style-name="T465"> רָאִ֕יתִי וְהִנֵּ֖ה אֵ֣ין הָאָדָ֑ם וְכָל־ע֥וֹף הַשָּׁמַ֖יִם נָדָֽדוּ׃<text:s/></text:span><text:span text:style-name="T466">‬</text:span><text:span text:style-name="T467">‬</text:span>‬‬<text:span text:style-name="T468">26</text:span><text:span text:style-name="T469"> רָאִ֕יתִי וְהִנֵּ֥ה הַכַּרְמֶ֖ל הַמִּדְבָּ֑ר וְכָל־עָרָ֗יו נִתְּצוּ֙ מִפְּנֵ֣י יְהוָ֔ה מִפְּנֵ֖י חֲר֥וֹן אַפּֽוֹ׃</text:span><text:span text:style-name="T470"><text:s/>ס<text:s/></text:span><text:span text:style-name="T471">‬</text:span><text:span text:style-name="T472">‬</text:span><text:span text:style-name="T473">‬</text:span>‬<text:span text:style-name="T474">27</text:span><text:span text:style-name="T475"> כִּי־כֹה֙ אָמַ֣ר יְהוָ֔ה שְׁמָמָ֥ה תִהְיֶ֖ה כָּל־הָאָ֑רֶץ וְכָלָ֖ה לֹ֥א אֶעֱשֶֽׂה׃<text:s/></text:span><text:span text:style-name="T476">‬</text:span><text:span text:style-name="T477">‬</text:span>‬‬<text:span text:style-name="T478">28</text:span><text:span text:style-name="T479"> עַל זֹאת֙ תֶּאֱבַ֣ל הָאָ֔רֶץ וְקָדְר֥וּ הַשָּׁמַ֖יִם מִמָּ֑עַל עַ֤ל כִּי־דִבַּ֙רְתִּי֙ זַמֹּ֔תִי וְלֹ֥א נִחַ֖מְתִּי וְלֹא־אָשׁ֥וּב מִמֶּֽנָּה׃<text:s/></text:span><text:span text:style-name="T480">‬</text:span><text:span text:style-name="T481">‬</text:span>‬‬<text:span text:style-name="T482">29</text:span><text:span text:style-name="T483"> מִקּ֨וֹל פָּרָ֜שׁ וְרֹ֣מֵה קֶ֗שֶׁת בֹּרַ֙חַת֙ כָּל־הָעִ֔יר בָּ֚אוּ בֶּעָבִ֔ים וּבַכֵּפִ֖ים עָל֑וּ כָּל־הָעִ֣יר עֲזוּבָ֔ה וְאֵין־יוֹשֵׁ֥ב בָּהֵ֖ן אִֽישׁ׃<text:s/></text:span><text:span text:style-name="T484">‬</text:span><text:span text:style-name="T485">‬</text:span>‬‬<text:span text:style-name="T486">30</text:span><text:span text:style-name="T487"> *ואתי **וְאַ֨תְּ שָׁד֜וּד מַֽה־תַּעֲשִׂ֗י כִּֽי־תִלְבְּשִׁ֨י שָׁנִ֜י כִּי־תַעְדִּ֣י עֲדִי־זָהָ֗ב כִּֽי־תִקְרְעִ֤י בַפּוּךְ֙ עֵינַ֔יִךְ לַשָּׁ֖וְא תִּתְיַפִּ֑י מָאֲסוּ־בָ֥ךְ עֹגְבִ֖ים נַפְשֵׁ֥ךְ יְבַקֵּֽשׁוּ׃<text:s/></text:span><text:span text:style-name="T488">‬</text:span><text:span text:style-name="T489">‬</text:span>‬‬<text:span text:style-name="T490">31</text:span><text:span text:style-name="T491"> כִּי֩ ק֨וֹל כְּחוֹלָ֜ה שָׁמַ֗עְתִּי צָרָה֙ כְּמַבְכִּירָ֔ה ק֧וֹל בַּת־צִיּ֛וֹן תִּתְיַפֵּ֖חַ תְּפָרֵ֣שׂ כַּפֶּ֑יהָ אֽוֹי־נָ֣א לִ֔י כִּֽי־עָיְפָ֥ה נַפְשִׁ֖י לְהֹרְגִֽים׃<text:s/></text:span><text:span text:style-name="T492">פ<text:s/></text:span><text:span text:style-name="T493">‬</text:span><text:span text:style-name="T494">‬</text:span><text:span text:style-name="T495">‬</text:span>‬‬‬‬‬‬‬‬‬‬‬‬‬‬‬‬‬‬‬‬‬‬‬‬</text:p>
      </text:section>
      <text:section text:name="Sect4" text:style-name="S4">
        <text:soft-page-break/>
        <text:p text:style-name="P496">Jeremiah 5‬‬</text:p>
        <text:p text:style-name="P497"><text:span text:style-name="T498">1</text:span><text:span text:style-name="T499"> שׁוֹטְט֞וּ בְּחוּצ֣וֹת יְרוּשָׁלִַ֗ם וּרְאוּ־נָ֤א וּדְעוּ֙ וּבַקְשׁ֣וּ בִרְחוֹבוֹתֶ֔יהָ אִם־תִּמְצְא֣וּ אִ֔ישׁ אִם־יֵ֛שׁ עֹשֶׂ֥ה מִשְׁפָּ֖ט מְבַקֵּ֣שׁ אֱמוּנָ֑ה וְאֶסְלַ֖ח לָֽהּ׃<text:s/></text:span><text:span text:style-name="T500">2</text:span><text:span text:style-name="T501"> וְאִ֥ם חַי־יְהֹוָ֖ה יֹאמֵ֑רוּ לָכֵ֥ן לַשֶּׁ֖קֶר יִשָּׁבֵֽעוּ׃<text:s/></text:span><text:span text:style-name="T502">‬</text:span><text:span text:style-name="T503">‬</text:span>‬‬<text:span text:style-name="T504">3</text:span><text:span text:style-name="T505"> יְהֹוָ֗ה עֵינֶיךָ֮ הֲל֣וֹא לֶאֱמוּנָה֒ הִכִּ֤יתָה אֹתָם֙ וְֽלֹא־חָ֔לוּ כִּלִּיתָ֕ם מֵאֲנ֖וּ קַ֣חַת מוּסָ֑ר חִזְּק֤וּ פְנֵיהֶם֙ מִסֶּ֔לַע מֵאֲנ֖וּ לָשֽׁוּב׃<text:s/></text:span><text:span text:style-name="T506">‬</text:span><text:span text:style-name="T507">‬</text:span>‬‬<text:span text:style-name="T508">4</text:span><text:span text:style-name="T509"> וַאֲנִ֣י אָמַ֔רְתִּי אַךְ־דַּלִּ֖ים הֵ֑ם נוֹאֲל֕וּ כִּ֣י לֹ֤א יָדְעוּ֙ דֶּ֣רֶךְ יְהוָ֔ה מִשְׁפַּ֖ט אֱלֹהֵיהֶֽם׃<text:s/></text:span><text:span text:style-name="T510">‬</text:span><text:span text:style-name="T511">‬</text:span>‬‬<text:span text:style-name="T512">5</text:span><text:span text:style-name="T513"> אֵֽלֲכָה־לִּ֤י אֶל־הַגְּדֹלִים֙ וַאֲדַבְּרָ֣ה אוֹתָ֔ם כִּ֣י הֵ֗מָּה יָדְעוּ֙ דֶּ֣רֶךְ יְהוָ֔ה מִשְׁפַּ֖ט אֱלֹהֵיהֶ֑ם אַ֣ךְ הֵ֤מָּה יַחְדָּו֙ שָׁ֣בְרוּ עֹ֔ל נִתְּק֖וּ מוֹסֵרֽוֹת׃<text:s/></text:span><text:span text:style-name="T514">‬</text:span><text:span text:style-name="T515">‬</text:span>‬‬<text:span text:style-name="T516">6</text:span><text:span text:style-name="T517"> עַל־כֵּן֩ הִכָּ֨ם אַרְיֵ֜ה מִיַּ֗עַר זְאֵ֤ב עֲרָבוֹת֙ יְשָׁדְדֵ֔ם נָמֵ֤ר שֹׁקֵד֙ עַל־עָ֣רֵיהֶ֔ם כָּל־הַיּוֹצֵ֥א מֵהֵ֖נָּה יִטָּרֵ֑ף כִּ֤י רַבּוּ֙ פִּשְׁעֵיהֶ֔ם עָצְמ֖וּ *משבותיהם **מְשׁוּבוֹתֵיהֶֽם׃<text:s/></text:span><text:span text:style-name="T518">‬</text:span><text:span text:style-name="T519">‬</text:span>‬‬<text:span text:style-name="T520">7</text:span><text:span text:style-name="T521"> אֵ֤י לָזֹאת֙ *אסלוח־ **אֶֽסְלַֽח־ לָ֔ךְ בָּנַ֣יִךְ עֲזָב֔וּנִי וַיִּשָּׁבְע֖וּ בְּלֹ֣א אֱלֹהִ֑ים וָאַשְׂבִּ֤עַ אוֹתָם֙ וַיִּנְאָ֔פוּ וּבֵ֥ית זוֹנָ֖ה יִתְגֹּדָֽדוּ׃<text:s/></text:span><text:span text:style-name="T522">‬</text:span><text:span text:style-name="T523">‬</text:span><text:span text:style-name="T524">‬</text:span>‬‬‬<text:span text:style-name="T525">8</text:span><text:span text:style-name="T526"> סוּסִ֥ים מְיֻזָּנִ֖ים מַשְׁכִּ֣ים הָי֑וּ אִ֛ישׁ אֶל־אֵ֥שֶׁת רֵעֵ֖הוּ יִצְהָֽלוּ׃<text:s/></text:span><text:span text:style-name="T527">‬</text:span><text:span text:style-name="T528">‬</text:span>‬‬<text:span text:style-name="T529">9</text:span><text:span text:style-name="T530"> הַֽעַל־אֵ֥לֶּה לוֹא־אֶפְקֹ֖ד נְאֻם־יְהֹוָ֑ה וְאִם֙ בְּג֣וֹי אֲשֶׁר־כָּזֶ֔ה לֹ֥א תִתְנַקֵּ֖ם נַפְשִֽׁי׃</text:span><text:span text:style-name="T531"><text:s/>ס<text:s/></text:span><text:span text:style-name="T532">‬</text:span><text:span text:style-name="T533">‬</text:span><text:span text:style-name="T534">‬</text:span>‬<text:span text:style-name="T535">10</text:span><text:span text:style-name="T536"> עֲל֤וּ בְשָׁרוֹתֶ֙יהָ֙ וְשַׁחֵ֔תוּ וְכָלָ֖ה אַֽל־תַּעֲשׂ֑וּ הָסִ֙ירוּ֙ נְטִ֣ישׁוֹתֶ֔יהָ כִּ֛י ל֥וֹא לַיהוָ֖ה הֵֽמָּה׃<text:s/></text:span><text:span text:style-name="T537">‬</text:span><text:span text:style-name="T538">‬</text:span>‬‬<text:span text:style-name="T539">11</text:span><text:span text:style-name="T540"> כִּי֩ בָג֨וֹד בָּגְד֜וּ בִּ֗י בֵּ֧ית יִשְׂרָאֵ֛ל וּבֵ֥ית יְהוּדָ֖ה נְאֻם־יְהוָֽה׃<text:s/></text:span><text:span text:style-name="T541">‬</text:span><text:span text:style-name="T542">‬</text:span>‬‬<text:span text:style-name="T543">12</text:span><text:span text:style-name="T544"> כִּֽחֲשׁוּ֙ בַּיהוָ֔ה וַיֹּאמְר֖וּ לֹא־ה֑וּא וְלֹא־תָב֤וֹא עָלֵ֙ינוּ֙ רָעָ֔ה וְחֶ֥רֶב וְרָעָ֖ב ל֥וֹא נִרְאֶֽה׃<text:s/></text:span><text:span text:style-name="T545">‬</text:span><text:span text:style-name="T546">‬</text:span>‬‬<text:span text:style-name="T547">13</text:span><text:span text:style-name="T548"> וְהַנְּבִיאִים֙ יִֽהְי֣וּ לְר֔וּחַ וְהַדִּבֵּ֖ר אֵ֣ין בָּהֶ֑ם כֹּ֥ה יֵעָשֶׂ֖ה לָהֶֽם׃</text:span><text:span text:style-name="T549"><text:s/>ס<text:s/></text:span><text:span text:style-name="T550">‬</text:span><text:span text:style-name="T551">‬</text:span><text:span text:style-name="T552">‬</text:span>‬<text:span text:style-name="T553">14</text:span><text:span text:style-name="T554"> לָכֵ֗ן כֹּֽה־אָמַ֤ר יְהוָה֙ אֱלֹהֵ֣י צְבָא֔וֹת יַ֚עַן דַּבֶּרְכֶ֔ם אֶת־הַדָּבָ֖ר הַזֶּ֑ה הִנְנִ֣י נֹתֵן֩ דְּבָרַ֨י בְּפִ֜יךָ לְאֵ֗שׁ וְהָעָ֥ם הַזֶּ֛ה עֵצִ֖ים וַאֲכָלָֽתַם׃<text:s/></text:span><text:span text:style-name="T555">‬</text:span><text:span text:style-name="T556">‬</text:span>‬‬<text:span text:style-name="T557">15</text:span><text:span text:style-name="T558"> הִנְנִ֣י מֵבִיא֩ עֲלֵיכֶ֨ם גּ֧וֹי מִמֶּרְחָ֛ק בֵּ֥ית יִשְׂרָאֵ֖ל נְאֻם־יְהֹוָ֑ה גּ֣וֹי ׀ אֵיתָ֣ן ה֗וּא גּ֤וֹי מֵעוֹלָם֙ ה֔וּא גּ֚וֹי לֹא־תֵדַ֣ע לְשֹׁנ֔וֹ וְלֹ֥א תִשְׁמַ֖ע מַה־יְדַבֵּֽר׃<text:s/></text:span><text:span text:style-name="T559">‬</text:span><text:span text:style-name="T560">‬</text:span>‬‬<text:span text:style-name="T561">16</text:span><text:span text:style-name="T562"> אַשְׁפָּת֖וֹ כְּקֶ֣בֶר פָּת֑וּחַ כֻּלָּ֖ם גִּבּוֹרִֽים׃<text:s/></text:span><text:span text:style-name="T563">‬</text:span><text:span text:style-name="T564">‬</text:span>‬‬<text:span text:style-name="T565">17</text:span><text:span text:style-name="T566"> וְאָכַ֨ל קְצִֽירְךָ֜ וְלַחְמֶ֗ךָ יֹאכְלוּ֙ בָּנֶ֣יךָ וּבְנוֹתֶ֔יךָ יֹאכַ֤ל צֹאנְךָ֙ וּבְקָרֶ֔ךָ יֹאכַ֥ל גַּפְנְךָ֖ וּתְאֵנָתֶ֑ךָ יְרֹשֵׁ֞שׁ עָרֵ֣י מִבְצָרֶ֗יךָ אֲשֶׁ֥ר אַתָּ֛ה בּוֹטֵ֥חַ בָּהֵ֖נָּה בֶּחָֽרֶב׃<text:s/></text:span><text:span text:style-name="T567">‬</text:span><text:span text:style-name="T568">‬</text:span>‬‬<text:span text:style-name="T569">18</text:span><text:span text:style-name="T570"> וְגַ֛ם בַּיָּמִ֥ים הָהֵ֖מָּה נְאֻם־יְהֹוָ֑ה לֹֽא־אֶעֱשֶׂ֥ה אִתְּכֶ֖ם כָּלָֽה׃<text:s/></text:span><text:span text:style-name="T571">‬</text:span><text:span text:style-name="T572">‬</text:span>‬‬<text:span text:style-name="T573">19</text:span><text:span text:style-name="T574"> וְהָיָה֙ כִּ֣י תֹאמְר֔וּ תַּ֣חַת מֶ֗ה עָשָׂ֨ה יְהֹוָ֧ה אֱלֹהֵ֛ינוּ לָ֖נוּ אֶת־כָּל־אֵ֑לֶּה וְאָמַרְתָּ֣ אֲלֵיהֶ֗ם כַּאֲשֶׁ֨ר עֲזַבְתֶּ֤ם אוֹתִי֙ וַתַּעַבְד֞וּ אֱלֹהֵ֤י נֵכָר֙ בְּאַרְצְכֶ֔ם כֵּ֚ן תַּעַבְד֣וּ זָרִ֔ים בְּאֶ֖רֶץ לֹ֥א לָכֶֽם׃</text:span><text:span text:style-name="T575"><text:s/>ס<text:s/></text:span><text:span text:style-name="T576">‬</text:span><text:span text:style-name="T577">‬</text:span><text:span text:style-name="T578">‬</text:span>‬<text:span text:style-name="T579">20</text:span><text:span text:style-name="T580"> הַגִּ֥ידוּ זֹ֖את בְּבֵ֣ית יַעֲקֹ֑ב וְהַשְׁמִיע֥וּהָ בִיהוּדָ֖ה לֵאמֹֽר׃<text:s/></text:span><text:span text:style-name="T581">‬</text:span><text:span text:style-name="T582">‬</text:span>‬‬<text:span text:style-name="T583">21</text:span><text:span text:style-name="T584"> שִׁמְעוּ־נָ֣א זֹ֔את עַ֥ם סָכָ֖ל וְאֵ֣ין לֵ֑ב עֵינַ֤יִם לָהֶם֙ וְלֹ֣א יִרְא֔וּ אָזְנַ֥יִם לָהֶ֖ם וְלֹ֥א יִשְׁמָֽעוּ׃<text:s/></text:span><text:span text:style-name="T585">‬</text:span><text:span text:style-name="T586">‬</text:span>‬‬<text:span text:style-name="T587">22</text:span><text:span text:style-name="T588"> הַאוֹתִ֨י לֹא־תִירָ֜אוּ נְאֻם־יְהֹוָ֗ה אִ֤ם מִפָּנַי֙ לֹ֣א תָחִ֔ילוּ אֲשֶׁר־שַׂ֤מְתִּי חוֹל֙ גְּב֣וּל לַיָּ֔ם חָק־עוֹלָ֖ם וְלֹ֣א יַעַבְרֶ֑נְהוּ וַיִּֽתְגָּעֲשׁוּ֙ וְלֹ֣א יוּכָ֔לוּ וְהָמ֥וּ גַלָּ֖יו וְלֹ֥א יַעַבְרֻֽנְהוּ׃<text:s/></text:span><text:span text:style-name="T589">‬</text:span><text:span text:style-name="T590">‬</text:span>‬‬<text:span text:style-name="T591">23</text:span><text:span text:style-name="T592"> וְלָעָ֤ם הַזֶּה֙ הָיָ֔ה לֵ֖ב סוֹרֵ֣ר וּמוֹרֶ֑ה סָ֖רוּ וַיֵּלֵֽכוּ׃<text:s/></text:span><text:span text:style-name="T593">‬</text:span><text:span text:style-name="T594">‬</text:span>‬‬<text:span text:style-name="T595">24</text:span><text:span text:style-name="T596"> וְלֹֽא־אָמְר֣וּ בִלְבָבָ֗ם נִ֤ירָא נָא֙ אֶת־יְהוָ֣ה אֱלֹהֵ֔ינוּ הַנֹּתֵ֗ן גֶּ֛שֶׁם *וירה **יוֹרֶ֥ה וּמַלְק֖וֹשׁ בְּעִתּ֑וֹ שְׁבֻע֛וֹת חֻקּ֥וֹת קָצִ֖יר יִשְׁמָר־לָֽנוּ׃<text:s/></text:span><text:span text:style-name="T597">‬</text:span><text:span text:style-name="T598">‬</text:span>‬‬<text:span text:style-name="T599">25</text:span><text:span text:style-name="T600"> עֲוֺנוֹתֵיכֶ֖ם הִטּוּ־אֵ֑לֶּה וְחַטֹּ֣אותֵיכֶ֔ם מָנְע֥וּ הַטּ֖וֹב מִכֶּֽם׃<text:s/></text:span><text:span text:style-name="T601">‬</text:span><text:span text:style-name="T602">‬</text:span>‬‬<text:span text:style-name="T603">26</text:span><text:span text:style-name="T604"> כִּי־נִמְצְא֥וּ בְעַמִּ֖י רְשָׁעִ֑ים יָשׁוּר֙ כְּשַׁ֣ךְ יְקוּשִׁ֔ים הִצִּ֥יבוּ מַשְׁחִ֖ית אֲנָשִׁ֥ים יִלְכֹּֽדוּ׃<text:s/></text:span><text:soft-page-break/><text:span text:style-name="T605">‬</text:span><text:span text:style-name="T606">‬</text:span>‬‬<text:span text:style-name="T607">27</text:span><text:span text:style-name="T608"> כִּכְלוּב֙ מָ֣לֵא ע֔וֹף כֵּ֥ן בָּתֵּיהֶ֖ם מְלֵאִ֣ים מִרְמָ֑ה עַל־כֵּ֥ן גָּדְל֖וּ וַֽיַּעֲשִֽׁירוּ׃<text:s/></text:span><text:span text:style-name="T609">‬</text:span><text:span text:style-name="T610">‬</text:span>‬‬<text:span text:style-name="T611">28</text:span><text:span text:style-name="T612"> שָׁמְנ֣וּ עָשְׁת֗וּ גַּ֚ם עָֽבְר֣וּ דִבְרֵי־רָ֔ע דִּ֣ין לֹא־דָ֔נוּ דִּ֥ין יָת֖וֹם וְיַצְלִ֑יחוּ וּמִשְׁפַּ֥ט אֶבְיוֹנִ֖ים לֹ֥א שָׁפָֽטוּ׃<text:s/></text:span><text:span text:style-name="T613">‬</text:span><text:span text:style-name="T614">‬</text:span>‬‬<text:span text:style-name="T615">29</text:span><text:span text:style-name="T616"> הַֽעַל־אֵ֥לֶּה לֹֽא־אֶפְקֹ֖ד נְאֻם־יְהֹוָ֑ה אִ֚ם בְּג֣וֹי אֲשֶׁר־כָּזֶ֔ה לֹ֥א תִתְנַקֵּ֖ם נַפְשִֽׁי׃</text:span><text:span text:style-name="T617"><text:s/>ס<text:s/></text:span><text:span text:style-name="T618">‬</text:span><text:span text:style-name="T619">‬</text:span><text:span text:style-name="T620">‬</text:span>‬<text:span text:style-name="T621">30</text:span><text:span text:style-name="T622"> שַׁמָּה֙ וְשַׁ֣עֲרוּרָ֔ה נִהְיְתָ֖ה בָּאָֽרֶץ׃<text:s/></text:span><text:span text:style-name="T623">‬</text:span><text:span text:style-name="T624">‬</text:span>‬‬<text:span text:style-name="T625">31</text:span><text:span text:style-name="T626"> הַנְּבִיאִ֞ים נִבְּא֣וּ־בַשֶּׁ֗קֶר וְהַכֹּהֲנִים֙ יִרְדּ֣וּ עַל־יְדֵיהֶ֔ם וְעַמִּ֖י אָ֣הֲבוּ כֵ֑ן וּמַֽה־תַּעֲשׂ֖וּ לְאַחֲרִיתָֽהּ׃<text:s/></text:span><text:span text:style-name="T627">‬</text:span><text:span text:style-name="T628">‬</text:span>‬‬‬‬‬‬‬‬‬‬‬‬‬‬‬‬‬‬‬‬‬‬‬‬‬‬‬‬‬‬‬‬</text:p>
      </text:section>
      <text:section text:name="Sect5" text:style-name="S5">
        <text:p text:style-name="P629">Jeremiah 6‬‬</text:p>
        <text:p text:style-name="P630"><text:span text:style-name="T631">1</text:span><text:span text:style-name="T632"> הָעִ֣זוּ ׀ בְּנֵ֣י בִנָימִ֗ן מִקֶּ֙רֶב֙ יְר֣וּשָׁלִַ֔ם וּבִתְק֙וֹעַ֙ תִּקְע֣וּ שׁוֹפָ֔ר וְעַל־בֵּ֥ית הַכֶּ֖רֶם שְׂא֣וּ מַשְׂאֵ֑ת כִּ֥י רָעָ֛ה נִשְׁקְפָ֥ה מִצָּפ֖וֹן וְשֶׁ֥בֶר גָּדֽוֹל׃<text:s/></text:span><text:span text:style-name="T633">‬</text:span><text:span text:style-name="T634">‬</text:span><text:span text:style-name="T635">‬</text:span>‬‬‬‬<text:span text:style-name="T636">2</text:span><text:span text:style-name="T637"> הַנָּוָה֙ וְהַמְּעֻנָּגָ֔ה דָּמִ֖יתִי בַּת־צִיּֽוֹן׃<text:s/></text:span><text:span text:style-name="T638">‬</text:span><text:span text:style-name="T639">‬</text:span>‬‬<text:span text:style-name="T640">3</text:span><text:span text:style-name="T641"> אֵלֶ֛יהָ יָבֹ֥אוּ רֹעִ֖ים וְעֶדְרֵיהֶ֑ם תָּקְע֨וּ עָלֶ֤יהָ אֹהָלִים֙ סָבִ֔יב רָע֖וּ אִ֥ישׁ אֶת־יָדֽוֹ׃<text:s/></text:span><text:span text:style-name="T642">‬</text:span><text:span text:style-name="T643">‬</text:span>‬‬<text:span text:style-name="T644">4</text:span><text:span text:style-name="T645"> קַדְּשׁ֤וּ עָלֶ֙יהָ֙ מִלְחָמָ֔ה ק֖וּמוּ וְנַעֲלֶ֣ה בַֽצָּהֳרָ֑יִם א֥וֹי לָ֙נוּ֙ כִּי־פָנָ֣ה הַיּ֔וֹם כִּ֥י יִנָּט֖וּ צִלְלֵי־עָֽרֶב׃<text:s/></text:span><text:span text:style-name="T646">‬</text:span><text:span text:style-name="T647">‬</text:span>‬‬<text:span text:style-name="T648">5</text:span><text:span text:style-name="T649"> ק֚וּמוּ וְנַעֲלֶ֣ה בַלָּ֔יְלָה וְנַשְׁחִ֖יתָה אַרְמְנוֹתֶֽיהָ׃</text:span><text:span text:style-name="T650"><text:s/>ס<text:s/></text:span><text:span text:style-name="T651">‬</text:span><text:span text:style-name="T652">‬</text:span><text:span text:style-name="T653">‬</text:span>‬<text:span text:style-name="T654">6</text:span><text:span text:style-name="T655"> כִּ֣י כֹ֤ה אָמַר֙ יְהוָ֣ה צְבָא֔וֹת כִּרְת֣וּ עֵצָ֔ה וְשִׁפְכ֥וּ עַל־יְרוּשָׁלַ֖͏ִם סֹלְלָ֑ה הִ֚יא הָעִ֣יר הָפְקַ֔ד כֻּלָּ֖הּ עֹ֥שֶׁק בְּקִרְבָּֽהּ׃<text:s/></text:span><text:span text:style-name="T656">‬</text:span><text:span text:style-name="T657">‬</text:span>‬‬<text:span text:style-name="T658">7</text:span><text:span text:style-name="T659"> כְּהָקִ֥יר *בור **בַּ֙יִר֙ מֵימֶ֔יהָ כֵּ֖ן הֵקֵ֣רָה רָעָתָ֑הּ חָמָ֣ס וָ֠שֹׁד יִשָּׁ֨מַע בָּ֧הּ עַל־פָּנַ֛י תָּמִ֖יד חֳלִ֥י וּמַכָּֽה׃<text:s/></text:span><text:span text:style-name="T660">‬</text:span><text:span text:style-name="T661">‬</text:span>‬‬<text:span text:style-name="T662">8</text:span><text:span text:style-name="T663"> הִוָּסְרִי֙ יְר֣וּשָׁלִַ֔ם פֶּן־תֵּקַ֥ע נַפְשִׁ֖י מִמֵּ֑ךְ פֶּן־אֲשִׂימֵ֣ךְ שְׁמָמָ֔ה אֶ֖רֶץ ל֥וֹא נוֹשָֽׁבָה׃<text:s/></text:span><text:span text:style-name="T664">פ<text:s/></text:span>‬‬‬‬‬‬‬</text:p>
        <text:p text:style-name="P665"><text:span text:style-name="T666">‬</text:span><text:span text:style-name="T667">‬</text:span><text:span text:style-name="T668">‬</text:span>‬<text:span text:style-name="T669">9</text:span><text:span text:style-name="T670"> כֹּ֤ה אָמַר֙ יְהֹוָ֣ה צְבָא֔וֹת עוֹלֵ֛ל יְעוֹלְל֥וּ כַגֶּ֖פֶן שְׁאֵרִ֣ית יִשְׂרָאֵ֑ל הָשֵׁב֙ יָדְךָ֔ כְּבוֹצֵ֖ר עַל־סַלְסִלּֽוֹת׃<text:s/></text:span><text:span text:style-name="T671">‬</text:span><text:span text:style-name="T672">‬</text:span>‬‬<text:span text:style-name="T673">10</text:span><text:span text:style-name="T674"> עַל־מִ֨י אֲדַבְּרָ֤ה וְאָעִ֙ידָה֙ וְיִשְׁמָ֔עוּ הִנֵּה֙ עֲרֵלָ֣ה אָזְנָ֔ם וְלֹ֥א יוּכְל֖וּ לְהַקְשִׁ֑יב הִנֵּ֣ה דְבַר־יְהוָ֗ה הָיָ֥ה לָהֶ֛ם לְחֶרְפָּ֖ה לֹ֥א יַחְפְּצוּ־בֽוֹ׃<text:s/></text:span><text:span text:style-name="T675">‬</text:span><text:span text:style-name="T676">‬</text:span>‬‬<text:span text:style-name="T677">11</text:span><text:span text:style-name="T678"> וְאֵת֩ חֲמַ֨ת יְהוָ֤ה ׀ מָלֵ֙אתִי֙ נִלְאֵ֣יתִי הָכִ֔יל שְׁפֹ֤ךְ עַל־עוֹלָל֙ בַּח֔וּץ וְעַ֛ל ס֥וֹד בַּחוּרִ֖ים יַחְדָּ֑ו כִּֽי־גַם־אִ֤ישׁ עִם־אִשָּׁה֙ יִלָּכֵ֔דוּ זָקֵ֖ן עִם־מְלֵ֥א יָמִֽים׃<text:s/></text:span><text:span text:style-name="T679">‬</text:span><text:span text:style-name="T680">‬</text:span>‬‬<text:span text:style-name="T681">12</text:span><text:span text:style-name="T682"> וְנָסַ֤בּוּ בָֽתֵּיהֶם֙ לַאֲחֵרִ֔ים שָׂד֥וֹת וְנָשִׁ֖ים יַחְדָּ֑ו כִּֽי־אַטֶּ֧ה אֶת־יָדִ֛י עַל־יֹשְׁבֵ֥י הָאָ֖רֶץ נְאֻם־יְהוָֽה׃<text:s/></text:span><text:span text:style-name="T683">‬</text:span><text:span text:style-name="T684">‬</text:span>‬‬<text:span text:style-name="T685">13</text:span><text:span text:style-name="T686"> כִּ֤י מִקְּטַנָּם֙ וְעַד־גְּדוֹלָ֔ם כֻּלּ֖וֹ בּוֹצֵ֣עַ בָּ֑צַע וּמִנָּבִיא֙ וְעַד־כֹּהֵ֔ן כֻּלּ֖וֹ עֹ֥שֶׂה שָּֽׁקֶר׃<text:s/></text:span><text:span text:style-name="T687">‬</text:span><text:span text:style-name="T688">‬</text:span>‬‬<text:span text:style-name="T689">14</text:span><text:span text:style-name="T690"> וַֽיְרַפְּא֞וּ אֶת־שֶׁ֤בֶר עַמִּי֙ עַל־נְקַלָּ֔ה לֵאמֹ֖ר שָׁל֣וֹם ׀ שָׁל֑וֹם וְאֵ֖ין שָׁלֽוֹם׃<text:s/></text:span><text:span text:style-name="T691">‬</text:span><text:span text:style-name="T692">‬</text:span>‬‬<text:span text:style-name="T693">15</text:span><text:span text:style-name="T694"> הֹבִ֕ישׁוּ כִּ֥י תוֹעֵבָ֖ה עָשׂ֑וּ גַּם־בּ֣וֹשׁ לֹֽא־יֵב֗וֹשׁוּ גַּם־הַכְלִים֙ לֹ֣א יָדָ֔עוּ לָכֵ֞ן יִפְּל֧וּ בַנֹּפְלִ֛ים בְּעֵת־פְּקַדְתִּ֥ים יִכָּשְׁל֖וּ אָמַ֥ר יְהוָֽה׃</text:span><text:span text:style-name="T695"><text:s/>ס<text:s/></text:span><text:span text:style-name="T696">‬</text:span><text:span text:style-name="T697">‬</text:span><text:span text:style-name="T698">‬</text:span>‬<text:span text:style-name="T699">16</text:span><text:span text:style-name="T700"> כֹּ֣ה אָמַ֣ר יְהוָ֡ה עִמְדוּ֩ עַל־דְּרָכִ֨ים וּרְא֜וּ וְשַׁאֲל֣וּ ׀ לִנְתִב֣וֹת עוֹלָ֗ם אֵי־זֶ֨ה דֶ֤רֶךְ הַטּוֹב֙ וּלְכוּ־בָ֔הּ וּמִצְא֥וּ מַרְגּ֖וֹעַ לְנַפְשְׁכֶ֑ם וַיֹּאמְר֖וּ לֹ֥א נֵלֵֽךְ׃<text:s/></text:span><text:span text:style-name="T701">‬</text:span><text:span text:style-name="T702">‬</text:span>‬‬<text:span text:style-name="T703">17</text:span><text:span text:style-name="T704"> וַהֲקִמֹתִ֤י עֲלֵיכֶם֙ צֹפִ֔ים הַקְשִׁ֖יבוּ לְק֣וֹל שׁוֹפָ֑ר וַיֹּאמְר֖וּ לֹ֥א נַקְשִֽׁיב׃<text:s/></text:span><text:span text:style-name="T705">‬</text:span><text:span text:style-name="T706">‬</text:span>‬‬<text:span text:style-name="T707">18</text:span><text:span text:style-name="T708"> לָכֵ֖ן שִׁמְע֣וּ הַגּוֹיִ֑ם וּדְעִ֥י עֵדָ֖ה אֶת־אֲשֶׁר־בָּֽם׃<text:s/></text:span><text:span text:style-name="T709">‬</text:span><text:span text:style-name="T710">‬</text:span>‬‬<text:span text:style-name="T711">19</text:span><text:span text:style-name="T712"> שִׁמְעִ֣י הָאָ֔רֶץ הִנֵּ֨ה אָנֹכִ֜י מֵבִ֥יא רָעָ֛ה אֶל־הָעָ֥ם הַזֶּ֖ה פְּרִ֣י מַחְשְׁבוֹתָ֑ם כִּ֤י עַל־דְּבָרַי֙ לֹ֣א הִקְשִׁ֔יבוּ וְתוֹרָתִ֖י וַיִּמְאֲסוּ־</text:span><text:soft-page-break/><text:span text:style-name="T713">בָֽהּ׃<text:s/></text:span><text:span text:style-name="T714">‬</text:span><text:span text:style-name="T715">‬</text:span>‬‬<text:span text:style-name="T716">20</text:span><text:span text:style-name="T717"> לָמָּה־זֶּ֨ה לִ֤י לְבוֹנָה֙ מִשְּׁבָ֣א תָב֔וֹא וְקָנֶ֥ה הַטּ֖וֹב מֵאֶ֣רֶץ מֶרְחָ֑ק עֹלֽוֹתֵיכֶם֙ לֹ֣א לְרָצ֔וֹן וְזִבְחֵיכֶ֖ם לֹא־עָ֥רְבוּ לִֽי׃</text:span><text:span text:style-name="T718"><text:s/>ס<text:s/></text:span><text:span text:style-name="T719">‬</text:span><text:span text:style-name="T720">‬</text:span><text:span text:style-name="T721">‬</text:span>‬<text:span text:style-name="T722">21</text:span><text:span text:style-name="T723"> לָכֵ֗ן כֹּ֚ה אָמַ֣ר יְהוָ֔ה הִנְנִ֥י נֹתֵ֛ן אֶל־הָעָ֥ם הַזֶּ֖ה מִכְשֹׁלִ֑ים וְכָ֣שְׁלוּ בָ֠ם אָב֨וֹת וּבָנִ֥ים יַחְדָּ֛ו שָׁכֵ֥ן וְרֵע֖וֹ *יאבדו **וְאָבָֽדוּ׃<text:s/></text:span><text:span text:style-name="T724">פ<text:s/></text:span><text:span text:style-name="T725">‬</text:span><text:span text:style-name="T726">‬</text:span><text:span text:style-name="T727">‬</text:span>‬‬‬‬‬‬‬‬‬‬‬‬‬‬</text:p>
        <text:p text:style-name="P728"><text:span text:style-name="T729">22</text:span><text:span text:style-name="T730"> כֹּ֚ה אָמַ֣ר יְהוָ֔ה הִנֵּ֛ה עַ֥ם בָּ֖א מֵאֶ֣רֶץ צָפ֑וֹן וְג֣וֹי גָּד֔וֹל יֵע֖וֹר מִיַּרְכְּתֵי־אָֽרֶץ׃<text:s/></text:span><text:span text:style-name="T731">‬</text:span><text:span text:style-name="T732">‬</text:span>‬‬<text:span text:style-name="T733">23</text:span><text:span text:style-name="T734"> קֶ֣שֶׁת וְכִיד֞וֹן יַחֲזִ֗יקוּ אַכְזָרִ֥י הוּא֙ וְלֹ֣א יְרַחֵ֔מוּ קוֹלָם֙ כַּיָּ֣ם יֶהֱמֶ֔ה וְעַל־סוּסִ֖ים יִרְכָּ֑בוּ עָר֗וּךְ כְּאִישׁ֙ לַמִּלְחָמָ֔ה עָלַ֖יִךְ בַּת־צִיּֽוֹן׃<text:s/></text:span><text:span text:style-name="T735">‬</text:span><text:span text:style-name="T736">‬</text:span>‬‬<text:span text:style-name="T737">24</text:span><text:span text:style-name="T738"> שָׁמַ֥ענוּ אֶת־שָׁמְע֖וֹ רָפ֣וּ יָדֵ֑ינוּ צָרָה֙ הֶחֱזִיקַ֔תְנוּ חִ֖יל כַּיּוֹלֵדָֽה׃<text:s/></text:span><text:span text:style-name="T739">‬</text:span><text:span text:style-name="T740">‬</text:span>‬‬<text:span text:style-name="T741">25</text:span><text:span text:style-name="T742"> אַל־*תצאי **תֵּֽצְאוּ֙ הַשָּׂדֶ֔ה וּבַדֶּ֖רֶךְ אַל־*תלכי **תֵּלֵ֑כוּ כִּ֚י חֶ֣רֶב לְאֹיֵ֔ב מָג֖וֹר מִסָּבִֽיב׃<text:s/></text:span><text:span text:style-name="T743">‬</text:span><text:span text:style-name="T744">‬</text:span>‬‬<text:span text:style-name="T745">26</text:span><text:span text:style-name="T746"> בַּת־עַמִּ֤י חִגְרִי־שָׂק֙ וְהִתְפַּלְּשִׁ֣י בָאֵ֔פֶר אֵ֤בֶל יָחִיד֙ עֲשִׂ֣י לָ֔ךְ מִסְפַּ֖ד תַּמְרוּרִ֑ים כִּ֣י פִתְאֹ֔ם יָבֹ֥א הַשֹּׁדֵ֖ד עָלֵֽינוּ׃<text:s/></text:span><text:span text:style-name="T747">‬</text:span><text:span text:style-name="T748">‬</text:span>‬‬<text:span text:style-name="T749">27</text:span><text:span text:style-name="T750"> בָּח֛וֹן נְתַתִּ֥יךָ בְעַמִּ֖י מִבְצָ֑ר וְתֵדַ֕ע וּבָחַנְתָּ֖ אֶת־דַּרְכָּֽם׃<text:s/></text:span><text:span text:style-name="T751">‬</text:span><text:span text:style-name="T752">‬</text:span>‬‬<text:span text:style-name="T753">28</text:span><text:span text:style-name="T754"> כֻּלָּם֙ סָרֵ֣י סֽוֹרְרִ֔ים הֹלְכֵ֥י רָכִ֖יל נְחֹ֣שֶׁת וּבַרְזֶ֑ל כֻּלָּ֥ם מַשְׁחִיתִ֖ים הֵֽמָּה׃<text:s/></text:span><text:span text:style-name="T755">‬</text:span><text:span text:style-name="T756">‬</text:span>‬‬<text:span text:style-name="T757">29</text:span><text:span text:style-name="T758"> נָחַ֣ר מַפֻּ֔חַ *מאשתם **מֵאֵ֖שׁ **תַּ֣ם עֹפָ֑רֶת לַשָּׁוְא֙ צָרַ֣ף צָר֔וֹף וְרָעִ֖ים לֹ֥א נִתָּֽקוּ׃<text:s/></text:span><text:span text:style-name="T759">‬</text:span><text:span text:style-name="T760">‬</text:span>‬‬<text:span text:style-name="T761">30</text:span><text:span text:style-name="T762"> כֶּ֣סֶף נִמְאָ֔ס קָרְא֖וּ לָהֶ֑ם כִּֽי־מָאַ֥ס יְהוָ֖ה בָּהֶֽם׃<text:s/></text:span><text:span text:style-name="T763">פ<text:s/></text:span><text:span text:style-name="T764">‬</text:span><text:span text:style-name="T765">‬</text:span><text:span text:style-name="T766">‬</text:span>‬‬‬‬‬‬‬‬‬‬</text:p>
      </text:section>
      <text:section text:name="Sect6" text:style-name="S6">
        <text:p text:style-name="P767">Jeremiah 7‬‬</text:p>
        <text:p text:style-name="P768"><text:span text:style-name="T769">1</text:span><text:span text:style-name="T770"> הַדָּבָר֙ אֲשֶׁ֣ר הָיָ֣ה אֶֽל־יִרְמְיָ֔הוּ מֵאֵ֥ת יְהוָ֖ה לֵאמֹֽר׃<text:s/></text:span><text:span text:style-name="T771">2</text:span><text:span text:style-name="T772"> עֲמֹ֗ד בְּשַׁ֙עַר֙ בֵּ֣ית יְהוָ֔ה וְקָרָ֣אתָ שָּׁ֔ם אֶת־הַדָּבָ֖ר הַזֶּ֑ה וְאָמַרְתָּ֞ שִׁמְע֣וּ דְבַר־יְהוָ֗ה כָּל־יְהוּדָה֙ הַבָּאִים֙ בַּשְּׁעָרִ֣ים הָאֵ֔לֶּה לְהִֽשְׁתַּחֲוֺ֖ת לַיהוָֽה׃</text:span><text:span text:style-name="T773"><text:s/>ס<text:s/></text:span><text:span text:style-name="T774">‬</text:span><text:span text:style-name="T775">‬</text:span><text:span text:style-name="T776">‬</text:span>‬<text:span text:style-name="T777">3</text:span><text:span text:style-name="T778"> כֹּֽה־אָמַ֞ר יְהוָ֤ה צְבָאוֹת֙ אֱלֹהֵ֣י יִשְׂרָאֵ֔ל הֵיטִ֥יבוּ דַרְכֵיכֶ֖ם וּמַֽעַלְלֵיכֶ֑ם וַאֲשַׁכְּנָ֣ה אֶתְכֶ֔ם בַּמָּק֖וֹם הַזֶּֽה׃<text:s/></text:span><text:span text:style-name="T779">‬</text:span><text:span text:style-name="T780">‬</text:span>‬‬<text:span text:style-name="T781">4</text:span><text:span text:style-name="T782"> אַל־תִּבְטְח֣וּ לָכֶ֔ם אֶל־דִּבְרֵ֥י הַשֶּׁ֖קֶר לֵאמֹ֑ר הֵיכַ֤ל יְהוָה֙ הֵיכַ֣ל יְהוָ֔ה הֵיכַ֥ל יְהוָ֖ה הֵֽמָּה׃<text:s/></text:span><text:span text:style-name="T783">‬</text:span><text:span text:style-name="T784">‬</text:span>‬‬<text:span text:style-name="T785">5</text:span><text:span text:style-name="T786"> כִּ֤י אִם־הֵיטֵיב֙ תֵּיטִ֔יבוּ אֶת־דַּרְכֵיכֶ֖ם וְאֶת־מַֽעַלְלֵיכֶ֑ם אִם־עָשׂ֤וֹ תַֽעֲשׂוּ֙ מִשְׁפָּ֔ט בֵּ֥ין אִ֖ישׁ וּבֵ֥ין רֵעֵֽהוּ׃<text:s/></text:span><text:span text:style-name="T787">‬</text:span><text:span text:style-name="T788">‬</text:span>‬‬<text:span text:style-name="T789">6</text:span><text:span text:style-name="T790"> גֵּ֣ר יָת֤וֹם וְאַלְמָנָה֙ לֹ֣א תַֽעֲשֹׁ֔קוּ וְדָ֣ם נָקִ֔י אַֽל־תִּשְׁפְּכ֖וּ בַּמָּק֣וֹם הַזֶּ֑ה וְאַחֲרֵ֨י אֱלֹהִ֧ים אֲחֵרִ֛ים לֹ֥א תֵלְכ֖וּ לְרַ֥ע לָכֶֽם׃<text:s/></text:span><text:span text:style-name="T791">‬</text:span><text:span text:style-name="T792">‬</text:span>‬‬<text:span text:style-name="T793">7</text:span><text:span text:style-name="T794"> וְשִׁכַּנְתִּ֤י אֶתְכֶם֙ בַּמָּק֣וֹם הַזֶּ֔ה בָּאָ֕רֶץ אֲשֶׁ֥ר נָתַ֖תִּי לַאֲבֽוֹתֵיכֶ֑ם לְמִן־עוֹלָ֖ם וְעַד־עוֹלָֽם׃<text:s/></text:span><text:span text:style-name="T795">‬</text:span><text:span text:style-name="T796">‬</text:span>‬‬<text:span text:style-name="T797">8</text:span><text:span text:style-name="T798"> הִנֵּ֤ה אַתֶּם֙ בֹּטְחִ֣ים לָכֶ֔ם עַל־דִּבְרֵ֖י הַשָּׁ֑קֶר לְבִלְתִּ֖י הוֹעִֽיל׃<text:s/></text:span><text:span text:style-name="T799">‬</text:span><text:span text:style-name="T800">‬</text:span>‬‬<text:span text:style-name="T801">9</text:span><text:span text:style-name="T802"> הֲגָנֹ֤ב ׀ רָצֹ֙חַ֙ וְֽנָאֹ֗ף וְהִשָּׁבֵ֥עַ לַשֶּׁ֖קֶר וְקַטֵּ֣ר לַבָּ֑עַל וְהָלֹ֗ךְ אַחֲרֵ֛י אֱלֹהִ֥ים אֲחֵרִ֖ים אֲשֶׁ֥ר לֹֽא־יְדַעְתֶּֽם׃<text:s/></text:span><text:span text:style-name="T803">‬</text:span><text:span text:style-name="T804">‬</text:span><text:span text:style-name="T805">‬</text:span>‬‬‬<text:span text:style-name="T806">10</text:span><text:span text:style-name="T807"> וּבָאתֶ֞ם וַעֲמַדְתֶּ֣ם לְפָנַ֗י בַּבַּ֤יִת הַזֶּה֙ אֲשֶׁ֣ר נִקְרָא־שְׁמִ֣י עָלָ֔יו וַאֲמַרְתֶּ֖ם נִצַּ֑לְנוּ לְמַ֣עַן עֲשׂ֔וֹת אֵ֥ת כָּל־הַתּוֹעֵב֖וֹת הָאֵֽלֶּה׃<text:s/></text:span><text:span text:style-name="T808">‬</text:span><text:span text:style-name="T809">‬</text:span>‬‬<text:span text:style-name="T810">11</text:span><text:span text:style-name="T811"> הַמְעָרַ֣ת פָּרִצִ֗ים הָיָ֨ה הַבַּ֧יִת הַזֶּ֛ה אֲשֶׁר־נִקְרָֽא־שְׁמִ֥י עָלָ֖יו בְּעֵינֵיכֶ֑ם גַּ֧ם אָנֹכִ֛י הִנֵּ֥ה רָאִ֖יתִי נְאֻם־יְהוָֽה׃</text:span><text:span text:style-name="T812"><text:s/>ס<text:s/></text:span><text:span text:style-name="T813">‬</text:span><text:span text:style-name="T814">‬</text:span><text:span text:style-name="T815">‬</text:span>‬<text:span text:style-name="T816">12</text:span><text:span text:style-name="T817"> כִּ֣י לְכוּ־נָ֗א אֶל־מְקוֹמִי֙ אֲשֶׁ֣ר בְּשִׁיל֔וֹ אֲשֶׁ֨ר שִׁכַּ֧נְתִּֽי שְׁמִ֛י שָׁ֖ם בָּרִֽאשׁוֹנָ֑ה וּרְאוּ֙ אֵ֣ת אֲשֶׁר־עָשִׂ֣יתִי ל֔וֹ מִפְּנֵ֕י רָעַ֖ת עַמִּ֥י יִשְׂרָאֵֽל׃<text:s/></text:span><text:span text:style-name="T818">‬</text:span><text:span text:style-name="T819">‬</text:span>‬‬<text:span text:style-name="T820">13</text:span><text:span text:style-name="T821"> וְעַתָּ֗ה יַ֧עַן עֲשׂוֹתְכֶ֛ם אֶת־כָּל־הַמּֽ͏ַעֲשִׂ֥ים הָאֵ֖לֶּה נְאֻם־יְהוָ֑ה וָאֲדַבֵּ֨ר אֲלֵיכֶ֜ם הַשְׁכֵּ֤ם וְדַבֵּר֙ וְלֹ֣א שְׁמַעְתֶּ֔ם וָאֶקְרָ֥א אֶתְכֶ֖ם וְלֹ֥א עֲנִיתֶֽם׃<text:s/></text:span><text:span text:style-name="T822">‬</text:span><text:span text:style-name="T823">‬</text:span>‬‬<text:span text:style-name="T824">14</text:span><text:span text:style-name="T825"> וְעָשִׂ֜יתִי לַבַּ֣יִת ׀ אֲשֶׁ֧ר נִֽקְרָא־שְׁמִ֣י<text:s/></text:span><text:soft-page-break/><text:span text:style-name="T826">עָלָ֗יו אֲשֶׁ֤ר אַתֶּם֙ בֹּטְחִ֣ים בּ֔וֹ וְלַ֨מָּק֔וֹם אֲשֶׁר־נָתַ֥תִּי לָכֶ֖ם וְלַאֲבֽוֹתֵיכֶ֑ם כַּאֲשֶׁ֥ר עָשִׂ֖יתִי לְשִׁלֽוֹ׃<text:s/></text:span><text:span text:style-name="T827">‬</text:span><text:span text:style-name="T828">‬</text:span>‬‬<text:span text:style-name="T829">15</text:span><text:span text:style-name="T830"> וְהִשְׁלַכְתִּ֥י אֶתְכֶ֖ם מֵעַ֣ל פָּנָ֑י כַּאֲשֶׁ֤ר הִשְׁלַ֙כְתִּי֙ אֶת־כָּל־אֲחֵיכֶ֔ם אֵ֖ת כָּל־זֶ֥רַע אֶפְרָֽיִם׃</text:span><text:span text:style-name="T831"><text:s/>ס<text:s/></text:span><text:span text:style-name="T832">‬</text:span><text:span text:style-name="T833">‬</text:span><text:span text:style-name="T834">‬</text:span>‬<text:span text:style-name="T835">16</text:span><text:span text:style-name="T836"> וְאַתָּ֞ה אַל־תִּתְפַּלֵּ֣ל ׀ בְּעַד־הָעָ֣ם הַזֶּ֗ה וְאַל־תִּשָּׂ֧א בַעֲדָ֛ם רִנָּ֥ה וּתְפִלָּ֖ה וְאַל־תִּפְגַּע־בִּ֑י כִּי־אֵינֶ֥נִּי שֹׁמֵ֖עַ אֹתָֽךְ׃<text:s/></text:span><text:span text:style-name="T837">‬</text:span><text:span text:style-name="T838">‬</text:span>‬‬<text:span text:style-name="T839">17</text:span><text:span text:style-name="T840"> הַֽאֵינְךָ֣ רֹאֶ֔ה מָ֛ה הֵ֥מָּה עֹשִׂ֖ים בְּעָרֵ֣י יְהוּדָ֑ה וּבְחֻצ֖וֹת יְרוּשָׁלָֽ͏ִם׃<text:s/></text:span><text:span text:style-name="T841">‬</text:span><text:span text:style-name="T842">‬</text:span>‬‬<text:span text:style-name="T843">18</text:span><text:span text:style-name="T844"> הַבָּנִ֞ים מְלַקְּטִ֣ים עֵצִ֗ים וְהָֽאָבוֹת֙ מְבַעֲרִ֣ים אֶת־הָאֵ֔שׁ וְהַנָּשִׁ֖ים לָשׁ֣וֹת בָּצֵ֑ק לַעֲשׂ֨וֹת כַּוָּנִ֜ים לִמְלֶ֣כֶת הַשָּׁמַ֗יִם וְהַסֵּ֤ךְ נְסָכִים֙ לֵאלֹהִ֣ים אֲחֵרִ֔ים לְמַ֖עַן הַכְעִסֵֽנִי׃<text:s/></text:span><text:span text:style-name="T845">‬</text:span><text:span text:style-name="T846">‬</text:span>‬‬<text:span text:style-name="T847">19</text:span><text:span text:style-name="T848"> הַאֹתִ֛י הֵ֥ם מַכְעִסִ֖ים נְאֻם־יְהוָ֑ה הֲל֣וֹא אֹתָ֔ם לְמַ֖עַן בֹּ֥שֶׁת פְּנֵיהֶֽם׃</text:span><text:span text:style-name="T849"><text:s/>ס<text:s/></text:span><text:span text:style-name="T850">‬</text:span><text:span text:style-name="T851">‬</text:span><text:span text:style-name="T852">‬</text:span>‬<text:span text:style-name="T853">20</text:span><text:span text:style-name="T854"> לָכֵ֞ן כֹּה־אָמַ֣ר ׀ אֲדֹנָ֣י יְהֹוִ֗ה הִנֵּ֨ה אַפִּ֤י וַֽחֲמָתִי֙ נִתֶּ֙כֶת֙ אֶל־הַמָּק֣וֹם הַזֶּ֔ה עַל־הָֽאָדָם֙ וְעַל־הַבְּהֵמָ֔ה וְעַל־עֵ֥ץ הַשָּׂדֶ֖ה וְעַל־פְּרִ֣י הָֽאֲדָמָ֑ה וּבָעֲרָ֖ה וְלֹ֥א תִכְבֶּֽה׃</text:span><text:span text:style-name="T855"><text:s/>ס<text:s/></text:span><text:span text:style-name="T856">‬</text:span><text:span text:style-name="T857">‬</text:span><text:span text:style-name="T858">‬</text:span>‬<text:span text:style-name="T859">21</text:span><text:span text:style-name="T860"> כֹּ֥ה אָמַ֛ר יְהוָ֥ה צְבָא֖וֹת אֱלֹהֵ֣י יִשְׂרָאֵ֑ל עֹלוֹתֵיכֶ֛ם סְפ֥וּ עַל־זִבְחֵיכֶ֖ם וְאִכְל֥וּ בָשָֽׂר׃<text:s/></text:span><text:span text:style-name="T861">‬</text:span><text:span text:style-name="T862">‬</text:span>‬‬<text:span text:style-name="T863">22</text:span><text:span text:style-name="T864"> כִּ֠י לֹֽא־דִבַּ֤רְתִּי אֶת־אֲבֽוֹתֵיכֶם֙ וְלֹ֣א צִוִּיתִ֔ים בְּי֛וֹם *הוציא **הוֹצִיאִ֥י אוֹתָ֖ם מֵאֶ֣רֶץ מִצְרָ֑יִם עַל־דִּבְרֵ֥י עוֹלָ֖ה וָזָֽבַח׃<text:s/></text:span><text:span text:style-name="T865">‬</text:span><text:span text:style-name="T866">‬</text:span>‬‬<text:span text:style-name="T867">23</text:span><text:span text:style-name="T868"> כִּ֣י אִֽם־אֶת־הַדָּבָ֣ר הַ֠זֶּה צִוִּ֨יתִי אוֹתָ֤ם לֵאמֹר֙ שִׁמְע֣וּ בְקוֹלִ֔י וְהָיִ֤יתִי לָכֶם֙ לֵֽאלֹהִ֔ים וְאַתֶּ֖ם תִּֽהְיוּ־לִ֣י לְעָ֑ם וַהֲלַכְתֶּ֗ם בְּכָל־הַדֶּ֙רֶךְ֙ אֲשֶׁ֣ר אֲצַוֶּ֣ה אֶתְכֶ֔ם לְמַ֖עַן יִיטַ֥ב לָכֶֽם׃<text:s/></text:span><text:span text:style-name="T869">‬</text:span><text:span text:style-name="T870">‬</text:span>‬‬<text:span text:style-name="T871">24</text:span><text:span text:style-name="T872"> וְלֹ֤א שָֽׁמְעוּ֙ וְלֹֽא־הִטּ֣וּ אֶת־אָזְנָ֔ם וַיֵּֽלְכוּ֙ בְּמֹ֣עֵצ֔וֹת בִּשְׁרִר֖וּת לִבָּ֣ם הָרָ֑ע וַיִּהְי֥וּ לְאָח֖וֹר וְלֹ֥א לְפָנִֽים׃<text:s/></text:span><text:span text:style-name="T873">‬</text:span><text:span text:style-name="T874">‬</text:span>‬‬<text:span text:style-name="T875">25</text:span><text:span text:style-name="T876"> לְמִן־הַיּ֗וֹם אֲשֶׁ֨ר יָצְא֤וּ אֲבֽוֹתֵיכֶם֙ מֵאֶ֣רֶץ מִצְרַ֔יִם עַ֖ד הַיּ֣וֹם הַזֶּ֑ה וָאֶשְׁלַ֤ח אֲלֵיכֶם֙ אֶת־כָּל־עֲבָדַ֣י הַנְּבִיאִ֔ים י֖וֹם הַשְׁכֵּ֥ם וְשָׁלֹֽחַ׃<text:s/></text:span><text:span text:style-name="T877">‬</text:span><text:span text:style-name="T878">‬</text:span>‬‬<text:span text:style-name="T879">26</text:span><text:span text:style-name="T880"> וְל֤וֹא שָׁמְעוּ֙ אֵלַ֔י וְלֹ֥א הִטּ֖וּ אֶת־אָזְנָ֑ם וַיַּקְשׁוּ֙ אֶת־עָרְפָּ֔ם הֵרֵ֖עוּ מֵאֲבוֹתָֽם׃<text:s/></text:span><text:span text:style-name="T881">‬</text:span><text:span text:style-name="T882">‬</text:span>‬‬<text:span text:style-name="T883">27</text:span><text:span text:style-name="T884"> וְדִבַּרְתָּ֤ אֲלֵיהֶם֙ אֶת־כָּל־הַדְּבָרִ֣ים הָאֵ֔לֶּה וְלֹ֥א יִשְׁמְע֖וּ אֵלֶ֑יךָ וְקָרָ֥אתָ אֲלֵיהֶ֖ם וְלֹ֥א יַעֲנֽוּכָה׃<text:s/></text:span><text:span text:style-name="T885">‬</text:span><text:span text:style-name="T886">‬</text:span>‬‬<text:span text:style-name="T887">28</text:span><text:span text:style-name="T888"> וְאָמַרְתָּ֣ אֲלֵיהֶ֗ם זֶ֤ה הַגּוֹי֙ אֲשֶׁ֣ר לֽוֹא־שָׁמְע֗וּ בְּקוֹל֙ יְהוָ֣ה אֱלֹהָ֔יו וְלֹ֥א לָקְח֖וּ מוּסָ֑ר אָֽבְדָה֙ הָֽאֱמוּנָ֔ה וְנִכְרְתָ֖ה מִפִּיהֶֽם׃</text:span><text:span text:style-name="T889"><text:s/>ס<text:s/></text:span><text:span text:style-name="T890">‬</text:span><text:span text:style-name="T891">‬</text:span><text:span text:style-name="T892">‬</text:span>‬<text:span text:style-name="T893">29</text:span><text:span text:style-name="T894"> גָּזִּ֤י נִזְרֵךְ֙ וְֽהַשְׁלִ֔יכִי וּשְׂאִ֥י עַל־שְׁפָיִ֖ם קִינָ֑ה כִּ֚י מָאַ֣ס יְהוָ֔ה וַיִּטֹּ֖שׁ אֶת־דּ֥וֹר עֶבְרָתֽוֹ׃<text:s/></text:span><text:span text:style-name="T895">‬</text:span><text:span text:style-name="T896">‬</text:span>‬‬<text:span text:style-name="T897">30</text:span><text:span text:style-name="T898"> כִּֽי־עָשׂ֨וּ בְנֵי־יְהוּדָ֥ה הָרַ֛ע בְּעֵינַ֖י נְאֻום־יְהוָ֑ה שָׂ֣מוּ שִׁקּֽוּצֵיהֶ֗ם בַּבַּ֛יִת אֲשֶׁר־נִקְרָא־שְׁמִ֥י עָלָ֖יו לְטַמְּאֽוֹ׃<text:s/></text:span><text:span text:style-name="T899">‬</text:span><text:span text:style-name="T900">‬</text:span>‬‬<text:span text:style-name="T901">31</text:span><text:span text:style-name="T902"> וּבָנ֞וּ בָּמ֣וֹת הַתֹּ֗פֶת אֲשֶׁר֙ בְּגֵ֣יא בֶן־הִנֹּ֔ם לִשְׂרֹ֛ף אֶת־בְּנֵיהֶ֥ם וְאֶת־בְּנֹתֵיהֶ֖ם בָּאֵ֑שׁ אֲשֶׁר֙ לֹ֣א צִוִּ֔יתִי וְלֹ֥א עָלְתָ֖ה עַל־לִבִּֽי׃</text:span><text:span text:style-name="T903"><text:s/>ס<text:s/></text:span><text:span text:style-name="T904">‬</text:span><text:span text:style-name="T905">‬</text:span><text:span text:style-name="T906">‬</text:span>‬<text:span text:style-name="T907">32</text:span><text:span text:style-name="T908"> לָכֵ֞ן הִנֵּֽה־יָמִ֤ים בָּאִים֙ נְאֻם־יְהוָ֔ה וְלֹא־יֵאָמֵ֨ר ע֤וֹד הַתֹּ֙פֶת֙ וְגֵ֣יא בֶן־הִנֹּ֔ם כִּ֖י אִם־גֵּ֣יא הַהֲרֵגָ֑ה וְקָבְר֥וּ בְתֹ֖פֶת מֵאֵ֥ין מָקֽוֹם׃<text:s/></text:span><text:span text:style-name="T909">‬</text:span><text:span text:style-name="T910">‬</text:span>‬‬<text:span text:style-name="T911">33</text:span><text:span text:style-name="T912"> וְֽהָ֨יְתָ֜ה נִבְלַ֨ת הָעָ֤ם הַזֶּה֙ לְמַֽאֲכָ֔ל לְע֥וֹף הַשָּׁמַ֖יִם וּלְבֶהֱמַ֣ת הָאָ֑רֶץ וְאֵ֖ין מַחֲרִֽיד׃<text:s/></text:span><text:span text:style-name="T913">‬</text:span><text:span text:style-name="T914">‬</text:span>‬‬<text:span text:style-name="T915">34</text:span><text:span text:style-name="T916"> וְהִשְׁבַּתִּ֣י ׀ מֵעָרֵ֣י יְהוּדָ֗ה וּמֵֽחֻצוֹת֙ יְר֣וּשָׁלִַ֔ם ק֤וֹל שָׂשׂוֹן֙ וְק֣וֹל שִׂמְחָ֔ה ק֥וֹל חָתָ֖ן וְק֣וֹל כַּלָּ֑ה כִּ֥י לְחָרְבָּ֖ה תִּהְיֶ֥ה הָאָֽרֶץ׃<text:s/></text:span><text:span text:style-name="T917">‬</text:span><text:span text:style-name="T918">‬</text:span>‬‬‬‬‬‬‬‬‬‬‬‬‬‬‬‬‬‬‬‬‬‬‬‬‬‬‬‬‬‬‬‬‬‬‬</text:p>
      </text:section>
      <text:section text:name="Sect7" text:style-name="S7">
        <text:soft-page-break/>
        <text:p text:style-name="P919">Jeremiah 8‬‬</text:p>
        <text:p text:style-name="P920"><text:span text:style-name="T921">1</text:span><text:span text:style-name="T922"> בָּעֵ֣ת הַהִ֣יא נְאֻם־יְהוָ֡ה *ויציאו **יוֹצִ֣יאוּ אֶת־עַצְמ֣וֹת מַלְכֵֽי־יְהוּדָ֣ה וְאֶת־עַצְמוֹת־שָׂרָיו֩ וְאֶת־עַצְמ֨וֹת הַכֹּהֲנִ֜ים וְאֵ֣ת ׀ עַצְמ֣וֹת הַנְּבִיאִ֗ים וְאֵ֛ת עַצְמ֥וֹת יוֹשְׁבֵֽי־יְרוּשָׁלָ֖͏ִם מִקִּבְרֵיהֶֽם׃<text:s/></text:span><text:span text:style-name="T923">2</text:span><text:span text:style-name="T924"> וּשְׁטָחוּם֩ לַשֶּׁ֨מֶשׁ וְלַיָּרֵ֜חַ וּלְכֹ֣ל ׀ צְבָ֣א הַשָּׁמַ֗יִם אֲשֶׁ֨ר אֲהֵב֜וּם וַאֲשֶׁ֤ר עֲבָדוּם֙ וַֽאֲשֶׁר֙ הָלְכ֣וּ אַֽחֲרֵיהֶ֔ם וַאֲשֶׁ֣ר דְּרָשׁ֔וּם וַאֲשֶׁ֥ר הִֽשְׁתַּחֲו֖וּ לָהֶ֑ם לֹ֤א יֵאָֽסְפוּ֙ וְלֹ֣א יִקָּבֵ֔רוּ לְדֹ֛מֶן עַל־פְּנֵ֥י הָאֲדָמָ֖ה יִֽהְיֽוּ׃<text:s/></text:span><text:span text:style-name="T925">‬</text:span><text:span text:style-name="T926">‬</text:span>‬‬<text:span text:style-name="T927">3</text:span><text:span text:style-name="T928"> וְנִבְחַ֥ר מָ֙וֶת֙ מֵֽחַיִּ֔ים לְכֹ֗ל הַשְּׁאֵרִית֙ הַנִּשְׁאָרִ֔ים מִן־הַמִּשְׁפָּחָ֥ה הָֽרָעָ֖ה הַזֹּ֑את בְּכָל־הַמְּקֹמ֤וֹת הַנִּשְׁאָרִים֙ אֲשֶׁ֣ר הִדַּחְתִּ֣ים שָׁ֔ם נְאֻ֖ם יְהוָ֥ה צְבָאֽוֹת׃</text:span><text:span text:style-name="T929"><text:s/>ס<text:s/></text:span><text:span text:style-name="T930">‬</text:span><text:span text:style-name="T931">‬</text:span><text:span text:style-name="T932">‬</text:span>‬<text:span text:style-name="T933">4</text:span><text:span text:style-name="T934"> וְאָמַרְתָּ֣ אֲלֵיהֶ֗ם כֹּ֚ה אָמַ֣ר יְהוָ֔ה הֲיִפְּל֖וּ וְלֹ֣א יָק֑וּמוּ אִם־יָשׁ֖וּב וְלֹ֥א יָשֽׁוּב׃<text:s/></text:span><text:span text:style-name="T935">‬</text:span><text:span text:style-name="T936">‬</text:span>‬‬<text:span text:style-name="T937">5</text:span><text:span text:style-name="T938"> מַדּ֨וּעַ שׁוֹבְבָ֜ה הָעָ֥ם הַזֶּ֛ה יְרוּשָׁלַ֖͏ִם מְשֻׁבָ֣ה נִצַּ֑חַת הֶחֱזִ֙יקוּ֙ בַּתַּרְמִ֔ית מֵאֲנ֖וּ לָשֽׁוּב׃<text:s/></text:span><text:span text:style-name="T939">‬</text:span><text:span text:style-name="T940">‬</text:span>‬‬<text:span text:style-name="T941">6</text:span><text:span text:style-name="T942"> הִקְשַׁ֤בְתִּי וָֽאֶשְׁמָע֙ לוֹא־כֵ֣ן יְדַבֵּ֔רוּ אֵ֣ין אִ֗ישׁ נִחָם֙ עַל־רָ֣עָת֔וֹ לֵאמֹ֖ר מֶ֣ה עָשִׂ֑יתִי כֻּלֹּ֗ה שָׁ֚ב *במרצותם **בִּמְר֣וּצָתָ֔ם כְּס֥וּס שׁוֹטֵ֖ף בַּמִּלְחָמָֽה׃<text:s/></text:span><text:span text:style-name="T943">‬</text:span><text:span text:style-name="T944">‬</text:span>‬‬<text:span text:style-name="T945">7</text:span><text:span text:style-name="T946"> גַּם־חֲסִידָ֣ה בַשָּׁמַ֗יִם יָֽדְעָה֙ מֽוֹעֲדֶ֔יהָ וְתֹ֤ר *וסוס **וְסִיס֙ וְעָג֔</text:span><text:span text:style-name="T947">‬‏וּר שָׁמְר֖וּ אֶת־עֵ֣ת בֹּאָ֑נָה וְעַמִּ֕י לֹ֣א יָֽדְע֔וּ אֵ֖ת מִשְׁפַּ֥ט יְהוָֽה׃<text:s/></text:span><text:span text:style-name="T948">‬</text:span><text:span text:style-name="T949">‬</text:span><text:span text:style-name="T950">‬</text:span>‬‬‬<text:span text:style-name="T951">8</text:span><text:span text:style-name="T952"> אֵיכָ֤ה תֹֽאמְרוּ֙ חֲכָמִ֣ים אֲנַ֔חְנוּ וְתוֹרַ֥ת יְהוָ֖ה אִתָּ֑נוּ אָכֵן֙ הִנֵּ֣ה לַשֶּׁ֣קֶר עָשָׂ֔ה עֵ֖ט שֶׁ֥קֶר סֹפְרִֽים׃<text:s/></text:span><text:span text:style-name="T953">‬</text:span><text:span text:style-name="T954">‬</text:span>‬‬<text:span text:style-name="T955">9</text:span><text:span text:style-name="T956"> הֹבִ֣ישׁוּ חֲכָמִ֔ים חַ֖תּוּ וַיִּלָּכֵ֑דוּ הִנֵּ֤ה בִדְבַר־יְהוָה֙ מָאָ֔סוּ וְחָכְמַֽת־מֶ֖ה לָהֶֽם׃</text:span><text:span text:style-name="T957"><text:s/>ס<text:s/></text:span><text:span text:style-name="T958">‬</text:span><text:span text:style-name="T959">‬</text:span><text:span text:style-name="T960">‬</text:span>‬<text:span text:style-name="T961">10</text:span><text:span text:style-name="T962"> לָכֵן֩ אֶתֵּ֨ן אֶת־נְשֵׁיהֶ֜ם לַאֲחֵרִ֗ים שְׂדֽוֹתֵיהֶם֙ לְי֣וֹרְשִׁ֔ים כִּ֤י מִקָּטֹן֙ וְעַד־גָּד֔וֹל כֻּלֹּ֖ה בֹּצֵ֣עַ בָּ֑צַע מִנָּבִיא֙ וְעַד־כֹּהֵ֔ן כֻּלֹּ֖ה עֹ֥שֶׂה שָּֽׁקֶר׃<text:s/></text:span><text:span text:style-name="T963">‬</text:span><text:span text:style-name="T964">‬</text:span>‬‬<text:span text:style-name="T965">11</text:span><text:span text:style-name="T966"> וַיְרַפּ֞וּ אֶת־שֶׁ֤בֶר בַּת־עַמִּי֙ עַל־נְקַלָּ֔ה לֵאמֹ֖ר שָׁל֣וֹם ׀ שָׁל֑וֹם וְאֵ֖ין שָׁלֽוֹם׃<text:s/></text:span><text:span text:style-name="T967">‬</text:span><text:span text:style-name="T968">‬</text:span>‬‬<text:span text:style-name="T969">12</text:span><text:span text:style-name="T970"> הֹבִ֕שׁוּ כִּ֥י תוֹעֵבָ֖ה עָשׂ֑וּ גַּם־בּ֣וֹשׁ לֹֽא־יֵבֹ֗שׁוּ וְהִכָּלֵם֙ לֹ֣א יָדָ֔עוּ לָכֵ֞ן יִפְּל֣וּ בַנֹּפְלִ֗ים בְּעֵ֧ת פְּקֻדָּתָ֛ם יִכָּשְׁל֖וּ אָמַ֥ר יְהוָֽה׃</text:span><text:span text:style-name="T971"><text:s/>ס<text:s/></text:span><text:span text:style-name="T972">‬</text:span><text:span text:style-name="T973">‬</text:span><text:span text:style-name="T974">‬</text:span>‬<text:span text:style-name="T975">13</text:span><text:span text:style-name="T976"> אָסֹ֥ף אֲסִיפֵ֖ם נְאֻם־יְהֹוָ֑ה אֵין֩ עֲנָבִ֨ים בַּגֶּ֜פֶן וְאֵ֧ין תְּאֵנִ֣ים בַּתְּאֵנָ֗ה וְהֶֽעָלֶה֙ נָבֵ֔ל וָאֶתֵּ֥ן לָהֶ֖ם יַעַבְרֽוּם׃<text:s/></text:span><text:span text:style-name="T977">‬</text:span><text:span text:style-name="T978">‬</text:span>‬‬<text:span text:style-name="T979">14</text:span><text:span text:style-name="T980"> עַל־מָה֙ אֲנַ֣חְנוּ יֹֽשְׁבִ֔ים הֵֽאָסְפ֗וּ וְנָב֛וֹא אֶל־עָרֵ֥י הַמִּבְצָ֖ר וְנִדְּמָה־שָּׁ֑ם כִּי֩ יְהוָ֨ה אֱלֹהֵ֤ינוּ הֲדִמָּ֙נוּ֙ וַיַּשְׁקֵ֣נוּ מֵי־רֹ֔אשׁ כִּ֥י חָטָ֖אנוּ לַיהוָֽה׃<text:s/></text:span><text:span text:style-name="T981">‬</text:span><text:span text:style-name="T982">‬</text:span>‬‬<text:span text:style-name="T983">15</text:span><text:span text:style-name="T984"> קַוֵּ֥ה לְשָׁל֖וֹם וְאֵ֣ין ט֑וֹב לְעֵ֥ת מַרְפֵּ֖ה וְהִנֵּ֥ה בְעָתָֽה׃<text:s/></text:span><text:span text:style-name="T985">‬</text:span><text:span text:style-name="T986">‬</text:span>‬‬<text:span text:style-name="T987">16</text:span><text:span text:style-name="T988"> מִדָּ֤ן נִשְׁמַע֙ נַחְרַ֣ת סוּסָ֔יו מִקּוֹל֙ מִצְהֲל֣וֹת אַבִּירָ֔יו רָעֲשָׁ֖ה כָּל־הָאָ֑רֶץ וַיָּב֗וֹאוּ וַיֹּֽאכְלוּ֙ אֶ֣רֶץ וּמְלוֹאָ֔הּ עִ֖יר וְיֹ֥שְׁבֵי בָֽהּ׃</text:span><text:span text:style-name="T989"><text:s/>ס<text:s/></text:span><text:span text:style-name="T990">‬</text:span><text:span text:style-name="T991">‬</text:span><text:span text:style-name="T992">‬</text:span>‬<text:span text:style-name="T993">17</text:span><text:span text:style-name="T994"> כִּי֩ הִנְנִ֨י מְשַׁלֵּ֜חַ בָּכֶ֗ם נְחָשִׁים֙ צִפְעֹנִ֔ים אֲשֶׁ֥ר אֵין־לָהֶ֖ם לָ֑חַשׁ וְנִשְּׁכ֥וּ אֶתְכֶ֖ם נְאֻם־יְהוָֽה׃</text:span><text:span text:style-name="T995"><text:s/>ס<text:s/></text:span><text:span text:style-name="T996">‬</text:span><text:span text:style-name="T997">‬</text:span><text:span text:style-name="T998">‬</text:span>‬<text:span text:style-name="T999">18</text:span><text:span text:style-name="T1000"> מַבְלִ֥יגִיתִ֖י עֲלֵ֣י יָג֑וֹן עָלַ֖י לִבִּ֥י דַוָּֽי׃<text:s/></text:span><text:span text:style-name="T1001">‬</text:span><text:span text:style-name="T1002">‬</text:span>‬‬<text:span text:style-name="T1003">19</text:span><text:span text:style-name="T1004"> הִנֵּה־ק֞וֹל שַֽׁוְעַ֣ת בַּת־עַמִּ֗י מֵאֶ֙רֶץ֙ מַרְחַקִּ֔ים הַֽיהוָה֙ אֵ֣ין בְּצִיּ֔וֹן אִם־מַלְכָּ֖הּ אֵ֣ין בָּ֑הּ מַדּ֗וּעַ הִכְעִס֛וּנִי בִּפְסִלֵיהֶ֖ם בְּהַבְלֵ֥י נֵכָֽר׃<text:s/></text:span><text:span text:style-name="T1005">‬</text:span><text:span text:style-name="T1006">‬</text:span>‬‬<text:span text:style-name="T1007">20</text:span><text:span text:style-name="T1008"> עָבַ֥ר קָצִ֖יר כָּ֣לָה קָ֑יִץ וַאֲנַ֖חְנוּ ל֥וֹא נוֹשָֽׁעְנוּ׃<text:s/></text:span><text:span text:style-name="T1009">‬</text:span><text:span text:style-name="T1010">‬</text:span>‬‬<text:span text:style-name="T1011">21</text:span><text:span text:style-name="T1012"> עַל־שֶׁ֥בֶר בַּת־עַמִּ֖י הָשְׁבָּ֑רְתִּי קָדַ֕רְתִּי שַׁמָּ֖ה הֶחֱזִקָֽתְנִי׃<text:s/></text:span><text:span text:style-name="T1013">‬</text:span><text:span text:style-name="T1014">‬</text:span>‬‬<text:span text:style-name="T1015">22</text:span><text:span text:style-name="T1016"> הַצֳּרִי֙ אֵ֣ין בְּגִלְעָ֔ד אִם־רֹפֵ֖א אֵ֣ין שָׁ֑ם כִּ֗י מַדּ֙וּעַ֙ לֹ֣א עָֽלְתָ֔ה אֲרֻכַ֖ת בַּת־עַמִּֽי׃<text:s/></text:span><text:span text:style-name="T1017">‬</text:span><text:span text:style-name="T1018">‬</text:span>‬‬<text:span text:style-name="T1019">23</text:span><text:span text:style-name="T1020"> מִֽי־יִתֵּ֤ן רֹאשִׁי֙ מַ֔יִם וְעֵינִ֖י מְק֣וֹר דִּמְעָ֑ה וְאֶבְכֶּה֙ יוֹמָ֣ם וָלַ֔יְלָה אֵ֖ת חַֽלְלֵ֥י בַת־עַמִּֽי׃<text:s/></text:span><text:span text:style-name="T1021">‬</text:span><text:span text:style-name="T1022">‬</text:span>‬‬‬‬‬‬‬‬‬‬‬‬‬‬‬‬‬‬‬‬‬‬‬‬</text:p>
      </text:section>
      <text:section text:name="Sect8" text:style-name="S8">
        <text:soft-page-break/>
        <text:p text:style-name="P1023">Jeremiah 9‬‬</text:p>
        <text:p text:style-name="P1024"><text:span text:style-name="T1025">1</text:span><text:span text:style-name="T1026"> מִֽי־יִתְּנֵ֣נִי בַמִּדְבָּ֗ר מְלוֹן֙ אֹֽרְחִ֔ים וְאֶֽעֶזְבָה֙ אֶת־עַמִּ֔י וְאֵלְכָ֖ה מֵֽאִתָּ֑ם כִּ֤י כֻלָּם֙ מְנָ֣אֲפִ֔ים עֲצֶ֖רֶת בֹּגְדִֽים׃<text:s/></text:span><text:span text:style-name="T1027">2</text:span><text:span text:style-name="T1028"> וַֽיַּדְרְכ֤וּ אֶת־לְשׁוֹנָם֙ קַשְׁתָּ֣ם שֶׁ֔קֶר וְלֹ֥א לֶאֱמוּנָ֖ה גָּבְר֣וּ בָאָ֑רֶץ כִּי֩ מֵרָעָ֨ה אֶל־רָעָ֧ה ׀ יָצָ֛אוּ וְאֹתִ֥י לֹֽא־יָדָ֖עוּ נְאֻם־יְהוָֽה׃</text:span><text:span text:style-name="T1029"><text:s/>ס<text:s/></text:span><text:span text:style-name="T1030">‬</text:span><text:span text:style-name="T1031">‬</text:span><text:span text:style-name="T1032">‬</text:span>‬<text:span text:style-name="T1033">3</text:span><text:span text:style-name="T1034"> אִ֤ישׁ מֵרֵעֵ֙הוּ֙ הִשָּׁמֵ֔רוּ וְעַל־כָּל־אָ֖ח אַל־תִּבְטָ֑חוּ כִּ֤י כָל־אָח֙ עָק֣וֹב יַעְקֹ֔ב וְכָל־רֵ֖עַ רָכִ֥יל יַהֲלֹֽךְ׃<text:s/></text:span><text:span text:style-name="T1035">‬</text:span><text:span text:style-name="T1036">‬</text:span>‬‬<text:span text:style-name="T1037">4</text:span><text:span text:style-name="T1038"> וְאִ֤ישׁ בְּרֵעֵ֙הוּ֙ יְהָתֵ֔לּוּ וֶאֱמֶ֖ת לֹ֣א יְדַבֵּ֑רוּ לִמְּד֧וּ לְשׁוֹנָ֛ם דַּבֶּר־שֶׁ֖קֶר הַעֲוֵ֥ה נִלְאֽוּ׃<text:s/></text:span><text:span text:style-name="T1039">‬</text:span><text:span text:style-name="T1040">‬</text:span>‬‬<text:span text:style-name="T1041">5</text:span><text:span text:style-name="T1042"> שִׁבְתְּךָ֖ בְּת֣וֹךְ מִרְמָ֑ה בְּמִרְמָ֛ה מֵאֲנ֥וּ דַֽעַת־אוֹתִ֖י נְאֻם־יְהוָֽה׃</text:span><text:span text:style-name="T1043"><text:s/>ס<text:s/></text:span><text:span text:style-name="T1044">‬</text:span><text:span text:style-name="T1045">‬</text:span><text:span text:style-name="T1046">‬</text:span>‬<text:span text:style-name="T1047">6</text:span><text:span text:style-name="T1048"> לָכֵ֗ן כֹּ֤ה אָמַר֙ יְהוָ֣ה צְבָא֔וֹת הִנְנִ֥י צוֹרְפָ֖ם וּבְחַנְתִּ֑ים כִּֽי־אֵ֣יךְ אֶעֱשֶׂ֔ה מִפְּנֵ֖י בַּת־עַמִּֽי׃<text:s/></text:span><text:span text:style-name="T1049">‬</text:span><text:span text:style-name="T1050">‬</text:span>‬‬<text:span text:style-name="T1051">7</text:span><text:span text:style-name="T1052"> חֵ֥ץ *שוחט **שָׁח֛וּט לְשׁוֹנָ֖ם מִרְמָ֣ה דִבֵּ֑ר בְּפִ֗יו שָׁל֤וֹם אֶת־רֵעֵ֙הוּ֙ יְדַבֵּ֔ר וּבְקִרְבּ֖וֹ יָשִׂ֥ים אָרְבּֽוֹ׃<text:s/></text:span><text:span text:style-name="T1053">‬</text:span><text:span text:style-name="T1054">‬</text:span>‬‬<text:span text:style-name="T1055">8</text:span><text:span text:style-name="T1056"> הַעַל־אֵ֥לֶּה לֹֽא־אֶפְקָד־בָּ֖ם נְאֻם־יְהוָ֑ה אִ֚ם בְּג֣וֹי אֲשֶׁר־כָּזֶ֔ה לֹ֥א תִתְנַקֵּ֖ם נַפְשִֽׁי׃</text:span><text:span text:style-name="T1057"><text:s/>ס<text:s/></text:span><text:span text:style-name="T1058">‬</text:span><text:span text:style-name="T1059">‬</text:span><text:span text:style-name="T1060">‬</text:span>‬<text:span text:style-name="T1061">9</text:span><text:span text:style-name="T1062"> עַל־הֶ֨הָרִ֜ים אֶשָּׂ֧א בְכִ֣י וָנֶ֗הִי וְעַל־נְא֤וֹת מִדְבָּר֙ קִינָ֔ה כִּ֤י נִצְּתוּ֙ מִבְּלִי־אִ֣ישׁ עֹבֵ֔ר וְלֹ֥א שָׁמְע֖וּ ק֣וֹל מִקְנֶ֑ה מֵע֤וֹף הַשָּׁמַ֙יִם֙ וְעַד־בְּהֵמָ֔ה נָדְד֖וּ הָלָֽכוּ׃<text:s/></text:span><text:span text:style-name="T1063">‬</text:span><text:span text:style-name="T1064">‬</text:span>‬‬<text:span text:style-name="T1065">10</text:span><text:span text:style-name="T1066"> וְנָתַתִּ֧י אֶת־יְרוּשָׁלַ֛͏ִם לְגַלִּ֖ים מְע֣וֹן תַּנִּ֑ים וְאֶת־עָרֵ֧י יְהוּדָ֛ה אֶתֵּ֥ן שְׁמָמָ֖ה מִבְּלִ֥י יוֹשֵֽׁב׃</text:span><text:span text:style-name="T1067"><text:s/>ס<text:s/></text:span><text:span text:style-name="T1068">‬</text:span><text:span text:style-name="T1069">‬</text:span><text:span text:style-name="T1070">‬</text:span>‬<text:span text:style-name="T1071">11</text:span><text:span text:style-name="T1072"> מִֽי־הָאִ֤ישׁ הֶֽחָכָם֙ וְיָבֵ֣ן אֶת־זֹ֔את וַאֲשֶׁ֨ר דִּבֶּ֧ר פִּֽי־יְהוָ֛ה אֵלָ֖יו וְיַגִּדָ֑הּ עַל־מָה֙ אָבְדָ֣ה הָאָ֔רֶץ נִצְּתָ֥ה כַמִּדְבָּ֖ר מִבְּלִֽ</text:span><text:span text:style-name="T1073">‬‏י עֹבֵֽר׃</text:span><text:span text:style-name="T1074"><text:s/>ס<text:s/></text:span><text:span text:style-name="T1075">‬</text:span><text:span text:style-name="T1076">‬</text:span><text:span text:style-name="T1077">‬</text:span>‬‬‬<text:span text:style-name="T1078">12</text:span><text:span text:style-name="T1079"> וַיֹּ֣אמֶר יְהוָ֔ה עַל־עָזְבָם֙ אֶת־תּ֣וֹרָתִ֔י אֲשֶׁ֥ר נָתַ֖תִּי לִפְנֵיהֶ֑ם וְלֹא־שָׁמְע֥וּ בְקוֹלִ֖י וְלֹא־הָ֥לְכוּ בָֽהּ׃<text:s/></text:span><text:span text:style-name="T1080">‬</text:span><text:span text:style-name="T1081">‬</text:span>‬‬<text:span text:style-name="T1082">13</text:span><text:span text:style-name="T1083"> וַיֵּ֣לְכ֔וּ אַחֲרֵ֖י שְׁרִר֣וּת לִבָּ֑ם וְאַחֲרֵי֙ הַבְּעָלִ֔ים אֲשֶׁ֥ר לִמְּד֖וּם אֲבוֹתָֽם׃</text:span><text:span text:style-name="T1084"><text:s/>ס<text:s/></text:span><text:span text:style-name="T1085">‬</text:span><text:span text:style-name="T1086">‬</text:span><text:span text:style-name="T1087">‬</text:span>‬<text:span text:style-name="T1088">14</text:span><text:span text:style-name="T1089"> לָכֵ֗ן כֹּֽה־אָמַ֞ר יְהוָ֤ה צְבָאוֹת֙ אֱלֹהֵ֣י יִשְׂרָאֵ֔ל הִנְנִ֧י מַאֲכִילָ֛ם אֶת־הָעָ֥ם הַזֶּ֖ה לַֽעֲנָ֑ה וְהִשְׁקִיתִ֖ים מֵי־רֹֽאשׁ׃<text:s/></text:span><text:span text:style-name="T1090">‬</text:span><text:span text:style-name="T1091">‬</text:span>‬‬<text:span text:style-name="T1092">15</text:span><text:span text:style-name="T1093"> וַהֲפִֽצוֹתִים֙ בַּגּוֹיִ֔ם אֲשֶׁר֙ לֹ֣א יָֽדְע֔וּ הֵ֖מָּה וַֽאֲבוֹתָ֑ם וְשִׁלַּחְתִּ֤י אַֽחֲרֵיהֶם֙ אֶת־הַחֶ֔רֶב עַ֥ד כַּלּוֹתִ֖י אוֹתָֽם׃<text:s/></text:span><text:span text:style-name="T1094">פ<text:s/></text:span><text:span text:style-name="T1095">‬</text:span><text:span text:style-name="T1096">‬</text:span><text:span text:style-name="T1097">‬</text:span>‬‬‬‬‬‬‬‬‬‬‬‬‬‬‬</text:p>
        <text:p text:style-name="P1098"><text:span text:style-name="T1099">16</text:span><text:span text:style-name="T1100"> כֹּ֤ה אָמַר֙ יְהוָ֣ה צְבָא֔וֹת הִתְבּֽוֹנְנ֛וּ וְקִרְא֥וּ לַמְקוֹנְנ֖וֹת וּתְבוֹאֶ֑ינָה וְאֶל־הַחֲכָמ֥וֹת שִׁלְח֖וּ וְתָבֽוֹאנָה׃<text:s/></text:span><text:span text:style-name="T1101">‬</text:span><text:span text:style-name="T1102">‬</text:span>‬‬<text:span text:style-name="T1103">17</text:span><text:span text:style-name="T1104"> וּתְמַהֵ֕רְנָה וְתִשֶּׂ֥נָה עָלֵ֖ינוּ נֶ֑הִי וְתֵרַ֤דְנָה עֵינֵ֙ינוּ֙ דִּמְעָ֔ה וְעַפְעַפֵּ֖ינוּ יִזְּלוּ־מָֽיִם׃<text:s/></text:span><text:span text:style-name="T1105">‬</text:span><text:span text:style-name="T1106">‬</text:span>‬‬<text:span text:style-name="T1107">18</text:span><text:span text:style-name="T1108"> כִּ֣י ק֥וֹל נְהִ֛י נִשְׁמַ֥ע מִצִיּ֖וֹן אֵ֣יךְ שֻׁדָּ֑דְנוּ בֹּ֤שְׁנֽוּ מְאֹד֙ כִּֽי־עָזַ֣בְנוּ אָ֔רֶץ כִּ֥י הִשְׁלִ֖יכוּ מִשְׁכְּנוֹתֵֽינוּ׃</text:span><text:span text:style-name="T1109"><text:s/>ס<text:s/></text:span><text:span text:style-name="T1110">‬</text:span><text:span text:style-name="T1111">‬</text:span><text:span text:style-name="T1112">‬</text:span>‬<text:span text:style-name="T1113">19</text:span><text:span text:style-name="T1114"> כִּֽי־שְׁמַ֤עְנָה נָשִׁים֙ דְּבַר־יְהוָ֔ה וְתִקַּ֥ח אָזְנְכֶ֖ם דְּבַר־פִּ֑יו וְלַמֵּ֤דְנָה בְנֽוֹתֵיכֶם֙ נֶ֔הִי וְאִשָּׁ֥ה רְעוּתָ֖הּ קִינָֽה׃<text:s/></text:span><text:span text:style-name="T1115">‬</text:span><text:span text:style-name="T1116">‬</text:span>‬‬<text:span text:style-name="T1117">20</text:span><text:span text:style-name="T1118"> כִּֽי־עָ֤לָה מָ֙וֶת֙ בְּחַלּוֹנֵ֔ינוּ בָּ֖א בְּאַרְמְנוֹתֵ֑ינוּ לְהַכְרִ֤ית עוֹלָל֙ מִח֔וּץ בַּחוּרִ֖ים מֵרְחֹבֽוֹת׃<text:s/></text:span><text:span text:style-name="T1119">‬</text:span><text:span text:style-name="T1120">‬</text:span>‬‬<text:span text:style-name="T1121">21</text:span><text:span text:style-name="T1122"> דַּבֵּ֗ר כֹּ֚ה נְאֻם־יְהוָ֔ה וְנָֽפְלָה֙ נִבְלַ֣ת הָֽאָדָ֔ם כְּדֹ֖מֶן עַל־פְּנֵ֣י הַשָּׂדֶ֑ה וּכְעָמִ֛יר מֵאַחֲרֵ֥י הַקֹּצֵ֖ר וְאֵ֥ין מְאַסֵּֽף׃</text:span><text:span text:style-name="T1123"><text:s/>ס<text:s/></text:span><text:span text:style-name="T1124">‬</text:span><text:span text:style-name="T1125">‬</text:span><text:span text:style-name="T1126">‬</text:span>‬<text:span text:style-name="T1127">22</text:span><text:span text:style-name="T1128"> כֹּ֣ה ׀ אָמַ֣ר יְהוָ֗ה אַל־יִתְהַלֵּ֤ל חָכָם֙ בְּחָכְמָת֔וֹ וְאַל־יִתְהַלֵּ֥ל הַגִּבּ֖וֹר בִּגְבֽוּרָת֑וֹ אַל־יִתְהַלֵּ֥ל עָשִׁ֖יר בְּעָשְׁרֽוֹ׃<text:s/></text:span><text:span text:style-name="T1129">‬</text:span><text:span text:style-name="T1130">‬</text:span>‬‬<text:span text:style-name="T1131">23</text:span><text:span text:style-name="T1132"> כִּ֣י אִם־בְּזֹ֞את יִתְהַלֵּ֣ל הַמִּתְהַלֵּ֗ל הַשְׂכֵּל֮ וְיָדֹ֣עַ אוֹתִי֒ כִּ֚י אֲנִ֣י יְהוָ֔ה עֹ֥שֶׂה חֶ֛סֶד מִשְׁפָּ֥ט וּצְדָקָ֖ה בָּאָ֑רֶץ כִּֽי־בְאֵ֥לֶּה חָפַ֖צְתִּי נְאֻם־יְהוָֽה׃</text:span><text:span text:style-name="T1133"><text:s/>ס<text:s/></text:span><text:span text:style-name="T1134">‬</text:span><text:span text:style-name="T1135">‬</text:span><text:span text:style-name="T1136">‬</text:span>‬<text:span text:style-name="T1137">24</text:span><text:span text:style-name="T1138"> הִנֵּ֛ה יָמִ֥ים בָּאִ֖ים נְאֻם־יְהוָ֑ה וּפָ֣קַדְתִּ֔י עַל־כָּל־מ֖וּל<text:s/></text:span><text:soft-page-break/><text:span text:style-name="T1139">בְּעָרְלָֽה׃<text:s/></text:span><text:span text:style-name="T1140">‬</text:span><text:span text:style-name="T1141">‬</text:span>‬‬<text:span text:style-name="T1142">25</text:span><text:span text:style-name="T1143"> עַל־מִצְרַ֣יִם וְעַל־יְהוּדָ֗ה וְעַל־אֱד֞וֹם וְעַל־בְּנֵ֤י עַמּוֹן֙ וְעַל־מוֹאָ֔ב וְעַל֙ כָּל־קְצוּצֵ֣י פֵאָ֔ה הַיֹּשְׁבִ֖ים בַּמִּדְבָּ֑ר כִּ֤י כָל־הַגּוֹיִם֙ עֲרֵלִ֔ים וְכָל־בֵּ֥ית יִשְׂרָאֵ֖ל עַרְלֵי־לֵֽב׃</text:span><text:span text:style-name="T1144"><text:s/>ס<text:s/></text:span><text:span text:style-name="T1145">‬</text:span><text:span text:style-name="T1146">‬</text:span><text:span text:style-name="T1147">‬</text:span>‬‬‬‬‬‬‬‬‬‬‬</text:p>
      </text:section>
      <text:section text:name="Sect9" text:style-name="S9">
        <text:p text:style-name="P1148">Jeremiah 10‬‬</text:p>
        <text:p text:style-name="P1149"><text:span text:style-name="T1150">1</text:span><text:span text:style-name="T1151"> שִׁמְע֣וּ אֶת־הַדָּבָ֗ר אֲשֶׁ֨ר דִּבֶּ֧ר יְהוָ֛ה עֲלֵיכֶ֖ם בֵּ֥ית יִשְׂרָאֵֽל׃<text:s/></text:span><text:span text:style-name="T1152">2</text:span><text:span text:style-name="T1153"> כֹּ֣ה ׀ אָמַ֣ר יְהוָ֗ה אֶל־דֶּ֤רֶךְ הַגּוֹיִם֙ אַל־תִּלְמָ֔דוּ וּמֵאֹת֥וֹת הַשָּׁמַ֖יִם אַל־תֵּחָ֑תּוּ כִּֽי־יֵחַ֥תּוּ הַגּוֹיִ֖ם מֵהֵֽמָּה׃<text:s/></text:span><text:span text:style-name="T1154">‬</text:span><text:span text:style-name="T1155">‬</text:span>‬‬<text:span text:style-name="T1156">3</text:span><text:span text:style-name="T1157"> כִּֽי־חֻקּ֥וֹת הָֽעַמִּ֖ים הֶ֣בֶל ה֑וּא כִּֽי־עֵץ֙ מִיַּ֣עַר כְּרָת֔וֹ מַעֲשֵׂ֥ה יְדֵ֥י־חָרָ֖שׁ בַּֽמַּעֲצָֽד׃<text:s/></text:span><text:span text:style-name="T1158">‬</text:span><text:span text:style-name="T1159">‬</text:span>‬‬<text:span text:style-name="T1160">4</text:span><text:span text:style-name="T1161"> בְּכֶ֥סֶף וּבְזָהָ֖ב יְיַפֵּ֑הוּ בְּמַסְמְר֧וֹת וּבְמַקָּב֛וֹת יְחַזְּק֖וּם וְל֥וֹא יָפִֽיק׃<text:s/></text:span><text:span text:style-name="T1162">‬</text:span><text:span text:style-name="T1163">‬</text:span>‬‬<text:span text:style-name="T1164">5</text:span><text:span text:style-name="T1165"> כְּתֹ֨מֶר מִקְשָׁ֥ה הֵ֙מָּה֙ וְלֹ֣א יְדַבֵּ֔רוּ נָשׂ֥וֹא יִנָּשׂ֖וּא כִּ֣י לֹ֣א יִצְעָ֑דוּ אַל־תִּֽירְא֤וּ מֵהֶם֙ כִּי־לֹ֣א יָרֵ֔עוּ וְגַם־הֵיטֵ֖יב אֵ֥ין אוֹתָֽם׃</text:span><text:span text:style-name="T1166"><text:s/>ס<text:s/></text:span><text:span text:style-name="T1167">‬</text:span><text:span text:style-name="T1168">‬</text:span><text:span text:style-name="T1169">‬</text:span>‬<text:span text:style-name="T1170">6</text:span><text:span text:style-name="T1171"> מֵאֵ֥ין כָּמ֖וֹךָ יְהוָ֑ה גָּד֥וֹל אַתָּ֛ה וְגָד֥וֹל שִׁמְךָ֖ בִּגְבוּרָֽה׃<text:s/></text:span><text:span text:style-name="T1172">‬</text:span><text:span text:style-name="T1173">‬</text:span>‬‬<text:span text:style-name="T1174">7</text:span><text:span text:style-name="T1175"> מִ֣י לֹ֤א יִֽרָאֲךָ֙ מֶ֣לֶךְ הַגּוֹיִ֔ם כִּ֥י לְךָ֖ יָאָ֑תָה כִּ֣י בְכָל־חַכְמֵ֧י הַגּוֹיִ֛ם וּבְכָל־מַלְכוּתָ֖ם מֵאֵ֥ין כָּמֽוֹךָ׃<text:s/></text:span><text:span text:style-name="T1176">‬</text:span><text:span text:style-name="T1177">‬</text:span>‬‬<text:span text:style-name="T1178">8</text:span><text:span text:style-name="T1179"> וּבְאַחַ֖ת יִבְעֲר֣וּ וְיִכְסָ֑לוּ מוּסַ֥ר הֲבָלִ֖ים עֵ֥ץ הֽוּא׃<text:s/></text:span><text:span text:style-name="T1180">‬</text:span><text:span text:style-name="T1181">‬</text:span>‬‬<text:span text:style-name="T1182">9</text:span><text:span text:style-name="T1183"> כֶּ֣סֶף מְרֻקָּ֞ע מִתַּרְשִׁ֣ישׁ יוּבָ֗א וְזָהָב֙ מֵֽאוּפָ֔ז מַעֲשֵׂ֥ה חָרָ֖שׁ וִידֵ֣י צוֹרֵ֑ף תְּכֵ֤לֶת וְאַרְגָּמָן֙ לְבוּשָׁ֔ם מַעֲשֵׂ֥ה חֲכָמִ֖ים כֻּלָּֽם׃<text:s/></text:span><text:span text:style-name="T1184">‬</text:span><text:span text:style-name="T1185">‬</text:span>‬‬<text:span text:style-name="T1186">10</text:span><text:span text:style-name="T1187"> וַֽיהוָ֤ה אֱלֹהִים֙ אֱמֶ֔ת הֽוּא־אֱלֹהִ֥ים חַיִּ֖ים וּמֶ֣לֶךְ עוֹלָ֑ם מִקִּצְפּוֹ֙ תִּרְעַ֣שׁ הָאָ֔רֶץ וְלֹֽא־יָכִ֥לוּ גוֹיִ֖ם זַעְמֽוֹ׃</text:span><text:span text:style-name="T1188"><text:s/>ס<text:s/></text:span><text:span text:style-name="T1189">‬</text:span><text:span text:style-name="T1190">‬</text:span><text:span text:style-name="T1191">‬</text:span>‬<text:span text:style-name="T1192">11</text:span><text:span text:style-name="T1193"> כִּדְנָה֙ תֵּאמְר֣וּן לְה֔וֹם אֱלָ֣הַיָּ֔א דִּֽי־שְׁמַיָּ֥א וְאַרְקָ֖א לָ֣א עֲבַ֑דוּ יֵאבַ֧דוּ מֵֽאַרְעָ֛א וּמִן־תְּח֥וֹת שְׁמַיָּ֖א אֵֽלֶּה׃</text:span><text:span text:style-name="T1194"><text:s/>ס<text:s/></text:span><text:span text:style-name="T1195">‬</text:span><text:span text:style-name="T1196">‬</text:span><text:span text:style-name="T1197">‬</text:span>‬<text:span text:style-name="T1198">12</text:span><text:span text:style-name="T1199"> עֹשֵׂ֥ה אֶ֙רֶץ֙ בְּכֹח֔וֹ מֵכִ֥ין תֵּבֵ֖ל בְּחָכְמָת֑וֹ וּבִתְבוּנָת֖וֹ נָטָ֥ה שָׁמָֽיִם׃<text:s/></text:span><text:span text:style-name="T1200">‬</text:span><text:span text:style-name="T1201">‬</text:span>‬‬<text:span text:style-name="T1202">13</text:span><text:span text:style-name="T1203"> לְק֨וֹל תִּתּ֜וֹ הֲמ֥וֹן מַ֙יִם֙ בַּשָּׁמַ֔יִם וַיַּעֲלֶ֥ה נְשִׂאִ֖ים מִקְצֵ֣ה *ארץ **הָאָ֑רֶץ בְּרָקִ֤ים לַמָּטָר֙ עָשָׂ֔ה וַיּ֥וֹצֵא ר֖וּחַ מֵאֹצְרֹתָֽיו׃<text:s/></text:span><text:span text:style-name="T1204">‬</text:span><text:span text:style-name="T1205">‬</text:span>‬‬<text:span text:style-name="T1206">14</text:span><text:span text:style-name="T1207"> נִבְעַ֤ר כָּל־אָדָם֙ מִדַּ֔עַת הֹבִ֥ישׁ כָּל־צוֹרֵ֖ף מִפָּ֑סֶל כִּ֛י שֶׁ֥קֶר נִסְכּ֖וֹ וְלֹא־ר֥וּחַ בָּֽם׃<text:s/></text:span><text:span text:style-name="T1208">‬</text:span><text:span text:style-name="T1209">‬</text:span>‬‬<text:span text:style-name="T1210">15</text:span><text:span text:style-name="T1211"> הֶ֣בֶל הֵ֔מָּה מַעֲשֵׂ֖ה תַּעְתֻּעִ֑ים בְּעֵ֥ת פְּקֻדָּתָ֖ם יֹאבֵֽדוּ׃<text:s/></text:span><text:span text:style-name="T1212">‬</text:span><text:span text:style-name="T1213">‬</text:span>‬‬<text:span text:style-name="T1214">16</text:span><text:span text:style-name="T1215"> לֹֽא־כְאֵ֜לֶּה חֵ֣לֶק יַעֲקֹ֗ב כִּֽי־יוֹצֵ֤ר הַכֹּל֙ ה֔וּא וְיִ֨שְׂרָאֵ֔ל שֵׁ֖בֶט נַֽחֲלָת֑וֹ יְהוָ֥ה צְבָא֖וֹת שְׁמֽוֹ׃</text:span><text:span text:style-name="T1216"><text:s/>ס<text:s/></text:span><text:span text:style-name="T1217">‬</text:span><text:span text:style-name="T1218">‬</text:span><text:span text:style-name="T1219">‬</text:span>‬<text:span text:style-name="T1220">17</text:span><text:span text:style-name="T1221"> אִסְפִּ֥י מֵאֶ֖רֶץ כִּנְעָתֵ֑ךְ *ישבתי **יֹשֶׁ֖בֶת בַּמָּצֽוֹר׃</text:span><text:span text:style-name="T1222"><text:s/>ס<text:s/></text:span><text:span text:style-name="T1223">‬</text:span><text:span text:style-name="T1224">‬</text:span><text:span text:style-name="T1225">‬</text:span>‬<text:span text:style-name="T1226">18</text:span><text:span text:style-name="T1227"> כִּֽי־כֹה֙ אָמַ֣ר יְהוָ֔ה הִנְנִ֥י קוֹלֵ֛עַ אֶת־יוֹשְׁבֵ֥י הָאָ֖רֶץ בַּפַּ֣עַם הַזֹּ֑את וַהֲצֵר֥וֹתִי לָהֶ֖ם לְמַ֥עַן יִמְצָֽאוּ׃</text:span><text:span text:style-name="T1228"><text:s/>ס<text:s/></text:span><text:span text:style-name="T1229">‬</text:span><text:span text:style-name="T1230">‬</text:span><text:span text:style-name="T1231">‬</text:span>‬<text:span text:style-name="T1232">19</text:span><text:span text:style-name="T1233"> א֥וֹי לִי֙ עַל־שִׁבְרִ֔י נַחְלָ֖ה מַכָּתִ֑י וַאֲנִ֣י אָמַ֔רְתִּי אַ֛ךְ זֶ֥ה חֳלִ֖י וְאֶשָּׂאֶֽנּוּ׃<text:s/></text:span><text:span text:style-name="T1234">‬</text:span><text:span text:style-name="T1235">‬</text:span>‬‬<text:span text:style-name="T1236">20</text:span><text:span text:style-name="T1237"> אָהֳלִ֣י שֻׁדָּ֔ד וְכָל־מֵיתָרַ֖י נִתָּ֑קוּ בָּנַ֤י יְצָאֻ֙נִי֙ וְאֵינָ֔ם אֵין־נֹטֶ֥ה עוֹד֙ אָהֳלִ֔י וּמֵקִ֖ים יְרִיעוֹתָֽי׃<text:s/></text:span><text:span text:style-name="T1238">‬</text:span><text:span text:style-name="T1239">‬</text:span>‬‬<text:span text:style-name="T1240">21</text:span><text:span text:style-name="T1241"> כִּ֤י נִבְעֲרוּ֙ הָֽרֹעִ֔ים וְאֶת־יְהוָ֖ה לֹ֣א דָרָ֑שׁוּ עַל־כֵּן֙ לֹ֣א הִשְׂכִּ֔ילוּ וְכָל־מַרְעִיתָ֖ם נָפֽוֹצָה׃</text:span><text:span text:style-name="T1242"><text:s/>ס<text:s/></text:span><text:span text:style-name="T1243">‬</text:span><text:span text:style-name="T1244">‬</text:span><text:span text:style-name="T1245">‬</text:span>‬<text:span text:style-name="T1246">22</text:span><text:span text:style-name="T1247"> ק֤וֹל שְׁמוּעָה֙ הִנֵּ֣ה בָאָ֔ה וְרַ֥עַשׁ גָּד֖וֹל מֵאֶ֣רֶץ צָפ֑וֹן לָשׂ֞וּם אֶת־עָרֵ֧י יְהוּדָ֛ה שְׁמָמָ֖ה מְע֥וֹן תַּנִּֽים׃</text:span><text:span text:style-name="T1248"><text:s/>ס<text:s/></text:span><text:span text:style-name="T1249">‬</text:span><text:span text:style-name="T1250">‬</text:span><text:span text:style-name="T1251">‬</text:span>‬<text:span text:style-name="T1252">23</text:span><text:span text:style-name="T1253"> יָדַ֣עְתִּי יְהוָ֔ה כִּ֛י לֹ֥א לָאָדָ֖ם דַּרְכּ֑וֹ לֹֽא־לְאִ֣ישׁ הֹלֵ֔ךְ וְהָכִ֖ין אֶֽת־צַעֲדֽוֹ׃<text:s/></text:span><text:span text:style-name="T1254">‬</text:span><text:span text:style-name="T1255">‬</text:span>‬‬<text:span text:style-name="T1256">24</text:span><text:span text:style-name="T1257"> יַסְּרֵ֥נִי יְהוָ֖ה אַךְ־בְּמִשְׁפָּ֑ט אַל־בְּאַפְּךָ֖ פֶּן־תַּמְעִטֵֽנִי׃<text:s/></text:span><text:span text:style-name="T1258">‬</text:span><text:span text:style-name="T1259">‬</text:span>‬‬<text:span text:style-name="T1260">25</text:span><text:span text:style-name="T1261"> שְׁפֹ֣ךְ חֲמָתְךָ֗ עַל־הַגּוֹיִם֙ אֲשֶׁ֣ר לֹֽא־יְדָע֔וּךָ וְעַל֙ מִשְׁפָּח֔וֹת אֲשֶׁ֥ר בְּשִׁמְךָ֖ לֹ֣א קָרָ֑אוּ כִּֽי־אָכְל֣וּ אֶֽת־יַעֲקֹ֗ב וַאֲכָלֻ֙הוּ֙ וַיְכַלֻּ֔הוּ וְאֶת־נָוֵ֖הוּ הֵשַֽׁמּוּ׃<text:s/></text:span><text:span text:style-name="T1262">פ<text:s/></text:span><text:span text:style-name="T1263">‬</text:span><text:span text:style-name="T1264">‬</text:span><text:span text:style-name="T1265">‬</text:span>‬‬‬‬‬‬‬‬‬‬‬‬‬‬‬‬‬‬‬‬‬‬‬‬‬</text:p>
      </text:section>
      <text:section text:name="Sect10" text:style-name="S10">
        <text:soft-page-break/>
        <text:p text:style-name="P1266">Jeremiah 11‬‬</text:p>
        <text:p text:style-name="P1267"><text:span text:style-name="T1268">1</text:span><text:span text:style-name="T1269"> הַדָּבָר֙ אֲשֶׁ֣ר הָיָ֣ה אֶֽל־יִרְמְיָ֔הוּ מֵאֵ֥ת יְהוָ֖ה לֵאמֹֽר׃<text:s/></text:span><text:span text:style-name="T1270">2</text:span><text:span text:style-name="T1271"> שִׁמְע֕וּ אֶת־דִּבְרֵ֖י הַבְּרִ֣ית הַזֹּ֑את וְדִבַּרְתָּם֙ אֶל־אִ֣ישׁ יְהוּדָ֔ה וְעַל־יֹשְׁבֵ֖י יְרוּשָׁלָֽ͏ִם׃<text:s/></text:span><text:span text:style-name="T1272">‬</text:span><text:span text:style-name="T1273">‬</text:span>‬‬<text:span text:style-name="T1274">3</text:span><text:span text:style-name="T1275"> וְאָמַרְתָּ֣ אֲלֵיהֶ֔ם כֹּֽה־אָמַ֥ר יְהוָ֖ה אֱלֹהֵ֣י יִשְׂרָאֵ֑ל אָר֣וּר הָאִ֔ישׁ אֲשֶׁר֙ לֹ֣א יִשְׁמַ֔ע אֶת־דִּבְרֵ֖י הַבְּרִ֥ית הַזֹּֽאת׃<text:s/></text:span><text:span text:style-name="T1276">‬</text:span><text:span text:style-name="T1277">‬</text:span>‬‬<text:span text:style-name="T1278">4</text:span><text:span text:style-name="T1279"> אֲשֶׁ֣ר צִוִּ֣יתִי אֶת־אֲבֽוֹתֵיכֶ֡ם בְּי֣וֹם הוֹצִיאִֽי־אוֹתָ֣ם מֵאֶֽרֶץ־מִצְרַיִם֩ מִכּ֨וּר הַבַּרְזֶ֜ל לֵאמֹ֗ר שִׁמְע֤וּ בְקוֹלִי֙ וַעֲשִׂיתֶ֣ם אוֹתָ֔ם כְּכֹ֥ל אֲשֶׁר־אֲצַוֶּ֖ה אֶתְכֶ֑ם וִהְיִ֤יתֶם לִי֙ לְעָ֔ם וְאָ֣נֹכִ֔י אֶהְיֶ֥ה לָכֶ֖ם לֵאלֹהִֽים׃<text:s/></text:span><text:span text:style-name="T1280">‬</text:span><text:span text:style-name="T1281">‬</text:span>‬‬<text:span text:style-name="T1282">5</text:span><text:span text:style-name="T1283"> לְמַעַן֩ הָקִ֨ים אֶת־הַשְּׁבוּעָ֜ה אֲשֶׁר־נִשְׁבַּ֣עְתִּי לַאֲבֽוֹתֵיכֶ֗ם לָתֵ֤ת לָהֶם֙ אֶ֣רֶץ זָבַ֥ת חָלָ֛ב וּדְבַ֖שׁ כַּיּ֣וֹם הַזֶּ֑ה וָאַ֥עַן וָאֹמַ֖ר אָמֵ֥ן ׀ יְהוָֽה׃</text:span><text:span text:style-name="T1284"><text:s/>ס<text:s/></text:span><text:span text:style-name="T1285">‬</text:span><text:span text:style-name="T1286">‬</text:span><text:span text:style-name="T1287">‬</text:span>‬<text:span text:style-name="T1288">6</text:span><text:span text:style-name="T1289"> וַיֹּ֤אמֶר יְהוָה֙ אֵלַ֔י קְרָ֨א אֶת־כָּל־הַדְּבָרִ֤ים הָאֵ֙לֶּה֙ בְּעָרֵ֣י יְהוּדָ֔ה וּבְחֻצ֥וֹת יְרוּשָׁלַ֖͏ִם לֵאמֹ֑ר שִׁמְע֗וּ אֶת־דִּבְרֵי֙ הַבְּרִ֣ית הַזֹּ֔את וַעֲשִׂיתֶ֖ם אוֹתָֽם׃<text:s/></text:span><text:span text:style-name="T1290">‬</text:span><text:span text:style-name="T1291">‬</text:span>‬‬<text:span text:style-name="T1292">7</text:span><text:span text:style-name="T1293"> כִּי֩ הָעֵ֨ד הַעִדֹ֜תִי בַּאֲבֽוֹתֵיכֶ֗ם בְּיוֹם֩ הַעֲלוֹתִ֨י אוֹתָ֜ם מֵאֶ֤רֶץ מִצְרַ֙יִם֙ וְעַד־הַיּ֣וֹם הַזֶּ֔ה הַשְׁכֵּ֥ם וְהָעֵ֖ד לֵאמֹ֑ר שִׁמְע֖וּ בְּקוֹלִֽי׃<text:s/></text:span><text:span text:style-name="T1294">‬</text:span><text:span text:style-name="T1295">‬</text:span>‬‬<text:span text:style-name="T1296">8</text:span><text:span text:style-name="T1297"> וְלֹ֤א שָֽׁמְעוּ֙ וְלֹֽא־הִטּ֣וּ אֶת־אָזְנָ֔ם וַיֵּ֣לְכ֔וּ אִ֕ישׁ בִּשְׁרִיר֖וּת לִבָּ֣ם הָרָ֑ע וָאָבִ֨יא עֲלֵיהֶ֜ם אֶֽת־כָּל־דִּבְרֵ֧י הַבְּרִית־הַזֹּ֛את אֲשֶׁר־צִוִּ֥יתִי לַעֲשׂ֖וֹת וְלֹ֥א עָשֽׂוּ׃</text:span><text:span text:style-name="T1298"><text:s/>ס<text:s/></text:span><text:span text:style-name="T1299">‬</text:span><text:span text:style-name="T1300">‬</text:span><text:span text:style-name="T1301">‬</text:span>‬<text:span text:style-name="T1302">9</text:span><text:span text:style-name="T1303"> וַיֹּ֥אמֶר יְהוָ֖ה אֵלָ֑י נִֽמְצָא־קֶ֙שֶׁר֙ בְּאִ֣ישׁ יְהוּדָ֔ה וּבְיֹשְׁבֵ֖י יְרוּשָׁלָֽ͏ִם׃<text:s/></text:span><text:span text:style-name="T1304">‬</text:span><text:span text:style-name="T1305">‬</text:span>‬‬<text:span text:style-name="T1306">10</text:span><text:span text:style-name="T1307"> שָׁ֩בוּ֩ עַל־עֲוֺנֹ֨ת אֲבוֹתָ֜ם הָרִֽאשֹׁנִ֗ים אֲשֶׁ֤ר מֵֽאֲנוּ֙ לִשְׁמ֣וֹעַ אֶת־דְּבָרַ֔י וְהֵ֣מָּה הָלְכ֗וּ אַחֲרֵ֛י אֱלֹהִ֥ים אֲחֵרִ֖ים לְעָבְדָ֑ם הֵפֵ֤רוּ בֵֽית־יִשְׂרָאֵל֙ וּבֵ֣ית יְהוּדָ֔ה אֶת־בְּרִיתִ֕י אֲשֶׁ֥ר כָּרַ֖תִּי אֶת־אֲבוֹתָֽם׃</text:span><text:span text:style-name="T1308"><text:s/>ס<text:s/></text:span><text:span text:style-name="T1309">‬</text:span><text:span text:style-name="T1310">‬</text:span><text:span text:style-name="T1311">‬</text:span>‬<text:span text:style-name="T1312">11</text:span><text:span text:style-name="T1313"> לָכֵ֗ן כֹּ֚ה אָמַ֣ר יְהוָ֔ה הִנְנִ֨י מֵבִ֤יא אֲלֵיהֶם֙ רָעָ֔ה אֲשֶׁ֥ר לֹֽא־יוּכְל֖וּ לָצֵ֣את מִמֶּ֑נָּה וְזָעֲק֣וּ אֵלַ֔י וְלֹ֥א אֶשְׁמַ֖ע אֲלֵיהֶֽם׃<text:s/></text:span><text:span text:style-name="T1314">‬</text:span><text:span text:style-name="T1315">‬</text:span>‬‬<text:span text:style-name="T1316">12</text:span><text:span text:style-name="T1317"> וְהָֽלְכ֞וּ עָרֵ֣י יְהוּדָ֗ה וְיֹשְׁבֵי֙ יְר֣וּשָׁלִַ֔ם וְזָֽעֲקוּ֙ אֶל־הָ֣אֱלֹהִ֔ים אֲשֶׁ֛ר הֵ֥ם מְקַטְּרִ֖ים לָהֶ֑ם וְהוֹשֵׁ֛עַ לֹֽא־יוֹשִׁ֥יעוּ לָהֶ֖ם בְּעֵ֥ת רָעָתָֽם׃<text:s/></text:span><text:span text:style-name="T1318">‬</text:span><text:span text:style-name="T1319">‬</text:span>‬‬<text:span text:style-name="T1320">13</text:span><text:span text:style-name="T1321"> כִּ֚י מִסְפַּ֣ר עָרֶ֔יךָ הָי֥וּ אֱלֹהֶ֖יךָ יְהוּדָ֑ה וּמִסְפַּ֞ר חֻצ֣וֹת יְרוּשָׁלִַ֗ם שַׂמְתֶּ֤ם מִזְבְּחוֹת֙ לַבֹּ֔שֶׁת מִזְבְּח֖וֹת לְקַטֵּ֥ר לַבָּֽעַל׃</text:span><text:span text:style-name="T1322"><text:s/>ס<text:s/></text:span><text:span text:style-name="T1323">‬</text:span><text:span text:style-name="T1324">‬</text:span><text:span text:style-name="T1325">‬</text:span>‬<text:span text:style-name="T1326">14</text:span><text:span text:style-name="T1327"> וְאַתָּ֗ה אַל־תִּתְפַּלֵּל֙ בְּעַד־הָעָ֣ם הַזֶּ֔ה וְאַל־תִּשָּׂ֥א בַעֲדָ֖ם רִנָּ֣ה וּתְפִלָּ֑ה כִּ֣י אֵינֶ֣נִּי שֹׁמֵ֗עַ בְּעֵ֛ת קָרְאָ֥ם אֵלַ֖י בְּעַ֥ד רָעָתָֽם׃</text:span><text:span text:style-name="T1328"><text:s/>ס<text:s/></text:span><text:span text:style-name="T1329">‬</text:span><text:span text:style-name="T1330">‬</text:span><text:span text:style-name="T1331">‬</text:span>‬<text:span text:style-name="T1332">15</text:span><text:span text:style-name="T1333"> מֶ֣ה לִֽידִידִ֞י בְּבֵיתִ֗י עֲשׂוֹתָ֤הּ הַֽמְזִמָּ֙תָה֙ הָֽרַבִּ֔ים וּבְשַׂר־קֹ֖דֶשׁ יַעַבְר֣וּ מֵֽעָלָ֑יִךְ כִּ֥י רָעָתֵ֖כִי אָ֥ז תַּעֲלֹֽזִי׃<text:s/></text:span><text:span text:style-name="T1334">‬</text:span><text:span text:style-name="T1335">‬</text:span>‬‬<text:span text:style-name="T1336">16</text:span><text:span text:style-name="T1337"> זַ֤יִת רַֽעֲנָן֙ יְפֵ֣ה פְרִי־תֹ֔אַר קָרָ֥א יְהוָ֖ה שְׁמֵ֑ךְ לְק֣וֹל ׀ הֲמוּלָּ֣ה גְדֹלָ֗ה הִצִּ֥ית אֵשׁ֙ עָלֶ֔יהָ וְרָע֖וּ דָּלִיּוֹתָֽיו׃<text:s/></text:span><text:span text:style-name="T1338">‬</text:span><text:span text:style-name="T1339">‬</text:span>‬‬<text:span text:style-name="T1340">17</text:span><text:span text:style-name="T1341"> וַיהוָ֤ה צְבָאוֹת֙ הַנּוֹטֵ֣עַ אוֹתָ֔ךְ דִּבֶּ֥ר עָלַ֖יִךְ רָעָ֑ה בִּ֠גְלַל רָעַ֨ת בֵּֽית־יִשְׂרָאֵ֜ל וּבֵ֣ית יְהוּדָ֗ה אֲשֶׁ֨ר עָשׂ֥וּ לָהֶ֛ם לְהַכְעִסֵ֖נִי לְקַטֵּ֥ר לַבָּֽעַל׃</text:span><text:span text:style-name="T1342"><text:s/>ס<text:s/></text:span><text:span text:style-name="T1343">‬</text:span><text:span text:style-name="T1344">‬</text:span><text:span text:style-name="T1345">‬</text:span>‬<text:span text:style-name="T1346">18</text:span><text:span text:style-name="T1347"> וַֽיהוָ֥ה הֽוֹדִיעַ֖נִי וָֽאֵדָ֑עָה אָ֖ז הִרְאִיתַ֥נִי מַעַלְלֵיהֶֽם׃<text:s/></text:span><text:span text:style-name="T1348">‬</text:span><text:span text:style-name="T1349">‬</text:span>‬‬<text:span text:style-name="T1350">19</text:span><text:span text:style-name="T1351"> וַאֲנִ֕י כְּכֶ֥בֶשׂ אַלּ֖וּף יוּבַ֣ל לִטְב֑וֹחַ וְלֹֽא־יָדַ֜עְתִּי כִּֽי־עָלַ֣י ׀ חָשְׁב֣וּ מַחֲשָׁב֗וֹת נַשְׁחִ֨יתָה עֵ֤ץ בְּלַחְמוֹ֙ וְנִכְרְתֶ֙נּוּ֙ מֵאֶ֣רֶץ חַיִּ֔ים וּשְׁמ֖וֹ לֹֽא־יִזָּכֵ֥ר עֽוֹד׃<text:s/></text:span><text:span text:style-name="T1352">‬</text:span><text:span text:style-name="T1353">‬</text:span>‬‬<text:span text:style-name="T1354">20</text:span><text:span text:style-name="T1355"> וַֽיהוָ֤ה צְבָאוֹת֙ שֹׁפֵ֣ט צֶ֔דֶק בֹּחֵ֥ן כְּלָי֖וֹת וָלֵ֑ב אֶרְאֶ֤ה נִקְמָֽתְךָ֙ מֵהֶ֔ם כִּ֥י אֵלֶ֖יךָ גִּלִּ֥יתִי אֶת־רִיבִֽי׃</text:span><text:span text:style-name="T1356"><text:s/>ס<text:s/></text:span><text:span text:style-name="T1357">‬</text:span><text:span text:style-name="T1358">‬</text:span><text:span text:style-name="T1359">‬</text:span>‬<text:span text:style-name="T1360">21</text:span><text:span text:style-name="T1361"> לָכֵ֗ן כֹּֽה־אָמַ֤ר יְהוָה֙ עַל־אַנְשֵׁ֣י עֲנָת֔וֹת הַֽמְבַקְשִׁ֥ים אֶֽת־נַפְשְׁךָ֖ לֵאמֹ֑ר לֹ֤א תִנָּבֵא֙ בְּשֵׁ֣ם יְהוָ֔ה וְלֹ֥א תָמ֖וּת בְּיָדֵֽנוּ׃</text:span><text:span text:style-name="T1362"><text:s/>ס<text:s/></text:span><text:span text:style-name="T1363">‬</text:span><text:span text:style-name="T1364">‬</text:span><text:span text:style-name="T1365">‬</text:span>‬<text:span text:style-name="T1366">22</text:span><text:span text:style-name="T1367"> לָכֵ֗ן כֹּ֤ה אָמַר֙ יְהוָ֣ה צְבָא֔וֹת הִנְנִ֥י פֹקֵ֖ד<text:s/></text:span><text:soft-page-break/><text:span text:style-name="T1368">עֲלֵיהֶ֑ם הַבַּֽחוּרִים֙ יָמֻ֣תוּ בַחֶ֔רֶב בְּנֵיהֶם֙ וּבְנ֣וֹתֵיהֶ֔ם יָמֻ֖תוּ בָּרָעָֽב׃<text:s/></text:span><text:span text:style-name="T1369">‬</text:span><text:span text:style-name="T1370">‬</text:span>‬‬<text:span text:style-name="T1371">23</text:span><text:span text:style-name="T1372"> וּשְׁאֵרִ֕ית לֹ֥א תִֽהְיֶ֖ה לָהֶ֑ם כִּֽי־אָבִ֥יא רָעָ֛ה אֶל־אַנְשֵׁ֥י עֲנָת֖וֹת שְׁנַ֥ת פְּקֻדָּתָֽם׃</text:span><text:span text:style-name="T1373"><text:s/>ס<text:s/></text:span><text:span text:style-name="T1374">‬</text:span><text:span text:style-name="T1375">‬</text:span><text:span text:style-name="T1376">‬</text:span>‬‬‬‬‬‬‬‬‬‬‬‬‬‬‬‬‬‬‬‬‬‬‬</text:p>
      </text:section>
      <text:section text:name="Sect11" text:style-name="S11">
        <text:p text:style-name="P1377">Jeremiah 12‬‬</text:p>
        <text:p text:style-name="P1378"><text:span text:style-name="T1379">1</text:span><text:span text:style-name="T1380"> צַדִּ֤יק אַתָּה֙ יְהוָ֔ה כִּ֥י אָרִ֖יב אֵלֶ֑יךָ אַ֤ךְ מִשְׁפָּטִים֙ אֲדַבֵּ֣ר אוֹתָ֔ךְ מַדּ֗וּעַ דֶּ֤רֶךְ רְשָׁעִים֙ צָלֵ֔חָה שָׁל֖וּ כָּל־בֹּ֥גְדֵי בָֽגֶד׃<text:s/></text:span><text:span text:style-name="T1381">2</text:span><text:span text:style-name="T1382"> נְטַעְתָּם֙ גַּם־שֹׁרָ֔שׁוּ יֵלְכ֖וּ גַּם־עָ֣שׂוּ פֶ֑רִי קָר֤וֹב אַתָּה֙ בְּפִיהֶ֔ם וְרָח֖וֹק מִכִּלְיוֹתֵיהֶֽם׃<text:s/></text:span><text:span text:style-name="T1383">‬</text:span><text:span text:style-name="T1384">‬</text:span>‬‬<text:span text:style-name="T1385">3</text:span><text:span text:style-name="T1386"> וְאַתָּ֤ה יְהוָה֙ יְדַעְתָּ֔נִי תִּרְאֵ֕נִי וּבָחַנְתָּ֥ לִבִּ֖י אִתָּ֑ךְ הַתִּקֵם֙ כְּצֹ֣אן לְטִבְחָ֔ה וְהַקְדִּשֵׁ֖ם לְי֥וֹם הֲרֵגָֽה׃</text:span><text:span text:style-name="T1387"><text:s/>ס<text:s/></text:span><text:span text:style-name="T1388">‬</text:span><text:span text:style-name="T1389">‬</text:span><text:span text:style-name="T1390">‬</text:span>‬<text:span text:style-name="T1391">4</text:span><text:span text:style-name="T1392"> עַד־מָתַי֙ תֶּאֱבַ֣ל הָאָ֔רֶץ וְעֵ֥שֶׂב כָּל־הַשָּׂדֶ֖ה יִיבָ֑שׁ מֵרָעַ֣ת יֹֽשְׁבֵי־בָ֗הּ סָפְתָ֤ה בְהֵמוֹת֙ וָע֔וֹף כִּ֣י אָמְר֔וּ לֹ֥א יִרְאֶ֖ה אֶת־אַחֲרִיתֵֽנוּ׃<text:s/></text:span><text:span text:style-name="T1393">‬</text:span><text:span text:style-name="T1394">‬</text:span>‬‬<text:span text:style-name="T1395">5</text:span><text:span text:style-name="T1396"> כִּ֣י אֶת־רַגְלִ֥ים ׀ רַ֙צְתָּה֙ וַיַּלְא֔וּךָ וְאֵ֥יךְ תְּתַֽחֲרֶ֖ה אֶת־הַסּוּסִ֑ים וּבְאֶ֤רֶץ שָׁלוֹם֙ אַתָּ֣ה בוֹטֵ֔חַ וְאֵ֥יךְ תַּעֲשֶׂ֖ה בִּגְא֥וֹן הַיַּרְדֵּֽן׃<text:s/></text:span><text:span text:style-name="T1397">‬</text:span><text:span text:style-name="T1398">‬</text:span>‬‬<text:span text:style-name="T1399">6</text:span><text:span text:style-name="T1400"> כִּ֧י גַם־אַחֶ֣יךָ וּבֵית־אָבִ֗יךָ גַּם־הֵ֙מָּה֙ בָּ֣גְדוּ בָ֔ךְ גַּם־הֵ֛מָּה קָרְא֥וּ אַחֲרֶ֖יךָ מָלֵ֑א אַל־תַּאֲמֵ֣ן בָּ֔ם כִּֽי־יְדַבְּר֥וּ אֵלֶ֖יךָ טוֹבֽוֹת׃</text:span><text:span text:style-name="T1401"><text:s/>ס<text:s/></text:span><text:span text:style-name="T1402">‬</text:span><text:span text:style-name="T1403">‬</text:span><text:span text:style-name="T1404">‬</text:span>‬<text:span text:style-name="T1405">7</text:span><text:span text:style-name="T1406"> עָזַ֙בְתִּי֙ אֶת־בֵּיתִ֔י נָטַ֖שְׁתִּי אֶת־נַחֲלָתִ֑י נָתַ֛תִּי אֶת־יְדִד֥וּת נַפְשִׁ֖י בְּכַ֥ף אֹיְבֶֽיהָ׃<text:s/></text:span><text:span text:style-name="T1407">‬</text:span><text:span text:style-name="T1408">‬</text:span>‬‬<text:span text:style-name="T1409">8</text:span><text:span text:style-name="T1410"> הָיְתָה־לִּ֥י נַחֲלָתִ֖י כְּאַרְיֵ֣ה בַיָּ֑עַר נָתְנָ֥ה עָלַ֛י בְּקוֹלָ֖הּ עַל־כֵּ֥ן שְׂנֵאתִֽיהָ׃<text:s/></text:span><text:span text:style-name="T1411">‬</text:span><text:span text:style-name="T1412">‬</text:span>‬‬<text:span text:style-name="T1413">9</text:span><text:span text:style-name="T1414"> הַעַ֨יִט צָב֤וּעַ נַחֲלָתִי֙ לִ֔י הַעַ֖יִט סָבִ֣יב עָלֶ֑יהָ לְכ֗וּ אִסְפ֛וּ כָּל־חַיַּ֥ת הַשָּׂדֶ֖ה הֵתָ֥יוּ לְאָכְלָֽה׃<text:s/></text:span><text:span text:style-name="T1415">‬</text:span><text:span text:style-name="T1416">‬</text:span>‬‬<text:span text:style-name="T1417">10</text:span><text:span text:style-name="T1418"> רֹעִ֤ים רַבִּים֙ שִֽׁחֲת֣וּ כַרְמִ֔י בֹּסְס֖וּ אֶת־חֶלְקָתִ֑י נָֽתְנ֛וּ אֶת־חֶלְקַ֥ת חֶמְדָּתִ֖י לְמִדְבַּ֥ר שְׁמָמָֽה׃<text:s/></text:span><text:span text:style-name="T1419">‬</text:span><text:span text:style-name="T1420">‬</text:span>‬‬<text:span text:style-name="T1421">11</text:span><text:span text:style-name="T1422"> שָׂמָהּ֙ לִשְׁמָמָ֔ה אָבְלָ֥ה עָלַ֖י שְׁמֵמָ֑ה נָשַׁ֙מָּה֙ כָּל־הָאָ֔רֶץ כִּ֛י אֵ֥ין אִ֖ישׁ שָׂ֥ם עַל־לֵֽב׃<text:s/></text:span><text:span text:style-name="T1423">‬</text:span><text:span text:style-name="T1424">‬</text:span>‬‬<text:span text:style-name="T1425">12</text:span><text:span text:style-name="T1426"> עַֽל־כָּל־שְׁפָיִ֣ם בַּמִּדְבָּ֗ר בָּ֚אוּ שֹֽׁדְדִ֔ים כִּ֣י חֶ֤רֶב לַֽיהוָה֙ אֹֽכְלָ֔ה מִקְצֵה־אֶ֖רֶץ וְעַד־קְצֵ֣ה הָאָ֑רֶץ אֵ֥ין שָׁל֖וֹם לְכָל־בָּשָֽׂר׃</text:span><text:span text:style-name="T1427"><text:s/>ס<text:s/></text:span><text:span text:style-name="T1428">‬</text:span><text:span text:style-name="T1429">‬</text:span><text:span text:style-name="T1430">‬</text:span>‬<text:span text:style-name="T1431">13</text:span><text:span text:style-name="T1432"> זָרְע֤וּ חִטִּים֙ וְקֹצִ֣ים קָצָ֔רוּ נֶחְל֖וּ לֹ֣א יוֹעִ֑לוּ וּבֹ֙שׁוּ֙ מִתְּבוּאֹ֣תֵיכֶ֔ם מֵחֲר֖וֹן אַף־יְהוָֽה׃</text:span><text:span text:style-name="T1433"><text:s/>ס<text:s/></text:span><text:span text:style-name="T1434">‬</text:span><text:span text:style-name="T1435">‬</text:span><text:span text:style-name="T1436">‬</text:span>‬<text:span text:style-name="T1437">14</text:span><text:span text:style-name="T1438"> כֹּ֣ה ׀ אָמַ֣ר יְהוָ֗ה עַל־כָּל־שְׁכֵנַי֙ הָֽרָעִ֔ים הַנֹּֽגְעִים֙ בַּֽנַּחֲלָ֔ה אֲשֶׁר־הִנְחַ֥לְתִּי אֶת־עַמִּ֖י אֶת־יִשְׂרָאֵ֑ל הִנְנִ֤י נֹֽתְשָׁם֙ מֵעַ֣ל אַדְמָתָ֔ם וְאֶת־בֵּ֥ית יְהוּדָ֖ה אֶתּ֥וֹשׁ מִתּוֹכָֽם׃<text:s/></text:span><text:span text:style-name="T1439">‬</text:span><text:span text:style-name="T1440">‬</text:span>‬‬<text:span text:style-name="T1441">15</text:span><text:span text:style-name="T1442"> וְהָיָ֗ה אַֽחֲרֵי֙ נָתְשִׁ֣י אוֹתָ֔ם אָשׁ֖וּב וְרִֽחַמְתִּ֑ים וַהֲשִׁבֹתִ֛ים אִ֥ישׁ לְנַחֲלָת֖וֹ וְאִ֥ישׁ לְאַרְצֽוֹ׃<text:s/></text:span><text:span text:style-name="T1443">‬</text:span><text:span text:style-name="T1444">‬</text:span>‬‬<text:span text:style-name="T1445">16</text:span><text:span text:style-name="T1446"> וְהָיָ֡ה אִם־לָמֹ֣ד יִלְמְדוּ֩ אֶת־דַּֽרְכֵ֨י עַמִּ֜י לְהִשָּׁבֵ֤עַ בִּשְׁמִי֙ חַי־יְהוָ֔ה כַּאֲשֶׁ֤ר לִמְּדוּ֙ אֶת־עַמִּ֔י לְהִשָּׁבֵ֖עַ בַּבָּ֑עַל וְנִבְנ֖וּ בְּת֥וֹךְ עַמִּֽי׃<text:s/></text:span><text:span text:style-name="T1447">‬</text:span><text:span text:style-name="T1448">‬</text:span>‬‬<text:span text:style-name="T1449">17</text:span><text:span text:style-name="T1450"> וְאִ֖ם לֹ֣א יִשְׁמָ֑עוּ וְנָ֨תַשְׁתִּ֜י אֶת־הַגּ֥וֹי הַה֛וּא נָת֥וֹשׁ וְאַבֵּ֖ד נְאֻם־יְהוָֽה׃</text:span><text:span text:style-name="T1451"><text:s/>ס<text:s/></text:span><text:span text:style-name="T1452">‬</text:span><text:span text:style-name="T1453">‬</text:span><text:span text:style-name="T1454">‬</text:span>‬‬‬‬‬‬‬‬‬‬‬‬‬‬‬‬‬</text:p>
      </text:section>
      <text:section text:name="Sect12" text:style-name="S12">
        <text:p text:style-name="P1455">Jeremiah 13‬‬</text:p>
        <text:p text:style-name="P1456"><text:span text:style-name="T1457">1</text:span><text:span text:style-name="T1458"> כֹּֽה־אָמַ֨ר יְהוָ֜ה אֵלַ֗י הָל֞וֹךְ וְקָנִ֤יתָ לְּךָ֙ אֵז֣וֹר פִּשְׁתִּ֔ים וְשַׂמְתּ֖וֹ עַל־מָתְנֶ֑יךָ וּבַמַּ֖יִם לֹ֥א תְבִאֵֽהוּ׃<text:s/></text:span><text:span text:style-name="T1459">2</text:span><text:span text:style-name="T1460"> וָאֶקְנֶ֥ה אֶת־הָאֵז֖וֹר כִּדְבַ֣ר יְהוָ֑ה וָאָשִׂ֖ם עַל־מָתְנָֽי׃</text:span><text:span text:style-name="T1461"><text:s/>ס<text:s/></text:span><text:span text:style-name="T1462">‬</text:span><text:span text:style-name="T1463">‬</text:span><text:span text:style-name="T1464">‬</text:span>‬<text:span text:style-name="T1465">3</text:span><text:span text:style-name="T1466"> וַיְהִ֧י דְבַר־יְהוָ֛ה אֵלַ֖י שֵׁנִ֥ית לֵאמֹֽר׃<text:s/></text:span><text:span text:style-name="T1467">‬</text:span><text:span text:style-name="T1468">‬</text:span>‬‬<text:span text:style-name="T1469">4</text:span><text:span text:style-name="T1470"> קַ֧ח אֶת־הָאֵז֛וֹר אֲשֶׁ֥ר קָנִ֖יתָ אֲשֶׁ֣ר עַל־מָתְנֶ֑יךָ וְקוּם֙ לֵ֣ךְ פְּרָ֔תָה<text:s/></text:span><text:soft-page-break/><text:span text:style-name="T1471">וְטָמְנֵ֥הוּ שָׁ֖ם בִּנְקִ֥יק הַסָּֽלַע׃<text:s/></text:span><text:span text:style-name="T1472">‬</text:span><text:span text:style-name="T1473">‬</text:span>‬‬<text:span text:style-name="T1474">5</text:span><text:span text:style-name="T1475"> וָאֵלֵ֕ךְ וָאֶטְמְנֵ֖הוּ בִּפְרָ֑ת כַּאֲשֶׁ֛ר צִוָּ֥ה יְהוָ֖ה אוֹתִֽי׃<text:s/></text:span><text:span text:style-name="T1476">‬</text:span><text:span text:style-name="T1477">‬</text:span>‬‬<text:span text:style-name="T1478">6</text:span><text:span text:style-name="T1479"> וַיְהִ֕י מִקֵּ֖ץ יָמִ֣ים רַבִּ֑ים וַיֹּ֨אמֶר יְהוָ֜ה אֵלַ֗י ק֚וּם לֵ֣ךְ פְּרָ֔תָה וְקַ֤ח מִשָּׁם֙ אֶת־הָ֣אֵז֔וֹר אֲשֶׁ֥ר צִוִּיתִ֖יךָ לְטָמְנוֹ־שָֽׁם׃<text:s/></text:span><text:span text:style-name="T1480">‬</text:span><text:span text:style-name="T1481">‬</text:span>‬‬<text:span text:style-name="T1482">7</text:span><text:span text:style-name="T1483"> וָאֵלֵ֣ךְ פְּרָ֔תָה וָאֶחְפֹּ֗ר וָֽאֶקַּח֙ אֶת־הָ֣אֵז֔וֹר מִן־הַמָּק֖וֹם אֲשֶׁר־טְמַנְתִּ֣יו שָׁ֑מָּה וְהִנֵּה֙ נִשְׁחַ֣ת הָאֵז֔וֹר לֹ֥א יִצְלַ֖ח לַכֹּֽל׃<text:s/></text:span><text:span text:style-name="T1484">פ<text:s/></text:span>‬‬‬‬‬‬</text:p>
        <text:p text:style-name="P1485"><text:span text:style-name="T1486">‬</text:span><text:span text:style-name="T1487">‬</text:span><text:span text:style-name="T1488">‬</text:span>‬<text:span text:style-name="T1489">8</text:span><text:span text:style-name="T1490"> וַיְהִ֥י דְבַר־יְהוָ֖ה אֵלַ֥י לֵאמֹֽר׃<text:s/></text:span><text:span text:style-name="T1491">‬</text:span><text:span text:style-name="T1492">‬</text:span>‬‬<text:span text:style-name="T1493">9</text:span><text:span text:style-name="T1494"> כֹּ֖ה אָמַ֣ר יְהוָ֑ה כָּ֠כָה אַשְׁחִ֞ית אֶת־גְּא֧וֹן יְהוּדָ֛ה וְאֶת־גְּא֥וֹן יְרוּשָׁלַ֖͏ִם הָרָֽב׃<text:s/></text:span><text:span text:style-name="T1495">‬</text:span><text:span text:style-name="T1496">‬</text:span>‬‬<text:span text:style-name="T1497">10</text:span><text:span text:style-name="T1498"> הָעָם֩ הַזֶּ֨ה הָרָ֜ע הַֽמֵּאֲנִ֣ים ׀ לִשְׁמ֣וֹעַ אֶת־דְּבָרַ֗י הַהֹֽלְכִים֙ בִּשְׁרִר֣וּת לִבָּ֔ם וַיֵּלְכ֗וּ אַֽחֲרֵי֙ אֱלֹהִ֣ים אֲחֵרִ֔ים לְעָבְדָ֖ם וּלְהִשְׁתַּחֲוֺ֣ת לָהֶ֑ם וִיהִי֙ כָּאֵז֣וֹר הַזֶּ֔ה אֲשֶׁ֥ר לֹא־יִצְלַ֖ח לַכֹּֽל׃<text:s/></text:span><text:span text:style-name="T1499">‬</text:span><text:span text:style-name="T1500">‬</text:span>‬‬<text:span text:style-name="T1501">11</text:span><text:span text:style-name="T1502"> כִּ֡י כַּאֲשֶׁר֩ יִדְבַּ֨ק הָאֵז֜וֹר אֶל־מָתְנֵי־אִ֗ישׁ כֵּ֣ן הִדְבַּ֣קְתִּי אֵ֠לַי אֶת־כָּל־בֵּ֨ית יִשְׂרָאֵ֜ל וְאֶת־כָּל־בֵּ֤ית יְהוּדָה֙ נְאֻם־יְהוָ֔ה לִֽהְי֥וֹת לִי֙ לְעָ֔ם וּלְשֵׁ֥ם וְלִתְהִלָּ֖ה וּלְתִפְאָ֑רֶת וְלֹ֖א שָׁמֵֽעוּ׃<text:s/></text:span><text:span text:style-name="T1503">‬</text:span><text:span text:style-name="T1504">‬</text:span>‬‬<text:span text:style-name="T1505">12</text:span><text:span text:style-name="T1506"> וְאָמַרְתָּ֨ אֲלֵיהֶ֜ם אֶת־הַדָּבָ֣ר הַזֶּ֗ה ס כֹּֽה־אָמַ֤ר יְהוָה֙ אֱלֹהֵ֣י יִשְׂרָאֵ֔ל כָּל־נֵ֖בֶל יִמָּ֣לֵא יָ֑יִן וְאָמְר֣וּ אֵלֶ֔יךָ הֲיָדֹ֙עַ֙ לֹ֣א נֵדַ֔ע כִּ֥י כָל־נֵ֖בֶל יִמָּ֥לֵא יָֽיִן׃<text:s/></text:span><text:span text:style-name="T1507">‬</text:span><text:span text:style-name="T1508">‬</text:span>‬‬<text:span text:style-name="T1509">13</text:span><text:span text:style-name="T1510"> וְאָמַרְתָּ֨ אֲלֵיהֶ֜ם כֹּֽה־אָמַ֣ר יְהוָ֗ה הִנְנִ֣י מְמַלֵּ֣א אֶת־כָּל־יֹשְׁבֵ֣י הָאָ֪רֶץ הַזֹּ֟את וְאֶת־הַמְּלָכִ֣ים הַיֹּשְׁבִים֩ לְדָוִ֨ד עַל־כִּסְא֜וֹ וְאֶת־הַכֹּהֲנִ֣ים וְאֶת־הַנְּבִיאִ֗ים וְאֵ֛ת כָּל־יֹשְׁבֵ֥י יְרוּשָׁלָ֖͏ִם שִׁכָּרֽוֹן׃<text:s/></text:span><text:span text:style-name="T1511">‬</text:span><text:span text:style-name="T1512">‬</text:span>‬‬<text:span text:style-name="T1513">14</text:span><text:span text:style-name="T1514"> וְנִפַּצְתִּים֩ אִ֨ישׁ אֶל־אָחִ֜יו וְהָאָב֧וֹת וְהַבָּנִ֛ים יַחְדָּ֖ו נְאֻם־יְהוָ֑ה לֹֽא־אֶחְמ֧וֹל וְלֹֽא־אָח֛וּס וְלֹ֥א אֲרַחֵ֖ם מֵהַשְׁחִיתָֽם׃</text:span><text:span text:style-name="T1515"><text:s/>ס<text:s/></text:span><text:span text:style-name="T1516">‬</text:span><text:span text:style-name="T1517">‬</text:span><text:span text:style-name="T1518">‬</text:span>‬<text:span text:style-name="T1519">15</text:span><text:span text:style-name="T1520"> שִׁמְע֥וּ וְהַאֲזִ֖ינוּ אַל־תִּגְבָּ֑הוּ כִּ֥י יְהוָ֖ה דִּבֵּֽר׃<text:s/></text:span><text:span text:style-name="T1521">‬</text:span><text:span text:style-name="T1522">‬</text:span>‬‬<text:span text:style-name="T1523">16</text:span><text:span text:style-name="T1524"> תְּנוּ֩ לַיהוָ֨ה אֱלֹהֵיכֶ֤ם כָּבוֹד֙ בְּטֶ֣רֶם יַחְשִׁ֔ךְ וּבְטֶ֛רֶם יִֽתְנַגְּפ֥וּ רַגְלֵיכֶ֖ם עַל־הָ֣רֵי נָ֑שֶׁף וְקִוִּיתֶ֤ם לְאוֹר֙ וְשָׂמָ֣הּ לְצַלְמָ֔וֶת *ישית **וְשִׁ֖ית לַעֲרָפֶֽל׃<text:s/></text:span><text:span text:style-name="T1525">‬</text:span><text:span text:style-name="T1526">‬</text:span>‬‬<text:span text:style-name="T1527">17</text:span><text:span text:style-name="T1528"> וְאִם֙ לֹ֣א תִשְׁמָע֔וּהָ בְּמִסְתָּרִ֥ים תִּבְכֶּֽה־נַפְשִׁ֖י מִפְּנֵ֣י גֵוָ֑ה וְדָמֹ֨עַ תִּדְמַ֜ע וְתֵרַ֤ד עֵינִי֙ דִּמְעָ֔ה כִּ֥י נִשְׁבָּ֖ה עֵ֥דֶר יְהוָֽה׃</text:span><text:span text:style-name="T1529"><text:s/>ס<text:s/></text:span><text:span text:style-name="T1530">‬</text:span><text:span text:style-name="T1531">‬</text:span><text:span text:style-name="T1532">‬</text:span>‬<text:span text:style-name="T1533">18</text:span><text:span text:style-name="T1534"> אֱמֹ֥ר לַמֶּ֛לֶךְ וְלַגְּבִירָ֖ה הַשְׁפִּ֣ילוּ שֵׁ֑בוּ כִּ֤י יָרַד֙ מַרְאֲשׁ֣וֹתֵיכֶ֔ם עֲטֶ֖רֶת תִּֽפְאַרְתְּכֶֽם׃<text:s/></text:span><text:span text:style-name="T1535">‬</text:span><text:span text:style-name="T1536">‬</text:span>‬‬<text:span text:style-name="T1537">19</text:span><text:span text:style-name="T1538"> עָרֵ֥י הַנֶּ֛גֶב סֻגְּר֖וּ וְאֵ֣ין פֹּתֵ֑חַ הָגְלָ֧ת יְהוּדָ֛ה כֻּלָּ֖הּ הָגְלָ֥ת שְׁלוֹמִֽים׃</text:span><text:span text:style-name="T1539"><text:s/>ס<text:s/></text:span><text:span text:style-name="T1540">‬</text:span><text:span text:style-name="T1541">‬</text:span><text:span text:style-name="T1542">‬</text:span>‬<text:span text:style-name="T1543">20</text:span><text:span text:style-name="T1544"> *שאי **שְׂא֤וּ עֵֽינֵיכֶם֙ *וראי **וּרְא֔וּ הַבָּאִ֖ים מִצָּפ֑וֹן אַיֵּ֗ה הָעֵ֙דֶר֙ נִתַּן־לָ֔ךְ צֹ֖אן תִּפְאַרְתֵּֽךְ׃<text:s/></text:span><text:span text:style-name="T1545">‬</text:span><text:span text:style-name="T1546">‬</text:span>‬‬<text:span text:style-name="T1547">21</text:span><text:span text:style-name="T1548"> מַה־תֹּֽאמְרִי֙ כִּֽי־יִפְקֹ֣ד עָלַ֔יִךְ וְ֠אַתְּ לִמַּ֨דְתְּ אֹתָ֥ם עָלַ֛יִךְ אַלֻּפִ֖ים לְרֹ֑אשׁ הֲל֤וֹא חֲבָלִים֙ יֹאחֱז֔וּךְ כְּמ֖וֹ אֵ֥שֶׁת לֵדָֽה׃<text:s/></text:span><text:span text:style-name="T1549">‬</text:span><text:span text:style-name="T1550">‬</text:span>‬‬<text:span text:style-name="T1551">22</text:span><text:span text:style-name="T1552"> וְכִ֤י תֹאמְרִי֙ בִּלְבָבֵ֔ךְ מַדּ֖וּעַ קְרָאֻ֣נִי אֵ֑לֶּה בְּרֹ֧ב עֲוֺנֵ֛ךְ נִגְל֥וּ שׁוּלַ֖יִךְ נֶחְמְס֥וּ עֲקֵבָֽיִךְ׃<text:s/></text:span><text:span text:style-name="T1553">‬</text:span><text:span text:style-name="T1554">‬</text:span>‬‬<text:span text:style-name="T1555">23</text:span><text:span text:style-name="T1556"> הֲיַהֲפֹ֤ךְ כּוּשִׁי֙ עוֹר֔וֹ וְנָמֵ֖ר חֲבַרְבֻּרֹתָ֑יו גַּם־אַתֶּם֙ תּוּכְל֣וּ לְהֵיטִ֔יב לִמֻּדֵ֖י הָרֵֽעַ׃<text:s/></text:span><text:span text:style-name="T1557">‬</text:span><text:span text:style-name="T1558">‬</text:span>‬‬<text:span text:style-name="T1559">24</text:span><text:span text:style-name="T1560"> וַאֲפִיצֵ֖ם כְּקַשׁ־עוֹבֵ֑ר לְר֖וּחַ מִדְבָּֽר׃<text:s/></text:span><text:span text:style-name="T1561">‬</text:span><text:span text:style-name="T1562">‬</text:span>‬‬<text:span text:style-name="T1563">25</text:span><text:span text:style-name="T1564"> זֶ֣ה גוֹרָלֵ֧ךְ מְנָת־מִדַּ֛יִךְ מֵֽאִתִּ֖י נְאֻם־יְהוָ֑ה אֲשֶׁר֙ שָׁכַ֣חַתְּ אוֹתִ֔י וַֽתִּבְטְחִ֖י בַּשָּֽׁקֶר׃<text:s/></text:span><text:span text:style-name="T1565">‬</text:span><text:span text:style-name="T1566">‬</text:span>‬‬<text:span text:style-name="T1567">26</text:span><text:span text:style-name="T1568"> וְגַם־אֲנִ֛י חָשַׂ֥פְתִּי שׁוּלַ֖יִךְ עַל־פָּנָ֑יִךְ וְנִרְאָ֖ה קְלוֹנֵֽךְ׃<text:s/></text:span><text:span text:style-name="T1569">‬</text:span><text:span text:style-name="T1570">‬</text:span>‬‬<text:span text:style-name="T1571">27</text:span><text:span text:style-name="T1572"> נִֽאֻפַ֤יִךְ וּמִצְהֲלוֹתַ֙יִךְ֙ זִמַּ֣ת זְנוּתֵ֔ךְ עַל־גְּבָעוֹת֙ בַּשָּׂדֶ֔ה רָאִ֖יתִי שִׁקּוּצָ֑יִךְ א֥וֹי לָךְ֙ יְר֣וּשָׁלִַ֔ם לֹ֣א תִטְהֲרִ֔י אַחֲרֵ֥י מָתַ֖י עֹֽד׃<text:s/></text:span><text:span text:style-name="T1573">פ<text:s/></text:span><text:span text:style-name="T1574">‬</text:span><text:span text:style-name="T1575">‬</text:span><text:span text:style-name="T1576">‬</text:span>‬‬‬‬‬‬‬‬‬‬‬‬‬‬‬‬‬‬‬‬‬</text:p>
      </text:section>
      <text:section text:name="Sect13" text:style-name="S13">
        <text:soft-page-break/>
        <text:p text:style-name="P1577">Jeremiah 14‬‬</text:p>
        <text:p text:style-name="P1578"><text:span text:style-name="T1579">1</text:span><text:span text:style-name="T1580"> אֲשֶׁ֨ר הָיָ֤ה דְבַר־יְהוָה֙ אֶֽל־יִרְמְיָ֔הוּ עַל־דִּבְרֵ֖י הַבַּצָּרֽוֹת׃<text:s/></text:span><text:span text:style-name="T1581">2</text:span><text:span text:style-name="T1582"> אָבְלָ֣ה יְהוּדָ֔ה וּשְׁעָרֶ֥יהָ אֻמְלְל֖וּ קָדְר֣וּ לָאָ֑רֶץ וְצִוְחַ֥ת יְרוּשָׁלַ֖͏ִם עָלָֽתָה׃<text:s/></text:span><text:span text:style-name="T1583">‬</text:span><text:span text:style-name="T1584">‬</text:span>‬‬<text:span text:style-name="T1585">3</text:span><text:span text:style-name="T1586"> וְאַדִּ֣רֵיהֶ֔ם שָׁלְח֥וּ *צעוריהם **צְעִירֵיהֶ֖ם לַמָּ֑יִם בָּ֣אוּ עַל־גֵּבִ֞ים לֹא־מָ֣צְאוּ מַ֗יִם שָׁ֤בוּ כְלֵיהֶם֙ רֵיקָ֔ם בֹּ֥שׁוּ וְהָכְלְמ֖וּ וְחָפ֥וּ רֹאשָֽׁם׃<text:s/></text:span><text:span text:style-name="T1587">‬</text:span><text:span text:style-name="T1588">‬</text:span>‬‬<text:span text:style-name="T1589">4</text:span><text:span text:style-name="T1590"> בַּעֲב֤וּר הָאֲדָמָה֙ חַ֔תָּה כִּ֛י לֹא־הָיָ֥ה גֶ֖שֶׁם בָּאָ֑רֶץ בֹּ֥שׁוּ אִכָּרִ֖ים חָפ֥וּ רֹאשָֽׁם׃<text:s/></text:span><text:span text:style-name="T1591">‬</text:span><text:span text:style-name="T1592">‬</text:span>‬‬<text:span text:style-name="T1593">5</text:span><text:span text:style-name="T1594"> כִּ֤י גַם־אַיֶּ֙לֶת֙ בַּשָּׂדֶ֔ה יָלְדָ֖ה וְעָז֑וֹב כִּ֥י לֹֽא־הָיָ֖ה דֶּֽשֶׁא׃<text:s/></text:span><text:span text:style-name="T1595">‬</text:span><text:span text:style-name="T1596">‬</text:span>‬‬<text:span text:style-name="T1597">6</text:span><text:span text:style-name="T1598"> וּפְרָאִים֙ עָמְד֣וּ עַל־שְׁפָיִ֔ם שָׁאֲפ֥וּ ר֖וּחַ כַּתַּנִּ֑ים כָּל֥וּ עֵינֵיהֶ֖ם כִּי־אֵ֥ין עֵֽשֶׂב׃<text:s/></text:span><text:span text:style-name="T1599">‬</text:span><text:span text:style-name="T1600">‬</text:span>‬‬<text:span text:style-name="T1601">7</text:span><text:span text:style-name="T1602"> אִם־עֲוֺנֵ֙ינוּ֙ עָ֣נוּ בָ֔נוּ יְהוָ֕ה עֲשֵׂ֖ה לְמַ֣עַן שְׁמֶ֑ךָ כִּֽי־רַבּ֥וּ מְשׁוּבֹתֵ֖ינוּ לְךָ֥ חָטָֽאנוּ׃<text:s/></text:span><text:span text:style-name="T1603">‬</text:span><text:span text:style-name="T1604">‬</text:span>‬‬<text:span text:style-name="T1605">8</text:span><text:span text:style-name="T1606"> מִקְוֵה֙ יִשְׂרָאֵ֔ל מֽוֹשִׁיע֖וֹ בְּעֵ֣ת צָרָ֑ה לָ֤מָּה תִֽהְיֶה֙ כְּגֵ֣ר בָּאָ֔רֶץ וּכְאֹרֵ֖חַ נָטָ֥ה לָלֽוּן׃<text:s/></text:span><text:span text:style-name="T1607">‬</text:span><text:span text:style-name="T1608">‬</text:span>‬‬<text:span text:style-name="T1609">9</text:span><text:span text:style-name="T1610"> לָ֤מָּה תִֽהְיֶה֙ כְּאִ֣ישׁ נִדְהָ֔ם כְּגִבּ֖וֹר לֹא־יוּכַ֣ל לְהוֹשִׁ֑יעַ וְאַתָּ֧ה בְקִרְבֵּ֣נוּ יְהוָ֗ה וְשִׁמְךָ֛ עָלֵ֥ינוּ נִקְרָ֖א אַל־תַּנִּחֵֽנוּ׃</text:span><text:span text:style-name="T1611"><text:s/>ס<text:s/></text:span><text:span text:style-name="T1612">‬</text:span><text:span text:style-name="T1613">‬</text:span><text:span text:style-name="T1614">‬</text:span>‬<text:span text:style-name="T1615">10</text:span><text:span text:style-name="T1616"> כֹּֽה־אָמַ֨ר יְהוָ֜ה לָעָ֣ם הַזֶּ֗ה כֵּ֤ן אָֽהֲבוּ֙ לָנ֔וּעַ רַגְלֵיהֶ֖ם לֹ֣א חָשָׂ֑כוּ וַיהוָה֙ לֹ֣א רָצָ֔ם עַתָּה֙ יִזְכֹּ֣ר עֲוֺנָ֔ם וְיִפְקֹ֖ד חַטֹּאתָֽם׃</text:span><text:span text:style-name="T1617"><text:s/>ס<text:s/></text:span><text:span text:style-name="T1618">‬</text:span><text:span text:style-name="T1619">‬</text:span><text:span text:style-name="T1620">‬</text:span>‬<text:span text:style-name="T1621">11</text:span><text:span text:style-name="T1622"> וַיֹּ֥אמֶר יְהוָ֖ה אֵלָ֑י אַל־תִּתְפַּלֵּ֛ל בְּעַד־הָעָ֥ם הַזֶּ֖ה לְטוֹבָֽה׃<text:s/></text:span><text:span text:style-name="T1623">‬</text:span><text:span text:style-name="T1624">‬</text:span>‬‬<text:span text:style-name="T1625">12</text:span><text:span text:style-name="T1626"> כִּ֣י יָצֻ֗מוּ אֵינֶ֤נִּי שֹׁמֵ֙עַ֙ אֶל־רִנָּתָ֔ם וְכִ֧י יַעֲל֛וּ עֹלָ֥ה וּמִנְחָ֖ה אֵינֶ֣נִּי רֹצָ֑ם כִּ֗י בַּחֶ֙רֶב֙ וּבָרָעָ֣ב וּבַדֶּ֔בֶר אָנֹכִ֖י מְכַלֶּ֥ה אוֹתָֽם׃</text:span><text:span text:style-name="T1627"><text:s/>ס<text:s/></text:span><text:span text:style-name="T1628">‬</text:span><text:span text:style-name="T1629">‬</text:span><text:span text:style-name="T1630">‬</text:span>‬<text:span text:style-name="T1631">13</text:span><text:span text:style-name="T1632"> וָאֹמַ֞ר אֲהָ֣הּ ׀ אֲדֹנָ֣י יְהוִ֗ה הִנֵּ֨ה הַנְּבִאִ֜ים אֹמְרִ֤ים לָהֶם֙ לֹֽא־תִרְא֣וּ חֶ֔רֶב וְרָעָ֖ב לֹֽא־יִהְיֶ֣ה לָכֶ֑ם כִּֽי־שְׁל֤וֹם אֱמֶת֙ אֶתֵּ֣ן לָכֶ֔ם בַּמָּק֖וֹם הַזֶּֽה׃</text:span><text:span text:style-name="T1633"><text:s/>ס<text:s/></text:span><text:span text:style-name="T1634">‬</text:span><text:span text:style-name="T1635">‬</text:span><text:span text:style-name="T1636">‬</text:span>‬<text:span text:style-name="T1637">14</text:span><text:span text:style-name="T1638"> וַיֹּ֨אמֶר יְהוָ֜ה אֵלַ֗י שֶׁ֚קֶר הַנְּבִאִים֙ נִבְּאִ֣ים בִּשְׁמִ֔י לֹ֤א שְׁלַחְתִּים֙ וְלֹ֣א צִוִּיתִ֔ים וְלֹ֥א דִבַּ֖רְתִּי אֲלֵיהֶ֑ם חֲז֨וֹן שֶׁ֜קֶר וְקֶ֤סֶם *ואלול **וֶֽאֱלִיל֙ *ותרמות **וְתַרְמִ֣ית לִבָּ֔ם הֵ֖מָּה מִֽתְנַבְּאִ֥ים לָכֶֽם׃</text:span><text:span text:style-name="T1639"><text:s/>ס<text:s/></text:span><text:span text:style-name="T1640">‬</text:span><text:span text:style-name="T1641">‬</text:span><text:span text:style-name="T1642">‬</text:span>‬<text:span text:style-name="T1643">15</text:span><text:span text:style-name="T1644"> לָכֵ֞ן כֹּֽה־אָמַ֣ר יְהוָ֗ה עַֽל־הַנְּבִאִ֞ים הַנִּבְּאִ֣ים בִּשְׁמִי֮ וַאֲנִ֣י לֹֽא־שְׁלַחְתִּים֒ וְהֵ֙מָּה֙ אֹֽמְרִ֔ים חֶ֣רֶב וְרָעָ֔ב לֹ֥א יִהְיֶ֖ה בָּאָ֣רֶץ הַזֹּ֑את בַּחֶ֤רֶב וּבָֽרָעָב֙ יִתַּ֔מּוּ הַנְּבִאִ֖ים הָהֵֽמָּה׃<text:s/></text:span><text:span text:style-name="T1645">‬</text:span><text:span text:style-name="T1646">‬</text:span>‬‬<text:span text:style-name="T1647">16</text:span><text:span text:style-name="T1648"> וְהָעָ֣ם אֲשֶׁר־הֵ֣מָּה נִבְּאִ֣ים לָהֶ֡ם יִֽהְי֣וּ מֻשְׁלָכִים֩ בְּחֻצ֨וֹת יְרוּשָׁלִַ֜ם מִפְּנֵ֣י ׀ הָרָעָ֣ב וְהַחֶ֗רֶב וְאֵ֤ין מְקַבֵּר֙ לָהֵ֔מָּה הֵ֣מָּה נְשֵׁיהֶ֔ם וּבְנֵיהֶ֖ם וּבְנֹֽתֵיהֶ֑ם וְשָׁפַכְתִּ֥י עֲלֵיהֶ֖ם אֶת־רָעָתָֽם׃<text:s/></text:span><text:span text:style-name="T1649">‬</text:span><text:span text:style-name="T1650">‬</text:span>‬‬<text:span text:style-name="T1651">17</text:span><text:span text:style-name="T1652"> וְאָמַרְתָּ֤ אֲלֵיהֶם֙ אֶת־הַדָּבָ֣ר הַזֶּ֔ה תֵּרַ֨דְנָה עֵינַ֥י דִּמְעָ֛ה לַ֥יְלָה וְיוֹמָ֖ם וְאַל־תִּדְמֶ֑ינָה כִּי֩ שֶׁ֨בֶר גָּד֜וֹל נִשְׁבְּרָ֗ה בְּתוּלַת֙ בַּת־עַמִּ֔י מַכָּ֖ה נַחְלָ֥ה מְאֹֽד׃<text:s/></text:span><text:span text:style-name="T1653">‬</text:span><text:span text:style-name="T1654">‬</text:span>‬‬<text:span text:style-name="T1655">18</text:span><text:span text:style-name="T1656"> אִם־יָצָ֣אתִי הַשָּׂדֶ֗ה וְהִנֵּה֙ חַלְלֵי־חֶ֔רֶב וְאִם֙ בָּ֣אתִי הָעִ֔יר וְהִנֵּ֖ה תַּחֲלוּאֵ֣י רָעָ֑ב כִּֽי־גַם־נָבִ֧יא גַם־כֹּהֵ֛ן סָחֲר֥וּ אֶל־אֶ֖רֶץ וְלֹ֥א יָדָֽעוּ׃</text:span><text:span text:style-name="T1657"><text:s/>ס<text:s/></text:span><text:span text:style-name="T1658">‬</text:span><text:span text:style-name="T1659">‬</text:span><text:span text:style-name="T1660">‬</text:span>‬<text:span text:style-name="T1661">19</text:span><text:span text:style-name="T1662"> הֲמָאֹ֨ס מָאַ֜סְתָּ אֶת־יְהוּדָ֗ה אִם־בְּצִיּוֹן֙ גָּעֲלָ֣ה נַפְשֶׁ֔ךָ מַדּ֙וּעַ֙ הִכִּיתָ֔נוּ וְאֵ֥ין לָ֖נוּ מַרְפֵּ֑א קַוֵּ֤ה לְשָׁלוֹם֙ וְאֵ֣ין ט֔וֹב וּלְעֵ֥ת מַרְפֵּ֖א וְהִנֵּ֥ה בְעָתָֽה׃<text:s/></text:span><text:span text:style-name="T1663">‬</text:span><text:span text:style-name="T1664">‬</text:span>‬‬<text:span text:style-name="T1665">20</text:span><text:span text:style-name="T1666"> יָדַ֧עְנוּ יְהוָ֛ה רִשְׁעֵ֖נוּ עֲוֺ֣ן אֲבוֹתֵ֑ינוּ כִּ֥י חָטָ֖אנוּ לָֽךְ׃<text:s/></text:span><text:span text:style-name="T1667">‬</text:span><text:span text:style-name="T1668">‬</text:span>‬‬<text:span text:style-name="T1669">21</text:span><text:span text:style-name="T1670"> אַל־תִּנְאַץ֙ לְמַ֣עַן שִׁמְךָ֔ אַל־תְּנַבֵּ֖ל כִּסֵּ֣א כְבוֹדֶ֑ךָ זְכֹ֕ר אַל־תָּפֵ֥ר בְּרִֽיתְךָ֖ אִתָּֽנוּ׃<text:s/></text:span><text:span text:style-name="T1671">‬</text:span><text:span text:style-name="T1672">‬</text:span>‬‬<text:span text:style-name="T1673">22</text:span><text:span text:style-name="T1674"> הֲיֵ֨שׁ בְּהַבְלֵ֤י הַגּוֹיִם֙ מַגְשִׁמִ֔ים וְאִם־הַשָּׁמַ֖יִם יִתְּנ֣וּ רְבִבִ֑ים הֲלֹ֨א אַתָּה־ה֜וּא יְהוָ֤ה אֱלֹהֵ֙ינוּ֙ וּ֨נְקַוֶּה־לָּ֔ךְ כִּֽי־אַתָּ֥ה עָשִׂ֖יתָ אֶת־כָּל־אֵֽלֶּה׃<text:s/></text:span><text:span text:style-name="T1675">פ<text:s/></text:span><text:span text:style-name="T1676">‬</text:span><text:span text:style-name="T1677">‬</text:span><text:span text:style-name="T1678">‬</text:span>‬‬‬‬‬‬‬‬‬‬‬‬‬‬‬‬‬‬‬‬‬‬</text:p>
      </text:section>
      <text:section text:name="Sect14" text:style-name="S14">
        <text:soft-page-break/>
        <text:p text:style-name="P1679">Jeremiah 15‬‬</text:p>
        <text:p text:style-name="P1680"><text:span text:style-name="T1681">1</text:span><text:span text:style-name="T1682"> וַיֹּ֤אמֶר יְהוָה֙ אֵלַ֔י אִם־יַעֲמֹ֨ד מֹשֶׁ֤ה וּשְׁמוּאֵל֙ לְפָנַ֔י אֵ֥ין נַפְשִׁ֖י אֶל־הָעָ֣ם הַזֶּ֑ה שַׁלַּ֥ח מֵֽעַל־פָּנַ֖י וְיֵצֵֽאוּ׃<text:s/></text:span><text:span text:style-name="T1683">2</text:span><text:span text:style-name="T1684"> וְהָיָ֛ה כִּֽי־יֹאמְר֥וּ אֵלֶ֖יךָ אָ֣נָה נֵצֵ֑א וְאָמַרְתָּ֨ אֲלֵיהֶ֜ם כֹּֽה־אָמַ֣ר יְהוָ֗ה אֲשֶׁ֨ר לַמָּ֤וֶת לַמָּ֙וֶת֙ וַאֲשֶׁ֤ר לַחֶ֙רֶב֙ לַחֶ֔רֶב וַאֲשֶׁ֤ר לָֽרָעָב֙ לָֽרָעָ֔ב וַאֲשֶׁ֥ר לַשְּׁבִ֖י לַשֶּֽׁבִי׃<text:s/></text:span><text:span text:style-name="T1685">‬</text:span><text:span text:style-name="T1686">‬</text:span>‬‬<text:span text:style-name="T1687">3</text:span><text:span text:style-name="T1688"> וּפָקַדְתִּ֨י עֲלֵיהֶ֜ם אַרְבַּ֤ע מִשְׁפָּחוֹת֙ נְאֻם־יְהוָ֔ה אֶת־הַחֶ֣רֶב לַֽהֲרֹ֔ג וְאֶת־הַכְּלָבִ֖ים לִסְחֹ֑ב וְאֶת־ע֧וֹף הַשָּׁמַ֛יִם וְאֶת־בֶּהֱמַ֥ת הָאָ֖רֶץ לֶאֱכֹ֥ל וּלְהַשְׁחִֽית׃<text:s/></text:span><text:span text:style-name="T1689">‬</text:span><text:span text:style-name="T1690">‬</text:span>‬‬<text:span text:style-name="T1691">4</text:span><text:span text:style-name="T1692"> וּנְתַתִּ֣ים *לזועה **לְזַֽעֲוָ֔ה לְכֹ֖ל מַמְלְכ֣וֹת הָאָ֑רֶץ בִּ֠גְלַל מְנַשֶּׁ֤ה בֶן־יְחִזְקִיָּ֙הוּ֙ מֶ֣לֶךְ יְהוּדָ֔ה עַ֥ל אֲשֶׁר־עָשָׂ֖ה בִּירוּשָׁלָֽ͏ִם׃<text:s/></text:span><text:span text:style-name="T1693">‬</text:span><text:span text:style-name="T1694">‬</text:span>‬‬<text:span text:style-name="T1695">5</text:span><text:span text:style-name="T1696"> כִּ֠י מִֽי־יַחְמֹ֤ל עָלַ֙יִךְ֙ יְר֣וּשָׁלִַ֔ם וּמִ֖י יָנ֣וּד לָ֑ךְ וּמִ֣י יָס֔וּר לִשְׁאֹ֥ל לְשָׁלֹ֖ם לָֽךְ׃<text:s/></text:span><text:span text:style-name="T1697">‬</text:span><text:span text:style-name="T1698">‬</text:span>‬‬<text:span text:style-name="T1699">6</text:span><text:span text:style-name="T1700"> אַ֣תְּ נָטַ֥שְׁתְּ אֹתִ֛י נְאֻם־יְהוָ֖ה אָח֣וֹר תֵּלֵ֑כִי וָאַ֨ט אֶת־יָדִ֤י עָלַ֙יִךְ֙ וָֽאַשְׁחִיתֵ֔ךְ נִלְאֵ֖יתִי הִנָּחֵֽם׃<text:s/></text:span><text:span text:style-name="T1701">‬</text:span><text:span text:style-name="T1702">‬</text:span>‬‬<text:span text:style-name="T1703">7</text:span><text:span text:style-name="T1704"> וָאֶזְרֵ֥ם בְּמִזְרֶ֖ה בְּשַׁעֲרֵ֣י הָאָ֑רֶץ שִׁכַּ֤לְתִּי אִבַּ֙דְתִּי֙ אֶת־עַמִּ֔י מִדַּרְכֵיהֶ֖ם לוֹא־שָֽׁבוּ׃<text:s/></text:span><text:span text:style-name="T1705">‬</text:span><text:span text:style-name="T1706">‬</text:span>‬‬<text:span text:style-name="T1707">8</text:span><text:span text:style-name="T1708"> עָֽצְמוּ־לִ֤י אַלְמְנֹתָו֙ מֵח֣וֹל יַמִּ֔ים הֵבֵ֨אתִי לָהֶ֥ם עַל־אֵ֛ם בָּח֖וּר שֹׁדֵ֣ד בַּֽצָּהֳרָ֑יִם הִפַּ֤לְתִּי עָלֶ֙יהָ֙ פִּתְאֹ֔ם עִ֖יר וּבֶהָלֽוֹת׃<text:s/></text:span><text:span text:style-name="T1709">‬</text:span><text:span text:style-name="T1710">‬</text:span>‬‬<text:span text:style-name="T1711">9</text:span><text:span text:style-name="T1712"> אֻמְלְלָ֞ה יֹלֶ֣דֶת הַשִּׁבְעָ֗ה נָפְחָ֥ה נַפְשָׁ֛הּ *באה **בָּ֥א שִׁמְשָׁ֛הּ בְּעֹ֥ד יוֹמָ֖ם בּ֣וֹשָׁה וְחָפֵ֑רָה וּשְׁאֵֽרִיתָ֗ם לַחֶ֧רֶב אֶתֵּ֛ן לִפְנֵ֥י אֹיְבֵיהֶ֖ם נְאֻם־יְהוָֽה׃</text:span><text:span text:style-name="T1713"><text:s/>ס<text:s/></text:span><text:span text:style-name="T1714">‬</text:span><text:span text:style-name="T1715">‬</text:span><text:span text:style-name="T1716">‬</text:span>‬<text:span text:style-name="T1717">10</text:span><text:span text:style-name="T1718"> אֽוֹי־לִ֣י אִמִּ֔י כִּ֣י יְלִדְתִּ֗נִי אִ֥ישׁ רִ֛יב וְאִ֥ישׁ מָד֖וֹן לְכָל־הָאָ֑רֶץ לֹֽא־נָשִׁ֥יתִי וְלֹא־נָֽשׁוּ־בִ֖י כֻּלֹּ֥ה מְקַלְלַֽונִי׃</text:span><text:span text:style-name="T1719"><text:s/>ס<text:s/></text:span><text:span text:style-name="T1720">‬</text:span><text:span text:style-name="T1721">‬</text:span><text:span text:style-name="T1722">‬</text:span>‬<text:span text:style-name="T1723">11</text:span><text:span text:style-name="T1724"> אָמַ֣ר יְהוָ֔ה אִם־לֹ֥א *שרותך **שֵֽׁרִיתִ֖יךָ לְט֑וֹב אִם־ל֣וֹא ׀ הִפְגַּ֣עְתִּֽי בְךָ֗ בְּעֵ֥ת רָעָ֛ה וּבְעֵ֥ת צָרָ֖ה אֶת־הָאֹיֵֽב׃<text:s/></text:span><text:span text:style-name="T1725">‬</text:span><text:span text:style-name="T1726">‬</text:span>‬‬<text:span text:style-name="T1727">12</text:span><text:span text:style-name="T1728"> הֲיָרֹ֨עַ בַּרְזֶ֧ל ׀ בַּרְזֶ֛ל מִצָּפ֖וֹן וּנְחֹֽשֶׁת׃<text:s/></text:span><text:span text:style-name="T1729">‬</text:span><text:span text:style-name="T1730">‬</text:span>‬‬<text:span text:style-name="T1731">13</text:span><text:span text:style-name="T1732"> חֵילְךָ֧ וְאוֹצְרוֹתֶ֛יךָ לָבַ֥ז אֶתֵּ֖ן לֹ֣א בִמְחִ֑יר וּבְכָל־חַטֹּאותֶ֖יךָ וּבְכָל־גְּבוּלֶֽיךָ׃<text:s/></text:span><text:span text:style-name="T1733">‬</text:span><text:span text:style-name="T1734">‬</text:span>‬‬<text:span text:style-name="T1735">14</text:span><text:span text:style-name="T1736"> וְהַֽעֲבַרְתִּי֙ אֶת־אֹ֣יְבֶ֔יךָ בְּאֶ֖רֶץ לֹ֣א יָדָ֑עְתָּ כִּֽי־אֵ֛שׁ קָדְחָ֥ה בְאַפִּ֖י עֲלֵיכֶ֥ם תּוּקָֽד׃</text:span><text:span text:style-name="T1737"><text:s/>ס<text:s/></text:span><text:span text:style-name="T1738">‬</text:span><text:span text:style-name="T1739">‬</text:span><text:span text:style-name="T1740">‬</text:span>‬<text:span text:style-name="T1741">15</text:span><text:span text:style-name="T1742"> אַתָּ֧ה יָדַ֣עְתָּ יְהוָ֗ה זָכְרֵ֤נִי וּפָקְדֵ֙נִי֙ וְהִנָּ֤קֶם לִי֙ מֵרֹ֣דְפַ֔י אַל־לְאֶ֥רֶךְ אַפְּךָ֖ תִּקָּחֵ֑נִי דַּ֕ע שְׂאֵתִ֥י עָלֶ֖יךָ חֶרְפָּֽה׃<text:s/></text:span><text:span text:style-name="T1743">‬</text:span><text:span text:style-name="T1744">‬</text:span>‬‬<text:span text:style-name="T1745">16</text:span><text:span text:style-name="T1746"> נִמְצְא֤וּ דְבָרֶ֙יךָ֙ וָאֹ֣כְלֵ֔ם וַיְהִ֤י *דבריך **דְבָֽרְךָ֙ לִ֔י לְשָׂשׂ֖וֹן וּלְשִׂמְחַ֣ת לְבָבִ֑י כִּֽי־נִקְרָ֤א שִׁמְךָ֙ עָלַ֔י יְהוָ֖ה אֱלֹהֵ֥י צְבָאֽוֹת׃</text:span><text:span text:style-name="T1747"><text:s/>ס<text:s/></text:span><text:span text:style-name="T1748">‬</text:span><text:span text:style-name="T1749">‬</text:span><text:span text:style-name="T1750">‬</text:span>‬<text:span text:style-name="T1751">17</text:span><text:span text:style-name="T1752"> לֹֽא־יָשַׁ֥בְתִּי בְסוֹד־מְשַׂחֲקִ֖ים וָֽאֶעְלֹ֑ז מִפְּנֵ֤י יָֽדְךָ֙ בָּדָ֣ד יָשַׁ֔בְתִּי כִּֽי־זַ֖עַם מִלֵּאתָֽנִי׃</text:span><text:span text:style-name="T1753"><text:s/>ס<text:s/></text:span><text:span text:style-name="T1754">‬</text:span><text:span text:style-name="T1755">‬</text:span><text:span text:style-name="T1756">‬</text:span>‬<text:span text:style-name="T1757">18</text:span><text:span text:style-name="T1758"> לָ֣מָּה הָיָ֤ה כְאֵבִי֙ נֶ֔צַח וּמַכָּתִ֖י אֲנוּשָׁ֑ה מֵֽאֲנָה֙ הֵֽרָפֵ֔א הָי֨וֹ תִֽהְיֶ֥ה לִי֙ כְּמ֣וֹ אַכְזָ֔ב מַ֖יִם לֹ֥א נֶאֱמָֽנוּ׃</text:span><text:span text:style-name="T1759"><text:s/>ס<text:s/></text:span><text:span text:style-name="T1760">‬</text:span><text:span text:style-name="T1761">‬</text:span><text:span text:style-name="T1762">‬</text:span>‬<text:span text:style-name="T1763">19</text:span><text:span text:style-name="T1764"> לָכֵ֞ן כֹּֽה־אָמַ֣ר יְהוָ֗ה אִם־תָּשׁ֤וּב וַאֲשִֽׁיבְךָ֙ לְפָנַ֣י תַּֽעֲמֹ֔ד וְאִם־תּוֹצִ֥יא יָקָ֛ר מִזּוֹלֵ֖ל כְּפִ֣י תִֽהְיֶ֑ה יָשֻׁ֤בוּ הֵ֙מָּה֙ אֵלֶ֔יךָ וְאַתָּ֖ה לֹֽא־תָשׁ֥וּב אֲלֵיהֶֽם׃<text:s/></text:span><text:span text:style-name="T1765">‬</text:span><text:span text:style-name="T1766">‬</text:span>‬‬<text:span text:style-name="T1767">20</text:span><text:span text:style-name="T1768"> וּנְתַתִּ֜יךָ לָעָ֣ם הַזֶּ֗ה לְחוֹמַ֤ת נְחֹ֙שֶׁת֙ בְּצוּרָ֔ה וְנִלְחֲמ֥וּ אֵלֶ֖יךָ וְלֹא־י֣וּכְלוּ לָ֑ךְ כִּֽי־אִתְּךָ֥ אֲנִ֛י לְהוֹשִֽׁיעֲךָ֥ וּלְהַצִּילֶ֖ךָ נְאֻם־יְהוָֽה׃<text:s/></text:span><text:span text:style-name="T1769">‬</text:span><text:span text:style-name="T1770">‬</text:span>‬‬<text:span text:style-name="T1771">21</text:span><text:span text:style-name="T1772"> וְהִצַּלְתִּ֖יךָ מִיַּ֣ד רָעִ֑ים וּפְדִתִ֖יךָ מִכַּ֥ף עָרִצִֽים׃<text:s/></text:span><text:span text:style-name="T1773">פ<text:s/></text:span><text:span text:style-name="T1774">‬</text:span><text:span text:style-name="T1775">‬</text:span><text:span text:style-name="T1776">‬</text:span>‬‬‬‬‬‬‬‬‬‬‬‬‬‬‬‬‬‬‬‬‬</text:p>
      </text:section>
      <text:section text:name="Sect15" text:style-name="S15">
        <text:soft-page-break/>
        <text:p text:style-name="P1777">Jeremiah 16‬‬</text:p>
        <text:p text:style-name="P1778"><text:span text:style-name="T1779">1</text:span><text:span text:style-name="T1780"> וַיְהִ֥י דְבַר־יְהוָ֖ה אֵלַ֥י לֵאמֹֽר׃<text:s/></text:span><text:span text:style-name="T1781">2</text:span><text:span text:style-name="T1782"> לֹֽא־תִקַּ֥ח לְךָ֖ אִשָּׁ֑ה וְלֹֽא־יִהְי֤וּ לְךָ֙ בָּנִ֣ים וּבָנ֔וֹת בַּמָּק֖וֹם הַזֶּֽה׃<text:s/></text:span><text:span text:style-name="T1783">‬</text:span><text:span text:style-name="T1784">‬</text:span>‬‬<text:span text:style-name="T1785">3</text:span><text:span text:style-name="T1786"> כִּי־כֹ֣ה ׀ אָמַ֣ר יְהוָ֗ה עַל־הַבָּנִים֙ וְעַל־הַבָּנ֔וֹת הַיִּלּוֹדִ֖ים בַּמָּק֣וֹם הַזֶּ֑ה וְעַֽל־אִמֹּתָ֞ם הַיֹּלְד֣וֹת אוֹתָ֗ם וְעַל־אֲבוֹתָ֛ם הַמּוֹלִדִ֥ים אוֹתָ֖ם בָּאָ֥רֶץ הַזֹּֽאת׃<text:s/></text:span><text:span text:style-name="T1787">‬</text:span><text:span text:style-name="T1788">‬</text:span>‬‬<text:span text:style-name="T1789">4</text:span><text:span text:style-name="T1790"> מְמוֹתֵ֨י תַחֲלֻאִ֜ים יָמֻ֗תוּ לֹ֤א יִסָּֽפְדוּ֙ וְלֹ֣א יִקָּבֵ֔רוּ לְדֹ֛מֶן עַל־פְּנֵ֥י הָאֲדָמָ֖ה יִֽהְי֑וּ וּבַחֶ֤רֶב וּבָֽרָעָב֙ יִכְל֔וּ וְהָיְתָ֤ה נִבְלָתָם֙ לְמַאֲכָ֔ל לְע֥וֹף הַשָּׁמַ֖יִם וּלְבֶהֱמַ֥ת הָאָֽרֶץ׃</text:span><text:span text:style-name="T1791"><text:s/>ס<text:s/></text:span><text:span text:style-name="T1792">‬</text:span><text:span text:style-name="T1793">‬</text:span><text:span text:style-name="T1794">‬</text:span>‬<text:span text:style-name="T1795">5</text:span><text:span text:style-name="T1796"> כִּֽי־כֹ֣ה ׀ אָמַ֣ר יְהוָ֗ה אַל־תָּבוֹא֙ בֵּ֣ית מַרְזֵ֔חַ וְאַל־תֵּלֵ֣ךְ לִסְפּ֔וֹד וְאַל־תָּנֹ֖ד לָהֶ֑ם כִּֽי־אָסַ֨פְתִּי אֶת־שְׁלוֹמִ֜י מֵאֵ֨ת הָעָ֤ם הַזֶּה֙ נְאֻם־יְהוָ֔ה אֶת־הַחֶ֖סֶד וְאֶת־הָֽרַחֲמִֽים׃<text:s/></text:span><text:span text:style-name="T1797">‬</text:span><text:span text:style-name="T1798">‬</text:span>‬‬<text:span text:style-name="T1799">6</text:span><text:span text:style-name="T1800"> וּמֵ֨תוּ גְדֹלִ֧ים וּקְטַנִּ֛ים בָּאָ֥רֶץ הַזֹּ֖את לֹ֣א יִקָּבֵ֑רוּ וְלֹֽא־יִסְפְּד֣וּ לָהֶ֔ם וְלֹ֣א יִתְגֹּדַ֔ד וְלֹ֥א יִקָּרֵ֖חַ לָהֶֽם׃<text:s/></text:span><text:span text:style-name="T1801">‬</text:span><text:span text:style-name="T1802">‬</text:span>‬‬<text:span text:style-name="T1803">7</text:span><text:span text:style-name="T1804"> וְלֹֽא־יִפְרְס֥וּ לָהֶ֛ם עַל־אֵ֖בֶל לְנַחֲמ֣וֹ עַל־מֵ֑ת וְלֹֽא־יַשְׁק֤וּ אוֹתָם֙ כּ֣וֹס תַּנְחוּמִ֔ים עַל־אָבִ֖יו וְעַל־אִמּֽוֹ׃<text:s/></text:span><text:span text:style-name="T1805">‬</text:span><text:span text:style-name="T1806">‬</text:span>‬‬<text:span text:style-name="T1807">8</text:span><text:span text:style-name="T1808"> וּבֵית־מִשְׁתֶּ֥ה לֹא־תָב֖וֹא לָשֶׁ֣בֶת אוֹתָ֑ם לֶאֱכֹ֖ל וְלִשְׁתּֽוֹת׃</text:span><text:span text:style-name="T1809"><text:s/>ס<text:s/></text:span><text:span text:style-name="T1810">‬</text:span><text:span text:style-name="T1811">‬</text:span><text:span text:style-name="T1812">‬</text:span>‬<text:span text:style-name="T1813">9</text:span><text:span text:style-name="T1814"> כִּי֩ כֹ֨ה אָמַ֜ר יְהוָ֤ה צְבָאוֹת֙ אֱלֹהֵ֣י יִשְׂרָאֵ֔ל הִנְנִ֨י מַשְׁבִּ֜ית מִן־הַמָּק֥וֹם הַזֶּ֛ה לְעֵינֵיכֶ֖ם וּבִֽימֵיכֶ֑ם ק֤וֹל שָׂשׂוֹן֙ וְק֣וֹל שִׂמְחָ֔ה ק֥וֹל חָתָ֖ן וְק֥וֹל כַּלָּֽה׃<text:s/></text:span><text:span text:style-name="T1815">‬</text:span><text:span text:style-name="T1816">‬</text:span>‬‬<text:span text:style-name="T1817">10</text:span><text:span text:style-name="T1818"> וְהָיָ֗ה כִּ֤י תַגִּיד֙ לָעָ֣ם הַזֶּ֔ה אֵ֥ת כָּל־הַדְּבָרִ֖ים הָאֵ֑לֶּה וְאָמְר֣וּ אֵלֶ֗יךָ עַל־מֶה֩ דִבֶּ֨ר יְהוָ֤ה עָלֵ֙ינוּ֙ אֵ֣ת כָּל־הָרָעָ֤ה הַגְּדוֹלָה֙ הַזֹּ֔את וּמֶ֤ה עֲוֺנֵ֙נוּ֙ וּמֶ֣ה חַטָּאתֵ֔נוּ אֲשֶׁ֥ר חָטָ֖אנוּ לַֽיהוָ֥ה אֱלֹהֵֽינוּ׃<text:s/></text:span><text:span text:style-name="T1819">‬</text:span><text:span text:style-name="T1820">‬</text:span>‬‬<text:span text:style-name="T1821">11</text:span><text:span text:style-name="T1822"> וְאָמַרְתָּ֣ אֲלֵיהֶ֗ם עַל֩ אֲשֶׁר־עָזְב֨וּ אֲבוֹתֵיכֶ֤ם אוֹתִי֙ נְאֻם־יְהוָ֔ה וַיֵּלְכ֗וּ אַֽחֲרֵי֙ אֱלֹהִ֣ים אֲחֵרִ֔ים וַיַּעַבְד֖וּם וַיִּשְׁתַּחֲו֣וּ לָהֶ֑ם וְאֹתִ֣י עָזָ֔בוּ וְאֶת־תּוֹרָתִ֖י לֹ֥א שָׁמָֽרוּ׃<text:s/></text:span><text:span text:style-name="T1823">‬</text:span><text:span text:style-name="T1824">‬</text:span>‬‬<text:span text:style-name="T1825">12</text:span><text:span text:style-name="T1826"> וְאַתֶּ֛ם הֲרֵעֹתֶ֥ם לַעֲשׂ֖וֹת מֵאֲבֽוֹתֵיכֶ֑ם וְהִנְּכֶ֣ם הֹלְכִ֗ים אִ֚ישׁ אַֽחֲרֵי֙ שְׁרִר֣וּת לִבּֽוֹ־הָרָ֔ע לְבִלְתִּ֖י שְׁמֹ֥עַ אֵלָֽי׃<text:s/></text:span><text:span text:style-name="T1827">‬</text:span><text:span text:style-name="T1828">‬</text:span>‬‬<text:span text:style-name="T1829">13</text:span><text:span text:style-name="T1830"> וְהֵטַלְתִּ֣י אֶתְכֶ֗ם מֵעַל֙ הָאָ֣רֶץ הַזֹּ֔את עַל־הָאָ֕רֶץ אֲשֶׁר֙ לֹ֣א יְדַעְתֶּ֔ם אַתֶּ֖ם וַאֲבֽוֹתֵיכֶ֑ם וַעֲבַדְתֶּם־שָׁ֞ם אֶת־אֱלֹהִ֤ים אֲחֵרִים֙ יוֹמָ֣ם וָלַ֔יְלָה אֲשֶׁ֛ר לֹֽא־אֶתֵּ֥ן לָכֶ֖ם חֲנִינָֽה׃</text:span><text:span text:style-name="T1831"><text:s/>ס<text:s/></text:span><text:span text:style-name="T1832">‬</text:span><text:span text:style-name="T1833">‬</text:span><text:span text:style-name="T1834">‬</text:span>‬<text:span text:style-name="T1835">14</text:span><text:span text:style-name="T1836"> לָכֵ֛ן הִנֵּֽה־יָמִ֥ים בָּאִ֖ים נְאֻם־יְהוָ֑ה וְלֹֽא־יֵאָמֵ֥ר עוֹד֙ חַי־יְהוָ֔ה אֲשֶׁ֧ר הֶעֱלָ֛ה אֶת־בְּנֵ֥י יִשְׂרָאֵ֖ל מֵאֶ֥רֶץ מִצְרָֽיִם׃<text:s/></text:span><text:span text:style-name="T1837">‬</text:span><text:span text:style-name="T1838">‬</text:span>‬‬<text:span text:style-name="T1839">15</text:span><text:span text:style-name="T1840"> כִּ֣י אִם־חַי־יְהוָ֗ה אֲשֶׁ֨ר הֶעֱלָ֜ה אֶת־בְּנֵ֤י יִשְׂרָאֵל֙ מֵאֶ֣רֶץ צָפ֔וֹן וּמִכֹּל֙ הָֽאֲרָצ֔וֹת אֲשֶׁ֥ר הִדִּיחָ֖ם שָׁ֑מָּה וַהֲשִֽׁבֹתִים֙ עַל־אַדְמָתָ֔ם אֲשֶׁ֥ר נָתַ֖תִּי לַאֲבוֹתָֽם׃</text:span><text:span text:style-name="T1841"><text:s/>ס<text:s/></text:span><text:span text:style-name="T1842">‬</text:span><text:span text:style-name="T1843">‬</text:span><text:span text:style-name="T1844">‬</text:span>‬<text:span text:style-name="T1845">16</text:span><text:span text:style-name="T1846"> הִנְנִ֨י שֹׁלֵ֜חַ *לדוגים **לְדַיָּגִ֥ים רַבִּ֛ים נְאֻם־יְהוָ֖ה וְדִיג֑וּם וְאַֽחֲרֵי־כֵ֗ן אֶשְׁלַח֙ לְרַבִּ֣ים צַיָּדִ֔ים וְצָד֞וּם מֵעַ֤ל כָּל־הַר֙ וּמֵעַ֣ל כָּל־גִּבְעָ֔ה וּמִנְּקִיקֵ֖י הַסְּלָעִֽים׃<text:s/></text:span><text:span text:style-name="T1847">‬</text:span><text:span text:style-name="T1848">‬</text:span>‬‬<text:span text:style-name="T1849">17</text:span><text:span text:style-name="T1850"> כִּ֤י עֵינַי֙ עַל־כָּל־דַּרְכֵיהֶ֔ם לֹ֥א נִסְתְּר֖וּ מִלְּפָנָ֑י וְלֹֽא־נִצְפַּ֥ן עֲוֺנָ֖ם מִנֶּ֥גֶד עֵינָֽי׃<text:s/></text:span><text:span text:style-name="T1851">‬</text:span><text:span text:style-name="T1852">‬</text:span>‬‬<text:span text:style-name="T1853">18</text:span><text:span text:style-name="T1854"> וְשִׁלַּמְתִּ֣י רִֽאשׁוֹנָ֗ה מִשְׁנֵ֤ה עֲוֺנָם֙ וְחַטָּאתָ֔ם עַ֖ל חַלְּלָ֣ם אֶת־אַרְצִ֑י בְּנִבְלַ֤ת שִׁקּֽוּצֵיהֶם֙ וְתוֹעֲב֣וֹתֵיהֶ֔ם מָלְא֖וּ אֶת־נַחֲלָתִֽי׃</text:span><text:span text:style-name="T1855"><text:s/>ס<text:s/></text:span><text:span text:style-name="T1856">‬</text:span><text:span text:style-name="T1857">‬</text:span><text:span text:style-name="T1858">‬</text:span>‬<text:span text:style-name="T1859">19</text:span><text:span text:style-name="T1860"> יְהוָ֞ה עֻזִּ֧י וּמָעֻזִּ֛י וּמְנוּסִ֖י בְּי֣וֹם צָרָ֑ה אֵלֶ֗יךָ גּוֹיִ֤ם יָבֹ֙אוּ֙ מֵֽאַפְסֵי־אָ֔רֶץ וְיֹאמְר֗וּ אַךְ־שֶׁ֙קֶר֙ נָחֲל֣וּ אֲבוֹתֵ֔ינוּ הֶ֖בֶל וְאֵֽין־בָּ֥ם מוֹעִֽיל׃<text:s/></text:span><text:span text:style-name="T1861">‬</text:span><text:span text:style-name="T1862">‬</text:span>‬‬<text:span text:style-name="T1863">20</text:span><text:span text:style-name="T1864"> הֲיַעֲשֶׂה־לּ֥וֹ אָדָ֖ם אֱלֹהִ֑ים וְהֵ֖מָּה לֹ֥א אֱלֹהִֽים׃<text:s/></text:span><text:span text:style-name="T1865">‬</text:span><text:span text:style-name="T1866">‬</text:span>‬‬<text:span text:style-name="T1867">21</text:span><text:span text:style-name="T1868"> לָכֵן֙ הִנְנִ֣י מֽוֹדִיעָ֔ם בַּפַּ֣עַם הַזֹּ֔את אוֹדִיעֵ֥ם אֶת־יָדִ֖י וְאֶת־גְּבֽוּרָתִ֑י וְיָדְע֖וּ כִּֽי־שְׁמִ֥י יְהוָֽה׃</text:span><text:span text:style-name="T1869"><text:s/>ס<text:s/></text:span><text:span text:style-name="T1870">‬</text:span><text:span text:style-name="T1871">‬</text:span><text:span text:style-name="T1872">‬</text:span>‬‬‬‬‬‬‬‬‬‬‬‬‬‬‬‬‬‬‬‬‬</text:p>
      </text:section>
      <text:section text:name="Sect16" text:style-name="S16">
        <text:soft-page-break/>
        <text:p text:style-name="P1873">Jeremiah 17‬‬</text:p>
        <text:p text:style-name="P1874"><text:span text:style-name="T1875">1</text:span><text:span text:style-name="T1876"> חַטַּ֣את יְהוּדָ֗ה כְּתוּבָ֛ה בְּעֵ֥ט בַּרְזֶ֖ל בְּצִפֹּ֣רֶן שָׁמִ֑יר חֲרוּשָׁה֙ עַל־ל֣וּחַ לִבָּ֔ם וּלְקַרְנ֖וֹת מִזְבְּחוֹתֵיכֶֽם׃<text:s/></text:span><text:span text:style-name="T1877">2</text:span><text:span text:style-name="T1878"> כִּזְכֹּ֤ר בְּנֵיהֶם֙ מִזְבְּחוֹתָ֔ם וַאֲשֵׁרֵיהֶ֖ם עַל־עֵ֣ץ רַֽעֲנָ֑ן עַ֖ל גְּבָע֥וֹת הַגְּבֹהֽוֹת׃<text:s/></text:span><text:span text:style-name="T1879">‬</text:span><text:span text:style-name="T1880">‬</text:span>‬‬<text:span text:style-name="T1881">3</text:span><text:span text:style-name="T1882"> הֲרָרִי֙ בַּשָּׂדֶ֔ה חֵילְךָ֥ כָל־אוֹצְרוֹתֶ֖יךָ לָבַ֣ז אֶתֵּ֑ן בָּמֹתֶ֕יךָ בְּחַטָּ֖את בְּכָל־גְּבוּלֶֽיךָ׃<text:s/></text:span><text:span text:style-name="T1883">‬</text:span><text:span text:style-name="T1884">‬</text:span>‬‬<text:span text:style-name="T1885">4</text:span><text:span text:style-name="T1886"> וְשָׁמַטְתָּ֗ה וּבְךָ֙ מִנַּחֲלָֽתְךָ֙ אֲשֶׁ֣ר נָתַ֣תִּי לָ֔ךְ וְהַעֲבַדְתִּ֙יךָ֙ אֶת־אֹ֣יְבֶ֔יךָ בָּאָ֖רֶץ אֲשֶׁ֣ר לֹֽא־יָדָ֑עְתָּ כִּֽי־אֵ֛שׁ קְדַחְתֶּ֥ם בְּאַפִּ֖י עַד־עוֹלָ֥ם תּוּקָֽד׃</text:span><text:span text:style-name="T1887"><text:s/>ס<text:s/></text:span><text:span text:style-name="T1888">‬</text:span><text:span text:style-name="T1889">‬</text:span><text:span text:style-name="T1890">‬</text:span>‬<text:span text:style-name="T1891">5</text:span><text:span text:style-name="T1892"> כֹּ֣ה ׀ אָמַ֣ר יְהוָ֗ה אָר֤וּר הַגֶּ֙בֶר֙ אֲשֶׁ֣ר יִבְטַ֣ח בָּֽאָדָ֔ם וְשָׂ֥ם בָּשָׂ֖ר זְרֹע֑וֹ וּמִן־יְהוָ֖ה יָס֥וּר לִבּֽוֹ׃<text:s/></text:span><text:span text:style-name="T1893">‬</text:span><text:span text:style-name="T1894">‬</text:span>‬‬<text:span text:style-name="T1895">6</text:span><text:span text:style-name="T1896"> וְהָיָה֙ כְּעַרְעָ֣ר בָּֽעֲרָבָ֔ה וְלֹ֥א יִרְאֶ֖ה כִּי־יָ֣בוֹא ט֑וֹב וְשָׁכַ֤ן חֲרֵרִים֙ בַּמִּדְבָּ֔ר אֶ֥רֶץ מְלֵחָ֖ה וְלֹ֥א תֵשֵֽׁב׃</text:span><text:span text:style-name="T1897"><text:s/>ס<text:s/></text:span><text:span text:style-name="T1898">‬</text:span><text:span text:style-name="T1899">‬</text:span><text:span text:style-name="T1900">‬</text:span>‬<text:span text:style-name="T1901">7</text:span><text:span text:style-name="T1902"> בָּר֣וּךְ הַגֶּ֔בֶר אֲשֶׁ֥ר יִבְטַ֖ח בַּֽיהוָ֑ה וְהָיָ֥ה יְהוָ֖ה מִבְטַחֽוֹ׃<text:s/></text:span><text:span text:style-name="T1903">‬</text:span><text:span text:style-name="T1904">‬</text:span>‬‬<text:span text:style-name="T1905">8</text:span><text:span text:style-name="T1906"> וְהָיָ֞ה כְּעֵ֣ץ ׀ שָׁת֣וּל עַל־מַ֗יִם וְעַל־יוּבַל֙ יְשַׁלַ֣ח שָֽׁרָשָׁ֔יו וְלֹ֤א *ירא **יִרְאֶה֙ כִּֽי־יָ֣בֹא חֹ֔ם וְהָיָ֥ה עָלֵ֖הוּ רַֽעֲנָ֑ן וּבִשְׁנַ֤ת בַּצֹּ֙רֶת֙ לֹ֣א יִדְאָ֔ג וְלֹ֥א יָמִ֖ישׁ מֵעֲשׂ֥וֹת פֶּֽרִי׃<text:s/></text:span><text:span text:style-name="T1907">‬</text:span><text:span text:style-name="T1908">‬</text:span>‬‬<text:span text:style-name="T1909">9</text:span><text:span text:style-name="T1910"> עָקֹ֥ב הַלֵּ֛ב מִכֹּ֖ל וְאָנֻ֣שׁ ה֑וּא מִ֖י יֵדָעֶֽנּוּ׃<text:s/></text:span><text:span text:style-name="T1911">‬</text:span><text:span text:style-name="T1912">‬</text:span>‬‬<text:span text:style-name="T1913">10</text:span><text:span text:style-name="T1914"> אֲנִ֧י יְהוָ֛ה חֹקֵ֥ר לֵ֖ב בֹּחֵ֣ן כְּלָי֑וֹת וְלָתֵ֤ת לְאִישׁ֙ *כדרכו **כִּדְרָכָ֔יו כִּפְרִ֖י מַעֲלָלָֽיו׃</text:span><text:span text:style-name="T1915"><text:s/>ס<text:s/></text:span><text:span text:style-name="T1916">‬</text:span><text:span text:style-name="T1917">‬</text:span><text:span text:style-name="T1918">‬</text:span>‬<text:span text:style-name="T1919">11</text:span><text:span text:style-name="T1920"> קֹרֵ֤א דָגַר֙ וְלֹ֣א יָלָ֔ד עֹ֥שֶׂה עֹ֖שֶׁר וְלֹ֣א בְמִשְׁפָּ֑ט בַּחֲצִ֤י *ימו **יָמָיו֙ יַעַזְבֶ֔נּוּ וּבְאַחֲרִית֖וֹ יִהְיֶ֥ה נָבָֽל׃<text:s/></text:span><text:span text:style-name="T1921">‬</text:span><text:span text:style-name="T1922">‬</text:span>‬‬<text:span text:style-name="T1923">12</text:span><text:span text:style-name="T1924"> כִּסֵּ֣א כָב֔וֹד מָר֖וֹם מֵֽרִאשׁ֑וֹן מְק֖וֹם מִקְדָּשֵֽׁנוּ׃<text:s/></text:span><text:span text:style-name="T1925">‬</text:span><text:span text:style-name="T1926">‬</text:span>‬‬<text:span text:style-name="T1927">13</text:span><text:span text:style-name="T1928"> מִקְוֵ֤ה יִשְׂרָאֵל֙ יְהוָ֔ה כָּל־עֹזְבֶ֖יךָ יֵבֹ֑שׁוּ *יסורי **וְסוּרַי֙ בָּאָ֣רֶץ יִכָּתֵ֔בוּ כִּ֥י עָזְב֛וּ מְק֥וֹר מַֽיִם־חַיִּ֖ים אֶת־יְהוָֽה׃</text:span><text:span text:style-name="T1929"><text:s/>ס<text:s/></text:span><text:span text:style-name="T1930">‬</text:span><text:span text:style-name="T1931">‬</text:span><text:span text:style-name="T1932">‬</text:span>‬<text:span text:style-name="T1933">14</text:span><text:span text:style-name="T1934"> רְפָאֵ֤נִי יְהוָה֙ וְאֵ֣רָפֵ֔א הוֹשִׁיעֵ֖נִי וְאִוָּשֵׁ֑עָה כִּ֥י תְהִלָּתִ֖י אָֽתָּה׃<text:s/></text:span><text:span text:style-name="T1935">‬</text:span><text:span text:style-name="T1936">‬</text:span>‬‬<text:span text:style-name="T1937">15</text:span><text:span text:style-name="T1938"> הִנֵּה־הֵ֕מָּה אֹמְרִ֖ים אֵלָ֑י אַיֵּ֥ה דְבַר־יְהוָ֖ה יָ֥בוֹא נָֽא׃<text:s/></text:span><text:span text:style-name="T1939">‬</text:span><text:span text:style-name="T1940">‬</text:span>‬‬<text:span text:style-name="T1941">16</text:span><text:span text:style-name="T1942"> וַאֲנִ֞י לֹא־אַ֣צְתִּי ׀ מֵרֹעֶ֣ה אַחֲרֶ֗יךָ וְי֥וֹם אָנ֛וּשׁ לֹ֥א הִתְאַוֵּ֖יתִי אַתָּ֣ה יָדָ֑עְתָּ מוֹצָ֣א שְׂפָתַ֔י נֹ֥כַח פָּנֶ֖יךָ הָיָֽה׃<text:s/></text:span><text:span text:style-name="T1943">‬</text:span><text:span text:style-name="T1944">‬</text:span>‬‬<text:span text:style-name="T1945">17</text:span><text:span text:style-name="T1946"> אַל־תִּֽהְיֵה־לִ֖י לִמְחִתָּ֑ה מֽ͏ַחֲסִי־אַ֖תָּה בְּי֥וֹם רָעָֽה׃<text:s/></text:span><text:span text:style-name="T1947">‬</text:span><text:span text:style-name="T1948">‬</text:span>‬‬<text:span text:style-name="T1949">18</text:span><text:span text:style-name="T1950"> יֵבֹ֤שׁוּ רֹדְפַי֙ וְאַל־אֵבֹ֣שָׁה אָ֔נִי יֵחַ֣תּוּ הֵ֔מָּה וְאַל־אֵחַ֖תָּה אָ֑נִי הָבִ֤יא עֲלֵיהֶם֙ י֣וֹם רָעָ֔ה וּמִשְׁנֶ֥ה שִׁבָּר֖וֹן שָׁבְרֵֽם׃</text:span><text:span text:style-name="T1951"><text:s/>ס<text:s/></text:span><text:span text:style-name="T1952">‬</text:span><text:span text:style-name="T1953">‬</text:span><text:span text:style-name="T1954">‬</text:span>‬<text:span text:style-name="T1955">19</text:span><text:span text:style-name="T1956"> כֹּה־אָמַ֨ר יְהוָ֜ה אֵלַ֗י הָלֹ֤ךְ וְעָֽמַדְתָּ֙ בְּשַׁ֣עַר בְּנֵֽי־*עם **הָעָ֔ם אֲשֶׁ֨ר יָבֹ֤אוּ בוֹ֙ מַלְכֵ֣י יְהוּדָ֔ה וַאֲשֶׁ֖ר יֵ֣צְאוּ ב֑וֹ וּבְכֹ֖ל שַׁעֲרֵ֥י יְרוּשָׁלָֽ͏ִם׃<text:s/></text:span><text:span text:style-name="T1957">‬</text:span><text:span text:style-name="T1958">‬</text:span>‬‬<text:span text:style-name="T1959">20</text:span><text:span text:style-name="T1960"> וְאָמַרְתָּ֣ אֲ֠לֵיהֶם שִׁמְע֨וּ דְבַר־יְהוָ֜ה מַלְכֵ֤י יְהוּדָה֙ וְכָל־יְהוּדָ֔ה וְכֹ֖ל יֹשְׁבֵ֣י יְרוּשָׁלָ֑͏ִם הַבָּאִ֖ים בַּשְּׁעָרִ֥ים הָאֵֽלֶּה׃</text:span><text:span text:style-name="T1961"><text:s/>ס<text:s/></text:span><text:span text:style-name="T1962">‬</text:span><text:span text:style-name="T1963">‬</text:span><text:span text:style-name="T1964">‬</text:span>‬<text:span text:style-name="T1965">21</text:span><text:span text:style-name="T1966"> כֹּ֚ה אָמַ֣ר יְהוָ֔ה הִשָּׁמְר֖וּ בְּנַפְשֽׁוֹתֵיכֶ֑ם וְאַל־תִּשְׂא֤וּ מַשָּׂא֙ בְּי֣וֹם הַשַּׁבָּ֔ת וַהֲבֵאתֶ֖ם בְּשַׁעֲרֵ֥י יְרוּשָׁלָֽ͏ִם׃<text:s/></text:span><text:span text:style-name="T1967">‬</text:span><text:span text:style-name="T1968">‬</text:span>‬‬<text:span text:style-name="T1969">22</text:span><text:span text:style-name="T1970"> וְלֹא־תוֹצִ֨יאוּ מַשָּׂ֤א מִבָּֽתֵּיכֶם֙ בְּי֣וֹם הַשַּׁבָּ֔ת וְכָל־מְלָאכָ֖ה לֹ֣א תַֽעֲשׂ֑וּ וְקִדַּשְׁתֶּם֙ אֶת־י֣וֹם הַשַּׁבָּ֔ת כַּאֲשֶׁ֥ר צִוִּ֖יתִי אֶת־אֲבוֹתֵיכֶֽם׃<text:s/></text:span><text:span text:style-name="T1971">‬</text:span><text:span text:style-name="T1972">‬</text:span>‬‬<text:span text:style-name="T1973">23</text:span><text:span text:style-name="T1974"> וְלֹ֣א שָֽׁמְע֔וּ וְלֹ֥א הִטּ֖וּ אֶת־אָזְנָ֑ם וַיַּקְשׁוּ֙ אֶת־עָרְפָּ֔ם לְבִלְתִּ֣י *שומע **שְׁמ֔וֹעַ וּלְבִלְתִּ֖י קַ֥חַת מוּסָֽר׃<text:s/></text:span><text:span text:style-name="T1975">‬</text:span><text:span text:style-name="T1976">‬</text:span>‬‬<text:span text:style-name="T1977">24</text:span><text:span text:style-name="T1978"> וְ֠הָיָה אִם־שָׁמֹ֨עַ תִּשְׁמְע֤וּן אֵלַי֙ נְאֻם־יְהוָ֔ה לְבִלְתִּ֣י ׀ הָבִ֣יא מַשָּׂ֗א בְּשַׁעֲרֵ֛י הָעִ֥יר הַזֹּ֖את בְּי֣וֹם הַשַּׁבָּ֑ת וּלְקַדֵּשׁ֙ אֶת־י֣וֹם הַשַּׁבָּ֔ת לְבִלְתִּ֥י עֲשֽׂוֹת־*בה **בּ֖וֹ כָּל־מְלָאכָֽה׃<text:s/></text:span><text:span text:style-name="T1979">‬</text:span><text:span text:style-name="T1980">‬</text:span>‬‬<text:span text:style-name="T1981">25</text:span><text:span text:style-name="T1982"> וּבָ֣אוּ בְשַׁעֲרֵ֣י הָעִ֣יר הַזֹּ֡את מְלָכִ֣ים ׀ וְשָׂרִ֡ים יֹשְׁבִים֩ עַל־כִּסֵּ֨א דָוִ֜ד רֹכְבִ֣ים ׀ בָּרֶ֣כֶב וּבַסּוּסִ֗ים הֵ֚מָּה וְשָׂ֣רֵיהֶ֔ם אִ֥ישׁ יְהוּדָ֖ה וְיֹשְׁבֵ֣י יְרוּשָׁלָ֑͏ִם וְיָשְׁבָ֥ה הָֽעִיר־הַזֹּ֖את לְעוֹלָֽם׃<text:s/></text:span><text:span text:style-name="T1983">‬</text:span><text:span text:style-name="T1984">‬</text:span>‬‬<text:span text:style-name="T1985">26</text:span><text:span text:style-name="T1986"> וּבָ֣אוּ מֵעָרֵֽי־יְ֠הוּדָה וּמִסְּבִיב֨וֹת<text:s/></text:span><text:soft-page-break/><text:span text:style-name="T1987">יְרוּשָׁלִַ֜ם וּמֵאֶ֣רֶץ בִּנְיָמִ֗ן וּמִן־הַשְּׁפֵלָ֤ה וּמִן־הָהָר֙ וּמִן־הַנֶּ֔גֶב מְבִאִ֛ים עוֹלָ֥ה וְזֶ֖בַח וּמִנְחָ֣ה וּלְבוֹנָ֑ה וּמְבִאֵ֥י תוֹדָ֖ה בֵּ֥ית יְהוָֽה׃<text:s/></text:span><text:span text:style-name="T1988">‬</text:span><text:span text:style-name="T1989">‬</text:span>‬‬<text:span text:style-name="T1990">27</text:span><text:span text:style-name="T1991"> וְאִם־לֹ֨א תִשְׁמְע֜וּ אֵלַ֗י לְקַדֵּשׁ֙ אֶת־י֣וֹם הַשַּׁבָּ֔ת וּלְבִלְתִּ֣י ׀ שְׂאֵ֣ת מַשָּׂ֗א וּבֹ֛א בְּשַׁעֲרֵ֥י יְרוּשָׁלַ֖͏ִם בְּי֣וֹם הַשַּׁבָּ֑ת וְהִצַּ֧תִּי אֵ֣שׁ בִּשְׁעָרֶ֗יהָ וְאָֽכְלָ֛ה אַרְמְנ֥וֹת יְרוּשָׁלַ֖͏ִם וְלֹ֥א תִכְבֶּֽה׃<text:s/></text:span><text:span text:style-name="T1992">פ<text:s/></text:span><text:span text:style-name="T1993">‬</text:span><text:span text:style-name="T1994">‬</text:span><text:span text:style-name="T1995">‬</text:span>‬‬‬‬‬‬‬‬‬‬‬‬‬‬‬‬‬‬‬‬‬‬‬‬‬‬‬</text:p>
      </text:section>
      <text:section text:name="Sect17" text:style-name="S17">
        <text:p text:style-name="P1996">Jeremiah 18‬‬</text:p>
        <text:p text:style-name="P1997"><text:span text:style-name="T1998">1</text:span><text:span text:style-name="T1999"> הַדָּבָר֙ אֲשֶׁ֣ר הָיָ֣ה אֶֽל־יִרְמְיָ֔הוּ מֵאֵ֥ת יְהוָ֖ה לֵאמֹֽר׃<text:s/></text:span><text:span text:style-name="T2000">2</text:span><text:span text:style-name="T2001"> ק֥וּם וְיָרַדְתָּ֖ בֵּ֣ית הַיּוֹצֵ֑ר וְשָׁ֖מָּה אַשְׁמִֽיעֲךָ֥ אֶת־דְּבָרָֽי׃<text:s/></text:span><text:span text:style-name="T2002">‬</text:span><text:span text:style-name="T2003">‬</text:span>‬‬<text:span text:style-name="T2004">3</text:span><text:span text:style-name="T2005"> וָאֵרֵ֖ד בֵּ֣ית הַיּוֹצֵ֑ר *והנהו **וְהִנֵּה **ה֛וּא עֹשֶׂ֥ה מְלָאכָ֖ה עַל־הָאָבְנָֽיִם׃<text:s/></text:span><text:span text:style-name="T2006">‬</text:span><text:span text:style-name="T2007">‬</text:span><text:span text:style-name="T2008">‬</text:span>‬‬‬<text:span text:style-name="T2009">4</text:span><text:span text:style-name="T2010"> וְנִשְׁחַ֣ת הַכְּלִ֗י אֲשֶׁ֨ר ה֥וּא עֹשֶׂ֛ה בַּחֹ֖מֶר בְּיַ֣ד הַיּוֹצֵ֑ר וְשָׁ֗ב וַֽיַּעֲשֵׂ֙הוּ֙ כְּלִ֣י אַחֵ֔ר כַּאֲשֶׁ֥ר יָשַׁ֛ר בְּעֵינֵ֥י הַיּוֹצֵ֖ר לַעֲשֽׂוֹת׃<text:s/></text:span><text:span text:style-name="T2011">פ<text:s/></text:span><text:span text:style-name="T2012">‬</text:span><text:span text:style-name="T2013">‬</text:span><text:span text:style-name="T2014">‬</text:span>‬‬‬‬</text:p>
        <text:p text:style-name="P2015"><text:span text:style-name="T2016">5</text:span><text:span text:style-name="T2017"> וַיְהִ֥י דְבַר־יְהוָ֖ה אֵלַ֥י לֵאמֽוֹר׃<text:s/></text:span><text:span text:style-name="T2018">‬</text:span><text:span text:style-name="T2019">‬</text:span>‬‬<text:span text:style-name="T2020">6</text:span><text:span text:style-name="T2021"> הֲכַיּוֹצֵ֨ר הַזֶּ֜ה לֹא־אוּכַ֨ל לַעֲשׂ֥וֹת לָכֶ֛ם בֵּ֥ית יִשְׂרָאֵ֖ל נְאֻם־יְהוָ֑ה הִנֵּ֤ה כַחֹ֙מֶר֙ בְּיַ֣ד הַיּוֹצֵ֔ר כֵּן־אַתֶּ֥ם בְּיָדִ֖י בֵּ֥ית יִשְׂרָאֵֽל׃</text:span><text:span text:style-name="T2022"><text:s/>ס<text:s/></text:span><text:span text:style-name="T2023">‬</text:span><text:span text:style-name="T2024">‬</text:span><text:span text:style-name="T2025">‬</text:span>‬<text:span text:style-name="T2026">7</text:span><text:span text:style-name="T2027"> רֶ֣גַע אֲדַבֵּ֔ר עַל־גּ֖וֹי וְעַל־מַמְלָכָ֑ה לִנְת֥וֹשׁ וְלִנְת֖וֹץ וּֽלְהַאֲבִֽיד׃<text:s/></text:span><text:span text:style-name="T2028">‬</text:span><text:span text:style-name="T2029">‬</text:span>‬‬<text:span text:style-name="T2030">8</text:span><text:span text:style-name="T2031"> וְשָׁב֙ הַגּ֣וֹי הַה֔וּא מֵרָ֣עָת֔וֹ אֲשֶׁ֥ר דִּבַּ֖רְתִּי עָלָ֑יו וְנִֽחַמְתִּי֙ עַל־הָ֣רָעָ֔ה אֲשֶׁ֥ר חָשַׁ֖בְתִּי לַעֲשׂ֥וֹת לֽוֹ׃</text:span><text:span text:style-name="T2032"><text:s/>ס<text:s/></text:span><text:span text:style-name="T2033">‬</text:span><text:span text:style-name="T2034">‬</text:span><text:span text:style-name="T2035">‬</text:span>‬<text:span text:style-name="T2036">9</text:span><text:span text:style-name="T2037"> וְרֶ֣גַע אֲדַבֵּ֔ר עַל־גּ֖וֹי וְעַל־מַמְלָכָ֑ה לִבְנֹ֖ת וְלִנְטֹֽעַ׃<text:s/></text:span><text:span text:style-name="T2038">‬</text:span><text:span text:style-name="T2039">‬</text:span>‬‬<text:span text:style-name="T2040">10</text:span><text:span text:style-name="T2041"> וְעָשָׂ֤ה *הרעה **הָרַע֙ בְּעֵינַ֔י לְבִלְתִּ֖י שְׁמֹ֣עַ בְּקוֹלִ֑י וְנִֽחַמְתִּי֙ עַל־הַטּוֹבָ֔ה אֲשֶׁ֥ר אָמַ֖רְתִּי לְהֵיטִ֥יב אוֹתֽוֹ׃</text:span><text:span text:style-name="T2042"><text:s/>ס<text:s/></text:span><text:span text:style-name="T2043">‬</text:span><text:span text:style-name="T2044">‬</text:span><text:span text:style-name="T2045">‬</text:span>‬<text:span text:style-name="T2046">11</text:span><text:span text:style-name="T2047"> וְעַתָּ֡ה אֱמָר־נָ֣א אֶל־אִישׁ־יְהוּדָה֩ וְעַל־יוֹשְׁבֵ֨י יְרוּשָׁלִַ֜ם לֵאמֹ֗ר כֹּ֚ה אָמַ֣ר יְהוָ֔ה הִנֵּ֨ה אָנֹכִ֜י יוֹצֵ֤ר עֲלֵיכֶם֙ רָעָ֔ה וְחֹשֵׁ֥ב עֲלֵיכֶ֖ם מַֽחֲשָׁבָ֑ה שׁ֣וּבוּ נָ֗א אִ֚ישׁ מִדַּרְכּ֣וֹ הָֽרָעָ֔ה וְהֵיטִ֥יבוּ דַרְכֵיכֶ֖ם וּמַעַלְלֵיכֶֽם׃<text:s/></text:span><text:span text:style-name="T2048">‬</text:span><text:span text:style-name="T2049">‬</text:span>‬‬<text:span text:style-name="T2050">12</text:span><text:span text:style-name="T2051"> וְאָמְר֖וּ נוֹאָ֑שׁ כִּֽי־אַחֲרֵ֤י מַחְשְׁבוֹתֵ֙ינוּ֙ נֵלֵ֔ךְ וְאִ֛ישׁ שְׁרִר֥וּת לִבּֽוֹ־הָרָ֖ע נַעֲשֶֽׂה׃</text:span><text:span text:style-name="T2052"><text:s/>ס<text:s/></text:span><text:span text:style-name="T2053">‬</text:span><text:span text:style-name="T2054">‬</text:span><text:span text:style-name="T2055">‬</text:span>‬<text:span text:style-name="T2056">13</text:span><text:span text:style-name="T2057"> לָכֵ֗ן כֹּ֚ה אָמַ֣ר יְהוָ֔ה שַֽׁאֲלוּ־נָא֙ בַּגּוֹיִ֔ם מִ֥י שָׁמַ֖ע כָּאֵ֑לֶּה שַֽׁעֲרֻרִת֙ עָשְׂתָ֣ה מְאֹ֔ד בְּתוּלַ֖ת יִשְׂרָאֵֽל׃<text:s/></text:span><text:span text:style-name="T2058">‬</text:span><text:span text:style-name="T2059">‬</text:span>‬‬<text:span text:style-name="T2060">14</text:span><text:span text:style-name="T2061"> הֲיַעֲזֹ֥ב מִצּ֛וּר שָׂדַ֖י שֶׁ֣לֶג לְבָנ֑וֹן אִם־יִנָּתְשׁ֗וּ מַ֛יִם זָרִ֥ים קָרִ֖ים נוֹזְלִֽים׃<text:s/></text:span><text:span text:style-name="T2062">‬</text:span><text:span text:style-name="T2063">‬</text:span>‬‬<text:span text:style-name="T2064">15</text:span><text:span text:style-name="T2065"> כִּֽי־שְׁכֵחֻ֥נִי עַמִּ֖י לַשָּׁ֣וְא יְקַטֵּ֑רוּ וַיַּכְשִׁל֤וּם בְּדַרְכֵיהֶם֙ שְׁבִילֵ֣י עוֹלָ֔ם לָלֶ֣כֶת נְתִיב֔וֹת דֶּ֖רֶךְ לֹ֥א סְלוּלָֽה׃<text:s/></text:span><text:span text:style-name="T2066">‬</text:span><text:span text:style-name="T2067">‬</text:span>‬‬<text:span text:style-name="T2068">16</text:span><text:span text:style-name="T2069"> לָשׂ֥וּם אַרְצָ֛ם לְשַׁמָּ֖ה *שרוקת **שְׁרִיק֣וֹת עוֹלָ֑ם כֹּ֚ל עוֹבֵ֣ר עָלֶ֔יהָ יִשֹּׁ֖ם וְיָנִ֥יד בְּרֹאשֽׁוֹ׃<text:s/></text:span><text:span text:style-name="T2070">‬</text:span><text:span text:style-name="T2071">‬</text:span>‬‬<text:span text:style-name="T2072">17</text:span><text:span text:style-name="T2073"> כְּרֽוּחַ־קָדִ֥ים אֲפִיצֵ֖ם לִפְנֵ֣י אוֹיֵ֑ב עֹ֧רֶף וְלֹֽא־פָנִ֛ים אֶרְאֵ֖ם בְּי֥וֹם אֵידָֽם׃</text:span><text:span text:style-name="T2074"><text:s/>ס<text:s/></text:span><text:span text:style-name="T2075">‬</text:span><text:span text:style-name="T2076">‬</text:span><text:span text:style-name="T2077">‬</text:span>‬<text:span text:style-name="T2078">18</text:span><text:span text:style-name="T2079"> וַיֹּאמְר֗וּ לְכ֨וּ וְנַחְשְׁבָ֥ה עַֽל־יִרְמְיָהוּ֮ מַחֲשָׁבוֹת֒ כִּי֩ לֹא־תֹאבַ֨ד תּוֹרָ֜ה מִכֹּהֵ֗ן וְעֵצָה֙ מֵֽחָכָ֔ם וְדָבָ֖ר מִנָּבִ֑יא לְכוּ֙ וְנַכֵּ֣הוּ בַלָּשׁ֔וֹן וְאַל־נַקְשִׁ֖יבָה אֶל־כָּל־דְּבָרָֽיו׃<text:s/></text:span><text:span text:style-name="T2080">‬</text:span><text:span text:style-name="T2081">‬</text:span>‬‬<text:span text:style-name="T2082">19</text:span><text:span text:style-name="T2083"> הַקְשִׁ֥יבָה יְהוָ֖ה אֵלָ֑י וּשְׁמַ֖ע לְק֥וֹל יְרִיבָֽי׃<text:s/></text:span><text:span text:style-name="T2084">‬</text:span><text:span text:style-name="T2085">‬</text:span>‬‬<text:span text:style-name="T2086">20</text:span><text:span text:style-name="T2087"> הַיְשֻׁלַּ֤ם תַּֽחַת־טוֹבָה֙ רָעָ֔ה כִּֽי־כָר֥וּ שׁוּחָ֖ה לְנַפְשִׁ֑י זְכֹ֣ר ׀ עָמְדִ֣י לְפָנֶ֗יךָ לְדַבֵּ֤ר עֲלֵיהֶם֙ טוֹבָ֔ה לְהָשִׁ֥יב אֶת־חֲמָתְךָ֖ מֵהֶֽם׃<text:s/></text:span><text:span text:style-name="T2088">‬</text:span><text:span text:style-name="T2089">‬</text:span>‬‬<text:span text:style-name="T2090">21</text:span><text:span text:style-name="T2091"> לָכֵן֩ תֵּ֨ן אֶת־בְּנֵיהֶ֜ם לָרָעָ֗ב וְהַגִּרֵם֮ עַל־יְדֵי־חֶרֶב֒ וְתִֽהְיֶ֨נָה נְשֵׁיהֶ֤ם שַׁכֻּלוֹת֙ וְאַלְמָנ֔וֹת וְאַ֨נְשֵׁיהֶ֔ם יִֽהְי֖וּ הֲרֻ֣גֵי מָ֑וֶת בַּח֣וּרֵיהֶ֔ם<text:s/></text:span><text:soft-page-break/><text:span text:style-name="T2092">מֻכֵּי־חֶ֖רֶב בַּמִּלְחָמָֽה׃<text:s/></text:span><text:span text:style-name="T2093">‬</text:span><text:span text:style-name="T2094">‬</text:span>‬‬<text:span text:style-name="T2095">22</text:span><text:span text:style-name="T2096"> תִּשָּׁמַ֤ע זְעָקָה֙ מִבָּ֣תֵּיהֶ֔ם כִּֽי־תָבִ֧יא עֲלֵיהֶ֛ם גְּד֖וּד פִּתְאֹ֑ם כִּֽי־כָר֤וּ *שיחה **שׁוּחָה֙ לְלָכְדֵ֔נִי וּפַחִ֖ים טָמְנ֥וּ לְרַגְלָֽי׃<text:s/></text:span><text:span text:style-name="T2097">‬</text:span><text:span text:style-name="T2098">‬</text:span>‬‬<text:span text:style-name="T2099">23</text:span><text:span text:style-name="T2100"> וְאַתָּ֣ה יְ֠הוָה יָדַ֜עְתָּ אֶֽת־כָּל־עֲצָתָ֤ם עָלַי֙ לַמָּ֔וֶת אַל־תְּכַפֵּר֙ עַל־עֲוֺנָ֔ם וְחַטָּאתָ֖ם מִלְּפָנֶ֣יךָ אַל־תֶּ֑מְחִי *והיו **וְיִהְי֤וּ מֻכְשָׁלִים֙ לְפָנֶ֔יךָ בְּעֵ֥ת אַפְּךָ֖ עֲשֵׂ֥ה בָהֶֽם׃</text:span><text:span text:style-name="T2101"><text:s/>ס<text:s/></text:span><text:span text:style-name="T2102">‬</text:span><text:span text:style-name="T2103">‬</text:span><text:span text:style-name="T2104">‬</text:span>‬‬‬‬‬‬‬‬‬‬‬‬‬‬‬‬‬‬‬‬</text:p>
      </text:section>
      <text:section text:name="Sect18" text:style-name="S18">
        <text:p text:style-name="P2105">Jeremiah 19‬‬</text:p>
        <text:p text:style-name="P2106"><text:span text:style-name="T2107">1</text:span><text:span text:style-name="T2108"> כֹּ֚ה אָמַ֣ר יְהוָ֔ה הָל֛וֹךְ וְקָנִ֥יתָ בַקְבֻּ֖ק יוֹצֵ֣ר חָ֑רֶשׂ וּמִזִּקְנֵ֣י הָעָ֔ם וּמִזִּקְנֵ֖י הַכֹּהֲנִֽים׃<text:s/></text:span><text:span text:style-name="T2109">2</text:span><text:span text:style-name="T2110"> וְיָצָ֙אתָ֙ אֶל־גֵּ֣יא בֶן־הִנֹּ֔ם אֲשֶׁ֕ר פֶּ֖תַח שַׁ֣עַר *החרסות **הַֽחַרְסִ֑ית וְקָרָ֣אתָ שָּׁ֔ם אֶת־הַדְּבָרִ֖ים אֲשֶׁר־אֲדַבֵּ֥ר אֵלֶֽיךָ׃<text:s/></text:span><text:span text:style-name="T2111">‬</text:span><text:span text:style-name="T2112">‬</text:span>‬‬<text:span text:style-name="T2113">3</text:span><text:span text:style-name="T2114"> וְאָֽמַרְתָּ֙ שִׁמְע֣וּ דְבַר־יְהוָ֔ה מַלְכֵ֣י יְהוּדָ֔ה וְיֹשְׁבֵ֖י יְרֽוּשָׁלָ֑͏ִם כֹּֽה־אָמַר֩ יְהוָ֨ה צְבָא֜וֹת אֱלֹהֵ֣י יִשְׂרָאֵ֗ל הִנְנִ֨י מֵבִ֤יא רָעָה֙ עַל־הַמָּק֣וֹם הַזֶּ֔ה אֲשֶׁ֥ר כָּל־שֹׁמְעָ֖הּ תִּצַּ֥לְנָה אָזְנָֽיו׃<text:s/></text:span><text:span text:style-name="T2115">‬</text:span><text:span text:style-name="T2116">‬</text:span>‬‬<text:span text:style-name="T2117">4</text:span><text:span text:style-name="T2118"> יַ֣עַן ׀ אֲשֶׁ֣ר עֲזָבֻ֗נִי וַֽיְנַכְּר֞וּ אֶת־הַמָּק֤וֹם הַזֶּה֙ וַיְקַטְּרוּ־בוֹ֙ לֵאלֹהִ֣ים אֲחֵרִ֔ים אֲשֶׁ֧ר לֹֽא־יְדָע֛וּם הֵ֥מָּה וַאֲבֽוֹתֵיהֶ֖ם וּמַלְכֵ֣י יְהוּדָ֑ה וּמָֽלְא֛וּ אֶת־הַמָּק֥וֹם הַזֶּ֖ה דַּ֥ם נְקִיִּֽם׃<text:s/></text:span><text:span text:style-name="T2119">‬</text:span><text:span text:style-name="T2120">‬</text:span>‬‬<text:span text:style-name="T2121">5</text:span><text:span text:style-name="T2122"> וּבָנ֞וּ אֶת־בָּמ֣וֹת הַבַּ֗עַל לִשְׂרֹ֧ף אֶת־בְּנֵיהֶ֛ם בָּאֵ֖שׁ עֹל֣וֹת לַבָּ֑עַל אֲשֶׁ֤ר לֹֽא־צִוִּ֙יתִי֙ וְלֹ֣א דִבַּ֔רְתִּי וְלֹ֥א עָלְתָ֖ה עַל־לִבִּֽי׃<text:s/></text:span><text:span text:style-name="T2123">פ<text:s/></text:span>‬‬‬‬</text:p>
        <text:p text:style-name="P2124"><text:span text:style-name="T2125">‬</text:span><text:span text:style-name="T2126">‬</text:span><text:span text:style-name="T2127">‬</text:span>‬<text:span text:style-name="T2128">6</text:span><text:span text:style-name="T2129"> לָכֵ֞ן הִנֵּֽה־יָמִ֤ים בָּאִים֙ נְאֻם־יְהוָ֔ה וְלֹא־יִקָּרֵא֩ לַמָּק֨וֹם הַזֶּ֥ה ע֛וֹד הַתֹּ֖פֶת וְגֵ֣יא בֶן־הִנֹּ֑ם כִּ֖י אִם־גֵּ֥יא הַהֲרֵגָֽה׃<text:s/></text:span><text:span text:style-name="T2130">‬</text:span><text:span text:style-name="T2131">‬</text:span>‬‬<text:span text:style-name="T2132">7</text:span><text:span text:style-name="T2133"> וּ֠בַקֹּתִי אֶת־עֲצַ֨ת יְהוּדָ֤ה וִירוּשָׁלִַ֙ם֙ בַּמָּק֣וֹם הַזֶּ֔ה וְהִפַּלְתִּ֤ים בַּחֶ֙רֶב֙ לִפְנֵ֣י אֹֽיְבֵיהֶ֔ם וּבְיַ֖ד מְבַקְשֵׁ֣י נַפְשָׁ֑ם וְנָתַתִּ֤י אֶת־נִבְלָתָם֙ לְמַֽאֲכָ֔ל לְע֥וֹף הַשָּׁמַ֖יִם וּלְבֶהֱמַ֥ת הָאָֽרֶץ׃<text:s/></text:span><text:span text:style-name="T2134">‬</text:span><text:span text:style-name="T2135">‬</text:span>‬‬<text:span text:style-name="T2136">8</text:span><text:span text:style-name="T2137"> וְשַׂמְתִּי֙ אֶת־הָעִ֣יר הַזֹּ֔את לְשַׁמָּ֖ה וְלִשְׁרֵקָ֑ה כֹּ֚ל עֹבֵ֣ר עָלֶ֔יהָ יִשֹּׁ֥ם וְיִשְׁרֹ֖ק עַל־כָּל־מַכֹּתֶֽהָ׃<text:s/></text:span><text:span text:style-name="T2138">‬</text:span><text:span text:style-name="T2139">‬</text:span>‬‬<text:span text:style-name="T2140">9</text:span><text:span text:style-name="T2141"> וְהַֽאֲכַלְתִּ֞ים אֶת־בְּשַׂ֣ר בְּנֵיהֶ֗ם וְאֵת֙ בְּשַׂ֣ר בְּנֹתֵיהֶ֔ם וְאִ֥ישׁ בְּשַׂר־רֵעֵ֖הוּ יֹאכֵ֑לוּ בְּמָצוֹר֙ וּבְמָצ֔וֹק אֲשֶׁ֨ר יָצִ֧יקוּ לָהֶ֛ם אֹיְבֵיהֶ֖ם וּמְבַקְשֵׁ֥י נַפְשָֽׁם׃<text:s/></text:span><text:span text:style-name="T2142">‬</text:span><text:span text:style-name="T2143">‬</text:span>‬‬<text:span text:style-name="T2144">10</text:span><text:span text:style-name="T2145"> וְשָׁבַרְתָּ֖ הַבַּקְבֻּ֑ק לְעֵינֵי֙ הָֽאֲנָשִׁ֔ים הַהֹלְכִ֖ים אוֹתָֽךְ׃<text:s/></text:span><text:span text:style-name="T2146">‬</text:span><text:span text:style-name="T2147">‬</text:span>‬‬<text:span text:style-name="T2148">11</text:span><text:span text:style-name="T2149"> וְאָמַרְתָּ֨ אֲלֵיהֶ֜ם כֹּה־אָמַ֣ר ׀ יְהוָ֣ה צְבָא֗וֹת כָּ֣כָה אֶשְׁבֹּ֞ר אֶת־הָעָ֤ם הַזֶּה֙ וְאֶת־הָעִ֣יר הַזֹּ֔את כַּאֲשֶׁ֤ר יִשְׁבֹּר֙ אֶת־כְּלִ֣י הַיּוֹצֵ֔ר אֲשֶׁ֛ר לֹֽא־יוּכַ֥ל לְהֵרָפֵ֖ה ע֑וֹד וּבְתֹ֣פֶת יִקְבְּר֔וּ מֵאֵ֥ין מָק֖וֹם לִקְבּֽוֹר׃<text:s/></text:span><text:span text:style-name="T2150">‬</text:span><text:span text:style-name="T2151">‬</text:span>‬‬<text:span text:style-name="T2152">12</text:span><text:span text:style-name="T2153"> כֵּֽן־אֶעֱשֶׂ֞ה לַמָּק֥וֹם הַזֶּ֛ה נְאֻם־יְהוָ֖ה וּלְיֽוֹשְׁבָ֑יו וְלָתֵ֛ת אֶת־הָעִ֥יר הַזֹּ֖את כְּתֹֽפֶת׃<text:s/></text:span><text:span text:style-name="T2154">‬</text:span><text:span text:style-name="T2155">‬</text:span>‬‬<text:span text:style-name="T2156">13</text:span><text:span text:style-name="T2157"> וְהָי֞וּ בָּתֵּ֣י יְרוּשָׁלִַ֗ם וּבָתֵּי֙ מַלְכֵ֣י יְהוּדָ֔ה כִּמְק֥וֹם הַתֹּ֖פֶת הַטְּמֵאִ֑ים לְכֹ֣ל הַבָּתִּ֗ים אֲשֶׁ֨ר קִטְּר֜וּ עַל־גַּגֹּֽתֵיהֶם֙ לְכֹל֙ צְבָ֣א הַשָּׁמַ֔יִם וְהַסֵּ֥ךְ נְסָכִ֖ים לֵאלֹהִ֥ים אֲחֵרִֽים׃<text:s/></text:span><text:span text:style-name="T2158">פ<text:s/></text:span><text:span text:style-name="T2159">‬</text:span><text:span text:style-name="T2160">‬</text:span><text:span text:style-name="T2161">‬</text:span>‬‬‬‬‬‬‬‬‬</text:p>
        <text:soft-page-break/>
        <text:p text:style-name="P2162"><text:span text:style-name="T2163">14</text:span><text:span text:style-name="T2164"> וַיָּבֹ֤א יִרְמְיָ֙הוּ֙ מֵֽהַתֹּ֔פֶת אֲשֶׁ֨ר שְׁלָח֧וֹ יְהוָ֛ה שָׁ֖ם לְהִנָּבֵ֑א וַֽיַּעֲמֹד֙ בַּחֲצַ֣ר בֵּית־יְהוָ֔ה וַיֹּ֖אמֶר אֶל־כָּל־הָעָֽם׃</text:span><text:span text:style-name="T2165"><text:s/>ס<text:s/></text:span><text:span text:style-name="T2166">‬</text:span><text:span text:style-name="T2167">‬</text:span><text:span text:style-name="T2168">‬</text:span>‬<text:span text:style-name="T2169">15</text:span><text:span text:style-name="T2170"> כֹּֽה־אָמַ֞ר יְהוָ֤ה צְבָאוֹת֙ אֱלֹהֵ֣י יִשְׂרָאֵ֔ל הִנְנִ֨י *מבי **מֵבִ֜יא אֶל־הָעִ֤יר הַזֹּאת֙ וְעַל־כָּל־עָרֶ֔יהָ אֵ֚ת כָּל־הָ֣רָעָ֔ה אֲשֶׁ֥ר דִּבַּ֖רְתִּי עָלֶ֑יהָ כִּ֤י הִקְשׁוּ֙ אֶת־עָרְפָּ֔ם לְבִלְתִּ֖י שְׁמ֥וֹעַ אֶת־דְּבָרָֽי׃<text:s/></text:span><text:span text:style-name="T2171">‬</text:span><text:span text:style-name="T2172">‬</text:span>‬‬‬‬</text:p>
      </text:section>
      <text:section text:name="Sect19" text:style-name="S19">
        <text:p text:style-name="P2173">Jeremiah 20‬‬</text:p>
        <text:p text:style-name="P2174"><text:span text:style-name="T2175">1</text:span><text:span text:style-name="T2176"> וַיִּשְׁמַ֤ע פַּשְׁחוּר֙ בֶּן־אִמֵּ֣ר הַכֹּהֵ֔ן וְהֽוּא־פָקִ֥יד נָגִ֖יד בְּבֵ֣ית יְהוָ֑ה אֶֽת־יִרְמְיָ֔הוּ נִבָּ֖א אֶת־הַדְּבָרִ֥ים הָאֵֽלֶּה׃<text:s/></text:span><text:span text:style-name="T2177">2</text:span><text:span text:style-name="T2178"> וַיַּכֶּ֣ה פַשְׁח֔וּר אֵ֖ת יִרְמְיָ֣הוּ הַנָּבִ֑יא וַיִּתֵּ֨ן אֹת֜וֹ עַל־הַמַּהְפֶּ֗כֶת אֲשֶׁ֨ר בְּשַׁ֤עַר בִּנְיָמִן֙ הָֽעֶלְי֔וֹן אֲשֶׁ֖ר בְּבֵ֥ית יְהוָֽה׃<text:s/></text:span><text:span text:style-name="T2179">‬</text:span><text:span text:style-name="T2180">‬</text:span>‬‬<text:span text:style-name="T2181">3</text:span><text:span text:style-name="T2182"> וַֽיְהִי֙ מִֽמָּחֳרָ֔ת וַיֹּצֵ֥א פַשְׁח֛וּר אֶֽת־יִרְמְיָ֖הוּ מִן־הַמַּהְפָּ֑כֶת וַיֹּ֨אמֶר אֵלָ֜יו יִרְמְיָ֗הוּ לֹ֤א פַשְׁחוּר֙ קָרָ֤א יְהוָה֙ שְׁמֶ֔ךָ כִּ֖י אִם־מָג֥וֹר מִסָּבִֽיב׃<text:s/></text:span><text:span text:style-name="T2183">פ<text:s/></text:span><text:span text:style-name="T2184">‬</text:span><text:span text:style-name="T2185">‬</text:span><text:span text:style-name="T2186">‬</text:span>‬‬‬</text:p>
        <text:p text:style-name="P2187"><text:span text:style-name="T2188">4</text:span><text:span text:style-name="T2189"> כִּ֣י כֹ֣ה אָמַ֣ר יְהוָ֡ה הִנְנִי֩ נֹתֶנְךָ֨ לְמָג֜וֹר לְךָ֣ וּלְכָל־אֹהֲבֶ֗יךָ וְנָֽפְל֛וּ בְּחֶ֥רֶב אֹיְבֵיהֶ֖ם וְעֵינֶ֣יךָ רֹא֑וֹת וְאֶת־כָּל־יְהוּדָ֗ה אֶתֵּן֙ בְּיַ֣ד מֶֽלֶךְ־בָּבֶ֔ל וְהִגְלָ֥ם בָּבֶ֖לָה וְהִכָּ֥ם בֶּחָֽרֶב׃<text:s/></text:span><text:span text:style-name="T2190">‬</text:span><text:span text:style-name="T2191">‬</text:span>‬‬<text:span text:style-name="T2192">5</text:span><text:span text:style-name="T2193"> וְנָתַתִּ֗י אֶת־כָּל־חֹ֙סֶן֙ הָעִ֣יר הַזֹּ֔את וְאֶת־כָּל־יְגִיעָ֖הּ וְאֶת־כָּל־יְקָרָ֑הּ וְאֵ֨ת כָּל־אוֹצְר֜וֹת מַלְכֵ֣י יְהוּדָ֗ה אֶתֵּן֙ בְּיַ֣ד אֹֽיְבֵיהֶ֔ם וּבְזָזוּם֙ וּלְקָח֔וּם וֶהֱבִיא֖וּם בָּבֶֽלָה׃<text:s/></text:span><text:span text:style-name="T2194">‬</text:span><text:span text:style-name="T2195">‬</text:span>‬‬<text:span text:style-name="T2196">6</text:span><text:span text:style-name="T2197"> וְאַתָּ֣ה פַשְׁח֗וּר וְכֹל֙ יֹשְׁבֵ֣י בֵיתֶ֔ךָ תֵּלְכ֖וּ בַּשֶּׁ֑בִי וּבָבֶ֣ל תָּב֗וֹא וְשָׁ֤ם תָּמוּת֙ וְשָׁ֣ם תִּקָּבֵ֔ר אַתָּה֙ וְכָל־אֹ֣הֲבֶ֔יךָ אֲשֶׁר־נִבֵּ֥אתָ לָהֶ֖ם בַּשָּֽׁקֶר׃</text:span><text:span text:style-name="T2198"><text:s/>ס<text:s/></text:span><text:span text:style-name="T2199">‬</text:span><text:span text:style-name="T2200">‬</text:span><text:span text:style-name="T2201">‬</text:span>‬<text:span text:style-name="T2202">7</text:span><text:span text:style-name="T2203"> פִּתִּיתַ֤נִי יְהוָה֙ וֽ͏ָאֶפָּ֔ת חֲזַקְתַּ֖נִי וַתּוּכָ֑ל הָיִ֤יתִי לִשְׂחוֹק֙ כָּל־הַיּ֔וֹם כֻּלֹּ֖ה לֹעֵ֥ג לִֽי׃<text:s/></text:span><text:span text:style-name="T2204">‬</text:span><text:span text:style-name="T2205">‬</text:span>‬‬<text:span text:style-name="T2206">8</text:span><text:span text:style-name="T2207"> כִּֽי־מִדֵּ֤י אֲדַבֵּר֙ אֶזְעָ֔ק חָמָ֥ס וָשֹׁ֖ד אֶקְרָ֑א כִּֽי־הָיָ֨ה דְבַר־יְהוָ֥ה לִ֛י לְחֶרְפָּ֥ה וּלְקֶ֖לֶס כָּל־הַיּֽוֹם׃<text:s/></text:span><text:span text:style-name="T2208">‬</text:span><text:span text:style-name="T2209">‬</text:span>‬‬<text:span text:style-name="T2210">9</text:span><text:span text:style-name="T2211"> וְאָמַרְתִּ֣י לֹֽא־אֶזְכְּרֶ֗נּוּ וְלֹֽא־אֲדַבֵּ֥ר עוֹד֙ בִּשְׁמ֔וֹ וְהָיָ֤ה בְלִבִּי֙ כְּאֵ֣שׁ בֹּעֶ֔רֶת עָצֻ֖ר בְּעַצְמֹתָ֑י וְנִלְאֵ֥יתִי כַּֽלְכֵ֖ל וְלֹ֥א אוּכָֽל׃<text:s/></text:span><text:span text:style-name="T2212">‬</text:span><text:span text:style-name="T2213">‬</text:span>‬‬<text:span text:style-name="T2214">10</text:span><text:span text:style-name="T2215"> כִּ֣י שָׁמַ֜עְתִּי דִּבַּ֣ת רַבִּים֮ מָג֣וֹר מִסָּבִיב֒ הַגִּ֙ידוּ֙ וְנַגִּידֶ֔נּוּ כֹּ֚ל אֱנ֣וֹשׁ שְׁלוֹמִ֔י שֹׁמְרֵ֖י צַלְעִ֑י אוּלַ֤י יְפֻתֶּה֙ וְנ֣וּכְלָה ל֔וֹ וְנִקְחָ֥ה נִקְמָתֵ֖נוּ מִמֶּֽנּוּ׃<text:s/></text:span><text:span text:style-name="T2216">‬</text:span><text:span text:style-name="T2217">‬</text:span>‬‬<text:span text:style-name="T2218">11</text:span><text:span text:style-name="T2219"> וַֽיהוָ֤ה אוֹתִי֙ כְּגִבּ֣וֹר עָרִ֔יץ עַל־כֵּ֛ן רֹדְפַ֥י יִכָּשְׁל֖וּ וְלֹ֣א יֻכָ֑לוּ בֹּ֤שׁוּ מְאֹד֙ כִּֽי־לֹ֣א הִשְׂכִּ֔ילוּ כְּלִמַּ֥ת עוֹלָ֖ם לֹ֥א תִשָּׁכֵֽחַ׃<text:s/></text:span><text:span text:style-name="T2220">‬</text:span><text:span text:style-name="T2221">‬</text:span>‬‬<text:span text:style-name="T2222">12</text:span><text:span text:style-name="T2223"> וַיהוָ֤ה צְבָאוֹת֙ בֹּחֵ֣ן צַדִּ֔יק רֹאֶ֥ה כְלָי֖וֹת וָלֵ֑ב אֶרְאֶ֤ה נִקְמָֽתְךָ֙ מֵהֶ֔ם כִּ֥י אֵלֶ֖יךָ גִּלִּ֥יתִי אֶת־רִיבִֽי׃</text:span><text:span text:style-name="T2224"><text:s/>ס<text:s/></text:span><text:span text:style-name="T2225">‬</text:span><text:span text:style-name="T2226">‬</text:span><text:span text:style-name="T2227">‬</text:span>‬<text:span text:style-name="T2228">13</text:span><text:span text:style-name="T2229"> שִׁ֚ירוּ לַֽיהוָ֔ה הַֽלְל֖וּ אֶת־יְהוָ֑ה כִּ֥י הִצִּ֛יל אֶת־נֶ֥פֶשׁ אֶבְי֖וֹן מִיַּ֥ד מְרֵעִֽים׃</text:span><text:span text:style-name="T2230"><text:s/>ס<text:s/></text:span><text:span text:style-name="T2231">‬</text:span><text:span text:style-name="T2232">‬</text:span><text:span text:style-name="T2233">‬</text:span>‬<text:span text:style-name="T2234">14</text:span><text:span text:style-name="T2235"> אָר֣וּר הַיּ֔וֹם אֲשֶׁ֥ר יֻלַּ֖דְתִּי בּ֑וֹ י֛וֹם אֲשֶׁר־יְלָדַ֥תְנִי אִמִּ֖י אַל־יְהִ֥י בָרֽוּךְ׃<text:s/></text:span><text:span text:style-name="T2236">‬</text:span><text:span text:style-name="T2237">‬</text:span>‬‬<text:span text:style-name="T2238">15</text:span><text:span text:style-name="T2239"> אָר֣וּר הָאִ֗ישׁ אֲשֶׁ֨ר בִּשַּׂ֤ר אֶת־אָבִי֙ לֵאמֹ֔ר יֻֽלַּד־לְךָ֖ בֵּ֣ן זָכָ֑ר שַׂמֵּ֖חַ שִׂמֳּחָֽהוּ׃<text:s/></text:span><text:span text:style-name="T2240">‬</text:span><text:span text:style-name="T2241">‬</text:span><text:span text:style-name="T2242">‬</text:span>‬‬‬<text:span text:style-name="T2243">16</text:span><text:span text:style-name="T2244"> וְהָיָה֙ הָאִ֣ישׁ הַה֔וּא כֶּֽעָרִ֛ים אֲשֶׁר־הָפַ֥ךְ יְהוָ֖ה וְלֹ֣א נִחָ֑ם וְשָׁמַ֤ע זְעָקָה֙ בַּבֹּ֔קֶר וּתְרוּעָ֖ה בְּעֵ֥ת צָהֳרָֽיִם׃<text:s/></text:span><text:span text:style-name="T2245">‬</text:span><text:span text:style-name="T2246">‬</text:span>‬‬<text:span text:style-name="T2247">17</text:span><text:span text:style-name="T2248"> אֲשֶׁ֥ר לֹא־מוֹתְתַ֖נִי מֵרָ֑חֶם וַתְּהִי־לִ֤י אִמִּי֙ קִבְרִ֔י וְרַחְמָ֖הֿ הֲרַ֥ת עוֹלָֽם׃<text:s/></text:span><text:span text:style-name="T2249">‬</text:span><text:span text:style-name="T2250">‬</text:span>‬‬<text:span text:style-name="T2251">18</text:span><text:span text:style-name="T2252"> לָ֤מָּה זֶּה֙ מֵרֶ֣חֶם יָצָ֔אתִי לִרְא֥וֹת עָמָ֖ל וְיָג֑וֹן וַיִּכְל֥וּ בְּבֹ֖שֶׁת יָמָֽי׃<text:s/></text:span><text:span text:style-name="T2253">פ<text:s/></text:span><text:span text:style-name="T2254">‬</text:span><text:span text:style-name="T2255">‬</text:span><text:span text:style-name="T2256">‬</text:span>‬‬‬‬‬‬‬‬‬‬‬‬‬‬‬‬</text:p>
      </text:section>
      <text:section text:name="Sect20" text:style-name="S20">
        <text:soft-page-break/>
        <text:p text:style-name="P2257">Jeremiah 21‬‬</text:p>
        <text:p text:style-name="P2258"><text:span text:style-name="T2259">1</text:span><text:span text:style-name="T2260"> הַדָּבָ֛ר אֲשֶׁר־הָיָ֥ה אֶֽל־יִרְמְיָ֖הוּ מֵאֵ֣ת יְהוָ֑ה בִּשְׁלֹ֨חַ אֵלָ֜יו הַמֶּ֣לֶךְ צִדְקִיָּ֗הוּ אֶת־פַּשְׁחוּר֙ בֶּן־מַלְכִּיָּ֔ה וְאֶת־צְפַנְיָ֧ה בֶן־מַעֲשֵׂיָ֛ה הַכֹּהֵ֖ן לֵאמֹֽר׃<text:s/></text:span><text:span text:style-name="T2261">2</text:span><text:span text:style-name="T2262"> דְּרָשׁ־נָ֤א בַעֲדֵ֙נוּ֙ אֶת־יְהוָ֔ה כִּ֛י נְבוּכַדְרֶאצַּ֥ר מֶֽלֶךְ־בָּבֶ֖ל נִלְחָ֣ם עָלֵ֑ינוּ אוּלַי֩ יַעֲשֶׂ֨ה יְהוָ֤ה אוֹתָ֙נוּ֙ כְּכָל־נִפְלְאֹתָ֔יו וְיַעֲלֶ֖ה מֵעָלֵֽינוּ׃</text:span><text:span text:style-name="T2263"><text:s/>ס<text:s/></text:span><text:span text:style-name="T2264">‬</text:span><text:span text:style-name="T2265">‬</text:span><text:span text:style-name="T2266">‬</text:span>‬<text:span text:style-name="T2267">3</text:span><text:span text:style-name="T2268"> וַיֹּ֥אמֶר יִרְמְיָ֖הוּ אֲלֵיהֶ֑ם כֹּ֥ה תֹאמְרֻ֖ן אֶל־צִדְקִיָּֽהוּ׃<text:s/></text:span><text:span text:style-name="T2269">‬</text:span><text:span text:style-name="T2270">‬</text:span>‬‬<text:span text:style-name="T2271">4</text:span><text:span text:style-name="T2272"> כֹּֽה־אָמַ֨ר יְהוָ֜ה אֱלֹהֵ֣י יִשְׂרָאֵ֗ל הִנְנִ֣י מֵסֵב֮ אֶת־כְּלֵ֣י הַמִּלְחָמָה֮ אֲשֶׁ֣ר בְּיֶדְכֶם֒ אֲשֶׁ֨ר אַתֶּ֜ם נִלְחָמִ֣ים בָּ֗ם אֶת־מֶ֤לֶךְ בָּבֶל֙ וְאֶת־הַכַּשְׂדִּ֔ים הַצָּרִ֣ים עֲלֵיכֶ֔ם מִח֖וּץ לַֽחוֹמָ֑ה וְאָסַפְתִּ֣י אוֹתָ֔ם אֶל־תּ֖וֹךְ הָעִ֥יר הַזֹּֽאת׃<text:s/></text:span><text:span text:style-name="T2273">‬</text:span><text:span text:style-name="T2274">‬</text:span>‬‬<text:span text:style-name="T2275">5</text:span><text:span text:style-name="T2276"> וְנִלְחַמְתִּ֤י אֲנִי֙ אִתְּכֶ֔ם בְּיָ֥ד נְטוּיָ֖ה וּבִזְר֣וֹעַ חֲזָקָ֑ה וּבְאַ֥ף וּבְחֵמָ֖ה וּבְקֶ֥צֶף גָּדֽוֹל׃<text:s/></text:span><text:span text:style-name="T2277">‬</text:span><text:span text:style-name="T2278">‬</text:span>‬‬<text:span text:style-name="T2279">6</text:span><text:span text:style-name="T2280"> וְהִכֵּיתִ֗י אֶת־יֽוֹשְׁבֵי֙ הָעִ֣יר הַזֹּ֔את וְאֶת־הָאָדָ֖ם וְאֶת־הַבְּהֵמָ֑ה בְּדֶ֥בֶר גָּד֖וֹל יָמֻֽתוּ׃<text:s/></text:span><text:span text:style-name="T2281">‬</text:span><text:span text:style-name="T2282">‬</text:span>‬‬<text:span text:style-name="T2283">7</text:span><text:span text:style-name="T2284"> וְאַחֲרֵי־כֵ֣ן נְאֻם־יְהוָ֡ה אֶתֵּ֣ן אֶת־צִדְקִיָּ֣הוּ מֶֽלֶךְ־יְהוּדָ֣ה וְאֶת־עֲבָדָ֣יו ׀ וְאֶת־הָעָ֡ם וְאֶת־הַנִּשְׁאָרִים֩ בָּעִ֨יר הַזֹּ֜את מִן־הַדֶּ֣בֶר ׀ מִן־הַחֶ֣רֶב וּמִן־הָרָעָ֗ב בְּיַד֙ נְבוּכַדְרֶאצַּ֣ר מֶֽלֶךְ־בָּבֶ֔ל וּבְיַד֙ אֹֽיְבֵיהֶ֔ם וּבְיַ֖ד מְבַקְשֵׁ֣י נַפְשָׁ֑ם וְהִכָּ֣ם לְפִי־חֶ֔רֶב לֹֽא־יָח֣וּס עֲלֵיהֶ֔ם וְלֹ֥א יַחְמֹ֖ל וְלֹ֥א יְרַחֵֽם׃<text:s/></text:span><text:span text:style-name="T2285">‬</text:span><text:span text:style-name="T2286">‬</text:span>‬‬<text:span text:style-name="T2287">8</text:span><text:span text:style-name="T2288"> וְאֶל־הָעָ֤ם הַזֶּה֙ תֹּאמַ֔ר כֹּ֖ה אָמַ֣ר יְהוָ֑ה הִנְנִ֤י נֹתֵן֙ לִפְנֵיכֶ֔ם אֶת־דֶּ֥רֶךְ הַחַיִּ֖ים וְאֶת־דֶּ֥רֶךְ הַמָּֽוֶת׃<text:s/></text:span><text:span text:style-name="T2289">‬</text:span><text:span text:style-name="T2290">‬</text:span>‬‬<text:span text:style-name="T2291">9</text:span><text:span text:style-name="T2292"> הַיֹּשֵׁב֙ בָּעִ֣יר הַזֹּ֔את יָמ֕וּת בַּחֶ֖רֶב וּבָרָעָ֣ב וּבַדָּ֑בֶר וְהַיּוֹצֵא֩ וְנָפַ֨ל עַל־הַכַּשְׂדִּ֜ים הַצָּרִ֤ים עֲלֵיכֶם֙ *יחיה **וְחָיָ֔ה וְהָֽיְתָה־לּ֥וֹ נַפְשׁ֖וֹ לְשָׁלָֽל׃<text:s/></text:span><text:span text:style-name="T2293">‬</text:span><text:span text:style-name="T2294">‬</text:span>‬‬<text:span text:style-name="T2295">10</text:span><text:span text:style-name="T2296"> כִּ֣י שַׂ֣מְתִּי פָ֠נַי בָּעִ֨יר הַזֹּ֧את לְרָעָ֛ה וְלֹ֥א לְטוֹבָ֖ה נְאֻם־יְהוָ֑ה בְּיַד־מֶ֤לֶךְ בָּבֶל֙ תִּנָּתֵ֔ן וּשְׂרָפָ֖הּ בָּאֵֽשׁ׃</text:span><text:span text:style-name="T2297"><text:s/>ס<text:s/></text:span><text:span text:style-name="T2298">‬</text:span><text:span text:style-name="T2299">‬</text:span><text:span text:style-name="T2300">‬</text:span>‬<text:span text:style-name="T2301">11</text:span><text:span text:style-name="T2302"> וּלְבֵית֙ מֶ֣לֶךְ יְהוּדָ֔ה שִׁמְע֖וּ דְּבַר־יְהוָֽה׃<text:s/></text:span><text:span text:style-name="T2303">‬</text:span><text:span text:style-name="T2304">‬</text:span>‬‬<text:span text:style-name="T2305">12</text:span><text:span text:style-name="T2306"> בֵּ֣ית דָּוִ֗ד כֹּ֚ה אָמַ֣ר יְהוָ֔ה דִּ֤ינוּ לַבֹּ֙קֶר֙ מִשְׁפָּ֔ט וְהַצִּ֥ילוּ גָז֖וּל מִיַּ֣ד עוֹשֵׁ֑ק פֶּן־תֵּצֵ֨א כָאֵ֜שׁ חֲמָתִ֗י וּבָעֲרָה֙ וְאֵ֣ין מְכַבֶּ֔ה מִפְּנֵ֖י רֹ֥עַ *מעלליהם **מַעַלְלֵיכֶֽם׃<text:s/></text:span><text:span text:style-name="T2307">‬</text:span><text:span text:style-name="T2308">‬</text:span>‬‬<text:span text:style-name="T2309">13</text:span><text:span text:style-name="T2310"> הִנְנִ֨י אֵלַ֜יִךְ יֹשֶׁ֧בֶת הָעֵ֛מֶק צ֥וּר הַמִּישֹׁ֖ר נְאֻם־יְהוָ֑ה הָאֹֽמְרִים֙ מִֽי־יֵחַ֣ת עָלֵ֔ינוּ וּמִ֥י יָב֖וֹא בִּמְעוֹנוֹתֵֽינוּ׃<text:s/></text:span><text:span text:style-name="T2311">‬</text:span><text:span text:style-name="T2312">‬</text:span>‬‬<text:span text:style-name="T2313">14</text:span><text:span text:style-name="T2314"> וּפָקַדְתִּ֧י עֲלֵיכֶ֛ם כִּפְרִ֥י מַעַלְלֵיכֶ֖ם נְאֻם־יְהוָ֑ה וְהִצַּ֤תִּי אֵשׁ֙ בְּיַעְרָ֔הּ וְאָכְלָ֖ה כָּל־סְבִיבֶֽיהָ׃</text:span><text:span text:style-name="T2315"><text:s/>ס<text:s/></text:span><text:span text:style-name="T2316">‬</text:span><text:span text:style-name="T2317">‬</text:span><text:span text:style-name="T2318">‬</text:span>‬‬‬‬‬‬‬‬‬‬‬‬‬‬</text:p>
      </text:section>
      <text:section text:name="Sect21" text:style-name="S21">
        <text:p text:style-name="P2319">Jeremiah 22‬‬</text:p>
        <text:p text:style-name="P2320"><text:span text:style-name="T2321">1</text:span><text:span text:style-name="T2322"> כֹּ֚ה אָמַ֣ר יְהוָ֔ה רֵ֖ד בֵּֽית־מֶ֣לֶךְ יְהוּדָ֑ה וְדִבַּרְתָּ֣ שָׁ֔ם אֶת־הַדָּבָ֖ר הַזֶּֽה׃<text:s/></text:span><text:span text:style-name="T2323">2</text:span><text:span text:style-name="T2324"> וְאָֽמַרְתָּ֙ שְׁמַ֣ע דְּבַר־יְהוָ֔ה מֶ֣לֶךְ יְהוּדָ֔ה הַיֹּשֵׁ֖ב עַל־כִּסֵּ֣א דָוִ֑ד אַתָּ֤ה וַעֲבָדֶ֙יךָ֙ וְעַמְּךָ֔ הַבָּאִ֖ים בַּשְּׁעָרִ֥ים הָאֵֽלֶּה׃</text:span><text:span text:style-name="T2325"><text:s/>ס<text:s/></text:span><text:span text:style-name="T2326">‬</text:span><text:span text:style-name="T2327">‬</text:span><text:span text:style-name="T2328">‬</text:span>‬<text:span text:style-name="T2329">3</text:span><text:span text:style-name="T2330"> כֹּ֣ה ׀ אָמַ֣ר יְהוָ֗ה עֲשׂ֤וּ מִשְׁפָּט֙ וּצְדָקָ֔ה וְהַצִּ֥ילוּ גָז֖וּל מִיַּ֣ד עָשׁ֑וֹק וְגֵר֩ יָת֨וֹם וְאַלְמָנָ֤ה אַל־תֹּנוּ֙ אַל־תַּחְמֹ֔סוּ וְדָ֣ם נָקִ֔י אַֽל־תִּשְׁפְּכ֖וּ בַּמָּק֥וֹם הַזֶּֽה׃<text:s/></text:span><text:span text:style-name="T2331">‬</text:span><text:span text:style-name="T2332">‬</text:span>‬‬<text:span text:style-name="T2333">4</text:span><text:span text:style-name="T2334"> כִּ֤י אִם־עָשׂוֹ֙ תַּֽעֲשׂ֔וּ אֶת־הַדָּבָ֖ר הַזֶּ֑ה וּבָ֣אוּ בְשַׁעֲרֵ֣י הַבַּ֣יִת הַזֶּ֡ה מְלָכִים֩ יֹשְׁבִ֨ים לְדָוִ֜ד עַל־כִּסְא֗וֹ רֹֽכְבִים֙ בָּרֶ֣כֶב וּבַסּוּסִ֔ים ה֥וּא *ועבדו **וַעֲבָדָ֖יו וְעַמּֽוֹ׃<text:s/></text:span><text:span text:style-name="T2335">‬</text:span><text:span text:style-name="T2336">‬</text:span>‬‬<text:span text:style-name="T2337">5</text:span><text:span text:style-name="T2338"> וְאִם֙ לֹ֣א תִשְׁמְע֔וּ אֶת־</text:span><text:soft-page-break/><text:span text:style-name="T2339">הַדְּבָרִ֖ים הָאֵ֑לֶּה בִּ֤י נִשְׁבַּ֙עְתִּי֙ נְאֻם־יְהוָ֔ה כִּי־לְחָרְבָּ֥ה יִֽהְיֶ֖ה הַבַּ֥יִת הַזֶּֽה׃</text:span><text:span text:style-name="T2340"><text:s/>ס<text:s/></text:span><text:span text:style-name="T2341">‬</text:span><text:span text:style-name="T2342">‬</text:span><text:span text:style-name="T2343">‬</text:span>‬<text:span text:style-name="T2344">6</text:span><text:span text:style-name="T2345"> כִּֽי־כֹ֣ה ׀ אָמַ֣ר יְהוָ֗ה עַל־בֵּית֙ מֶ֣לֶךְ יְהוּדָ֔ה גִּלְעָ֥ד אַתָּ֛ה לִ֖י רֹ֣אשׁ הַלְּבָנ֑וֹן אִם־לֹ֤א אֲשִֽׁיתְךָ֙ מִדְבָּ֔ר עָרִ֖ים לֹ֥א *נושבה **נוֹשָֽׁבוּ׃<text:s/></text:span><text:span text:style-name="T2346">‬</text:span><text:span text:style-name="T2347">‬</text:span>‬‬<text:span text:style-name="T2348">7</text:span><text:span text:style-name="T2349"> וְקִדַּשְׁתִּ֥י עָלֶ֛יךָ מַשְׁחִתִ֖ים אִ֣ישׁ וְכֵלָ֑יו וְכָֽרְתוּ֙ מִבְחַ֣ר אֲרָזֶ֔יךָ וְהִפִּ֖ילוּ עַל־הָאֵֽשׁ׃<text:s/></text:span><text:span text:style-name="T2350">‬</text:span><text:span text:style-name="T2351">‬</text:span>‬‬<text:span text:style-name="T2352">8</text:span><text:span text:style-name="T2353"> וְעָֽבְרוּ֙ גּוֹיִ֣ם רַבִּ֔ים עַ֖ל הָעִ֣יר הַזֹּ֑את וְאָֽמְרוּ֙ אִ֣ישׁ אֶל־רֵעֵ֔הוּ עַל־מֶ֨ה עָשָׂ֤ה יְהוָה֙ כָּ֔כָה לָעִ֥יר הַגְּדוֹלָ֖ה הַזֹּֽאת׃<text:s/></text:span><text:span text:style-name="T2354">‬</text:span><text:span text:style-name="T2355">‬</text:span>‬‬<text:span text:style-name="T2356">9</text:span><text:span text:style-name="T2357"> וְאָ֣מְר֔וּ עַ֚ל אֲשֶׁ֣ר עָֽזְב֔וּ אֶת־בְּרִ֥ית יְהוָ֖ה אֱלֹֽהֵיהֶ֑ם וַיִּֽשְׁתַּחֲו֛וּ לֵאלֹהִ֥ים אֲחֵרִ֖ים וַיַּעַבְדֽוּם׃</text:span><text:span text:style-name="T2358"><text:s/>ס<text:s/></text:span><text:span text:style-name="T2359">‬</text:span><text:span text:style-name="T2360">‬</text:span><text:span text:style-name="T2361">‬</text:span>‬<text:span text:style-name="T2362">10</text:span><text:span text:style-name="T2363"> אַל־תִּבְכּ֣וּ לְמֵ֔ת וְאַל־תָּנֻ֖דוּ ל֑וֹ בְּכ֤וּ בָכוֹ֙ לַֽהֹלֵ֔ךְ כִּ֣י לֹ֤א יָשׁוּב֙ ע֔וֹד וְרָאָ֖ה אֶת־אֶ֥רֶץ מוֹלַדְתּֽוֹ׃</text:span><text:span text:style-name="T2364"><text:s/>ס<text:s/></text:span><text:span text:style-name="T2365">‬</text:span><text:span text:style-name="T2366">‬</text:span><text:span text:style-name="T2367">‬</text:span>‬<text:span text:style-name="T2368">11</text:span><text:span text:style-name="T2369"> כִּ֣י כֹ֣ה אָֽמַר־יְ֠הוָה אֶל־שַׁלֻּ֨ם בֶּן־יֹאשִׁיָּ֜הוּ מֶ֣לֶךְ יְהוּדָ֗ה הַמֹּלֵךְ֙ תַּ֚חַת יֹאשִׁיָּ֣הוּ אָבִ֔יו אֲשֶׁ֥ר יָצָ֖א מִן־הַמָּק֣וֹם הַזֶּ֑ה לֹֽא־יָשׁ֥וּב שָׁ֖ם עֽוֹד׃<text:s/></text:span><text:span text:style-name="T2370">‬</text:span><text:span text:style-name="T2371">‬</text:span>‬‬<text:span text:style-name="T2372">12</text:span><text:span text:style-name="T2373"> כִּ֗י בִּמְק֛וֹם אֲשֶׁר־הִגְל֥וּ אֹת֖וֹ שָׁ֣ם יָמ֑וּת וְאֶת־הָאָ֥רֶץ הַזֹּ֖את לֹֽא־יִרְאֶ֥ה עֽוֹד׃</text:span><text:span text:style-name="T2374"><text:s/>ס<text:s/></text:span><text:span text:style-name="T2375">‬</text:span><text:span text:style-name="T2376">‬</text:span><text:span text:style-name="T2377">‬</text:span>‬<text:span text:style-name="T2378">13</text:span><text:span text:style-name="T2379"> ה֣וֹי בֹּנֶ֤ה בֵיתוֹ֙ בְּֽלֹא־צֶ֔דֶק וַעֲלִיּוֹתָ֖יו בְּלֹ֣א מִשְׁפָּ֑ט בְּרֵעֵ֙הוּ֙ יַעֲבֹ֣ד חִנָּ֔ם וּפֹעֲל֖וֹ לֹ֥א יִתֶּן־לֽוֹ׃<text:s/></text:span><text:span text:style-name="T2380">‬</text:span><text:span text:style-name="T2381">‬</text:span>‬‬<text:span text:style-name="T2382">14</text:span><text:span text:style-name="T2383"> הָאֹמֵ֗ר אֶבְנֶה־לִּי֙ בֵּ֣ית מִדּ֔וֹת וַעֲלִיּ֖וֹת מְרֻוָּחִ֑ים וְקָ֤רַֽע לוֹ֙ חַלּוֹנָ֔י וְסָפ֣וּן בָּאָ֔רֶז וּמָשׁ֖וֹחַ בַּשָּׁשַֽׁר׃<text:s/></text:span><text:span text:style-name="T2384">‬</text:span><text:span text:style-name="T2385">‬</text:span>‬‬<text:span text:style-name="T2386">15</text:span><text:span text:style-name="T2387"> הֲתִֽמְלֹ֔ךְ כִּ֥י אַתָּ֖ה מְתַחֲרֶ֣ה בָאָ֑רֶז אָבִ֜יךָ הֲל֧וֹא אָכַ֣ל וְשָׁתָ֗ה וְעָשָׂ֤ה מִשְׁפָּט֙ וּצְדָקָ֔ה אָ֖ז ט֥וֹב לֽוֹ׃<text:s/></text:span><text:span text:style-name="T2388">‬</text:span><text:span text:style-name="T2389">‬</text:span>‬‬<text:span text:style-name="T2390">16</text:span><text:span text:style-name="T2391"> דָּ֛ן דִּין־עָנִ֥י וְאֶבְי֖וֹן אָ֣ז ט֑וֹב הֲלוֹא־הִ֛יא הַדַּ֥עַת אֹתִ֖י נְאֻם־יְהוָֽה׃<text:s/></text:span><text:span text:style-name="T2392">‬</text:span><text:span text:style-name="T2393">‬</text:span>‬‬<text:span text:style-name="T2394">17</text:span><text:span text:style-name="T2395"> כִּ֣י אֵ֤ין עֵינֶ֙יךָ֙ וְלִבְּךָ֔ כִּ֖י אִם־עַל־בִּצְעֶ֑ךָ וְעַ֤ל דַּֽם־הַנָּקִי֙ לִשְׁפּ֔וֹךְ וְעַל־הָעֹ֥שֶׁק וְעַל־הַמְּרוּצָ֖ה לַעֲשֽׂוֹת׃</text:span><text:span text:style-name="T2396"><text:s/>ס<text:s/></text:span><text:span text:style-name="T2397">‬</text:span><text:span text:style-name="T2398">‬</text:span><text:span text:style-name="T2399">‬</text:span>‬<text:span text:style-name="T2400">18</text:span><text:span text:style-name="T2401"> לָכֵ֞ן כֹּֽה־אָמַ֣ר יְהוָ֗ה אֶל־יְהוֹיָקִ֤ים בֶּן־יֹאשִׁיָּ֙הוּ֙ מֶ֣לֶךְ יְהוּדָ֔ה לֹא־יִסְפְּד֣וּ ל֔וֹ ה֥וֹי אָחִ֖י וְה֣וֹי אָח֑וֹת לֹא־יִסְפְּד֣וּ ל֔וֹ ה֥וֹי אָד֖וֹן וְה֥וֹי הֹדֹֽה׃<text:s/></text:span><text:span text:style-name="T2402">‬</text:span><text:span text:style-name="T2403">‬</text:span>‬‬<text:span text:style-name="T2404">19</text:span><text:span text:style-name="T2405"> קְבוּרַ֥ת חֲמ֖וֹר יִקָּבֵ֑ר סָח֣וֹב וְהַשְׁלֵ֔ךְ מֵהָ֖לְאָה לְשַׁעֲרֵ֥י יְרוּשָׁלָֽ͏ִם׃</text:span><text:span text:style-name="T2406"><text:s/>ס<text:s/></text:span><text:span text:style-name="T2407">‬</text:span><text:span text:style-name="T2408">‬</text:span><text:span text:style-name="T2409">‬</text:span>‬<text:span text:style-name="T2410">20</text:span><text:span text:style-name="T2411"> עֲלִ֤י הַלְּבָנוֹן֙ וּֽצְעָ֔קִי וּבַבָּשָׁ֖ן תְּנִ֣י קוֹלֵ֑ךְ וְצַֽעֲקִי֙ מֵֽעֲבָרִ֔ים כִּ֥י נִשְׁבְּר֖וּ כָּל־מְאַהֲבָֽיִךְ׃<text:s/></text:span><text:span text:style-name="T2412">‬</text:span><text:span text:style-name="T2413">‬</text:span>‬‬<text:span text:style-name="T2414">21</text:span><text:span text:style-name="T2415"> דִּבַּ֤רְתִּי אֵלַ֙יִךְ֙ בְּשַׁלְוֺתַ֔יִךְ אָמַ֖רְתְּ לֹ֣א אֶשְׁמָ֑ע זֶ֤ה דַרְכֵּךְ֙ מִנְּעוּרַ֔יִךְ כִּ֥י לֹֽא־שָׁמַ֖עַתְּ בְּקוֹלִֽי׃<text:s/></text:span><text:span text:style-name="T2416">‬</text:span><text:span text:style-name="T2417">‬</text:span>‬‬<text:span text:style-name="T2418">22</text:span><text:span text:style-name="T2419"> כָּל־רֹעַ֙יִךְ֙ תִּרְעֶה־ר֔וּחַ וּֽמְאַהֲבַ֖יִךְ בַּשְּׁבִ֣י יֵלֵ֑כוּ כִּ֣י אָ֤ז תֵּבֹ֙שִׁי֙ וְנִכְלַ֔מְתְּ מִכֹּ֖ל רָעָתֵֽךְ׃<text:s/></text:span><text:span text:style-name="T2420">‬</text:span><text:span text:style-name="T2421">‬</text:span>‬‬<text:span text:style-name="T2422">23</text:span><text:span text:style-name="T2423"> *ישבתי **יֹשַׁבְתְּ֙ בַּלְּבָנ֔וֹן *מקננתי **מְקֻנַּ֖נְתְּ בָּֽאֲרָזִ֑ים מַה־נֵּחַנְתְּ֙ בְּבֹא־לָ֣ךְ חֲבָלִ֔ים חִ֖יל כַּיֹלֵדָֽה׃<text:s/></text:span><text:span text:style-name="T2424">‬</text:span><text:span text:style-name="T2425">‬</text:span>‬‬<text:span text:style-name="T2426">24</text:span><text:span text:style-name="T2427"> חַי־אָנִי֮ נְאֻם־יְהוָה֒ כִּ֣י אִם־יִהְיֶ֞ה כָּנְיָ֤הוּ בֶן־יְהֽוֹיָקִים֙ מֶ֣לֶךְ יְהוּדָ֔ה חוֹתָ֖ם עַל־יַ֣ד יְמִינִ֑י כִּ֥י מִשָּׁ֖ם אֶתְּקֶֽנְךָּ׃<text:s/></text:span><text:span text:style-name="T2428">‬</text:span><text:span text:style-name="T2429">‬</text:span>‬‬<text:span text:style-name="T2430">25</text:span><text:span text:style-name="T2431"> וּנְתַתִּ֗יךָ בְּיַד֙ מְבַקְשֵׁ֣י נַפְשֶׁ֔ךָ וּבְיַ֛ד אֲשֶׁר־אַתָּ֥ה יָג֖וֹר מִפְּנֵיהֶ֑ם וּבְיַ֛ד נְבוּכַדְרֶאצַּ֥ר מֶֽלֶךְ־בָּבֶ֖ל וּבְיַ֥ד הַכַּשְׂדִּֽים׃<text:s/></text:span><text:span text:style-name="T2432">‬</text:span><text:span text:style-name="T2433">‬</text:span>‬‬<text:span text:style-name="T2434">26</text:span><text:span text:style-name="T2435"> וְהֵֽטַלְתִּ֣י אֹתְךָ֗ וְאֶֽת־אִמְּךָ֙ אֲשֶׁ֣ר יְלָדַ֔תְךָ עַ֚ל הָאָ֣רֶץ אַחֶ֔רֶת אֲשֶׁ֥ר לֹֽא־יֻלַּדְתֶּ֖ם שָׁ֑ם וְשָׁ֖ם תָּמֽוּתוּ׃<text:s/></text:span><text:span text:style-name="T2436">‬</text:span><text:span text:style-name="T2437">‬</text:span>‬‬<text:span text:style-name="T2438">27</text:span><text:span text:style-name="T2439"> וְעַל־הָאָ֗רֶץ אֲשֶׁר־הֵ֛ם מְנַשְּׂאִ֥ים אֶת־נַפְשָׁ֖ם לָשׁ֣וּב שָׁ֑ם שָׁ֖מָּה לֹ֥א יָשֽׁוּבוּ׃</text:span><text:span text:style-name="T2440"><text:s/>ס<text:s/></text:span><text:span text:style-name="T2441">‬</text:span><text:span text:style-name="T2442">‬</text:span><text:span text:style-name="T2443">‬</text:span>‬<text:span text:style-name="T2444">28</text:span><text:span text:style-name="T2445"> הַעֶ֨צֶב נִבְזֶ֜ה נָפ֗וּץ הָאִ֤ישׁ הַזֶּה֙ כָּנְיָ֔הוּ אִ֨ם־כְּלִ֔י אֵ֥ין חֵ֖פֶץ בּ֑וֹ מַדּ֤וּעַ הֽוּטֲלוּ֙ ה֣וּא וְזַרְע֔וֹ וְהֻ֨שְׁלְכ֔וּ עַל־הָאָ֖רֶץ אֲשֶׁ֥ר לֹא־יָדָֽעוּ׃<text:s/></text:span><text:span text:style-name="T2446">‬</text:span><text:span text:style-name="T2447">‬</text:span>‬‬<text:span text:style-name="T2448">29</text:span><text:span text:style-name="T2449"> אֶ֥רֶץ אֶ֖רֶץ אָ֑רֶץ שִׁמְעִ֖י דְּבַר־יְהוָֽה׃</text:span><text:span text:style-name="T2450"><text:s/>ס<text:s/></text:span><text:span text:style-name="T2451">‬</text:span><text:span text:style-name="T2452">‬</text:span><text:span text:style-name="T2453">‬</text:span>‬<text:span text:style-name="T2454">30</text:span><text:span text:style-name="T2455"> כֹּ֣ה ׀ אָמַ֣ר יְהוָ֗ה כִּתְב֞וּ אֶת־הָאִ֤ישׁ הַזֶּה֙ עֲרִירִ֔י גֶּ֖בֶר לֹא־יִצְלַ֣ח בְּיָמָ֑יו כִּי֩ לֹ֨א יִצְלַ֜ח מִזַּרְע֗וֹ אִ֚ישׁ יֹשֵׁב֙ עַל־כִּסֵּ֣א דָוִ֔ד וּמֹשֵׁ֥ל ע֖וֹד בִּיהוּדָֽה׃<text:s/></text:span><text:span text:style-name="T2456">‬</text:span><text:span text:style-name="T2457">‬</text:span>‬‬‬‬‬‬‬‬‬‬‬‬‬‬‬‬‬‬‬‬‬‬‬‬‬‬‬‬‬‬‬</text:p>
      </text:section>
      <text:section text:name="Sect22" text:style-name="S22">
        <text:soft-page-break/>
        <text:p text:style-name="P2458">Jeremiah 23‬‬</text:p>
        <text:p text:style-name="P2459"><text:span text:style-name="T2460">1</text:span><text:span text:style-name="T2461"> ה֣וֹי רֹעִ֗ים מְאַבְּדִ֧ים וּמְפִצִ֛ים אֶת־צֹ֥אן מַרְעִיתִ֖י נְאֻם־יְהוָֽה׃<text:s/></text:span><text:span text:style-name="T2462">2</text:span><text:span text:style-name="T2463"> לָ֠כֵן כֹּֽה־אָמַ֨ר יְהוָ֜ה אֱלֹהֵ֣י יִשְׂרָאֵ֗ל עַֽל־הָרֹעִים֮ הָרֹעִ֣ים אֶת־עַמִּי֒ אַתֶּ֞ם הֲפִצֹתֶ֤ם אֶת־צֹאנִי֙ וַתַּדִּח֔וּם וְלֹ֥א פְקַדְתֶּ֖ם אֹתָ֑ם הִנְנִ֨י פֹקֵ֧ד עֲלֵיכֶ֛ם אֶת־רֹ֥עַ מַעַלְלֵיכֶ֖ם נְאֻם־יְהוָֽה׃<text:s/></text:span><text:span text:style-name="T2464">‬</text:span><text:span text:style-name="T2465">‬</text:span>‬‬<text:span text:style-name="T2466">3</text:span><text:span text:style-name="T2467"> וַאֲנִ֗י אֲקַבֵּץ֙ אֶת־שְׁאֵרִ֣ית צֹאנִ֔י מִכֹּל֙ הָאֲרָצ֔וֹת אֲשֶׁר־הִדַּ֥חְתִּי אֹתָ֖ם שָׁ֑ם וַהֲשִׁבֹתִ֥י אֶתְהֶ֛ן עַל־נְוֵהֶ֖ן וּפָר֥וּ וְרָבֽוּ׃<text:s/></text:span><text:span text:style-name="T2468">‬</text:span><text:span text:style-name="T2469">‬</text:span>‬‬<text:span text:style-name="T2470">4</text:span><text:span text:style-name="T2471"> וַהֲקִמֹתִ֧י עֲלֵיהֶ֛ם רֹעִ֖ים וְרָע֑וּם וְלֹא־יִֽירְא֨וּ ע֧וֹד וְלֹא־יֵחַ֛תּוּ וְלֹ֥א יִפָּקֵ֖דוּ נְאֻם־יְהוָֽה׃</text:span><text:span text:style-name="T2472"><text:s/>ס<text:s/></text:span><text:span text:style-name="T2473">‬</text:span><text:span text:style-name="T2474">‬</text:span><text:span text:style-name="T2475">‬</text:span>‬<text:span text:style-name="T2476">5</text:span><text:span text:style-name="T2477"> הִנֵּ֨ה יָמִ֤ים בָּאִים֙ נְאֻם־יְהוָ֔ה וַהֲקִמֹתִ֥י לְדָוִ֖ד צֶ֣מַח צַדִּ֑יק וּמָ֤לַךְ מֶ֙לֶךְ֙ וְהִשְׂכִּ֔יל וְעָשָׂ֛ה מִשְׁפָּ֥ט וּצְדָקָ֖ה בָּאָֽרֶץ׃<text:s/></text:span><text:span text:style-name="T2478">‬</text:span><text:span text:style-name="T2479">‬</text:span>‬‬<text:span text:style-name="T2480">6</text:span><text:span text:style-name="T2481"> בְּיָמָיו֙ תִּוָּשַׁ֣ע יְהוּדָ֔ה וְיִשְׂרָאֵ֖ל יִשְׁכֹּ֣ן לָבֶ֑טַח וְזֶה־שְּׁמ֥וֹ אֲ‍ֽשֶׁר־יִקְרְא֖וֹ יְהוָ֥ה ׀ צִדְקֵֽנוּ׃</text:span><text:span text:style-name="T2482"><text:s/>ס<text:s/></text:span><text:span text:style-name="T2483">‬</text:span><text:span text:style-name="T2484">‬</text:span><text:span text:style-name="T2485">‬</text:span>‬<text:span text:style-name="T2486">7</text:span><text:span text:style-name="T2487"> לָכֵ֛ן הִנֵּֽה־יָמִ֥ים בָּאִ֖ים נְאֻם־יְהוָ֑ה וְלֹא־יֹ֤אמְרוּ עוֹד֙ חַי־יְהוָ֔ה אֲשֶׁ֧ר הֶעֱלָ֛ה אֶת־בְּנֵ֥י יִשְׂרָאֵ֖ל מֵאֶ֥רֶץ מִצְרָֽיִם׃<text:s/></text:span><text:span text:style-name="T2488">‬</text:span><text:span text:style-name="T2489">‬</text:span>‬‬<text:span text:style-name="T2490">8</text:span><text:span text:style-name="T2491"> כִּ֣י אִם־חַי־יְהוָ֗ה אֲשֶׁ֣ר הֶעֱלָה֩ וַאֲשֶׁ֨ר הֵבִ֜יא אֶת־זֶ֨רַע בֵּ֤ית יִשְׂרָאֵל֙ מֵאֶ֣רֶץ צָפ֔וֹנָה וּמִכֹּל֙ הָֽאֲרָצ֔וֹת אֲשֶׁ֥ר הִדַּחְתִּ֖ים שָׁ֑ם וְיָשְׁב֖וּ עַל־אַדְמָתָֽם׃</text:span><text:span text:style-name="T2492"><text:s/>ס<text:s/></text:span><text:span text:style-name="T2493">‬</text:span><text:span text:style-name="T2494">‬</text:span><text:span text:style-name="T2495">‬</text:span>‬<text:span text:style-name="T2496">9</text:span><text:span text:style-name="T2497"> לַנְּבִאִ֞ים נִשְׁבַּ֧ר לִבִּ֣י בְקִרְבִּ֗י רָֽחֲפוּ֙ כָּל־עַצְמוֹתַ֔י הָיִ֙יתִי֙ כְּאִ֣ישׁ שִׁכּ֗וֹר וּכְגֶ֖בֶר עֲבָ֣רוֹ יָ֑יִן מִפְּנֵ֣י יְהוָ֔ה וּמִפְּנֵ֖י דִּבְרֵ֥י קָדְשֽׁוֹ׃<text:s/></text:span><text:span text:style-name="T2498">‬</text:span><text:span text:style-name="T2499">‬</text:span><text:span text:style-name="T2500">‬</text:span>‬‬‬<text:span text:style-name="T2501">10</text:span><text:span text:style-name="T2502"> כִּ֤י מְנָֽאֲפִים֙ מָלְאָ֣ה הָאָ֔רֶץ כִּֽי־מִפְּנֵ֤י אָלָה֙ אָבְלָ֣ה הָאָ֔רֶץ יָבְשׁ֖וּ נְא֣וֹת מִדְבָּ֑ר וַתְּהִ֤י מְרֽוּצָתָם֙ רָעָ֔ה וּגְבוּרָתָ֖ם לֹא־כֵֽן׃<text:s/></text:span><text:span text:style-name="T2503">‬</text:span><text:span text:style-name="T2504">‬</text:span>‬‬<text:span text:style-name="T2505">11</text:span><text:span text:style-name="T2506"> כִּֽי־גַם־נָבִ֥יא גַם־כֹּהֵ֖ן חָנֵ֑פוּ גַּם־בְּבֵיתִ֛י מָצָ֥אתִי רָעָתָ֖ם נְאֻם־יְהוָֽה׃<text:s/></text:span><text:span text:style-name="T2507">‬</text:span><text:span text:style-name="T2508">‬</text:span>‬‬<text:span text:style-name="T2509">12</text:span><text:span text:style-name="T2510"> לָכֵן֩ יִֽהְיֶ֨ה דַרְכָּ֜ם לָהֶ֗ם כַּחֲלַקְלַקּוֹת֙ בָּֽאֲפֵלָ֔ה יִדַּ֖חוּ וְנָ֣פְלוּ בָ֑הּ כִּֽי־אָבִ֨יא עֲלֵיהֶ֥ם רָעָ֛ה שְׁנַ֥ת פְּקֻדָּתָ֖ם נְאֻם־יְהוָֽה׃<text:s/></text:span><text:span text:style-name="T2511">‬</text:span><text:span text:style-name="T2512">‬</text:span>‬‬<text:span text:style-name="T2513">13</text:span><text:span text:style-name="T2514"> וּבִנְבִיאֵ֥י שֹׁמְר֖וֹן רָאִ֣יתִי תִפְלָ֑ה הִנַּבְּא֣וּ בַבַּ֔עַל וַיַּתְע֥וּ אֶת־עַמִּ֖י אֶת־יִשְׂרָאֵֽל׃</text:span><text:span text:style-name="T2515"><text:s/>ס<text:s/></text:span><text:span text:style-name="T2516">‬</text:span><text:span text:style-name="T2517">‬</text:span><text:span text:style-name="T2518">‬</text:span>‬<text:span text:style-name="T2519">14</text:span><text:span text:style-name="T2520"> וּבִנְבִאֵ֨י יְרוּשָׁלִַ֜ם רָאִ֣יתִי שַׁעֲרוּרָ֗ה נָא֞וֹף וְהָלֹ֤ךְ בַּשֶּׁ֙קֶר֙ וְחִזְּקוּ֙ יְדֵ֣י מְרֵעִ֔ים לְבִ֨לְתִּי־שָׁ֔בוּ אִ֖ישׁ מֵרָֽעָת֑וֹ הָֽיוּ־לִ֤י כֻלָּם֙ כִּסְדֹ֔ם וְיֹשְׁבֶ֖יהָ כַּעֲמֹרָֽה׃</text:span><text:span text:style-name="T2521"><text:s/>ס<text:s/></text:span><text:span text:style-name="T2522">‬</text:span><text:span text:style-name="T2523">‬</text:span><text:span text:style-name="T2524">‬</text:span>‬<text:span text:style-name="T2525">15</text:span><text:span text:style-name="T2526"> לָכֵ֞ן כֹּֽה־אָמַ֨ר יְהוָ֤ה צְבָאוֹת֙ עַל־הַנְּבִאִ֔ים הִנְנִ֨י מַאֲכִ֤יל אוֹתָם֙ לַֽעֲנָ֔ה וְהִשְׁקִתִ֖ים מֵי־רֹ֑אשׁ כִּ֗י מֵאֵת֙ נְבִיאֵ֣י יְרוּשָׁלִַ֔ם יָצְאָ֥ה חֲנֻפָּ֖ה לְכָל־הָאָֽרֶץ׃<text:s/></text:span><text:span text:style-name="T2527">פ<text:s/></text:span><text:span text:style-name="T2528">‬</text:span><text:span text:style-name="T2529">‬</text:span><text:span text:style-name="T2530">‬</text:span>‬‬‬‬‬‬‬‬‬‬‬‬‬‬‬</text:p>
        <text:p text:style-name="P2531"><text:span text:style-name="T2532">16</text:span><text:span text:style-name="T2533"> כֹּֽה־אָמַ֞ר יְהוָ֣ה צְבָא֗וֹת אַֽל־תִּשְׁמְע֞וּ עַל־דִּבְרֵ֤י הַנְּבִאִים֙ הַנִּבְּאִ֣ים לָכֶ֔ם מַהְבִּלִ֥ים הֵ֖מָּה אֶתְכֶ֑ם חֲז֤וֹן לִבָּם֙ יְדַבֵּ֔רוּ לֹ֖א מִפִּ֥י יְהוָֽה׃<text:s/></text:span><text:span text:style-name="T2534">‬</text:span><text:span text:style-name="T2535">‬</text:span>‬‬<text:span text:style-name="T2536">17</text:span><text:span text:style-name="T2537"> אֹמְרִ֤ים אָמוֹר֙ לִֽמְנַאֲצַ֔י דִּבֶּ֣ר יְהוָ֔ה שָׁל֖וֹם יִֽהְיֶ֣ה לָכֶ֑ם וְ֠כֹל הֹלֵ֞ךְ בִּשְׁרִר֤וּת לִבּוֹ֙ אָֽמְר֔וּ לֹֽא־תָב֥וֹא עֲלֵיכֶ֖ם רָעָֽה׃<text:s/></text:span><text:span text:style-name="T2538">‬</text:span><text:span text:style-name="T2539">‬</text:span>‬‬<text:span text:style-name="T2540">18</text:span><text:span text:style-name="T2541"> כִּ֣י מִ֤י עָמַד֙ בְּס֣וֹד יְהוָ֔ה וְיֵ֖רֶא וְיִשְׁמַ֣ע אֶת־דְּבָר֑וֹ מִֽי־הִקְשִׁ֥יב *דברי **דְּבָר֖וֹ וַיִּשְׁמָֽע׃</text:span><text:span text:style-name="T2542"><text:s/>ס<text:s/></text:span><text:span text:style-name="T2543">‬</text:span><text:span text:style-name="T2544">‬</text:span><text:span text:style-name="T2545">‬</text:span>‬<text:span text:style-name="T2546">19</text:span><text:span text:style-name="T2547"> הִנֵּ֣ה ׀ סַעֲרַ֣ת יְהוָ֗ה חֵמָה֙ יָֽצְאָ֔ה וְסַ֖עַר מִתְחוֹלֵ֑ל עַ֛ל רֹ֥אשׁ רְשָׁעִ֖ים יָחֽוּל׃<text:s/></text:span><text:span text:style-name="T2548">‬</text:span><text:span text:style-name="T2549">‬</text:span>‬‬<text:span text:style-name="T2550">20</text:span><text:span text:style-name="T2551"> לֹ֤א יָשׁוּב֙ אַף־יְהוָ֔ה עַד־עֲשֹׂת֥וֹ וְעַד־הֲקִימ֖וֹ מְזִמּ֣וֹת לִבּ֑וֹ בְּאַֽחֲרִית֙ הַיָּמִ֔ים תִּתְבּ֥וֹנְנוּ בָ֖הּ בִּינָֽה׃<text:s/></text:span><text:span text:style-name="T2552">‬</text:span><text:span text:style-name="T2553">‬</text:span>‬‬<text:span text:style-name="T2554">21</text:span><text:span text:style-name="T2555"> לֹא־שָׁלַ֥חְתִּי אֶת־הַנְּבִאִ֖ים וְהֵ֣ם רָ֑צוּ לֹא־דִבַּ֥רְתִּי אֲלֵיהֶ֖ם וְהֵ֥ם נִבָּֽאוּ׃<text:s/></text:span><text:span text:style-name="T2556">‬</text:span><text:span text:style-name="T2557">‬</text:span>‬‬<text:span text:style-name="T2558">22</text:span><text:span text:style-name="T2559"> וְאִֽם־עָמְד֖וּ בְּסוֹדִ֑י וְיַשְׁמִ֤עוּ דְבָרַי֙ אֶת־עַמִּ֔י<text:s/></text:span><text:soft-page-break/><text:span text:style-name="T2560">וִֽישִׁבוּם֙ מִדַּרְכָּ֣ם הָרָ֔ע וּמֵרֹ֖עַ מַֽעַלְלֵיהֶֽם׃</text:span><text:span text:style-name="T2561"><text:s/>ס<text:s/></text:span><text:span text:style-name="T2562">‬</text:span><text:span text:style-name="T2563">‬</text:span><text:span text:style-name="T2564">‬</text:span>‬<text:span text:style-name="T2565">23</text:span><text:span text:style-name="T2566"> הַאֱלֹהֵ֧י מִקָּרֹ֛ב אָ֖נִי נְאֻם־יְהוָ֑ה וְלֹ֥א אֱלֹהֵ֖י מֵרָחֹֽק׃<text:s/></text:span><text:span text:style-name="T2567">‬</text:span><text:span text:style-name="T2568">‬</text:span>‬‬<text:span text:style-name="T2569">24</text:span><text:span text:style-name="T2570"> אִם־יִסָּתֵ֨ר אִ֧ישׁ בַּמִּסְתָּרִ֛ים וַאֲנִ֥י לֹֽא־אֶרְאֶ֖נּוּ נְאֻם־יְהוָ֑ה הֲל֨וֹא אֶת־הַשָּׁמַ֧יִם וְאֶת־הָאָ֛רֶץ אֲנִ֥י מָלֵ֖א נְאֻם־יְהוָֽה׃<text:s/></text:span><text:span text:style-name="T2571">‬</text:span><text:span text:style-name="T2572">‬</text:span>‬‬<text:span text:style-name="T2573">25</text:span><text:span text:style-name="T2574"> שָׁמַ֗עְתִּי אֵ֤ת אֲשֶׁר־אָֽמְרוּ֙ הַנְּבִאִ֔ים הַֽנִּבְּאִ֥ים בִּשְׁמִ֛י שֶׁ֖קֶר לֵאמֹ֑ר חָלַ֖מְתִּי חָלָֽמְתִּי׃<text:s/></text:span><text:span text:style-name="T2575">‬</text:span><text:span text:style-name="T2576">‬</text:span>‬‬<text:span text:style-name="T2577">26</text:span><text:span text:style-name="T2578"> עַד־מָתַ֗י הֲיֵ֛שׁ בְּלֵ֥ב הַנְּבִאִ֖ים נִבְּאֵ֣י הַשָּׁ֑קֶר וּנְבִיאֵ֖י תַּרְמִ֥ת לִבָּֽם׃<text:s/></text:span><text:span text:style-name="T2579">‬</text:span><text:span text:style-name="T2580">‬</text:span>‬‬<text:span text:style-name="T2581">27</text:span><text:span text:style-name="T2582"> הַחֹשְׁבִ֗ים לְהַשְׁכִּ֤יחַ אֶת־עַמִּי֙ שְׁמִ֔י בַּחֲל֣וֹמֹתָ֔ם אֲשֶׁ֥ר יְסַפְּר֖וּ אִ֣ישׁ לְרֵעֵ֑הוּ כַּאֲשֶׁ֨ר שָׁכְח֧וּ אֲבוֹתָ֛ם אֶת־שְׁמִ֖י בַּבָּֽעַל׃<text:s/></text:span><text:span text:style-name="T2583">‬</text:span><text:span text:style-name="T2584">‬</text:span>‬‬<text:span text:style-name="T2585">28</text:span><text:span text:style-name="T2586"> הַנָּבִ֞יא אֲשֶׁר־אִתּ֤וֹ חֲלוֹם֙ יְסַפֵּ֣ר חֲל֔וֹם וַאֲשֶׁ֤ר דְּבָרִי֙ אִתּ֔וֹ יְדַבֵּ֥ר דְּבָרִ֖י אֱמֶ֑ת מַה־לַתֶּ֥בֶן אֶת־הַבָּ֖ר נְאֻם־יְהוָֽה׃<text:s/></text:span><text:span text:style-name="T2587">‬</text:span><text:span text:style-name="T2588">‬</text:span>‬‬<text:span text:style-name="T2589">29</text:span><text:span text:style-name="T2590"> הֲל֨וֹא כֹ֧ה דְבָרִ֛י כָּאֵ֖שׁ נְאֻם־יְהוָ֑ה וּכְפַטִּ֖ישׁ יְפֹ֥צֵֽץ סָֽלַע׃</text:span><text:span text:style-name="T2591"><text:s/>ס<text:s/></text:span><text:span text:style-name="T2592">‬</text:span><text:span text:style-name="T2593">‬</text:span><text:span text:style-name="T2594">‬</text:span>‬<text:span text:style-name="T2595">30</text:span><text:span text:style-name="T2596"> לָכֵ֛ן הִנְנִ֥י עַל־הַנְּבִאִ֖ים נְאֻם־יְהוָ֑ה מְגַנְּבֵ֣י דְבָרַ֔י אִ֖ישׁ מֵאֵ֥ת רֵעֵֽהוּ׃<text:s/></text:span><text:span text:style-name="T2597">‬</text:span><text:span text:style-name="T2598">‬</text:span>‬‬<text:span text:style-name="T2599">31</text:span><text:span text:style-name="T2600"> הִנְנִ֥י עַל־הַנְּבִיאִ֖ם נְאֻם־יְהוָ֑ה הַלֹּקְחִ֣ים לְשׁוֹנָ֔ם וַֽיִּנְאֲמ֖וּ נְאֻֽם׃<text:s/></text:span><text:span text:style-name="T2601">‬</text:span><text:span text:style-name="T2602">‬</text:span>‬‬<text:span text:style-name="T2603">32</text:span><text:span text:style-name="T2604"> הִ֠נְנִי עַֽל־נִבְּאֵ֞י חֲלֹמ֥וֹת שֶׁ֙קֶר֙ נְאֻם־יְהוָ֔ה וַֽיְסַפְּרוּם֙ וַיַּתְע֣וּ אֶת־עַמִּ֔י בְּשִׁקְרֵיהֶ֖ם וּבְפַחֲזוּתָ֑ם וְאָנֹכִ֨י לֹֽא־שְׁלַחְתִּ֜ים וְלֹ֣א צִוִּיתִ֗ים וְהוֹעֵ֛יל לֹֽא־יוֹעִ֥ילוּ לָֽעָם־הַזֶּ֖ה נְאֻם־יְהוָֽה׃<text:s/></text:span><text:span text:style-name="T2605">‬</text:span><text:span text:style-name="T2606">‬</text:span>‬‬<text:span text:style-name="T2607">33</text:span><text:span text:style-name="T2608"> וְכִי־יִשְׁאָלְךָ֩ הָעָ֨ם הַזֶּ֜ה אֽוֹ־הַנָּבִ֤יא אֽוֹ־כֹהֵן֙ לֵאמֹ֔ר מַה־מַשָּׂ֖א יְהוָ֑ה וְאָמַרְתָּ֤ אֲלֵיהֶם֙ אֶת־מַה־מַשָּׂ֔א וְנָטַשְׁתִּ֥י אֶתְכֶ֖ם נְאֻם־יְהוָֽה׃<text:s/></text:span><text:span text:style-name="T2609">‬</text:span><text:span text:style-name="T2610">‬</text:span>‬‬<text:span text:style-name="T2611">34</text:span><text:span text:style-name="T2612"> וְהַנָּבִ֤יא וְהַכֹּהֵן֙ וְהָעָ֔ם אֲשֶׁ֥ר יֹאמַ֖ר מַשָּׂ֣א יְהוָ֑ה וּפָקַדְתִּ֛י עַל־הָאִ֥ישׁ הַה֖וּא וְעַל־בֵּיתֽוֹ׃<text:s/></text:span><text:span text:style-name="T2613">‬</text:span><text:span text:style-name="T2614">‬</text:span>‬‬<text:span text:style-name="T2615">35</text:span><text:span text:style-name="T2616"> כֹּ֥ה תֹאמְר֛וּ אִ֥ישׁ עַל־רֵעֵ֖הוּ וְאִ֣ישׁ אֶל־אָחִ֑יו מֶה־עָנָ֣ה יְהוָ֔ה וּמַה־דִּבֶּ֖ר יְהוָֽה׃<text:s/></text:span><text:span text:style-name="T2617">‬</text:span><text:span text:style-name="T2618">‬</text:span>‬‬<text:span text:style-name="T2619">36</text:span><text:span text:style-name="T2620"> וּמַשָּׂ֥א יְהוָ֖ה לֹ֣א תִזְכְּרוּ־ע֑וֹד כִּ֣י הַמַּשָּׂ֗א יִֽהְיֶה֙ לְאִ֣ישׁ דְּבָר֔וֹ וַהֲפַכְתֶּ֗ם אֶת־דִּבְרֵי֙ אֱלֹהִ֣ים חַיִּ֔ים יְהוָ֥ה צְבָא֖וֹת אֱלֹהֵֽינוּ׃<text:s/></text:span><text:span text:style-name="T2621">‬</text:span><text:span text:style-name="T2622">‬</text:span>‬‬<text:span text:style-name="T2623">37</text:span><text:span text:style-name="T2624"> כֹּ֥ה תֹאמַ֖ר אֶל־הַנָּבִ֑יא מֶה־עָנָ֣ךְ יְהוָ֔ה וּמַה־דִּבֶּ֖ר יְהוָֽה׃<text:s/></text:span><text:span text:style-name="T2625">‬</text:span><text:span text:style-name="T2626">‬</text:span>‬‬<text:span text:style-name="T2627">38</text:span><text:span text:style-name="T2628"> וְאִם־מַשָּׂ֣א יְהוָה֮ תֹּאמֵרוּ֒ לָכֵ֗ן כֹּ֚ה אָמַ֣ר יְהוָ֔ה יַ֧עַן אֲמָרְכֶ֛ם אֶת־הַדָּבָ֥ר הַזֶּ֖ה מַשָּׂ֣א יְהוָ֑ה וָאֶשְׁלַ֤ח אֲלֵיכֶם֙ לֵאמֹ֔ר לֹ֥א תֹאמְר֖וּ מַשָּׂ֥א יְהוָֽה׃<text:s/></text:span><text:span text:style-name="T2629">‬</text:span><text:span text:style-name="T2630">‬</text:span>‬‬<text:span text:style-name="T2631">39</text:span><text:span text:style-name="T2632"> לָכֵ֣ן הִנְנִ֔י וְנָשִׁ֥יתִי אֶתְכֶ֖ם נָשֹׁ֑א וְנָטַשְׁתִּ֣י אֶתְכֶ֗ם וְאֶת־הָעִיר֙ אֲשֶׁ֨ר נָתַ֧תִּי לָכֶ֛ם וְלַאֲבוֹתֵיכֶ֖ם מֵעַ֥ל פָּנָֽי׃<text:s/></text:span><text:span text:style-name="T2633">‬</text:span><text:span text:style-name="T2634">‬</text:span>‬‬<text:span text:style-name="T2635">40</text:span><text:span text:style-name="T2636"> וְנָתַתִּ֥י עֲלֵיכֶ֖ם חֶרְפַּ֣ת עוֹלָ֑ם וּכְלִמּ֣וּת עוֹלָ֔ם אֲשֶׁ֖ר לֹ֥א תִשָּׁכֵֽחַ׃</text:span><text:span text:style-name="T2637"><text:s/>ס<text:s/></text:span><text:span text:style-name="T2638">‬</text:span><text:span text:style-name="T2639">‬</text:span><text:span text:style-name="T2640">‬</text:span>‬‬‬‬‬‬‬‬‬‬‬‬‬‬‬‬‬‬‬‬‬‬‬‬‬‬</text:p>
      </text:section>
      <text:section text:name="Sect23" text:style-name="S23">
        <text:p text:style-name="P2641">Jeremiah 24‬‬</text:p>
        <text:p text:style-name="P2642"><text:span text:style-name="T2643">1</text:span><text:span text:style-name="T2644"> הִרְאַנִי֮ יְהוָה֒ וְהִנֵּ֗ה שְׁנֵי֙ דּוּדָאֵ֣י תְאֵנִ֔ים מוּעָדִ֕ים לִפְנֵ֖י הֵיכַ֣ל יְהוָ֑ה אַחֲרֵ֣י הַגְל֣וֹת נְבוּכַדְרֶאצַּ֣ר מֶֽלֶךְ־בָּבֶ֡ל אֶת־יְכָנְיָ֣הוּ בֶן־יְהוֹיָקִ֣ים מֶֽלֶךְ־יְהוּדָה֩ וְאֶת־שָׂרֵ֨י יְהוּדָ֜ה וְאֶת־הֶחָרָ֤שׁ וְאֶת־הַמַּסְגֵּר֙ מִיר֣וּשָׁלִַ֔ם וַיְבִאֵ֖ם בָּבֶֽל׃<text:s/></text:span><text:span text:style-name="T2645">2</text:span><text:span text:style-name="T2646"> הַדּ֣וּד אֶחָ֗ד תְּאֵנִים֙ טֹב֣וֹת מְאֹ֔ד כִּתְאֵנֵ֖י הַבַּכֻּר֑וֹת וְהַדּ֣וּד אֶחָ֗ד תְּאֵנִים֙ רָע֣וֹת מְאֹ֔ד אֲשֶׁ֥ר לֹא־תֵֽאָכַ֖לְנָה מֵרֹֽעַ׃</text:span><text:span text:style-name="T2647"><text:s/>ס<text:s/></text:span><text:span text:style-name="T2648">‬</text:span><text:span text:style-name="T2649">‬</text:span><text:span text:style-name="T2650">‬</text:span>‬<text:span text:style-name="T2651">3</text:span><text:span text:style-name="T2652"> וַיֹּ֨אמֶר יְהוָ֜ה אֵלַ֗י מָֽה־אַתָּ֤ה רֹאֶה֙ יִרְמְיָ֔הוּ וָאֹמַ֖ר תְּאֵנִ֑ים הַתְּאֵנִ֤ים הַטֹּבוֹת֙ טֹב֣וֹת מְאֹ֔ד וְהָֽרָעוֹת֙ רָע֣וֹת מְאֹ֔ד אֲשֶׁ֥ר לֹא־תֵאָכַ֖לְנָה מֵרֹֽעַ׃<text:s/></text:span><text:span text:style-name="T2653">פ<text:s/></text:span><text:span text:style-name="T2654">‬</text:span><text:span text:style-name="T2655">‬</text:span><text:span text:style-name="T2656">‬</text:span>‬‬‬</text:p>
        <text:soft-page-break/>
        <text:p text:style-name="P2657"><text:span text:style-name="T2658">4</text:span><text:span text:style-name="T2659"> וַיְהִ֥י דְבַר־יְהוָ֖ה אֵלַ֥י לֵאמֹֽר׃<text:s/></text:span><text:span text:style-name="T2660">‬</text:span><text:span text:style-name="T2661">‬</text:span>‬‬<text:span text:style-name="T2662">5</text:span><text:span text:style-name="T2663"> כֹּֽה־אָמַ֤ר יְהוָה֙ אֱלֹהֵ֣י יִשְׂרָאֵ֔ל כַּתְּאֵנִ֥ים הַטֹּב֖וֹת הָאֵ֑לֶּה כֵּֽן־אַכִּ֞יר אֶת־גָּל֣וּת יְהוּדָ֗ה אֲשֶׁ֨ר שִׁלַּ֜חְתִּי מִן־הַמָּק֥וֹם הַזֶּ֛ה אֶ֥רֶץ כַּשְׂדִּ֖ים לְטוֹבָֽה׃<text:s/></text:span><text:span text:style-name="T2664">‬</text:span><text:span text:style-name="T2665">‬</text:span>‬‬<text:span text:style-name="T2666">6</text:span><text:span text:style-name="T2667"> וְשַׂמְתִּ֨י עֵינִ֤י עֲלֵיהֶם֙ לְטוֹבָ֔ה וַהֲשִׁבֹתִ֖ים עַל־הָאָ֣רֶץ הַזֹּ֑את וּבְנִיתִים֙ וְלֹ֣א אֶהֱרֹ֔ס וּנְטַעְתִּ֖ים וְלֹ֥א אֶתּֽוֹשׁ׃<text:s/></text:span><text:span text:style-name="T2668">‬</text:span><text:span text:style-name="T2669">‬</text:span>‬‬<text:span text:style-name="T2670">7</text:span><text:span text:style-name="T2671"> וְנָתַתִּי֩ לָהֶ֨ם לֵ֜ב לָדַ֣עַת אֹתִ֗י כִּ֚י אֲנִ֣י יְהוָ֔ה וְהָיוּ־לִ֣י לְעָ֔ם וְאָ֣נֹכִ֔י אֶהְיֶ֥ה לָהֶ֖ם לֵאלֹהִ֑ים כִּֽי־יָשֻׁ֥בוּ אֵלַ֖י בְּכָל־לִבָּֽם׃</text:span><text:span text:style-name="T2672"><text:s/>ס<text:s/></text:span><text:span text:style-name="T2673">‬</text:span><text:span text:style-name="T2674">‬</text:span><text:span text:style-name="T2675">‬</text:span>‬<text:span text:style-name="T2676">8</text:span><text:span text:style-name="T2677"> וְכַתְּאֵנִים֙ הָֽרָע֔וֹת אֲשֶׁ֥ר לֹא־תֵאָכַ֖לְנָה מֵרֹ֑עַ כִּי־כֹ֣ה ׀ אָמַ֣ר יְהוָ֗ה כֵּ֣ן אֶ֠תֵּן אֶת־צִדְקִיָּ֨הוּ מֶֽלֶךְ־יְהוּדָ֤ה וְאֶת־שָׂרָיו֙ וְאֵ֣ת ׀ שְׁאֵרִ֣ית יְרוּשָׁלִַ֗ם הַנִּשְׁאָרִים֙ בָּאָ֣רֶץ הַזֹּ֔את וְהַיֹּשְׁבִ֖ים בְּאֶ֥רֶץ מִצְרָֽיִם׃<text:s/></text:span><text:span text:style-name="T2678">‬</text:span><text:span text:style-name="T2679">‬</text:span>‬‬<text:span text:style-name="T2680">9</text:span><text:span text:style-name="T2681"> וּנְתַתִּים֙ *לזועה **לְזַעֲוָ֣ה לְרָעָ֔ה לְכֹ֖ל מַמְלְכ֣וֹת הָאָ֑רֶץ לְחֶרְפָּ֤ה וּלְמָשָׁל֙ לִשְׁנִינָ֣ה וְלִקְלָלָ֔ה בְּכָל־הַמְּקֹמ֖וֹת אֲשֶֽׁר־אַדִּיחֵ֥ם שָֽׁם׃<text:s/></text:span><text:span text:style-name="T2682">‬</text:span><text:span text:style-name="T2683">‬</text:span>‬‬<text:span text:style-name="T2684">10</text:span><text:span text:style-name="T2685"> וְשִׁלַּ֣חְתִּי בָ֔ם אֶת־הַחֶ֖רֶב אֶת־הָרָעָ֣ב וְאֶת־הַדָּ֑בֶר עַד־תֻּמָּם֙ מֵעַ֣ל הָאֲדָמָ֔ה אֲשֶׁר־נָתַ֥תִּי לָהֶ֖ם וְלַאֲבוֹתֵיהֶֽם׃<text:s/></text:span><text:span text:style-name="T2686">פ<text:s/></text:span><text:span text:style-name="T2687">‬</text:span><text:span text:style-name="T2688">‬</text:span><text:span text:style-name="T2689">‬</text:span>‬‬‬‬‬‬‬‬</text:p>
      </text:section>
      <text:section text:name="Sect24" text:style-name="S24">
        <text:p text:style-name="P2690">Jeremiah 25‬‬</text:p>
        <text:p text:style-name="P2691"><text:span text:style-name="T2692">1</text:span><text:span text:style-name="T2693"> הַדָּבָ֞ר אֲשֶׁר־הָיָ֤ה עַֽל־יִרְמְיָ֙הוּ֙ עַל־כָּל־עַ֣ם יְהוּדָ֔ה בַּשָּׁנָה֙ הָֽרְבִעִ֔ית לִיהוֹיָקִ֥ים בֶּן־יֹאשִׁיָּ֖הוּ מֶ֣לֶךְ יְהוּדָ֑ה הִ֗יא הַשָּׁנָה֙ הָרִ֣אשֹׁנִ֔ית לִנְבֽוּכַדְרֶאצַּ֖ר מֶ֥לֶךְ בָּבֶֽל׃<text:s/></text:span><text:span text:style-name="T2694">2</text:span><text:span text:style-name="T2695"> אֲשֶׁ֨ר דִּבֶּ֜ר יִרְמְיָ֤הוּ הַנָּבִיא֙ עַל־כָּל־עַ֣ם יְהוּדָ֔ה וְאֶ֛ל כָּל־יֹשְׁבֵ֥י יְרוּשָׁלַ֖͏ִם לֵאמֹֽר׃<text:s/></text:span><text:span text:style-name="T2696">‬</text:span><text:span text:style-name="T2697">‬</text:span>‬‬<text:span text:style-name="T2698">3</text:span><text:span text:style-name="T2699"> מִן־שְׁלֹ֣שׁ עֶשְׂרֵ֣ה שָׁנָ֡ה לְיֹאשִׁיָּ֣הוּ בֶן־אָמוֹן֩ מֶ֨לֶךְ יְהוּדָ֜ה וְעַ֣ד ׀ הַיּ֣וֹם הַזֶּ֗ה זֶ֚ה שָׁלֹ֤שׁ וְעֶשְׂרִים֙ שָׁנָ֔ה הָיָ֥ה דְבַר־יְהוָ֖ה אֵלָ֑י וָאֲדַבֵּ֧ר אֲלֵיכֶ֛ם אַשְׁכֵּ֥ים וְדַבֵּ֖ר וְלֹ֥א שְׁמַעְתֶּֽם׃<text:s/></text:span><text:span text:style-name="T2700">‬</text:span><text:span text:style-name="T2701">‬</text:span>‬‬<text:span text:style-name="T2702">4</text:span><text:span text:style-name="T2703"> וְשָׁלַח֩ יְהוָ֨ה אֲלֵיכֶ֜ם אֶֽת־כָּל־עֲבָדָ֧יו הַנְּבִאִ֛ים הַשְׁכֵּ֥ם וְשָׁלֹ֖חַ וְלֹ֣א שְׁמַעְתֶּ֑ם וְלֹֽא־הִטִּיתֶ֥ם אֶֽת־אָזְנְכֶ֖ם לִשְׁמֹֽעַ׃<text:s/></text:span><text:span text:style-name="T2704">‬</text:span><text:span text:style-name="T2705">‬</text:span>‬‬<text:span text:style-name="T2706">5</text:span><text:span text:style-name="T2707"> לֵאמֹ֗ר שֽׁוּבוּ־נָ֞א אִ֣ישׁ מִדַּרְכּ֤וֹ הָֽרָעָה֙ וּמֵרֹ֣עַ מַעַלְלֵיכֶ֔ם וּשְׁבוּ֙ עַל־הָ֣אֲדָמָ֔ה אֲשֶׁ֨ר נָתַ֧ן יְהוָ֛ה לָכֶ֖ם וְלַאֲבֽוֹתֵיכֶ֑ם לְמִן־עוֹלָ֖ם וְעַד־עוֹלָֽם׃<text:s/></text:span><text:span text:style-name="T2708">‬</text:span><text:span text:style-name="T2709">‬</text:span>‬‬<text:span text:style-name="T2710">6</text:span><text:span text:style-name="T2711"> וְאַל־תֵּלְכ֗וּ אַֽחֲרֵי֙ אֱלֹהִ֣ים אֲחֵרִ֔ים לְעָבְדָ֖ם וּלְהִשְׁתַּחֲוֺ֣ת לָהֶ֑ם וְלֹֽא־תַכְעִ֤יסוּ אוֹתִי֙ בְּמַעֲשֵׂ֣ה יְדֵיכֶ֔ם וְלֹ֥א אָרַ֖ע לָכֶֽם׃<text:s/></text:span><text:span text:style-name="T2712">‬</text:span><text:span text:style-name="T2713">‬</text:span>‬‬<text:span text:style-name="T2714">7</text:span><text:span text:style-name="T2715"> וְלֹֽא־שְׁמַעְתֶּ֥ם אֵלַ֖י נְאֻם־יְהוָ֑ה לְמַ֧עַן *הכעסוני **הַכְעִיסֵ֛נִי בְּמַעֲשֵׂ֥ה יְדֵיכֶ֖ם לְרַ֥ע לָכֶֽם׃</text:span><text:span text:style-name="T2716"><text:s/>ס<text:s/></text:span><text:span text:style-name="T2717">‬</text:span><text:span text:style-name="T2718">‬</text:span><text:span text:style-name="T2719">‬</text:span>‬<text:span text:style-name="T2720">8</text:span><text:span text:style-name="T2721"> לָכֵ֕ן כֹּ֥ה אָמַ֖ר יְהוָ֣ה צְבָא֑וֹת יַ֕עַן אֲשֶׁ֥ר לֹֽא־שְׁמַעְתֶּ֖ם אֶת־דְּבָרָֽי׃<text:s/></text:span><text:span text:style-name="T2722">‬</text:span><text:span text:style-name="T2723">‬</text:span>‬‬<text:span text:style-name="T2724">9</text:span><text:span text:style-name="T2725"> הִנְנִ֣י שֹׁלֵ֡חַ וְלָקַחְתִּי֩ אֶת־כָּל־מִשְׁפְּח֨וֹת צָפ֜וֹן נְאֻם־יְהוָ֗ה וְאֶל־נְבֽוּכַדְרֶאצַּ֣ר מֶֽלֶךְ־בָּבֶל֮ עַבְדִּי֒ וַהֲבִ֨אֹתִ֜ים עַל־הָאָ֤רֶץ הַזֹּאת֙ וְעַל־יֹ֣שְׁבֶ֔יהָ וְעַ֛ל כָּל־הַגּוֹיִ֥ם הָאֵ֖לֶּה סָבִ֑יב וְהַ֣חֲרַמְתִּ֔ים וְשַׂמְתִּים֙ לְשַׁמָּ֣ה וְלִשְׁרֵקָ֔ה וּלְחָרְב֖וֹת עוֹלָֽם׃<text:s/></text:span><text:span text:style-name="T2726">‬</text:span><text:span text:style-name="T2727">‬</text:span>‬‬<text:span text:style-name="T2728">10</text:span><text:span text:style-name="T2729"> וְהַאֲבַדְתִּ֣י מֵהֶ֗ם ק֤וֹל שָׂשׂוֹן֙ וְק֣וֹל שִׂמְחָ֔ה ק֥וֹל חָתָ֖ן וְק֣וֹל כַּלָּ֑ה ק֥וֹל רֵחַ֖יִם וְא֥וֹר נֵֽר׃<text:s/></text:span><text:span text:style-name="T2730">‬</text:span><text:span text:style-name="T2731">‬</text:span>‬‬<text:span text:style-name="T2732">11</text:span><text:span text:style-name="T2733"> וְהָֽיְתָה֙ כָּל־הָאָ֣רֶץ הַזֹּ֔את לְחָרְבָּ֖ה לְשַׁמָּ֑ה וְעָ֨בְד֜וּ הַגּוֹיִ֥ם הָאֵ֛לֶּה אֶת־מֶ֥לֶךְ בָּבֶ֖ל שִׁבְעִ֥ים שָׁנָֽה׃<text:s/></text:span><text:span text:style-name="T2734">‬</text:span><text:span text:style-name="T2735">‬</text:span>‬‬<text:span text:style-name="T2736">12</text:span><text:span text:style-name="T2737"> וְהָיָ֣ה כִמְלֹ֣אות שִׁבְעִ֣ים שָׁנָ֡ה אֶפְקֹ֣ד עַל־מֶֽלֶךְ־בָּבֶל֩ וְעַל־הַגּ֨וֹי הַה֧וּא נְאֻם־יְהוָ֛ה אֶת־עֲוֺנָ֖ם וְעַל־אֶ֣רֶץ כַּשְׂדִּ֑ים וְשַׂמְתִּ֥י אֹת֖וֹ לְשִֽׁמְמ֥וֹת עוֹלָֽם׃<text:s/></text:span><text:span text:style-name="T2738">‬</text:span><text:span text:style-name="T2739">‬</text:span>‬‬<text:span text:style-name="T2740">13</text:span><text:span text:style-name="T2741"> *והבאיתי **וְהֵֽבֵאתִי֙ עַל־הָאָ֣רֶץ הַהִ֔יא אֶת־כָּל־דְּבָרַ֖י אֲשֶׁר־דִּבַּ֣רְתִּי עָלֶ֑יהָ אֵ֤ת כָּל־הַכָּתוּב֙ בַּסֵּ֣פֶר הַזֶּ֔ה אֲשֶׁר־נִבָּ֥א יִרְמְיָ֖הוּ<text:s/></text:span><text:soft-page-break/><text:span text:style-name="T2742">עַל־כָּל־הַגּוֹיִֽם׃<text:s/></text:span><text:span text:style-name="T2743">‬</text:span><text:span text:style-name="T2744">‬</text:span>‬‬<text:span text:style-name="T2745">14</text:span><text:span text:style-name="T2746"> כִּ֣י עָֽבְדוּ־בָ֤ם גַּם־הֵ֙מָּה֙ גּוֹיִ֣ם רַבִּ֔ים וּמְלָכִ֖ים גְּדוֹלִ֑ים וְשִׁלַּמְתִּ֥י לָהֶ֛ם כְּפָעֳלָ֖ם וּכְמַעֲשֵׂ֥ה יְדֵיהֶֽם׃</text:span><text:span text:style-name="T2747"><text:s/>ס<text:s/></text:span><text:span text:style-name="T2748">‬</text:span><text:span text:style-name="T2749">‬</text:span><text:span text:style-name="T2750">‬</text:span>‬<text:span text:style-name="T2751">15</text:span><text:span text:style-name="T2752"> כִּ֣י כֹה֩ אָמַ֨ר יְהוָ֜ה אֱלֹהֵ֤י יִשְׂרָאֵל֙ אֵלַ֔י קַ֠ח אֶת־כּ֨וֹס הַיַּ֧יִן הַחֵמָ֛ה הַזֹּ֖את מִיָּדִ֑י וְהִשְׁקִיתָ֤ה אֹתוֹ֙ אֶת־כָּל־הַגּוֹיִ֔ם אֲשֶׁ֧ר אָנֹכִ֛י שֹׁלֵ֥חַ אוֹתְךָ֖ אֲלֵיהֶֽם׃<text:s/></text:span><text:span text:style-name="T2753">‬</text:span><text:span text:style-name="T2754">‬</text:span>‬‬<text:span text:style-name="T2755">16</text:span><text:span text:style-name="T2756"> וְשָׁת֕וּ וְהִֽתְגֹּֽעֲשׁ֖וּ וְהִתְהֹלָ֑לוּ מִפְּנֵ֣י הַחֶ֔רֶב אֲשֶׁ֛ר אָנֹכִ֥י שֹׁלֵ֖חַ בֵּינֹתָֽם׃<text:s/></text:span><text:span text:style-name="T2757">‬</text:span><text:span text:style-name="T2758">‬</text:span>‬‬<text:span text:style-name="T2759">17</text:span><text:span text:style-name="T2760"> וָאֶקַּ֥ח אֶת־הַכּ֖וֹס מִיַּ֣ד יְהוָ֑ה וָֽאַשְׁקֶה֙ אֶת־כָּל־הַגּוֹיִ֔ם אֲשֶׁר־שְׁלָחַ֥נִי יְהוָ֖ה אֲלֵיהֶֽם׃<text:s/></text:span><text:span text:style-name="T2761">‬</text:span><text:span text:style-name="T2762">‬</text:span>‬‬<text:span text:style-name="T2763">18</text:span><text:span text:style-name="T2764"> אֶת־יְרוּשָׁלִַ֙ם֙ וְאֶת־עָרֵ֣י יְהוּדָ֔ה וְאֶת־מְלָכֶ֖יהָ אֶת־שָׂרֶ֑יהָ לָתֵ֨ת אֹתָ֜ם לְחָרְבָּ֧ה לְשַׁמָּ֛ה לִשְׁרֵקָ֥ה וְלִקְלָלָ֖ה כַּיּ֥וֹם הַזֶּֽה׃<text:s/></text:span><text:span text:style-name="T2765">‬</text:span><text:span text:style-name="T2766">‬</text:span>‬‬<text:span text:style-name="T2767">19</text:span><text:span text:style-name="T2768"> אֶת־פַּרְעֹ֧ה מֶֽלֶךְ־מִצְרַ֛יִם וְאֶת־עֲבָדָ֥יו וְאֶת־שָׂרָ֖יו וְאֶת־כָּל־עַמּֽוֹ׃<text:s/></text:span><text:span text:style-name="T2769">‬</text:span><text:span text:style-name="T2770">‬</text:span>‬‬<text:span text:style-name="T2771">20</text:span><text:span text:style-name="T2772"> וְאֵת֙ כָּל־הָעֶ֔רֶב וְאֵ֕ת כָּל־מַלְכֵ֖י אֶ֣רֶץ הָע֑וּץ וְאֵ֗ת כָּל־מַלְכֵי֙ אֶ֣רֶץ פְּלִשְׁתִּ֔ים וְאֶת־אַשְׁקְל֤וֹן וְאֶת־עַזָּה֙ וְאֶת־עֶקְר֔וֹן וְאֵ֖ת שְׁאֵרִ֥ית אַשְׁדּֽוֹד׃<text:s/></text:span><text:span text:style-name="T2773">‬</text:span><text:span text:style-name="T2774">‬</text:span>‬‬<text:span text:style-name="T2775">21</text:span><text:span text:style-name="T2776"> אֶת־אֱד֥וֹם וְאֶת־מוֹאָ֖ב וְאֶת־בְּנֵ֥י עַמּֽוֹן׃<text:s/></text:span><text:span text:style-name="T2777">‬</text:span><text:span text:style-name="T2778">‬</text:span>‬‬<text:span text:style-name="T2779">22</text:span><text:span text:style-name="T2780"> וְאֵת֙ כָּל־מַלְכֵי־צֹ֔ר וְאֵ֖ת כָּל־מַלְכֵ֣י צִיד֑וֹן וְאֵת֙ מַלְכֵ֣י הָאִ֔י אֲשֶׁ֖ר בְּעֵ֥בֶר הַיָּֽם׃<text:s/></text:span><text:span text:style-name="T2781">‬</text:span><text:span text:style-name="T2782">‬</text:span>‬‬<text:span text:style-name="T2783">23</text:span><text:span text:style-name="T2784"> וְאֶת־דְּדָ֤ן וְאֶת־תֵּימָא֙ וְאֶת־בּ֔וּז וְאֵ֖ת כָּל־קְצוּצֵ֥י פֵאָֽה׃<text:s/></text:span><text:span text:style-name="T2785">‬</text:span><text:span text:style-name="T2786">‬</text:span>‬‬<text:span text:style-name="T2787">24</text:span><text:span text:style-name="T2788"> וְאֵ֖ת כָּל־מַלְכֵ֣י עֲרָ֑ב וְאֵת֙ כָּל־מַלְכֵ֣י הָעֶ֔רֶב הַשֹּׁכְנִ֖ים בַּמִּדְבָּֽר׃<text:s/></text:span><text:span text:style-name="T2789">‬</text:span><text:span text:style-name="T2790">‬</text:span>‬‬<text:span text:style-name="T2791">25</text:span><text:span text:style-name="T2792"> וְאֵ֣ת ׀ כָּל־מַלְכֵ֣י זִמְרִ֗י וְאֵת֙ כָּל־מַלְכֵ֣י עֵילָ֔ם וְאֵ֖ת כָּל־מַלְכֵ֥י מָדָֽי׃<text:s/></text:span><text:span text:style-name="T2793">‬</text:span><text:span text:style-name="T2794">‬</text:span>‬‬<text:span text:style-name="T2795">26</text:span><text:span text:style-name="T2796"> וְאֵ֣ת ׀ כָּל־מַלְכֵ֣י הַצָּפ֗וֹן הַקְּרֹבִ֤ים וְהָֽרְחֹקִים֙ אִ֣ישׁ אֶל־אָחִ֔יו וְאֵת֙ כָּל־הַמַּמְלְכ֣וֹת הָאָ֔רֶץ אֲשֶׁ֖ר עַל־פְּנֵ֣י הָאֲדָמָ֑ה וּמֶ֥לֶךְ שֵׁשַׁ֖ךְ יִשְׁתֶּ֥ה אַחֲרֵיהֶֽם׃<text:s/></text:span><text:span text:style-name="T2797">‬</text:span><text:span text:style-name="T2798">‬</text:span>‬‬<text:span text:style-name="T2799">27</text:span><text:span text:style-name="T2800"> וְאָמַרְתָּ֣ אֲלֵיהֶ֡ם ס כֹּֽה־אָמַר֩ יְהוָ֨ה צְבָא֜וֹת אֱלֹהֵ֣י יִשְׂרָאֵ֗ל שְׁת֤וּ וְשִׁכְרוּ֙ וּקְי֔וּ וְנִפְל֖וּ וְלֹ֣א תָק֑וּמוּ מִפְּנֵ֣י הַחֶ֔רֶב אֲשֶׁ֛ר אָנֹכִ֥י שֹׁלֵ֖חַ בֵּינֵיכֶֽם׃<text:s/></text:span><text:span text:style-name="T2801">‬</text:span><text:span text:style-name="T2802">‬</text:span>‬‬<text:span text:style-name="T2803">28</text:span><text:span text:style-name="T2804"> וְהָיָ֗ה כִּ֧י יְמָאֲנ֛וּ לָקַֽחַת־הַכּ֥וֹס מִיָּדְךָ֖ לִשְׁתּ֑וֹת וְאָמַרְתָּ֣ אֲלֵיהֶ֗ם כֹּ֥ה אָמַ֛ר יְהוָ֥ה צְבָא֖וֹת שָׁת֥וֹ תִשְׁתּֽוּ׃<text:s/></text:span><text:span text:style-name="T2805">‬</text:span><text:span text:style-name="T2806">‬</text:span>‬‬<text:span text:style-name="T2807">29</text:span><text:span text:style-name="T2808"> כִּי֩ הִנֵּ֨ה בָעִ֜יר אַשֶׁ֧ר נִֽקְרָא־שְׁמִ֣י עָלֶ֗יהָ אָֽנֹכִי֙ מֵחֵ֣ל לְהָרַ֔ע וְאַתֶּ֖ם הִנָּקֵ֣ה תִנָּק֑וּ לֹ֣א תִנָּק֔וּ כִּ֣י חֶ֗רֶב אֲנִ֤י קֹרֵא֙ עַל־כָּל־יֹשְׁבֵ֣י הָאָ֔רֶץ נְאֻ֖ם יְהוָ֥ה צְבָאֽוֹת׃<text:s/></text:span><text:span text:style-name="T2809">‬</text:span><text:span text:style-name="T2810">‬</text:span>‬‬<text:span text:style-name="T2811">30</text:span><text:span text:style-name="T2812"> וְאַתָּה֙ תִּנָּבֵ֣א אֲלֵיהֶ֔ם אֵ֥ת כָּל־הַדְּבָרִ֖ים הָאֵ֑לֶּה וְאָמַרְתָּ֣ אֲלֵיהֶ֗ם יְהוָ֞ה מִמָּר֤וֹם יִשְׁאָג֙ וּמִמְע֤וֹן קָדְשׁוֹ֙ יִתֵּ֣ן קוֹל֔וֹ שָׁאֹ֤ג יִשְׁאַג֙ עַל־נָוֵ֔הוּ הֵידָד֙ כְּדֹרְכִ֣ים יַֽעֲנֶ֔ה אֶ֥ל כָּל־יֹשְׁבֵ֖י הָאָֽרֶץ׃<text:s/></text:span><text:span text:style-name="T2813">‬</text:span><text:span text:style-name="T2814">‬</text:span>‬‬<text:span text:style-name="T2815">31</text:span><text:span text:style-name="T2816"> בָּ֤א שָׁאוֹן֙ עַד־קְצֵ֣ה הָאָ֔רֶץ כִּ֣י רִ֤יב לַֽיהוָה֙ בַּגּוֹיִ֔ם נִשְׁפָּ֥ט ה֖וּא לְכָל־בָּשָׂ֑ר הָרְשָׁעִ֛ים נְתָנָ֥ם לַחֶ֖רֶב נְאֻם־יְהוָֽה׃</text:span><text:span text:style-name="T2817"><text:s/>ס<text:s/></text:span><text:span text:style-name="T2818">‬</text:span><text:span text:style-name="T2819">‬</text:span><text:span text:style-name="T2820">‬</text:span>‬<text:span text:style-name="T2821">32</text:span><text:span text:style-name="T2822"> כֹּ֤ה אָמַר֙ יְהוָ֣ה צְבָא֔וֹת הִנֵּ֥ה רָעָ֛ה יֹצֵ֖את מִגּ֣וֹי אֶל־גּ֑וֹי וְסַ֣עַר גָּד֔וֹל יֵע֖וֹר מִיַּרְכְּתֵי־אָֽרֶץ׃<text:s/></text:span><text:span text:style-name="T2823">‬</text:span><text:span text:style-name="T2824">‬</text:span>‬‬<text:span text:style-name="T2825">33</text:span><text:span text:style-name="T2826"> וְהָי֞וּ חַֽלְלֵ֤י יְהוָה֙ בַּיּ֣וֹם הַה֔וּא מִקְצֵ֥ה הָאָ֖רֶץ וְעַד־קְצֵ֣ה הָאָ֑רֶץ לֹ֣א יִסָּפְד֗וּ וְלֹ֤א יֵאָֽסְפוּ֙ וְלֹ֣א יִקָּבֵ֔רוּ לְדֹ֛מֶן עַל־פְּנֵ֥י הָאֲדָמָ֖ה יִֽהְיֽוּ׃<text:s/></text:span><text:span text:style-name="T2827">‬</text:span><text:span text:style-name="T2828">‬</text:span>‬‬<text:span text:style-name="T2829">34</text:span><text:span text:style-name="T2830"> הֵילִ֨ילוּ הָרֹעִ֜ים וְזַעֲק֗וּ וְהִֽתְפַּלְּשׁוּ֙ אַדִּירֵ֣י הַצֹּ֔אן כִּֽי־מָלְא֥וּ יְמֵיכֶ֖ם לִטְב֑וֹחַ וּתְפוֹצ֣וֹתִיכֶ֔ם וּנְפַלְתֶּ֖ם כִּכְלִ֥י חֶמְדָּֽה׃<text:s/></text:span><text:span text:style-name="T2831">‬</text:span><text:span text:style-name="T2832">‬</text:span>‬‬<text:span text:style-name="T2833">35</text:span><text:span text:style-name="T2834"> וְאָבַ֥ד מָנ֖וֹס מִן־הֽ͏ָרֹעִ֑ים וּפְלֵיטָ֖ה מֵאַדִּירֵ֥י הַצֹּֽאן׃<text:s/></text:span><text:span text:style-name="T2835">‬</text:span><text:span text:style-name="T2836">‬</text:span>‬‬<text:span text:style-name="T2837">36</text:span><text:span text:style-name="T2838"> ק֚וֹל צַעֲקַ֣ת הָֽרֹעִ֔ים וִֽילְלַ֖ת אַדִּירֵ֣י הַצֹּ֑אן כִּֽי־שֹׁדֵ֥ד יְהוָ֖ה אֶת־מַרְעִיתָֽם׃<text:s/></text:span><text:span text:style-name="T2839">‬</text:span><text:span text:style-name="T2840">‬</text:span>‬‬<text:span text:style-name="T2841">37</text:span><text:span text:style-name="T2842"> וְנָדַ֖מּוּ נְא֣וֹת הַשָּׁל֑וֹם מִפְּנֵ֖י חֲר֥וֹן אַף־יְהוָֽה׃<text:s/></text:span><text:span text:style-name="T2843">‬</text:span><text:span text:style-name="T2844">‬</text:span>‬‬<text:span text:style-name="T2845">38</text:span><text:span text:style-name="T2846"> עָזַ֥ב כַּכְּפִ֖יר סֻכּ֑וֹ כִּֽי־הָיְתָ֤ה אַרְצָם֙ לְשַׁמָּ֔ה מִפְּנֵי֙ חֲר֣וֹן הַיּוֹנָ֔ה וּמִפְּנֵ֖י חֲר֥וֹן אַפּֽוֹ׃<text:s/></text:span><text:span text:style-name="T2847">פ<text:s/></text:span><text:span text:style-name="T2848">‬</text:span><text:span text:style-name="T2849">‬</text:span><text:span text:style-name="T2850">‬</text:span>‬‬‬‬‬‬‬‬‬‬‬‬‬‬‬‬‬‬‬‬‬‬‬‬‬‬‬‬‬‬‬‬‬‬‬‬‬‬</text:p>
      </text:section>
      <text:section text:name="Sect25" text:style-name="S25">
        <text:soft-page-break/>
        <text:p text:style-name="P2851">Jeremiah 26‬‬</text:p>
        <text:p text:style-name="P2852"><text:span text:style-name="T2853">1</text:span><text:span text:style-name="T2854"> בְּרֵאשִׁ֗ית מַמְלֶ֛כֶת יְהוֹיָקִ֥ם בֶּן־יֹאושִׁיָּ֖הוּ מֶ֣לֶךְ יְהוּדָ֑ה הָיָ֞ה הַדָּבָ֤ר הַזֶּה֙ אֶֽל־יִרְמְיָ֔ה מֵאֵ֥ת יְהוָ֖ה לֵאמֹֽר׃<text:s/></text:span><text:span text:style-name="T2855">2</text:span><text:span text:style-name="T2856"> כֹּ֣ה ׀ אָמַ֣ר יְהוָ֗ה עֲמֹד֮ בַּחֲצַ֣ר בֵּית־יְהוָה֒ וְדִבַּרְתָּ֞ עַל־כָּל־עָרֵ֣י יְהוּדָ֗ה הַבָּאִים֙ לְהִשְׁתַּחֲוֺ֣ת בֵּית־יְהוָ֔ה אֵ֚ת כָּל־הַדְּבָרִ֔ים אֲשֶׁ֥ר צִוִּיתִ֖יךָ לְדַבֵּ֣ר אֲלֵיהֶ֑ם אַל־תִּגְרַ֖ע דָּבָֽר׃<text:s/></text:span><text:span text:style-name="T2857">‬</text:span><text:span text:style-name="T2858">‬</text:span>‬‬<text:span text:style-name="T2859">3</text:span><text:span text:style-name="T2860"> אוּלַ֣י יִשְׁמְע֔וּ וְיָשֻׁ֕בוּ אִ֖ישׁ מִדַּרְכּ֣וֹ הָרָעָ֑ה וְנִחַמְתִּ֣י אֶל־הָרָעָ֗ה אֲשֶׁ֨ר אָנֹכִ֤י חֹשֵׁב֙ לַעֲשׂ֣וֹת לָהֶ֔ם מִפְּנֵ֖י רֹ֥עַ מַעַלְלֵיהֶֽם׃<text:s/></text:span><text:span text:style-name="T2861">‬</text:span><text:span text:style-name="T2862">‬</text:span>‬‬<text:span text:style-name="T2863">4</text:span><text:span text:style-name="T2864"> וְאָמַרְתָּ֣ אֲלֵיהֶ֔ם כֹּ֖ה אָמַ֣ר יְהוָ֑ה אִם־לֹ֤א תִשְׁמְעוּ֙ אֵלַ֔י לָלֶ֙כֶת֙ בְּת֣וֹרָתִ֔י אֲשֶׁ֥ר נָתַ֖תִּי לִפְנֵיכֶֽם׃<text:s/></text:span><text:span text:style-name="T2865">‬</text:span><text:span text:style-name="T2866">‬</text:span>‬‬<text:span text:style-name="T2867">5</text:span><text:span text:style-name="T2868"> לִשְׁמֹ֗עַ עַל־דִּבְרֵי֙ עֲבָדַ֣י הַנְּבִאִ֔ים אֲשֶׁ֥ר אָנֹכִ֖י שֹׁלֵ֣חַ אֲלֵיכֶ֑ם וְהַשְׁכֵּ֥ם וְשָׁלֹ֖חַ וְלֹ֥א שְׁמַעְתֶּֽם׃<text:s/></text:span><text:span text:style-name="T2869">‬</text:span><text:span text:style-name="T2870">‬</text:span><text:span text:style-name="T2871">‬</text:span>‬‬‬<text:span text:style-name="T2872">6</text:span><text:span text:style-name="T2873"> וְנָתַתִּ֛י אֶת־הַבַּ֥יִת הַזֶּ֖ה כְּשִׁלֹ֑ה וְאֶת־הָעִ֤יר *הזאתה **הַזֹּאת֙ אֶתֵּ֣ן לִקְלָלָ֔ה לְכֹ֖ל גּוֹיֵ֥י הָאָֽרֶץ׃</text:span><text:span text:style-name="T2874"><text:s/>ס<text:s/></text:span><text:span text:style-name="T2875">‬</text:span><text:span text:style-name="T2876">‬</text:span><text:span text:style-name="T2877">‬</text:span>‬<text:span text:style-name="T2878">7</text:span><text:span text:style-name="T2879"> וַֽיִּשְׁמְע֛וּ הַכֹּהֲנִ֥ים וְהַנְּבִאִ֖ים וְכָל־הָעָ֑ם אֶֽת־יִרְמְיָ֔הוּ מְדַבֵּ֛ר אֶת־הַדְּבָרִ֥ים הָאֵ֖לֶּה בְּבֵ֥ית יְהוָֽה׃<text:s/></text:span><text:span text:style-name="T2880">‬</text:span><text:span text:style-name="T2881">‬</text:span>‬‬<text:span text:style-name="T2882">8</text:span><text:span text:style-name="T2883"> וַיְהִ֣י ׀ כְּכַלּ֣וֹת יִרְמְיָ֗הוּ לְדַבֵּר֙ אֵ֣ת כָּל־אֲשֶׁר־צִוָּ֣ה יְהוָ֔ה לְדַבֵּ֖ר אֶל־כָּל־הָעָ֑ם וַיִּתְפְּשׂ֨וּ אֹת֜וֹ הַכֹּהֲנִ֧ים וְהַנְּבִאִ֛ים וְכָל־הָעָ֥ם לֵאמֹ֖ר מ֥וֹת תָּמֽוּת׃<text:s/></text:span><text:span text:style-name="T2884">‬</text:span><text:span text:style-name="T2885">‬</text:span>‬‬<text:span text:style-name="T2886">9</text:span><text:span text:style-name="T2887"> מַדּוּעַ֩ נִבֵ֨יתָ בְשֵׁם־יְהוָ֜ה לֵאמֹ֗ר כְּשִׁלוֹ֙ יִֽהְיֶה֙ הַבַּ֣יִת הַזֶּ֔ה וְהָעִ֥יר הַזֹּ֛את תֶּחֱרַ֖ב מֵאֵ֣ין יוֹשֵׁ֑ב וַיִּקָּהֵ֧ל כָּל־הָעָ֛ם אֶֽל־יִרְמְיָ֖הוּ בְּבֵ֥ית יְהוָֽה׃<text:s/></text:span><text:span text:style-name="T2888">‬</text:span><text:span text:style-name="T2889">‬</text:span>‬‬<text:span text:style-name="T2890">10</text:span><text:span text:style-name="T2891"> וַֽיִּשְׁמְע֣וּ ׀ שָׂרֵ֣י יְהוּדָ֗ה אֵ֚ת הַדְּבָרִ֣ים הָאֵ֔לֶּה וַיַּעֲל֥וּ מִבֵּית־הַמֶּ֖לֶךְ בֵּ֣ית יְהוָ֑ה וַיֵּֽשְׁב֛וּ בְּפֶ֥תַח שַֽׁעַר־יְהוָ֖ה הֶחָדָֽשׁ׃</text:span><text:span text:style-name="T2892"><text:s/>ס<text:s/></text:span><text:span text:style-name="T2893">‬</text:span><text:span text:style-name="T2894">‬</text:span><text:span text:style-name="T2895">‬</text:span>‬<text:span text:style-name="T2896">11</text:span><text:span text:style-name="T2897"> וַיֹּ֨אמְר֜וּ הַכֹּהֲנִ֤ים וְהַנְּבִאִים֙ אֶל־הַשָּׂרִ֔ים וְאֶל־כָּל־הָעָ֖ם לֵאמֹ֑ר מִשְׁפַּט־מָ֙וֶת֙ לָאִ֣ישׁ הַזֶּ֔ה כִּ֤י נִבָּא֙ אֶל־הָעִ֣יר הַזֹּ֔את כַּאֲשֶׁ֥ר שְׁמַעְתֶּ֖ם בְּאָזְנֵיכֶֽם׃<text:s/></text:span><text:span text:style-name="T2898">‬</text:span><text:span text:style-name="T2899">‬</text:span>‬‬<text:span text:style-name="T2900">12</text:span><text:span text:style-name="T2901"> וַיֹּ֤אמֶר יִרְמְיָ֙הוּ֙ אֶל־כָּל־הַשָּׂרִ֔ים וְאֶל־כָּל־הָעָ֖ם לֵאמֹ֑ר יְהוָ֣ה שְׁלָחַ֗נִי לְהִנָּבֵ֞א אֶל־הַבַּ֤יִת הַזֶּה֙ וְאֶל־הָעִ֣יר הַזֹּ֔את אֵ֥ת כָּל־הַדְּבָרִ֖ים אֲשֶׁ֥ר שְׁמַעְתֶּֽם׃<text:s/></text:span><text:span text:style-name="T2902">‬</text:span><text:span text:style-name="T2903">‬</text:span>‬‬<text:span text:style-name="T2904">13</text:span><text:span text:style-name="T2905"> וְעַתָּ֗ה הֵיטִ֤יבוּ דַרְכֵיכֶם֙ וּמַ֣עַלְלֵיכֶ֔ם וְשִׁמְע֕וּ בְּק֖וֹל יְהוָ֣ה אֱלֹהֵיכֶ֑ם וְיִנָּחֵ֣ם יְהוָ֔ה אֶל־הָ֣רָעָ֔ה אֲשֶׁ֥ר דִּבֶּ֖ר עֲלֵיכֶֽם׃<text:s/></text:span><text:span text:style-name="T2906">‬</text:span><text:span text:style-name="T2907">‬</text:span>‬‬<text:span text:style-name="T2908">14</text:span><text:span text:style-name="T2909"> וַאֲנִ֖י הִנְנִ֣י בְיֶדְכֶ֑ם עֲשׂוּ־לִ֛י כַּטּ֥וֹב וְכַיָּשָׁ֖ר בְּעֵינֵיכֶֽם׃<text:s/></text:span><text:span text:style-name="T2910">‬</text:span><text:span text:style-name="T2911">‬</text:span>‬‬<text:span text:style-name="T2912">15</text:span><text:span text:style-name="T2913"> אַ֣ךְ ׀ יָדֹ֣עַ תֵּדְע֗וּ כִּ֣י אִם־מְמִתִ֣ים אַתֶּם֮ אֹתִי֒ כִּי־דָ֣ם נָקִ֗י אַתֶּם֙ נֹתְנִ֣ים עֲלֵיכֶ֔ם וְאֶל־הָעִ֥יר הַזֹּ֖את וְאֶל־יֹשְׁבֶ֑יהָ כִּ֣י בֶאֱמֶ֗ת שְׁלָחַ֤נִי יְהוָה֙ עֲלֵיכֶ֔ם לְדַבֵּר֙ בְּאָזְנֵיכֶ֔ם אֵ֥ת כָּל־הַדְּבָרִ֖ים הָאֵֽלֶּה׃</text:span><text:span text:style-name="T2914"><text:s/>ס<text:s/></text:span><text:span text:style-name="T2915">‬</text:span><text:span text:style-name="T2916">‬</text:span><text:span text:style-name="T2917">‬</text:span>‬<text:span text:style-name="T2918">16</text:span><text:span text:style-name="T2919"> וַיֹּאמְר֤וּ הַשָּׂרִים֙ וְכָל־הָעָ֔ם אֶל־הַכֹּהֲנִ֖ים וְאֶל־הַנְּבִיאִ֑ים אֵין־לָאִ֤ישׁ הַזֶּה֙ מִשְׁפַּט־מָ֔וֶת כִּ֗י בְּשֵׁ֛ם יְהוָ֥ה אֱלֹהֵ֖ינוּ דִּבֶּ֥ר אֵלֵֽינוּ׃<text:s/></text:span><text:span text:style-name="T2920">‬</text:span><text:span text:style-name="T2921">‬</text:span>‬‬<text:span text:style-name="T2922">17</text:span><text:span text:style-name="T2923"> וַיָּקֻ֣מוּ אֲנָשִׁ֔ים מִזִּקְנֵ֖י הָאָ֑רֶץ וַיֹּ֣אמְר֔וּ אֶל־כָּל־קְהַ֥ל הָעָ֖ם לֵאמֹֽר׃<text:s/></text:span><text:span text:style-name="T2924">‬</text:span><text:span text:style-name="T2925">‬</text:span>‬‬<text:span text:style-name="T2926">18</text:span><text:span text:style-name="T2927"> *מיכיה **מִיכָה֙ הַמּ֣וֹרַשְׁתִּ֔י הָיָ֣ה נִבָּ֔א בִּימֵ֖י חִזְקִיָּ֣הוּ מֶֽלֶךְ־יְהוּדָ֑ה וַיֹּ֣אמֶר אֶל־כָּל־עַם֩ יְהוּדָ֨ה לֵאמֹ֜ר כֹּֽה־אָמַ֣ר ׀ יְהוָ֣ה צְבָא֗וֹת צִיּ֞וֹן שָׂדֶ֤ה תֵֽחָרֵשׁ֙ וִירוּשָׁלַ֙יִם֙ עִיִּ֣ים תִּֽהְיֶ֔ה וְהַ֥ר הַבַּ֖יִת לְבָמ֥וֹת יָֽעַר׃<text:s/></text:span><text:span text:style-name="T2928">‬</text:span><text:span text:style-name="T2929">‬</text:span>‬‬<text:span text:style-name="T2930">19</text:span><text:span text:style-name="T2931"> הֶהָמֵ֣ת הֱ֠מִתֻהוּ חִזְקִיָּ֨הוּ מֶֽלֶךְ־יְהוּדָ֜ה וְכָל־יְהוּדָ֗ה הֲלֹא֮ יָרֵ֣א אֶת־יְהוָה֒ וַיְחַל֙ אֶת־פְּנֵ֣י יְהוָ֔ה וַיִּנָּ֣חֶם יְהוָ֔ה אֶל־הָרָעָ֖ה אֲשֶׁר־דִּבֶּ֣ר עֲלֵיהֶ֑ם וַאֲנַ֗חְנוּ עֹשִׂ֛ים רָעָ֥ה גְדוֹלָ֖ה עַל־נַפְשׁוֹתֵֽינוּ׃<text:s/></text:span><text:span text:style-name="T2932">‬</text:span><text:span text:style-name="T2933">‬</text:span>‬‬<text:span text:style-name="T2934">20</text:span><text:span text:style-name="T2935"> וְגַם־אִ֗ישׁ הָיָ֤ה מִתְנַבֵּא֙ בְּשֵׁ֣ם יְהוָ֔ה אֽוּרִיָּ֙הוּ֙ בֶּֽן־שְׁמַעְיָ֔הוּ מִקִּרְיַ֖ת הַיְּעָרִ֑ים וַיִּנָּבֵ֞א עַל־הָעִ֤יר הַזֹּאת֙ וְעַל־הָאָ֣רֶץ<text:s/></text:span><text:soft-page-break/><text:span text:style-name="T2936">הַזֹּ֔את כְּכֹ֖ל דִּבְרֵ֥י יִרְמְיָֽהוּ׃<text:s/></text:span><text:span text:style-name="T2937">‬</text:span><text:span text:style-name="T2938">‬</text:span><text:span text:style-name="T2939">‬</text:span>‬‬‬<text:span text:style-name="T2940">21</text:span><text:span text:style-name="T2941"> וַיִּשְׁמַ֣ע הַמֶּֽלֶךְ־יְ֠הוֹיָקִים וְכָל־גִּבּוֹרָ֤יו וְכָל־הַשָּׂרִים֙ אֶת־דְּבָרָ֔יו וַיְבַקֵּ֥שׁ הַמֶּ֖לֶךְ הֲמִית֑וֹ וַיִּשְׁמַ֤ע אוּרִיָּ֙הוּ֙ וַיִּרָ֔א וַיִּבְרַ֖ח וַיָּבֹ֥א מִצְרָֽיִם׃<text:s/></text:span><text:span text:style-name="T2942">‬</text:span><text:span text:style-name="T2943">‬</text:span>‬‬<text:span text:style-name="T2944">22</text:span><text:span text:style-name="T2945"> וַיִּשְׁלַ֞ח הַמֶּ֧לֶךְ יְהוֹיָקִ֛ים אֲנָשִׁ֖ים מִצְרָ֑יִם אֵ֣ת אֶלְנָתָ֧ן בֶּן־עַכְבּ֛וֹר וַאֲנָשִׁ֥ים אִתּ֖וֹ אֶל־מִצְרָֽיִם׃<text:s/></text:span><text:span text:style-name="T2946">‬</text:span><text:span text:style-name="T2947">‬</text:span>‬‬<text:span text:style-name="T2948">23</text:span><text:span text:style-name="T2949"> וַיּוֹצִ֨יאוּ אֶת־אוּרִיָּ֜הוּ מִמִּצְרַ֗יִם וַיְבִאֻ֙הוּ֙ אֶל־הַמֶּ֣לֶךְ יְהוֹיָקִ֔ים וַיַּכֵּ֖הוּ בֶּחָ֑רֶב וַיַּשְׁלֵךְ֙ אֶת־נִבְלָת֔וֹ אֶל־קִבְרֵ֖י בְּנֵ֥י הָעָֽם׃<text:s/></text:span><text:span text:style-name="T2950">‬</text:span><text:span text:style-name="T2951">‬</text:span>‬‬<text:span text:style-name="T2952">24</text:span><text:span text:style-name="T2953"> אַ֗ךְ יַ֚ד אֲחִיקָ֣ם בֶּן־שָׁפָ֔ן הָיְתָ֖ה אֶֽת־יִרְמְיָ֑הוּ לְבִלְתִּ֛י תֵּת־אֹת֥וֹ בְיַד־הָעָ֖ם לַהֲמִיתֽוֹ׃<text:s/></text:span><text:span text:style-name="T2954">פ<text:s/></text:span><text:span text:style-name="T2955">‬</text:span><text:span text:style-name="T2956">‬</text:span><text:span text:style-name="T2957">‬</text:span>‬‬‬‬‬‬‬‬‬‬‬‬‬‬‬‬‬‬‬‬‬‬‬‬</text:p>
      </text:section>
      <text:section text:name="Sect26" text:style-name="S26">
        <text:p text:style-name="P2958">Jeremiah 27‬‬</text:p>
        <text:p text:style-name="P2959"><text:span text:style-name="T2960">1</text:span><text:span text:style-name="T2961"> בְּרֵאשִׁ֗ית מַמְלֶ֛כֶת יְהוֹיָקִ֥ם בֶּן־יֹאושִׁיָּ֖הוּ מֶ֣לֶךְ יְהוּדָ֑ה הָיָ֞ה הַדָּבָ֤ר הַזֶּה֙ אֶֽל־יִרְמְיָ֔ה מֵאֵ֥ת יְהוָ֖ה לֵאמֹֽר׃<text:s/></text:span><text:span text:style-name="T2962">2</text:span><text:span text:style-name="T2963"> כֹּֽה־אָמַ֤ר יְהוָה֙ אֵלַ֔י עֲשֵׂ֣ה לְךָ֔ מוֹסֵר֖וֹת וּמֹט֑וֹת וּנְתַתָּ֖ם עַל־צַוָּארֶֽךָ׃<text:s/></text:span><text:span text:style-name="T2964">‬</text:span><text:span text:style-name="T2965">‬</text:span>‬‬<text:span text:style-name="T2966">3</text:span><text:span text:style-name="T2967"> וְשִׁלַּחְתָּם֩ אֶל־מֶ֨לֶךְ אֱד֜וֹם וְאֶל־מֶ֣לֶךְ מוֹאָ֗ב וְאֶל־מֶ֙לֶךְ֙ בְּנֵ֣י עַמּ֔וֹן וְאֶל־מֶ֥לֶךְ צֹ֖ר וְאֶל־מֶ֣לֶךְ צִיד֑וֹן בְּיַ֤ד מַלְאָכִים֙ הַבָּאִ֣ים יְרוּשָׁלִַ֔ם אֶל־צִדְקִיָּ֖הוּ מֶ֥לֶךְ יְהוּדָֽה׃<text:s/></text:span><text:span text:style-name="T2968">‬</text:span><text:span text:style-name="T2969">‬</text:span>‬‬<text:span text:style-name="T2970">4</text:span><text:span text:style-name="T2971"> וְצִוִּיתָ֣ אֹתָ֔ם אֶל־אֲדֹֽנֵיהֶ֖ם לֵאמֹ֑ר כֹּֽה־אָמַ֞ר יְהוָ֤ה צְבָאוֹת֙ אֱלֹהֵ֣י יִשְׂרָאֵ֔ל כֹּ֥ה תֹֽאמְר֖וּ אֶל־אֲדֹֽנֵיכֶֽם׃<text:s/></text:span><text:span text:style-name="T2972">‬</text:span><text:span text:style-name="T2973">‬</text:span>‬‬<text:span text:style-name="T2974">5</text:span><text:span text:style-name="T2975"> אָנֹכִ֞י עָשִׂ֣יתִי אֶת־הָאָ֗רֶץ אֶת־הָאָדָ֤ם וְאֶת־הַבְּהֵמָה֙ אֲשֶׁר֙ עַל־פְּנֵ֣י הָאָ֔רֶץ בְּכֹחִי֙ הַגָּד֔וֹל וּבִזְרוֹעִ֖י הַנְּטוּיָ֑ה וּנְתַתִּ֕יהָ לַאֲשֶׁ֖ר יָשַׁ֥ר בְּעֵינָֽי׃<text:s/></text:span><text:span text:style-name="T2976">‬</text:span><text:span text:style-name="T2977">‬</text:span>‬‬<text:span text:style-name="T2978">6</text:span><text:span text:style-name="T2979"> וְעַתָּ֗ה אָֽנֹכִי֙ נָתַ֙תִּי֙ אֶת־כָּל־הָאֲרָצ֣וֹת הָאֵ֔לֶּה בְּיַ֛ד נְבוּכַדְנֶאצַּ֥ר מֶֽלֶךְ־בָּבֶ֖ל עַבְדִּ֑י וְגַם֙ אֶת־חַיַּ֣ת הַשָּׂדֶ֔ה נָתַ֥תִּי ל֖וֹ לְעָבְדֽוֹ׃<text:s/></text:span><text:span text:style-name="T2980">‬</text:span><text:span text:style-name="T2981">‬</text:span>‬‬<text:span text:style-name="T2982">7</text:span><text:span text:style-name="T2983"> וְעָבְד֤וּ אֹתוֹ֙ כָּל־הַגּוֹיִ֔ם וְאֶת־בְּנ֖וֹ וְאֶֽת־בֶּן־בְּנ֑וֹ עַ֣ד בֹּא־עֵ֤ת אַרְצוֹ֙ גַּם־ה֔וּא וְעָ֤בְדוּ בוֹ֙ גּוֹיִ֣ם רַבִּ֔ים וּמְלָכִ֖ים גְּדֹלִֽים׃<text:s/></text:span><text:span text:style-name="T2984">‬</text:span><text:span text:style-name="T2985">‬</text:span>‬‬<text:span text:style-name="T2986">8</text:span><text:span text:style-name="T2987"> וְהָיָ֨ה הַגּ֜וֹי וְהַמַּמְלָכָ֗ה אֲשֶׁ֨ר לֹֽא־יַעַבְד֤וּ אֹתוֹ֙ אֶת־נְבוּכַדְנֶאצַּ֣ר מֶֽלֶךְ־בָּבֶ֔ל וְאֵ֨ת אֲשֶׁ֤ר לֹֽא־יִתֵּן֙ אֶת־צַוָּאר֔וֹ בְּעֹ֖ל מֶ֣לֶךְ בָּבֶ֑ל בַּחֶרֶב֩ וּבָרָעָ֨ב וּבַדֶּ֜בֶר אֶפְקֹ֨ד עַל־הַגּ֤וֹי הַהוּא֙ נְאֻם־יְהוָ֔ה עַד־תֻּמִּ֥י אֹתָ֖ם בְּיָדֽוֹ׃<text:s/></text:span><text:span text:style-name="T2988">‬</text:span><text:span text:style-name="T2989">‬</text:span>‬‬<text:span text:style-name="T2990">9</text:span><text:span text:style-name="T2991"> וְ֠אַתֶּם אַל־תִּשְׁמְע֨וּ אֶל־נְבִיאֵיכֶ֜ם וְאֶל־קֹֽסְמֵיכֶ֗ם וְאֶל֙ חֲלֹמֹ֣תֵיכֶ֔ם וְאֶל־עֹֽנְנֵיכֶ֖ם וְאֶל־כַּשָּׁפֵיכֶ֑ם אֲשֶׁר־הֵ֞ם אֹמְרִ֤ים אֲלֵיכֶם֙ לֵאמֹ֔ר לֹ֥א תַעַבְד֖וּ אֶת־מֶ֥לֶךְ בָּבֶֽל׃<text:s/></text:span><text:span text:style-name="T2992">‬</text:span><text:span text:style-name="T2993">‬</text:span>‬‬<text:span text:style-name="T2994">10</text:span><text:span text:style-name="T2995"> כִּ֣י שֶׁ֔קֶר הֵ֖ם נִבְּאִ֣ים לָכֶ֑ם לְמַ֨עַן הַרְחִ֤יק אֶתְכֶם֙ מֵעַ֣ל אַדְמַתְכֶ֔ם וְהִדַּחְתִּ֥י אֶתְכֶ֖ם וַאֲבַדְתֶּֽם׃<text:s/></text:span><text:span text:style-name="T2996">‬</text:span><text:span text:style-name="T2997">‬</text:span>‬‬<text:span text:style-name="T2998">11</text:span><text:span text:style-name="T2999"> וְהַגּ֗וֹי אֲשֶׁ֨ר יָבִ֧יא אֶת־צַוָּאר֛וֹ בְּעֹ֥ל מֶֽלֶךְ־בָּבֶ֖ל וַֽעֲבָד֑וֹ וְהִנַּחְתִּ֤יו עַל־אַדְמָתוֹ֙ נְאֻם־יְהוָ֔ה וַֽעֲבָדָ֖הּ וְיָ֥שַׁב בָּֽהּ׃<text:s/></text:span><text:span text:style-name="T3000">‬</text:span><text:span text:style-name="T3001">‬</text:span><text:span text:style-name="T3002">‬</text:span><text:span text:style-name="T3003">‬</text:span><text:span text:style-name="T3004">‬</text:span><text:span text:style-name="T3005">‬</text:span>‬‬‬‬‬‬<text:span text:style-name="T3006">12</text:span><text:span text:style-name="T3007"> וְאֶל־צִדְקִיָּ֤ה מֶֽלֶךְ־יְהוּדָה֙ דִּבַּ֔רְתִּי כְּכָל־הַדְּבָרִ֥ים הָאֵ֖לֶּה לֵאמֹ֑ר הָבִ֨יאוּ אֶת־צַוְּארֵיכֶ֜ם בְּעֹ֣ל מֶֽלֶךְ־בָּבֶ֗ל וְעִבְד֥וּ אֹת֛וֹ וְעַמּ֖וֹ וִֽחְיֽוּ׃<text:s/></text:span><text:span text:style-name="T3008">‬</text:span><text:span text:style-name="T3009">‬</text:span>‬‬<text:span text:style-name="T3010">13</text:span><text:span text:style-name="T3011"> לָ֤מָּה תָמ֙וּתוּ֙ אַתָּ֣ה וְעַמֶּ֔ךָ בַּחֶ֖רֶב בָּרָעָ֣ב וּבַדָּ֑בֶר כַּֽאֲשֶׁר֙ דִּבֶּ֣ר יְהוָ֔ה אֶל־הַגּ֕וֹי אֲשֶׁ֥ר לֹֽא־יַעֲבֹ֖ד אֶת־מֶ֥לֶךְ בָּבֶֽל׃<text:s/></text:span><text:span text:style-name="T3012">‬</text:span><text:span text:style-name="T3013">‬</text:span>‬‬<text:span text:style-name="T3014">14</text:span><text:span text:style-name="T3015"> וְאַֽל־תִּשְׁמְע֞וּ אֶל־דִּבְרֵ֣י הַנְּבִאִ֗ים הָאֹמְרִ֤ים אֲלֵיכֶם֙ לֵאמֹ֔ר לֹ֥א תַעַבְד֖וּ אֶת־מֶ֣לֶךְ בָּבֶ֑ל כִּ֣י שֶׁ֔קֶר הֵ֖ם נִבְּאִ֥ים לָכֶֽם׃<text:s/></text:span><text:span text:style-name="T3016">‬</text:span><text:span text:style-name="T3017">‬</text:span>‬‬<text:span text:style-name="T3018">15</text:span><text:span text:style-name="T3019"> כִּ֣י לֹ֤א שְׁלַחְתִּים֙ נְאֻם־יְהוָ֔ה וְהֵ֛ם נִבְּאִ֥ים בִּשְׁמִ֖י לַשָּׁ֑קֶר לְמַ֨עַן הַדִּיחִ֤י אֶתְכֶם֙ וַאֲבַדְתֶּ֔ם אַתֶּ֕ם וְהַנְּבִאִ֖ים הֽ͏ַנִּבְּאִ֥ים לָכֶֽם׃<text:s/></text:span><text:span text:style-name="T3020">‬</text:span><text:span text:style-name="T3021">‬</text:span>‬‬<text:span text:style-name="T3022">16</text:span><text:span text:style-name="T3023"> וְאֶל־הַכֹּהֲנִים֩ וְאֶל־כָּל־הָעָ֨ם הַזֶּ֜ה דִּבַּ֣רְתִּי לֵאמֹ֗ר כֹּה֮ אָמַ֣ר יְהוָה֒ אַֽל־תִּשְׁמְע֞וּ אֶל־דִּבְרֵ֣י נְבִֽיאֵיכֶ֗ם הַֽנִבְּאִ֤ים לָכֶם֙ לֵאמֹ֔ר הִנֵּ֨ה כְלֵ֧י בֵית־יְהוָ֛ה<text:s/></text:span><text:soft-page-break/><text:span text:style-name="T3024">מוּשָׁבִ֥ים מִבָּבֶ֖לָה עַתָּ֣ה מְהֵרָ֑ה כִּ֣י שֶׁ֔קֶר הֵ֖מָּה נִבְּאִ֥ים לָכֶֽם׃<text:s/></text:span><text:span text:style-name="T3025">‬</text:span><text:span text:style-name="T3026">‬</text:span>‬‬<text:span text:style-name="T3027">17</text:span><text:span text:style-name="T3028"> אַל־תִּשְׁמְע֣וּ אֲלֵיהֶ֔ם עִבְד֥וּ אֶת־מֶֽלֶךְ־בָּבֶ֖ל וִֽחְי֑וּ לָ֧מָּה תִֽהְיֶ֛ה הָעִ֥יר הַזֹּ֖את חָרְבָּֽה׃<text:s/></text:span><text:span text:style-name="T3029">‬</text:span><text:span text:style-name="T3030">‬</text:span>‬‬<text:span text:style-name="T3031">18</text:span><text:span text:style-name="T3032"> וְאִם־נְבִאִ֣ים הֵ֔ם וְאִם־יֵ֥שׁ דְּבַר־יְהוָ֖ה אִתָּ֑ם יִפְגְּעוּ־נָא֙ בַּֽיהוָ֣ה צְבָא֔וֹת לְבִלְתִּי־בֹ֜אוּ הַכֵּלִ֣ים ׀ הַנּוֹתָרִ֣ים בְּבֵית־יְהוָ֗ה וּבֵ֨ית מֶ֧לֶךְ יְהוּדָ֛ה וּבִירוּשָׁלַ֖͏ִם בָּבֶֽלָה׃<text:s/></text:span><text:span text:style-name="T3033">פ<text:s/></text:span><text:span text:style-name="T3034">‬</text:span><text:span text:style-name="T3035">‬</text:span><text:span text:style-name="T3036">‬</text:span>‬‬‬‬‬‬‬‬‬‬‬‬‬‬‬‬‬‬</text:p>
        <text:p text:style-name="P3037"><text:span text:style-name="T3038">19</text:span><text:span text:style-name="T3039"> כִּ֣י כֹ֤ה אָמַר֙ יְהוָ֣ה צְבָא֔וֹת אֶל־הָֽעַמֻּדִ֔ים וְעַל־הַיָּ֖ם וְעַל־הַמְּכֹנ֑וֹת וְעַל֙ יֶ֣תֶר הַכֵּלִ֔ים הַנּוֹתָרִ֖ים בָּעִ֥יר הַזֹּֽאת׃<text:s/></text:span><text:span text:style-name="T3040">‬</text:span><text:span text:style-name="T3041">‬</text:span>‬‬<text:span text:style-name="T3042">20</text:span><text:span text:style-name="T3043"> אֲשֶׁ֣ר לֹֽא־לְקָחָ֗ם נְבֽוּכַדְנֶאצַּר֙ מֶ֣לֶךְ בָּבֶ֔ל בַּ֠גְלוֹתוֹ אֶת־יְכָונְיָ֨ה בֶן־יְהוֹיָקִ֧ים מֶֽלֶךְ־יְהוּדָ֛ה מִירֽוּשָׁלַ֖͏ִם בָּבֶ֑לָה וְאֵ֛ת כָּל־חֹרֵ֥י יְהוּדָ֖ה וִירוּשָׁלָֽ͏ִם׃</text:span><text:span text:style-name="T3044"><text:s/>ס<text:s/></text:span><text:span text:style-name="T3045">‬</text:span><text:span text:style-name="T3046">‬</text:span><text:span text:style-name="T3047">‬</text:span>‬<text:span text:style-name="T3048">21</text:span><text:span text:style-name="T3049"> כִּ֣י כֹ֥ה אָמַ֛ר יְהוָ֥ה צְבָא֖וֹת אֱלֹהֵ֣י יִשְׂרָאֵ֑ל עַל־הַכֵּלִ֗ים הַנּֽוֹתָרִים֙ בֵּ֣ית יְהוָ֔ה וּבֵ֥ית מֶֽלֶךְ־יְהוּדָ֖ה וִירוּשָׁלָֽ͏ִם׃<text:s/></text:span><text:span text:style-name="T3050">‬</text:span><text:span text:style-name="T3051">‬</text:span>‬‬<text:span text:style-name="T3052">22</text:span><text:span text:style-name="T3053"> בָּבֶ֥לָה יוּבָ֖אוּ וְשָׁ֣מָּה יִֽהְי֑וּ עַ֠ד י֣וֹם פָּקְדִ֤י אֹתָם֙ נְאֻם־יְהוָ֔ה וְהַֽעֲלִיתִים֙ וַהֲשִׁ֣יבֹתִ֔ים אֶל־הַמָּק֖וֹם הַזֶּֽה׃<text:s/></text:span><text:span text:style-name="T3054">פ<text:s/></text:span><text:span text:style-name="T3055">‬</text:span><text:span text:style-name="T3056">‬</text:span><text:span text:style-name="T3057">‬</text:span>‬‬‬‬‬</text:p>
      </text:section>
      <text:section text:name="Sect27" text:style-name="S27">
        <text:p text:style-name="P3058">Jeremiah 28‬‬</text:p>
        <text:p text:style-name="P3059"><text:span text:style-name="T3060">1</text:span><text:span text:style-name="T3061"> וַיְהִ֣י ׀ בַּשָּׁנָ֣ה הַהִ֗יא בְּרֵאשִׁית֙ מַמְלֶ֙כֶת֙ צִדְקִיָּ֣ה מֶֽלֶךְ־יְהוּדָ֔ה *בשנת **בַּשָּׁנָה֙ הָֽרְבִעִ֔ית בַּחֹ֖דֶשׁ הַחֲמִישִׁ֑י אָמַ֣ר אֵלַ֡י חֲנַנְיָה֩ בֶן־עַזּ֨וּר הַנָּבִ֜יא אֲשֶׁ֤ר מִגִּבְעוֹן֙ בְּבֵ֣ית יְהוָ֔ה לְעֵינֵ֧י הַכֹּהֲנִ֛ים וְכָל־הָעָ֖ם לֵאמֹֽר׃<text:s/></text:span><text:span text:style-name="T3062">2</text:span><text:span text:style-name="T3063"> כֹּֽה־אָמַ֞ר יְהוָ֧ה צְבָא֛וֹת אֱלֹהֵ֥י יִשְׂרָאֵ֖ל לֵאמֹ֑ר שָׁבַ֕רְתִּי אֶת־עֹ֖ל מֶ֥לֶךְ בָּבֶֽל׃<text:s/></text:span><text:span text:style-name="T3064">‬</text:span><text:span text:style-name="T3065">‬</text:span>‬‬<text:span text:style-name="T3066">3</text:span><text:span text:style-name="T3067"> בְּע֣וֹד ׀ שְׁנָתַ֣יִם יָמִ֗ים אֲנִ֤י מֵשִׁיב֙ אֶל־הַמָּק֣וֹם הַזֶּ֔ה אֶֽת־כָּל־כְּלֵ֖י בֵּ֣ית יְהוָ֑ה אֲשֶׁ֨ר לָקַ֜ח נְבוּכַדנֶאצַּ֤ר מֶֽלֶךְ־בָּבֶל֙ מִן־הַמָּק֣וֹם הַזֶּ֔ה וַיְבִיאֵ֖ם בָּבֶֽל׃<text:s/></text:span><text:span text:style-name="T3068">‬</text:span><text:span text:style-name="T3069">‬</text:span>‬‬<text:span text:style-name="T3070">4</text:span><text:span text:style-name="T3071"> וְאֶת־יְכָנְיָ֣ה בֶן־יְהוֹיָקִ֣ים מֶֽלֶךְ־יְ֠הוּדָה וְאֶת־כָּל־גָּל֨וּת יְהוּדָ֜ה הַבָּאִ֣ים בָּבֶ֗לָה אֲנִ֥י מֵשִׁ֛יב אֶל־הַמָּק֥וֹם הַזֶּ֖ה נְאֻם־יְהוָ֑ה כִּ֣י אֶשְׁבֹּ֔ר אֶת־עֹ֖ל מֶ֥לֶךְ בָּבֶֽל׃<text:s/></text:span><text:span text:style-name="T3072">‬</text:span><text:span text:style-name="T3073">‬</text:span>‬‬<text:span text:style-name="T3074">5</text:span><text:span text:style-name="T3075"> וַיֹּ֙אמֶר֙ יִרְמְיָ֣ה הַנָּבִ֔יא אֶל־חֲנַנְיָ֖ה הַנָּבִ֑יא לְעֵינֵ֤י הַכֹּֽהֲנִים֙ וּלְעֵינֵ֣י כָל־הָעָ֔ם הָעֹמְדִ֖ים בְּבֵ֥ית יְהוָֽה׃<text:s/></text:span><text:span text:style-name="T3076">‬</text:span><text:span text:style-name="T3077">‬</text:span>‬‬<text:span text:style-name="T3078">6</text:span><text:span text:style-name="T3079"> וַיֹּ֙אמֶר֙ יִרְמְיָ֣ה הַנָּבִ֔יא אָמֵ֕ן כֵּ֖ן יַעֲשֶׂ֣ה יְהוָ֑ה יָקֵ֤ם יְהוָה֙ אֶת־דְּבָרֶ֔יךָ אֲשֶׁ֣ר נִבֵּ֗אתָ לְהָשִׁ֞יב כְּלֵ֤י בֵית־יְהוָה֙ וְכָל־הַגּוֹלָ֔ה מִבָּבֶ֖ל אֶל־הַמָּק֥וֹם הַזֶּֽה׃<text:s/></text:span><text:span text:style-name="T3080">‬</text:span><text:span text:style-name="T3081">‬</text:span>‬‬<text:span text:style-name="T3082">7</text:span><text:span text:style-name="T3083"> אַךְ־שְׁמַֽע־נָא֙ הַדָּבָ֣ר הַזֶּ֔ה אֲשֶׁ֥ר אָנֹכִ֖י דֹּבֵ֣ר בְּאָזְנֶ֑יךָ וּבְאָזְנֵ֖י כָּל־הָעָֽם׃<text:s/></text:span><text:span text:style-name="T3084">‬</text:span><text:span text:style-name="T3085">‬</text:span>‬‬<text:span text:style-name="T3086">8</text:span><text:span text:style-name="T3087"> הַנְּבִיאִ֗ים אֲשֶׁ֨ר הָי֧וּ לְפָנַ֛י וּלְפָנֶ֖יךָ מִן־הָֽעוֹלָ֑ם וַיִּנָּ֨בְא֜וּ אֶל־אֲרָצ֤וֹת רַבּוֹת֙ וְעַל־מַמְלָכ֣וֹת גְּדֹל֔וֹת לְמִלְחָמָ֖ה וּלְרָעָ֥ה וּלְדָֽבֶר׃<text:s/></text:span><text:span text:style-name="T3088">‬</text:span><text:span text:style-name="T3089">‬</text:span>‬‬<text:span text:style-name="T3090">9</text:span><text:span text:style-name="T3091"> הַנָּבִ֕יא אֲשֶׁ֥ר יִנָּבֵ֖א לְשָׁל֑וֹם בְּבֹא֙ דְּבַ֣ר הַנָּבִ֗יא יִוָּדַע֙ הַנָּבִ֔יא אֲשֶׁר־שְׁלָח֥וֹ יְהוָ֖ה בֶּאֱמֶֽת׃<text:s/></text:span><text:span text:style-name="T3092">‬</text:span><text:span text:style-name="T3093">‬</text:span><text:span text:style-name="T3094">‬</text:span>‬‬‬<text:span text:style-name="T3095">10</text:span><text:span text:style-name="T3096"> וַיִּקַּ֞ח חֲנַנְיָ֤ה הַנָּבִיא֙ אֶת־הַמּוֹטָ֔ה מֵעַ֕ל צַוַּ֖אר יִרְמְיָ֣ה הַנָּבִ֑יא וַֽיִּשְׁבְּרֵֽהוּ׃<text:s/></text:span><text:span text:style-name="T3097">‬</text:span><text:span text:style-name="T3098">‬</text:span>‬‬<text:span text:style-name="T3099">11</text:span><text:span text:style-name="T3100"> וַיֹּ֣אמֶר חֲנַנְיָה֩ לְעֵינֵ֨י כָל־הָעָ֜ם לֵאמֹ֗ר כֹּה֮ אָמַ֣ר יְהוָה֒ כָּ֣כָה אֶשְׁבֹּ֞ר אֶת־עֹ֣ל ׀ נְבֻֽכַדְנֶאצַּ֣ר מֶֽלֶךְ־בָּבֶ֗ל בְּעוֹד֙ שְׁנָתַ֣יִם יָמִ֔ים מֵעַ֕ל צַוַּ֖אר כָּל־הַגּוֹיִ֑ם וַיֵּ֛לֶךְ יִרְמְיָ֥ה הַנָּבִ֖יא לְדַרְכּֽוֹ׃<text:s/></text:span><text:span text:style-name="T3101">פ<text:s/></text:span><text:span text:style-name="T3102">‬</text:span><text:span text:style-name="T3103">‬</text:span><text:span text:style-name="T3104">‬</text:span>‬‬‬‬‬‬‬‬‬‬‬</text:p>
        <text:soft-page-break/>
        <text:p text:style-name="P3105"><text:span text:style-name="T3106">12</text:span><text:span text:style-name="T3107"> וַיְהִ֥י דְבַר־יְהוָ֖ה אֶֽל־יִרְמְיָ֑ה אַ֠חֲרֵי שְׁב֞וֹר חֲנַנְיָ֤ה הַנָּבִיא֙ אֶת־הַמּוֹטָ֔ה מֵעַ֗ל צַוַּ֛אר יִרְמְיָ֥ה הַנָּבִ֖יא לֵאמֹֽר׃<text:s/></text:span><text:span text:style-name="T3108">‬</text:span><text:span text:style-name="T3109">‬</text:span>‬‬<text:span text:style-name="T3110">13</text:span><text:span text:style-name="T3111"> הָלוֹךְ֩ וְאָמַרְתָּ֨ אֶל־חֲנַנְיָ֜ה לֵאמֹ֗ר כֹּ֚ה אָמַ֣ר יְהוָ֔ה מוֹטֹ֥ת עֵ֖ץ שָׁבָ֑רְתָּ וְעָשִׂ֥יתָ תַחְתֵּיהֶ֖ן מֹט֥וֹת בַּרְזֶֽל׃<text:s/></text:span><text:span text:style-name="T3112">‬</text:span><text:span text:style-name="T3113">‬</text:span>‬‬<text:span text:style-name="T3114">14</text:span><text:span text:style-name="T3115"> כִּ֣י כֹֽה־אָמַר֩ יְהוָ֨ה צְבָא֜וֹת אֱלֹהֵ֣י יִשְׂרָאֵ֗ל עֹ֣ל בַּרְזֶ֡ל נָתַ֜תִּי עַל־צַוַּ֣אר ׀ כָּל־הַגּוֹיִ֣ם הָאֵ֗לֶּה לַעֲבֹ֛ד אֶת־נְבֻכַדְנֶאצַּ֥ר מֶֽלֶךְ־בָּבֶ֖ל וַעֲבָדֻ֑הוּ וְגַ֛ם אֶת־חַיַּ֥ת הַשָּׂדֶ֖ה נָתַ֥תִּי לֽוֹ׃<text:s/></text:span><text:span text:style-name="T3116">‬</text:span><text:span text:style-name="T3117">‬</text:span>‬‬<text:span text:style-name="T3118">15</text:span><text:span text:style-name="T3119"> וַיֹּ֨אמֶר יִרְמְיָ֧ה הַנָּבִ֛יא אֶל־חֲנַנְיָ֥ה הַנָּבִ֖יא שְׁמַֽע־נָ֣א חֲנַנְיָ֑ה לֹֽא־שְׁלָחֲךָ֣ יְהוָ֔ה וְאַתָּ֗ה הִבְטַ֛חְתָּ אֶת־הָעָ֥ם הַזֶּ֖ה עַל־שָֽׁקֶר׃<text:s/></text:span><text:span text:style-name="T3120">‬</text:span><text:span text:style-name="T3121">‬</text:span>‬‬<text:span text:style-name="T3122">16</text:span><text:span text:style-name="T3123"> לָכֵ֗ן כֹּ֚ה אָמַ֣ר יְהוָ֔ה הִנְנִי֙ מְשַֽׁלֵּֽחֲךָ֔ מֵעַ֖ל פְּנֵ֣י הָאֲדָמָ֑ה הַשָּׁנָה֙ אַתָּ֣ה מֵ֔ת כִּֽי־סָרָ֥ה דִבַּ֖רְתָּ אֶל־יְהוָֽה׃<text:s/></text:span><text:span text:style-name="T3124">‬</text:span><text:span text:style-name="T3125">‬</text:span>‬‬<text:span text:style-name="T3126">17</text:span><text:span text:style-name="T3127"> וַיָּ֛מָת חֲנַנְיָ֥ה הַנָּבִ֖יא בַּשָּׁנָ֣ה הַהִ֑יא בַּחֹ֖דֶשׁ הַשְּׁבִיעִֽי׃<text:s/></text:span><text:span text:style-name="T3128">פ<text:s/></text:span><text:span text:style-name="T3129">‬</text:span><text:span text:style-name="T3130">‬</text:span><text:span text:style-name="T3131">‬</text:span>‬‬‬‬‬‬‬</text:p>
      </text:section>
      <text:section text:name="Sect28" text:style-name="S28">
        <text:p text:style-name="P3132">Jeremiah 29‬‬</text:p>
        <text:p text:style-name="P3133"><text:span text:style-name="T3134">1</text:span><text:span text:style-name="T3135"> וְאֵ֙לֶּה֙ דִּבְרֵ֣י הַסֵּ֔פֶר אֲשֶׁ֥ר שָׁלַ֛ח יִרְמְיָ֥ה הַנָּבִ֖יא מִירוּשָׁלָ֑͏ִם אֶל־יֶ֜תֶר זִקְנֵ֣י הַגּוֹלָ֗ה וְאֶל־הַכֹּהֲנִ֤ים וְאֶל־הַנְּבִיאִים֙ וְאֶל־כָּל־הָעָ֔ם אֲשֶׁ֨ר הֶגְלָ֧ה נְבֽוּכַדְנֶאצַּ֛ר מִירוּשָׁלַ֖͏ִם בָּבֶֽלָה׃<text:s/></text:span><text:span text:style-name="T3136">2</text:span><text:span text:style-name="T3137"> אַחֲרֵ֣י צֵ֣את יְכָנְיָֽה־הַ֠מֶּלֶךְ וְהַגְּבִירָ֨ה וְהַסָּרִיסִ֜ים שָׂרֵ֨י יְהוּדָ֧ה וִירוּשָׁלַ֛͏ִם וְהֶחָרָ֥שׁ וְהַמַּסְגֵּ֖ר מִירוּשָׁלָֽ͏ִם׃<text:s/></text:span><text:span text:style-name="T3138">‬</text:span><text:span text:style-name="T3139">‬</text:span>‬‬<text:span text:style-name="T3140">3</text:span><text:span text:style-name="T3141"> בְּיַד֙ אֶלְעָשָׂ֣ה בֶן־שָׁפָ֔ן וּגְמַרְיָ֖ה בֶּן־חִלְקִיָּ֑ה אֲשֶׁ֨ר שָׁלַ֜ח צִדְקִיָּ֣ה מֶֽלֶךְ־יְהוּדָ֗ה אֶל־נְבוּכַדְנֶאצַּ֛ר מֶ֥לֶךְ בָּבֶ֖ל בָּבֶ֥לָה לֵאמֹֽר׃</text:span><text:span text:style-name="T3142"><text:s/>ס<text:s/></text:span><text:span text:style-name="T3143">‬</text:span><text:span text:style-name="T3144">‬</text:span><text:span text:style-name="T3145">‬</text:span>‬<text:span text:style-name="T3146">4</text:span><text:span text:style-name="T3147"> כֹּ֥ה אָמַ֛ר יְהוָ֥ה צְבָא֖וֹת אֱלֹהֵ֣י יִשְׂרָאֵ֑ל לְכָל־הַ֨גּוֹלָ֔ה אֲשֶׁר־הִגְלֵ֥יתִי מִירוּשָׁלַ֖͏ִם בָּבֶֽלָה׃<text:s/></text:span><text:span text:style-name="T3148">‬</text:span><text:span text:style-name="T3149">‬</text:span>‬‬<text:span text:style-name="T3150">5</text:span><text:span text:style-name="T3151"> בְּנ֥וּ בָתִּ֖ים וְשֵׁ֑בוּ וְנִטְע֣וּ גַנּ֔וֹת וְאִכְל֖וּ אֶת־פִּרְיָֽן׃<text:s/></text:span><text:span text:style-name="T3152">‬</text:span><text:span text:style-name="T3153">‬</text:span>‬‬<text:span text:style-name="T3154">6</text:span><text:span text:style-name="T3155"> קְח֣וּ נָשִׁ֗ים וְהוֹלִידוּ֮ בָּנִ֣ים וּבָנוֹת֒ וּקְח֨וּ לִבְנֵיכֶ֜ם נָשִׁ֗ים וְאֶת־בְּנֽוֹתֵיכֶם֙ תְּנ֣וּ לַֽאֲנָשִׁ֔ים וְתֵלַ֖דְנָה בָּנִ֣ים וּבָנ֑וֹת וּרְבוּ־שָׁ֖ם וְאַל־תִּמְעָֽטוּ׃<text:s/></text:span><text:span text:style-name="T3156">‬</text:span><text:span text:style-name="T3157">‬</text:span>‬‬<text:span text:style-name="T3158">7</text:span><text:span text:style-name="T3159"> וְדִרְשׁ֞וּ אֶת־שְׁל֣וֹם הָעִ֗יר אֲשֶׁ֨ר הִגְלֵ֤יתִי אֶתְכֶם֙ שָׁ֔מָּה וְהִתְפַּֽלְל֥וּ בַעֲדָ֖הּ אֶל־יְהוָ֑ה כִּ֣י בִשְׁלוֹמָ֔הּ יִהְיֶ֥ה לָכֶ֖ם שָׁלֽוֹם׃<text:s/></text:span><text:span text:style-name="T3160">פ<text:s/></text:span>‬‬‬‬‬‬</text:p>
        <text:p text:style-name="P3161"><text:span text:style-name="T3162">‬</text:span><text:span text:style-name="T3163">‬</text:span><text:span text:style-name="T3164">‬</text:span>‬<text:span text:style-name="T3165">8</text:span><text:span text:style-name="T3166"> כִּי֩ כֹ֨ה אָמַ֜ר יְהוָ֤ה צְבָאוֹת֙ אֱלֹהֵ֣י יִשְׂרָאֵ֔ל אַל־יַשִּׁ֧יאוּ לָכֶ֛ם נְבִֽיאֵיכֶ֛ם אֲשֶׁר־בְּקִרְבְּכֶ֖ם וְקֹֽסְמֵיכֶ֑ם וְאַֽל־תִּשְׁמְעוּ֙ אֶל־חֲלֹמֹ֣תֵיכֶ֔ם אֲשֶׁ֥ר אַתֶּ֖ם מַחְלְמִֽים׃<text:s/></text:span><text:span text:style-name="T3167">‬</text:span><text:span text:style-name="T3168">‬</text:span><text:span text:style-name="T3169">‬</text:span>‬‬‬<text:span text:style-name="T3170">9</text:span><text:span text:style-name="T3171"> כִּ֣י בְשֶׁ֔קֶר הֵ֛ם נִבְּאִ֥ים לָכֶ֖ם בִּשְׁמִ֑י לֹ֥א שְׁלַחְתִּ֖ים נְאֻם־יְהוָֽה׃</text:span><text:span text:style-name="T3172"><text:s/>ס<text:s/></text:span><text:span text:style-name="T3173">‬</text:span><text:span text:style-name="T3174">‬</text:span><text:span text:style-name="T3175">‬</text:span>‬<text:span text:style-name="T3176">10</text:span><text:span text:style-name="T3177"> כִּֽי־כֹה֙ אָמַ֣ר יְהוָ֔ה כִּ֠י לְפִ֞י מְלֹ֧את לְבָבֶ֛ל שִׁבְעִ֥ים שָׁנָ֖ה אֶפְקֹ֣ד אֶתְכֶ֑ם וַהֲקִמֹתִ֤י עֲלֵיכֶם֙ אֶת־דְּבָרִ֣י הַטּ֔וֹב לְהָשִׁ֣יב אֶתְכֶ֔ם אֶל־הַמָּק֖וֹם הַזֶּֽה׃<text:s/></text:span><text:span text:style-name="T3178">‬</text:span><text:span text:style-name="T3179">‬</text:span>‬‬<text:span text:style-name="T3180">11</text:span><text:span text:style-name="T3181"> כִּי֩ אָנֹכִ֨י יָדַ֜עְתִּי אֶת־הַמַּחֲשָׁבֹ֗ת אֲשֶׁ֧ר אָנֹכִ֛י חֹשֵׁ֥ב עֲלֵיכֶ֖ם נְאֻם־יְהוָ֑ה מַחְשְׁב֤וֹת שָׁלוֹם֙ וְלֹ֣א לְרָעָ֔ה לָתֵ֥ת לָכֶ֖ם אַחֲרִ֥ית וְתִקְוָֽה׃<text:s/></text:span><text:span text:style-name="T3182">‬</text:span><text:span text:style-name="T3183">‬</text:span>‬‬<text:span text:style-name="T3184">12</text:span><text:span text:style-name="T3185"> וּקְרָאתֶ֤ם אֹתִי֙ וַֽהֲלַכְתֶּ֔ם וְהִתְפַּלַּלְתֶּ֖ם אֵלָ֑י וְשָׁמַעְתִּ֖י אֲלֵיכֶֽם׃<text:s/></text:span><text:span text:style-name="T3186">‬</text:span><text:span text:style-name="T3187">‬</text:span>‬‬<text:span text:style-name="T3188">13</text:span><text:span text:style-name="T3189"> וּבִקַּשְׁתֶּ֥ם אֹתִ֖י וּמְצָאתֶ֑ם כִּ֥י תִדְרְשֻׁ֖נִי בְּכָל־לְבַבְכֶֽם׃<text:s/></text:span><text:span text:style-name="T3190">‬</text:span><text:span text:style-name="T3191">‬</text:span>‬‬<text:span text:style-name="T3192">14</text:span><text:span text:style-name="T3193"> וְנִמְצֵ֣אתִי לָכֶם֮ נְאֻם־יְהוָה֒ וְשַׁבְתִּ֣י אֶת־*שביתכם **שְׁבוּתְכֶ֗ם וְקִבַּצְתִּ֣י אֶ֠תְכֶם מִֽכָּל־הַגּוֹיִ֞ם וּמִכָּל־הַמְּקוֹמ֗וֹת אֲשֶׁ֨ר הִדַּ֧חְתִּי אֶתְכֶ֛ם שָׁ֖ם נְאֻם־יְהוָ֑ה<text:s/></text:span><text:soft-page-break/><text:span text:style-name="T3194">וַהֲשִׁבֹתִ֣י אֶתְכֶ֔ם אֶל־הַ֨מָּק֔וֹם אֲשֶׁר־הִגְלֵ֥יתִי אֶתְכֶ֖ם מִשָּֽׁם׃<text:s/></text:span><text:span text:style-name="T3195">‬</text:span><text:span text:style-name="T3196">‬</text:span>‬‬<text:span text:style-name="T3197">15</text:span><text:span text:style-name="T3198"> כִּ֖י אֲמַרְתֶּ֑ם הֵקִ֨ים לָ֧נוּ יְהוָ֛ה נְבִאִ֖ים בָּבֶֽלָה׃</text:span><text:span text:style-name="T3199"><text:s/>ס<text:s/></text:span><text:span text:style-name="T3200">‬</text:span><text:span text:style-name="T3201">‬</text:span><text:span text:style-name="T3202">‬</text:span>‬<text:span text:style-name="T3203">16</text:span><text:span text:style-name="T3204"> כִּי־כֹ֣ה ׀ אָמַ֣ר יְהוָ֗ה אֶל־הַמֶּ֙לֶךְ֙ הַיּוֹשֵׁב֙ אֶל־כִּסֵּ֣א דָוִ֔ד וְאֶל־כָּל־הָעָ֔ם הַיּוֹשֵׁ֖ב בָּעִ֣יר הַזֹּ֑את אֲחֵיכֶ֕ם אֲשֶׁ֛ר לֹֽא־יָצְא֥וּ אִתְּכֶ֖ם בַּגּוֹלָֽה׃<text:s/></text:span><text:span text:style-name="T3205">‬</text:span><text:span text:style-name="T3206">‬</text:span>‬‬<text:span text:style-name="T3207">17</text:span><text:span text:style-name="T3208"> כֹּ֤ה אָמַר֙ יְהוָ֣ה צְבָא֔וֹת הִנְנִי֙ מְשַׁלֵּ֣חַ בָּ֔ם אֶת־הַחֶ֖רֶב אֶת־הָרָעָ֣ב וְאֶת־הַדָּ֑בֶר וְנָתַתִּ֣י אוֹתָ֗ם כַּתְּאֵנִים֙ הַשֹּׁ֣עָרִ֔ים אֲשֶׁ֥ר לֹא־תֵאָכַ֖לְנָה מֵרֹֽעַ׃<text:s/></text:span><text:span text:style-name="T3209">‬</text:span><text:span text:style-name="T3210">‬</text:span>‬‬<text:span text:style-name="T3211">18</text:span><text:span text:style-name="T3212"> וְרָֽדַפְתִּי֙ אַֽחֲרֵיהֶ֔ם בַּחֶ֖רֶב בָּרָעָ֣ב וּבַדָּ֑בֶר וּנְתַתִּ֨ים *לזועה **לְזַעֲוָ֜ה לְכֹ֣ל ׀ מַמְלְכ֣וֹת הָאָ֗רֶץ לְאָלָ֤ה וּלְשַׁמָּה֙ וְלִשְׁרֵקָ֣ה וּלְחֶרְפָּ֔ה בְּכָל־הַגּוֹיִ֖ם אֲשֶׁר־הִדַּחְתִּ֥ים שָֽׁם׃<text:s/></text:span><text:span text:style-name="T3213">‬</text:span><text:span text:style-name="T3214">‬</text:span>‬‬<text:span text:style-name="T3215">19</text:span><text:span text:style-name="T3216"> תַּ֛חַת אֲשֶֽׁר־לֹא־שָׁמְע֥וּ אֶל־דְּבָרַ֖י נְאֻם־יְהוָ֑ה אֲשֶׁר֩ שָׁלַ֨חְתִּי אֲלֵיהֶ֜ם אֶת־עֲבָדַ֤י הַנְּבִאִים֙ הַשְׁכֵּ֣ם וְשָׁלֹ֔חַ וְלֹ֥א שְׁמַעְתֶּ֖ם נְאֻם־יְהוָֽה׃<text:s/></text:span><text:span text:style-name="T3217">‬</text:span><text:span text:style-name="T3218">‬</text:span>‬‬<text:span text:style-name="T3219">20</text:span><text:span text:style-name="T3220"> וְאַתֶּ֖ם שִׁמְע֣וּ דְבַר־יְהוָ֑ה כָּל־הַ֨גּוֹלָ֔ה אֲשֶׁר־שִׁלַּ֥חְתִּי מִירוּשָׁלַ֖͏ִם בָּבֶֽלָה׃</text:span><text:span text:style-name="T3221"><text:s/>ס<text:s/></text:span><text:span text:style-name="T3222">‬</text:span><text:span text:style-name="T3223">‬</text:span><text:span text:style-name="T3224">‬</text:span>‬<text:span text:style-name="T3225">21</text:span><text:span text:style-name="T3226"> כֹּֽה־אָמַר֩ יְהוָ֨ה צְבָא֜וֹת אֱלֹהֵ֣י יִשְׂרָאֵ֗ל אֶל־אַחְאָ֤ב בֶּן־קֽוֹלָיָה֙ וְאֶל־צִדְקִיָּ֣הוּ בֶן־מַֽעֲשֵׂיָ֔ה הַֽנִבְּאִ֥ים לָכֶ֛ם בִּשְׁמִ֖י שָׁ֑קֶר הִנְנִ֣י ׀ נֹתֵ֣ן אֹתָ֗ם בְּיַד֙ נְבֽוּכַדְרֶאצַּ֣ר מֶֽלֶךְ־בָּבֶ֔ל וְהִכָּ֖ם לְעֵינֵיכֶֽם׃<text:s/></text:span><text:span text:style-name="T3227">‬</text:span><text:span text:style-name="T3228">‬</text:span>‬‬<text:span text:style-name="T3229">22</text:span><text:span text:style-name="T3230"> וְלֻקַּ֤ח מֵהֶם֙ קְלָלָ֔ה לְכֹל֙ גָּל֣וּת יְהוּדָ֔ה אֲשֶׁ֥ר בְּבָבֶ֖ל לֵאמֹ֑ר יְשִֽׂמְךָ֤ יְהוָה֙ כְּצִדְקִיָּ֣הוּ וּכְאֶחָ֔ב אֲשֶׁר־קָלָ֥ם מֶֽלֶךְ־בָּבֶ֖ל בָּאֵֽשׁ׃<text:s/></text:span><text:span text:style-name="T3231">‬</text:span><text:span text:style-name="T3232">‬</text:span>‬‬<text:span text:style-name="T3233">23</text:span><text:span text:style-name="T3234"> יַ֡עַן אֲשֶׁר֩ עָשׂ֨וּ נְבָלָ֜ה בְּיִשְׂרָאֵ֗ל וַיְנַֽאֲפוּ֙ אֶת־נְשֵׁ֣י רֵֽעֵיהֶ֔ם וַיְדַבְּר֨וּ דָבָ֤ר בִּשְׁמִי֙ שֶׁ֔קֶר אֲשֶׁ֖ר ל֣וֹא צִוִּיתִ֑ם וְאָנֹכִ֛י *הוידע **הַיּוֹדֵ֥עַ וָעֵ֖ד נְאֻם־יְהוָֽה׃</text:span><text:span text:style-name="T3235"><text:s/>ס<text:s/></text:span><text:span text:style-name="T3236">‬</text:span><text:span text:style-name="T3237">‬</text:span><text:span text:style-name="T3238">‬</text:span>‬<text:span text:style-name="T3239">24</text:span><text:span text:style-name="T3240"> וְאֶל־שְׁמַעְיָ֥הוּ הַנֶּחֱלָמִ֖י תֹּאמַ֥ר לֵאמֹֽר׃<text:s/></text:span><text:span text:style-name="T3241">‬</text:span><text:span text:style-name="T3242">‬</text:span>‬‬<text:span text:style-name="T3243">25</text:span><text:span text:style-name="T3244"> כֹּֽה־אָמַ֞ר יְהוָ֧ה צְבָא֛וֹת אֱלֹהֵ֥י יִשְׂרָאֵ֖ל לֵאמֹ֑ר יַ֡עַן אֲשֶׁ֣ר אַתָּה֩ שָׁלַ֨חְתָּ בְשִׁמְכָ֜ה סְפָרִ֗ים אֶל־כָּל־הָעָם֙ אֲשֶׁ֣ר בִּירוּשָׁלִַ֔ם וְאֶל־צְפַנְיָ֤ה בֶן־מַֽעֲשֵׂיָה֙ הַכֹּהֵ֔ן וְאֶ֥ל כָּל־הַכֹּהֲנִ֖ים לֵאמֹֽר׃<text:s/></text:span><text:span text:style-name="T3245">‬</text:span><text:span text:style-name="T3246">‬</text:span>‬‬<text:span text:style-name="T3247">26</text:span><text:span text:style-name="T3248"> יְהוָ֞ה נְתָנְךָ֣ כֹהֵ֗ן תַּ֚חַת יְהוֹיָדָ֣ע הַכֹּהֵ֔ן לִֽהְי֤וֹת פְּקִדִים֙ בֵּ֣ית יְהוָ֔ה לְכָל־אִ֥ישׁ מְשֻׁגָּ֖ע וּמִתְנַבֵּ֑א וְנָתַתָּ֥ה אֹת֛וֹ אֶל־הַמַּהְפֶּ֖כֶת וְאֶל־הַצִּינֹֽק׃<text:s/></text:span><text:span text:style-name="T3249">‬</text:span><text:span text:style-name="T3250">‬</text:span>‬‬<text:span text:style-name="T3251">27</text:span><text:span text:style-name="T3252"> וְעַתָּ֗ה לָ֚מָּה לֹ֣א גָעַ֔רְתָּ בְּיִרְמְיָ֖הוּ הָֽעֲנְּתֹתִ֑י הַמִּתְנַבֵּ֖א לָכֶֽם׃<text:s/></text:span><text:span text:style-name="T3253">‬</text:span><text:span text:style-name="T3254">‬</text:span>‬‬<text:span text:style-name="T3255">28</text:span><text:span text:style-name="T3256"> כִּ֣י עַל־כֵּ֞ן שָׁלַ֥ח אֵלֵ֛ינוּ בָּבֶ֥ל לֵאמֹ֖ר אֲרֻכָּ֣ה הִ֑יא בְּנ֤וּ בָתִּים֙ וְשֵׁ֔בוּ וְנִטְע֣וּ גַנּ֔וֹת וְאִכְל֖וּ אֶת־פְּרִיהֶֽן׃<text:s/></text:span><text:span text:style-name="T3257">‬</text:span><text:span text:style-name="T3258">‬</text:span>‬‬<text:span text:style-name="T3259">29</text:span><text:span text:style-name="T3260"> וַיִּקְרָ֛א צְפַנְיָ֥ה הַכֹּהֵ֖ן אֶת־הַסֵּ֣פֶר הַזֶּ֑ה בְּאָזְנֵ֖י יִרְמְיָ֥הוּ הַנָּבִֽיא׃<text:s/></text:span><text:span text:style-name="T3261">פ<text:s/></text:span><text:span text:style-name="T3262">‬</text:span><text:span text:style-name="T3263">‬</text:span><text:span text:style-name="T3264">‬</text:span>‬‬‬‬‬‬‬‬‬‬‬‬‬‬‬‬‬‬‬‬‬‬‬</text:p>
        <text:p text:style-name="P3265"><text:span text:style-name="T3266">30</text:span><text:span text:style-name="T3267"> וַֽיְהִי֙ דְּבַר־יְהוָ֔ה אֶֽל־יִרְמְיָ֖הוּ לֵאמֹֽר׃<text:s/></text:span><text:span text:style-name="T3268">‬</text:span><text:span text:style-name="T3269">‬</text:span>‬‬<text:span text:style-name="T3270">31</text:span><text:span text:style-name="T3271"> שְׁלַ֤ח עַל־כָּל־הַגּוֹלָה֙ לֵאמֹ֔ר כֹּ֚ה אָמַ֣ר יְהוָ֔ה אֶל־שְׁמַעְיָ֖ה הַנֶּחֱלָמִ֑י יַ֡עַן אֲשֶׁר֩ נִבָּ֨א לָכֶ֜ם שְׁמַעְיָ֗ה וַֽאֲנִי֙ לֹ֣א שְׁלַחְתִּ֔יו וַיַּבְטַ֥ח אֶתְכֶ֖ם עַל־שָֽׁקֶר׃<text:s/></text:span><text:span text:style-name="T3272">‬</text:span><text:span text:style-name="T3273">‬</text:span>‬‬<text:span text:style-name="T3274">32</text:span><text:span text:style-name="T3275"> לָכֵ֞ן כֹּֽה־אָמַ֣ר יְהוָ֗ה הִנְנִ֨י פֹקֵ֜ד עַל־שְׁמַעְיָ֣ה הַנֶּחֱלָמִי֮ וְעַל־זַרְעוֹ֒ לֹא־יִהְיֶ֨ה ל֜וֹ אִ֣ישׁ ׀ יוֹשֵׁ֣ב ׀ בְּתוֹךְ־הָעָ֣ם הַזֶּ֗ה וְלֹֽא־יִרְאֶ֥ה בַטּ֛וֹב אֲשֶׁר־אֲנִ֥י עֹשֶֽׂה־לְעַמִּ֖י נְאֻם־יְהוָ֑ה כִּֽי־סָרָ֥ה דִבֶּ֖ר עַל־יְהוָֽה׃</text:span><text:span text:style-name="T3276"><text:s/>ס<text:s/></text:span><text:span text:style-name="T3277">‬</text:span><text:span text:style-name="T3278">‬</text:span><text:span text:style-name="T3279">‬</text:span>‬‬‬‬</text:p>
      </text:section>
      <text:section text:name="Sect29" text:style-name="S29">
        <text:soft-page-break/>
        <text:p text:style-name="P3280">Jeremiah 30</text:p>
        <text:p text:style-name="P3281"><text:span text:style-name="T3282">1</text:span><text:span text:style-name="T3283"> הַדָּבָר֙ אֲשֶׁ֣ר הָיָ֣ה אֶֽל־יִרְמְיָ֔הוּ מֵאֵ֥ת יְהוָ֖ה לֵאמֹֽר׃<text:s/></text:span><text:span text:style-name="T3284">2</text:span><text:span text:style-name="T3285"> כֹּֽה־אָמַ֧ר יְהוָ֛ה אֱלֹהֵ֥י יִשְׂרָאֵ֖ל לֵאמֹ֑ר כְּתָב־לְךָ֗ אֵ֧ת כָּל־הַדְּבָרִ֛ים אֲשֶׁר־דִּבַּ֥רְתִּי אֵלֶ֖יךָ אֶל־סֵֽפֶר׃<text:s/></text:span><text:span text:style-name="T3286">‬</text:span><text:span text:style-name="T3287">‬</text:span>‬‬<text:span text:style-name="T3288">3</text:span><text:span text:style-name="T3289"> כִּ֠י הִנֵּ֨ה יָמִ֤ים בָּאִים֙ נְאֻם־יְהוָ֔ה וְ֠שַׁבְתִּי אֶת־שְׁב֨וּת עַמִּ֧י יִשְׂרָאֵ֛ל וִֽיהוּדָ֖ה אָמַ֣ר יְהוָ֑ה וַהֲשִׁבֹתִ֗ים אֶל־הָאָ֛רֶץ אֲשֶׁר־נָתַ֥תִּי לַאֲבוֹתָ֖ם וִֽירֵשֽׁוּהָ׃<text:s/></text:span><text:span text:style-name="T3290">פ<text:s/></text:span><text:span text:style-name="T3291">‬</text:span><text:span text:style-name="T3292">‬</text:span><text:span text:style-name="T3293">‬</text:span>‬‬‬</text:p>
        <text:p text:style-name="P3294"><text:span text:style-name="T3295">4</text:span><text:span text:style-name="T3296"> וְאֵ֣לֶּה הַדְּבָרִ֗ים אֲשֶׁ֨ר דִּבֶּ֧ר יְהוָ֛ה אֶל־יִשְׂרָאֵ֖ל וְאֶל־יְהוּדָֽה׃<text:s/></text:span><text:span text:style-name="T3297">‬</text:span><text:span text:style-name="T3298">‬</text:span>‬‬<text:span text:style-name="T3299">5</text:span><text:span text:style-name="T3300"> כִּי־כֹה֙ אָמַ֣ר יְהוָ֔ה ק֥וֹל חֲרָדָ֖ה שָׁמָ֑עְנוּ פַּ֖חַד וְאֵ֥ין שָׁלֽוֹם׃<text:s/></text:span><text:span text:style-name="T3301">‬</text:span><text:span text:style-name="T3302">‬</text:span>‬‬<text:span text:style-name="T3303">6</text:span><text:span text:style-name="T3304"> שַׁאֲלוּ־נָ֣א וּרְא֔וּ אִם־יֹלֵ֖ד זָכָ֑ר מַדּוּעַ֩ רָאִ֨יתִי כָל־גֶּ֜בֶר יָדָ֤יו עַל־חֲלָצָיו֙ כַּיּ֣וֹלֵדָ֔ה וְנֶהֶפְכ֥וּ כָל־פָּנִ֖ים לְיֵרָקֽוֹן׃<text:s/></text:span><text:span text:style-name="T3305">‬</text:span><text:span text:style-name="T3306">‬</text:span>‬‬<text:span text:style-name="T3307">7</text:span><text:span text:style-name="T3308"> ה֗וֹי כִּ֥י גָד֛וֹל הַיּ֥וֹם הַה֖וּא מֵאַ֣יִן כָּמֹ֑הוּ וְעֵֽת־צָרָ֥ה הִיא֙ לְיַֽעֲקֹ֔ב וּמִמֶּ֖נָּה יִוָּשֵֽׁעַ׃<text:s/></text:span><text:span text:style-name="T3309">‬</text:span><text:span text:style-name="T3310">‬</text:span>‬‬<text:span text:style-name="T3311">8</text:span><text:span text:style-name="T3312"> וְהָיָה֩ בַיּ֨וֹם הַה֜וּא נְאֻ֣ם ׀ יְהוָ֣ה צְבָא֗וֹת אֶשְׁבֹּ֤ר עֻלּוֹ֙ מֵעַ֣ל צַוָּארֶ֔ךָ וּמוֹסְרוֹתֶ֖יךָ אֲנַתֵּ֑ק וְלֹא־יַעַבְדוּ־ב֥וֹ ע֖וֹד זָרִֽים׃<text:s/></text:span><text:span text:style-name="T3313">‬</text:span><text:span text:style-name="T3314">‬</text:span>‬‬<text:span text:style-name="T3315">9</text:span><text:span text:style-name="T3316"> וְעָ֣בְד֔וּ אֵ֖ת יְהוָ֣ה אֱלֹֽהֵיהֶ֑ם וְאֵת֙ דָּוִ֣ד מַלְכָּ֔ם אֲשֶׁ֥ר אָקִ֖ים לָהֶֽם׃</text:span><text:span text:style-name="T3317"><text:s/>ס<text:s/></text:span><text:span text:style-name="T3318">‬</text:span><text:span text:style-name="T3319">‬</text:span><text:span text:style-name="T3320">‬</text:span>‬<text:span text:style-name="T3321">10</text:span><text:span text:style-name="T3322"> וְאַתָּ֡ה אַל־תִּירָא֩ עַבְדִּ֨י יַעֲקֹ֤ב נְאֻם־יְהֹוָה֙ וְאַל־תֵּחַ֣ת יִשְׂרָאֵ֔ל כִּ֠י הִנְנִ֤י מוֹשִֽׁיעֲךָ֙ מֵֽרָח֔וֹק וְאֶֽת־זַרְעֲךָ֖ מֵאֶ֣רֶץ שִׁבְיָ֑ם וְשָׁ֧ב יַעֲקֹ֛ב וְשָׁקַ֥ט וְשַׁאֲנַ֖ן וְאֵ֥ין מַחֲרִֽיד׃<text:s/></text:span><text:span text:style-name="T3323">‬</text:span><text:span text:style-name="T3324">‬</text:span>‬‬<text:span text:style-name="T3325">11</text:span><text:span text:style-name="T3326"> כִּֽי־אִתְּךָ֥ אֲנִ֛י נְאֻם־יְהוָ֖ה לְהֽוֹשִׁיעֶ֑ךָ כִּי֩ אֶעֱשֶׂ֨ה כָלָ֜ה בְּכָֽל־הַגּוֹיִ֣ם ׀ אֲשֶׁ֧ר הֲפִצוֹתִ֣יךָ שָּׁ֗ם אַ֤ךְ אֹֽתְךָ֙ לֹֽא־אֶעֱשֶׂ֣ה כָלָ֔ה וְיִסַּרְתִּ֙יךָ֙ לַמִּשְׁפָּ֔ט וְנַקֵּ֖ה לֹ֥א אֲנַקֶּֽךָּ׃<text:s/></text:span><text:span text:style-name="T3327">פ<text:s/></text:span><text:span text:style-name="T3328">‬</text:span><text:span text:style-name="T3329">‬</text:span><text:span text:style-name="T3330">‬</text:span>‬‬‬‬‬‬‬‬‬</text:p>
        <text:p text:style-name="P3331"><text:span text:style-name="T3332">12</text:span><text:span text:style-name="T3333"> כִּ֣י כֹ֥ה אָמַ֛ר יְהוָ֖ה אָנ֣וּשׁ לְשִׁבְרֵ֑ךְ נַחְלָ֖ה מַכָּתֵֽךְ׃<text:s/></text:span><text:span text:style-name="T3334">‬</text:span><text:span text:style-name="T3335">‬</text:span>‬‬<text:span text:style-name="T3336">13</text:span><text:span text:style-name="T3337"> אֵֽין־דָּ֥ן דִּינֵ֖ךְ לְמָז֑וֹר רְפֻא֥וֹת תְּעָלָ֖ה אֵ֥ין לָֽךְ׃<text:s/></text:span><text:span text:style-name="T3338">‬</text:span><text:span text:style-name="T3339">‬</text:span>‬‬<text:span text:style-name="T3340">14</text:span><text:span text:style-name="T3341"> כָּל־מְאַהֲבַ֣יִךְ שְׁכֵח֔וּךְ אוֹתָ֖ךְ לֹ֣א יִדְרֹ֑שׁוּ כִּי֩ מַכַּ֨ת אוֹיֵ֤ב הִכִּיתִיךְ֙ מוּסַ֣ר אַכְזָרִ֔י עַ֚ל רֹ֣ב עֲוֺנֵ֔ךְ עָצְמ֖וּ חַטֹּאתָֽיִךְ׃<text:s/></text:span><text:span text:style-name="T3342">‬</text:span><text:span text:style-name="T3343">‬</text:span>‬‬<text:span text:style-name="T3344">15</text:span><text:span text:style-name="T3345"> מַה־תִּזְעַק֙ עַל־שִׁבְרֵ֔ךְ אָנ֖וּשׁ מַכְאֹבֵ֑ךְ עַ֣ל ׀ רֹ֣ב עֲוֺנֵ֗ךְ עָֽצְמוּ֙ חַטֹּאתַ֔יִךְ עָשִׂ֥יתִי אֵ֖לֶּה לָֽךְ׃<text:s/></text:span><text:span text:style-name="T3346">‬</text:span><text:span text:style-name="T3347">‬</text:span>‬‬<text:span text:style-name="T3348">16</text:span><text:span text:style-name="T3349"> לָכֵ֞ן כָּל־אֹכְלַ֙יִךְ֙ יֵאָכֵ֔לוּ וְכָל־צָרַ֥יִךְ כֻּלָּ֖ם בַּשְּׁבִ֣י יֵלֵ֑כוּ וְהָי֤וּ שֹׁאסַ֙יִךְ֙ לִמְשִׁסָּ֔ה וְכָל־בֹּזְזַ֖יִךְ אֶתֵּ֥ן לָבַֽז׃<text:s/></text:span><text:span text:style-name="T3350">‬</text:span><text:span text:style-name="T3351">‬</text:span>‬‬<text:span text:style-name="T3352">17</text:span><text:span text:style-name="T3353"> כִּי֩ אַעֲלֶ֨ה אֲרֻכָ֥ה לָ֛ךְ וּמִמַּכּוֹתַ֥יִךְ אֶרְפָּאֵ֖ךְ נְאֻם־יְהוָ֑ה כִּ֤י נִדָּחָה֙ קָ֣רְאוּ לָ֔ךְ צִיּ֣וֹן הִ֔יא דֹּרֵ֖שׁ אֵ֥ין לָֽהּ׃</text:span><text:span text:style-name="T3354"><text:s/>ס<text:s/></text:span><text:span text:style-name="T3355">‬</text:span><text:span text:style-name="T3356">‬</text:span><text:span text:style-name="T3357">‬</text:span>‬<text:span text:style-name="T3358">18</text:span><text:span text:style-name="T3359"> כֹּ֣ה ׀ אָמַ֣ר יְהוָ֗ה הִנְנִי־שָׁב֙ שְׁבוּת֙ אָהֳלֵ֣י יַֽעֲק֔וֹב וּמִשְׁכְּנֹתָ֖יו אֲרַחֵ֑ם וְנִבְנְתָ֥ה עִיר֙ עַל־תִּלָּ֔הּ וְאַרְמ֖וֹן עַל־מִשְׁפָּט֥וֹ יֵשֵֽׁב׃<text:s/></text:span><text:span text:style-name="T3360">‬</text:span><text:span text:style-name="T3361">‬</text:span>‬‬<text:span text:style-name="T3362">19</text:span><text:span text:style-name="T3363"> וְיָצָ֥א מֵהֶ֛ם תּוֹדָ֖ה וְק֣וֹל מְשַׂחֲקִ֑ים וְהִרְבִּתִים֙ וְלֹ֣א יִמְעָ֔טוּ וְהִכְבַּדְתִּ֖ים וְלֹ֥א יִצְעָֽרוּ׃<text:s/></text:span><text:span text:style-name="T3364">‬</text:span><text:span text:style-name="T3365">‬</text:span>‬‬<text:span text:style-name="T3366">20</text:span><text:span text:style-name="T3367"> וְהָי֤וּ בָנָיו֙ כְּקֶ֔דֶם וַעֲדָת֖וֹ לְפָנַ֣י תִּכּ֑וֹן וּפָ֣קַדְתִּ֔י עַ֖ל כָּל־לֹחֲצָֽיו׃<text:s/></text:span><text:span text:style-name="T3368">‬</text:span><text:span text:style-name="T3369">‬</text:span>‬‬<text:span text:style-name="T3370">21</text:span><text:span text:style-name="T3371"> וְהָיָ֨ה אַדִּיר֜וֹ מִמֶּ֗נּוּ וּמֹֽשְׁלוֹ֙ מִקִּרְבּ֣וֹ יֵצֵ֔א וְהִקְרַבְתִּ֖יו וְנִגַּ֣שׁ אֵלָ֑י כִּי֩ מִ֨י הוּא־זֶ֜ה עָרַ֧ב אֶת־לִבּ֛וֹ לָגֶ֥שֶׁת אֵלַ֖י נְאֻם־יְהוָֽה׃<text:s/></text:span><text:span text:style-name="T3372">‬</text:span><text:span text:style-name="T3373">‬</text:span>‬‬<text:span text:style-name="T3374">22</text:span><text:span text:style-name="T3375"> וִהְיִ֥יתֶם לִ֖י לְעָ֑ם וְאָ֣נֹכִ֔י אֶהְיֶ֥ה לָכֶ֖ם לֵאלֹהִֽים׃</text:span><text:span text:style-name="T3376"><text:s/>ס<text:s/></text:span><text:span text:style-name="T3377">‬</text:span><text:span text:style-name="T3378">‬</text:span><text:span text:style-name="T3379">‬</text:span>‬<text:span text:style-name="T3380">23</text:span><text:span text:style-name="T3381"> הִנֵּ֣ה ׀ סַעֲרַ֣ת יְהוָ֗ה חֵמָה֙ יָֽצְאָ֔ה סַ֖עַר מִתְגּוֹרֵ֑ר עַ֛ל רֹ֥אשׁ רְשָׁעִ֖ים יָחֽוּל׃<text:s/></text:span><text:span text:style-name="T3382">‬</text:span><text:span text:style-name="T3383">‬</text:span>‬‬<text:span text:style-name="T3384">24</text:span><text:span text:style-name="T3385"> לֹ֣א יָשׁ֗וּב חֲרוֹן֙ אַף־יְהוָ֔ה עַד־עֲשֹׂת֥וֹ וְעַד־הֲקִימ֖וֹ מְזִמּ֣וֹת לִבּ֑וֹ בְּאַחֲרִ֥ית הַיָּמִ֖ים תִּתְבּ֥וֹנְנוּ בָֽהּ׃<text:s/></text:span><text:span text:style-name="T3386">‬</text:span><text:span text:style-name="T3387">‬</text:span>‬‬‬‬‬‬‬‬‬‬‬‬‬‬‬</text:p>
      </text:section>
      <text:section text:name="Sect30" text:style-name="S30">
        <text:soft-page-break/>
        <text:p text:style-name="P3388">Jeremiah 31</text:p>
        <text:p text:style-name="P3389"><text:span text:style-name="T3390">1</text:span><text:span text:style-name="T3391"> בָּעֵ֤ת הַהִיא֙ נְאֻם־יְהוָ֔ה אֶֽהְיֶה֙ לֵֽאלֹהִ֔ים לְכֹ֖ל מִשְׁפְּח֣וֹת יִשְׂרָאֵ֑ל וְהֵ֖מָּה יִֽהְיוּ־לִ֥י לְעָֽם׃</text:span><text:span text:style-name="T3392"><text:s/>ס<text:s/></text:span><text:span text:style-name="T3393">2</text:span><text:span text:style-name="T3394"> כֹּ֚ה אָמַ֣ר יְהוָ֔ה מָצָ֥א חֵן֙ בַּמִּדְבָּ֔ר עַ֖ם שְׂרִ֣ידֵי חָ֑רֶב הָל֥וֹךְ לְהַרְגִּיע֖וֹ יִשְׂרָאֵֽל׃<text:s/></text:span><text:span text:style-name="T3395">‬</text:span><text:span text:style-name="T3396">‬</text:span>‬‬<text:span text:style-name="T3397">3</text:span><text:span text:style-name="T3398"> מֵרָח֕וֹק יְהוָ֖ה נִרְאָ֣ה לִ֑י וְאַהֲבַ֤ת עוֹלָם֙ אֲהַבְתִּ֔יךְ עַל־כֵּ֖ן מְשַׁכְתִּ֥יךְ חָֽסֶד׃<text:s/></text:span><text:span text:style-name="T3399">‬</text:span><text:span text:style-name="T3400">‬</text:span>‬‬<text:span text:style-name="T3401">4</text:span><text:span text:style-name="T3402"> ע֤וֹד אֶבְנֵךְ֙ וְֽנִבְנֵי֔ת בְּתוּלַ֖ת יִשְׂרָאֵ֑ל ע֚וֹד תַּעְדִּ֣י תֻפַּ֔יִךְ וְיָצָ֖את בִּמְח֥וֹל מְשַׂחֲקִֽים׃<text:s/></text:span><text:span text:style-name="T3403">‬</text:span><text:span text:style-name="T3404">‬</text:span>‬‬<text:span text:style-name="T3405">5</text:span><text:span text:style-name="T3406"> ע֚וֹד תִּטְּעִ֣י כְרָמִ֔ים בְּהָרֵ֖י שֹֽׁמְר֑וֹן נָטְע֥וּ נֹטְעִ֖ים וְחִלֵּֽלוּ׃<text:s/></text:span><text:span text:style-name="T3407">‬</text:span><text:span text:style-name="T3408">‬</text:span>‬‬<text:span text:style-name="T3409">6</text:span><text:span text:style-name="T3410"> כִּ֣י יֶשׁ־י֔וֹם קָרְא֥וּ נֹצְרִ֖ים בְּהַ֣ר אֶפְרָ֑יִם ק֚וּמוּ וְנַעֲלֶ֣ה צִיּ֔וֹן אֶל־יְהוָ֖ה אֱלֹהֵֽינוּ׃<text:s/></text:span><text:span text:style-name="T3411">פ<text:s/></text:span>‬‬‬‬‬</text:p>
        <text:p text:style-name="P3412"><text:span text:style-name="T3413">‬</text:span><text:span text:style-name="T3414">‬</text:span><text:span text:style-name="T3415">‬</text:span>‬<text:span text:style-name="T3416">7</text:span><text:span text:style-name="T3417"> כִּי־כֹ֣ה ׀ אָמַ֣ר יְהוָ֗ה רָנּ֤וּ לְיַֽעֲקֹב֙ שִׂמְחָ֔ה וְצַהֲל֖וּ בְּרֹ֣אשׁ הַגּוֹיִ֑ם הַשְׁמִ֤יעוּ הַֽלְלוּ֙ וְאִמְר֔וּ הוֹשַׁ֤ע יְהוָה֙ אֶֽת־עַמְּךָ֔ אֵ֖ת שְׁאֵרִ֥ית יִשְׂרָאֵֽל׃<text:s/></text:span><text:span text:style-name="T3418">‬</text:span><text:span text:style-name="T3419">‬</text:span>‬‬<text:span text:style-name="T3420">8</text:span><text:span text:style-name="T3421"> הִנְנִי֩ מֵבִ֨יא אוֹתָ֜ם מֵאֶ֣רֶץ צָפ֗וֹן וְקִבַּצְתִּים֮ מִיַּרְכְּתֵי־אָרֶץ֒ בָּ֚ם עִוֵּ֣ר וּפִסֵּ֔חַ הָרָ֥ה וְיֹלֶ֖דֶת יַחְדָּ֑ו קָהָ֥ל גָּד֖וֹל יָשׁ֥וּבוּ הֵֽנָּה׃<text:s/></text:span><text:span text:style-name="T3422">‬</text:span><text:span text:style-name="T3423">‬</text:span>‬‬<text:span text:style-name="T3424">9</text:span><text:span text:style-name="T3425"> בִּבְכִ֣י יָבֹ֗אוּ וּֽבְתַחֲנוּנִים֮ אֽוֹבִילֵם֒ אֽוֹלִיכֵם֙ אֶל־נַ֣חֲלֵי מַ֔יִם בְּדֶ֣רֶךְ יָשָׁ֔ר לֹ֥א יִכָּשְׁל֖וּ בָּ֑הּ כִּֽי־הָיִ֤יתִי לְיִשְׂרָאֵל֙ לְאָ֔ב וְאֶפְרַ֖יִם בְּכֹ֥רִי הֽוּא׃</text:span><text:span text:style-name="T3426"><text:s/>ס<text:s/></text:span><text:span text:style-name="T3427">‬</text:span><text:span text:style-name="T3428">‬</text:span><text:span text:style-name="T3429">‬</text:span>‬<text:span text:style-name="T3430">10</text:span><text:span text:style-name="T3431"> שִׁמְע֤וּ דְבַר־יְהוָה֙ גּוֹיִ֔ם וְהַגִּ֥ידוּ בָאִיִּ֖ים מִמֶּרְחָ֑ק וְאִמְר֗וּ מְזָרֵ֤ה יִשְׂרָאֵל֙ יְקַבְּצֶ֔נּוּ וּשְׁמָר֖וֹ כְּרֹעֶ֥ה עֶדְרֽוֹ׃<text:s/></text:span><text:span text:style-name="T3432">‬</text:span><text:span text:style-name="T3433">‬</text:span>‬‬<text:span text:style-name="T3434">11</text:span><text:span text:style-name="T3435"> כִּֽי־פָדָ֥ה יְהוָ֖ה אֶֽת־יַעֲקֹ֑ב וּגְאָל֕וֹ מִיַּ֖ד חָזָ֥ק מִמֶּֽנּוּ׃<text:s/></text:span><text:span text:style-name="T3436">‬</text:span><text:span text:style-name="T3437">‬</text:span>‬‬<text:span text:style-name="T3438">12</text:span><text:span text:style-name="T3439"> וּבָאוּ֮ וְרִנְּנ֣וּ בִמְרוֹם־צִיּוֹן֒ וְנָהֲר֞וּ אֶל־ט֣וּב יְהוָ֗ה עַל־דָּגָן֙ וְעַל־תִּירֹ֣שׁ וְעַל־יִצְהָ֔ר וְעַל־בְּנֵי־צֹ֖אן וּבָקָ֑ר וְהָיְתָ֤ה נַפְשָׁם֙ כְּגַ֣ן רָוֶ֔ה וְלֹא־יוֹסִ֥יפוּ לְדַאֲבָ֖ה עֽוֹד׃<text:s/></text:span><text:span text:style-name="T3440">‬</text:span><text:span text:style-name="T3441">‬</text:span>‬‬<text:span text:style-name="T3442">13</text:span><text:span text:style-name="T3443"> אָ֣ז תִּשְׂמַ֤ח בְּתוּלָה֙ בְּמָח֔וֹל וּבַחֻרִ֥ים וּזְקֵנִ֖ים יַחְדָּ֑ו וְהָפַכְתִּ֨י אֶבְלָ֤ם לְשָׂשׂוֹן֙ וְנִ֣חַמְתִּ֔ים וְשִׂמַּחְתִּ֖ים מִיגוֹנָֽם׃<text:s/></text:span><text:span text:style-name="T3444">‬</text:span><text:span text:style-name="T3445">‬</text:span>‬‬<text:span text:style-name="T3446">14</text:span><text:span text:style-name="T3447"> וְרִוֵּיתִ֛י נֶ֥פֶשׁ הַכֹּהֲנִ֖ים דָּ֑שֶׁן וְעַמִּ֛י אֶת־טוּבִ֥י יִשְׂבָּ֖עוּ נְאֻם־יְהוָֽה׃</text:span><text:span text:style-name="T3448"><text:s/>ס<text:s/></text:span><text:span text:style-name="T3449">‬</text:span><text:span text:style-name="T3450">‬</text:span><text:span text:style-name="T3451">‬</text:span>‬<text:span text:style-name="T3452">15</text:span><text:span text:style-name="T3453"> כֹּ֣ה ׀ אָמַ֣ר יְהוָ֗ה ק֣וֹל בְּרָמָ֤ה נִשְׁמָע֙ נְהִי֙ בְּכִ֣י תַמְרוּרִ֔ים רָחֵ֖ל מְבַכָּ֣ה עַל־בָּנֶ֑יהָ מֵאֲנָ֛ה לְהִנָּחֵ֥ם עַל־בָּנֶ֖יהָ כִּ֥י אֵינֶֽנּוּ׃</text:span><text:span text:style-name="T3454"><text:s/>ס<text:s/></text:span><text:span text:style-name="T3455">‬</text:span><text:span text:style-name="T3456">‬</text:span><text:span text:style-name="T3457">‬</text:span>‬<text:span text:style-name="T3458">16</text:span><text:span text:style-name="T3459"> כֹּ֣ה ׀ אָמַ֣ר יְהוָ֗ה מִנְעִ֤י קוֹלֵךְ֙ מִבֶּ֔כִי וְעֵינַ֖יִךְ מִדִּמְעָ֑ה כִּי֩ יֵ֨שׁ שָׂכָ֤ר לִפְעֻלָּתֵךְ֙ נְאֻם־יְהוָ֔ה וְשָׁ֖בוּ מֵאֶ֥רֶץ אוֹיֵֽב׃<text:s/></text:span><text:span text:style-name="T3460">‬</text:span><text:span text:style-name="T3461">‬</text:span>‬‬<text:span text:style-name="T3462">17</text:span><text:span text:style-name="T3463"> וְיֵשׁ־תִּקְוָ֥ה לְאַחֲרִיתֵ֖ךְ נְאֻם־יְהוָ֑ה וְשָׁ֥בוּ בָנִ֖ים לִגְבוּלָֽם׃</text:span><text:span text:style-name="T3464"><text:s/>ס<text:s/></text:span><text:span text:style-name="T3465">‬</text:span><text:span text:style-name="T3466">‬</text:span><text:span text:style-name="T3467">‬</text:span>‬<text:span text:style-name="T3468">18</text:span><text:span text:style-name="T3469"> שָׁמ֣וֹעַ שָׁמַ֗עְתִּי אֶפְרַ֙יִם֙ מִתְנוֹדֵ֔ד יִסַּרְתַּ֙נִי֙ וָֽאִוָּסֵ֔ר כְּעֵ֖גֶל לֹ֣א לֻמָּ֑ד הֲשִׁיבֵ֣נִי וְאָשׁ֔וּבָה כִּ֥י אַתָּ֖ה יְהוָ֥ה אֱלֹהָֽי׃<text:s/></text:span><text:span text:style-name="T3470">‬</text:span><text:span text:style-name="T3471">‬</text:span>‬‬<text:span text:style-name="T3472">19</text:span><text:span text:style-name="T3473"> כִּֽי־אַחֲרֵ֤י שׁוּבִי֙ נִחַ֔מְתִּי וְאַֽחֲרֵי֙ הִוָּ֣דְעִ֔י סָפַ֖קְתִּי עַל־יָרֵ֑ךְ בֹּ֚שְׁתִּי וְגַם־נִכְלַ֔מְתִּי כִּ֥י נָשָׂ֖אתִי חֶרְפַּ֥ת נְעוּרָֽי׃<text:s/></text:span><text:span text:style-name="T3474">‬</text:span><text:span text:style-name="T3475">‬</text:span>‬‬<text:span text:style-name="T3476">20</text:span><text:span text:style-name="T3477"> הֲבֵן֩ יַקִּ֨יר לִ֜י אֶפְרַ֗יִם אִ֚ם יֶ֣לֶד שַׁעֲשֻׁעִ֔ים כִּֽי־מִדֵּ֤י דַבְּרִי֙ בּ֔וֹ זָכֹ֥ר אֶזְכְּרֶ֖נּוּ ע֑וֹד עַל־כֵּ֗ן הָמ֤וּ מֵעַי֙ ל֔וֹ רַחֵ֥ם אֲ‍ֽרַחֲמֶ֖נּוּ נְאֻם־יְהוָֽה׃</text:span><text:span text:style-name="T3478"><text:s/>ס<text:s/></text:span><text:span text:style-name="T3479">‬</text:span><text:span text:style-name="T3480">‬</text:span><text:span text:style-name="T3481">‬</text:span>‬<text:span text:style-name="T3482">21</text:span><text:span text:style-name="T3483"> הַצִּ֧יבִי לָ֣ךְ צִיֻּנִ֗ים שִׂ֤מִי לָךְ֙ תַּמְרוּרִ֔ים שִׁ֣תִי לִבֵּ֔ךְ לַֽמְסִלָּ֖ה דֶּ֣רֶךְ *הלכתי **הָלָ֑כְתְּ שׁ֚וּבִי בְּתוּלַ֣ת יִשְׂרָאֵ֔ל שֻׁ֖בִי אֶל־עָרַ֥יִךְ אֵֽלֶּה׃<text:s/></text:span><text:span text:style-name="T3484">‬</text:span><text:span text:style-name="T3485">‬</text:span>‬‬<text:span text:style-name="T3486">22</text:span><text:span text:style-name="T3487"> עַד־מָתַי֙ תִּתְחַמָּקִ֔ין הַבַּ֖ת הַשּֽׁוֹבֵבָ֑ה כִּֽי־בָרָ֨א יְהוָ֤ה חֲדָשָׁה֙ בָּאָ֔רֶץ נְקֵבָ֖ה תְּס֥וֹבֵֽב גָּֽבֶר׃</text:span><text:span text:style-name="T3488"><text:s/>ס<text:s/></text:span><text:span text:style-name="T3489">‬</text:span><text:span text:style-name="T3490">‬</text:span><text:span text:style-name="T3491">‬</text:span>‬<text:span text:style-name="T3492">23</text:span><text:span text:style-name="T3493"> כֹּֽה־אָמַ֞ר יְהוָ֤ה צְבָאוֹת֙ אֱלֹהֵ֣י יִשְׂרָאֵ֔ל ע֣וֹד יֹאמְר֞וּ אֶת־הַדָּבָ֣ר הַזֶּ֗ה בְּאֶ֤רֶץ יְהוּדָה֙ וּבְעָרָ֔יו בְּשׁוּבִ֖י אֶת־שְׁבוּתָ֑ם יְבָרֶכְךָ֧<text:s/></text:span><text:soft-page-break/><text:span text:style-name="T3494">יְהוָ֛ה נְוֵה־צֶ֖דֶק הַ֥ר הַקֹּֽדֶשׁ׃<text:s/></text:span><text:span text:style-name="T3495">‬</text:span><text:span text:style-name="T3496">‬</text:span>‬‬<text:span text:style-name="T3497">24</text:span><text:span text:style-name="T3498"> וְיָ֥שְׁבוּ בָ֛הּ יְהוּדָ֥ה וְכָל־עָרָ֖יו יַחְדָּ֑ו אִכָּרִ֕ים וְנָסְע֖וּ בַּעֵֽדֶר׃<text:s/></text:span><text:span text:style-name="T3499">‬</text:span><text:span text:style-name="T3500">‬</text:span>‬‬<text:span text:style-name="T3501">25</text:span><text:span text:style-name="T3502"> כִּ֥י הִרְוֵ֖יתִי נֶ֣פֶשׁ עֲיֵפָ֑ה וְכָל־נֶ֥פֶשׁ דָּאֲבָ֖ה מִלֵּֽאתִי׃<text:s/></text:span><text:span text:style-name="T3503">‬</text:span><text:span text:style-name="T3504">‬</text:span>‬‬<text:span text:style-name="T3505">26</text:span><text:span text:style-name="T3506"> עַל־זֹ֖את הֱקִיצֹ֣תִי וָאֶרְאֶ֑ה וּשְׁנָתִ֖י עָ֥רְבָה לִּֽי׃</text:span><text:span text:style-name="T3507"><text:s/>ס<text:s/></text:span><text:span text:style-name="T3508">‬</text:span><text:span text:style-name="T3509">‬</text:span><text:span text:style-name="T3510">‬</text:span>‬<text:span text:style-name="T3511">27</text:span><text:span text:style-name="T3512"> הִנֵּ֛ה יָמִ֥ים בָּאִ֖ים נְאֻם־יְהוָ֑ה וְזָרַעְתִּ֗י אֶת־בֵּ֤ית יִשְׂרָאֵל֙ וְאֶת־בֵּ֣ית יְהוּדָ֔ה זֶ֥רַע אָדָ֖ם וְזֶ֥רַע בְּהֵמָֽה׃<text:s/></text:span><text:span text:style-name="T3513">‬</text:span><text:span text:style-name="T3514">‬</text:span>‬‬<text:span text:style-name="T3515">28</text:span><text:span text:style-name="T3516"> וְהָיָ֞ה כַּאֲשֶׁ֧ר שָׁקַ֣דְתִּי עֲלֵיהֶ֗ם לִנְת֧וֹשׁ וְלִנְת֛וֹץ וְלַהֲרֹ֖ס וּלְהַאֲבִ֣יד וּלְהָרֵ֑עַ כֵּ֣ן אֶשְׁקֹ֧ד עֲלֵיהֶ֛ם לִבְנ֥וֹת וְלִנְט֖וֹעַ נְאֻם־יְהוָֽה׃<text:s/></text:span><text:span text:style-name="T3517">‬</text:span><text:span text:style-name="T3518">‬</text:span>‬‬<text:span text:style-name="T3519">29</text:span><text:span text:style-name="T3520"> בַּיָּמִ֣ים הָהֵ֔ם לֹא־יֹאמְר֣וּ ע֔וֹד אָב֖וֹת אָ֣כְלוּ בֹ֑סֶר וְשִׁנֵּ֥י בָנִ֖ים תִּקְהֶֽינָה׃<text:s/></text:span><text:span text:style-name="T3521">‬</text:span><text:span text:style-name="T3522">‬</text:span>‬‬<text:span text:style-name="T3523">30</text:span><text:span text:style-name="T3524"> כִּ֛י אִם־אִ֥ישׁ בַּעֲוֺנ֖וֹ יָמ֑וּת כָּל־הָֽאָדָ֛ם הָאֹכֵ֥ל הַבֹּ֖סֶר תִּקְהֶ֥ינָה שִׁנָּֽיו׃</text:span><text:span text:style-name="T3525"><text:s/>ס<text:s/></text:span><text:span text:style-name="T3526">‬</text:span><text:span text:style-name="T3527">‬</text:span><text:span text:style-name="T3528">‬</text:span>‬<text:span text:style-name="T3529">31</text:span><text:span text:style-name="T3530"> הִנֵּ֛ה יָמִ֥ים בָּאִ֖ים נְאֻם־יְהוָ֑ה וְכָרַתִּ֗י אֶת־בֵּ֧ית יִשְׂרָאֵ֛ל וְאֶת־בֵּ֥ית יְהוּדָ֖ה בְּרִ֥ית חֲדָשָֽׁה׃<text:s/></text:span><text:span text:style-name="T3531">‬</text:span><text:span text:style-name="T3532">‬</text:span>‬‬<text:span text:style-name="T3533">32</text:span><text:span text:style-name="T3534"> לֹ֣א כַבְּרִ֗ית אֲשֶׁ֤ר כָּרַ֙תִּי֙ אֶת־אֲבוֹתָ֔ם בְּיוֹם֙ הֶחֱזִיקִ֣י בְיָדָ֔ם לְהוֹצִיאָ֖ם מֵאֶ֣רֶץ מִצְרָ֑יִם אֲשֶׁר־הֵ֜מָּה הֵפֵ֣רוּ אֶת־בְּרִיתִ֗י וְאָנֹכִ֛י בָּעַ֥לְתִּי בָ֖ם נְאֻם־יְהוָֽה׃<text:s/></text:span><text:span text:style-name="T3535">‬</text:span><text:span text:style-name="T3536">‬</text:span>‬‬<text:span text:style-name="T3537">33</text:span><text:span text:style-name="T3538"> כִּ֣י זֹ֣את הַבְּרִ֡ית אֲשֶׁ֣ר אֶכְרֹת֩ אֶת־בֵּ֨ית יִשְׂרָאֵ֜ל אַחֲרֵ֨י הַיָּמִ֤ים הָהֵם֙ נְאֻם־יְהוָ֔ה נָתַ֤תִּי אֶת־תּֽוֹרָתִי֙ בְּקִרְבָּ֔ם וְעַל־לִבָּ֖ם אֶכְתֲּבֶ֑נָּה וְהָיִ֤יתִי לָהֶם֙ לֵֽאלֹהִ֔ים וְהֵ֖מָּה יִֽהְיוּ־לִ֥י לְעָֽם׃<text:s/></text:span><text:span text:style-name="T3539">‬</text:span><text:span text:style-name="T3540">‬</text:span>‬‬<text:span text:style-name="T3541">34</text:span><text:span text:style-name="T3542"> וְלֹ֧א יְלַמְּד֣וּ ע֗וֹד אִ֣ישׁ אֶת־רֵעֵ֜הוּ וְאִ֤ישׁ אֶת־אָחִיו֙ לֵאמֹ֔ר דְּע֖וּ אֶת־יְהוָ֑ה כִּֽי־כוּלָּם֩ יֵדְע֨וּ אוֹתִ֜י לְמִקְטַנָּ֤ם וְעַד־גְּדוֹלָם֙ נְאֻם־יְהוָ֔ה כִּ֤י אֶסְלַח֙ לַֽעֲוֺנָ֔ם וּלְחַטָּאתָ֖ם לֹ֥א אֶזְכָּר־עֽוֹד׃</text:span><text:span text:style-name="T3543"><text:s/>ס<text:s/></text:span><text:span text:style-name="T3544">‬</text:span><text:span text:style-name="T3545">‬</text:span><text:span text:style-name="T3546">‬</text:span>‬<text:span text:style-name="T3547">35</text:span><text:span text:style-name="T3548"> כֹּ֣ה ׀ אָמַ֣ר יְהוָ֗ה נֹתֵ֥ן שֶׁ֙מֶשׁ֙ לְא֣וֹר יוֹמָ֔ם חֻקֹּ֛ת יָרֵ֥חַ וְכוֹכָבִ֖ים לְא֣וֹר לָ֑יְלָה רֹגַ֤ע הַיָּם֙ וַיֶּהֱמ֣וּ גַלָּ֔יו יְהוָ֥ה צְבָא֖וֹת שְׁמֽוֹ׃<text:s/></text:span><text:span text:style-name="T3549">‬</text:span><text:span text:style-name="T3550">‬</text:span>‬‬<text:span text:style-name="T3551">36</text:span><text:span text:style-name="T3552"> אִם־יָמֻ֜שׁוּ הַחֻקִּ֥ים הָאֵ֛לֶּה מִלְּפָנַ֖י נְאֻם־יְהוָ֑ה גַּם֩ זֶ֨רַע יִשְׂרָאֵ֜ל יִשְׁבְּת֗וּ מִֽהְי֥וֹת גּ֛וֹי לְפָנַ֖י כָּל־הַיָּמִֽים׃</text:span><text:span text:style-name="T3553"><text:s/>ס<text:s/></text:span><text:span text:style-name="T3554">‬</text:span><text:span text:style-name="T3555">‬</text:span><text:span text:style-name="T3556">‬</text:span>‬<text:span text:style-name="T3557">37</text:span><text:span text:style-name="T3558"> כֹּ֣ה ׀ אָמַ֣ר יְהוָ֗ה אִם־יִמַּ֤דּוּ שָׁמַ֙יִם֙ מִלְמַ֔עְלָה וְיֵחָקְר֥וּ מֽוֹסְדֵי־אֶ֖רֶץ לְמָ֑טָּה גַּם־אֲנִ֞י אֶמְאַ֨ס בְּכָל־זֶ֧רַע יִשְׂרָאֵ֛ל עַֽל־כָּל־אֲשֶׁ֥ר עָשׂ֖וּ נְאֻם־יְהוָֽה׃</text:span><text:span text:style-name="T3559"><text:s/>ס<text:s/></text:span><text:span text:style-name="T3560">‬</text:span><text:span text:style-name="T3561">‬</text:span><text:span text:style-name="T3562">‬</text:span>‬<text:span text:style-name="T3563">38</text:span><text:span text:style-name="T3564"> הִנֵּ֛ה יָמִ֥ים **בָאִ֖ים נְאֻם־יְהוָ֑ה וְנִבְנְתָ֤ה הָעִיר֙ לַֽיהוָ֔ה מִמִּגְדַּ֥ל חֲנַנְאֵ֖ל שַׁ֥עַר הַפִּנָּֽה׃<text:s/></text:span><text:span text:style-name="T3565">‬</text:span><text:span text:style-name="T3566">‬</text:span><text:span text:style-name="T3567">‬</text:span>‬‬‬<text:span text:style-name="T3568">39</text:span><text:span text:style-name="T3569"> וְיָצָ֨א ע֜וֹד *קוה **קָ֤ו הַמִּדָּה֙ נֶגְדּ֔וֹ עַ֖ל גִּבְעַ֣ת גָּרֵ֑ב וְנָסַ֖ב גֹּעָֽתָה׃<text:s/></text:span><text:span text:style-name="T3570">‬</text:span><text:span text:style-name="T3571">‬</text:span>‬‬<text:span text:style-name="T3572">40</text:span><text:span text:style-name="T3573"> וְכָל־הָעֵ֣מֶק הַפְּגָרִ֣ים ׀ וְהַדֶּ֡שֶׁן וְכָֽל־*השרמות **הַשְּׁדֵמוֹת֩ עַד־נַ֨חַל קִדְר֜וֹן עַד־פִּנַּ֨ת שַׁ֤עַר הַסּוּסִים֙ מִזְרָ֔חָה קֹ֖דֶשׁ לַֽיהוָ֑ה לֹֽא־יִנָּתֵ֧שׁ וְֽלֹא־יֵהָרֵ֛ס ע֖וֹד לְעוֹלָֽם׃</text:span><text:span text:style-name="T3574"><text:s/>ס<text:s/></text:span><text:span text:style-name="T3575">‬</text:span><text:span text:style-name="T3576">‬</text:span><text:span text:style-name="T3577">‬</text:span>‬‬‬‬‬‬‬‬‬‬‬‬‬‬‬‬‬‬‬‬‬‬‬‬‬‬‬‬‬‬‬‬‬‬‬</text:p>
      </text:section>
      <text:section text:name="Sect31" text:style-name="S31">
        <text:p text:style-name="P3578">Jeremiah 32</text:p>
        <text:p text:style-name="P3579"><text:span text:style-name="T3580">1</text:span><text:span text:style-name="T3581"> הַדָּבָ֞ר אֲשֶׁר־הָיָ֤ה אֶֽל־יִרְמְיָ֙הוּ֙ מֵאֵ֣ת יְהוָ֔ה *בשנת **בַּשָּׁנָה֙ הָעֲשִׂרִ֔ית לְצִדְקִיָּ֖הוּ מֶ֣לֶךְ יְהוּדָ֑ה הִ֧יא הַשָּׁנָ֛ה שְׁמֹנֶֽה־עֶשְׂרֵ֥ה שָׁנָ֖ה לִנְבֽוּכַדְרֶאצַּֽר׃<text:s/></text:span><text:span text:style-name="T3582">2</text:span><text:span text:style-name="T3583"> וְאָ֗ז חֵ֚יל מֶ֣לֶךְ בָּבֶ֔ל צָרִ֖ים עַל־יְרוּשָׁלָ֑͏ִם וְיִרְמְיָ֣הוּ הַנָּבִ֗יא הָיָ֤ה כָלוּא֙ בַּחֲצַ֣ר הַמַּטָּרָ֔ה אֲשֶׁ֖ר בֵּֽית־מֶ֥לֶךְ יְהוּדָֽה׃<text:s/></text:span><text:span text:style-name="T3584">‬</text:span><text:span text:style-name="T3585">‬</text:span>‬‬<text:span text:style-name="T3586">3</text:span><text:span text:style-name="T3587"> אֲשֶׁ֣ר כְּלָא֔וֹ צִדְקִיָּ֥הוּ מֶֽלֶךְ־יְהוּדָ֖ה לֵאמֹ֑ר מַדּוּעַ֩ אַתָּ֨ה נִבָּ֜א לֵאמֹ֗ר כֹּ֚ה אָמַ֣ר יְהוָ֔ה הִנְנִ֨י נֹתֵ֜ן אֶת־הָעִ֥יר הַזֹּ֛את בְּיַ֥ד מֶֽלֶךְ־בָּבֶ֖ל וּלְכָדָֽהּ׃<text:s/></text:span><text:span text:style-name="T3588">‬</text:span><text:span text:style-name="T3589">‬</text:span>‬‬<text:span text:style-name="T3590">4</text:span><text:span text:style-name="T3591"> וְצִדְקִיָּ֙הוּ֙ מֶ֣לֶךְ יְהוּדָ֔ה לֹ֥א יִמָּלֵ֖ט מִיַּ֣ד הַכַּשְׂדִּ֑ים כִּ֣י הִנָּתֹ֤ן יִנָּתֵן֙ בְּיַ֣ד מֶֽלֶךְ־בָּבֶ֔ל וְדִבֶּר־פִּ֣יו עִם־פִּ֔יו<text:s/></text:span><text:soft-page-break/><text:span text:style-name="T3592">וְעֵינָ֖יו אֶת־*עינו **עֵינָ֥יו תִּרְאֶֽינָה׃<text:s/></text:span><text:span text:style-name="T3593">‬</text:span><text:span text:style-name="T3594">‬</text:span>‬‬<text:span text:style-name="T3595">5</text:span><text:span text:style-name="T3596"> וּבָבֶ֞ל יוֹלִ֤ךְ אֶת־צִדְקִיָּ֙הוּ֙ וְשָׁ֣ם יִֽהְיֶ֔ה עַד־פָּקְדִ֥י אֹת֖וֹ נְאֻם־יְהוָ֑ה כִּ֧י תִֽלָּחֲמ֛וּ אֶת־הַכַּשְׂדִּ֖ים לֹ֥א תַצְלִֽיחוּ׃<text:s/></text:span><text:span text:style-name="T3597">פ<text:s/></text:span>‬‬‬‬</text:p>
        <text:p text:style-name="P3598"><text:span text:style-name="T3599">‬</text:span><text:span text:style-name="T3600">‬</text:span><text:span text:style-name="T3601">‬</text:span>‬<text:span text:style-name="T3602">6</text:span><text:span text:style-name="T3603"> וַיֹּ֖אמֶר יִרְמְיָ֑הוּ הָיָ֥ה דְבַר־יְהוָ֖ה אֵלַ֥י לֵאמֹֽר׃<text:s/></text:span><text:span text:style-name="T3604">‬</text:span><text:span text:style-name="T3605">‬</text:span>‬‬<text:span text:style-name="T3606">7</text:span><text:span text:style-name="T3607"> הִנֵּ֣ה חֲנַמְאֵ֗ל בֶּן־שַׁלֻּם֙ דֹּֽדְךָ֔ בָּ֥א אֵלֶ֖יךָ לֵאמֹ֑ר קְנֵ֣ה לְךָ֗ אֶת־שָׂדִי֙ אֲשֶׁ֣ר בַּעֲנָת֔וֹת כִּ֥י לְךָ֛ מִשְׁפַּ֥ט הַגְּאֻלָּ֖ה לִקְנֽוֹת׃<text:s/></text:span><text:span text:style-name="T3608">‬</text:span><text:span text:style-name="T3609">‬</text:span>‬‬<text:span text:style-name="T3610">8</text:span><text:span text:style-name="T3611"> וַיָּבֹ֣א אֵ֠לַי חֲנַמְאֵ֨ל בֶּן־דֹּדִ֜י כִּדְבַ֣ר יְהוָה֮ אֶל־חֲצַ֣ר הַמַּטָּרָה֒ וַיֹּ֣אמֶר אֵלַ֡י קְנֵ֣ה נָ֠א אֶת־שָׂדִ֨י אֲשֶׁר־בַּעֲנָת֜וֹת אֲשֶׁ֣ר ׀ בְּאֶ֣רֶץ בִּנְיָמִ֗ין כִּֽי־לְךָ֞ מִשְׁפַּ֧ט הַיְרֻשָּׁ֛ה וּלְךָ֥ הַגְּאֻלָּ֖ה קְנֵה־לָ֑ךְ וָאֵדַ֕ע כִּ֥י דְבַר־יְהוָ֖ה הֽוּא׃<text:s/></text:span><text:span text:style-name="T3612">‬</text:span><text:span text:style-name="T3613">‬</text:span>‬‬<text:span text:style-name="T3614">9</text:span><text:span text:style-name="T3615"> וָֽאֶקְנֶה֙ אֶת־הַשָּׂדֶ֔ה מֵאֵ֛ת חֲנַמְאֵ֥ל בֶּן־דֹּדִ֖י אֲשֶׁ֣ר בַּעֲנָת֑וֹת וָֽאֶשְׁקֲלָה־לּוֹ֙ אֶת־הַכֶּ֔סֶף שִׁבְעָ֥ה שְׁקָלִ֖ים וַעֲשָׂרָ֥ה הַכָּֽסֶף׃<text:s/></text:span><text:span text:style-name="T3616">‬</text:span><text:span text:style-name="T3617">‬</text:span>‬‬<text:span text:style-name="T3618">10</text:span><text:span text:style-name="T3619"> וָאֶכְתֹּ֤ב בַּסֵּ֙פֶר֙ וָֽאֶחְתֹּ֔ם וָאָעֵ֖ד עֵדִ֑ים וָאֶשְׁקֹ֥ל הַכֶּ֖סֶף בְּמֹאזְנָֽיִם׃<text:s/></text:span><text:span text:style-name="T3620">‬</text:span><text:span text:style-name="T3621">‬</text:span>‬‬<text:span text:style-name="T3622">11</text:span><text:span text:style-name="T3623"> וָאֶקַּ֖ח אֶת־סֵ֣פֶר הַמִּקְנָ֑ה אֶת־הֶֽחָת֛וּם הַמִּצְוָ֥ה וְהַחֻקִּ֖ים וְאֶת־הַגָּלֽוּי׃<text:s/></text:span><text:span text:style-name="T3624">‬</text:span><text:span text:style-name="T3625">‬</text:span>‬‬<text:span text:style-name="T3626">12</text:span><text:span text:style-name="T3627"> וָאֶתֵּ֞ן אֶת־הַסֵּ֣פֶר הַמִּקְנָ֗ה אֶל־בָּר֣וּךְ בֶּן־נֵרִיָּה֮ בֶּן־מַחְסֵיָה֒ לְעֵינֵי֙ חֲנַמְאֵ֣ל דֹּדִ֔י וּלְעֵינֵי֙ הָֽעֵדִ֔ים הַכֹּתְבִ֖ים בְּסֵ֣פֶר הַמִּקְנָ֑ה לְעֵינֵי֙ כָּל־הַיְּהוּדִ֔ים הַיֹּשְׁבִ֖ים בַּחֲצַ֥ר הַמַּטָּרָֽה׃<text:s/></text:span><text:span text:style-name="T3628">‬</text:span><text:span text:style-name="T3629">‬</text:span>‬‬<text:span text:style-name="T3630">13</text:span><text:span text:style-name="T3631"> וֽ͏ָאֲצַוֶּה֙ אֶת בָּר֔וּךְ לְעֵינֵיהֶ֖ם לֵאמֹֽר׃<text:s/></text:span><text:span text:style-name="T3632">‬</text:span><text:span text:style-name="T3633">‬</text:span><text:span text:style-name="T3634">‬</text:span>‬‬‬<text:span text:style-name="T3635">14</text:span><text:span text:style-name="T3636"> כֹּֽה־אָמַר֩ יְהוָ֨ה צְבָא֜וֹת אֱלֹהֵ֣י יִשְׂרָאֵ֗ל לָק֣וֹחַ אֶת־הַסְּפָרִ֣ים הָאֵ֡לֶּה אֵ֣ת סֵפֶר֩ הַמִּקְנָ֨ה הַזֶּ֜ה וְאֵ֣ת הֶחָת֗וּם וְאֵ֨ת סֵ֤פֶר הַגָּלוּי֙ הַזֶּ֔ה וּנְתַתָּ֖ם בִּכְלִי־חָ֑רֶשׂ לְמַ֥עַן יַעַמְד֖וּ יָמִ֥ים רַבִּֽים׃</text:span><text:span text:style-name="T3637"><text:s/>ס<text:s/></text:span><text:span text:style-name="T3638">‬</text:span><text:span text:style-name="T3639">‬</text:span><text:span text:style-name="T3640">‬</text:span>‬<text:span text:style-name="T3641">15</text:span><text:span text:style-name="T3642"> כִּ֣י כֹ֥ה אָמַ֛ר יְהוָ֥ה צְבָא֖וֹת אֱלֹהֵ֣י יִשְׂרָאֵ֑ל ע֣וֹד יִקָּנ֥וּ בָתִּ֛ים וְשָׂד֥וֹת וּכְרָמִ֖ים בָּאָ֥רֶץ הַזֹּֽאת׃<text:s/></text:span><text:span text:style-name="T3643">פ<text:s/></text:span><text:span text:style-name="T3644">‬</text:span><text:span text:style-name="T3645">‬</text:span><text:span text:style-name="T3646">‬</text:span>‬‬‬‬‬‬‬‬‬‬‬</text:p>
        <text:p text:style-name="P3647"><text:span text:style-name="T3648">16</text:span><text:span text:style-name="T3649"> וָאֶתְפַּלֵּ֖ל אֶל־יְהוָ֑ה אַחֲרֵ֤י תִתִּי֙ אֶת־סֵ֣פֶר הַמִּקְנָ֔ה אֶל־בָּר֥וּךְ בֶּן־נֵרִיָּ֖ה לֵאמֹֽר׃<text:s/></text:span><text:span text:style-name="T3650">‬</text:span><text:span text:style-name="T3651">‬</text:span>‬‬<text:span text:style-name="T3652">17</text:span><text:span text:style-name="T3653"> אֲהָהּ֮ אֲדֹנָ֣י יְהוִה֒ הִנֵּ֣ה ׀ אַתָּ֣ה עָשִׂ֗יתָ אֶת־הַשָּׁמַ֙יִם֙ וְאֶת־הָאָ֔רֶץ בְּכֹֽחֲךָ֙ הַגָּד֔וֹל וּבִֽזְרֹעֲךָ֖ הַנְּטוּיָ֑ה לֹֽא־יִפָּלֵ֥א מִמְּךָ֖ כָּל־דָּבָֽר׃<text:s/></text:span><text:span text:style-name="T3654">‬</text:span><text:span text:style-name="T3655">‬</text:span>‬‬<text:span text:style-name="T3656">18</text:span><text:span text:style-name="T3657"> עֹ֤שֶׂה חֶ֙סֶד֙ לַֽאֲלָפִ֔ים וּמְשַׁלֵּם֙ עֲוֺ֣ן אָב֔וֹת אֶל־חֵ֥יק בְּנֵיהֶ֖ם אַחֲרֵיהֶ֑ם הָאֵ֤ל הַגָּדוֹל֙ הַגִּבּ֔וֹר יְהוָ֥ה צְבָא֖וֹת שְׁמֽוֹ׃<text:s/></text:span><text:span text:style-name="T3658">‬</text:span><text:span text:style-name="T3659">‬</text:span>‬‬<text:span text:style-name="T3660">19</text:span><text:span text:style-name="T3661"> גְּדֹל֙ הָֽעֵצָ֔ה וְרַ֖ב הָעֲלִֽילִיָּ֑ה אֲשֶׁר־עֵינֶ֣יךָ פְקֻח֗וֹת עַל־כָּל־דַּרְכֵי֙ בְּנֵ֣י אָדָ֔ם לָתֵ֤ת לְאִישׁ֙ כִּדְרָכָ֔יו וְכִפְרִ֖י מַעֲלָלָֽיו׃<text:s/></text:span><text:span text:style-name="T3662">‬</text:span><text:span text:style-name="T3663">‬</text:span>‬‬<text:span text:style-name="T3664">20</text:span><text:span text:style-name="T3665"> אֲשֶׁר־שַׂ֠מְתָּ אֹת֨וֹת וּמֹפְתִ֤ים בְּאֶֽרֶץ־מִצְרַ֙יִם֙ עַד־הַיּ֣וֹם הַזֶּ֔ה וּבְיִשְׂרָאֵ֖ל וּבָֽאָדָ֑ם וַתַּעֲשֶׂה־לְּךָ֥ שֵׁ֖ם כַּיּ֥וֹם הַזֶּֽה׃<text:s/></text:span><text:span text:style-name="T3666">‬</text:span><text:span text:style-name="T3667">‬</text:span>‬‬<text:span text:style-name="T3668">21</text:span><text:span text:style-name="T3669"> וַתֹּצֵ֛א אֶת־עַמְּךָ֥ אֶת־יִשְׂרָאֵ֖ל מֵאֶ֣רֶץ מִצְרָ֑יִם בְּאֹת֣וֹת וּבְמוֹפְתִ֗ים וּבְיָ֤ד חֲזָקָה֙ וּבְאֶזְר֣וֹעַ נְטוּיָ֔ה וּבְמוֹרָ֖א גָּדֽוֹל׃<text:s/></text:span><text:span text:style-name="T3670">‬</text:span><text:span text:style-name="T3671">‬</text:span>‬‬<text:span text:style-name="T3672">22</text:span><text:span text:style-name="T3673"> וַתִּתֵּ֤ן לָהֶם֙ אֶת־הָאָ֣רֶץ הַזֹּ֔את אֲשֶׁר־נִשְׁבַּ֥עְתָּ לַאֲבוֹתָ֖ם לָתֵ֣ת לָהֶ֑ם אֶ֛רֶץ זָבַ֥ת חָלָ֖ב וּדְבָֽשׁ׃<text:s/></text:span><text:span text:style-name="T3674">‬</text:span><text:span text:style-name="T3675">‬</text:span>‬‬<text:span text:style-name="T3676">23</text:span><text:span text:style-name="T3677"> וַיָּבֹ֜אוּ וַיִּֽרְשׁ֣וּ אֹתָ֗הּ וְלֹֽא־שָׁמְע֤וּ בְקוֹלֶ֙ךָ֙ *ובתרותך **וּבְתוֹרָתְךָ֣ לֹא־הָלָ֔כוּ אֵת֩ כָּל־אֲשֶׁ֨ר צִוִּ֧יתָה לָהֶ֛ם לַעֲשׂ֖וֹת לֹ֣א עָשׂ֑וּ וַתַּקְרֵ֣א אֹתָ֔ם אֵ֥ת כָּל־הָרָעָ֖ה הַזֹּֽאת׃<text:s/></text:span><text:span text:style-name="T3678">‬</text:span><text:span text:style-name="T3679">‬</text:span>‬‬<text:span text:style-name="T3680">24</text:span><text:span text:style-name="T3681"> הִנֵּ֣ה הַסֹּלְל֗וֹת בָּ֣אוּ הָעִיר֮ לְלָכְדָהּ֒ וְהָעִ֣יר נִתְּנָ֗ה בְּיַ֤ד הַכַּשְׂדִּים֙ הַנִּלְחָמִ֣ים עָלֶ֔יהָ מִפְּנֵ֛י הַחֶ֥רֶב וְהָרָעָ֖ב וְהַדָּ֑בֶר וַאֲשֶׁ֥ר דִּבַּ֛רְתָּ הָיָ֖ה וְהִנְּךָ֥ רֹאֶֽה׃<text:s/></text:span><text:span text:style-name="T3682">‬</text:span><text:span text:style-name="T3683">‬</text:span>‬‬<text:span text:style-name="T3684">25</text:span><text:span text:style-name="T3685"> וְאַתָּ֞ה אָמַ֤רְתָּ אֵלַי֙ אֲדֹנָ֣י יְהוִ֔ה קְנֵֽה־לְךָ֧ הַשָּׂדֶ֛ה בַּכֶּ֖סֶף וְהָעֵ֣ד עֵדִ֑ים וְהָעִ֥יר נִתְּנָ֖ה בְּיַ֥ד הַכַּשְׂדִּֽים׃<text:s/></text:span><text:span text:style-name="T3686">‬</text:span><text:span text:style-name="T3687">‬</text:span>‬‬<text:span text:style-name="T3688">26</text:span><text:span text:style-name="T3689"> וַיְהִי֙ דְּבַר־יְהוָ֔ה אֶֽל־יִרְמְיָ֖הוּ לֵאמֹֽר׃<text:s/></text:span><text:span text:style-name="T3690">‬</text:span><text:span text:style-name="T3691">‬</text:span>‬‬<text:span text:style-name="T3692">27</text:span><text:span text:style-name="T3693"> הִנֵּה֙ אֲנִ֣י יְהוָ֔ה אֱלֹהֵ֖י כָּל־בָּשָׂ֑ר הֲ‍ֽמִמֶּ֔נִּי יִפָּלֵ֖א כָּל־</text:span><text:soft-page-break/><text:span text:style-name="T3694">דָּבָֽר׃<text:s/></text:span><text:span text:style-name="T3695">‬</text:span><text:span text:style-name="T3696">‬</text:span>‬‬<text:span text:style-name="T3697">28</text:span><text:span text:style-name="T3698"> לָכֵ֕ן כֹּ֖ה אָמַ֣ר יְהוָ֑ה הִנְנִ֣י נֹתֵן֩ אֶת־הָעִ֨יר הַזֹּ֜את בְּיַ֣ד הַכַּשְׂדִּ֗ים וּבְיַ֛ד נְבֽוּכַדְרֶאצַּ֥ר מֶֽלֶךְ־בָּבֶ֖ל וּלְכָדָֽהּ׃<text:s/></text:span><text:span text:style-name="T3699">‬</text:span><text:span text:style-name="T3700">‬</text:span>‬‬<text:span text:style-name="T3701">29</text:span><text:span text:style-name="T3702"> וּבָ֣אוּ הַכַּשְׂדִּ֗ים הַנִּלְחָמִים֙ עַל־הָעִ֣יר הַזֹּ֔את וְהִצִּ֜יתוּ אֶת־הָעִ֥יר הַזֹּ֛את בָּאֵ֖שׁ וּשְׂרָפ֑וּהָ וְאֵ֣ת הַבָּתִּ֡ים אֲשֶׁר֩ קִטְּר֨וּ עַל־גַּגּֽוֹתֵיהֶ֜ם לַבַּ֗עַל וְהִסִּ֤כוּ נְסָכִים֙ לֵאלֹהִ֣ים אֲחֵרִ֔ים לְמַ֖עַן הַכְעִסֵֽנִי׃<text:s/></text:span><text:span text:style-name="T3703">‬</text:span><text:span text:style-name="T3704">‬</text:span>‬‬<text:span text:style-name="T3705">30</text:span><text:span text:style-name="T3706"> כִּֽי־הָי֨וּ בְנֵֽי־יִשְׂרָאֵ֜ל וּבְנֵ֣י יְהוּדָ֗ה אַ֣ךְ עֹשִׂ֥ים הָרַ֛ע בְּעֵינַ֖י מִנְּעֻרֹֽתֵיהֶ֑ם כִּ֣י בְנֵֽי־יִשְׂרָאֵ֗ל אַ֣ךְ מַכְעִסִ֥ים אֹתִ֛י בְּמַעֲשֵׂ֥ה יְדֵיהֶ֖ם נְאֻם־יְהוָֽה׃<text:s/></text:span><text:span text:style-name="T3707">‬</text:span><text:span text:style-name="T3708">‬</text:span>‬‬<text:span text:style-name="T3709">31</text:span><text:span text:style-name="T3710"> כִּ֧י עַל־אַפִּ֣י וְעַל־חֲמָתִ֗י הָ֤יְתָה לִּי֙ הָעִ֣יר הַזֹּ֔את לְמִן־הַיּוֹם֙ אֲשֶׁ֣ר בָּנ֣וּ אוֹתָ֔הּ וְעַ֖ד הַיּ֣וֹם הַזֶּ֑ה לַהֲסִירָ֖הּ מֵעַ֥ל פָּנָֽי׃<text:s/></text:span><text:span text:style-name="T3711">‬</text:span><text:span text:style-name="T3712">‬</text:span>‬‬<text:span text:style-name="T3713">32</text:span><text:span text:style-name="T3714"> עַל֩ כָּל־רָעַ֨ת בְּנֵֽי־יִשְׂרָאֵ֜ל וּבְנֵ֣י יְהוּדָ֗ה אֲשֶׁ֤ר עָשׂוּ֙ לְהַכְעִסֵ֔נִי הֵ֤מָּה מַלְכֵיהֶם֙ שָֽׂרֵיהֶ֔ם כֹּהֲנֵיהֶ֖ם וּנְבִֽיאֵיהֶ֑ם וְאִ֣ישׁ יְהוּדָ֔ה וְיֹשְׁבֵ֖י יְרוּשָׁלָֽ͏ִם׃<text:s/></text:span><text:span text:style-name="T3715">‬</text:span><text:span text:style-name="T3716">‬</text:span>‬‬<text:span text:style-name="T3717">33</text:span><text:span text:style-name="T3718"> וַיִּפְנ֥וּ אֵלַ֛י עֹ֖רֶף וְלֹ֣א פָנִ֑ים וְלַמֵּ֤ד אֹתָם֙ הַשְׁכֵּ֣ם וְלַמֵּ֔ד וְאֵינָ֥ם שֹׁמְעִ֖ים לָקַ֥חַת מוּסָֽר׃<text:s/></text:span><text:span text:style-name="T3719">‬</text:span><text:span text:style-name="T3720">‬</text:span>‬‬<text:span text:style-name="T3721">34</text:span><text:span text:style-name="T3722"> וַיָּשִׂ֣ימוּ שִׁקּֽוּצֵיהֶ֗ם בַּבַּ֛יִת אֲשֶׁר־נִקְרָֽא־שְׁמִ֥י עָלָ֖יו לְטַמְּאֽוֹ׃<text:s/></text:span><text:span text:style-name="T3723">‬</text:span><text:span text:style-name="T3724">‬</text:span>‬‬<text:span text:style-name="T3725">35</text:span><text:span text:style-name="T3726"> וַיִּבְנוּ֩ אֶת־בָּמ֨וֹת הַבַּ֜עַל אֲשֶׁ֣ר ׀ בְּגֵ֣יא בֶן־הִנֹּ֗ם לְ֠הַעֲבִיר אֶת־בְּנֵיהֶ֣ם וְאֶת־בְּנוֹתֵיהֶם֮ לַמֹּלֶךְ֒ אֲשֶׁ֣ר לֹֽא־צִוִּיתִ֗ים וְלֹ֤א עָֽלְתָה֙ עַל־לִבִּ֔י לַעֲשׂ֖וֹת הַתּוֹעֵבָ֣ה הַזֹּ֑את לְמַ֖עַן *החטי **הַחֲטִ֥יא אֶת־יְהוּדָֽה׃</text:span><text:span text:style-name="T3727"><text:s/>ס<text:s/></text:span><text:span text:style-name="T3728">‬</text:span><text:span text:style-name="T3729">‬</text:span><text:span text:style-name="T3730">‬</text:span>‬<text:span text:style-name="T3731">36</text:span><text:span text:style-name="T3732"> וְעַתָּ֕ה לָכֵ֛ן כֹּֽה־אָמַ֥ר יְהוָ֖ה אֱלֹהֵ֣י יִשְׂרָאֵ֑ל אֶל־הָעִ֨יר הַזֹּ֜את אֲשֶׁ֣ר ׀ אַתֶּ֣ם אֹמְרִ֗ים נִתְּנָה֙ בְּיַ֣ד מֶֽלֶךְ־בָּבֶ֔ל בַּחֶ֖רֶב וּבָרָעָ֥ב וּבַדָּֽבֶר׃<text:s/></text:span><text:span text:style-name="T3733">‬</text:span><text:span text:style-name="T3734">‬</text:span>‬‬<text:span text:style-name="T3735">37</text:span><text:span text:style-name="T3736"> הִנְנִ֤י מְקַבְּצָם֙ מִכָּל־הָ֣אֲרָצ֔וֹת אֲשֶׁ֨ר הִדַּחְתִּ֥ים שָׁ֛ם בְּאַפִּ֥י וּבַחֲמָתִ֖י וּבְקֶ֣צֶף גָּד֑וֹל וַהֲשִֽׁבֹתִים֙ אֶל־הַמָּק֣וֹם הַזֶּ֔ה וְהֹשַׁבְתִּ֖ים לָבֶֽטַח׃<text:s/></text:span><text:span text:style-name="T3737">‬</text:span><text:span text:style-name="T3738">‬</text:span>‬‬<text:span text:style-name="T3739">38</text:span><text:span text:style-name="T3740"> וְהָ֥יוּ לִ֖י לְעָ֑ם וַאֲנִ֕י אֶהְיֶ֥ה לָהֶ֖ם לֵאלֹהִֽים׃<text:s/></text:span><text:span text:style-name="T3741">‬</text:span><text:span text:style-name="T3742">‬</text:span>‬‬<text:span text:style-name="T3743">39</text:span><text:span text:style-name="T3744"> וְנָתַתִּ֨י לָהֶ֜ם לֵ֤ב אֶחָד֙ וְדֶ֣רֶךְ אֶחָ֔ד לְיִרְאָ֥ה אוֹתִ֖י כָּל־הַיָּמִ֑ים לְט֣וֹב לָהֶ֔ם וְלִבְנֵיהֶ֖ם אַחֲרֵיהֶֽם׃<text:s/></text:span><text:span text:style-name="T3745">‬</text:span><text:span text:style-name="T3746">‬</text:span>‬‬<text:span text:style-name="T3747">40</text:span><text:span text:style-name="T3748"> וְכָרַתִּ֤י לָהֶם֙ בְּרִ֣ית עוֹלָ֔ם אֲשֶׁ֤ר לֹֽא־אָשׁוּב֙ מֵאַ֣חֲרֵיהֶ֔ם לְהֵיטִיבִ֖י אוֹתָ֑ם וְאֶת־יִרְאָתִי֙ אֶתֵּ֣ן בִּלְבָבָ֔ם לְבִלְתִּ֖י ס֥וּר מֵעָלָֽי׃<text:s/></text:span><text:span text:style-name="T3749">‬</text:span><text:span text:style-name="T3750">‬</text:span>‬‬<text:span text:style-name="T3751">41</text:span><text:span text:style-name="T3752"> וְשַׂשְׂתִּ֥י עֲלֵיהֶ֖ם לְהֵטִ֣יב אוֹתָ֑ם וּנְטַעְתִּ֞ים בָּאָ֤רֶץ הַזֹּאת֙ בֶּאֱמֶ֔ת בְּכָל־לִבִּ֖י וּבְכָל־נַפְשִֽׁי׃</text:span><text:span text:style-name="T3753"><text:s/>ס<text:s/></text:span><text:span text:style-name="T3754">‬</text:span><text:span text:style-name="T3755">‬</text:span><text:span text:style-name="T3756">‬</text:span>‬<text:span text:style-name="T3757">42</text:span><text:span text:style-name="T3758"> כִּֽי־כֹה֙ אָמַ֣ר יְהוָ֔ה כַּאֲשֶׁ֤ר הֵבֵ֙אתִי֙ אֶל־הָעָ֣ם הַזֶּ֔ה אֵ֛ת כָּל־הָרָעָ֥ה הַגְּדוֹלָ֖ה הַזֹּ֑את כֵּ֣ן אָנֹכִ֞י מֵבִ֤יא עֲלֵיהֶם֙ אֶת־כָּל־הַטּוֹבָ֔ה אֲשֶׁ֥ר אָנֹכִ֖י דֹּבֵ֥ר עֲלֵיהֶֽם׃<text:s/></text:span><text:span text:style-name="T3759">‬</text:span><text:span text:style-name="T3760">‬</text:span>‬‬<text:span text:style-name="T3761">43</text:span><text:span text:style-name="T3762"> וְנִקְנָ֥ה הַשָּׂדֶ֖ה בָּאָ֣רֶץ הַזֹּ֑את אֲשֶׁ֣ר ׀ אַתֶּ֣ם אֹמְרִ֗ים שְׁמָמָ֥ה הִיא֙ מֵאֵ֤ין אָדָם֙ וּבְהֵמָ֔ה נִתְּנָ֖ה בְּיַ֥ד הַכַּשְׂדִּֽים׃<text:s/></text:span><text:span text:style-name="T3763">‬</text:span><text:span text:style-name="T3764">‬</text:span>‬‬<text:span text:style-name="T3765">44</text:span><text:span text:style-name="T3766"> שָׂד֞וֹת בַּכֶּ֣סֶף יִקְנ֗וּ וְכָת֨וֹב בַּסֵּ֥פֶר ׀ וְחָתוֹם֮ וְהָעֵ֣ד עֵדִים֒ בְּאֶ֨רֶץ בִּנְיָמִ֜ן וּבִסְבִיבֵ֣י יְרוּשָׁלִַ֗ם וּבְעָרֵ֤י יְהוּדָה֙ וּבְעָרֵ֣י הָהָ֔ר וּבְעָרֵ֥י הַשְּׁפֵלָ֖ה וּבְעָרֵ֣י הַנֶּ֑גֶב כִּֽי־אָשִׁ֥יב אֶת־שְׁבוּתָ֖ם נְאֻם־יְהוָֽה׃<text:s/></text:span><text:span text:style-name="T3767">פ<text:s/></text:span><text:span text:style-name="T3768">‬</text:span><text:span text:style-name="T3769">‬</text:span><text:span text:style-name="T3770">‬</text:span>‬‬‬‬‬‬‬‬‬‬‬‬‬‬‬‬‬‬‬‬‬‬‬‬‬‬‬‬‬‬</text:p>
      </text:section>
      <text:section text:name="Sect32" text:style-name="S32">
        <text:p text:style-name="P3771">Jeremiah 33</text:p>
        <text:p text:style-name="P3772"><text:span text:style-name="T3773">1</text:span><text:span text:style-name="T3774"> וַיְהִ֧י דְבַר־יְהוָ֛ה אֶֽל־יִרְמְיָ֖הוּ שֵׁנִ֑ית וְהוּא֙ עוֹדֶ֣נּוּ עָצ֔וּר בַּחֲצַ֥ר הַמַּטָּרָ֖ה לֵאמֹֽר׃<text:s/></text:span><text:span text:style-name="T3775">2</text:span><text:span text:style-name="T3776"> כֹּֽה־אָמַ֥ר יְהוָ֖ה עֹשָׂ֑הּ יְהוָ֗ה יוֹצֵ֥ר אוֹתָ֛הּ לַהֲכִינָ֖הּ יְהוָ֥ה שְׁמֽוֹ׃<text:s/></text:span><text:span text:style-name="T3777">‬</text:span><text:span text:style-name="T3778">‬</text:span>‬‬<text:span text:style-name="T3779">3</text:span><text:span text:style-name="T3780"> קְרָ֥א אֵלַ֖י וְאֶעֱנֶ֑ךָּ וְאַגִּ֧ידָה לְּךָ֛ גְּדֹל֥וֹת וּבְצֻר֖וֹת לֹ֥א יְדַעְתָּֽם׃</text:span><text:span text:style-name="T3781"><text:s/>ס<text:s/></text:span><text:span text:style-name="T3782">‬</text:span><text:span text:style-name="T3783">‬</text:span><text:span text:style-name="T3784">‬</text:span>‬<text:span text:style-name="T3785">4</text:span><text:span text:style-name="T3786"> כִּי֩ כֹ֨ה אָמַ֤ר יְהוָה֙ אֱלֹהֵ֣י יִשְׂרָאֵ֔ל עַל־בָּתֵּי֙ הָעִ֣יר הַזֹּ֔את וְעַל־בָּתֵּ֖י מַלְכֵ֣י יְהוּדָ֑ה הַנְּתֻצִ֕ים אֶל־הַסֹּלְל֖וֹת וְאֶל־הֶחָֽרֶב׃<text:s/></text:span><text:span text:style-name="T3787">‬</text:span><text:span text:style-name="T3788">‬</text:span>‬‬<text:span text:style-name="T3789">5</text:span><text:span text:style-name="T3790"> בָּאִ֗ים לְהִלָּחֵם֙ אֶת־הַכַּשְׂדִּ֔ים וּלְמַלְאָם֙ אֶת־</text:span><text:soft-page-break/><text:span text:style-name="T3791">פִּגְרֵ֣י הָאָדָ֔ם אֲשֶׁר־הִכֵּ֥יתִי בְאַפִּ֖י וּבַחֲמָתִ֑י וַאֲשֶׁ֨ר הִסְתַּ֤רְתִּי פָנַי֙ מֵהָעִ֣יר הַזֹּ֔את עַ֖ל כָּל־רָעָתָֽם׃<text:s/></text:span><text:span text:style-name="T3792">‬</text:span><text:span text:style-name="T3793">‬</text:span>‬‬<text:span text:style-name="T3794">6</text:span><text:span text:style-name="T3795"> הִנְנִ֧י מַעֲלֶה־לָּ֛הּ אֲרֻכָ֥ה וּמַרְפֵּ֖א וּרְפָאתִ֑ים וְגִלֵּיתִ֣י לָהֶ֔ם עֲתֶ֥רֶת שָׁל֖וֹם וֶאֱמֶֽת׃<text:s/></text:span><text:span text:style-name="T3796">‬</text:span><text:span text:style-name="T3797">‬</text:span>‬‬<text:span text:style-name="T3798">7</text:span><text:span text:style-name="T3799"> וַהֲשִֽׁבֹתִי֙ אֶת־שְׁב֣וּת יְהוּדָ֔ה וְאֵ֖ת שְׁב֣וּת יִשְׂרָאֵ֑ל וּבְנִתִ֖ים כְּבָרִֽאשֹׁנָֽה׃<text:s/></text:span><text:span text:style-name="T3800">‬</text:span><text:span text:style-name="T3801">‬</text:span>‬‬<text:span text:style-name="T3802">8</text:span><text:span text:style-name="T3803"> וְטִ֣הַרְתִּ֔ים מִכָּל־עֲוֺנָ֖ם אֲשֶׁ֣ר חָֽטְאוּ־לִ֑י וְסָלַחְתִּ֗י *לכול־**לְכָל־עֲוֺנֽוֹתֵיהֶם֙ אֲשֶׁ֣ר חָֽטְאוּ־לִ֔י וַאֲשֶׁ֖ר פָּ֥שְׁעוּ בִֽי׃<text:s/></text:span><text:span text:style-name="T3804">‬</text:span><text:span text:style-name="T3805">‬</text:span>‬<text:span text:style-name="T3806">9</text:span><text:span text:style-name="T3807"> וְהָ֣יְתָה לִּ֗י לְשֵׁ֤ם שָׂשׂוֹן֙ לִתְהִלָּ֣ה וּלְתִפְאֶ֔רֶת לְכֹ֖ל גּוֹיֵ֣י הָאָ֑רֶץ אֲשֶׁ֨ר יִשְׁמְע֜וּ אֶת־כָּל־הַטּוֹבָ֗ה אֲשֶׁ֤ר אָֽנֹכִי֙ עֹשֶׂ֣ה אֹתָ֔ם וּפָחֲד֣וּ וְרָֽגְז֗וּ עַ֤ל כָּל־הַטּוֹבָה֙ וְעַ֣ל כָּל־הַשָּׁל֔וֹם אֲשֶׁ֥ר אָֽנֹכִ֖י עֹ֥שֶׂה לָּֽהּ׃</text:span><text:span text:style-name="T3808"><text:s/>ס<text:s/></text:span><text:span text:style-name="T3809">‬</text:span><text:span text:style-name="T3810">‬</text:span><text:span text:style-name="T3811">‬</text:span>‬<text:span text:style-name="T3812">10</text:span><text:span text:style-name="T3813"> כֹּ֣ה ׀ אָמַ֣ר יְהוָ֗ה עוֹד֮ יִשָּׁמַ֣ע בַּמָּקוֹם־הַזֶּה֒ אֲשֶׁר֙ אַתֶּ֣ם אֹֽמְרִ֔ים חָרֵ֣ב ה֔וּא מֵאֵ֥ין אָדָ֖ם וּמֵאֵ֣ין בְּהֵמָ֑ה בְּעָרֵ֤י יְהוּדָה֙ וּבְחֻצ֣וֹת יְרוּשָׁלִַ֔ם הַֽנְשַׁמּ֗וֹת מֵאֵ֥ין אָדָ֛ם וּמֵאֵ֥ין יוֹשֵׁ֖ב וּמֵאֵ֥ין בְּהֵמָֽה׃<text:s/></text:span><text:span text:style-name="T3814">‬</text:span><text:span text:style-name="T3815">‬</text:span>‬‬<text:span text:style-name="T3816">11</text:span><text:span text:style-name="T3817"> ק֣וֹל שָׂשׂ֞וֹן וְק֣וֹל שִׂמְחָ֗ה ק֣וֹל חָתָן֮ וְק֣וֹל כַּלָּה֒ ק֣וֹל אֹמְרִ֡ים הוֹדוּ֩ אֶת־יְהוָ֨ה צְבָא֜וֹת כִּֽי־ט֤וֹב יְהוָה֙ כִּֽי־לְעוֹלָ֣ם חַסְדּ֔וֹ מְבִאִ֥ים תּוֹדָ֖ה בֵּ֣ית יְהוָ֑ה כִּֽי־אָשִׁ֧יב אֶת־שְׁבוּת־הָאָ֛רֶץ כְּבָרִאשֹׁנָ֖ה אָמַ֥ר יְהוָֽה׃</text:span><text:span text:style-name="T3818"><text:s/>ס<text:s/></text:span><text:span text:style-name="T3819">‬</text:span><text:span text:style-name="T3820">‬</text:span><text:span text:style-name="T3821">‬</text:span>‬<text:span text:style-name="T3822">12</text:span><text:span text:style-name="T3823"> כֹּֽה־אָמַר֮ יְהוָ֣ה צְבָאוֹת֒ ע֞וֹד יִֽהְיֶ֣ה ׀ בַּמָּק֣וֹם הַזֶּ֗ה הֶחָרֵ֛ב מֵֽאֵין־אָדָ֥ם וְעַד־בְּהֵמָ֖ה וּבְכָל־עָרָ֑יו נְוֵ֣ה רֹעִ֔ים מַרְבִּצִ֖ים צֹֽאן׃<text:s/></text:span><text:span text:style-name="T3824">‬</text:span><text:span text:style-name="T3825">‬</text:span>‬‬<text:span text:style-name="T3826">13</text:span><text:span text:style-name="T3827"> בְּעָרֵ֨י הָהָ֜ר בְּעָרֵ֤י הַשְּׁפֵלָה֙ וּבְעָרֵ֣י הַנֶּ֔גֶב וּבְאֶ֧רֶץ בִּנְיָמִ֛ן וּבִסְבִיבֵ֥י יְרוּשָׁלַ֖͏ִם וּבְעָרֵ֣י יְהוּדָ֑ה עֹ֣ד תַּעֲבֹ֧רְנָה הַצֹּ֛אן עַל־יְדֵ֥י מוֹנֶ֖ה אָמַ֥ר יְהוָֽה׃</text:span><text:span text:style-name="T3828"><text:s/>ס<text:s/></text:span><text:span text:style-name="T3829">‬</text:span><text:span text:style-name="T3830">‬</text:span><text:span text:style-name="T3831">‬</text:span>‬<text:span text:style-name="T3832">14</text:span><text:span text:style-name="T3833"> הִנֵּ֛ה יָמִ֥ים בָּאִ֖ים נְאֻם־יְהוָ֑ה וַהֲקֽ͏ִמֹתִי֙ אֶת־הַדָּבָ֣ר הַטּ֔וֹב אֲשֶׁ֥ר דִּבַּ֛רְתִּי אֶל־בֵּ֥ית יִשְׂרָאֵ֖ל וְעַל־בֵּ֥ית יְהוּדָֽה׃<text:s/></text:span><text:span text:style-name="T3834">‬</text:span><text:span text:style-name="T3835">‬</text:span>‬‬<text:span text:style-name="T3836">15</text:span><text:span text:style-name="T3837"> בַּיָּמִ֤ים הָהֵם֙ וּבָעֵ֣ת הַהִ֔יא אַצְמִ֥יחַ לְדָוִ֖ד צֶ֣מַח צְדָקָ֑ה וְעָשָׂ֛ה מִשְׁפָּ֥ט וּצְדָקָ֖ה בָּאָֽרֶץ׃<text:s/></text:span><text:span text:style-name="T3838">‬</text:span><text:span text:style-name="T3839">‬</text:span>‬‬<text:span text:style-name="T3840">16</text:span><text:span text:style-name="T3841"> בַּיָּמִ֤ים הָהֵם֙ תִּוָּשַׁ֣ע יְהוּדָ֔ה וִירוּשָׁלַ֖͏ִם תִּשְׁכּ֣וֹן לָבֶ֑טַח וְזֶ֥ה אֲשֶׁר־יִקְרָא־לָ֖הּ יְהוָ֥ה ׀ צִדְקֵֽנוּ׃</text:span><text:span text:style-name="T3842"><text:s/>ס<text:s/></text:span><text:span text:style-name="T3843">‬</text:span><text:span text:style-name="T3844">‬</text:span><text:span text:style-name="T3845">‬</text:span>‬<text:span text:style-name="T3846">17</text:span><text:span text:style-name="T3847"> כִּי־כֹ֖ה אָמַ֣ר יְהוָ֑ה לֹֽא־יִכָּרֵ֣ת לְדָוִ֔ד אִ֕ישׁ יֹשֵׁ֖ב עַל־כִּסֵּ֥א בֵֽית־יִשְׂרָאֵֽל׃<text:s/></text:span><text:span text:style-name="T3848">‬</text:span><text:span text:style-name="T3849">‬</text:span>‬‬<text:span text:style-name="T3850">18</text:span><text:span text:style-name="T3851"> וְלַכֹּהֲנִים֙ הַלְוִיִּ֔ם לֹֽא־יִכָּרֵ֥ת אִ֖ישׁ מִלְּפָנָ֑י מַעֲלֶ֨ה עוֹלָ֜ה וּמַקְטִ֥יר מִנְחָ֛ה וְעֹ֥שֶׂה זֶּ֖בַח כָּל־הַיָּמִֽים׃</text:span><text:span text:style-name="T3852"><text:s/>ס<text:s/></text:span><text:span text:style-name="T3853">‬</text:span><text:span text:style-name="T3854">‬</text:span><text:span text:style-name="T3855">‬</text:span>‬‬‬<text:span text:style-name="T3856">19</text:span><text:span text:style-name="T3857"> וַֽיְהִי֙ דְּבַר־יְהוָ֔ה אֶֽל־יִרְמְיָ֖הוּ לֵאמֽוֹר׃<text:s/></text:span><text:span text:style-name="T3858">‬</text:span><text:span text:style-name="T3859">‬</text:span>‬‬<text:span text:style-name="T3860">20</text:span><text:span text:style-name="T3861"> כֹּ֚ה אָמַ֣ר יְהוָ֔ה אִם־תָּפֵ֙רוּ֙ אֶת־בְּרִיתִ֣י הַיּ֔וֹם וְאֶת־בְּרִיתִ֖י הַלָּ֑יְלָה וּלְבִלְתִּ֛י הֱי֥וֹת יֽוֹמָם־וָלַ֖יְלָה בְּעִתָּֽם׃<text:s/></text:span><text:span text:style-name="T3862">‬</text:span><text:span text:style-name="T3863">‬</text:span>‬‬<text:span text:style-name="T3864">21</text:span><text:span text:style-name="T3865"> גַּם־בְּרִיתִ֤י תֻפַר֙ אֶת־דָּוִ֣ד עַבְדִּ֔י מִהְיֽוֹת־ל֥וֹ בֵ֖ן מֹלֵ֣ךְ עַל־כִּסְא֑וֹ וְאֶת־הַלְוִיִּ֥ם הַכֹּהֲנִ֖ים מְשָׁרְתָֽי׃<text:s/></text:span><text:span text:style-name="T3866">‬</text:span><text:span text:style-name="T3867">‬</text:span>‬‬<text:span text:style-name="T3868">22</text:span><text:span text:style-name="T3869"> אֲשֶׁ֤ר לֹֽא־יִסָּפֵר֙ צְבָ֣א הַשָּׁמַ֔יִם וְלֹ֥א יִמַּ֖ד ח֣וֹל הַיָּ֑ם כֵּ֣ן אַרְבֶּ֗ה אֶת־זֶ֙רַע֙ דָּוִ֣ד עַבְדִּ֔י וְאֶת־הַלְוִיִּ֖ם מְשָׁרְתֵ֥י אֹתִֽי׃</text:span><text:span text:style-name="T3870"><text:s/>ס<text:s/></text:span><text:span text:style-name="T3871">‬</text:span><text:span text:style-name="T3872">‬</text:span><text:span text:style-name="T3873">‬</text:span>‬<text:span text:style-name="T3874">23</text:span><text:span text:style-name="T3875"> וַֽיְהִי֙ דְּבַר־יְהוָ֔ה אֶֽל־יִרְמְיָ֖הוּ לֵאמֹֽר׃<text:s/></text:span><text:span text:style-name="T3876">‬</text:span><text:span text:style-name="T3877">‬</text:span>‬‬<text:span text:style-name="T3878">24</text:span><text:span text:style-name="T3879"> הֲל֣וֹא רָאִ֗יתָ מָֽה־הָעָ֤ם הַזֶּה֙ דִּבְּר֣וּ לֵאמֹ֔ר שְׁתֵּ֣י הַמִּשְׁפָּח֗וֹת אֲשֶׁ֨ר בָּחַ֧ר יְהוָ֛ה בָּהֶ֖ם וַיִּמְאָסֵ֑ם וְאֶת־עַמִּי֙ יִנְאָצ֔וּן מִֽהְי֥וֹת ע֖וֹד גּ֥וֹי לִפְנֵיהֶֽם׃</text:span><text:span text:style-name="T3880"><text:s/>ס<text:s/></text:span><text:span text:style-name="T3881">‬</text:span><text:span text:style-name="T3882">‬</text:span><text:span text:style-name="T3883">‬</text:span>‬<text:span text:style-name="T3884">25</text:span><text:span text:style-name="T3885"> כֹּ֚ה אָמַ֣ר יְהוָ֔ה אִם־לֹ֥א בְרִיתִ֖י יוֹמָ֣ם וָלָ֑יְלָה חֻקּ֛וֹת שָׁמַ֥יִם וָאָ֖רֶץ לֹא־שָֽׂמְתִּי׃<text:s/></text:span><text:span text:style-name="T3886">‬</text:span><text:span text:style-name="T3887">‬</text:span>‬‬<text:span text:style-name="T3888">26</text:span><text:span text:style-name="T3889"> גַּם־זֶ֣רַע יַעֲקוֹב֩ וְדָוִ֨ד עַבְדִּ֜י אֶמְאַ֗ס מִקַּ֤חַת מִזַּרְעוֹ֙ מֹֽשְׁלִ֔ים אֶל־זֶ֥רַע אַבְרָהָ֖ם יִשְׂחָ֣ק וְיַעֲקֹ֑ב כִּֽי־*אשוב **אָשִׁ֥יב אֶת־שְׁבוּתָ֖ם וְרִחַמְתִּֽים׃</text:span><text:span text:style-name="T3890"><text:s/>ס<text:s/></text:span><text:span text:style-name="T3891">‬</text:span><text:span text:style-name="T3892">‬</text:span><text:span text:style-name="T3893">‬</text:span>‬‬‬‬‬‬‬‬‬‬‬‬‬‬‬‬‬‬‬‬‬‬‬‬‬‬</text:p>
      </text:section>
      <text:section text:name="Sect33" text:style-name="S33">
        <text:soft-page-break/>
        <text:p text:style-name="P3894">Jeremiah 34</text:p>
        <text:p text:style-name="P3895"><text:span text:style-name="T3896">1</text:span><text:span text:style-name="T3897"> הַדָּבָ֛ר אֲשֶׁר־הָיָ֥ה אֶֽל־יִרְמְיָ֖הוּ מֵאֵ֣ת יְהוָ֑ה וּנְבוּכַדְרֶאצַּ֣ר מֶֽלֶךְ־בָּבֶ֣ל ׀ וְכָל־חֵיל֡וֹ וְכָל־מַמְלְכ֣וֹת אֶרֶץ֩ מֶמְשֶׁ֨לֶת יָד֜וֹ וְכָל־הָעַמִּ֗ים נִלְחָמִ֧ים עַל־יְרוּשָׁלַ֛͏ִם וְעַל־כָּל־עָרֶ֖יהָ לֵאמֹֽר׃<text:s/></text:span><text:span text:style-name="T3898">2</text:span><text:span text:style-name="T3899"> כֹּֽה־אָמַ֤ר יְהוָה֙ אֱלֹהֵ֣י יִשְׂרָאֵ֔ל הָלֹךְ֙ וְאָ֣מַרְתָּ֔ אֶל־צִדְקִיָּ֖הוּ מֶ֣לֶךְ יְהוּדָ֑ה וְאָמַרְתָּ֣ אֵלָ֗יו כֹּ֚ה אָמַ֣ר יְהוָ֔ה הִנְנִ֨י נֹתֵ֜ן אֶת־הָעִ֤יר הַזֹּאת֙ בְּיַ֣ד מֶֽלֶךְ־בָּבֶ֔ל וּשְׂרָפָ֖הּ בָּאֵֽשׁ׃<text:s/></text:span><text:span text:style-name="T3900">‬</text:span><text:span text:style-name="T3901">‬</text:span>‬‬<text:span text:style-name="T3902">3</text:span><text:span text:style-name="T3903"> וְאַתָּ֗ה לֹ֤א תִמָּלֵט֙ מִיָּד֔וֹ כִּ֚י תָּפֹ֣שׂ תִּתָּפֵ֔שׂ וּבְיָד֖וֹ תִּנָּתֵ֑ן וְֽ֠עֵינֶיךָ אֶת־עֵינֵ֨י מֶֽלֶךְ־בָּבֶ֜ל תִּרְאֶ֗ינָה וּפִ֛יהוּ אֶת־פִּ֥יךָ יְדַבֵּ֖ר וּבָבֶ֥ל תָּבֽוֹא׃<text:s/></text:span><text:span text:style-name="T3904">‬</text:span><text:span text:style-name="T3905">‬</text:span>‬‬<text:span text:style-name="T3906">4</text:span><text:span text:style-name="T3907"> אַ֚ךְ שְׁמַ֣ע דְּבַר־יְהוָ֔ה צִדְקִיָּ֖הוּ מֶ֣לֶךְ יְהוּדָ֑ה כֹּֽה־אָמַ֤ר יְהוָה֙ עָלֶ֔יךָ לֹ֥א תָמ֖וּת בֶּחָֽרֶב׃<text:s/></text:span><text:span text:style-name="T3908">‬</text:span><text:span text:style-name="T3909">‬</text:span>‬‬<text:span text:style-name="T3910">5</text:span><text:span text:style-name="T3911"> בְּשָׁל֣וֹם תָּמ֗וּת וּֽכְמִשְׂרְפ֣וֹת אֲ֠בוֹתֶיךָ הַמְּלָכִ֨ים הָרִֽאשֹׁנִ֜ים אֲשֶׁר־הָי֣וּ לְפָנֶ֗יךָ כֵּ֚ן יִשְׂרְפוּ־לָ֔ךְ וְה֥וֹי אָד֖וֹן יִסְפְּדוּ־לָ֑ךְ כִּֽי־דָבָ֥ר אֲנִֽי־דִבַּ֖רְתִּי נְאֻם־יְהוָֽה׃</text:span><text:span text:style-name="T3912"><text:s/>ס<text:s/></text:span><text:span text:style-name="T3913">‬</text:span><text:span text:style-name="T3914">‬</text:span><text:span text:style-name="T3915">‬</text:span>‬<text:span text:style-name="T3916">6</text:span><text:span text:style-name="T3917"> וַיְדַבֵּר֙ יִרְמְיָ֣הוּ הַנָּבִ֔יא אֶל־צִדְקִיָּ֖הוּ מֶ֣לֶךְ יְהוּדָ֑ה אֵ֛ת כָּל־הַדְּבָרִ֥ים הָאֵ֖לֶּה בִּירוּשָׁלָֽ͏ִם׃<text:s/></text:span><text:span text:style-name="T3918">‬</text:span><text:span text:style-name="T3919">‬</text:span>‬‬<text:span text:style-name="T3920">7</text:span><text:span text:style-name="T3921"> וְחֵ֣יל מֶֽלֶךְ־בָּבֶ֗ל נִלְחָמִים֙ עַל־יְר֣וּשָׁלִַ֔ם וְעַ֛ל כָּל־עָרֵ֥י יְהוּדָ֖ה הַנּֽוֹתָר֑וֹת אֶל־לָכִישׁ֙ וְאֶל־עֲזֵקָ֔ה כִּ֣י הֵ֗נָּה נִשְׁאֲר֛וּ בְּעָרֵ֥י יְהוּדָ֖ה עָרֵ֥י מִבְצָֽר׃<text:s/></text:span><text:span text:style-name="T3922">פ<text:s/></text:span><text:span text:style-name="T3923">‬</text:span><text:span text:style-name="T3924">‬</text:span><text:span text:style-name="T3925">‬</text:span>‬‬‬‬‬‬‬</text:p>
        <text:p text:style-name="P3926"><text:span text:style-name="T3927">8</text:span><text:span text:style-name="T3928"> הַדָּבָ֛ר אֲשֶׁר־הָיָ֥ה אֶֽל־יִרְמְיָ֖הוּ מֵאֵ֣ת יְהוָ֑ה אַחֲרֵ֡י כְּרֹת֩ הַמֶּ֨לֶךְ צִדְקִיָּ֜הוּ בְּרִ֗ית אֶת־כָּל־הָעָם֙ אֲשֶׁ֣ר בִּירֽוּשָׁלִַ֔ם לִקְרֹ֥א לָהֶ֖ם דְּרֽוֹר׃<text:s/></text:span><text:span text:style-name="T3929">‬</text:span><text:span text:style-name="T3930">‬</text:span>‬‬<text:span text:style-name="T3931">9</text:span><text:span text:style-name="T3932"> לְ֠שַׁלַּח אִ֣ישׁ אֶת־עַבְדּ֞וֹ וְאִ֧ישׁ אֶת־שִׁפְחָת֛וֹ הָעִבְרִ֥י וְהָעִבְרִיָּ֖ה חָפְשִׁ֑ים לְבִלְתִּ֧י עֲבָד־בָּ֛ם בִּיהוּדִ֥י אָחִ֖יהוּ אִֽישׁ׃<text:s/></text:span><text:span text:style-name="T3933">‬</text:span><text:span text:style-name="T3934">‬</text:span>‬‬<text:span text:style-name="T3935">10</text:span><text:span text:style-name="T3936"> וַיִּשְׁמְעוּ֩ כָל־הַשָּׂרִ֨ים וְכָל־הָעָ֜ם אֲשֶׁר־בָּ֣אוּ בַבְּרִ֗ית לְ֠שַׁלַּח אִ֣ישׁ אֶת־עַבְדּ֞וֹ וְאִ֤ישׁ אֶת־שִׁפְחָתוֹ֙ חָפְשִׁ֔ים לְבִלְתִּ֥י עֲבָד־בָּ֖ם ע֑וֹד וַֽיִּשְׁמְע֖וּ וַיְשַׁלֵּֽחוּ׃<text:s/></text:span><text:span text:style-name="T3937">‬</text:span><text:span text:style-name="T3938">‬</text:span>‬‬<text:span text:style-name="T3939">11</text:span><text:span text:style-name="T3940"> וַיָּשׁ֙וּבוּ֙ אַחֲרֵי־כֵ֔ן וַיָּשִׁ֗בוּ אֶת־הָֽעֲבָדִים֙ וְאֶת־הַשְּׁפָח֔וֹת אֲשֶׁ֥ר שִׁלְּח֖וּ חָפְשִׁ֑ים *ויכבישום **וַֽיִּכְבְּשׁ֔וּם לַעֲבָדִ֖ים וְלִשְׁפָחֽוֹת׃</text:span><text:span text:style-name="T3941"><text:s/>ס<text:s/></text:span><text:span text:style-name="T3942">‬</text:span><text:span text:style-name="T3943">‬</text:span><text:span text:style-name="T3944">‬</text:span>‬<text:span text:style-name="T3945">12</text:span><text:span text:style-name="T3946"> וַיְהִ֤י דְבַר־יְהוָה֙ אֶֽל־יִרְמְיָ֔הוּ מֵאֵ֥ת יְהוָ֖ה לֵאמֹֽר׃<text:s/></text:span><text:span text:style-name="T3947">‬</text:span><text:span text:style-name="T3948">‬</text:span>‬‬<text:span text:style-name="T3949">13</text:span><text:span text:style-name="T3950"> כֹּֽה־אָמַ֥ר יְהוָ֖ה אֱלֹהֵ֣י יִשְׂרָאֵ֑ל אָנֹכִ֗י כָּרַ֤תִּֽי בְרִית֙ אֶת־אֲב֣וֹתֵיכֶ֔ם בְּי֨וֹם הוֹצִאִ֤י אוֹתָם֙ מֵאֶ֣רֶץ מִצְרַ֔יִם מִבֵּ֥ית עֲבָדִ֖ים לֵאמֹֽר׃<text:s/></text:span><text:span text:style-name="T3951">‬</text:span><text:span text:style-name="T3952">‬</text:span>‬‬<text:span text:style-name="T3953">14</text:span><text:span text:style-name="T3954"> מִקֵּ֣ץ שֶׁ֣בַע שָׁנִ֡ים תְּֽשַׁלְּח֡וּ אִישׁ֩ אֶת־אָחִ֨יו הָעִבְרִ֜י אֲשֶֽׁר־יִמָּכֵ֣ר לְךָ֗ וַעֲבָֽדְךָ֙ שֵׁ֣שׁ שָׁנִ֔ים וְשִׁלַּחְתּ֥וֹ חָפְשִׁ֖י מֵֽעִמָּ֑ךְ וְלֹֽא־שָׁמְע֤וּ אֲבֽוֹתֵיכֶם֙ אֵלַ֔י וְלֹ֥א הִטּ֖וּ אֶת־אָזְנָֽם׃<text:s/></text:span><text:span text:style-name="T3955">‬</text:span><text:span text:style-name="T3956">‬</text:span>‬‬<text:span text:style-name="T3957">15</text:span><text:span text:style-name="T3958"> וַתָּשֻׁ֨בוּ אַתֶּ֜ם הַיּ֗וֹם וַתַּעֲשׂ֤וּ אֶת־הַיָּשָׁר֙ בְּעֵינַ֔י לִקְרֹ֥א דְר֖וֹר אִ֣ישׁ לְרֵעֵ֑הוּ וַתִּכְרְת֤וּ בְרִית֙ לְפָנַ֔י בַּבַּ֕יִת אֲשֶׁר־נִקְרָ֥א שְׁמִ֖י עָלָֽיו׃<text:s/></text:span><text:span text:style-name="T3959">‬</text:span><text:span text:style-name="T3960">‬</text:span>‬‬<text:span text:style-name="T3961">16</text:span><text:span text:style-name="T3962"> וַתָּשֻׁ֙בוּ֙ וַתְּחַלְּל֣וּ אֶת־שְׁמִ֔י וַתָּשִׁ֗בוּ אִ֤ישׁ אֶת־עַבְדּוֹ֙ וְאִ֣ישׁ אֶת־שִׁפְחָת֔וֹ אֲשֶׁר־שִׁלַּחְתֶּ֥ם חָפְשִׁ֖ים לְנַפְשָׁ֑ם וַתִּכְבְּשׁ֣וּ אֹתָ֔ם לִֽהְי֣וֹת לָכֶ֔ם לַעֲבָדִ֖ים וְלִשְׁפָחֽוֹת׃</text:span><text:span text:style-name="T3963"><text:s/>ס<text:s/></text:span><text:span text:style-name="T3964">‬</text:span><text:span text:style-name="T3965">‬</text:span><text:span text:style-name="T3966">‬</text:span>‬<text:span text:style-name="T3967">17</text:span><text:span text:style-name="T3968"> לָכֵן֮ כֹּה־אָמַ֣ר יְהוָה֒ אַתֶּם֙ לֹֽא־שְׁמַעְתֶּ֣ם אֵלַ֔י לִקְרֹ֣א דְר֔וֹר אִ֥ישׁ לְאָחִ֖יו וְאִ֣ישׁ לְרֵעֵ֑הוּ הִנְנִ֣י קֹרֵא֩ לָכֶ֨ם דְּר֜וֹר נְאֻם־יְהוָ֗ה אֶל־הַחֶ֙רֶב֙ אֶל־הַדֶּ֣בֶר וְאֶל־הָרָעָ֔ב וְנָתַתִּ֤י אֶתְכֶם֙ *לזועה **לְזַעֲוָ֔ה לְכֹ֖ל מַמְלְכ֥וֹת הָאָֽרֶץ׃<text:s/></text:span><text:span text:style-name="T3969">‬</text:span><text:span text:style-name="T3970">‬</text:span>‬‬<text:span text:style-name="T3971">18</text:span><text:span text:style-name="T3972"> וְנָתַתִּ֣י<text:s/></text:span><text:soft-page-break/><text:span text:style-name="T3973">אֶת־הָאֲנָשִׁ֗ים הָעֹֽבְרִים֙ אֶת־בְּרִתִ֔י אֲשֶׁ֤ר לֹֽא־הֵקִ֙ימוּ֙ אֶת־דִּבְרֵ֣י הַבְּרִ֔ית אֲשֶׁ֥ר כָּרְת֖וּ לְפָנָ֑י הָעֵ֙גֶל֙ אֲשֶׁ֣ר כָּרְת֣וּ לִשְׁנַ֔יִם וַיַּעַבְר֖וּ בֵּ֥ין בְּתָרָֽיו׃<text:s/></text:span><text:span text:style-name="T3974">‬</text:span><text:span text:style-name="T3975">‬</text:span>‬‬<text:span text:style-name="T3976">19</text:span><text:span text:style-name="T3977"> שָׂרֵ֨י יְהוּדָ֜ה וְשָׂרֵ֣י יְרוּשָׁלִַ֗ם הַסָּֽרִסִים֙ וְהַכֹּ֣הֲנִ֔ים וְכֹ֖ל עַ֣ם הָאָ֑רֶץ הָעֹ֣בְרִ֔ים בֵּ֖ין בִּתְרֵ֥י הָעֵֽגֶל׃<text:s/></text:span><text:span text:style-name="T3978">‬</text:span><text:span text:style-name="T3979">‬</text:span>‬‬<text:span text:style-name="T3980">20</text:span><text:span text:style-name="T3981"> וְנָתַתִּ֤י אוֹתָם֙ בְּיַ֣ד אֹֽיְבֵיהֶ֔ם וּבְיַ֖ד מְבַקְשֵׁ֣י נַפְשָׁ֑ם וְהָיְתָ֤ה נִבְלָתָם֙ לְמַֽאֲכָ֔ל לְע֥וֹף הַשָּׁמַ֖יִם וּלְבֶהֱמַ֥ת הָאָֽרֶץ׃<text:s/></text:span><text:span text:style-name="T3982">‬</text:span><text:span text:style-name="T3983">‬</text:span>‬‬<text:span text:style-name="T3984">21</text:span><text:span text:style-name="T3985"> וְאֶת־צִדְקִיָּ֨הוּ מֶֽלֶךְ־יְהוּדָ֜ה וְאֶת־שָׂרָ֗יו אֶתֵּן֙ בְּיַ֣ד אֹֽיְבֵיהֶ֔ם וּבְיַ֖ד מְבַקְשֵׁ֣י נַפְשָׁ֑ם וּבְיַ֗ד חֵ֚יל מֶ֣לֶךְ בָּבֶ֔ל הָעֹלִ֖ים מֵעֲלֵיכֶֽם׃<text:s/></text:span><text:span text:style-name="T3986">‬</text:span><text:span text:style-name="T3987">‬</text:span>‬‬<text:span text:style-name="T3988">22</text:span><text:span text:style-name="T3989"> הִנְנִ֨י מְצַוֶּ֜ה נְאֻם־יְהוָ֗ה וַהֲשִׁ֨בֹתִ֜ים אֶל־הָעִ֤יר הַזֹּאת֙ וְנִלְחֲמ֣וּ עָלֶ֔יהָ וּלְכָד֖וּהָ וּשְׂרָפֻ֣הָ בָאֵ֑שׁ וְאֶת־עָרֵ֧י יְהוּדָ֛ה אֶתֵּ֥ן שְׁמָמָ֖ה מֵאֵ֥ין יֹשֵֽׁב׃<text:s/></text:span><text:span text:style-name="T3990">פ<text:s/></text:span><text:span text:style-name="T3991">‬</text:span><text:span text:style-name="T3992">‬</text:span><text:span text:style-name="T3993">‬</text:span>‬‬‬‬‬‬‬‬‬‬‬‬‬‬‬‬</text:p>
      </text:section>
      <text:section text:name="Sect34" text:style-name="S34">
        <text:p text:style-name="P3994">Jeremiah 35</text:p>
        <text:p text:style-name="P3995"><text:span text:style-name="T3996">1</text:span><text:span text:style-name="T3997"> הַדָּבָ֛ר אֲשֶׁר־הָיָ֥ה אֶֽל־יִרְמְיָ֖הוּ מֵאֵ֣ת יְהוָ֑ה בִּימֵ֨י יְהוֹיָקִ֧ים בֶּן־יֹאשִׁיָּ֛הוּ מֶ֥לֶךְ יְהוּדָ֖ה לֵאמֹֽר׃<text:s/></text:span><text:span text:style-name="T3998">2</text:span><text:span text:style-name="T3999"> הָלוֹךְ֮ אֶל־בֵּ֣ית הָרֵכָבִים֒ וְדִבַּרְתָּ֣ אוֹתָ֔ם וַהֲבִֽאוֹתָם֙ בֵּ֣ית יְהוָ֔ה אֶל־אַחַ֖ת הַלְּשָׁכ֑וֹת וְהִשְׁקִיתָ֥ אוֹתָ֖ם יָֽיִן׃<text:s/></text:span><text:span text:style-name="T4000">‬</text:span><text:span text:style-name="T4001">‬</text:span>‬‬<text:span text:style-name="T4002">3</text:span><text:span text:style-name="T4003"> וָאֶקַּ֞ח אֶת־יַאֲזַנְיָ֤ה בֶֽן־יִרְמְיָ֙הוּ֙ בֶּן־חֲבַצִּנְיָ֔ה וְאֶת־אֶחָ֖יו וְאֶת־כָּל־בָּנָ֑יו וְאֵ֖ת כָּל־בֵּ֥ית הָרֵכָבִֽים׃<text:s/></text:span><text:span text:style-name="T4004">‬</text:span><text:span text:style-name="T4005">‬</text:span>‬‬<text:span text:style-name="T4006">4</text:span><text:span text:style-name="T4007"> וָאָבִ֤א אֹתָם֙ בֵּ֣ית יְהוָ֔ה אֶל־לִשְׁכַּ֗ת בְּנֵ֛י חָנָ֥ן בֶּן־יִגְדַּלְיָ֖הוּ אִ֣ישׁ הָאֱלֹהִ֑ים אֲשֶׁר־אֵ֙צֶל֙ לִשְׁכַּ֣ת הַשָּׂרִ֔ים אֲשֶׁ֣ר מִמַּ֗עַל לְלִשְׁכַּ֛ת מַעֲשֵׂיָ֥הוּ בֶן־שַׁלֻּ֖ם שֹׁמֵ֥ר הַסַּֽף׃<text:s/></text:span><text:span text:style-name="T4008">‬</text:span><text:span text:style-name="T4009">‬</text:span>‬‬<text:span text:style-name="T4010">5</text:span><text:span text:style-name="T4011"> וָאֶתֵּ֞ן לִפְנֵ֣י ׀ בְּנֵ֣י בֵית־הָרֵכָבִ֗ים גְּבִעִ֛ים מְלֵאִ֥ים יַ֖יִן וְכֹס֑וֹת וָאֹמַ֥ר אֲלֵיהֶ֖ם שְׁתוּ־יָֽיִן׃<text:s/></text:span><text:span text:style-name="T4012">‬</text:span><text:span text:style-name="T4013">‬</text:span>‬‬<text:span text:style-name="T4014">6</text:span><text:span text:style-name="T4015"> וַיֹּאמְר֖וּ לֹ֣א נִשְׁתֶּה־יָּ֑יִן כִּי֩ יוֹנָדָ֨ב בֶּן־רֵכָ֜ב אָבִ֗ינוּ צִוָּ֤ה עָלֵ֙ינוּ֙ לֵאמֹ֔ר לֹ֧א תִשְׁתּוּ־יַ֛יִן אַתֶּ֥ם וּבְנֵיכֶ֖ם עַד־עוֹלָֽם׃<text:s/></text:span><text:span text:style-name="T4016">‬</text:span><text:span text:style-name="T4017">‬</text:span>‬‬<text:span text:style-name="T4018">7</text:span><text:span text:style-name="T4019"> וּבַ֣יִת לֹֽא־תִבְנ֗וּ וְזֶ֤רַע לֹֽא־תִזְרָ֙עוּ֙ וְכֶ֣רֶם לֹֽא־תִטָּ֔עוּ וְלֹ֥א יִֽהְיֶ֖ה לָכֶ֑ם כִּ֠י בָּאֳהָלִ֤ים תֵּֽשְׁבוּ֙ כָּל־יְמֵיכֶ֔ם לְמַ֨עַן תִּֽחְי֜וּ יָמִ֤ים רַבִּים֙ עַל־פְּנֵ֣י הָאֲדָמָ֔ה אֲשֶׁ֥ר אַתֶּ֖ם גָּרִ֥ים שָֽׁם׃<text:s/></text:span><text:span text:style-name="T4020">‬</text:span><text:span text:style-name="T4021">‬</text:span>‬‬<text:span text:style-name="T4022">8</text:span><text:span text:style-name="T4023"> וַנִּשְׁמַ֗ע בְּק֨וֹל יְהוֹנָדָ֤ב בֶּן־רֵכָב֙ אָבִ֔ינוּ לְכֹ֖ל אֲשֶׁ֣ר צִוָּ֑נוּ לְבִלְתִּ֤י שְׁתֽוֹת־יַ֙יִן֙ כָּל־יָמֵ֔ינוּ אֲנַ֣חְנוּ נָשֵׁ֔ינוּ בָּנֵ֖ינוּ וּבְנֹתֵֽינוּ׃<text:s/></text:span><text:span text:style-name="T4024">‬</text:span><text:span text:style-name="T4025">‬</text:span>‬‬<text:span text:style-name="T4026">9</text:span><text:span text:style-name="T4027"> וּלְבִלְתִּ֛י בְּנ֥וֹת בָּתִּ֖ים לְשִׁבְתֵּ֑נוּ וְכֶ֧רֶם וְשָׂדֶ֛ה וָזֶ֖רַע לֹ֥א יִֽהְיֶה־לָּֽנוּ׃<text:s/></text:span><text:span text:style-name="T4028">‬</text:span><text:span text:style-name="T4029">‬</text:span>‬‬<text:span text:style-name="T4030">10</text:span><text:span text:style-name="T4031"> וַנֵּ֖שֶׁב בָּֽאֳהָלִ֑ים וַנִּשְׁמַ֣ע וַנַּ֔עַשׂ כְּכֹ֥ל אֲשֶׁר־צִוָּ֖נוּ יוֹנָדָ֥ב אָבִֽינוּ׃<text:s/></text:span><text:span text:style-name="T4032">‬</text:span><text:span text:style-name="T4033">‬</text:span>‬‬<text:span text:style-name="T4034">11</text:span><text:span text:style-name="T4035"> וַיְהִ֗י בַּעֲל֨וֹת נְבוּכַדְרֶאצַּ֥ר מֶֽלֶךְ־בָּבֶל֮ אֶל־הָאָרֶץ֒ וַנֹּ֗אמֶר בֹּ֚אוּ וְנָב֣וֹא יְרוּשָׁלִַ֔ם מִפְּנֵי֙ חֵ֣יל הַכַּשְׂדִּ֔ים וּמִפְּנֵ֖י חֵ֣יל אֲרָ֑ם וַנֵּ֖שֶׁב בִּירוּשָׁלָֽ͏ִם׃<text:s/></text:span><text:span text:style-name="T4036">פ<text:s/></text:span><text:span text:style-name="T4037">‬</text:span><text:span text:style-name="T4038">‬</text:span><text:span text:style-name="T4039">‬</text:span>‬‬‬‬‬‬‬‬‬‬‬</text:p>
        <text:p text:style-name="P4040"><text:span text:style-name="T4041">12</text:span><text:span text:style-name="T4042"> וַֽיְהִי֙ דְּבַר־יְהוָ֔ה אֶֽל־יִרְמְיָ֖הוּ לֵאמֹֽר׃<text:s/></text:span><text:span text:style-name="T4043">‬</text:span><text:span text:style-name="T4044">‬</text:span>‬‬<text:span text:style-name="T4045">13</text:span><text:span text:style-name="T4046"> כֹּֽה־אָמַ֞ר יְהוָ֤ה צְבָאוֹת֙ אֱלֹהֵ֣י יִשְׂרָאֵ֔ל הָלֹ֤ךְ וְאָֽמַרְתָּ֙ לְאִ֣ישׁ יְהוּדָ֔ה וּלְיֽוֹשְׁבֵ֖י יְרֽוּשָׁלָ֑͏ִם הֲל֨וֹא תִקְח֥וּ מוּסָ֛ר לִשְׁמֹ֥עַ אֶל־דְּבָרַ֖י נְאֻם־יְהוָֽה׃<text:s/></text:span><text:span text:style-name="T4047">‬</text:span><text:span text:style-name="T4048">‬</text:span>‬‬<text:span text:style-name="T4049">14</text:span><text:span text:style-name="T4050"> הוּקַ֡ם אֶת־דִּבְרֵ֣י יְהוֹנָדָ֣ב בֶּן־רֵ֠כָב אֲשֶׁר־צִוָּ֨ה אֶת־בָּנָ֜יו לְבִלְתִּ֣י שְׁתֽוֹת־יַ֗יִן וְלֹ֤א שָׁתוּ֙ עַד־הַיּ֣וֹם הַזֶּ֔ה כִּ֣י שָֽׁמְע֔וּ אֵ֖ת מִצְוַ֣ת אֲבִיהֶ֑ם וְאָ֨נֹכִ֜י דִּבַּ֤רְתִּי אֲלֵיכֶם֙ הַשְׁכֵּ֣ם וְדַבֵּ֔ר וְלֹ֥א שְׁמַעְתֶּ֖ם אֵלָֽי׃<text:s/></text:span><text:span text:style-name="T4051">‬</text:span><text:span text:style-name="T4052">‬</text:span>‬‬<text:span text:style-name="T4053">15</text:span><text:span text:style-name="T4054"> וָאֶשְׁלַ֣ח אֲלֵיכֶ֣ם אֶת־כָּל־עֲבָדַ֣י הַנְּבִאִ֣ים ׀ הַשְׁכֵּ֣ים וְשָׁלֹ֣חַ ׀ לֵאמֹ֡ר שֻׁבוּ־נָ֡א אִישׁ֩ מִדַּרְכּ֨וֹ הָרָעָ֜ה וְהֵיטִ֣יבוּ מַֽעַלְלֵיכֶ֗ם וְאַל־</text:span><text:soft-page-break/><text:span text:style-name="T4055">תֵּ֨לְכ֜וּ אַחֲרֵ֨י אֱלֹהִ֤ים אֲחֵרִים֙ לְעָבְדָ֔ם וּשְׁבוּ֙ אֶל־הָ֣אֲדָמָ֔ה אֲשֶׁר־נָתַ֥תִּי לָכֶ֖ם וְלַאֲבֹֽתֵיכֶ֑ם וְלֹ֤א הִטִּיתֶם֙ אֶֽת־אָזְנְכֶ֔ם וְלֹ֥א שְׁמַעְתֶּ֖ם אֵלָֽי׃<text:s/></text:span><text:span text:style-name="T4056">‬</text:span><text:span text:style-name="T4057">‬</text:span>‬‬<text:span text:style-name="T4058">16</text:span><text:span text:style-name="T4059"> כִּ֣י הֵקִ֗ימוּ בְּנֵי֙ יְהוֹנָדָ֣ב בֶּן־רֵכָ֔ב אֶת־מִצְוַ֥ת אֲבִיהֶ֖ם אֲשֶׁ֣ר צִוָּ֑ם וְהָעָ֣ם הַזֶּ֔ה לֹ֥א שָׁמְע֖וּ אֵלָֽי׃</text:span><text:span text:style-name="T4060"><text:s/>ס<text:s/></text:span><text:span text:style-name="T4061">‬</text:span><text:span text:style-name="T4062">‬</text:span><text:span text:style-name="T4063">‬</text:span>‬<text:span text:style-name="T4064">17</text:span><text:span text:style-name="T4065"> לָ֠כֵן כֹּֽה־אָמַ֨ר יְהוָ֜ה אֱלֹהֵ֤י צְבָאוֹת֙ אֱלֹהֵ֣י יִשְׂרָאֵ֔ל הִנְנִ֧י מֵבִ֣יא אֶל־יְהוּדָ֗ה וְאֶ֤ל כָּל־יֽוֹשְׁבֵי֙ יְר֣וּשָׁלִַ֔ם אֵ֚ת כָּל־הָ֣רָעָ֔ה אֲשֶׁ֥ר דִּבַּ֖רְתִּי עֲלֵיהֶ֑ם יַ֣עַן דִּבַּ֤רְתִּי אֲלֵיהֶם֙ וְלֹ֣א שָׁמֵ֔עוּ וָאֶקְרָ֥א לָהֶ֖ם וְלֹ֥א עָנֽוּ׃<text:s/></text:span><text:span text:style-name="T4066">‬</text:span><text:span text:style-name="T4067">‬</text:span>‬‬<text:span text:style-name="T4068">18</text:span><text:span text:style-name="T4069"> וּלְבֵ֨ית הָרֵכָבִ֜ים אָמַ֣ר יִרְמְיָ֗הוּ כֹּֽה־אָמַ֞ר יְהוָ֤ה צְבָאוֹת֙ אֱלֹהֵ֣י יִשְׂרָאֵ֔ל יַ֚עַן אֲשֶׁ֣ר שְׁמַעְתֶּ֔ם עַל־מִצְוַ֖ת יְהוֹנָדָ֣ב אֲבִיכֶ֑ם וַֽתִּשְׁמְרוּ֙ אֶת־כָּל־מִצְוֺתָ֔יו וַֽתַּעֲשׂ֔וּ כְּכֹ֥ל אֲשֶׁר־צִוָּ֖ה אֶתְכֶֽם׃</text:span><text:span text:style-name="T4070"><text:s/>ס<text:s/></text:span><text:span text:style-name="T4071">‬</text:span><text:span text:style-name="T4072">‬</text:span><text:span text:style-name="T4073">‬</text:span>‬<text:span text:style-name="T4074">19</text:span><text:span text:style-name="T4075"> לָכֵ֗ן כֹּ֥ה אָמַ֛ר יְהוָ֥ה צְבָא֖וֹת אֱלֹהֵ֣י יִשְׂרָאֵ֑ל לֹֽא־יִכָּרֵ֨ת אִ֜ישׁ לְיוֹנָדָ֧ב בֶּן־רֵכָ֛ב עֹמֵ֥ד לְפָנַ֖י כָּל־הַיָּמִֽים׃<text:s/></text:span><text:span text:style-name="T4076">פ<text:s/></text:span><text:span text:style-name="T4077">‬</text:span><text:span text:style-name="T4078">‬</text:span><text:span text:style-name="T4079">‬</text:span>‬‬‬‬‬‬‬‬‬</text:p>
      </text:section>
      <text:section text:name="Sect35" text:style-name="S35">
        <text:p text:style-name="P4080">Jeremiah 36</text:p>
        <text:p text:style-name="P4081"><text:span text:style-name="T4082">1</text:span><text:span text:style-name="T4083"> וַֽיְהִי֙ בַּשָּׁנָ֣ה הָרְבִיעִ֔ת לִיהוֹיָקִ֥ים בֶּן־יֹאשִׁיָּ֖הוּ מֶ֣לֶךְ יְהוּדָ֑ה הָיָ֞ה הַדָּבָ֤ר הַזֶּה֙ אֶֽל־יִרְמְיָ֔הוּ מֵאֵ֥ת יְהוָ֖ה לֵאמֹֽר׃<text:s/></text:span><text:span text:style-name="T4084">2</text:span><text:span text:style-name="T4085"> קַח־לְךָ֮ מְגִלַּת־סֵפֶר֒ וְכָתַבְתָּ֣ אֵלֶ֗יהָ אֵ֣ת כָּל־הַדְּבָרִ֞ים אֲשֶׁר־דִּבַּ֧רְתִּי אֵלֶ֛יךָ עַל־יִשְׂרָאֵ֥ל וְעַל־יְהוּדָ֖ה וְעַל־כָּל־הַגּוֹיִ֑ם מִיּ֞וֹם דִּבַּ֤רְתִּי אֵלֶ֙יךָ֙ מִימֵ֣י יֹאשִׁיָּ֔הוּ וְעַ֖ד הַיּ֥וֹם הַזֶּֽה׃<text:s/></text:span><text:span text:style-name="T4086">‬</text:span><text:span text:style-name="T4087">‬</text:span>‬‬<text:span text:style-name="T4088">3</text:span><text:span text:style-name="T4089"> אוּלַ֤י יִשְׁמְעוּ֙ בֵּ֣ית יְהוּדָ֔ה אֵ֚ת כָּל־הָ֣רָעָ֔ה אֲשֶׁ֛ר אָנֹכִ֥י חֹשֵׁ֖ב לַעֲשׂ֣וֹת לָהֶ֑ם לְמַ֣עַן יָשׁ֗וּבוּ אִ֚ישׁ מִדַּרְכּ֣וֹ הָרָעָ֔ה וְסָלַחְתִּ֥י לַעֲוֺנָ֖ם וּלְחַטָּאתָֽם׃</text:span><text:span text:style-name="T4090"><text:s/>ס<text:s/></text:span><text:span text:style-name="T4091">‬</text:span><text:span text:style-name="T4092">‬</text:span><text:span text:style-name="T4093">‬</text:span>‬<text:span text:style-name="T4094">4</text:span><text:span text:style-name="T4095"> וַיִּקְרָ֣א יִרְמְיָ֔הוּ אֶת־בָּר֖וּךְ בֶּן־נֵֽרִיָּ֑ה וַיִּכְתֹּ֨ב בָּר֜וּךְ מִפִּ֣י יִרְמְיָ֗הוּ אֵ֣ת כָּל־דִּבְרֵ֧י יְהוָ֛ה אֲשֶׁר־דִּבֶּ֥ר אֵלָ֖יו עַל־מְגִלַּת־סֵֽפֶר׃<text:s/></text:span><text:span text:style-name="T4096">‬</text:span><text:span text:style-name="T4097">‬</text:span>‬‬<text:span text:style-name="T4098">5</text:span><text:span text:style-name="T4099"> וַיְצַוֶּ֣ה יִרְמְיָ֔הוּ אֶת־בָּר֖וּךְ לֵאמֹ֑ר אֲנִ֣י עָצ֔וּר לֹ֣א אוּכַ֔ל לָב֖וֹא בֵּ֥ית יְהוָֽה׃<text:s/></text:span><text:span text:style-name="T4100">‬</text:span><text:span text:style-name="T4101">‬</text:span>‬‬<text:span text:style-name="T4102">6</text:span><text:span text:style-name="T4103"> וּבָאתָ֣ אַתָּ֡ה וְקָרָ֣אתָ בַמְּגִלָּ֣ה אֲשֶׁר־כָּתַֽבְתָּ־מִפִּי֩ אֶת־דִּבְרֵ֨י יְהוָ֜ה בְּאָזְנֵ֥י הָעָ֛ם בֵּ֥ית יְהוָ֖ה בְּי֣וֹם צ֑וֹם וְגַ֨ם בְּאָזְנֵ֧י כָל־יְהוּדָ֛ה הַבָּאִ֥ים מֵעָרֵיהֶ֖ם תִּקְרָאֵֽם׃<text:s/></text:span><text:span text:style-name="T4104">‬</text:span><text:span text:style-name="T4105">‬</text:span>‬‬<text:span text:style-name="T4106">7</text:span><text:span text:style-name="T4107"> אוּלַ֞י תִּפֹּ֤ל תְּחִנָּתָם֙ לִפְנֵ֣י יְהוָ֔ה וְיָשֻׁ֕בוּ אִ֖ישׁ מִדַּרְכּ֣וֹ הָרָעָ֑ה כִּֽי־גָד֤וֹל הָאַף֙ וְהַ֣חֵמָ֔ה אֲשֶׁר־דִּבֶּ֥ר יְהוָ֖ה אֶל־הָעָ֥ם הַזֶּֽה׃<text:s/></text:span><text:span text:style-name="T4108">‬</text:span><text:span text:style-name="T4109">‬</text:span>‬‬<text:span text:style-name="T4110">8</text:span><text:span text:style-name="T4111"> וַיַּ֗עַשׂ בָּרוּךְ֙ בֶּן־נֵ֣רִיָּ֔ה כְּכֹ֥ל אֲשֶׁר־צִוָּ֖הוּ יִרְמְיָ֣הוּ הַנָּבִ֑יא לִקְרֹ֥א בַסֵּ֛פֶר דִּבְרֵ֥י יְהוָ֖ה בֵּ֥ית יְהֹוָֽה׃</text:span><text:span text:style-name="T4112"><text:s/>ס<text:s/></text:span><text:span text:style-name="T4113">‬</text:span><text:span text:style-name="T4114">‬</text:span><text:span text:style-name="T4115">‬</text:span>‬<text:span text:style-name="T4116">9</text:span><text:span text:style-name="T4117"> וַיְהִ֣י בַשָּׁנָ֣ה הַ֠חֲמִשִׁית לִיהוֹיָקִ֨ים בֶּן־יֹאשִׁיָּ֤הוּ מֶֽלֶךְ־יְהוּדָה֙ בַּחֹ֣דֶשׁ הַתְּשִׁעִ֔י קָרְא֨וּ צ֜וֹם לִפְנֵ֧י יְהוָ֛ה כָּל־הָעָ֖ם בִּירֽוּשָׁלָ֑͏ִם וְכָל־הָעָ֗ם הַבָּאִ֛ים מֵעָרֵ֥י יְהוּדָ֖ה בִּירוּשָׁלָֽ͏ִם׃<text:s/></text:span><text:span text:style-name="T4118">‬</text:span><text:span text:style-name="T4119">‬</text:span>‬‬<text:span text:style-name="T4120">10</text:span><text:span text:style-name="T4121"> וַיִּקְרָ֨א בָר֥וּךְ בַּסֵּ֛פֶר אֶת־דִּבְרֵ֥י יִרְמְיָ֖הוּ בֵּ֣ית יְהוָ֑ה בְּלִשְׁכַּ֡ת גְּמַרְיָהוּ֩ בֶן־שָׁפָ֨ן הַסֹּפֵ֜ר בֶּחָצֵ֣ר הָעֶלְי֗וֹן פֶּ֣תַח שַׁ֤עַר בֵּית־יְהוָה֙ הֶֽחָדָ֔שׁ בְּאָזְנֵ֖י כָּל־הָעָֽם׃<text:s/></text:span><text:span text:style-name="T4122">‬</text:span><text:span text:style-name="T4123">‬</text:span>‬‬<text:span text:style-name="T4124">11</text:span><text:span text:style-name="T4125"> וַ֠יִּשְׁמַ֗ע מִכָ֨יְהוּ בֶן־גְּמַרְיָ֧הוּ בֶן־שָׁפָ֛ן אֶת־כָּל־דִּבְרֵ֥י יְהוָ֖ה מֵעַ֥ל הַסֵּֽפֶר׃<text:s/></text:span><text:span text:style-name="T4126">‬</text:span><text:span text:style-name="T4127">‬</text:span>‬‬<text:span text:style-name="T4128">12</text:span><text:span text:style-name="T4129"> וַיֵּ֤רֶד בֵּית־הַמֶּ֙לֶךְ֙ עַל־לִשְׁכַּ֣ת הַסֹּפֵ֔ר וְהִ֨נֵּה־שָׁ֔ם כָּל־הַשָּׂרִ֖ים יֽוֹשְׁבִ֑ים אֱלִישָׁמָ֣ע הַסֹּפֵ֡ר וּדְלָיָ֣הוּ בֶן־שְׁ֠מַעְיָהוּ וְאֶלְנָתָ֨ן בֶּן־עַכְבּ֜וֹר וּגְמַרְיָ֧הוּ בֶן־שָׁפָ֛ן וְצִדְקִיָּ֥הוּ בֶן־חֲנַנְיָ֖הוּ וְכָל־הַשָּׂרִֽים׃<text:s/></text:span><text:span text:style-name="T4130">‬</text:span><text:span text:style-name="T4131">‬</text:span>‬‬<text:span text:style-name="T4132">13</text:span><text:span text:style-name="T4133"> וַיַּגֵּ֤ד לָהֶם֙ מִכָ֔יְהוּ אֵ֥ת כָּל־הַדְּבָרִ֖ים אֲשֶׁ֣ר שָׁמֵ֑עַ בִּקְרֹ֥א בָר֛וּךְ בַּסֵּ֖פֶר בְּאָזְנֵ֥י הָעָֽם׃<text:s/></text:span><text:span text:style-name="T4134">‬</text:span><text:span text:style-name="T4135">‬</text:span>‬‬<text:span text:style-name="T4136">14</text:span><text:span text:style-name="T4137"> וַיִּשְׁלְח֨וּ כָל־הַשָּׂרִ֜ים אֶל־בָּר֗וּךְ אֶת־יְהוּדִ֡י בֶּן־נְ֠תַנְיָהוּ בֶּן־שֶׁלֶמְיָ֣הוּ בֶן־כּוּשִׁי֮ לֵאמֹר֒ הַמְּגִלָּ֗ה<text:s/></text:span><text:soft-page-break/><text:span text:style-name="T4138">אֲשֶׁ֨ר קָרָ֤אתָ בָּהּ֙ בְּאָזְנֵ֣י הָעָ֔ם קָחֶ֥נָּה בְיָדְךָ֖ וָלֵ֑ךְ וַ֠יִּקַּח בָּר֨וּךְ בֶּן־נֵרִיָּ֤הוּ אֶת־הַמְּגִלָּה֙ בְּיָד֔וֹ וַיָּבֹ֖א אֲלֵיהֶֽם׃<text:s/></text:span><text:span text:style-name="T4139">‬</text:span><text:span text:style-name="T4140">‬</text:span>‬‬<text:span text:style-name="T4141">15</text:span><text:span text:style-name="T4142"> וַיֹּאמְר֣וּ אֵלָ֔יו שֵׁ֣ב נָ֔א וּקְרָאֶ֖נָּה בְּאָזְנֵ֑ינוּ וַיִּקְרָ֥א בָר֖וּךְ בְּאָזְנֵיהֶֽם׃<text:s/></text:span><text:span text:style-name="T4143">‬</text:span><text:span text:style-name="T4144">‬</text:span>‬‬<text:span text:style-name="T4145">16</text:span><text:span text:style-name="T4146"> וַיְהִ֗י כְּשָׁמְעָם֙ אֶת־כָּל־הַדְּבָרִ֔ים פָּחֲד֖וּ אִ֣ישׁ אֶל־רֵעֵ֑הוּ וַיֹּֽאמְרוּ֙ אֶל־בָּר֔וּךְ הַגֵּ֤יד נַגִּיד֙ לַמֶּ֔לֶךְ אֵ֥ת כָּל־הַדְּבָרִ֖ים הָאֵֽלֶּה׃<text:s/></text:span><text:span text:style-name="T4147">‬</text:span><text:span text:style-name="T4148">‬</text:span>‬‬<text:span text:style-name="T4149">17</text:span><text:span text:style-name="T4150"> וְאֶ֨ת־בָּר֔וּךְ שָׁאֲל֖וּ לֵאמֹ֑ר הַגֶּד־נָ֣א לָ֔נוּ אֵ֗יךְ כָּתַ֛בְתָּ אֶת־כָּל־הַדְּבָרִ֥ים הָאֵ֖לֶּה מִפִּֽיו׃<text:s/></text:span><text:span text:style-name="T4151">‬</text:span><text:span text:style-name="T4152">‬</text:span>‬‬<text:span text:style-name="T4153">18</text:span><text:span text:style-name="T4154"> וַיֹּ֤אמֶר לָהֶם֙ בָּר֔וּךְ מִפִּיו֙ יִקְרָ֣א אֵלַ֔י אֵ֥ת כָּל־הַדְּבָרִ֖ים הָאֵ֑לֶּה וַאֲנִ֛י כֹּתֵ֥ב עַל־הַסֵּ֖פֶר בַּדְּיֽוֹ׃<text:s/></text:span><text:span text:style-name="T4155">פ<text:s/></text:span><text:span text:style-name="T4156">‬</text:span><text:span text:style-name="T4157">‬</text:span><text:span text:style-name="T4158">‬</text:span>‬‬‬‬‬‬‬‬‬‬‬‬‬‬‬‬‬‬</text:p>
        <text:p text:style-name="P4159"><text:span text:style-name="T4160">19</text:span><text:span text:style-name="T4161"> וַיֹּאמְר֤וּ הַשָּׂרִים֙ אֶל־בָּר֔וּךְ לֵ֥ךְ הִסָּתֵ֖ר אַתָּ֣ה וְיִרְמְיָ֑הוּ וְאִ֥ישׁ אַל־יֵדַ֖ע אֵיפֹ֥ה אַתֶּֽם׃<text:s/></text:span><text:span text:style-name="T4162">‬</text:span><text:span text:style-name="T4163">‬</text:span>‬‬<text:span text:style-name="T4164">20</text:span><text:span text:style-name="T4165"> וַיָּבֹ֤אוּ אֶל־הַמֶּ֙לֶךְ֙ חָצֵ֔רָה וְאֶת־הַמְּגִלָּ֣ה הִפְקִ֔דוּ בְּלִשְׁכַּ֖ת אֱלִישָׁמָ֣ע הַסֹּפֵ֑ר וַיַּגִּ֙ידוּ֙ בְּאָזְנֵ֣י הַמֶּ֔לֶךְ אֵ֖ת כָּל־הַדְּבָרִֽים׃<text:s/></text:span><text:span text:style-name="T4166">‬</text:span><text:span text:style-name="T4167">‬</text:span>‬‬<text:span text:style-name="T4168">21</text:span><text:span text:style-name="T4169"> וַיִּשְׁלַ֨ח הַמֶּ֜לֶךְ אֶת־יְהוּדִ֗י לָקַ֙חַת֙ אֶת־הַמְּגִלָּ֔ה וַיִּ֨קָּחֶ֔הָ מִלִּשְׁכַּ֖ת אֱלִישָׁמָ֣ע הַסֹּפֵ֑ר וַיִּקְרָאֶ֤הָ יְהוּדִי֙ בְּאָזְנֵ֣י הַמֶּ֔לֶךְ וּבְאָזְנֵי֙ כָּל־הַשָּׂרִ֔ים הָעֹמְדִ֖ים מֵעַ֥ל הַמֶּֽלֶךְ׃<text:s/></text:span><text:span text:style-name="T4170">‬</text:span><text:span text:style-name="T4171">‬</text:span>‬‬<text:span text:style-name="T4172">22</text:span><text:span text:style-name="T4173"> וְהַמֶּ֗לֶךְ יוֹשֵׁב֙ בֵּ֣ית הַחֹ֔רֶף בַּחֹ֖דֶשׁ הַתְּשִׁיעִ֑י וְאֶת־הָאָ֖ח לְפָנָ֥יו מְבֹעָֽרֶת׃<text:s/></text:span><text:span text:style-name="T4174">‬</text:span><text:span text:style-name="T4175">‬</text:span>‬‬<text:span text:style-name="T4176">23</text:span><text:span text:style-name="T4177"> וַיְהִ֣י ׀ כִּקְר֣וֹא יְהוּדִ֗י שָׁלֹ֣שׁ דְּלָתוֹת֮ וְאַרְבָּעָה֒ יִֽקְרָעֶ֙הָ֙ בְּתַ֣עַר הַסֹּפֵ֔ר וְהַשְׁלֵ֕ךְ אֶל־הָאֵ֖שׁ אֲשֶׁ֣ר אֶל־הָאָ֑ח עַד־תֹּם֙ כָּל־הַמְּגִלָּ֔ה עַל־הָאֵ֖שׁ אֲשֶׁ֥ר עַל־הָאָֽח׃<text:s/></text:span><text:span text:style-name="T4178">‬</text:span><text:span text:style-name="T4179">‬</text:span>‬‬<text:span text:style-name="T4180">24</text:span><text:span text:style-name="T4181"> וְלֹ֣א פָחֲד֔וּ וְלֹ֥א קָרְע֖וּ אֶת־בִּגְדֵיהֶ֑ם הַמֶּ֙לֶךְ֙ וְכָל־עֲבָדָ֔יו הַשֹּׁ֣מְעִ֔ים אֵ֥ת כָּל־הַדְּבָרִ֖ים הָאֵֽלֶּה׃<text:s/></text:span><text:span text:style-name="T4182">‬</text:span><text:span text:style-name="T4183">‬</text:span>‬‬<text:span text:style-name="T4184">25</text:span><text:span text:style-name="T4185"> וְגַם֩ אֶלְנָתָ֨ן וּדְלָיָ֤הוּ וּגְמַרְיָ֙הוּ֙ הִפְגִּ֣עוּ בַמֶּ֔לֶךְ לְבִלְתִּ֥י שְׂרֹ֖ף אֶת־הַמְּגִלָּ֑ה וְלֹ֥א שָׁמַ֖ע אֲלֵיהֶֽם׃<text:s/></text:span><text:span text:style-name="T4186">‬</text:span><text:span text:style-name="T4187">‬</text:span>‬‬<text:span text:style-name="T4188">26</text:span><text:span text:style-name="T4189"> וַיְצַוֶּ֣ה הַ֠מֶּלֶךְ אֶת־יְרַחְמְאֵ֨ל בֶּן־הַמֶּ֜לֶךְ וְאֶת־שְׂרָיָ֣הוּ בֶן־עַזְרִיאֵ֗ל וְאֶת־שֶֽׁלֶמְיָ֙הוּ֙ בֶּֽן־עַבְדְּאֵ֔ל לָקַ֙חַת֙ אֶת־בָּר֣וּךְ הַסֹּפֵ֔ר וְאֵ֖ת יִרְמְיָ֣הוּ הַנָּבִ֑יא וַיַּסְתִּרֵ֖ם יְהוָֽה׃</text:span><text:span text:style-name="T4190"><text:s/>ס<text:s/></text:span><text:span text:style-name="T4191">‬</text:span><text:span text:style-name="T4192">‬</text:span><text:span text:style-name="T4193">‬</text:span>‬<text:span text:style-name="T4194">27</text:span><text:span text:style-name="T4195"> וַיְהִ֥י דְבַר־יְהוָ֖ה אֶֽל־יִרְמְיָ֑הוּ אַחֲרֵ֣י ׀ שְׂרֹ֣ף הַמֶּ֗לֶךְ אֶת־הַמְּגִלָּה֙ וְאֶת־הַדְּבָרִ֔ים אֲשֶׁ֨ר כָּתַ֥ב בָּר֛וּךְ מִפִּ֥י יִרְמְיָ֖הוּ לֵאמֹֽר׃<text:s/></text:span><text:span text:style-name="T4196">‬</text:span><text:span text:style-name="T4197">‬</text:span>‬‬<text:span text:style-name="T4198">28</text:span><text:span text:style-name="T4199"> שׁ֥וּב קַח־לְךָ֖ מְגִלָּ֣ה אַחֶ֑רֶת וּכְתֹ֣ב עָלֶ֗יהָ אֵ֤ת כָּל־הַדְּבָרִים֙ הָרִ֣אשֹׁנִ֔ים אֲשֶׁ֣ר הָי֗וּ עַל־הַמְּגִלָּה֙ הָרִ֣אשֹׁנָ֔ה אֲשֶׁ֥ר שָׂרַ֖ף יְהוֹיָקִ֥ים מֶֽלֶךְ־יְהוּדָֽה׃<text:s/></text:span><text:span text:style-name="T4200">‬</text:span><text:span text:style-name="T4201">‬</text:span>‬‬<text:span text:style-name="T4202">29</text:span><text:span text:style-name="T4203"> וְעַל־יְהוֹיָקִ֤ים מֶֽלֶךְ־יְהוּדָה֙ תֹּאמַ֔ר כֹּ֖ה אָמַ֣ר יְהוָ֑ה אַ֠תָּה שָׂרַ֜פְתָּ אֶת־הַמְּגִלָּ֤ה הַזֹּאת֙ לֵאמֹ֔ר מַדּוּעַ֩ כָּתַ֨בְתָּ עָלֶ֜יהָ לֵאמֹ֗ר בֹּֽא־יָב֤וֹא מֶֽלֶךְ־בָּבֶל֙ וְהִשְׁחִית֙ אֶת־הָאָ֣רֶץ הַזֹּ֔את וְהִשְׁבִּ֥ית מִמֶּ֖נָּה אָדָ֥ם וּבְהֵמָֽה׃</text:span><text:span text:style-name="T4204"><text:s/>ס<text:s/></text:span><text:span text:style-name="T4205">‬</text:span><text:span text:style-name="T4206">‬</text:span><text:span text:style-name="T4207">‬</text:span>‬<text:span text:style-name="T4208">30</text:span><text:span text:style-name="T4209"> לָכֵ֞ן כֹּֽה־אָמַ֣ר יְהוָ֗ה עַל־יְהֽוֹיָקִים֙ מֶ֣לֶךְ יְהוּדָ֔ה לֹא־יִֽהְיֶה־לּ֥וֹ יוֹשֵׁ֖ב עַל־כִּסֵּ֣א דָוִ֑ד וְנִבְלָתוֹ֙ תִּֽהְיֶ֣ה מֻשְׁלֶ֔כֶת לַחֹ֥רֶב בַּיּ֖וֹם וְלַקֶּ֥רַח בַּלָּֽיְלָה׃<text:s/></text:span><text:span text:style-name="T4210">‬</text:span><text:span text:style-name="T4211">‬</text:span>‬‬<text:span text:style-name="T4212">31</text:span><text:span text:style-name="T4213"> וּפָקַדְתִּ֨י עָלָ֧יו וְעַל־זַרְע֛וֹ וְעַל־עֲבָדָ֖יו אֶת־עֲוֺנָ֑ם וְהֵבֵאתִ֣י עֲ֠לֵיהֶם וְעַל־יֹשְׁבֵ֨י יְרוּשָׁלִַ֜ם וְאֶל־אִ֣ישׁ יְהוּדָ֗ה אֵ֧ת כָּל־הָרָעָ֛ה אֲשֶׁר־דִּבַּ֥רְתִּי אֲלֵיהֶ֖ם וְלֹ֥א שָׁמֵֽעוּ׃</text:span><text:span text:style-name="T4214"><text:s/>ס<text:s/></text:span><text:span text:style-name="T4215">‬</text:span><text:span text:style-name="T4216">‬</text:span><text:span text:style-name="T4217">‬</text:span>‬<text:span text:style-name="T4218">32</text:span><text:span text:style-name="T4219"> וְיִרְמְיָ֜הוּ לָקַ֣ח ׀ מְגִלָּ֣ה אַחֶ֗רֶת וַֽיִּתְּנָהּ֮ אֶל־בָּר֣וּךְ בֶּן־נֵרִיָּהוּ֮ הַסֹּפֵר֒ וַיִּכְתֹּ֤ב עָלֶ֙יהָ֙ מִפִּ֣י יִרְמְיָ֔הוּ אֵ֚ת כָּל־דִּבְרֵ֣י הַסֵּ֔פֶר אֲשֶׁ֥ר שָׂרַ֛ף יְהוֹיָקִ֥ים מֶֽלֶךְ־יְהוּדָ֖ה בָּאֵ֑שׁ וְע֨וֹד נוֹסַ֧ף עֲלֵיהֶ֛ם דְּבָרִ֥ים רַבִּ֖ים כָּהֵֽמָּה׃</text:span><text:span text:style-name="T4220"><text:s/>ס<text:s/></text:span><text:span text:style-name="T4221">‬</text:span><text:span text:style-name="T4222">‬</text:span><text:span text:style-name="T4223">‬</text:span>‬‬‬‬‬‬‬‬‬‬‬‬‬‬‬</text:p>
      </text:section>
      <text:section text:name="Sect36" text:style-name="S36">
        <text:soft-page-break/>
        <text:p text:style-name="P4224">Jeremiah 37</text:p>
        <text:p text:style-name="P4225"><text:span text:style-name="T4226">1</text:span><text:span text:style-name="T4227"> וַיִּ֨מְלָךְ־מֶ֔לֶךְ צִדְקִיָּ֖הוּ בֶּן־יֹֽאשִׁיָּ֑הוּ תַּ֗חַת כָּנְיָ֙הוּ֙ בֶּן־יְה֣וֹיָקִ֔ים אֲשֶׁ֥ר הִמְלִ֛יךְ נְבוּכַדְרֶאצַּ֥ר מֶֽלֶךְ־בָּבֶ֖ל בְּאֶ֥רֶץ יְהוּדָֽה׃<text:s/></text:span><text:span text:style-name="T4228">2</text:span><text:span text:style-name="T4229"> וְלֹ֥א שָׁמַ֛ע ה֥וּא וַעֲבָדָ֖יו וְעַ֣ם הָאָ֑רֶץ אֶל־דִּבְרֵ֣י יְהוָ֔ה אֲשֶׁ֣ר דִּבֶּ֔ר בְּיַ֖ד יִרְמְיָ֥הוּ הַנָּבִֽיא׃<text:s/></text:span><text:span text:style-name="T4230">‬</text:span><text:span text:style-name="T4231">‬</text:span>‬‬<text:span text:style-name="T4232">3</text:span><text:span text:style-name="T4233"> וַיִּשְׁלַח֩ הַמֶּ֨לֶךְ צִדְקִיָּ֜הוּ אֶת־יְהוּכַ֣ל בֶּן־שֶֽׁלֶמְיָ֗ה וְאֶת־צְפַנְיָ֤הוּ בֶן־מַֽעֲשֵׂיָה֙ הַכֹּהֵ֔ן אֶל־יִרְמְיָ֥הוּ הַנָּבִ֖יא לֵאמֹ֑ר הִתְפַּלֶּל־נָ֣א בַעֲדֵ֔נוּ אֶל־יְהוָ֖ה אֱלֹהֵֽינוּ׃<text:s/></text:span><text:span text:style-name="T4234">‬</text:span><text:span text:style-name="T4235">‬</text:span>‬‬<text:span text:style-name="T4236">4</text:span><text:span text:style-name="T4237"> וְיִרְמְיָ֕הוּ בָּ֥א וְיֹצֵ֖א בְּת֣וֹךְ הָעָ֑ם וְלֹֽא־נָתְנ֥וּ אֹת֖וֹ בֵּ֥ית *הכליא **הַכְּלֽוּא׃<text:s/></text:span><text:span text:style-name="T4238">‬</text:span><text:span text:style-name="T4239">‬</text:span>‬‬<text:span text:style-name="T4240">5</text:span><text:span text:style-name="T4241"> וְחֵ֥יל פַּרְעֹ֖ה יָצָ֣א מִמִּצְרָ֑יִם וַיִּשְׁמְע֨וּ הַכַּשְׂדִּ֜ים הַצָּרִ֤ים עַל־יְרוּשָׁלִַ֙ם֙ אֶת־שִׁמְעָ֔ם וַיֵּ֣עָל֔וּ מֵעַ֖ל יְרוּשָׁלָֽ͏ִם׃<text:s/></text:span><text:span text:style-name="T4242">פ<text:s/></text:span><text:span text:style-name="T4243">‬</text:span><text:span text:style-name="T4244">‬</text:span><text:span text:style-name="T4245">‬</text:span>‬‬‬‬‬</text:p>
        <text:p text:style-name="P4246"><text:span text:style-name="T4247">6</text:span><text:span text:style-name="T4248"> וַֽיְהִי֙ דְּבַר־יְהוָ֔ה אֶל־יִרְמְיָ֥הוּ הַנָּבִ֖יא לֵאמֹֽר׃<text:s/></text:span><text:span text:style-name="T4249">‬</text:span><text:span text:style-name="T4250">‬</text:span>‬‬<text:span text:style-name="T4251">7</text:span><text:span text:style-name="T4252"> כֹּֽה־אָמַ֤ר יְהוָה֙ אֱלֹהֵ֣י יִשְׂרָאֵ֔ל כֹּ֤ה תֹֽאמְרוּ֙ אֶל־מֶ֣לֶךְ יְהוּדָ֔ה הַשֹּׁלֵ֧חַ אֶתְכֶ֛ם אֵלַ֖י לְדָרְשֵׁ֑נִי הִנֵּ֣ה ׀ חֵ֣יל פַּרְעֹ֗ה הַיֹּצֵ֤א לָכֶם֙ לְעֶזְרָ֔ה שָׁ֥ב לְאַרְצ֖וֹ מִצְרָֽיִם׃<text:s/></text:span><text:span text:style-name="T4253">‬</text:span><text:span text:style-name="T4254">‬</text:span>‬‬<text:span text:style-name="T4255">8</text:span><text:span text:style-name="T4256"> וְשָׁ֙בוּ֙ הַכַּשְׂדִּ֔ים וְנִלְחֲמ֖וּ עַל־הָעִ֣יר הַזֹּ֑את וּלְכָדֻ֖הָ וּשְׂרָפֻ֥הָ בָאֵֽשׁ׃</text:span><text:span text:style-name="T4257"><text:s/>ס<text:s/></text:span><text:span text:style-name="T4258">‬</text:span><text:span text:style-name="T4259">‬</text:span><text:span text:style-name="T4260">‬</text:span>‬<text:span text:style-name="T4261">9</text:span><text:span text:style-name="T4262"> כֹּ֣ה ׀ אָמַ֣ר יְהוָ֗ה אַל־תַּשִּׁ֤אוּ נַפְשֹֽׁתֵיכֶם֙ לֵאמֹ֔ר הָלֹ֛ךְ יֵלְכ֥וּ מֵעָלֵ֖ינוּ הַכַּשְׂדִּ֑ים כִּי־לֹ֖א יֵלֵֽכוּ׃<text:s/></text:span><text:span text:style-name="T4263">‬</text:span><text:span text:style-name="T4264">‬</text:span>‬‬<text:span text:style-name="T4265">10</text:span><text:span text:style-name="T4266"> כִּ֣י אִם־הִכִּיתֶ֞ם כָּל־חֵ֤יל כַּשְׂדִּים֙ הַנִּלְחָמִ֣ים אִתְּכֶ֔ם וְנִ֨שְׁאֲרוּ בָ֔ם אֲנָשִׁ֖ים מְדֻקָּרִ֑ים אִ֤ישׁ בְּאָהֳלוֹ֙ יָק֔וּמוּ וְשָֽׂרְפ֛וּ אֶת־הָעִ֥יר הַזֹּ֖את בָּאֵֽשׁ׃<text:s/></text:span><text:span text:style-name="T4267">‬</text:span><text:span text:style-name="T4268">‬</text:span><text:span text:style-name="T4269">‬</text:span>‬‬‬<text:span text:style-name="T4270">11</text:span><text:span text:style-name="T4271"> וְהָיָ֗ה בְּהֵֽעָלוֹת֙ חֵ֣יל הַכַּשְׂדִּ֔ים מֵעַ֖ל יְרֽוּשָׁלָ֑͏ִם מִפְּנֵ֖י חֵ֥יל פַּרְעֹֽה׃</text:span><text:span text:style-name="T4272"><text:s/>ס<text:s/></text:span><text:span text:style-name="T4273">‬</text:span><text:span text:style-name="T4274">‬</text:span><text:span text:style-name="T4275">‬</text:span>‬<text:span text:style-name="T4276">12</text:span><text:span text:style-name="T4277"> וַיֵּצֵ֤א יִרְמְיָ֙הוּ֙ מִיר֣וּשָׁלִַ֔ם לָלֶ֖כֶת אֶ֣רֶץ בִּנְיָמִ֑ן לַחֲלִ֥ק מִשָּׁ֖ם בְּת֥וֹךְ הָעָֽם׃<text:s/></text:span><text:span text:style-name="T4278">‬</text:span><text:span text:style-name="T4279">‬</text:span>‬‬<text:span text:style-name="T4280">13</text:span><text:span text:style-name="T4281"> וַיְהִי־ה֞וּא בְּשַׁ֣עַר בִּנְיָמִ֗ן וְשָׁם֙ בַּ֣עַל פְּקִדֻ֔ת וּשְׁמוֹ֙ יִרְאִיָּ֔יה בֶּן־שֶֽׁלֶמְיָ֖ה בֶּן־חֲנַנְיָ֑ה וַיִּתְפֹּ֞שׂ אֶֽת־יִרְמְיָ֤הוּ הַנָּבִיא֙ לֵאמֹ֔ר אֶל־הַכַּשְׂדִּ֖ים אַתָּ֥ה נֹפֵֽל׃<text:s/></text:span><text:span text:style-name="T4282">‬</text:span><text:span text:style-name="T4283">‬</text:span>‬‬<text:span text:style-name="T4284">14</text:span><text:span text:style-name="T4285"> וַיֹּ֨אמֶר יִרְמְיָ֜הוּ שֶׁ֗קֶר אֵינֶ֤נִּי נֹפֵל֙ עַל־הַכַּשְׂדִּ֔ים וְלֹ֥א שָׁמַ֖ע אֵלָ֑יו וַיִּתְפֹּ֤שׂ יִרְאִיָּיה֙ בְּיִרְמְיָ֔הוּ וַיְבִאֵ֖הוּ אֶל־הַשָּׂרִֽים׃<text:s/></text:span><text:span text:style-name="T4286">‬</text:span><text:span text:style-name="T4287">‬</text:span>‬‬<text:span text:style-name="T4288">15</text:span><text:span text:style-name="T4289"> וַיִּקְצְפ֧וּ הַשָּׂרִ֛ים עַֽל־יִרְמְיָ֖הוּ וְהִכּ֣וּ אֹת֑וֹ וְנָתְנ֨וּ אוֹת֜וֹ בֵּ֣ית הָאֵס֗וּר בֵּ֚ית יְהוֹנָתָ֣ן הַסֹּפֵ֔ר כִּֽי־אֹת֥וֹ עָשׂ֖וּ לְבֵ֥ית הַכֶּֽלֶא׃<text:s/></text:span><text:span text:style-name="T4290">‬</text:span><text:span text:style-name="T4291">‬</text:span>‬‬<text:span text:style-name="T4292">16</text:span><text:span text:style-name="T4293"> כִּ֣י בָ֧א יִרְמְיָ֛הוּ אֶל־בֵּ֥ית הַבּ֖וֹר וְאֶל־הַֽחֲנֻ֑</text:span><text:span text:style-name="T4294">‬‏יוֹת וַיֵּֽשֶׁב־שָׁ֥ם יִרְמְיָ֖הוּ יָמִ֥ים רַבִּֽים׃<text:s/></text:span><text:span text:style-name="T4295">פ<text:s/></text:span><text:span text:style-name="T4296">‬</text:span><text:span text:style-name="T4297">‬</text:span><text:span text:style-name="T4298">‬</text:span>‬‬‬‬‬‬‬‬‬‬‬‬‬‬</text:p>
        <text:p text:style-name="P4299"><text:span text:style-name="T4300">17</text:span><text:span text:style-name="T4301"> וַיִּשְׁלַח֩ הַמֶּ֨לֶךְ צִדְקִיָּ֜הוּ וַיִּקָּחֵ֗הוּ וַיִּשְׁאָלֵ֨הוּ הַמֶּ֤לֶךְ בְּבֵיתוֹ֙ בַּסֵּ֔תֶר וַיֹּ֕אמֶר הֲיֵ֥שׁ דָּבָ֖ר מֵאֵ֣ת יְהוָ֑ה וַיֹּ֤אמֶר יִרְמְיָ֙הוּ֙ יֵ֔שׁ וַיֹּ֕אמֶר בְּיַ֥ד מֶֽלֶךְ־בָּבֶ֖ל תִּנָּתֵֽן׃</text:span><text:span text:style-name="T4302"><text:s/>ס<text:s/></text:span><text:span text:style-name="T4303">‬</text:span><text:span text:style-name="T4304">‬</text:span><text:span text:style-name="T4305">‬</text:span>‬<text:span text:style-name="T4306">18</text:span><text:span text:style-name="T4307"> וַיֹּ֣אמֶר יִרְמְיָ֔הוּ אֶל־הַמֶּ֖לֶךְ צִדְקִיָּ֑הוּ מֶה֩ חָטָ֨אתִֽי לְךָ֤ וְלַעֲבָדֶ֙יךָ֙ וְלָעָ֣ם הַזֶּ֔ה כִּֽי־נְתַתֶּ֥ם אוֹתִ֖י אֶל־בֵּ֥ית הַכֶּֽלֶא׃<text:s/></text:span><text:span text:style-name="T4308">‬</text:span><text:span text:style-name="T4309">‬</text:span>‬‬<text:span text:style-name="T4310">19</text:span><text:span text:style-name="T4311"> *ואיו **וְאַיֵּה֙ נְבִ֣יאֵיכֶ֔ם אֲשֶׁר־נִבְּא֥וּ לָכֶ֖ם לּאמֹ֑ר לֹֽא־יָבֹ֤א מֶֽלֶךְ־בָּבֶל֙ עֲלֵיכֶ֔ם וְעַ֖ל הָאָ֥רֶץ הַזֹּֽאת׃<text:s/></text:span><text:span text:style-name="T4312">‬</text:span><text:span text:style-name="T4313">‬</text:span><text:span text:style-name="T4314">‬</text:span>‬‬‬<text:span text:style-name="T4315">20</text:span><text:span text:style-name="T4316"> וְעַתָּ֕ה שְֽׁמַֽע־נָ֖א אֲדֹנִ֣י הַמֶּ֑לֶךְ תִּפָּל־נָ֤א תְחִנָּתִי֙ לְפָנֶ֔יךָ וְאַל־תְּשִׁבֵ֗נִי בֵּ֚ית יְהוֹנָתָ֣ן הַסֹּפֵ֔ר וְלֹ֥א אָמ֖וּת שָֽׁם׃<text:s/></text:span><text:span text:style-name="T4317">‬</text:span><text:span text:style-name="T4318">‬</text:span>‬‬<text:span text:style-name="T4319">21</text:span><text:span text:style-name="T4320"> וַיְצַוֶּ֞ה הַמֶּ֣לֶךְ צִדְקִיָּ֗הוּ<text:s/></text:span><text:soft-page-break/><text:span text:style-name="T4321">וַיַּפְקִ֣דוּ אֶֽת־יִרְמְיָהוּ֮ בַּחֲצַ֣ר הַמַּטָּרָה֒ וְנָתֹן֩ ל֨וֹ כִכַּר־לֶ֤חֶם לַיּוֹם֙ מִח֣וּץ הָאֹפִ֔ים עַד־תֹּ֥ם כָּל־הַלֶּ֖חֶם מִן־הָעִ֑יר וַיֵּ֣שֶׁב יִרְמְיָ֔הוּ בַּחֲצַ֖ר הַמַּטָּרָֽה׃<text:s/></text:span><text:span text:style-name="T4322">‬</text:span><text:span text:style-name="T4323">‬</text:span>‬‬‬‬‬‬‬</text:p>
      </text:section>
      <text:section text:name="Sect37" text:style-name="S37">
        <text:p text:style-name="P4324">Jeremiah 38</text:p>
        <text:p text:style-name="P4325"><text:span text:style-name="T4326">1</text:span><text:span text:style-name="T4327"> וַיִּשְׁמַ֞ע שְׁפַטְיָ֣ה בֶן־מַתָּ֗ן וּגְדַלְיָ֙הוּ֙ בֶּן־פַּשְׁח֔וּר וְיוּכַל֙ בֶּן־שֶׁ֣לֶמְיָ֔הוּ וּפַשְׁח֖וּר בֶּן־מַלְכִּיָּ֑ה אֶ֨ת־הַדְּבָרִ֔ים אֲשֶׁ֧ר יִרְמְיָ֛הוּ מְדַבֵּ֥ר אֶל־כָּל־הָעָ֖ם לֵאמֹֽר׃</text:span><text:span text:style-name="T4328"><text:s/>ס<text:s/></text:span><text:span text:style-name="T4329">2</text:span><text:span text:style-name="T4330"> כֹּה֮ אָמַ֣ר יְהוָה֒ הַיֹּשֵׁב֙ בָּעִ֣יר הַזֹּ֔את יָמ֕וּת בַּחֶ֖רֶב בָּרָעָ֣ב וּבַדָּ֑בֶר וְהַיֹּצֵ֤א אֶל־הַכַּשְׂדִּים֙ *יחיה **וְחָיָ֔ה וְהָיְתָה־לּ֥וֹ נַפְשׁ֛וֹ לְשָׁלָ֖ל וָחָֽי׃</text:span><text:span text:style-name="T4331"><text:s/>ס<text:s/></text:span><text:span text:style-name="T4332">‬</text:span><text:span text:style-name="T4333">‬</text:span><text:span text:style-name="T4334">‬</text:span>‬<text:span text:style-name="T4335">3</text:span><text:span text:style-name="T4336"> כֹּ֖ה אָמַ֣ר יְהוָ֑ה הִנָּתֹ֨ן תִּנָּתֵ֜ן הָעִ֣יר הַזֹּ֗את בְּיַ֛ד חֵ֥יל מֶֽלֶךְ־בָּבֶ֖ל וּלְכָדָֽהּ׃<text:s/></text:span><text:span text:style-name="T4337">‬</text:span><text:span text:style-name="T4338">‬</text:span>‬‬<text:span text:style-name="T4339">4</text:span><text:span text:style-name="T4340"> וַיֹּאמְר֨וּ הַשָּׂרִ֜ים אֶל־הַמֶּ֗לֶךְ י֣וּמַת נָא֮ אֶת־הָאִ֣ישׁ הַזֶּה֒ כִּֽי־עַל־כֵּ֡ן הֽוּא־מְרַפֵּ֡א אֶת־יְדֵי֩ אַנְשֵׁ֨י הַמִּלְחָמָ֜ה הַֽנִּשְׁאָרִ֣ים ׀ בָּעִ֣יר הַזֹּ֗את וְאֵת֙ יְדֵ֣י כָל־הָעָ֔ם לְדַבֵּ֣ר אֲלֵיהֶ֔ם כַּדְּבָרִ֖ים הָאֵ֑לֶּה כִּ֣י ׀ הָאִ֣ישׁ הַזֶּ֗ה אֵינֶ֨נּוּ דֹרֵ֧שׁ לְשָׁל֛וֹם לָעָ֥ם הַזֶּ֖ה כִּ֥י אִם־לְרָעָֽה׃<text:s/></text:span><text:span text:style-name="T4341">‬</text:span><text:span text:style-name="T4342">‬</text:span>‬‬<text:span text:style-name="T4343">5</text:span><text:span text:style-name="T4344"> וַיֹּ֙אמֶר֙ הַמֶּ֣לֶךְ צִדְקִיָּ֔הוּ הִנֵּה־ה֖וּא בְּיֶדְכֶ֑ם כִּֽי־אֵ֣ין הַמֶּ֔לֶךְ יוּכַ֥ל אֶתְכֶ֖ם דָּבָֽר׃<text:s/></text:span><text:span text:style-name="T4345">‬</text:span><text:span text:style-name="T4346">‬</text:span>‬‬<text:span text:style-name="T4347">6</text:span><text:span text:style-name="T4348"> וַיִּקְח֣וּ אֶֽת־יִרְמְיָ֗הוּ וַיַּשְׁלִ֨כוּ אֹת֜וֹ אֶל־הַבּ֣וֹר ׀ מַלְכִּיָּ֣הוּ בֶן־הַמֶּ֗לֶךְ אֲשֶׁר֙ בַּחֲצַ֣ר הַמַּטָּרָ֔ה וַיְשַׁלְּח֥וּ אֶֽת־יִרְמְיָ֖הוּ בַּחֲבָלִ֑ים וּבַבּ֤וֹר אֵֽין־מַ֙יִם֙ כִּ֣י אִם־טִ֔יט וַיִּטְבַּ֥ע יִרְמְיָ֖הוּ בַּטִּֽיט׃</text:span><text:span text:style-name="T4349"><text:s/>ס<text:s/></text:span><text:span text:style-name="T4350">‬</text:span><text:span text:style-name="T4351">‬</text:span><text:span text:style-name="T4352">‬</text:span>‬<text:span text:style-name="T4353">7</text:span><text:span text:style-name="T4354"> וַיִּשְׁמַ֡ע עֶֽבֶד־מֶ֨לֶךְ הַכּוּשִׁ֜י אִ֣ישׁ סָרִ֗יס וְהוּא֙ בְּבֵ֣ית הַמֶּ֔לֶךְ כִּֽי־נָתְנ֥וּ אֶֽת־יִרְמְיָ֖הוּ אֶל־הַבּ֑וֹר וְהַמֶּ֥לֶךְ יוֹשֵׁ֖ב בְּשַׁ֥עַר בִּנְיָמִֽן׃<text:s/></text:span><text:span text:style-name="T4355">‬</text:span><text:span text:style-name="T4356">‬</text:span>‬‬<text:span text:style-name="T4357">8</text:span><text:span text:style-name="T4358"> וַיֵּצֵ֥א עֶֽבֶד־מֶ֖לֶךְ מִבֵּ֣ית הַמֶּ֑לֶךְ וַיְדַבֵּ֥ר אֶל־הַמֶּ֖לֶךְ לֵאמֹֽר׃<text:s/></text:span><text:span text:style-name="T4359">‬</text:span><text:span text:style-name="T4360">‬</text:span>‬‬<text:span text:style-name="T4361">9</text:span><text:span text:style-name="T4362"> אֲדֹנִ֣י הַמֶּ֗לֶךְ הֵרֵ֜עוּ הָאֲנָשִׁ֤ים הָאֵ֙לֶּה֙ אֵ֣ת כָּל־אֲשֶׁ֤ר עָשׂוּ֙ לְיִרְמְיָ֣הוּ הַנָּבִ֔יא אֵ֥ת אֲשֶׁר־הִשְׁלִ֖יכוּ אֶל־הַבּ֑וֹר וַיָּ֤מָת תַּחְתָּיו֙ מִפְּנֵ֣י הָֽרָעָ֔ב כִּ֣י אֵ֥ין הַלֶּ֛חֶם ע֖וֹד בָּעִֽיר׃<text:s/></text:span><text:span text:style-name="T4363">‬</text:span><text:span text:style-name="T4364">‬</text:span>‬‬<text:span text:style-name="T4365">10</text:span><text:span text:style-name="T4366"> וַיְצַוֶּ֣ה הַמֶּ֔לֶךְ אֵ֛ת עֶֽבֶד־מֶ֥לֶךְ הַכּוּשִׁ֖י לֵאמֹ֑ר קַ֣ח בְּיָדְךָ֤ מִזֶּה֙ שְׁלֹשִׁ֣ים אֲנָשִׁ֔ים וְֽהַעֲלִ֜יתָ אֶֽת־יִרְמְיָ֧הוּ הַנָּבִ֛יא מִן־הַבּ֖וֹר בְּטֶ֥רֶם יָמֽוּת׃<text:s/></text:span><text:span text:style-name="T4367">‬</text:span><text:span text:style-name="T4368">‬</text:span>‬‬<text:span text:style-name="T4369">11</text:span><text:span text:style-name="T4370"> וַיִּקַּ֣ח ׀ עֶֽבֶד־מֶ֨לֶךְ אֶת־הָאֲנָשִׁ֜ים בְּיָד֗וֹ וַיָּבֹ֤א בֵית־הַמֶּ֙לֶךְ֙ אֶל־תַּ֣חַת הָאוֹצָ֔ר וַיִּקַּ֤ח מִשָּׁם֙ בְּלוֹיֵ֣ *הסחבות **סְחָב֔וֹת וּבְלוֹיֵ֖ מְלָחִ֑ים וַיְשַׁלְּחֵ֧ם אֶֽל־יִרְמְיָ֛הוּ אֶל־הַבּ֖וֹר בַּחֲבָלִֽים׃<text:s/></text:span><text:span text:style-name="T4371">‬</text:span><text:span text:style-name="T4372">‬</text:span><text:span text:style-name="T4373">‬</text:span>‬‬‬<text:span text:style-name="T4374">12</text:span><text:span text:style-name="T4375"> וַיֹּ֡אמֶר עֶבֶד־מֶ֨לֶךְ הַכּוּשִׁ֜י אֶֽל־יִרְמְיָ֗הוּ שִׂ֣ים נָ֠א בְּלוֹאֵ֨י הַסְּחָב֤וֹת וְהַמְּלָחִים֙ תַּ֚חַת אַצִּל֣וֹת יָדֶ֔יךָ מִתַּ֖חַת לַחֲבָלִ֑ים וַיַּ֥עַשׂ יִרְמְיָ֖הוּ כֵּֽן׃<text:s/></text:span><text:span text:style-name="T4376">‬</text:span><text:span text:style-name="T4377">‬</text:span>‬‬<text:span text:style-name="T4378">13</text:span><text:span text:style-name="T4379"> וַיִּמְשְׁכ֤וּ אֶֽת־יִרְמְיָ֙הוּ֙ בַּֽחֲבָלִ֔ים וַיַּעֲל֥וּ אֹת֖וֹ מִן־הַבּ֑וֹר וַיֵּ֣שֶׁב יִרְמְיָ֔הוּ בַּחֲצָ֖ר הַמַּטָּרָֽה׃</text:span><text:span text:style-name="T4380"><text:s/>ס<text:s/></text:span><text:span text:style-name="T4381">‬</text:span><text:span text:style-name="T4382">‬</text:span><text:span text:style-name="T4383">‬</text:span>‬<text:span text:style-name="T4384">14</text:span><text:span text:style-name="T4385"> וַיִּשְׁלַ֞ח הַמֶּ֣לֶךְ צִדְקִיָּ֗הוּ וַיִּקַּ֞ח אֶֽת־יִרְמְיָ֤הוּ הַנָּבִיא֙ אֵלָ֔יו אֶל־מָבוֹא֙ הַשְּׁלִישִׁ֔י אֲשֶׁ֖ר בְּבֵ֣ית יְהוָ֑ה וַיֹּ֨אמֶר הַמֶּ֜לֶךְ אֶֽל־יִרְמְיָ֗הוּ שֹׁאֵ֨ל אֲנִ֤י אֹֽתְךָ֙ דָּבָ֔ר אַל־תְּכַחֵ֥ד מִמֶּ֖נִּי דָּבָֽר׃<text:s/></text:span><text:span text:style-name="T4386">‬</text:span><text:span text:style-name="T4387">‬</text:span>‬‬<text:span text:style-name="T4388">15</text:span><text:span text:style-name="T4389"> וַיֹּ֤אמֶר יִרְמְיָ֙הוּ֙ אֶל־צִדְקִיָּ֔הוּ כִּ֚י אַגִּ֣יד לְךָ֔ הֲל֖וֹא הָמֵ֣ת תְּמִיתֵ֑נִי וְכִי֙ אִיעָ֣צְךָ֔ לֹ֥א תִשְׁמַ֖ע אֵלָֽי׃<text:s/></text:span><text:span text:style-name="T4390">‬</text:span><text:span text:style-name="T4391">‬</text:span>‬‬<text:span text:style-name="T4392">16</text:span><text:span text:style-name="T4393"> וַיִּשָּׁבַ֞ע הַמֶּ֧לֶךְ צִדְקִיָּ֛הוּ אֶֽל־יִרְמְיָ֖הוּ בַּסֵּ֣תֶר לֵאמֹ֑ר חַי־יְהוָ֞ה *את אֲשֶׁר֩ עָשָׂה־לָ֨נוּ אֶת־הַנֶּ֤פֶשׁ הַזֹּאת֙ אִם־אֲמִיתֶ֔ךָ וְאִם־אֶתֶּנְךָ֗ בְּיַד֙ הָאֲנָשִׁ֣ים הָאֵ֔לֶּה אֲשֶׁ֥ר מְבַקְשִׁ֖ים אֶת־נַפְשֶֽׁךָ׃</text:span><text:span text:style-name="T4394"><text:s/>ס<text:s/></text:span><text:span text:style-name="T4395">‬</text:span><text:span text:style-name="T4396">‬</text:span><text:span text:style-name="T4397">‬</text:span>‬<text:span text:style-name="T4398">17</text:span><text:span text:style-name="T4399"> וַיֹּ֣אמֶר יִרְמְיָ֣הוּ אֶל־צִדְקִיָּ֡הוּ כֹּֽה־אָמַ֣ר יְהוָה֩ אֱלֹהֵ֨י צְבָא֜וֹת אֱלֹהֵ֣י<text:s/></text:span><text:soft-page-break/><text:span text:style-name="T4400">יִשְׂרָאֵ֗ל אִם־יָצֹ֨א תֵצֵ֜א אֶל־שָׂרֵ֤י מֶֽלֶךְ־בָּבֶל֙ וְחָיְתָ֣ה נַפְשֶׁ֔ךָ וְהָעִ֣יר הַזֹּ֔את לֹ֥א תִשָּׂרֵ֖ף בָּאֵ֑שׁ וְחָיִ֖תָה אַתָּ֥ה וּבֵיתֶֽךָ׃<text:s/></text:span><text:span text:style-name="T4401">‬</text:span><text:span text:style-name="T4402">‬</text:span>‬‬<text:span text:style-name="T4403">18</text:span><text:span text:style-name="T4404"> וְאִ֣ם לֹֽא־תֵצֵ֗א אֶל־שָׂרֵי֙ מֶ֣לֶךְ בָּבֶ֔ל וְנִתְּנָ֞ה הָעִ֤יר הַזֹּאת֙ בְּיַ֣ד הַכַּשְׂדִּ֔ים וּשְׂרָפ֖וּהָ בָּאֵ֑שׁ וְאַתָּ֖ה לֹֽא־תִמָּלֵ֥ט מִיָּדָֽם׃</text:span><text:span text:style-name="T4405"><text:s/>ס<text:s/></text:span><text:span text:style-name="T4406">‬</text:span><text:span text:style-name="T4407">‬</text:span><text:span text:style-name="T4408">‬</text:span>‬<text:span text:style-name="T4409">19</text:span><text:span text:style-name="T4410"> וַיֹּ֛אמֶר הַמֶּ֥לֶךְ צִדְקִיָּ֖הוּ אֶֽל־יִרְמְיָ֑הוּ אֲנִ֧י דֹאֵ֣ג אֶת־הַיְּהוּדִ֗ים אֲשֶׁ֤ר נָֽפְלוּ֙ אֶל־הַכַּשְׂדִּ֔ים פֶּֽן־יִתְּנ֥וּ אֹתִ֛י בְּיָדָ֖ם וְהִתְעַלְּלוּ־בִֽי׃<text:s/></text:span><text:span text:style-name="T4411">פ<text:s/></text:span><text:span text:style-name="T4412">‬</text:span><text:span text:style-name="T4413">‬</text:span><text:span text:style-name="T4414">‬</text:span>‬‬‬‬‬‬‬‬‬‬‬‬‬‬‬‬‬‬‬</text:p>
        <text:p text:style-name="P4415"><text:span text:style-name="T4416">20</text:span><text:span text:style-name="T4417"> וַיֹּ֥אמֶר יִרְמְיָ֖הוּ לֹ֣א יִתֵּ֑נוּ שְֽׁמַֽע־נָ֣א ׀ בְּק֣וֹל יְהוָ֗ה לַאֲשֶׁ֤ר אֲנִי֙ דֹּבֵ֣ר אֵלֶ֔יךָ וְיִ֥יטַב לְךָ֖ וּתְחִ֥י נַפְשֶֽׁךָ׃<text:s/></text:span><text:span text:style-name="T4418">‬</text:span><text:span text:style-name="T4419">‬</text:span>‬‬<text:span text:style-name="T4420">21</text:span><text:span text:style-name="T4421"> וְאִם־מָאֵ֥ן אַתָּ֖ה לָצֵ֑את זֶ֣ה הַדָּבָ֔ר אֲשֶׁ֥ר הִרְאַ֖נִי יְהוָֽה׃<text:s/></text:span><text:span text:style-name="T4422">‬</text:span><text:span text:style-name="T4423">‬</text:span>‬‬<text:span text:style-name="T4424">22</text:span><text:span text:style-name="T4425"> וְהִנֵּ֣ה כָל־הַנָּשִׁ֗ים אֲשֶׁ֤ר נִשְׁאֲרוּ֙ בְּבֵ֣ית מֶֽלֶךְ־יְהוּדָ֔ה מוּצָא֕וֹת אֶל־שָׂרֵ֖י מֶ֣לֶךְ בָּבֶ֑ל וְהֵ֣נָּה אֹמְר֗וֹת הִסִּית֜וּךָ וְיָכְל֤וּ לְךָ֙ אַנְשֵׁ֣י שְׁלֹמֶ֔ךָ הָטְבְּע֥וּ בַבֹּ֛ץ רַגְלֶ֖ךָ נָסֹ֥גוּ אָחֽוֹר׃<text:s/></text:span><text:span text:style-name="T4426">‬</text:span><text:span text:style-name="T4427">‬</text:span>‬‬<text:span text:style-name="T4428">23</text:span><text:span text:style-name="T4429"> וְאֶת־כָּל־נָשֶׁ֣יךָ וְאֶת־בָּנֶ֗יךָ מֽוֹצִאִים֙ אֶל־הַכַּשְׂדִּ֔ים וְאַתָּ֖ה לֹא־תִמָּלֵ֣ט מִיָּדָ֑ם כִּ֣י בְיַ֤ד מֶֽלֶךְ־בָּבֶל֙ תִּתָּפֵ֔שׂ וְאֶת־הָעִ֥יר הַזֹּ֖את תִּשְׂרֹ֥ף בָּאֵֽשׁ׃<text:s/></text:span><text:span text:style-name="T4430">פ<text:s/></text:span><text:span text:style-name="T4431">‬</text:span><text:span text:style-name="T4432">‬</text:span><text:span text:style-name="T4433">‬</text:span>‬‬‬‬‬</text:p>
        <text:p text:style-name="P4434"><text:span text:style-name="T4435">24</text:span><text:span text:style-name="T4436"> וַיֹּ֨אמֶר צִדְקִיָּ֜הוּ אֶֽל־יִרְמְיָ֗הוּ אִ֛ישׁ אַל־יֵדַ֥ע בַּדְּבָֽרִים־הָאֵ֖לֶּה וְלֹ֥א תָמֽוּת׃<text:s/></text:span><text:span text:style-name="T4437">‬</text:span><text:span text:style-name="T4438">‬</text:span>‬‬<text:span text:style-name="T4439">25</text:span><text:span text:style-name="T4440"> וְכִֽי־יִשְׁמְע֣וּ הַשָּׂרִים֮ כִּֽי־דִבַּ֣רְתִּי אִתָּךְ֒ וּבָ֣אוּ אֵלֶ֣יךָ וְֽאָמְר֪וּ אֵלֶ֟יךָ הַגִּֽידָה־נָּ֨א לָ֜נוּ מַה־דִּבַּ֧רְתָּ אֶל־הַמֶּ֛לֶךְ אַל־תְּכַחֵ֥ד מִמֶּ֖נּוּ וְלֹ֣א נְמִיתֶ֑ךָ וּמַה־דִּבֶּ֥ר אֵלֶ֖יךָ הַמֶּֽלֶךְ׃<text:s/></text:span><text:span text:style-name="T4441">‬</text:span><text:span text:style-name="T4442">‬</text:span>‬‬<text:span text:style-name="T4443">26</text:span><text:span text:style-name="T4444"> וְאָמַרְתָּ֣ אֲלֵיהֶ֔ם מַפִּיל־אֲנִ֥י תְחִנָּתִ֖י לִפְנֵ֣י הַמֶּ֑לֶךְ לְבִלְתִּ֧י הֲשִׁיבֵ֛נִי בֵּ֥ית יְהוֹנָתָ֖ן לָמ֥וּת שָֽׁם׃<text:s/></text:span><text:span text:style-name="T4445">פ<text:s/></text:span>‬‬‬</text:p>
        <text:p text:style-name="P4446"><text:span text:style-name="T4447">‬</text:span><text:span text:style-name="T4448">‬</text:span><text:span text:style-name="T4449">‬</text:span>‬<text:span text:style-name="T4450">27</text:span><text:span text:style-name="T4451"> וַיָּבֹ֨אוּ כָל־הַשָּׂרִ֤ים אֶֽל־יִרְמְיָ֙הוּ֙ וַיִּשְׁאֲל֣וּ אֹת֔וֹ וַיַּגֵּ֤ד לָהֶם֙ כְּכָל־הַדְּבָרִ֣ים הָאֵ֔לֶּה אֲשֶׁ֥ר צִוָּ֖ה הַמֶּ֑לֶךְ וַיַּחֲרִ֣שׁוּ מִמֶּ֔נּוּ כִּ֥י לֹֽא־נִשְׁמַ֖ע הַדָּבָֽר׃<text:s/></text:span><text:span text:style-name="T4452">פ<text:s/></text:span><text:span text:style-name="T4453">‬</text:span><text:span text:style-name="T4454">‬</text:span><text:span text:style-name="T4455">‬</text:span>‬‬</text:p>
        <text:p text:style-name="P4456"><text:span text:style-name="T4457">28</text:span><text:span text:style-name="T4458"> וַיֵּ֤שֶׁב יִרְמְיָ֙הוּ֙ בַּחֲצַ֣ר הַמַּטָּרָ֔ה עַד־י֖וֹם אֲשֶׁר־נִלְכְּדָ֣ה יְרוּשָׁלָ֑͏ִם ס וְהָיָ֕ה כַּאֲשֶׁ֥ר נִלְכְּדָ֖ה יְרוּשָׁלָֽ͏ִם׃<text:s/></text:span><text:span text:style-name="T4459">פ<text:s/></text:span><text:span text:style-name="T4460">‬</text:span><text:span text:style-name="T4461">‬</text:span><text:span text:style-name="T4462">‬</text:span>‬‬</text:p>
      </text:section>
      <text:section text:name="Sect38" text:style-name="S38">
        <text:p text:style-name="P4463">Jeremiah 39</text:p>
        <text:p text:style-name="P4464"><text:span text:style-name="T4465">1</text:span><text:span text:style-name="T4466"> בַּשָּׁנָ֣ה הַ֠תְּשִׁעִית לְצִדְקִיָּ֨הוּ מֶלֶךְ־יְהוּדָ֜ה בַּחֹ֣דֶשׁ הָעֲשִׂרִ֗י בָּ֠א נְבוּכַדְרֶאצַּ֨ר מֶֽלֶךְ־בָּבֶ֤ל וְכָל־חֵילוֹ֙ אֶל־יְר֣וּשָׁלִַ֔ם וַיָּצֻ֖רוּ עָלֶֽיהָ׃</text:span><text:span text:style-name="T4467"><text:s/>ס<text:s/></text:span><text:span text:style-name="T4468">2</text:span><text:span text:style-name="T4469"> בְּעַשְׁתֵּֽי־עֶשְׂרֵ֤ה שָׁנָה֙ לְצִדְקִיָּ֔הוּ בַּחֹ֥דֶשׁ הָרְבִיעִ֖י בְּתִשְׁעָ֣ה לַחֹ֑דֶשׁ הָבְקְעָ֖ה הָעִֽיר׃<text:s/></text:span><text:span text:style-name="T4470">‬</text:span><text:span text:style-name="T4471">‬</text:span>‬‬<text:span text:style-name="T4472">3</text:span><text:span text:style-name="T4473"> וַיָּבֹ֗אוּ כֹּ֚ל שָׂרֵ֣י מֶֽלֶךְ־בָּבֶ֔ל וַיֵּשְׁב֖וּ בְּשַׁ֣עַר הַתָּ֑וֶךְ נֵרְגַ֣ל שַׂר־אֶ֠צֶר סַֽמְגַּר־נְב֞וּ שַׂר־סְכִ֣ים רַב־סָרִ֗יס נֵרְגַ֤ל שַׂר־אֶ֙צֶר֙ רַב־מָ֔ג וְכָל־שְׁאֵרִ֔ית שָׂרֵ֖י מֶ֥לֶךְ בָּבֶֽל׃<text:s/></text:span><text:span text:style-name="T4474">‬</text:span><text:span text:style-name="T4475">‬</text:span>‬‬<text:span text:style-name="T4476">4</text:span><text:span text:style-name="T4477"> וַיְהִ֡י כַּאֲשֶׁ֣ר רָ֠אָם צִדְקִיָּ֨הוּ מֶֽלֶךְ־יְהוּדָ֜ה וְכֹ֣ל ׀ אַנְשֵׁ֣י הַמִּלְחָמָ֗ה וַֽ֠יִּבְרְחוּ וַיֵּצְא֨וּ לַ֤יְלָה מִן־הָעִיר֙ דֶּ֚רֶךְ גַּ֣ן הַמֶּ֔לֶךְ בְּשַׁ֖עַר בֵּ֣ין הַחֹמֹתָ֑יִם וַיֵּצֵ֖א דֶּ֥רֶךְ הָעֲרָבָֽה׃<text:s/></text:span><text:span text:style-name="T4478">‬</text:span><text:span text:style-name="T4479">‬</text:span>‬‬<text:span text:style-name="T4480">5</text:span><text:span text:style-name="T4481"> וַיִּרְדְּפ֨וּ חֵיל־כַּשְׂדִּ֜ים אַחֲרֵיהֶ֗ם וַיַּשִּׂ֣גוּ אֶת־צִדְקִיָּהוּ֮ בְּעַֽרְב֣וֹת יְרֵחוֹ֒ וַיִּקְח֣וּ אֹת֗וֹ וַֽ֠יַּעֲלֻהוּ אֶל־נְבוּכַדְרֶאצַּ֧ר מֶֽלֶךְ־בָּבֶ֛ל רִבְלָ֖תָה בְּאֶ֣רֶץ חֲמָ֑ת וַיְדַבֵּ֥ר אִתּ֖וֹ מִשְׁפָּטִֽים׃<text:s/></text:span><text:span text:style-name="T4482">‬</text:span><text:span text:style-name="T4483">‬</text:span>‬‬<text:span text:style-name="T4484">6</text:span><text:span text:style-name="T4485"> וַיִּשְׁחַט֩ מֶ֨לֶךְ בָּבֶ֜ל אֶת־בְּנֵ֧י צִדְקִיָּ֛הוּ בְּרִבְלָ֖ה לְעֵינָ֑יו וְאֵת֙ כָּל־חֹרֵ֣י<text:s/></text:span><text:soft-page-break/><text:span text:style-name="T4486">יְהוּדָ֔ה שָׁחַ֖ט מֶ֥לֶךְ בָּבֶֽל׃<text:s/></text:span><text:span text:style-name="T4487">‬</text:span><text:span text:style-name="T4488">‬</text:span>‬‬<text:span text:style-name="T4489">7</text:span><text:span text:style-name="T4490"> וְאֶת־עֵינֵ֥י צִדְקִיָּ֖הוּ עִוֵּ֑ר וַיַּאַסְרֵ֙הוּ֙ בַּֽנְחֻשְׁתַּ֔יִם לָבִ֥יא אֹת֖וֹ בָּבֶֽלָה׃<text:s/></text:span><text:span text:style-name="T4491">‬</text:span><text:span text:style-name="T4492">‬</text:span>‬‬<text:span text:style-name="T4493">8</text:span><text:span text:style-name="T4494"> וְאֶת־בֵּ֤ית הַמֶּ֙לֶךְ֙ וְאֶת־בֵּ֣ית הָעָ֔ם שָׂרְפ֥וּ הַכַּשְׂדִּ֖ים בָּאֵ֑שׁ וְאֶת־חֹמ֥וֹת יְרוּשָׁלַ֖͏ִם נָתָֽצוּ׃<text:s/></text:span><text:span text:style-name="T4495">‬</text:span><text:span text:style-name="T4496">‬</text:span>‬‬<text:span text:style-name="T4497">9</text:span><text:span text:style-name="T4498"> וְאֵת֩ יֶ֨תֶר הָעָ֜ם הַנִּשְׁאָרִ֣ים בָּעִ֗יר וְאֶת־הַנֹּֽפְלִים֙ אֲשֶׁ֣ר נָפְל֣וּ עָלָ֔יו וְאֵ֛ת יֶ֥תֶר הָעָ֖ם הַנִּשְׁאָרִ֑ים הֶגְלָ֛ה נְבֽוּזַר־אֲדָ֥ן רַב־טַבָּחִ֖ים בָּבֶֽל׃<text:s/></text:span><text:span text:style-name="T4499">‬</text:span><text:span text:style-name="T4500">‬</text:span>‬‬<text:span text:style-name="T4501">10</text:span><text:span text:style-name="T4502"> וּמִן־הָעָ֣ם הַדַּלִּ֗ים אֲשֶׁ֤ר אֵין־לָהֶם֙ מְא֔וּמָה הִשְׁאִ֛יר נְבוּזַרְאֲדָ֥ן רַב־טַבָּחִ֖ים בְּאֶ֣רֶץ יְהוּדָ֑ה וַיִּתֵּ֥ן לָהֶ֛ם כְּרָמִ֥ים וִֽיגֵבִ֖ים בַּיּ֥וֹם הַהֽוּא׃<text:s/></text:span><text:span text:style-name="T4503">‬</text:span><text:span text:style-name="T4504">‬</text:span>‬‬<text:span text:style-name="T4505">11</text:span><text:span text:style-name="T4506"> וַיְצַ֛ו נְבוּכַדְרֶאצַּ֥ר מֶֽלֶךְ־בָּבֶ֖ל עַֽל־יִרְמְיָ֑הוּ בְּיַ֛ד נְבוּזַרְאֲדָ֥ן רַב־טַבָּחִ֖ים לֵאמֹֽר׃<text:s/></text:span><text:span text:style-name="T4507">‬</text:span><text:span text:style-name="T4508">‬</text:span>‬‬<text:span text:style-name="T4509">12</text:span><text:span text:style-name="T4510"> קָחֶ֗נּוּ וְעֵינֶ֙יךָ֙ שִׂ֣ים עָלָ֔יו וְאַל־תַּ֥עַשׂ ל֖וֹ מְא֣וּמָה רָּ֑ע כִּ֗י *אם כַּֽאֲשֶׁר֙ יְדַבֵּ֣ר אֵלֶ֔יךָ כֵּ֖ן עֲשֵׂ֥ה עִמּֽוֹ׃<text:s/></text:span><text:span text:style-name="T4511">‬</text:span><text:span text:style-name="T4512">‬</text:span>‬‬<text:span text:style-name="T4513">13</text:span><text:span text:style-name="T4514"> וַיִּשְׁלַ֞ח נְבֽוּזַרְאֲדָ֣ן רַב־טַבָּחִ֗ים וּנְבֽוּשַׁזְבָּן֙ רַב־סָרִ֔יס וְנֵרְגַ֥ל שַׂר־אֶ֖צֶר רַב־מָ֑ג וְכֹ֖ל רַבֵּ֥י מֶֽלֶךְ־בָּבֶֽל׃<text:s/></text:span><text:span text:style-name="T4515">‬</text:span><text:span text:style-name="T4516">‬</text:span><text:span text:style-name="T4517">‬</text:span>‬‬‬<text:span text:style-name="T4518">14</text:span><text:span text:style-name="T4519"> וַיִּשְׁלְחוּ֩ וַיִּקְח֨וּ אֶֽת־יִרְמְיָ֜הוּ מֵחֲצַ֣ר הַמַּטָּרָ֗ה וַיִּתְּנ֤וּ אֹתוֹ֙ אֶל־גְּדַלְיָ֙הוּ֙ בֶּן־אֲחִיקָ֣ם בֶּן־שָׁפָ֔ן לְהוֹצִאֵ֖הוּ אֶל־הַבָּ֑יִת וַיֵּ֖שֶׁב בְּת֥וֹךְ הָעָֽם׃</text:span><text:span text:style-name="T4520"><text:s/>ס<text:s/></text:span><text:span text:style-name="T4521">‬</text:span><text:span text:style-name="T4522">‬</text:span><text:span text:style-name="T4523">‬</text:span>‬<text:span text:style-name="T4524">15</text:span><text:span text:style-name="T4525"> וְאֶֽל־יִרְמְיָ֖הוּ הָיָ֣ה דְבַר־יְהוָ֑ה בִּֽהְיֹת֣וֹ עָצ֔וּר בַּחֲצַ֥ר הַמַּטָּרָ֖ה לֵאמֹֽר׃<text:s/></text:span><text:span text:style-name="T4526">‬</text:span><text:span text:style-name="T4527">‬</text:span>‬‬<text:span text:style-name="T4528">16</text:span><text:span text:style-name="T4529"> הָל֣וֹךְ וְאָמַרְתָּ֡ לְעֶבֶד־מֶ֨לֶךְ הַכּוּשִׁ֜י לֵאמֹ֗ר כֹּֽה־אָמַ֞ר יְהוָ֤ה צְבָאוֹת֙ אֱלֹהֵ֣י יִשְׂרָאֵ֔ל הִנְנִי֩ *מבי **מֵבִ֨יא אֶת־דְּבָרַ֜י אֶל־הָעִ֥יר הַזֹּ֛את לְרָעָ֖ה וְלֹ֣א לְטוֹבָ֑ה וְהָי֥וּ לְפָנֶ֖יךָ בַּיּ֥וֹם הַהֽוּא׃<text:s/></text:span><text:span text:style-name="T4530">‬</text:span><text:span text:style-name="T4531">‬</text:span>‬‬<text:span text:style-name="T4532">17</text:span><text:span text:style-name="T4533"> וְהִצַּלְתִּ֥יךָ בַיּוֹם־הַה֖וּא נְאֻם־יְהוָ֑ה וְלֹ֤א תִנָּתֵן֙ בְּיַ֣ד הָֽאֲנָשִׁ֔ים אֲשֶׁר־אַתָּ֥ה יָג֖וֹר מִפְּנֵיהֶֽם׃<text:s/></text:span><text:span text:style-name="T4534">‬</text:span><text:span text:style-name="T4535">‬</text:span>‬‬<text:span text:style-name="T4536">18</text:span><text:span text:style-name="T4537"> כִּ֤י מַלֵּט֙ אֲמַלֶּטְךָ֔ וּבַחֶ֖רֶב לֹ֣א תִפֹּ֑ל וְהָיְתָ֨ה לְךָ֤ נַפְשְׁךָ֙ לְשָׁלָ֔ל כִּֽי־בָטַ֥חְתָּ בִּ֖י נְאֻם־יְהוָֽה׃</text:span><text:span text:style-name="T4538"><text:s/>ס<text:s/></text:span><text:span text:style-name="T4539">‬</text:span><text:span text:style-name="T4540">‬</text:span><text:span text:style-name="T4541">‬</text:span>‬‬‬‬‬‬‬‬‬‬‬‬‬‬‬‬‬‬</text:p>
      </text:section>
      <text:section text:name="Sect39" text:style-name="S39">
        <text:p text:style-name="P4542">Jeremiah 40</text:p>
        <text:p text:style-name="P4543"><text:span text:style-name="T4544">1</text:span><text:span text:style-name="T4545"> הַדָּבָ֞ר אֲשֶׁר־הָיָ֤ה אֶֽל־יִרְמְיָ֙הוּ֙ מֵאֵ֣ת יְהוָ֔ה אַחַ֣ר ׀ שַׁלַּ֣ח אֹת֗וֹ נְבוּזַרְאֲדָ֛ן רַב־טַבָּחִ֖ים מִן־הָֽרָמָ֑ה בְּקַחְתּ֣וֹ אֹת֗וֹ וְהֽוּא־אָס֤וּר בָּֽאזִקִּים֙ בְּת֨וֹךְ כָּל־גָּל֤וּת יְרוּשָׁלִַ֙ם֙ וִֽיהוּדָ֔ה הַמֻּגְלִ֖ים בָּבֶֽלָה׃<text:s/></text:span><text:span text:style-name="T4546">2</text:span><text:span text:style-name="T4547"> וַיִּקַּ֥ח רַב־טַבָּחִ֖ים לְיִרְמְיָ֑הוּ וַיֹּ֣אמֶר אֵלָ֔יו יְהוָ֣ה אֱלֹהֶ֗יךָ דִּבֶּר֙ אֶת־הָרָעָ֣ה הַזֹּ֔את אֶל־הַמָּק֖וֹם הַזֶּֽה׃<text:s/></text:span><text:span text:style-name="T4548">‬</text:span><text:span text:style-name="T4549">‬</text:span>‬‬<text:span text:style-name="T4550">3</text:span><text:span text:style-name="T4551"> וַיָּבֵ֥א וַיַּ֛עַשׂ יְהוָ֖ה כַּאֲשֶׁ֣ר דִּבֵּ֑ר כִּֽי־חֲטָאתֶ֤ם לַֽיהוָה֙ וְלֹֽא־שְׁמַעְתֶּ֣ם בְּקוֹל֔וֹ וְהָיָ֥ה לָכֶ֖ם *דבר **הַדָּבָ֥ר הַזֶּֽה׃<text:s/></text:span><text:span text:style-name="T4552">‬</text:span><text:span text:style-name="T4553">‬</text:span>‬‬<text:span text:style-name="T4554">4</text:span><text:span text:style-name="T4555"> וְעַתָּ֞ה הִנֵּ֧ה פִתַּחְתִּ֣יךָ הַיּ֗וֹם מִֽן־הָאזִקִּים֮ אֲשֶׁ֣ר עַל־יָדֶךָ֒ אִם־ט֨וֹב בְּעֵינֶ֜יךָ לָב֧וֹא אִתִּ֣י בָבֶ֗ל בֹּ֚א וְאָשִׂ֤ים אֶת־עֵינִי֙ עָלֶ֔יךָ וְאִם־רַ֧ע בְּעֵינֶ֛יךָ לָבֽוֹא־אִתִּ֥י בָבֶ֖ל חֲדָ֑ל רְאֵה֙ כָּל־הָאָ֣רֶץ לְפָנֶ֔יךָ אֶל־ט֨וֹב וְאֶל־הַיָּשָׁ֧ר בְּעֵינֶ֛יךָ לָלֶ֥כֶת שָׁ֖מָּה לֵֽךְ׃<text:s/></text:span><text:span text:style-name="T4556">‬</text:span><text:span text:style-name="T4557">‬</text:span>‬‬<text:span text:style-name="T4558">5</text:span><text:span text:style-name="T4559"> וְעוֹדֶ֣נּוּ לֹֽא־יָשׁ֗וּב וְשֻׁ֡בָה אֶל־גְּדַלְיָ֣ה בֶן־אֲחִיקָ֣ם בֶּן־שָׁפָ֡ן אֲשֶׁר֩ הִפְקִ֨יד מֶֽלֶךְ־בָּבֶ֜ל בְּעָרֵ֣י יְהוּדָ֗ה וְשֵׁ֤ב אִתּוֹ֙ בְּת֣וֹךְ הָעָ֔ם א֠וֹ אֶל־כָּל־הַיָּשָׁ֧ר בְּעֵינֶ֛יךָ לָלֶ֖כֶת לֵ֑ךְ וַיִּתֶּן־ל֧וֹ רַב־טַבָּחִ֛ים אֲרֻחָ֥ה וּמַשְׂאֵ֖ת וַֽיְשַׁלְּחֵֽהוּ׃<text:s/></text:span><text:span text:style-name="T4560">‬</text:span><text:span text:style-name="T4561">‬</text:span>‬‬<text:span text:style-name="T4562">6</text:span><text:span text:style-name="T4563"> וַיָּבֹ֧א יִרְמְיָ֛הוּ אֶל־גְּדַלְיָ֥ה בֶן־אֲחִיקָ֖ם הַמִּצְפָּ֑תָה וַיֵּ֤שֶׁב אִתּוֹ֙ בְּת֣וֹךְ הָעָ֔ם הַנִּשְׁאָרִ֖ים בָּאָֽרֶץ׃</text:span><text:span text:style-name="T4564"><text:s/>ס<text:s/></text:span><text:span text:style-name="T4565">‬</text:span><text:span text:style-name="T4566">‬</text:span><text:span text:style-name="T4567">‬</text:span>‬<text:span text:style-name="T4568">7</text:span><text:span text:style-name="T4569"> וַיִּשְׁמְעוּ֩ כָל־שָׂרֵ֨י הַחֲיָלִ֜ים אֲשֶׁ֣ר בַּשָּׂדֶ֗ה הֵ֚מָּה וְאַנְשֵׁיהֶ֔ם כִּֽי־הִפְקִ֧יד מֶֽלֶךְ־בָּבֶ֛ל אֶת־גְּדַלְיָ֥הוּ בֶן־אֲחִיקָ֖ם בָּאָ֑רֶץ וְכִ֣י ׀ הִפְקִ֣יד אִתּ֗וֹ אֲנָשִׁ֤ים וְנָשִׁים֙ וָטָ֔ף וּמִדַּלַּ֣ת הָאָ֔רֶץ מֵאֲשֶׁ֥ר לֹֽא־הָגְל֖וּ בָּבֶֽלָה׃<text:s/></text:span><text:soft-page-break/><text:span text:style-name="T4570">‬</text:span><text:span text:style-name="T4571">‬</text:span>‬‬<text:span text:style-name="T4572">8</text:span><text:span text:style-name="T4573"> וַיָּבֹ֥אוּ אֶל־גְּדַלְיָ֖ה הַמִּצְפָּ֑תָה וְיִשְׁמָעֵ֣אל בֶּן־נְתַנְיָ֡הוּ וְיוֹחָנָ֣ן וְיוֹנָתָ֣ן בְּנֵֽי־קָ֠רֵחַ וּשְׂרָיָ֨ה בֶן־תַּנְחֻ֜מֶת וּבְנֵ֣י ׀ *עופי **עֵיפַ֣י הַנְּטֹפָתִ֗י וִֽיזַנְיָ֙הוּ֙ בֶּן־הַמַּ֣עֲכָתִ֔י הֵ֖מָּה וְאַנְשֵׁיהֶֽם׃<text:s/></text:span><text:span text:style-name="T4574">‬</text:span><text:span text:style-name="T4575">‬</text:span>‬‬<text:span text:style-name="T4576">9</text:span><text:span text:style-name="T4577"> וַיִּשָּׁבַ֨ע לָהֶ֜ם גְּדַלְיָ֨הוּ בֶן־אֲחִיקָ֤ם בֶּן־שָׁפָן֙ וּלְאַנְשֵׁיהֶ֣ם לֵאמֹ֔ר אַל־תִּֽירְא֖וּ מֵעֲב֣וֹד הַכַּשְׂדִּ֑ים שְׁב֣וּ בָאָ֗רֶץ וְעִבְד֛וּ אֶת־מֶ֥לֶךְ בָּבֶ֖ל וְיִיטַ֥ב לָכֶֽם׃<text:s/></text:span><text:span text:style-name="T4578">‬</text:span><text:span text:style-name="T4579">‬</text:span>‬‬<text:span text:style-name="T4580">10</text:span><text:span text:style-name="T4581"> וַאֲנִ֗י הִנְנִ֤י יֹשֵׁב֙ בַּמִּצְפָּ֔ה לַֽעֲמֹד֙ לִפְנֵ֣י הַכַּשְׂדִּ֔ים אֲשֶׁ֥ר יָבֹ֖אוּ אֵלֵ֑ינוּ וְאַתֶּ֡ם אִסְפוּ֩ יַ֨יִן וְקַ֜יִץ וְשֶׁ֗מֶן וְשִׂ֙מוּ֙ בִּכְלֵיכֶ֔ם וּשְׁב֖וּ בְּעָרֵיכֶ֥ם אֲשֶׁר־תְּפַשְׂתֶּֽם׃<text:s/></text:span><text:span text:style-name="T4582">‬</text:span><text:span text:style-name="T4583">‬</text:span>‬‬<text:span text:style-name="T4584">11</text:span><text:span text:style-name="T4585"> וְגַ֣ם כָּֽל־הַיְּהוּדִ֡ים אֲשֶׁר־בְּמוֹאָ֣ב ׀ וּבִבְנֵֽי־עַמּ֨וֹן וּבֶאֱד֜וֹם וַאֲשֶׁ֤ר בְּכָל־הָֽאֲרָצוֹת֙ שָֽׁמְע֔וּ כִּֽי־נָתַ֧ן מֶֽלֶךְ־בָּבֶ֛ל שְׁאֵרִ֖ית לִֽיהוּדָ֑ה וְכִי֙ הִפְקִ֣יד עֲלֵיהֶ֔ם אֶת־גְּדַלְיָ֖הוּ בֶּן־אֲחִיקָ֥ם בֶּן־שָׁפָֽן׃<text:s/></text:span><text:span text:style-name="T4586">‬</text:span><text:span text:style-name="T4587">‬</text:span>‬‬<text:span text:style-name="T4588">12</text:span><text:span text:style-name="T4589"> וַיָּשֻׁ֣בוּ כָל־הַיְּהוּדִ֗ים מִכָּל־הַמְּקֹמוֹת֙ אֲשֶׁ֣ר נִדְּחוּ־שָׁ֔ם וַיָּבֹ֧אוּ אֶֽרֶץ־יְהוּדָ֛ה אֶל־גְּדַלְיָ֖הוּ הַמִּצְפָּ֑תָה וַיַּאַסְפ֛וּ יַ֥יִן וָקַ֖יִץ הַרְבֵּ֥ה מְאֹֽד׃<text:s/></text:span><text:span text:style-name="T4590">פ<text:s/></text:span><text:span text:style-name="T4591">‬</text:span><text:span text:style-name="T4592">‬</text:span><text:span text:style-name="T4593">‬</text:span>‬‬‬‬‬‬‬‬‬‬‬‬</text:p>
        <text:p text:style-name="P4594"><text:span text:style-name="T4595">13</text:span><text:span text:style-name="T4596"> וְיֽוֹחָנָן֙ בֶּן־קָרֵ֔חַ וְכָל־שָׂרֵ֥י הַחֲיָלִ֖ים אֲשֶׁ֣ר בַּשָּׂדֶ֑ה בָּ֥אוּ אֶל־גְּדַלְיָ֖הוּ הַמִּצְפָּֽתָה׃<text:s/></text:span><text:span text:style-name="T4597">‬</text:span><text:span text:style-name="T4598">‬</text:span>‬‬<text:span text:style-name="T4599">14</text:span><text:span text:style-name="T4600"> וַיֹּאמְר֣וּ אֵלָ֗יו הֲיָדֹ֤עַ תֵּדַע֙ כִּ֞י בַּעֲלִ֣יס ׀ מֶ֣לֶךְ בְּנֵֽי־עַמּ֗וֹן שָׁלַח֙ אֶת־יִשְׁמָעֵ֣אל בֶּן־נְתַנְיָ֔ה לְהַכֹּתְךָ֖ נָ֑פֶשׁ וְלֹא־הֶאֱמִ֣ין לָהֶ֔ם גְּדַלְיָ֖הוּ בֶּן־אֲחִיקָֽם׃<text:s/></text:span><text:span text:style-name="T4601">‬</text:span><text:span text:style-name="T4602">‬</text:span>‬‬<text:span text:style-name="T4603">15</text:span><text:span text:style-name="T4604"> וְיוֹחָנָ֣ן בֶּן־קָרֵ֡חַ אָמַ֣ר אֶל־גְּדַלְיָהוּ֩ בַסֵּ֨תֶר בַּמִּצְפָּ֜ה לֵאמֹ֗ר אֵ֤לְכָה נָּא֙ וְאַכֶּה֙ אֶת־יִשְׁמָעֵ֣אל בֶּן־נְתַנְיָ֔ה וְאִ֖ישׁ לֹ֣א יֵדָ֑ע לָ֧מָּה יַכֶּ֣כָּה נֶּ֗פֶשׁ וְנָפֹ֙צוּ֙ כָּל־יְהוּדָ֔ה הַנִּקְבָּצִ֣ים אֵלֶ֔יךָ וְאָבְדָ֖ה שְׁאֵרִ֥ית יְהוּדָֽה׃<text:s/></text:span><text:span text:style-name="T4605">‬</text:span><text:span text:style-name="T4606">‬</text:span>‬‬<text:span text:style-name="T4607">16</text:span><text:span text:style-name="T4608"> וַיֹּ֨אמֶר גְּדַלְיָ֤הוּ בֶן־אֲחִיקָם֙ אֶל־יוֹחָנָ֣ן בֶּן־קָרֵ֔חַ אַֽל־*תעש **תַּעֲשֵׂ֖ה אֶת־הַדָּבָ֣ר הַזֶּ֑ה כִּֽי־שֶׁ֛קֶר אַתָּ֥ה דֹבֵ֖ר אֶל־יִשְׁמָעֵֽאל׃</text:span><text:span text:style-name="T4609"><text:s/>ס<text:s/></text:span><text:span text:style-name="T4610">‬</text:span><text:span text:style-name="T4611">‬</text:span><text:span text:style-name="T4612">‬</text:span>‬‬‬‬‬</text:p>
      </text:section>
      <text:section text:name="Sect40" text:style-name="S40">
        <text:p text:style-name="P4613">Jeremiah 41</text:p>
        <text:p text:style-name="P4614"><text:span text:style-name="T4615">1</text:span><text:span text:style-name="T4616"> וַיְהִ֣י ׀ בַּחֹ֣דֶשׁ הַשְּׁבִיעִ֗י בָּ֣א יִשְׁמָעֵ֣אל בֶּן־נְתַנְיָ֣ה בֶן־אֱלִישָׁמָ֣ע מִזֶּ֣רַע הַ֠מְּלוּכָה וְרַבֵּ֨י הַמֶּ֜לֶךְ וַעֲשָׂרָ֨ה אֲנָשִׁ֥ים אִתּ֛וֹ אֶל־גְּדַלְיָ֥הוּ בֶן־אֲחִיקָ֖ם הַמִּצְפָּ֑תָה וַיֹּ֨אכְלוּ שָׁ֥ם לֶ֛חֶם יַחְדָּ֖ו בַּמִּצְפָּֽה׃<text:s/></text:span><text:span text:style-name="T4617">2</text:span><text:span text:style-name="T4618"> וַיָּקָם֩ יִשְׁמָעֵ֨אל בֶּן־נְתַנְיָ֜ה וַעֲשֶׂ֥רֶת הָאֲנָשִׁ֣ים ׀ אֲשֶׁר־הָי֣וּ אִתּ֗וֹ וַ֠יַּכּוּ אֶת־גְּדַלְיָ֨הוּ בֶן־אֲחִיקָ֧ם בֶּן־שָׁפָ֛ן בַּחֶ֖רֶב וַיָּ֣מֶת אֹת֑וֹ אֲשֶׁר־הִפְקִ֥יד מֶֽלֶךְ־בָּבֶ֖ל בָּאָֽרֶץ׃<text:s/></text:span><text:span text:style-name="T4619">‬</text:span><text:span text:style-name="T4620">‬</text:span>‬‬<text:span text:style-name="T4621">3</text:span><text:span text:style-name="T4622"> וְאֵ֣ת כָּל־הַיְּהוּדִ֗ים אֲשֶׁר־הָי֨וּ אִתּ֤וֹ אֶת־גְּדַלְיָ֙הוּ֙ בַּמִּצְפָּ֔ה וְאֶת־הַכַּשְׂדִּ֖ים אֲשֶׁ֣ר נִמְצְאוּ־שָׁ֑ם אֵ֚ת אַנְשֵׁ֣י הַמִּלְחָמָ֔ה הִכָּ֖ה יִשְׁמָעֵֽאל׃<text:s/></text:span><text:span text:style-name="T4623">‬</text:span><text:span text:style-name="T4624">‬</text:span>‬‬<text:span text:style-name="T4625">4</text:span><text:span text:style-name="T4626"> וַיְהִ֛י בַּיּ֥וֹם הַשֵּׁנִ֖י לְהָמִ֣ית אֶת־גְּדַלְיָ֑הוּ וְאִ֖ישׁ לֹ֥א יָדָֽע׃<text:s/></text:span><text:span text:style-name="T4627">‬</text:span><text:span text:style-name="T4628">‬</text:span>‬‬<text:span text:style-name="T4629">5</text:span><text:span text:style-name="T4630"> וַיָּבֹ֣אוּ אֲ֠נָשִׁים מִשְּׁכֶ֞ם מִשִּׁל֤וֹ וּמִשֹּֽׁמְרוֹן֙ שְׁמֹנִ֣ים אִ֔ישׁ מְגֻלְּחֵ֥י זָקָ֛ן וּקְרֻעֵ֥י בְגָדִ֖ים וּמִתְגֹּֽדְדִ֑ים וּמִנְחָ֤ה וּלְבוֹנָה֙ בְּיָדָ֔ם לְהָבִ֖יא בֵּ֥ית יְהוָֽה׃<text:s/></text:span><text:span text:style-name="T4631">‬</text:span><text:span text:style-name="T4632">‬</text:span>‬‬<text:span text:style-name="T4633">6</text:span><text:span text:style-name="T4634"> וַ֠יֵּצֵא יִשְׁמָעֵ֨אל בֶּן־נְתַנְיָ֤ה לִקְרָאתָם֙ מִן־הַמִּצְפָּ֔ה הֹלֵ֥ךְ הָלֹ֖ךְ וּבֹכֶ֑ה וַֽיְהִי֙ כִּפְגֹ֣שׁ אֹתָ֔ם וַיֹּ֣אמֶר אֲלֵיהֶ֔ם בֹּ֖אוּ אֶל־גְּדַלְיָ֥הוּ בֶן־אֲחִיקָֽם׃</text:span><text:span text:style-name="T4635"><text:s/>ס<text:s/></text:span><text:span text:style-name="T4636">‬</text:span><text:span text:style-name="T4637">‬</text:span><text:span text:style-name="T4638">‬</text:span>‬<text:span text:style-name="T4639">7</text:span><text:span text:style-name="T4640"> וַיְהִ֕י כְּבוֹאָ֖ם אֶל־תּ֣וֹךְ הָעִ֑יר וַיִּשְׁחָטֵ֞ם יִשְׁמָעֵ֤אל בֶּן־נְתַנְיָה֙ אֶל־תּ֣וֹךְ הַבּ֔וֹר ה֖וּא<text:s/></text:span><text:soft-page-break/><text:span text:style-name="T4641">וְהָאֲנָשִׁ֥ים אֲשֶׁר־אִתּֽוֹ׃<text:s/></text:span><text:span text:style-name="T4642">‬</text:span><text:span text:style-name="T4643">‬</text:span>‬‬<text:span text:style-name="T4644">8</text:span><text:span text:style-name="T4645"> וַעֲשָׂרָ֨ה אֲנָשִׁ֜ים נִמְצְאוּ־בָ֗ם וַיֹּאמְר֤וּ אֶל־יִשְׁמָעֵאל֙ אַל־תְּמִתֵ֔נוּ כִּֽי־יֶשׁ־לָ֤נוּ מַטְמֹנִים֙ בַּשָּׂדֶ֔ה חִטִּ֥ים וּשְׂעֹרִ֖ים וְשֶׁ֣מֶן וּדְבָ֑שׁ וַיֶּחְדַּ֕ל וְלֹ֥א הֱמִיתָ֖ם בְּת֥וֹךְ אֲחֵיהֶֽם׃<text:s/></text:span><text:span text:style-name="T4646">‬</text:span><text:span text:style-name="T4647">‬</text:span>‬‬<text:span text:style-name="T4648">9</text:span><text:span text:style-name="T4649"> וְהַבּ֗וֹר אֲשֶׁר֩ הִשְׁלִ֨יךְ שָׁ֤ם יִשְׁמָעֵאל֙ אֵ֣ת ׀ כָּל־פִּגְרֵ֣י הָאֲנָשִׁ֗ים אֲשֶׁ֤ר הִכָּה֙ בְּיַד־גְּדַלְיָ֔הוּ ה֗וּא אֲשֶׁ֤ר עָשָׂה֙ הַמֶּ֣לֶךְ אָסָ֔א מִפְּנֵ֖י בַּעְשָׁ֣א מֶֽלֶךְ־יִשְׂרָאֵ֑ל אֹת֗וֹ מִלֵּ֛א יִשְׁמָעֵ֥אל בֶּן־נְתַנְיָ֖הוּ חֲלָלִֽים׃<text:s/></text:span><text:span text:style-name="T4650">‬</text:span><text:span text:style-name="T4651">‬</text:span>‬‬<text:span text:style-name="T4652">10</text:span><text:span text:style-name="T4653"> וַיִּ֣שְׁבְּ ׀ יִ֠שְׁמָעֵאל אֶת־כָּל־שְׁאֵרִ֨ית הָעָ֜ם אֲשֶׁ֣ר בַּמִּצְפָּ֗ה אֶת־בְּנ֤וֹת הַמֶּ֙לֶךְ֙ וְאֶת־כָּל־הָעָם֙ הַנִּשְׁאָרִ֣ים בַּמִּצְפָּ֔ה אֲשֶׁ֣ר הִפְקִ֗יד נְבֽוּזַרְאֲדָן֙ רַב־טַבָּחִ֔ים אֶת־גְּדַלְיָ֖הוּ בֶּן־אֲחִיקָ֑ם וַיִּשְׁבֵּם֙ יִשְׁמָעֵ֣אל בֶּן־נְתַנְיָ֔ה וַיֵּ֕לֶךְ לַעֲבֹ֖ר אֶל־בְּנֵ֥י עַמּֽוֹן׃</text:span><text:span text:style-name="T4654"><text:s/>ס<text:s/></text:span><text:span text:style-name="T4655">‬</text:span><text:span text:style-name="T4656">‬</text:span><text:span text:style-name="T4657">‬</text:span>‬<text:span text:style-name="T4658">11</text:span><text:span text:style-name="T4659"> וַיִּשְׁמַע֙ יוֹחָנָ֣ן בֶּן־קָרֵ֔חַ וְכָל־שָׂרֵ֥י הַחֲיָלִ֖ים אֲשֶׁ֣ר אִתּ֑וֹ אֵ֤ת כָּל־הָֽרָעָה֙ אֲשֶׁ֣ר עָשָׂ֔ה יִשְׁמָעֵ֖אל בֶּן־נְתַנְיָֽה׃<text:s/></text:span><text:span text:style-name="T4660">‬</text:span><text:span text:style-name="T4661">‬</text:span>‬‬<text:span text:style-name="T4662">12</text:span><text:span text:style-name="T4663"> וַיִּקְחוּ֙ אֶת־כָּל־הָ֣אֲנָשִׁ֔ים וַיֵּ֣לְכ֔וּ לְהִלָּחֵ֖ם עִם־יִשְׁמָעֵ֣אל בֶּן־נְתַנְיָ֑ה וַיִּמְצְא֣וּ אֹת֔וֹ אֶל־מַ֥יִם רַבִּ֖ים אֲשֶׁ֥ר בְּגִבְעֽוֹן׃<text:s/></text:span><text:span text:style-name="T4664">‬</text:span><text:span text:style-name="T4665">‬</text:span>‬‬<text:span text:style-name="T4666">13</text:span><text:span text:style-name="T4667"> וַיְהִ֗י כִּרְא֤וֹת כָּל־הָעָם֙ אֲשֶׁ֣ר אֶת־יִשְׁמָעֵ֔אל אֶת־יֽוֹחָנָן֙ בֶּן־קָרֵ֔חַ וְאֵ֛ת כָּל־שָׂרֵ֥י הַחֲיָלִ֖ים אֲשֶׁ֣ר אִתּ֑וֹ וַיִּשְׂמָֽחוּ׃<text:s/></text:span><text:span text:style-name="T4668">‬</text:span><text:span text:style-name="T4669">‬</text:span>‬‬<text:span text:style-name="T4670">14</text:span><text:span text:style-name="T4671"> וַיָּסֹ֙בּוּ֙ כָּל־הָעָ֔ם אֲשֶׁר־שָׁבָ֥ה יִשְׁמָעֵ֖אל מִן־הַמִּצְפָּ֑ה וַיָּשֻׁ֙בוּ֙ וַיֵּ֣לְכ֔וּ אֶל־יֽוֹחָנָ֖ן בֶּן־קָרֵֽחַ׃<text:s/></text:span><text:span text:style-name="T4672">‬</text:span><text:span text:style-name="T4673">‬</text:span>‬‬<text:span text:style-name="T4674">15</text:span><text:span text:style-name="T4675"> וְיִשְׁמָעֵ֣אל בֶּן־נְתַנְיָ֗ה נִמְלַט֙ בִּשְׁמֹנָ֣ה אֲנָשִׁ֔ים מִפְּנֵ֖י יֽוֹחָנָ֑ן וַיֵּ֖לֶךְ אֶל־בְּנֵ֥י עַמּֽוֹן׃</text:span><text:span text:style-name="T4676"><text:s/>ס<text:s/></text:span><text:span text:style-name="T4677">‬</text:span><text:span text:style-name="T4678">‬</text:span><text:span text:style-name="T4679">‬</text:span>‬<text:span text:style-name="T4680">16</text:span><text:span text:style-name="T4681"> וַיִּקַּח֩ יוֹחָנָ֨ן בֶּן־קָרֵ֜חַ וְכָל־שָׂרֵ֧י הַחֲיָלִ֣ים אֲשֶׁר־אִתּ֗וֹ אֵ֣ת כָּל־שְׁאֵרִ֤ית הָעָם֙ אֲשֶׁ֣ר הֵ֠שִׁיב מֵאֵ֨ת יִשְׁמָעֵ֤אל בֶּן־נְתַנְיָה֙ מִן־הַמִּצְפָּ֔ה אַחַ֣ר הִכָּ֔ה אֶת־גְּדַלְיָ֖ה בֶּן־אֲחִיקָ֑ם גְּבָרִ֞ים אַנְשֵׁ֣י הַמִּלְחָמָ֗ה וְנָשִׁ֤ים וְטַף֙ וְסָ֣רִסִ֔ים אֲשֶׁ֥ר הֵשִׁ֖יב מִגִּבְעֽוֹן׃<text:s/></text:span><text:span text:style-name="T4682">‬</text:span><text:span text:style-name="T4683">‬</text:span>‬‬<text:span text:style-name="T4684">17</text:span><text:span text:style-name="T4685"> וַיֵּלְכ֗וּ וַיֵּֽשְׁבוּ֙ בְּגֵר֣וּת *כמוהם **כִּמְהָ֔ם אֲשֶׁר־אֵ֖צֶל בֵּ֣ית לָ֑חֶם לָלֶ֖כֶת לָב֥וֹא מִצְרָֽיִם׃<text:s/></text:span><text:span text:style-name="T4686">‬</text:span><text:span text:style-name="T4687">‬</text:span>‬‬<text:span text:style-name="T4688">18</text:span><text:span text:style-name="T4689"> מִפְּנֵי֙ הַכַּשְׂדִּ֔ים כִּ֥י יָרְא֖וּ מִפְּנֵיהֶ֑ם כִּֽי־הִכָּ֞ה יִשְׁמָעֵ֣אל בֶּן־נְתַנְיָ֗ה אֶת־גְּדַלְיָ֙הוּ֙ בֶּן־אֲחִיקָ֔ם אֲשֶׁר־הִפְקִ֥יד מֶֽלֶךְ־בָּבֶ֖ל בָּאָֽרֶץ׃</text:span><text:span text:style-name="T4690"><text:s/>ס<text:s/></text:span><text:span text:style-name="T4691">‬</text:span><text:span text:style-name="T4692">‬</text:span><text:span text:style-name="T4693">‬</text:span>‬‬‬‬‬‬‬‬‬‬‬‬‬‬‬‬‬‬</text:p>
      </text:section>
      <text:section text:name="Sect41" text:style-name="S41">
        <text:p text:style-name="P4694">Jeremiah 42</text:p>
        <text:p text:style-name="P4695"><text:span text:style-name="T4696">1</text:span><text:span text:style-name="T4697"> וַֽיִּגְּשׁוּ֙ כָּל־שָׂרֵ֣י הַחֲיָלִ֔ים וְיֽוֹחָנָן֙ בֶּן־קָרֵ֔חַ וִֽיזַנְיָ֖ה בֶּן־הוֹשַֽׁעְיָ֑ה וְכָל־הָעָ֖ם מִקָּטֹ֥ן וְעַד־גָּדֽוֹל׃<text:s/></text:span><text:span text:style-name="T4698">2</text:span><text:span text:style-name="T4699"> וַיֹּאמְר֞וּ אֶֽל־יִרְמְיָ֣הוּ הַנָּבִ֗יא תִּפָּל־נָ֤א תְחִנָּתֵ֙נוּ֙ לְפָנֶ֔יךָ וְהִתְפַּלֵּ֤ל בַּעֲדֵ֙נוּ֙ אֶל־יְהוָ֣ה אֱלֹהֶ֔יךָ בְּעַ֖ד כָּל־הַשְּׁאֵרִ֣ית הַזֹּ֑את כִּֽי־נִשְׁאַ֤רְנוּ מְעַט֙ מֵֽהַרְבֵּ֔ה כַּאֲשֶׁ֥ר עֵינֶ֖יךָ רֹא֥וֹת אֹתָֽנוּ׃<text:s/></text:span><text:span text:style-name="T4700">‬</text:span><text:span text:style-name="T4701">‬</text:span>‬‬<text:span text:style-name="T4702">3</text:span><text:span text:style-name="T4703"> וְיַגֶּד־לָ֙נוּ֙ יְהוָ֣ה אֱלֹהֶ֔יךָ אֶת־הַדֶּ֖רֶךְ אֲשֶׁ֣ר נֵֽלֶךְ־בָּ֑הּ וְאֶת־הַדָּבָ֖ר אֲשֶׁ֥ר נַעֲשֶֽׂה׃<text:s/></text:span><text:span text:style-name="T4704">‬</text:span><text:span text:style-name="T4705">‬</text:span>‬‬<text:span text:style-name="T4706">4</text:span><text:span text:style-name="T4707"> וַיֹּ֨אמֶר אֲלֵיהֶ֜ם יִרְמְיָ֤הוּ הַנָּבִיא֙ שָׁמַ֔עְתִּי הִנְנִ֧י מִתְפַּלֵּ֛ל אֶל־יְהוָ֥ה אֱלֹהֵיכֶ֖ם כְּדִבְרֵיכֶ֑ם וְֽהָיָ֡ה כָּֽל־הַדָּבָר֩ אֲשֶׁר־יַעֲנֶ֨ה יְהוָ֤ה אֶתְכֶם֙ אַגִּ֣יד לָכֶ֔ם לֹֽא־אֶמְנַ֥ע מִכֶּ֖ם דָּבָֽר׃<text:s/></text:span><text:span text:style-name="T4708">‬</text:span><text:span text:style-name="T4709">‬</text:span>‬‬<text:span text:style-name="T4710">5</text:span><text:span text:style-name="T4711"> וְהֵ֙מָּה֙ אָמְר֣וּ אֶֽל־יִרְמְיָ֔הוּ יְהִ֤י יְהוָה֙ בָּ֔נוּ לְעֵ֖ד אֱמֶ֣ת וְנֶאֱמָ֑ן אִם־לֹ֡א כְּֽכָל־הַ֠דָּבָר אֲשֶׁ֨ר יִֽשְׁלָחֲךָ֜ יְהוָ֧ה אֱלֹהֶ֛יךָ אֵלֵ֖ינוּ כֵּ֥ן נַעֲשֶֽׂה׃<text:s/></text:span><text:span text:style-name="T4712">‬</text:span><text:span text:style-name="T4713">‬</text:span>‬‬<text:span text:style-name="T4714">6</text:span><text:span text:style-name="T4715"> אִם־ט֣וֹב וְאִם־רָ֔ע בְּק֣וֹל ׀ יְהוָ֣ה אֱלֹהֵ֗ינוּ אֲשֶׁ֨ר *אנו **אֲנַ֜חְנוּ שֹׁלְחִ֥ים אֹתְךָ֛ אֵלָ֖יו נִשְׁמָ֑ע לְמַ֙עַן֙ אֲשֶׁ֣ר יִֽיטַב־לָ֔נוּ כִּ֣י נִשְׁמַ֔ע בְּק֖וֹל יְהוָ֥ה אֱלֹהֵֽינוּ׃</text:span><text:span text:style-name="T4716"><text:s/>ס<text:s/></text:span><text:span text:style-name="T4717">‬</text:span><text:span text:style-name="T4718">‬</text:span><text:span text:style-name="T4719">‬</text:span>‬<text:span text:style-name="T4720">7</text:span><text:span text:style-name="T4721"> וַיְהִ֕י מִקֵּ֖ץ עֲשֶׂ֣רֶת יָמִ֑ים וַיְהִ֥י דְבַר־יְהוָ֖ה אֶֽל־יִרְמְיָֽהוּ׃<text:s/></text:span><text:span text:style-name="T4722">‬</text:span><text:span text:style-name="T4723">‬</text:span>‬‬<text:span text:style-name="T4724">8</text:span><text:span text:style-name="T4725"> וַיִּקְרָ֗א אֶל־יֽוֹחָנָן֙ בֶּן־קָרֵ֔חַ<text:s/></text:span><text:soft-page-break/><text:span text:style-name="T4726">וְאֶ֛ל כָּל־שָׂרֵ֥י הַחֲיָלִ֖ים אֲשֶׁ֣ר אִתּ֑וֹ וּלְכָ֨ל־הָעָ֔ם לְמִקָּטֹ֖ן וְעַד־גָּדֽוֹל׃<text:s/></text:span><text:span text:style-name="T4727">‬</text:span><text:span text:style-name="T4728">‬</text:span>‬‬<text:span text:style-name="T4729">9</text:span><text:span text:style-name="T4730"> וַיֹּ֣אמֶר אֲלֵיהֶ֔ם כֹּֽה־אָמַ֥ר יְהוָ֖ה אֱלֹהֶ֣י יִשְׂרָאֵ֑ל אֲשֶׁ֨ר שְׁלַחְתֶּ֤ם אֹתִי֙ אֵלָ֔יו לְהַפִּ֥יל תְּחִנַּתְכֶ֖ם לְפָנָֽיו׃<text:s/></text:span><text:span text:style-name="T4731">‬</text:span><text:span text:style-name="T4732">‬</text:span>‬‬<text:span text:style-name="T4733">10</text:span><text:span text:style-name="T4734"> אִם־שׁ֤וֹב תֵּֽשְׁבוּ֙ בָּאָ֣רֶץ הַזֹּ֔את וּבָנִ֤יתִי אֶתְכֶם֙ וְלֹ֣א אֶהֱרֹ֔ס וְנָטַעְתִּ֥י אֶתְכֶ֖ם וְלֹ֣א אֶתּ֑וֹשׁ כִּ֤י נִחַ֙מְתִּי֙ אֶל־הָ֣רָעָ֔ה אֲשֶׁ֥ר עָשִׂ֖יתִי לָכֶֽם׃<text:s/></text:span><text:span text:style-name="T4735">‬</text:span><text:span text:style-name="T4736">‬</text:span>‬‬<text:span text:style-name="T4737">11</text:span><text:span text:style-name="T4738"> אַל־תִּֽירְא֗וּ מִפְּנֵי֙ מֶ֣לֶךְ בָּבֶ֔ל אֲשֶׁר־אַתֶּ֥ם יְרֵאִ֖ים מִפָּנָ֑יו אַל־תִּֽירְא֤וּ מִמֶּ֙נּוּ֙ נְאֻם־יְהוָ֔ה כִּֽי־אִתְּכֶ֣ם אָ֔נִי לְהוֹשִׁ֧יעַ אֶתְכֶ֛ם וּלְהַצִּ֥יל אֶתְכֶ֖ם מִיָּדֽוֹ׃<text:s/></text:span><text:span text:style-name="T4739">‬</text:span><text:span text:style-name="T4740">‬</text:span>‬‬<text:span text:style-name="T4741">12</text:span><text:span text:style-name="T4742"> וְאֶתֵּ֥ן לָכֶ֛ם רַחֲמִ֖ים וְרִחַ֣ם אֶתְכֶ֑ם וְהֵשִׁ֥יב אֶתְכֶ֖ם אֶל־אַדְמַתְכֶֽם׃<text:s/></text:span><text:span text:style-name="T4743">‬</text:span><text:span text:style-name="T4744">‬</text:span>‬‬<text:span text:style-name="T4745">13</text:span><text:span text:style-name="T4746"> וְאִם־אֹמְרִ֣ים אַתֶּ֔ם לֹ֥א נֵשֵׁ֖ב בָּאָ֣רֶץ הַזֹּ֑את לְבִלְתִּ֣י שְׁמֹ֔עַ בְּק֖וֹל יְהוָ֥ה אֱלֹהֵיכֶֽם׃<text:s/></text:span><text:span text:style-name="T4747">‬</text:span><text:span text:style-name="T4748">‬</text:span>‬‬<text:span text:style-name="T4749">14</text:span><text:span text:style-name="T4750"> לֵאמֹ֗ר לֹ֚א כִּ֣י אֶ֤רֶץ מִצְרַ֙יִם֙ נָב֔וֹא אֲשֶׁ֤ר לֹֽא־נִרְאֶה֙ מִלְחָמָ֔ה וְק֥וֹל שׁוֹפָ֖ר לֹ֣א נִשְׁמָ֑ע וְלַלֶּ֥חֶם לֹֽא־נִרְעָ֖ב וְשָׁ֥ם נֵשֵֽׁב׃<text:s/></text:span><text:span text:style-name="T4751">‬</text:span><text:span text:style-name="T4752">‬</text:span>‬‬<text:span text:style-name="T4753">15</text:span><text:span text:style-name="T4754"> וְעַתָּ֕ה לָכֵ֛ן שִׁמְע֥וּ דְבַר־יְהוָ֖ה שְׁאֵרִ֣ית יְהוּדָ֑ה כֹּֽה־אָמַר֩ יְהוָ֨ה צְבָא֜וֹת אֱלֹהֵ֣י יִשְׂרָאֵ֗ל אִם־אַ֠תֶּם שׂ֣וֹם תְּשִׂמ֤וּן פְּנֵיכֶם֙ לָבֹ֣א מִצְרַ֔יִם וּבָאתֶ֖ם לָג֥וּר שָֽׁם׃<text:s/></text:span><text:span text:style-name="T4755">‬</text:span><text:span text:style-name="T4756">‬</text:span>‬‬<text:span text:style-name="T4757">16</text:span><text:span text:style-name="T4758"> וְהָיְתָ֣ה הַחֶ֗רֶב אֲשֶׁ֤ר אַתֶּם֙ יְרֵאִ֣ים מִמֶּ֔נָּה שָׁ֛ם תַּשִּׂ֥יג אֶתְכֶ֖ם בְּאֶ֣רֶץ מִצְרָ֑יִם וְהָרָעָ֞ב אֲשֶׁר־אַתֶּ֣ם ׀ דֹּאֲגִ֣ים מִמֶּ֗נּוּ שָׁ֣ם יִדְבַּ֧ק אַחֲרֵיכֶ֛ם מִצְרַ֖יִם וְשָׁ֥ם תָּמֻֽתוּ׃<text:s/></text:span><text:span text:style-name="T4759">‬</text:span><text:span text:style-name="T4760">‬</text:span>‬‬<text:span text:style-name="T4761">17</text:span><text:span text:style-name="T4762"> וְיִֽהְי֣וּ כָל־הָאֲנָשִׁ֗ים אֲשֶׁר־שָׂ֨מוּ אֶת־פְּנֵיהֶ֜ם לָב֤וֹא מִצְרַ֙יִם֙ לָג֣וּר שָׁ֔ם יָמ֕וּתוּ בַּחֶ֖רֶב בָּרָעָ֣ב וּבַדָּ֑בֶר וְלֹֽא־יִהְיֶ֤ה לָהֶם֙ שָׂרִ֣יד וּפָלִ֔יט מִפְּנֵי֙ הָֽרָעָ֔ה אֲשֶׁ֥ר אֲנִ֖י מֵבִ֥יא עֲלֵיהֶֽם׃</text:span><text:span text:style-name="T4763"><text:s/>ס<text:s/></text:span><text:span text:style-name="T4764">‬</text:span><text:span text:style-name="T4765">‬</text:span><text:span text:style-name="T4766">‬</text:span>‬<text:span text:style-name="T4767">18</text:span><text:span text:style-name="T4768"> כִּי֩ כֹ֨ה אָמַ֜ר יְהוָ֣ה צְבָאוֹת֮ אֱלֹהֵ֣י יִשְׂרָאֵל֒ כַּאֲשֶׁר֩ נִתַּ֨ךְ אַפִּ֜י וַחֲמָתִ֗י עַל־יֹֽשְׁבֵי֙ יְר֣וּשָׁלִַ֔ם כֵּ֣ן תִּתַּ֤ךְ חֲמָתִי֙ עֲלֵיכֶ֔ם בְּבֹאֲכֶ֖ם מִצְרָ֑יִם וִהְיִיתֶ֞ם לְאָלָ֤ה וּלְשַׁמָּה֙ וְלִקְלָלָ֣ה וּלְחֶרְפָּ֔ה וְלֹֽא־תִרְא֣וּ ע֔וֹד אֶת־הַמָּק֖וֹם הַזֶּֽה׃<text:s/></text:span><text:span text:style-name="T4769">‬</text:span><text:span text:style-name="T4770">‬</text:span>‬‬<text:span text:style-name="T4771">19</text:span><text:span text:style-name="T4772"> דִּבֶּ֨ר יְהוָ֤ה עֲלֵיכֶם֙ שְׁאֵרִ֣ית יְהוּדָ֔ה אַל־תָּבֹ֖אוּ מִצְרָ֑יִם יָדֹ֙עַ֙ תֵּֽדְע֔וּ כִּי־הַעִידֹ֥תִי בָכֶ֖ם הַיּֽוֹם׃<text:s/></text:span><text:span text:style-name="T4773">‬</text:span><text:span text:style-name="T4774">‬</text:span>‬‬<text:span text:style-name="T4775">20</text:span><text:span text:style-name="T4776"> כִּ֣י *התעתים **הִתְעֵיתֶם֮ בְּנַפְשֽׁוֹתֵיכֶם֒ כִּֽי־אַתֶּ֞ם שְׁלַחְתֶּ֣ם אֹתִ֗י אֶל־יְהוָ֤ה אֱלֹֽהֵיכֶם֙ לֵאמֹ֔ר הִתְפַּלֵּ֣ל בַּעֲדֵ֔נוּ אֶל־יְהוָ֖ה אֱלֹהֵ֑ינוּ וּכְכֹל֩ אֲשֶׁ֨ר יֹאמַ֜ר יְהוָ֧ה אֱלֹהֵ֛ינוּ כֵּ֥ן הַגֶּד־לָ֖נוּ וְעָשִֽׂינוּ׃<text:s/></text:span><text:span text:style-name="T4777">‬</text:span><text:span text:style-name="T4778">‬</text:span>‬‬<text:span text:style-name="T4779">21</text:span><text:span text:style-name="T4780"> וָאַגִּ֥ד לָכֶ֖ם הַיּ֑וֹם וְלֹ֣א שְׁמַעְתֶּ֗ם בְּקוֹל֙ יְהוָ֣ה אֱלֹֽהֵיכֶ֔ם וּלְכֹ֖ל אֲשֶׁר־שְׁלָחַ֥נִי אֲלֵיכֶֽם׃<text:s/></text:span><text:span text:style-name="T4781">‬</text:span><text:span text:style-name="T4782">‬</text:span>‬‬<text:span text:style-name="T4783">22</text:span><text:span text:style-name="T4784"> וְעַתָּה֙ יָדֹ֣עַ תֵּֽדְע֔וּ כִּ֗י בַּחֶ֛רֶב בָּרָעָ֥ב וּבַדֶּ֖בֶר תָּמ֑וּתוּ בַּמָּקוֹם֙ אֲשֶׁ֣ר חֲפַצְתֶּ֔ם לָב֖וֹא לָג֥וּר שָֽׁם׃</text:span><text:span text:style-name="T4785"><text:s/>ס<text:s/></text:span><text:span text:style-name="T4786">‬</text:span><text:span text:style-name="T4787">‬</text:span><text:span text:style-name="T4788">‬</text:span>‬‬‬‬‬‬‬‬‬‬‬‬‬‬‬‬‬‬‬‬‬‬</text:p>
      </text:section>
      <text:section text:name="Sect42" text:style-name="S42">
        <text:p text:style-name="P4789">Jeremiah 43</text:p>
        <text:p text:style-name="P4790"><text:span text:style-name="T4791">1</text:span><text:span text:style-name="T4792"> וַיְהִי֩ כְּכַלּ֨וֹת יִרְמְיָ֜הוּ לְדַבֵּ֣ר אֶל־כָּל־הָעָ֗ם אֶת־כָּל־דִּבְרֵי֙ יְהוָ֣ה אֱלֹהֵיהֶ֔ם אֲשֶׁ֧ר שְׁלָח֛וֹ יְהוָ֥ה אֱלֹהֵיהֶ֖ם אֲלֵיהֶ֑ם אֵ֥ת כָּל־הַדְּבָרִ֖ים הָאֵֽלֶּה׃</text:span><text:span text:style-name="T4793"><text:s/>ס<text:s/></text:span><text:span text:style-name="T4794">2</text:span><text:span text:style-name="T4795"> וַיֹּ֨אמֶר עֲזַרְיָ֤ה בֶן־הוֹשַֽׁעְיָה֙ וְיוֹחָנָ֣ן בֶּן־קָרֵ֔חַ וְכָל־הָאֲנָשִׁ֖ים הַזֵּדִ֑ים אֹמְרִ֣ים אֶֽל־יִרְמְיָ֗הוּ שֶׁ֚קֶר אַתָּ֣ה מְדַבֵּ֔ר לֹ֣א שְׁלָחֲךָ֞ יְהוָ֤ה אֱלֹהֵ֙ינוּ֙ לֵאמֹ֔ר לֹֽא־תָבֹ֥אוּ מִצְרַ֖יִם לָג֥וּר שָֽׁם׃<text:s/></text:span><text:span text:style-name="T4796">‬</text:span><text:span text:style-name="T4797">‬</text:span>‬‬<text:span text:style-name="T4798">3</text:span><text:span text:style-name="T4799"> כִּ֗י בָּרוּךְ֙ בֶּן־נֵ֣רִיָּ֔ה מַסִּ֥ית אֹתְךָ֖ בָּ֑נוּ לְמַעַן֩ תֵּ֨ת אֹתָ֤נוּ בְיַֽד־הַכַּשְׂדִּים֙ לְהָמִ֣ית אֹתָ֔נוּ וּלְהַגְל֥וֹת אֹתָ֖נוּ בָּבֶֽל׃<text:s/></text:span><text:span text:style-name="T4800">‬</text:span><text:span text:style-name="T4801">‬</text:span>‬‬<text:span text:style-name="T4802">4</text:span><text:span text:style-name="T4803"> וְלֹֽא־שָׁמַע֩ יוֹחָנָ֨ן בֶּן־קָרֵ֜חַ וְכָל־שָׂרֵ֧י הַחֲיָלִ֛ים וְכָל־הָעָ֖ם בְּק֣וֹל יְהוָ֑ה לָשֶׁ֖בֶת בְּאֶ֥רֶץ יְהוּדָֽה׃<text:s/></text:span><text:span text:style-name="T4804">‬</text:span><text:span text:style-name="T4805">‬</text:span>‬‬<text:span text:style-name="T4806">5</text:span><text:span text:style-name="T4807"> וַיִּקַּ֞ח יוֹחָנָ֤ן בֶּן־קָרֵ֙חַ֙ וְכָל־שָׂרֵ֣י הַחֲיָלִ֔ים אֵ֖ת כָּל־שְׁאֵרִ֣ית יְהוּדָ֑ה אֲשֶׁר־שָׁ֗בוּ מִכָּל־הַגּוֹיִם֙ אֲשֶׁ֣ר נִדְּחוּ־</text:span><text:soft-page-break/><text:span text:style-name="T4808">שָׁ֔ם לָג֖וּר בְּאֶ֥רֶץ יְהוּדָֽה׃<text:s/></text:span><text:span text:style-name="T4809">‬</text:span><text:span text:style-name="T4810">‬</text:span>‬‬<text:span text:style-name="T4811">6</text:span><text:span text:style-name="T4812"> אֶֽת־הַ֠גְּבָרִים וְאֶת־הַנָּשִׁ֣ים וְאֶת־הַטַּף֮ וְאֶת־בְּנ֣וֹת הַמֶּלֶךְ֒ וְאֵ֣ת כָּל־הַנֶּ֗פֶשׁ אֲשֶׁ֤ר הִנִּ֙יחַ֙ נְבוּזַרְאֲדָ֣ן רַב־טַבָּחִ֔ים אֶת־גְּדַלְיָ֖הוּ בֶּן־אֲחִיקָ֣ם בֶּן־שָׁפָ֑ן וְאֵת֙ יִרְמְיָ֣הוּ הַנָּבִ֔יא וְאֶת־בָּר֖וּךְ בֶּן־נֵרִיָּֽהוּ׃<text:s/></text:span><text:span text:style-name="T4813">‬</text:span><text:span text:style-name="T4814">‬</text:span>‬‬<text:span text:style-name="T4815">7</text:span><text:span text:style-name="T4816"> וַיָּבֹ֙אוּ֙ אֶ֣רֶץ מִצְרַ֔יִם כִּ֛י לֹ֥א שָׁמְע֖וּ בְּק֣וֹל יְהוָ֑ה וַיָּבֹ֖אוּ עַד־תַּחְפַּנְחֵֽס׃</text:span><text:span text:style-name="T4817"><text:s/>ס<text:s/></text:span><text:span text:style-name="T4818">‬</text:span><text:span text:style-name="T4819">‬</text:span><text:span text:style-name="T4820">‬</text:span>‬<text:span text:style-name="T4821">8</text:span><text:span text:style-name="T4822"> וַיְהִ֤י דְבַר־יְהוָה֙ אֶֽל־יִרְמְיָ֔הוּ בְּתַחְפַּנְחֵ֖ס לֵאמֹֽר׃<text:s/></text:span><text:span text:style-name="T4823">‬</text:span><text:span text:style-name="T4824">‬</text:span>‬‬<text:span text:style-name="T4825">9</text:span><text:span text:style-name="T4826"> קַ֣ח בְּיָדְךָ֞ אֲבָנִ֣ים גְּדֹל֗וֹת וּטְמַנְתָּ֤ם בַּמֶּ֙לֶט֙ בַּמַּלְבֵּ֔ן אֲשֶׁ֛ר בְּפֶ֥תַח בֵּית־פַּרְעֹ֖ה בְּתַחְפַּנְחֵ֑ס לְעֵינֵ֖י אֲנָשִׁ֥ים יְהוּדִֽים׃<text:s/></text:span><text:span text:style-name="T4827">‬</text:span><text:span text:style-name="T4828">‬</text:span>‬‬<text:span text:style-name="T4829">10</text:span><text:span text:style-name="T4830"> וְאָמַרְתָּ֣ אֲלֵיהֶ֡ם כֹּֽה־אָמַר֩ יְהוָ֨ה צְבָא֜וֹת אֱלֹהֵ֣י יִשְׂרָאֵ֗ל הִנְנִ֤י שֹׁלֵ֙חַ֙ וְ֠לָקַחְתִּי אֶת־נְבוּכַדְרֶאצַּ֤ר מֶֽלֶךְ־בָּבֶל֙ עַבְדִּ֔י וְשַׂמְתִּ֣י כִסְא֔וֹ מִמַּ֛עַל לָאֲבָנִ֥ים הָאֵ֖לֶּה אֲשֶׁ֣ר טָמָ֑נְתִּי וְנָטָ֥ה אֶת־*שפרורו **שַׁפְרִיר֖וֹ עֲלֵיהֶֽם׃<text:s/></text:span><text:span text:style-name="T4831">‬</text:span><text:span text:style-name="T4832">‬</text:span>‬‬<text:span text:style-name="T4833">11</text:span><text:span text:style-name="T4834"> *ובאה **וּבָ֕א וְהִכָּ֖ה אֶת־אֶ֣רֶץ מִצְרָ֑יִם אֲשֶׁ֧ר לַמָּ֣וֶת לַמָּ֗וֶת וַאֲשֶׁ֤ר לַשְּׁבִי֙ לַשֶּׁ֔בִי וַאֲשֶׁ֥ר לַחֶ֖רֶב לֶחָֽרֶב׃<text:s/></text:span><text:span text:style-name="T4835">‬</text:span><text:span text:style-name="T4836">‬</text:span>‬‬<text:span text:style-name="T4837">12</text:span><text:span text:style-name="T4838"> וְהִצַּ֣תִּי אֵ֗שׁ בְּבָתֵּי֙ אֱלֹהֵ֣י מִצְרַ֔יִם וּשְׂרָפָ֖ם וְשָׁבָ֑ם וְעָטָה֩ אֶת־אֶ֨רֶץ מִצְרַ֜יִם כַּאֲשֶׁר־יַעְטֶ֤ה הָֽרֹעֶה֙ אֶת־בִּגְד֔וֹ וְיָצָ֥א מִשָּׁ֖ם בְּשָׁלֽוֹם׃<text:s/></text:span><text:span text:style-name="T4839">‬</text:span><text:span text:style-name="T4840">‬</text:span>‬‬<text:span text:style-name="T4841">13</text:span><text:span text:style-name="T4842"> וְשִׁבַּ֗ר אֶֽת־מַצְּבוֹת֙ בֵּ֣ית שֶׁ֔מֶשׁ אֲשֶׁ֖ר בְּאֶ֣רֶץ מִצְרָ֑יִם וְאֶת־בָּתֵּ֥י אֱלֹהֵֽי־מִצְרַ֖יִם יִשְׂרֹ֥ף בָּאֵֽשׁ׃</text:span><text:span text:style-name="T4843"><text:s/>ס<text:s/></text:span><text:span text:style-name="T4844">‬</text:span><text:span text:style-name="T4845">‬</text:span><text:span text:style-name="T4846">‬</text:span>‬‬‬‬‬‬‬‬‬‬‬‬‬</text:p>
      </text:section>
      <text:section text:name="Sect43" text:style-name="S43">
        <text:p text:style-name="P4847">Jeremiah 44</text:p>
        <text:p text:style-name="P4848"><text:span text:style-name="T4849">1</text:span><text:span text:style-name="T4850"> הַדָּבָר֙ אֲשֶׁ֣ר הָיָ֣ה אֶֽל־יִרְמְיָ֔הוּ אֶ֚ל כָּל־הַיְּהוּדִ֔ים הַיֹּשְׁבִ֖ים בְּאֶ֣רֶץ מִצְרָ֑יִם הַיֹּשְׁבִ֤ים בְּמִגְדֹּל֙ וּבְתַחְפַּנְחֵ֣ס וּבְנֹ֔ף וּבְאֶ֥רֶץ פַּתְר֖וֹס לֵאמֹֽר׃</text:span><text:span text:style-name="T4851"><text:s/>ס<text:s/></text:span><text:span text:style-name="T4852">‬</text:span><text:span text:style-name="T4853">‬</text:span><text:span text:style-name="T4854">‬</text:span>‬‬‬‬<text:span text:style-name="T4855">2</text:span><text:span text:style-name="T4856"> כֹּה־אָמַ֞ר יְהוָ֤ה צְבָאוֹת֙ אֱלֹהֵ֣י יִשְׂרָאֵ֔ל אַתֶּ֣ם רְאִיתֶ֗ם אֵ֤ת כָּל־הָֽרָעָה֙ אֲשֶׁ֤ר הֵבֵ֙אתִי֙ עַל־יְר֣וּשָׁלִַ֔ם וְעַ֖ל כָּל־עָרֵ֣י יְהוּדָ֑ה וְהִנָּ֤ם חָרְבָּה֙ הַיּ֣וֹם הַזֶּ֔ה וְאֵ֥ין בָּהֶ֖ם יוֹשֵֽׁב׃<text:s/></text:span><text:span text:style-name="T4857">‬</text:span><text:span text:style-name="T4858">‬</text:span>‬‬<text:span text:style-name="T4859">3</text:span><text:span text:style-name="T4860"> מִפְּנֵ֣י רָעָתָ֗ם אֲשֶׁ֤ר עָשׂוּ֙ לְהַכְעִסֵ֔נִי לָלֶ֣כֶת לְקַטֵּ֔ר לַעֲבֹ֖ד לֵאלֹהִ֣ים אֲחֵרִ֑ים אֲשֶׁר֙ לֹ֣א יְדָע֔וּם הֵ֖מָּה אַתֶּ֥ם וַאֲבֹתֵיכֶֽם׃<text:s/></text:span><text:span text:style-name="T4861">‬</text:span><text:span text:style-name="T4862">‬</text:span>‬‬<text:span text:style-name="T4863">4</text:span><text:span text:style-name="T4864"> וָאֶשְׁלַ֤ח אֲלֵיכֶם֙ אֶת־כָּל־עֲבָדַ֣י הַנְּבִיאִ֔ים הַשְׁכֵּ֥ים וְשָׁלֹ֖חַ לֵאמֹ֑ר אַל־נָ֣א תַעֲשׂ֗וּ אֵ֛ת דְּבַֽר־הַתֹּעֵבָ֥ה הַזֹּ֖את אֲשֶׁ֥ר שָׂנֵֽאתִי׃<text:s/></text:span><text:span text:style-name="T4865">‬</text:span><text:span text:style-name="T4866">‬</text:span>‬‬<text:span text:style-name="T4867">5</text:span><text:span text:style-name="T4868"> וְלֹ֤א שָֽׁמְעוּ֙ וְלֹא־הִטּ֣וּ אֶת־אָזְנָ֔ם לָשׁ֖וּב מֵרָֽעָתָ֑ם לְבִלְתִּ֥י קַטֵּ֖ר לֵאלֹהִ֥ים אֲחֵרִֽים׃<text:s/></text:span><text:span text:style-name="T4869">‬</text:span><text:span text:style-name="T4870">‬</text:span>‬‬<text:span text:style-name="T4871">6</text:span><text:span text:style-name="T4872"> וַתִּתַּ֤ךְ חֲמָתִי֙ וְאַפִּ֔י וַתִּבְעַר֙ בְּעָרֵ֣י יְהוּדָ֔ה וּבְחֻצ֖וֹת יְרֽוּשָׁלָ֑͏ִם וַתִּהְיֶ֛ינָה לְחָרְבָּ֥ה לִשְׁמָמָ֖ה כַּיּ֥וֹם הַזֶּֽה׃</text:span><text:span text:style-name="T4873"><text:s/>ס<text:s/></text:span><text:span text:style-name="T4874">‬</text:span><text:span text:style-name="T4875">‬</text:span><text:span text:style-name="T4876">‬</text:span>‬<text:span text:style-name="T4877">7</text:span><text:span text:style-name="T4878"> וְעַתָּ֡ה כֹּֽה־אָמַ֣ר יְהוָה֩ אֱלֹהֵ֨י צְבָא֜וֹת אֱלֹהֵ֣י יִשְׂרָאֵ֗ל לָמָה֩ אַתֶּ֨ם עֹשִׂ֜ים רָעָ֤ה גְדוֹלָה֙ אֶל־נַפְשֹׁ֣תֵכֶ֔ם לְהַכְרִ֨ית לָכֶ֧ם אִישׁ־וְאִשָּׁ֛ה עוֹלֵ֥ל וְיוֹנֵ֖ק מִתּ֣וֹךְ יְהוּדָ֑ה לְבִלְתִּ֛י הוֹתִ֥יר לָכֶ֖ם שְׁאֵרִֽית׃<text:s/></text:span><text:span text:style-name="T4879">‬</text:span><text:span text:style-name="T4880">‬</text:span>‬‬<text:span text:style-name="T4881">8</text:span><text:span text:style-name="T4882"> לְהַכְעִסֵ֙נִי֙ בְּמַעֲשֵׂ֣י יְדֵיכֶ֔ם לְקַטֵּ֞ר לֵאלֹהִ֤ים אֲחֵרִים֙ בְּאֶ֣רֶץ מִצְרַ֔יִם אֲשֶׁר־אַתֶּ֥ם בָּאִ֖ים לָג֣וּר שָׁ֑ם לְמַ֙עַן֙ הַכְרִ֣ית לָכֶ֔ם וּלְמַ֤עַן הֱיֽוֹתְכֶם֙ לִקְלָלָ֣ה וּלְחֶרְפָּ֔ה בְּכֹ֖ל גּוֹיֵ֥י הָאָֽרֶץ׃<text:s/></text:span><text:span text:style-name="T4883">‬</text:span><text:span text:style-name="T4884">‬</text:span>‬‬<text:span text:style-name="T4885">9</text:span><text:span text:style-name="T4886"> הַֽשְׁכַחְתֶּם֩ אֶת־רָע֨וֹת אֲבוֹתֵיכֶ֜ם וְאֶת־רָע֣וֹת ׀ מַלְכֵ֣י יְהוּדָ֗ה וְאֵת֙ רָע֣וֹת נָשָׁ֔יו וְאֵת֙ רָעֹ֣תֵכֶ֔ם וְאֵ֖ת רָעֹ֣ת נְשֵׁיכֶ֑ם אֲשֶׁ֤ר עָשׂוּ֙ בְּאֶ֣רֶץ יְהוּדָ֔ה וּבְחֻצ֖וֹת יְרוּשָׁלָֽ͏ִם׃<text:s/></text:span><text:span text:style-name="T4887">‬</text:span><text:span text:style-name="T4888">‬</text:span>‬‬<text:span text:style-name="T4889">10</text:span><text:span text:style-name="T4890"> לֹ֣א דֻכְּא֔וּ עַ֖ד הַיּ֣וֹם הַזֶּ֑ה וְלֹ֣א יָרְא֗וּ וְלֹֽא־הָלְכ֤וּ בְתֽוֹרָתִי֙ וּבְחֻקֹּתַ֔י אֲשֶׁר־נָתַ֥תִּי לִפְנֵיכֶ֖ם וְלִפְנֵ֥י אֲבוֹתֵיכֶֽם׃</text:span><text:span text:style-name="T4891"><text:s/>ס<text:s/></text:span><text:span text:style-name="T4892">‬</text:span><text:span text:style-name="T4893">‬</text:span><text:span text:style-name="T4894">‬</text:span>‬<text:span text:style-name="T4895">11</text:span><text:span text:style-name="T4896"> לָכֵ֗ן כֹּֽה־אָמַ֞ר יְהוָ֤ה צְבָאוֹת֙ אֱלֹהֵ֣י יִשְׂרָאֵ֔ל הִנְנִ֨י שָׂ֥ם פָּנַ֛י בָּכֶ֖ם לְרָעָ֑ה וּלְהַכְרִ֖ית אֶת־כָּל־יְהוּדָֽה׃<text:s/></text:span><text:span text:style-name="T4897">‬</text:span><text:span text:style-name="T4898">‬</text:span>‬‬<text:span text:style-name="T4899">12</text:span><text:span text:style-name="T4900"> וְלָקַחְתִּ֞י אֶת־שְׁאֵרִ֣ית יְהוּדָ֗ה אֲשֶׁר־שָׂ֨מוּ פְנֵיהֶ֜ם לָב֣וֹא<text:s/></text:span><text:soft-page-break/><text:span text:style-name="T4901">אֶֽרֶץ־מִצְרַיִם֮ לָג֣וּר שָׁם֒ וְתַ֨מּוּ כֹ֜ל בְּאֶ֧רֶץ מִצְרַ֣יִם יִפֹּ֗לוּ בַּחֶ֤רֶב בָּֽרָעָב֙ יִתַּ֔מּוּ מִקָּטֹן֙ וְעַד־גָּד֔וֹל בַּחֶ֥רֶב וּבָרָעָ֖ב יָמֻ֑תוּ וְהָיוּ֙ לְאָלָ֣ה לְשַׁמָּ֔ה וְלִקְלָלָ֖ה וּלְחֶרְפָּֽה׃<text:s/></text:span><text:span text:style-name="T4902">‬</text:span><text:span text:style-name="T4903">‬</text:span>‬‬<text:span text:style-name="T4904">13</text:span><text:span text:style-name="T4905"> וּפָקַדְתִּ֗י עַ֤ל הַיּֽוֹשְׁבִים֙ בְּאֶ֣רֶץ מִצְרַ֔יִם כַּאֲשֶׁ֥ר פָּקַ֖דְתִּי עַל־יְרֽוּשָׁלָ֑͏ִם בַּחֶ֖רֶב בָּרָעָ֥ב וּבַדָּֽבֶר׃<text:s/></text:span><text:span text:style-name="T4906">‬</text:span><text:span text:style-name="T4907">‬</text:span>‬‬<text:span text:style-name="T4908">14</text:span><text:span text:style-name="T4909"> וְלֹ֨א יִהְיֶ֜ה פָּלִ֤יט וְשָׂרִיד֙ לִשְׁאֵרִ֣ית יְהוּדָ֔ה הַבָּאִ֥ים לָגֽוּר־שָׁ֖ם בְּאֶ֣רֶץ מִצְרָ֑יִם וְלָשׁ֣וּב ׀ אֶ֣רֶץ יְהוּדָ֗ה אֲשֶׁר־הֵ֜מָּה מְנַשְּׂאִ֤ים אֶת־נַפְשָׁם֙ לָשׁוּב֙ לָשֶׁ֣בֶת שָׁ֔ם כִּ֥י לֹֽא־יָשׁ֖וּבוּ כִּ֥י אִם־פְּלֵטִֽים׃</text:span><text:span text:style-name="T4910"><text:s/>ס<text:s/></text:span><text:span text:style-name="T4911">‬</text:span><text:span text:style-name="T4912">‬</text:span><text:span text:style-name="T4913">‬</text:span>‬<text:span text:style-name="T4914">15</text:span><text:span text:style-name="T4915"> וַיַּעֲנ֣וּ אֶֽת־יִרְמְיָ֗הוּ כָּל־הָאֲנָשִׁ֤ים הַיֹּֽדְעִים֙ כִּֽי־מְקַטְּר֤וֹת נְשֵׁיהֶם֙ לֵאלֹהִ֣ים אֲחֵרִ֔ים וְכָל־הַנָּשִׁ֥ים הָעֹמְד֖וֹת קָהָ֣ל גָּד֑וֹל וְכָל־הָעָ֛ם הַיֹּשְׁבִ֥ים בְּאֶֽרֶץ־מִצְרַ֖יִם בְּפַתְר֥וֹס לֵאמֹֽר׃<text:s/></text:span><text:span text:style-name="T4916">‬</text:span><text:span text:style-name="T4917">‬</text:span>‬‬<text:span text:style-name="T4918">16</text:span><text:span text:style-name="T4919"> הַדָּבָ֛ר אֲשֶׁר־דִּבַּ֥רְתָּ אֵלֵ֖ינוּ בְּשֵׁ֣ם יְהוָ֑ה אֵינֶ֥נּוּ שֹׁמְעִ֖ים אֵלֶֽיךָ׃<text:s/></text:span><text:span text:style-name="T4920">‬</text:span><text:span text:style-name="T4921">‬</text:span>‬‬<text:span text:style-name="T4922">17</text:span><text:span text:style-name="T4923"> כִּי֩ עָשֹׂ֨ה נַעֲשֶׂ֜ה אֶֽת־כָּל־הַדָּבָ֣ר ׀ אֲשֶׁר־יָצָ֣א מִפִּ֗ינוּ לְקַטֵּ֞ר לִמְלֶ֣כֶת הַשָּׁמָיִם֮ וְהַסֵּֽיךְ־לָ֣הּ נְסָכִים֒ כַּאֲשֶׁ֨ר עָשִׂ֜ינוּ אֲנַ֤חְנוּ וַאֲבֹתֵ֙ינוּ֙ מְלָכֵ֣ינוּ וְשָׂרֵ֔ינוּ בְּעָרֵ֣י יְהוּדָ֔ה וּבְחֻצ֖וֹת יְרוּשָׁלָ֑͏ִם וַנִּֽשְׂבַּֽע־לֶ֙חֶם֙ וַנִּֽהְיֶ֣ה טוֹבִ֔ים וְרָעָ֖ה לֹ֥א רָאִֽינוּ׃<text:s/></text:span><text:span text:style-name="T4924">‬</text:span><text:span text:style-name="T4925">‬</text:span>‬‬<text:span text:style-name="T4926">18</text:span><text:span text:style-name="T4927"> וּמִן־אָ֡ז חָדַ֜לְנוּ לְקַטֵּ֨ר לִמְלֶ֧כֶת הַשָּׁמַ֛יִם וְהַסֵּֽךְ־לָ֥הּ נְסָכִ֖ים חָסַ֣רְנוּ כֹ֑ל וּבַחֶ֥רֶב וּבָרָעָ֖ב תָּֽמְנוּ׃<text:s/></text:span><text:span text:style-name="T4928">‬</text:span><text:span text:style-name="T4929">‬</text:span>‬‬<text:span text:style-name="T4930">19</text:span><text:span text:style-name="T4931"> וְכִֽי־אֲנַ֤חְנוּ מְקַטְּרִים֙ לִמְלֶ֣כֶת הַשָּׁמַ֔יִם וּלְהַסֵּ֥ךְ לָ֖הּ נְסָכִ֑ים הֲמִֽבַּלְעֲדֵ֣י אֲנָשֵׁ֗ינוּ עָשִׂ֨ינוּ לָ֤הּ כַּוָּנִים֙ לְהַ֣עֲצִבָ֔הֿ וְהַסֵּ֥ךְ לָ֖הּ נְסָכִֽים׃<text:s/></text:span><text:span text:style-name="T4932">פ<text:s/></text:span><text:span text:style-name="T4933">‬</text:span><text:span text:style-name="T4934">‬</text:span><text:span text:style-name="T4935">‬</text:span>‬‬‬‬‬‬‬‬‬‬‬‬‬‬‬‬‬‬‬‬‬</text:p>
        <text:p text:style-name="P4936"><text:span text:style-name="T4937">20</text:span><text:span text:style-name="T4938"> וַיֹּ֥אמֶר יִרְמְיָ֖הוּ אֶל־כָּל־הָעָ֑ם עַל־הַגְּבָרִ֤ים וְעַל־הַנָּשִׁים֙ וְעַל־כָּל־הָעָ֔ם הָעֹנִ֥ים אֹת֛וֹ דָּבָ֖ר לֵאמֹֽר׃<text:s/></text:span><text:span text:style-name="T4939">‬</text:span><text:span text:style-name="T4940">‬</text:span>‬‬<text:span text:style-name="T4941">21</text:span><text:span text:style-name="T4942"> הֲל֣וֹא אֶת־הַקִּטֵּ֗ר אֲשֶׁ֨ר קִטַּרְתֶּ֜ם בְּעָרֵ֤י יְהוּדָה֙ וּבְחֻצ֣וֹת יְרוּשָׁלִַ֔ם אַתֶּ֧ם וַאֲבֽוֹתֵיכֶ֛ם מַלְכֵיכֶ֥ם וְשָׂרֵיכֶ֖ם וְעַ֣ם הָאָ֑רֶץ אֹתָם֙ זָכַ֣ר יְהוָ֔ה וַֽתַּעֲלֶ֖ה עַל־לִבּֽוֹ׃<text:s/></text:span><text:span text:style-name="T4943">‬</text:span><text:span text:style-name="T4944">‬</text:span>‬‬<text:span text:style-name="T4945">22</text:span><text:span text:style-name="T4946"> וְלֹֽא־יוּכַל֩ יְהוָ֨ה ע֜וֹד לָשֵׂ֗את מִפְּנֵי֙ רֹ֣עַ מַעַלְלֵיכֶ֔ם מִפְּנֵ֥י הַתּוֹעֵבֹ֖ת אֲשֶׁ֣ר עֲשִׂיתֶ֑ם וַתְּהִ֣י אַ֠רְצְכֶם לְחָרְבָּ֨ה וּלְשַׁמָּ֧ה וְלִקְלָלָ֛ה מֵאֵ֥ין יוֹשֵׁ֖ב כְּהַיּ֥וֹם הַזֶּֽה׃<text:s/></text:span><text:span text:style-name="T4947">‬</text:span><text:span text:style-name="T4948">‬</text:span>‬‬<text:span text:style-name="T4949">23</text:span><text:span text:style-name="T4950"> מִפְּנֵי֩ אֲשֶׁ֨ר קִטַּרְתֶּ֜ם וַאֲשֶׁ֧ר חֲטָאתֶ֣ם לַיהוָ֗ה וְלֹ֤א שְׁמַעְתֶּם֙ בְּק֣וֹל יְהוָ֔ה וּבְתֹרָת֧וֹ וּבְחֻקֹּתָ֛יו וּבְעֵדְוֺתָ֖יו לֹ֣א הֲלַכְתֶּ֑ם עַל־כֵּ֞ן קָרָ֥את אֶתְכֶ֛ם הָרָעָ֥ה הַזֹּ֖את כַּיּ֥וֹם הַזֶּֽה׃</text:span><text:span text:style-name="T4951"><text:s/>ס<text:s/></text:span><text:span text:style-name="T4952">‬</text:span><text:span text:style-name="T4953">‬</text:span><text:span text:style-name="T4954">‬</text:span>‬<text:span text:style-name="T4955">24</text:span><text:span text:style-name="T4956"> וַיֹּ֤אמֶר יִרְמְיָ֙הוּ֙ אֶל־כָּל־הָעָ֔ם וְאֶ֖ל כָּל־הַנָּשִׁ֑ים שִׁמְעוּ֙ דְּבַר־יְהוָ֔ה כָּל־יְהוּדָ֕ה אֲשֶׁ֖ר בְּאֶ֥רֶץ מִצְרָֽיִם׃</text:span><text:span text:style-name="T4957"><text:s/>ס<text:s/></text:span><text:span text:style-name="T4958">‬</text:span><text:span text:style-name="T4959">‬</text:span><text:span text:style-name="T4960">‬</text:span>‬<text:span text:style-name="T4961">25</text:span><text:span text:style-name="T4962"> כֹּֽה־אָמַ֣ר יְהוָֽה־צְבָאוֹת֩ אֱלֹהֵ֨י יִשְׂרָאֵ֜ל לֵאמֹ֗ר אַתֶּ֨ם וּנְשֵׁיכֶ֜ם וַתְּדַבֵּ֣רְנָה בְּפִיכֶם֮ וּבִידֵיכֶ֣ם מִלֵּאתֶ֣ם ׀ לֵאמֹר֒ עָשֹׂ֨ה נַעֲשֶׂ֜ה אֶת־נְדָרֵ֗ינוּ אֲשֶׁ֤ר נָדַ֙רְנוּ֙ לְקַטֵּר֙ לִמְלֶ֣כֶת הַשָּׁמַ֔יִם וּלְהַסֵּ֥ךְ לָ֖הּ נְסָכִ֑ים הָקֵ֤ים תָּקִ֙ימְנָה֙ אֶת־נִדְרֵיכֶ֔ם וְעָשֹׂ֥ה תַעֲשֶׂ֖ינָה אֶת־נִדְרֵיכֶֽם׃<text:s/></text:span><text:span text:style-name="T4963">פ<text:s/></text:span><text:span text:style-name="T4964">‬</text:span><text:span text:style-name="T4965">‬</text:span><text:span text:style-name="T4966">‬</text:span>‬‬‬‬‬‬‬</text:p>
        <text:p text:style-name="P4967"><text:span text:style-name="T4968">26</text:span><text:span text:style-name="T4969"> לָכֵן֙ שִׁמְע֣וּ דְבַר־יְהוָ֔ה כָּל־יְהוּדָ֕ה הַיֹּשְׁבִ֖ים בְּאֶ֣רֶץ מִצְרָ֑יִם הִנְנִ֨י נִשְׁבַּ֜עְתִּי בִּשְׁמִ֤י הַגָּדוֹל֙ אָמַ֣ר יְהוָ֔ה אִם־יִהְיֶה֩ ע֨וֹד שְׁמִ֜י נִקְרָ֣א ׀ בְּפִ֣י ׀ כָּל־אִ֣ישׁ יְהוּדָ֗ה אֹמֵ֛ר חַי־אֲדֹנָ֥י יְהוִ֖ה בְּכָל־אֶ֥רֶץ מִצְרָֽיִם׃<text:s/></text:span><text:span text:style-name="T4970">‬</text:span><text:span text:style-name="T4971">‬</text:span>‬‬<text:span text:style-name="T4972">27</text:span><text:span text:style-name="T4973"> הִנְנִ֨י שֹׁקֵ֧ד עֲלֵיהֶ֛ם לְרָעָ֖ה וְלֹ֣א לְטוֹבָ֑ה וְתַמּוּ֩ כָל־אִ֨ישׁ יְהוּדָ֜ה אֲשֶׁ֧ר בְּאֶֽרֶץ־מִצְרַ֛יִם בַּחֶ֥רֶב וּבָרָעָ֖ב עַד־כְּלוֹתָֽם׃<text:s/></text:span><text:span text:style-name="T4974">‬</text:span><text:span text:style-name="T4975">‬</text:span>‬‬<text:span text:style-name="T4976">28</text:span><text:span text:style-name="T4977"> וּפְלִיטֵ֨י חֶ֜רֶב יְשֻׁב֨וּן מִן־אֶ֧רֶץ מִצְרַ֛יִם אֶ֥רֶץ יְהוּדָ֖ה מְתֵ֣י מִסְפָּ֑ר וְֽיָדְע֞וּ כָּל־שְׁאֵרִ֣ית יְהוּדָ֗ה הַבָּאִ֤ים לְאֶֽרֶץ־מִצְרַ֙יִם֙ לָג֣וּר שָׁ֔ם דְּבַר־מִ֥י יָק֖וּם מִמֶּ֥נִּי וּמֵהֶֽם׃<text:s/></text:span><text:span text:style-name="T4978">‬</text:span><text:span text:style-name="T4979">‬</text:span>‬‬<text:span text:style-name="T4980">29</text:span><text:span text:style-name="T4981"> וְזֹאת־לָכֶ֤ם הָאוֹת֙ נְאֻם־</text:span><text:soft-page-break/><text:span text:style-name="T4982">יְהוָ֔ה כִּֽי־פֹקֵ֥ד אֲנִ֛י עֲלֵיכֶ֖ם בַּמָּק֣וֹם הַזֶּ֑ה לְמַ֙עַן֙ תֵּֽדְע֔וּ כִּי֩ ק֨וֹם יָק֧וּמוּ דְבָרַ֛י עֲלֵיכֶ֖ם לְרָעָֽה׃</text:span><text:span text:style-name="T4983"><text:s/>ס<text:s/></text:span><text:span text:style-name="T4984">‬</text:span><text:span text:style-name="T4985">‬</text:span><text:span text:style-name="T4986">‬</text:span>‬<text:span text:style-name="T4987">30</text:span><text:span text:style-name="T4988"> כֹּ֣ה ׀ אָמַ֣ר יְהוָ֗ה הִנְנִ֣י נֹ֠תֵן אֶת־פַּרְעֹ֨ה חָפְרַ֤ע מֶֽלֶךְ־מִצְרַ֙יִם֙ בְּיַ֣ד אֹֽיְבָ֔יו וּבְיַ֖ד מְבַקְשֵׁ֣י נַפְשׁ֑וֹ כַּאֲשֶׁ֨ר נָתַ֜תִּי אֶת־צִדְקִיָּ֣הוּ מֶֽלֶךְ־יְהוּדָ֗ה בְּיַ֨ד נְבוּכַדְרֶאצַּ֧ר מֶֽלֶךְ־בָּבֶ֛ל אֹיְב֖וֹ וּמְבַקֵּ֥שׁ נַפְשֽׁוֹ׃</text:span><text:span text:style-name="T4989"><text:s/>ס<text:s/></text:span><text:span text:style-name="T4990">‬</text:span><text:span text:style-name="T4991">‬</text:span><text:span text:style-name="T4992">‬</text:span>‬‬‬‬‬‬</text:p>
      </text:section>
      <text:section text:name="Sect44" text:style-name="S44">
        <text:p text:style-name="P4993">Jeremiah 45</text:p>
        <text:p text:style-name="P4994"><text:span text:style-name="T4995">1</text:span><text:span text:style-name="T4996"> הַדָּבָ֗ר אֲשֶׁ֤ר דִּבֶּר֙ יִרְמְיָ֣הוּ הַנָּבִ֔יא אֶל־בָּר֖וּךְ בֶּֽן־נֵֽרִיָּ֑ה בְּכָתְבוֹ֩ אֶת־הַדְּבָרִ֨ים הָאֵ֤לֶּה עַל־סֵ֙פֶר֙ מִפִּ֣י יִרְמְיָ֔הוּ בַּשָּׁנָה֙ הָֽרְבִעִ֔ית לִיהוֹיָקִ֧ים בֶּן־יֹאשִׁיָּ֛הוּ מֶ֥לֶךְ יְהוּדָ֖ה לֵאמֹֽר׃</text:span><text:span text:style-name="T4997"><text:s/>ס<text:s/></text:span><text:span text:style-name="T4998">2</text:span><text:span text:style-name="T4999"> כֹּֽה־אָמַ֥ר יְהוָ֖ה אֱלֹהֵ֣י יִשְׂרָאֵ֑ל עָלֶ֖יךָ בָּרֽוּךְ׃<text:s/></text:span><text:span text:style-name="T5000">‬</text:span><text:span text:style-name="T5001">‬</text:span>‬‬<text:span text:style-name="T5002">3</text:span><text:span text:style-name="T5003"> אָמַ֙רְתָּ֙ אֽוֹי־נָ֣א לִ֔י כִּֽי־יָסַ֧ף יְהוָ֛ה יָג֖וֹן עַל־מַכְאֹבִ֑י יָגַ֙עְתִּי֙ בְּאַנְחָתִ֔י וּמְנוּחָ֖ה לֹ֥א מָצָֽאתִי׃</text:span><text:span text:style-name="T5004"><text:s/>ס<text:s/></text:span><text:span text:style-name="T5005">‬</text:span><text:span text:style-name="T5006">‬</text:span><text:span text:style-name="T5007">‬</text:span>‬<text:span text:style-name="T5008">4</text:span><text:span text:style-name="T5009"> כֹּ֣ה ׀ תֹּאמַ֣ר אֵלָ֗יו כֹּ֚ה אָמַ֣ר יְהוָ֔ה הִנֵּ֤ה אֲשֶׁר־בָּנִ֙יתִי֙ אֲנִ֣י הֹרֵ֔ס וְאֵ֥ת אֲשֶׁר־נָטַ֖עְתִּי אֲנִ֣י נֹתֵ֑שׁ וְאֶת־כָּל־הָאָ֖רֶץ הִֽיא׃<text:s/></text:span><text:span text:style-name="T5010">‬</text:span><text:span text:style-name="T5011">‬</text:span>‬‬<text:span text:style-name="T5012">5</text:span><text:span text:style-name="T5013"> וְאַתָּ֛ה תְּבַקֶּשׁ־לְךָ֥ גְדֹל֖וֹת אַל־תְּבַקֵּ֑שׁ כִּ֡י הִנְנִי֩ מֵבִ֨יא רָעָ֤ה עַל־כָּל־בָּשָׂר֙ נְאֻם־יְהוָ֔ה וְנָתַתִּ֨י לְךָ֤ אֶֽת־נַפְשְׁךָ֙ לְשָׁלָ֔ל עַ֥ל כָּל־הַמְּקֹמ֖וֹת אֲשֶׁ֥ר תֵּֽלֶךְ־שָֽׁם׃</text:span><text:span text:style-name="T5014"><text:s/>ס<text:s/></text:span><text:span text:style-name="T5015">‬</text:span><text:span text:style-name="T5016">‬</text:span><text:span text:style-name="T5017">‬</text:span>‬‬‬‬‬</text:p>
      </text:section>
      <text:section text:name="Sect45" text:style-name="S45">
        <text:p text:style-name="P5018">Jeremiah 46</text:p>
        <text:p text:style-name="P5019"><text:span text:style-name="T5020">1</text:span><text:span text:style-name="T5021"> אֲשֶׁ֨ר הָיָ֧ה דְבַר־יְהוָ֛ה אֶל־יִרְמְיָ֥הוּ הַנָּבִ֖יא עַל־הַגּוֹיִֽם׃<text:s/></text:span><text:span text:style-name="T5022">2</text:span><text:span text:style-name="T5023"> לְמִצְרַ֗יִם עַל־חֵ֨יל פַּרְעֹ֤ה נְכוֹ֙ מֶ֣לֶךְ מִצְרַ֔יִם אֲשֶׁר־הָיָ֥ה עַל־נְהַר־פְּרָ֖ת בְּכַרְכְּמִ֑שׁ אֲשֶׁ֣ר הִכָּ֗ה נְבֽוּכַדְרֶאצַּר֙ מֶ֣לֶךְ בָּבֶ֔ל בִּשְׁנַת֙ הָֽרְבִיעִ֔ית לִיהוֹיָקִ֥ים בֶּן־יֹאשִׁיָּ֖הוּ מֶ֥לֶךְ יְהוּדָֽה׃<text:s/></text:span><text:span text:style-name="T5024">‬</text:span><text:span text:style-name="T5025">‬</text:span>‬‬<text:span text:style-name="T5026">3</text:span><text:span text:style-name="T5027"> עִרְכ֤וּ מָגֵן֙ וְצִנָּ֔ה וּגְשׁ֖וּ לַמִּלְחָמָֽה׃<text:s/></text:span><text:span text:style-name="T5028">‬</text:span><text:span text:style-name="T5029">‬</text:span>‬‬<text:span text:style-name="T5030">4</text:span><text:span text:style-name="T5031"> אִסְר֣וּ הַסּוּסִ֗ים וַֽעֲלוּ֙ הַפָּ֣רָשִׁ֔ים וְהִֽתְיַצְּב֖וּ בְּכ֥וֹבָעִ֑ים מִרְקוּ֙ הָֽרְמָחִ֔ים לִבְשׁ֖וּ הַסִּרְיֹנֹֽת׃<text:s/></text:span><text:span text:style-name="T5032">‬</text:span><text:span text:style-name="T5033">‬</text:span>‬‬<text:span text:style-name="T5034">5</text:span><text:span text:style-name="T5035"> מַדּ֣וּעַ רָאִ֗יתִי הֵ֣מָּה חַתִּים֮ נְסֹגִ֣ים אָחוֹר֒ וְגִבּוֹרֵיהֶ֣ם יֻכַּ֔תּוּ וּמָנ֥וֹס נָ֖סוּ וְלֹ֣א הִפְנ֑וּ מָג֥וֹר מִסָּבִ֖יב נְאֻם־יְהוָֽה׃<text:s/></text:span><text:span text:style-name="T5036">‬</text:span><text:span text:style-name="T5037">‬</text:span>‬‬<text:span text:style-name="T5038">6</text:span><text:span text:style-name="T5039"> אַל־יָנ֣וּס הַקַּ֔ל וְאַל־יִמָּלֵ֖ט הַגִּבּ֑וֹר צָפ֙וֹנָה֙ עַל־יַ֣ד נְהַר־פְּרָ֔ת כָּשְׁל֖וּ וְנָפָֽלוּ׃<text:s/></text:span><text:span text:style-name="T5040">‬</text:span><text:span text:style-name="T5041">‬</text:span>‬‬<text:span text:style-name="T5042">7</text:span><text:span text:style-name="T5043"> מִי־זֶ֖ה כַּיְאֹ֣ר יַֽעֲלֶ֑ה כַּנְּהָר֕וֹת יִֽתְגָּעֲשׁ֖וּ מֵימָֽיו׃<text:s/></text:span><text:span text:style-name="T5044">‬</text:span><text:span text:style-name="T5045">‬</text:span>‬‬<text:span text:style-name="T5046">8</text:span><text:span text:style-name="T5047"> מִצְרַ֙יִם֙ כַּיְאֹ֣ר יַֽעֲלֶ֔ה וְכַנְּהָר֖וֹת יִתְגֹּ֣עֲשׁוּ מָ֑יִם וַיֹּ֗אמֶר אַֽעֲלֶה֙ אֲכַסֶּה־אֶ֔רֶץ אֹבִ֥ידָה עִ֖יר וְיֹ֥שְׁבֵי בָֽהּ׃<text:s/></text:span><text:span text:style-name="T5048">‬</text:span><text:span text:style-name="T5049">‬</text:span>‬‬<text:span text:style-name="T5050">9</text:span><text:span text:style-name="T5051"> עֲל֤וּ הַסּוּסִים֙ וְהִתְהֹלְל֣וּ הָרֶ֔כֶב וְיֵצְא֖וּ הַגִּבּוֹרִ֑ים כּ֤וּשׁ וּפוּט֙ תֹּפְשֵׂ֣י מָגֵ֔ן וְלוּדִ֕ים תֹּפְשֵׂ֖י דֹּ֥רְכֵי קָֽשֶׁת׃<text:s/></text:span><text:span text:style-name="T5052">‬</text:span><text:span text:style-name="T5053">‬</text:span>‬‬<text:span text:style-name="T5054">10</text:span><text:span text:style-name="T5055"> וְֽהַיּ֨וֹם הַה֜וּא לַאדֹנָ֧י יְהוִ֣ה צְבָא֗וֹת י֤וֹם נְקָמָה֙ לְהִנָּקֵ֣ם מִצָּרָ֔יו וְאָכְלָ֥ה חֶ֙רֶב֙ וְשָׂ֣בְעָ֔ה וְרָוְתָ֖ה מִדָּמָ֑ם כִּ֣י זֶ֠בַח לַאדֹנָ֨י יְהוִ֧ה צְבָא֛וֹת בְּאֶ֥רֶץ צָפ֖וֹן אֶל־נְהַר־פְּרָֽת׃<text:s/></text:span><text:span text:style-name="T5056">‬</text:span><text:span text:style-name="T5057">‬</text:span>‬‬<text:span text:style-name="T5058">11</text:span><text:span text:style-name="T5059"> עֲלִ֤י גִלְעָד֙ וּקְחִ֣י צֳרִ֔י בְּתוּלַ֖ת בַּת־מִצְרָ֑יִם לַשָּׁוְא֙ *הרביתי **הִרְבֵּ֣ית רְפֻא֔וֹת תְּעָלָ֖ה אֵ֥ין לָֽךְ׃<text:s/></text:span><text:span text:style-name="T5060">‬</text:span><text:span text:style-name="T5061">‬</text:span>‬‬<text:span text:style-name="T5062">12</text:span><text:span text:style-name="T5063"> שָׁמְע֤וּ גוֹיִם֙ קְלוֹנֵ֔ךְ וְצִוְחָתֵ֖ךְ מָלְאָ֣ה הָאָ֑רֶץ כִּֽי־גִבּ֤וֹר בְּגִבּוֹר֙ כָּשָׁ֔לוּ יַחְדָּ֖יו נָפְל֥וּ שְׁנֵיהֶֽם׃<text:s/></text:span><text:span text:style-name="T5064">פ<text:s/></text:span><text:span text:style-name="T5065">‬</text:span><text:span text:style-name="T5066">‬</text:span><text:span text:style-name="T5067">‬</text:span>‬‬‬‬‬‬‬‬‬‬‬‬</text:p>
        <text:soft-page-break/>
        <text:p text:style-name="P5068"><text:span text:style-name="T5069">13</text:span><text:span text:style-name="T5070"> הַדָּבָר֙ אֲשֶׁ֣ר דִּבֶּ֣ר יְהוָ֔ה אֶֽל־יִרְמְיָ֖הוּ הַנָּבִ֑יא לָב֗וֹא נְבֽוּכַדְרֶאצַּר֙ מֶ֣לֶךְ בָּבֶ֔ל לְהַכּ֖וֹת אֶת־אֶ֥רֶץ מִצְרָֽיִם׃<text:s/></text:span><text:span text:style-name="T5071">‬</text:span><text:span text:style-name="T5072">‬</text:span>‬‬<text:span text:style-name="T5073">14</text:span><text:span text:style-name="T5074"> הַגִּ֤ידוּ בְמִצְרַ֙יִם֙ וְהַשְׁמִ֣יעוּ בְמִגְדּ֔וֹל וְהַשְׁמִ֥יעוּ בְנֹ֖ף וּבְתַחְפַּנְחֵ֑ס אִמְר֗וּ הִתְיַצֵּב֙ וְהָכֵ֣ן לָ֔ךְ כִּֽי־אָכְלָ֥ה חֶ֖רֶב סְבִיבֶֽיךָ׃<text:s/></text:span><text:span text:style-name="T5075">‬</text:span><text:span text:style-name="T5076">‬</text:span>‬‬<text:span text:style-name="T5077">15</text:span><text:span text:style-name="T5078"> מַדּ֖וּעַ נִסְחַ֣ף אַבִּירֶ֑יךָ לֹ֣א עָמַ֔ד כִּ֥י יְהוָ֖ה הֲדָפֽוֹ׃<text:s/></text:span><text:span text:style-name="T5079">‬</text:span><text:span text:style-name="T5080">‬</text:span>‬‬<text:span text:style-name="T5081">16</text:span><text:span text:style-name="T5082"> הִרְבָּ֖ה כּוֹשֵׁ֑ל גַּם־נָפַ֞ל אִ֣ישׁ אֶל־רֵעֵ֗הוּ וַיֹּֽאמְרוּ֙ ק֣וּמָה ׀ וְנָשֻׁ֣בָה אֶל־עַמֵּ֗נוּ וְאֶל־אֶ֙רֶץ֙ מֽוֹלַדְתֵּ֔נוּ מִפְּנֵ֖י חֶ֥רֶב הַיּוֹנָֽה׃<text:s/></text:span><text:span text:style-name="T5083">‬</text:span><text:span text:style-name="T5084">‬</text:span>‬‬<text:span text:style-name="T5085">17</text:span><text:span text:style-name="T5086"> קָרְא֖וּ שָׁ֑ם פַּרְעֹ֤ה מֶֽלֶךְ־מִצְרַ֙יִם֙ שָׁא֔וֹן הֶעֱבִ֖יר הַמּוֹעֵֽד׃<text:s/></text:span><text:span text:style-name="T5087">‬</text:span><text:span text:style-name="T5088">‬</text:span>‬‬<text:span text:style-name="T5089">18</text:span><text:span text:style-name="T5090"> חַי־אָ֙נִי֙ נְאֻם־הַמֶּ֔לֶךְ יְהוָ֥ה צְבָא֖וֹת שְׁמ֑וֹ כִּ֚י כְּתָב֣וֹר בֶּֽהָרִ֔ים וּכְכַרְמֶ֖ל בַּיָּ֥ם יָבֽוֹא׃<text:s/></text:span><text:span text:style-name="T5091">‬</text:span><text:span text:style-name="T5092">‬</text:span>‬‬<text:span text:style-name="T5093">19</text:span><text:span text:style-name="T5094"> כְּלֵ֤י גוֹלָה֙ עֲשִׂ֣י לָ֔ךְ יוֹשֶׁ֖בֶת בַּת־מִצְרָ֑יִם כִּֽי־נֹף֙ לְשַׁמָּ֣ה תִֽהְיֶ֔ה וְנִצְּתָ֖ה מֵאֵ֥ין יוֹשֵֽׁב׃</text:span><text:span text:style-name="T5095"><text:s/>ס<text:s/></text:span><text:span text:style-name="T5096">‬</text:span><text:span text:style-name="T5097">‬</text:span><text:span text:style-name="T5098">‬</text:span>‬<text:span text:style-name="T5099">20</text:span><text:span text:style-name="T5100"> עֶגְלָ֥ה יְפֵֽה־פִיָּ֖ה מִצְרָ֑יִם קֶ֥רֶץ מִצָּפ֖וֹן בָּ֥א בָֽא׃<text:s/></text:span><text:span text:style-name="T5101">‬</text:span><text:span text:style-name="T5102">‬</text:span>‬‬<text:span text:style-name="T5103">21</text:span><text:span text:style-name="T5104"> גַּם־שְׂכִרֶ֤יהָ בְקִרְבָּהּ֙ כְּעֶגְלֵ֣י מַרְבֵּ֔ק כִּֽי־גַם־הֵ֧מָּה הִפְנ֛וּ נָ֥סוּ יַחְדָּ֖יו לֹ֣א עָמָ֑דוּ כִּ֣י י֥וֹם אֵידָ֛ם בָּ֥א עֲלֵיהֶ֖ם עֵ֥ת פְּקֻדָּתָֽם׃<text:s/></text:span><text:span text:style-name="T5105">‬</text:span><text:span text:style-name="T5106">‬</text:span>‬‬<text:span text:style-name="T5107">22</text:span><text:span text:style-name="T5108"> קוֹלָ֖הּ כַּנָּחָ֣שׁ יֵלֵ֑ךְ כִּֽי־בְחַ֣יִל יֵלֵ֔כוּ וּבְקַרְדֻּמּוֹת֙ בָּ֣אוּ לָ֔הּ כְּחֹטְבֵ֖י עֵצִֽים׃<text:s/></text:span><text:span text:style-name="T5109">‬</text:span><text:span text:style-name="T5110">‬</text:span>‬‬<text:span text:style-name="T5111">23</text:span><text:span text:style-name="T5112"> כָּרְת֤וּ יַעְרָהּ֙ נְאֻם־יְהוָ֔ה כִּ֖י לֹ֣א יֵֽחָקֵ֑ר כִּ֤י רַבּוּ֙ מֵֽאַרְבֶּ֔ה וְאֵ֥ין לָהֶ֖ם מִסְפָּֽר׃<text:s/></text:span><text:span text:style-name="T5113">‬</text:span><text:span text:style-name="T5114">‬</text:span>‬‬<text:span text:style-name="T5115">24</text:span><text:span text:style-name="T5116"> הֹבִ֖ישָׁה בַּת־מִצְרָ֑יִם נִתְּנָ֖ה בְּיַ֥ד עַם־צָפֽוֹן׃<text:s/></text:span><text:span text:style-name="T5117">‬</text:span><text:span text:style-name="T5118">‬</text:span>‬‬<text:span text:style-name="T5119">25</text:span><text:span text:style-name="T5120"> אָמַר֩ יְהוָ֨ה צְבָא֜וֹת אֱלֹהֵ֣י יִשְׂרָאֵ֗ל הִנְנִ֤י פוֹקֵד֙ אֶל־אָמ֣וֹן מִנֹּ֔א וְעַל־פַּרְעֹה֙ וְעַל־מִצְרַ֔יִם וְעַל־אֱלֹהֶ֖יהָ וְעַל־מְלָכֶ֑יהָ וְעַ֨ל־פַּרְעֹ֔ה וְעַ֥ל הַבֹּטְחִ֖ים בּֽוֹ׃<text:s/></text:span><text:span text:style-name="T5121">‬</text:span><text:span text:style-name="T5122">‬</text:span>‬‬<text:span text:style-name="T5123">26</text:span><text:span text:style-name="T5124"> וּנְתַתִּ֗ים בְּיַד֙ מְבַקְשֵׁ֣י נַפְשָׁ֔ם וּבְיַ֛ד נְבֽוּכַדְרֶאצַּ֥ר מֶֽלֶךְ־בָּבֶ֖ל וּבְיַד־עֲבָדָ֑יו וְאַחֲרֵי כֵ֛ן תִּשְׁכֹּ֥ן כִּֽימֵי־קֶ֖דֶם נְאֻם־יְהוָֽה׃</text:span><text:span text:style-name="T5125"><text:s/>ס<text:s/></text:span><text:span text:style-name="T5126">‬</text:span><text:span text:style-name="T5127">‬</text:span><text:span text:style-name="T5128">‬</text:span>‬‬‬<text:span text:style-name="T5129">27</text:span><text:span text:style-name="T5130"> וְ֠אַתָּה אַל־תִּירָ֞א עַבְדִּ֤י יַֽעֲקֹב֙ וְאַל־תֵּחַ֣ת יִשְׂרָאֵ֔ל כִּ֠י הִנְנִ֤י מוֹשִֽׁעֲךָ֙ מֵֽרָח֔וֹק וְאֶֽת־זַרְעֲךָ֖ מֵאֶ֣רֶץ שִׁבְיָ֑ם וְשָׁ֧ב יַעֲק֛וֹב וְשָׁקַ֥ט וְשַׁאֲנַ֖ן וְאֵ֥ין מַחֲרִֽיד׃</text:span><text:span text:style-name="T5131"><text:s/>ס<text:s/></text:span><text:span text:style-name="T5132">‬</text:span><text:span text:style-name="T5133">‬</text:span><text:span text:style-name="T5134">‬</text:span>‬<text:span text:style-name="T5135">28</text:span><text:span text:style-name="T5136"> אַ֠תָּה אַל־תִּירָ֞א עַבְדִּ֤י יַֽעֲקֹב֙ נְאֻם־יְהוָ֔ה כִּ֥י אִתְּךָ֖ אָ֑נִי כִּי֩ אֶעֱשֶׂ֨ה כָלָ֜ה בְּכָֽל־הַגּוֹיִ֣ם ׀ אֲשֶׁ֧ר הִדַּחְתִּ֣יךָ שָׁ֗מָּה וְאֹֽתְךָ֙ לֹא־אֶעֱשֶׂ֣ה כָלָ֔ה וְיִסַּרְתִּ֙יךָ֙ לַמִּשְׁפָּ֔ט וְנַקֵּ֖ה לֹ֥א אֲנַקֶּֽךָּ׃</text:span><text:span text:style-name="T5137"><text:s/>ס<text:s/></text:span><text:span text:style-name="T5138">‬</text:span><text:span text:style-name="T5139">‬</text:span><text:span text:style-name="T5140">‬</text:span>‬‬‬‬‬‬‬‬‬‬‬‬‬‬‬‬‬</text:p>
      </text:section>
      <text:section text:name="Sect46" text:style-name="S46">
        <text:p text:style-name="P5141">Jeremiah 47</text:p>
        <text:p text:style-name="P5142"><text:span text:style-name="T5143">1</text:span><text:span text:style-name="T5144"> אֲשֶׁ֨ר הָיָ֧ה דְבַר־יְהוָ֛ה אֶל־יִרְמְיָ֥הוּ הַנָּבִ֖יא אֶל־פְּלִשְׁתִּ֑ים בְּטֶ֛רֶם יַכֶּ֥ה פַרְעֹ֖ה אֶת־עַזָּֽה׃</text:span><text:span text:style-name="T5145"><text:s/>ס<text:s/></text:span><text:span text:style-name="T5146">2</text:span><text:span text:style-name="T5147"> כֹּ֣ה ׀ אָמַ֣ר יְהוָ֗ה הִנֵּה־מַ֜יִם עֹלִ֤ים מִצָּפוֹן֙ וְהָיוּ֙ לְנַ֣חַל שׁוֹטֵ֔ף וְיִ</text:span><text:span text:style-name="T5148">‬‏שְׁטְפוּ֙ אֶ֣רֶץ וּמְלוֹאָ֔הּ עִ֖יר וְיֹ֣שְׁבֵי בָ֑הּ וְזָֽעֲקוּ֙ הָֽאָדָ֔ם וְהֵילִ֕ל כֹּ֖ל יוֹשֵׁ֥ב הָאָֽרֶץ׃<text:s/></text:span><text:span text:style-name="T5149">‬</text:span><text:span text:style-name="T5150">‬</text:span><text:span text:style-name="T5151">‬</text:span>‬‬‬<text:span text:style-name="T5152">3</text:span><text:span text:style-name="T5153"> מִקּ֗וֹל שַֽׁעֲטַת֙ פַּרְס֣וֹת אַבִּירָ֔יו מֵרַ֣עַשׁ לְרִכְבּ֔וֹ הֲמ֖וֹן גַּלְגִּלָּ֑יו לֹֽא־הִפְנ֤וּ אָבוֹת֙ אֶל־בָּנִ֔ים מֵֽרִפְי֖וֹן יָדָֽיִם׃<text:s/></text:span><text:span text:style-name="T5154">‬</text:span><text:span text:style-name="T5155">‬</text:span>‬‬<text:span text:style-name="T5156">4</text:span><text:span text:style-name="T5157"> עַל־הַיּ֗וֹם הַבָּא֙ לִשְׁד֣וֹד אֶת־כָּל־פְּלִשְׁתִּ֔ים לְהַכְרִ֤ית לְצֹר֙ וּלְצִיד֔וֹן כֹּ֖ל שָׂרִ֣יד עֹזֵ֑ר כִּֽי־שֹׁדֵ֤ד יְהוָה֙ אֶת־פְּלִשְׁתִּ֔ים שְׁאֵרִ֖ית אִ֥י כַפְתּֽוֹר׃<text:s/></text:span><text:span text:style-name="T5158">‬</text:span><text:span text:style-name="T5159">‬</text:span>‬‬<text:span text:style-name="T5160">5</text:span><text:span text:style-name="T5161"> בָּ֤אָה קָרְחָה֙ אֶל־עַזָּ֔ה נִדְמְתָ֥ה אַשְׁקְל֖וֹן שְׁאֵרִ֣ית עִמְקָ֑ם עַד־מָתַ֖י תִּתְגּוֹדָֽדִי׃</text:span><text:span text:style-name="T5162"><text:s/>ס<text:s/></text:span><text:span text:style-name="T5163">‬</text:span><text:span text:style-name="T5164">‬</text:span><text:span text:style-name="T5165">‬</text:span>‬<text:span text:style-name="T5166">6</text:span><text:span text:style-name="T5167"> ה֗וֹי חֶ֚רֶב לַֽיהוָ֔ה עַד־אָ֖נָה לֹ֣א תִשְׁקֹ֑טִי הֵאָֽסְפִי֙ אַל־תַּעְרֵ֔ךְ הֵרָגְעִ֖י וָדֹֽמִּי׃<text:s/></text:span><text:span text:style-name="T5168">‬</text:span><text:span text:style-name="T5169">‬</text:span>‬‬<text:span text:style-name="T5170">7</text:span><text:span text:style-name="T5171"> אֵ֣יךְ תִּשְׁקֹ֔טִי וַֽיהוָ֖ה צִוָּה־לָ֑הּ אֶֽל־אַשְׁקְל֛וֹן וְאֶל־ח֥וֹף הַיָּ֖ם שָׁ֥ם יְעָדָֽהּ׃</text:span><text:span text:style-name="T5172"><text:s/>ס<text:s/></text:span><text:span text:style-name="T5173">‬</text:span><text:span text:style-name="T5174">‬</text:span><text:span text:style-name="T5175">‬</text:span>‬‬‬‬‬‬‬</text:p>
      </text:section>
      <text:section text:name="Sect47" text:style-name="S47">
        <text:soft-page-break/>
        <text:p text:style-name="P5176">Jeremiah 48</text:p>
        <text:p text:style-name="P5177"><text:span text:style-name="T5178">1</text:span><text:span text:style-name="T5179"> לְמוֹאָ֡ב כֹּֽה־אָמַר֩ יְהוָ֨ה צְבָא֜וֹת אֱלֹהֵ֣י יִשְׂרָאֵ֗ל ה֤וֹי אֶל־נְבוֹ֙ כִּ֣י שֻׁדָּ֔דָה הֹבִ֥ישָׁה נִלְכְּדָ֖ה קִרְיָתָ֑יִם הֹבִ֥ישָׁה הַמִּשְׂגָּ֖ב וָחָֽתָּה׃<text:s/></text:span><text:span text:style-name="T5180">2</text:span><text:span text:style-name="T5181"> אֵ֣ין עוֹד֮ תְּהִלַּ֣ת מוֹאָב֒ בְּחֶשְׁבּ֗וֹן חָשְׁב֤וּ עָלֶ֙יהָ֙ רָעָ֔ה לְכ֖וּ וְנַכְרִיתֶ֣נָּה מִגּ֑וֹי גַּם־מַדְמֵ֣ן תִּדֹּ֔מִּי אַחֲרַ֖יִךְ תֵּ֥לֶךְ חָֽרֶב׃<text:s/></text:span><text:span text:style-name="T5182">‬</text:span><text:span text:style-name="T5183">‬</text:span>‬‬<text:span text:style-name="T5184">3</text:span><text:span text:style-name="T5185"> ק֥וֹל צְעָקָ֖ה מֵחֹֽרוֹנָ֑יִם שֹׁ֖ד וָשֶׁ֥בֶר גָּדֽוֹל׃<text:s/></text:span><text:span text:style-name="T5186">‬</text:span><text:span text:style-name="T5187">‬</text:span>‬‬<text:span text:style-name="T5188">4</text:span><text:span text:style-name="T5189"> נִשְׁבְּרָ֖ה מוֹאָ֑ב הִשְׁמִ֥יעוּ זְּעָקָ֖ה *צעוריה **צְעִירֶֽיהָ׃<text:s/></text:span><text:span text:style-name="T5190">‬</text:span><text:span text:style-name="T5191">‬</text:span>‬‬<text:span text:style-name="T5192">5</text:span><text:span text:style-name="T5193"> כִּ֚י מַעֲלֵ֣ה *הלחות **הַלּוּחִ֔ית בִּבְכִ֖י יַֽעֲלֶה־בֶּ֑כִי כִּ֚י בְּמוֹרַ֣ד חוֹרֹנַ֔יִם צָרֵ֥י צַֽעֲקַת־שֶׁ֖בֶר שָׁמֵֽעוּ׃<text:s/></text:span><text:span text:style-name="T5194">‬</text:span><text:span text:style-name="T5195">‬</text:span>‬‬<text:span text:style-name="T5196">6</text:span><text:span text:style-name="T5197"> נֻ֖סוּ מַלְּט֣וּ נַפְשְׁכֶ֑ם וְתִֽהְיֶ֔ינָה כַּעֲרוֹעֵ֖ר בַּמִּדְבָּֽר׃<text:s/></text:span><text:span text:style-name="T5198">‬</text:span><text:span text:style-name="T5199">‬</text:span>‬‬<text:span text:style-name="T5200">7</text:span><text:span text:style-name="T5201"> כִּ֠י יַ֣עַן בִּטְחֵ֤ךְ בְּמַעֲשַׂ֙יִךְ֙ וּבְא֣וֹצְרוֹתַ֔יִךְ גַּם־אַ֖תְּ תִּלָּכֵ֑דִי וְיָצָ֤א *כמיש **כְמוֹשׁ֙ בַּגּוֹלָ֔ה כֹּהֲנָ֥יו וְשָׂרָ֖יו *יחד **יַחְדָּֽיו׃<text:s/></text:span><text:span text:style-name="T5202">‬</text:span><text:span text:style-name="T5203">‬</text:span>‬‬<text:span text:style-name="T5204">8</text:span><text:span text:style-name="T5205"> וְיָבֹ֨א שֹׁדֵ֜ד אֶל־כָּל־עִ֗יר וְעִיר֙ לֹ֣א תִמָּלֵ֔ט וְאָבַ֥ד הָעֵ֖מֶק וְנִשְׁמַ֣ד הַמִּישֹׁ֑ר אֲשֶׁ֖ר אָמַ֥ר יְהוָֽה׃<text:s/></text:span><text:span text:style-name="T5206">‬</text:span><text:span text:style-name="T5207">‬</text:span>‬‬<text:span text:style-name="T5208">9</text:span><text:span text:style-name="T5209"> תְּנוּ־צִ֣יץ לְמוֹאָ֔ב כִּ֥י נָצֹ֖א תֵּצֵ֑א וְעָרֶ֙יהָ֙ לְשַׁמָּ֣ה תִֽהְיֶ֔ינָה מֵאֵ֥ין יוֹשֵׁ֖ב בָּהֵֽן׃<text:s/></text:span><text:span text:style-name="T5210">‬</text:span><text:span text:style-name="T5211">‬</text:span>‬‬<text:span text:style-name="T5212">10</text:span><text:span text:style-name="T5213"> אָר֗וּר עֹשֶׂ֛ה מְלֶ֥אכֶת יְהוָ֖ה רְמִיָּ֑ה וְאָר֕וּר מֹנֵ֥עַ חַרְבּ֖וֹ מִדָּֽם׃<text:s/></text:span><text:span text:style-name="T5214">‬</text:span><text:span text:style-name="T5215">‬</text:span>‬‬<text:span text:style-name="T5216">11</text:span><text:span text:style-name="T5217"> שַׁאֲנַ֨ן מוֹאָ֜ב מִנְּעוּרָ֗יו וְשֹׁקֵ֥ט הוּא֙ אֶל־שְׁמָרָ֔יו וְלֹֽא־הוּרַ֤ק מִכְּלִי֙ אֶל־כֶּ֔לִי וּבַגּוֹלָ֖ה לֹ֣א הָלָ֑ךְ עַל־כֵּ֗ן עָמַ֤ד טַעְמוֹ֙ בּ֔וֹ וְרֵיח֖וֹ לֹ֥א נָמָֽר׃</text:span><text:span text:style-name="T5218"><text:s/>ס<text:s/></text:span><text:span text:style-name="T5219">‬</text:span><text:span text:style-name="T5220">‬</text:span><text:span text:style-name="T5221">‬</text:span>‬<text:span text:style-name="T5222">12</text:span><text:span text:style-name="T5223"> לָכֵ֞ן הִנֵּ֖ה־יָמִ֤ים בָּאִים֙ נְאֻם־יְהוָ֔ה וְשִׁלַּחְתִּי־ל֥וֹ צֹעִ֖ים וְצֵעֻ֑הוּ וְכֵלָ֣יו יָרִ֔יקוּ וְנִבְלֵיהֶ֖ם יְנַפֵּֽצוּ׃<text:s/></text:span><text:span text:style-name="T5224">‬</text:span><text:span text:style-name="T5225">‬</text:span>‬‬<text:span text:style-name="T5226">13</text:span><text:span text:style-name="T5227"> וּבֹ֥שׁ מוֹאָ֖ב מִכְּמ֑וֹשׁ כַּאֲשֶׁר־בֹּ֙שׁוּ֙ בֵּ֣ית יִשְׂרָאֵ֔ל מִבֵּ֥ית אֵ֖ל מִבְטֶחָֽם׃<text:s/></text:span><text:span text:style-name="T5228">‬</text:span><text:span text:style-name="T5229">‬</text:span>‬‬<text:span text:style-name="T5230">14</text:span><text:span text:style-name="T5231"> אֵ֚יךְ תֹּֽאמְר֔וּ גִּבּוֹרִ֖ים אֲנָ֑חְנוּ וְאַנְשֵׁי־חַ֖יִל לַמִּלְחָמָֽה׃<text:s/></text:span><text:span text:style-name="T5232">‬</text:span><text:span text:style-name="T5233">‬</text:span>‬‬<text:span text:style-name="T5234">15</text:span><text:span text:style-name="T5235"> שֻׁדַּ֤ד מוֹאָב֙ וְעָרֶ֣יהָ עָלָ֔ה וּמִבְחַ֥ר בַּֽחוּרָ֖יו יָרְד֣וּ לַטָּ֑בַח נְאֻ֨ם־הַמֶּ֔לֶךְ יְהוָ֥ה צְבָא֖וֹת שְׁמֽוֹ׃<text:s/></text:span><text:span text:style-name="T5236">‬</text:span><text:span text:style-name="T5237">‬</text:span>‬‬<text:span text:style-name="T5238">16</text:span><text:span text:style-name="T5239"> קָר֥וֹב אֵיד־מוֹאָ֖ב לָב֑וֹא וְרָ֣עָת֔וֹ מִהֲרָ֖ה מְאֹֽד׃<text:s/></text:span><text:span text:style-name="T5240">‬</text:span><text:span text:style-name="T5241">‬</text:span>‬‬<text:span text:style-name="T5242">17</text:span><text:span text:style-name="T5243"> נֻ֤דוּ לוֹ֙ כָּל־סְבִיבָ֔יו וְכֹ֖ל יֹדְעֵ֣י שְׁמ֑וֹ אִמְר֗וּ אֵיכָ֤ה נִשְׁבַּר֙ מַטֵּה־עֹ֔ז מַקֵּ֖ל תִּפְאָרָֽה׃<text:s/></text:span><text:span text:style-name="T5244">‬</text:span><text:span text:style-name="T5245">‬</text:span>‬‬<text:span text:style-name="T5246">18</text:span><text:span text:style-name="T5247"> רְדִ֤י מִכָּבוֹד֙ *ישבי **וּשְׁבִ֣י בַצָּמָ֔א יֹשֶׁ֖בֶת בַּת־דִּיב֑וֹן כִּֽי־שֹׁדֵ֤ד מוֹאָב֙ עָ֣לָה בָ֔ךְ שִׁחֵ֖ת מִבְצָרָֽיִךְ׃<text:s/></text:span><text:span text:style-name="T5248">‬</text:span><text:span text:style-name="T5249">‬</text:span>‬‬<text:span text:style-name="T5250">19</text:span><text:span text:style-name="T5251"> אֶל־דֶּ֛רֶךְ עִמְדִ֥י וְצַפִּ֖י יוֹשֶׁ֣בֶת עֲרוֹעֵ֑ר שַׁאֲלִי־נָ֣ס וְנִמְלָ֔טָה אִמְרִ֖י מַה־נִּֽהְיָֽתָה׃<text:s/></text:span><text:span text:style-name="T5252">‬</text:span><text:span text:style-name="T5253">‬</text:span>‬‬<text:span text:style-name="T5254">20</text:span><text:span text:style-name="T5255"> הֹבִ֥ישׁ מוֹאָ֛ב כִּֽי־חַ֖תָּה *הילילי **הֵילִ֣ילוּ ׀ *וזעקי **וּֽזְעָ֑קוּ הַגִּ֣ידוּ בְאַרְנ֔וֹן כִּ֥י שֻׁדַּ֖ד מוֹאָֽב׃<text:s/></text:span><text:span text:style-name="T5256">‬</text:span><text:span text:style-name="T5257">‬</text:span>‬‬<text:span text:style-name="T5258">21</text:span><text:span text:style-name="T5259"> וּמִשְׁפָּ֥ט בָּ֖א אֶל־אֶ֣רֶץ הַמִּישֹׁ֑ר אֶל־חֹל֥וֹן וְאֶל־יַ֖הְצָה וְעַל־*מופעת **מֵיפָֽעַת׃<text:s/></text:span><text:span text:style-name="T5260">‬</text:span><text:span text:style-name="T5261">‬</text:span>‬‬<text:span text:style-name="T5262">22</text:span><text:span text:style-name="T5263"> וְעַל־דִּיב֣וֹן וְעַל־נְב֔וֹ וְעַל־בֵּ֖ית דִּבְלָתָֽיִם׃<text:s/></text:span><text:span text:style-name="T5264">‬</text:span><text:span text:style-name="T5265">‬</text:span>‬‬<text:span text:style-name="T5266">23</text:span><text:span text:style-name="T5267"> וְעַ֧ל קִרְיָתַ֛יִם וְעַל־בֵּ֥ית גָּמ֖וּל וְעַל־בֵּ֥ית מְעֽוֹן׃<text:s/></text:span><text:span text:style-name="T5268">‬</text:span><text:span text:style-name="T5269">‬</text:span>‬‬<text:span text:style-name="T5270">24</text:span><text:span text:style-name="T5271"> וְעַל־קְרִיּ֖וֹת וְעַל־בָּצְרָ֑ה וְעַ֗ל כָּל־עָרֵי֙ אֶ֣רֶץ מוֹאָ֔ב הָרְחֹק֖וֹת וְהַקְּרֹבֽוֹת׃<text:s/></text:span><text:span text:style-name="T5272">‬</text:span><text:span text:style-name="T5273">‬</text:span>‬‬<text:span text:style-name="T5274">25</text:span><text:span text:style-name="T5275"> נִגְדְּעָה֙ קֶ֣רֶן מוֹאָ֔ב וּזְרֹע֖וֹ נִשְׁבָּ֑רָה נְאֻ֖ם יְהוָֽה׃<text:s/></text:span><text:span text:style-name="T5276">‬</text:span><text:span text:style-name="T5277">‬</text:span>‬‬<text:span text:style-name="T5278">26</text:span><text:span text:style-name="T5279"> הַשְׁכִּירֻ֕הוּ כִּ֥י עַל־יְהוָ֖ה הִגְדִּ֑יל וְסָפַ֤ק מוֹאָב֙ בְּקִיא֔וֹ וְהָיָ֥ה לִשְׂחֹ֖ק גַּם־הֽוּא׃<text:s/></text:span><text:span text:style-name="T5280">‬</text:span><text:span text:style-name="T5281">‬</text:span>‬‬<text:span text:style-name="T5282">27</text:span><text:span text:style-name="T5283"> וְאִ֣ם ׀ ל֣וֹא הַשְּׂחֹ֗ק הָיָ֤ה לְךָ֙ יִשְׂרָאֵ֔ל אִם־בְּגַנָּבִ֖ים *נמצאה **נִמְצָ֑א כִּֽי־מִדֵּ֧י דְבָרֶ֛יךָ בּ֖וֹ תִּתְנוֹדָֽד׃<text:s/></text:span><text:span text:style-name="T5284">‬</text:span><text:span text:style-name="T5285">‬</text:span>‬‬<text:span text:style-name="T5286">28</text:span><text:span text:style-name="T5287"> עִזְב֤וּ עָרִים֙ וְשִׁכְנ֣וּ בַסֶּ֔לַע יֹשְׁבֵ֖י מוֹאָ֑ב וִֽהְי֣וּ כְיוֹנָ֔ה תְּקַנֵּ֖ן בְּעֶבְרֵ֥י פִי־פָֽחַת׃<text:s/></text:span><text:span text:style-name="T5288">‬</text:span><text:span text:style-name="T5289">‬</text:span>‬‬<text:span text:style-name="T5290">29</text:span><text:span text:style-name="T5291"> שָׁמַ֥עְנוּ גְאוֹן־מוֹאָ֖ב גֵּאֶ֣ה מְאֹ֑ד גָּבְה֧וֹ וּגְאוֹנ֛וֹ וְגַאֲוָת֖וֹ וְרֻ֥ם לִבּֽוֹ׃<text:s/></text:span><text:span text:style-name="T5292">‬</text:span><text:span text:style-name="T5293">‬</text:span>‬‬<text:span text:style-name="T5294">30</text:span><text:span text:style-name="T5295"> אֲנִ֤י יָדַ֙עְתִּי֙ נְאֻם־יְהוָ֔ה עֶבְרָת֖וֹ וְלֹא־כֵ֑ן בַּדָּ֖יו לֹא־כֵ֥ן עָשֽׂוּ׃<text:s/></text:span><text:span text:style-name="T5296">‬</text:span><text:span text:style-name="T5297">‬</text:span>‬‬<text:span text:style-name="T5298">31</text:span><text:span text:style-name="T5299"> עַל־כֵּן֙ עַל־מוֹאָ֣ב אֲיֵלִ֔יל וּלְמוֹאָ֥ב כֻּלֹּ֖ה אֶזְעָ֑ק אֶל־אַנְשֵׁ֥י קִֽיר־חֶ֖רֶשׂ יֶהְגֶּֽה׃<text:s/></text:span><text:span text:style-name="T5300">‬</text:span><text:span text:style-name="T5301">‬</text:span>‬‬<text:span text:style-name="T5302">32</text:span><text:span text:style-name="T5303"> מִבְּכִ֨י יַעְזֵ֤ר אֶבְכֶּה־לָּךְ֙ הַגֶּ֣פֶן שִׂבְמָ֔ה נְטִֽישֹׁתַ֙יִךְ֙ עָ֣בְרוּ יָ֔ם<text:s/></text:span><text:soft-page-break/><text:span text:style-name="T5304">עַ֛ד יָ֥ם יַעְזֵ֖ר נָגָ֑עוּ עַל־קֵיצֵ֥ךְ וְעַל־בְּצִירֵ֖ךְ שֹׁדֵ֥ד נָפָֽל׃<text:s/></text:span><text:span text:style-name="T5305">‬</text:span><text:span text:style-name="T5306">‬</text:span>‬‬<text:span text:style-name="T5307">33</text:span><text:span text:style-name="T5308"> וְנֶאֶסְפָ֨ה שִׂמְחָ֥ה וָגִ֛יל מִכַּרְמֶ֖ל וּמֵאֶ֣רֶץ מוֹאָ֑ב וְיַ֙יִן֙ מִיקָבִ֣ים הִשְׁבַּ֔תִּי לֹֽא־יִדְרֹ֣ךְ הֵידָ֔ד הֵידָ֖ד לֹ֥א הֵידָֽד׃<text:s/></text:span><text:span text:style-name="T5309">‬</text:span><text:span text:style-name="T5310">‬</text:span>‬‬<text:span text:style-name="T5311">34</text:span><text:span text:style-name="T5312"> מִזַּעֲקַ֨ת חֶשְׁבּ֜וֹן עַד־אֶלְעָלֵ֗ה עַד־יַ֙הַץ֙ נָתְנ֣וּ קוֹלָ֔ם מִצֹּ֙עַר֙ עַד־חֹ֣רֹנַ֔יִם עֶגְלַ֖ת שְׁלִֽשִׁיָּ֑ה כִּ֚י גַּם־מֵ֣י נִמְרִ֔ים לִמְשַׁמּ֖וֹת יִהְיֽוּ׃<text:s/></text:span><text:span text:style-name="T5313">‬</text:span><text:span text:style-name="T5314">‬</text:span>‬‬<text:span text:style-name="T5315">35</text:span><text:span text:style-name="T5316"> וְהִשְׁבַּתִּ֥י לְמוֹאָ֖ב נְאֻם־יְהוָ֑ה מַעֲלֶ֣ה בָמָ֔ה וּמַקְטִ֖יר לֵאלֹהָֽיו׃<text:s/></text:span><text:span text:style-name="T5317">‬</text:span><text:span text:style-name="T5318">‬</text:span>‬‬<text:span text:style-name="T5319">36</text:span><text:span text:style-name="T5320"> עַל־כֵּ֞ן לִבִּ֤י לְמוֹאָב֙ כַּחֲלִלִ֣ים יֶהֱמֶ֔ה וְלִבִּי֙ אֶל־אַנְשֵׁ֣י קִֽיר־חֶ֔רֶשׂ כַּחֲלִילִ֖ים יֶהֱמֶ֑ה עַל־כֵּ֛ן יִתְרַ֥ת עָשָׂ֖ה אָבָֽדוּ׃<text:s/></text:span><text:span text:style-name="T5321">‬</text:span><text:span text:style-name="T5322">‬</text:span>‬‬<text:span text:style-name="T5323">37</text:span><text:span text:style-name="T5324"> כִּ֤י כָל־רֹאשׁ֙ קָרְחָ֔ה וְכָל־זָקָ֖ן גְּרֻעָ֑ה עַ֤ל כָּל־יָדַ֙יִם֙ גְּדֻדֹ֔ת וְעַל־מָתְנַ֖יִם שָֽׂק׃<text:s/></text:span><text:span text:style-name="T5325">‬</text:span><text:span text:style-name="T5326">‬</text:span>‬‬<text:span text:style-name="T5327">38</text:span><text:span text:style-name="T5328"> עַ֣ל כָּל־גַּגּ֥וֹת מוֹאָ֛ב וּבִרְחֹבֹתֶ֖יהָ כֻּלֹּ֣ה מִסְפֵּ֑ד כִּֽי־שָׁבַ֣רְתִּי אֶת־מוֹאָ֗ב כִּכְלִ֛י אֵֽין־חֵ֥פֶץ בּ֖וֹ נְאֻם־יְהוָֽה׃<text:s/></text:span><text:span text:style-name="T5329">‬</text:span><text:span text:style-name="T5330">‬</text:span>‬‬<text:span text:style-name="T5331">39</text:span><text:span text:style-name="T5332"> אֵ֥יךְ חַ֙תָּה֙ הֵילִ֔ילוּ אֵ֛יךְ הִפְנָה־עֹ֥רֶף מוֹאָ֖ב בּ֑וֹשׁ וְהָיָ֥ה מוֹאָ֛ב לִשְׂחֹ֥ק וְלִמְחִתָּ֖ה לְכָל־סְבִיבָֽיו׃</text:span><text:span text:style-name="T5333"><text:s/>ס<text:s/></text:span><text:span text:style-name="T5334">‬</text:span><text:span text:style-name="T5335">‬</text:span><text:span text:style-name="T5336">‬</text:span>‬<text:span text:style-name="T5337">40</text:span><text:span text:style-name="T5338"> כִּי־כֹה֙ אָמַ֣ר יְהוָ֔ה הִנֵּ֥ה כַנֶּ֖שֶׁר יִדְאֶ֑ה וּפָרַ֥שׂ כְּנָפָ֖יו אֶל־מוֹאָֽב׃<text:s/></text:span><text:span text:style-name="T5339">‬</text:span><text:span text:style-name="T5340">‬</text:span>‬‬<text:span text:style-name="T5341">41</text:span><text:span text:style-name="T5342"> נִלְכְּדָה֙ הַקְּרִיּ֔וֹת וְהַמְּצָד֖וֹת נִתְפָּ֑שָׂה וְֽ֠הָיָה לֵ֞ב גִּבּוֹרֵ֤י מוֹאָב֙ בַּיּ֣וֹם הַה֔וּא כְּלֵ֖ב אִשָּׁ֥ה מְצֵרָֽה׃<text:s/></text:span><text:span text:style-name="T5343">‬</text:span><text:span text:style-name="T5344">‬</text:span>‬‬<text:span text:style-name="T5345">42</text:span><text:span text:style-name="T5346"> וְנִשְׁמַ֥ד מוֹאָ֖ב מֵעָ֑ם כִּ֥י עַל־יְהוָ֖ה הִגְדִּֽיל׃<text:s/></text:span><text:span text:style-name="T5347">‬</text:span><text:span text:style-name="T5348">‬</text:span>‬‬<text:span text:style-name="T5349">43</text:span><text:span text:style-name="T5350"> פַּ֥חַד וָפַ֖חַת וָפָ֑ח עָלֶ֛יךָ יוֹשֵׁ֥ב מוֹאָ֖ב נְאֻם־יְהוָֽה׃<text:s/></text:span><text:span text:style-name="T5351">‬</text:span><text:span text:style-name="T5352">‬</text:span>‬‬<text:span text:style-name="T5353">44</text:span><text:span text:style-name="T5354"> *הניס **הַנָּ֞ס מִפְּנֵ֤י הַפַּ֙חַד֙ יִפֹּ֣ל אֶל־הַפַּ֔חַת וְהָֽעֹלֶה֙ מִן־הַפַּ֔חַת יִלָּכֵ֖ד בַּפָּ֑ח כִּֽי־אָבִ֨יא אֵלֶ֧יהָ אֶל־מוֹאָ֛ב שְׁנַ֥ת פְּקֻדָּתָ֖ם נְאֻם־יְהוָֽה׃<text:s/></text:span><text:span text:style-name="T5355">‬</text:span><text:span text:style-name="T5356">‬</text:span>‬‬<text:span text:style-name="T5357">45</text:span><text:span text:style-name="T5358"> בְּצֵ֥ל חֶשְׁבּ֛וֹן עָמְד֖וּ מִכֹּ֣חַ נָסִ֑ים כִּֽי־אֵ֞שׁ יָצָ֣א מֵחֶשְׁבּ֗וֹן וְלֶֽהָבָה֙ מִבֵּ֣ין סִיח֔וֹן וַתֹּ֙אכַל֙ פְּאַ֣ת מוֹאָ֔ב וְקָדְקֹ֖ד בְּנֵ֥י שָׁאֽוֹן׃<text:s/></text:span><text:span text:style-name="T5359">‬</text:span><text:span text:style-name="T5360">‬</text:span>‬‬<text:span text:style-name="T5361">46</text:span><text:span text:style-name="T5362"> אוֹי־לְךָ֣ מוֹאָ֔ב אָבַ֖ד עַם־כְּמ֑וֹשׁ כִּֽי־לֻקְּח֤וּ בָנֶ֙יךָ֙ בַּשֶּׁ֔בִי וּבְנֹתֶ֖יךָ בַּשִּׁבְיָֽה׃<text:s/></text:span><text:span text:style-name="T5363">‬</text:span><text:span text:style-name="T5364">‬</text:span>‬‬<text:span text:style-name="T5365">47</text:span><text:span text:style-name="T5366"> וְשַׁבְתִּ֧י שְׁבוּת־מוֹאָ֛ב בְּאַחֲרִ֥ית הַיָּמִ֖ים נְאֻם־יְהוָ֑ה עַד־הֵ֖נָּה מִשְׁפַּ֥ט מוֹאָֽב׃</text:span><text:span text:style-name="T5367"><text:s/>ס<text:s/></text:span><text:span text:style-name="T5368">‬</text:span><text:span text:style-name="T5369">‬</text:span><text:span text:style-name="T5370">‬</text:span>‬‬‬‬‬‬‬‬‬‬‬‬‬‬‬‬‬‬‬‬‬‬‬‬‬‬‬‬‬‬‬‬‬‬‬‬‬‬‬‬‬‬‬‬‬‬‬</text:p>
      </text:section>
      <text:section text:name="Sect48" text:style-name="S48">
        <text:p text:style-name="P5371">Jeremiah 49</text:p>
        <text:p text:style-name="P5372"><text:span text:style-name="T5373">1</text:span><text:span text:style-name="T5374"> לִבְנֵ֣י עַמּ֗וֹן כֹּ֚ה אָמַ֣ר יְהוָ֔ה הֲבָנִ֥ים אֵין֙ לְיִשְׂרָאֵ֔ל אִם־יוֹרֵ֖שׁ אֵ֣ין ל֑וֹ מַדּ֗וּעַ יָרַ֤שׁ מַלְכָּם֙ אֶת־גָּ֔ד וְעַמּ֖וֹ בְּעָרָ֥יו יָשָֽׁב׃<text:s/></text:span><text:span text:style-name="T5375">2</text:span><text:span text:style-name="T5376"> לָכֵ֡ן הִנֵּה֩ יָמִ֨ים בָּאִ֜ים נְאֻם־יְהוָ֗ה וְ֠הִשְׁמַעְתִּי אֶל־רַבַּ֨ת בְּנֵי־עַמּ֜וֹן תְּרוּעַ֣ת מִלְחָמָ֗ה וְהָֽיְתָה֙ לְתֵ֣ל שְׁמָמָ֔ה וּבְנֹתֶ֖יהָ בָּאֵ֣שׁ תִּצַּ֑תְנָה וְיָרַ֧שׁ יִשְׂרָאֵ֛ל אֶת־יֹרְשָׁ֖יו אָמַ֥ר יְהוָֽה׃<text:s/></text:span><text:span text:style-name="T5377">‬</text:span><text:span text:style-name="T5378">‬</text:span>‬‬<text:span text:style-name="T5379">3</text:span><text:span text:style-name="T5380"> הֵילִ֨ילִי חֶשְׁבּ֜וֹן כִּ֣י שֻׁדְּדָה־עַ֗י צְעַקְנָה֮ בְּנ֣וֹת רַבָּה֒ חֲגֹ֣רְנָה שַׂקִּ֔ים סְפֹ֕דְנָה וְהִתְשׁוֹטַ֖טְנָה בַּגְּדֵר֑וֹת כִּ֤י מַלְכָּם֙ בַּגּוֹלָ֣ה יֵלֵ֔ךְ כֹּהֲנָ֥יו וְשָׂרָ֖יו יַחְדָּֽיו׃<text:s/></text:span><text:span text:style-name="T5381">‬</text:span><text:span text:style-name="T5382">‬</text:span>‬‬<text:span text:style-name="T5383">4</text:span><text:span text:style-name="T5384"> מַה־תִּתְהַֽלְלִי֙ בָּֽעֲמָקִ֔ים זָ֣ב עִמְקֵ֔ךְ הַבַּ֖ת הַשּֽׁוֹבֵבָ֑ה הַבֹּֽטְחָה֙ בְּאֹ֣צְרֹתֶ֔יהָ מִ֖י יָב֥וֹא אֵלָֽי׃<text:s/></text:span><text:span text:style-name="T5385">‬</text:span><text:span text:style-name="T5386">‬</text:span>‬‬<text:span text:style-name="T5387">5</text:span><text:span text:style-name="T5388"> הִנְנִי֩ מֵבִ֨יא עָלַ֜יִךְ פַּ֗חַד נְאֻם־אֲדֹנָ֧י יְהוִ֛ה צְבָא֖וֹת מִכָּל־סְבִיבָ֑יִךְ וְנִדַּחְתֶּם֙ אִ֣ישׁ לְפָנָ֔יו וְאֵ֥ין מְקַבֵּ֖ץ לַנֹּדֵֽד׃<text:s/></text:span><text:span text:style-name="T5389">‬</text:span><text:span text:style-name="T5390">‬</text:span>‬‬<text:span text:style-name="T5391">6</text:span><text:span text:style-name="T5392"> וְאַחֲרֵי־כֵ֗ן אָשִׁ֛יב אֶת־שְׁב֥וּת בְּנֵֽי־עַמּ֖וֹן נְאֻם־יְהוָֽה׃</text:span><text:span text:style-name="T5393"><text:s/>ס<text:s/></text:span><text:span text:style-name="T5394">‬</text:span><text:span text:style-name="T5395">‬</text:span><text:span text:style-name="T5396">‬</text:span>‬<text:span text:style-name="T5397">7</text:span><text:span text:style-name="T5398"> לֶאֱד֗וֹם כֹּ֤ה אָמַר֙ יְהוָ֣ה צְבָא֔וֹת הַאֵ֥ין ע֛וֹד חָכְמָ֖ה בְּתֵימָ֑ן אָבְדָ֤ה עֵצָה֙ מִבָּנִ֔ים נִסְרְחָ֖ה חָכְמָתָֽם׃<text:s/></text:span><text:span text:style-name="T5399">‬</text:span><text:span text:style-name="T5400">‬</text:span>‬‬<text:span text:style-name="T5401">8</text:span><text:span text:style-name="T5402"> נֻ֤סוּ הָפְנוּ֙ הֶעְמִ֣יקוּ לָשֶׁ֔בֶת יֹשְׁבֵ֖י דְּדָ֑ן כִּ֣י אֵ֥יד עֵשָׂ֛ו הֵבֵ֥אתִי עָלָ֖יו עֵ֥ת פְּקַדְתִּֽיו׃<text:s/></text:span><text:span text:style-name="T5403">‬</text:span><text:span text:style-name="T5404">‬</text:span>‬‬<text:span text:style-name="T5405">9</text:span><text:span text:style-name="T5406"> אִם־בֹּֽצְרִים֙ בָּ֣אוּ לָ֔ךְ לֹ֥א יַשְׁאִ֖רוּ עֽוֹלֵל֑וֹת אִם־גַּנָּבִ֥ים בַּלַּ֖יְלָה הִשְׁחִ֥יתוּ דַיָּֽם׃<text:s/></text:span><text:span text:style-name="T5407">‬</text:span><text:span text:style-name="T5408">‬</text:span>‬‬<text:span text:style-name="T5409">10</text:span><text:span text:style-name="T5410"> כִּֽי־אֲנִ֞י חָשַׂ֣פְתִּי אֶת־עֵשָׂ֗ו גִּלֵּ֙יתִי֙ אֶת־מִסְתָּרָ֔יו וְנֶחְבָּ֖ה לֹ֣א יוּכָ֑ל שֻׁדַּ֥ד<text:s/></text:span><text:soft-page-break/><text:span text:style-name="T5411">זַרְע֛וֹ וְאֶחָ֥יו וּשְׁכֵנָ֖יו וְאֵינֶֽנּוּ׃<text:s/></text:span><text:span text:style-name="T5412">‬</text:span><text:span text:style-name="T5413">‬</text:span>‬‬<text:span text:style-name="T5414">11</text:span><text:span text:style-name="T5415"> עָזְבָ֥ה יְתֹמֶ֖יךָ אֲנִ֣י אֲחַיֶּ֑ה וְאַלְמְנֹתֶ֖יךָ עָלַ֥י תִּבְטָֽחוּ׃</text:span><text:span text:style-name="T5416"><text:s/>ס<text:s/></text:span><text:span text:style-name="T5417">‬</text:span><text:span text:style-name="T5418">‬</text:span><text:span text:style-name="T5419">‬</text:span>‬<text:span text:style-name="T5420">12</text:span><text:span text:style-name="T5421"> כִּי־כֹ֣ה ׀ אָמַ֣ר יְהוָ֗ה הִ֠נֵּה אֲשֶׁר־אֵ֨ין מִשְׁפָּטָ֜ם לִשְׁתּ֤וֹת הַכּוֹס֙ שָׁת֣וֹ יִשְׁתּ֔וּ וְאַתָּ֣ה ה֔וּא נָקֹ֖ה תִּנָּקֶ֑ה לֹ֣א תִנָּקֶ֔ה כִּ֥י שָׁתֹ֖ה תִּשְׁתֶּֽה׃<text:s/></text:span><text:span text:style-name="T5422">‬</text:span><text:span text:style-name="T5423">‬</text:span>‬‬<text:span text:style-name="T5424">13</text:span><text:span text:style-name="T5425"> כִּ֣י בִ֤י נִשְׁבַּ֙עְתִּי֙ נְאֻם־יְהוָ֔ה כִּֽי־לְשַׁמָּ֧ה לְחֶרְפָּ֛ה לְחֹ֥רֶב וְלִקְלָלָ֖ה תִּֽהְיֶ֣ה בָצְרָ֑ה וְכָל־עָרֶ֥יהָ תִהְיֶ֖ינָה לְחָרְב֥וֹת עוֹלָֽם׃<text:s/></text:span><text:span text:style-name="T5426">‬</text:span><text:span text:style-name="T5427">‬</text:span>‬‬<text:span text:style-name="T5428">14</text:span><text:span text:style-name="T5429"> שְׁמוּעָ֤ה שָׁמַ֙עְתִּי֙ מֵאֵ֣ת יְהוָ֔ה וְצִ֖יר בַּגּוֹיִ֣ם שָׁל֑וּחַ הִֽתְקַבְּצוּ֙ וּבֹ֣אוּ עָלֶ֔יהָ וְק֖וּמוּ לַמִּלְחָמָֽה׃<text:s/></text:span><text:span text:style-name="T5430">‬</text:span><text:span text:style-name="T5431">‬</text:span>‬‬<text:span text:style-name="T5432">15</text:span><text:span text:style-name="T5433"> כִּֽי־הִנֵּ֥ה קָטֹ֛ן נְתַתִּ֖יךָ בַּגּוֹיִ֑ם בָּז֖וּי בָּאָדָֽם׃<text:s/></text:span><text:span text:style-name="T5434">‬</text:span><text:span text:style-name="T5435">‬</text:span>‬‬<text:span text:style-name="T5436">16</text:span><text:span text:style-name="T5437"> תִּֽפְלַצְתְּךָ֞ הִשִּׁ֤יא אֹתָךְ֙ זְד֣וֹן לִבֶּ֔ךָ שֹֽׁכְנִי֙ בְּחַגְוֵ֣י הַסֶּ֔לַע תֹּפְשִׂ֖י מְר֣וֹם גִּבְעָ֑ה כִּֽי־תַגְבִּ֤יהַ כַּנֶּ֙שֶׁר֙ קִנֶּ֔ךָ מִשָּׁ֥ם אֽוֹרִידְךָ֖ נְאֻם־יְהוָֽה׃<text:s/></text:span><text:span text:style-name="T5438">‬</text:span><text:span text:style-name="T5439">‬</text:span>‬‬<text:span text:style-name="T5440">17</text:span><text:span text:style-name="T5441"> וְהָיְתָ֥ה אֱד֖וֹם לְשַׁמָּ֑ה כֹּ֚ל עֹבֵ֣ר עָלֶ֔יהָ יִשֹּׁ֥ם וְיִשְׁרֹ֖ק עַל־כָּל־מַכּוֹתֶֽהָ׃<text:s/></text:span><text:span text:style-name="T5442">‬</text:span><text:span text:style-name="T5443">‬</text:span>‬‬<text:span text:style-name="T5444">18</text:span><text:span text:style-name="T5445"> כְּֽמַהְפֵּכַ֞ת סְדֹ֧ם וַעֲמֹרָ֛ה וּשְׁכֵנֶ֖יהָ אָמַ֣ר יְהוָ֑ה לֹֽא־יֵשֵׁ֥ב שָׁם֙ אִ֔ישׁ וְלֹֽא־יָג֥וּר בָּ֖הּ בֶּן־אָדָֽם׃<text:s/></text:span><text:span text:style-name="T5446">‬</text:span><text:span text:style-name="T5447">‬</text:span>‬‬<text:span text:style-name="T5448">19</text:span><text:span text:style-name="T5449"> הִ֠נֵּה כְּאַרְיֵ֞ה יַעֲלֶ֨ה מִגְּא֣וֹן הַיַּרְדֵּן֮ אֶל־נְוֵ֣ה אֵיתָן֒ כִּֽי־אַרְגִּ֤יעָה אֲרִיצֶ֨נּוּ֙ מֵֽעָלֶ֔יהָ וּמִ֥י בָח֖וּר אֵלֶ֣יהָ אֶפְקֹ֑ד כִּ֣י מִ֤י כָמ֙וֹנִי֙ וּמִ֣י יֹעִידֶ֔נִּי וּמִי־זֶ֣ה רֹעֶ֔ה אֲשֶׁ֥ר יַעֲמֹ֖ד לְפָנָֽי׃</text:span><text:span text:style-name="T5450"><text:s/>ס<text:s/></text:span><text:span text:style-name="T5451">‬</text:span><text:span text:style-name="T5452">‬</text:span><text:span text:style-name="T5453">‬</text:span>‬<text:span text:style-name="T5454">20</text:span><text:span text:style-name="T5455"> לָכֵ֞ן שִׁמְע֣וּ עֲצַת־יְהוָ֗ה אֲשֶׁ֤ר יָעַץ֙ אֶל־אֱד֔וֹם וּמַ֨חְשְׁבוֹתָ֔יו אֲשֶׁ֥ר חָשַׁ֖ב אֶל־יֹשְׁבֵ֣י תֵימָ֑ן אִם־לֹ֤א יִסְחָבוּם֙ צְעִירֵ֣י הַצֹּ֔אן אִם־לֹ֥א יַשִּׁ֛ים עֲלֵיהֶ֖ם נְוֵהֶֽם׃<text:s/></text:span><text:span text:style-name="T5456">‬</text:span><text:span text:style-name="T5457">‬</text:span>‬‬<text:span text:style-name="T5458">21</text:span><text:span text:style-name="T5459"> מִקּ֣וֹל נִפְלָ֔ם רָעֲשָׁ֖ה הָאָ֑רֶץ צְעָקָ֕ה בְּיַם־ס֖וּף נִשְׁמַ֥ע קוֹלָֽהּ׃<text:s/></text:span><text:span text:style-name="T5460">‬</text:span><text:span text:style-name="T5461">‬</text:span>‬‬<text:span text:style-name="T5462">22</text:span><text:span text:style-name="T5463"> הִנֵּ֤ה כַנֶּ֙שֶׁר֙ יַעֲלֶ֣ה וְיִדְאֶ֔ה וְיִפְרֹ֥שׂ כְּנָפָ֖יו עַל־בָּצְרָ֑ה וְֽ֠הָיָה לֵ֞ב גִּבּוֹרֵ֤י אֱדוֹם֙ בַּיּ֣וֹם הַה֔וּא כְּלֵ֖ב אִשָּׁ֥ה מְצֵרָֽה׃</text:span><text:span text:style-name="T5464"><text:s/>ס<text:s/></text:span><text:span text:style-name="T5465">‬</text:span><text:span text:style-name="T5466">‬</text:span><text:span text:style-name="T5467">‬</text:span>‬<text:span text:style-name="T5468">23</text:span><text:span text:style-name="T5469"> לְדַמֶּ֗שֶׂק בּ֤וֹשָֽׁה חֲמָת֙ וְאַרְפָּ֔ד כִּי־שְׁמֻעָ֥ה רָעָ֛ה שָׁמְע֖וּ נָמֹ֑גוּ בַּיָּ֣ם דְּאָגָ֔ה הַשְׁקֵ֖ט לֹ֥א יוּכָֽל׃<text:s/></text:span><text:span text:style-name="T5470">‬</text:span><text:span text:style-name="T5471">‬</text:span>‬‬<text:span text:style-name="T5472">24</text:span><text:span text:style-name="T5473"> רָפְתָ֥ה דַמֶּ֛שֶׂק הִפְנְתָ֥ה לָנ֖וּס וְרֶ֣טֶט ׀ הֶחֱזִ֑יקָה צָרָ֧ה וַחֲבָלִ֛ים אֲחָזַ֖תָּה כַּיּוֹלֵדָֽה׃<text:s/></text:span><text:span text:style-name="T5474">‬</text:span><text:span text:style-name="T5475">‬</text:span>‬‬<text:span text:style-name="T5476">25</text:span><text:span text:style-name="T5477"> אֵ֥יךְ לֹֽא־עֻזְּבָ֖ה עִ֣יר *תהלה **תְּהִלָּ֑ת קִרְיַ֖ת מְשׂוֹשִֽׂי׃<text:s/></text:span><text:span text:style-name="T5478">‬</text:span><text:span text:style-name="T5479">‬</text:span>‬‬<text:span text:style-name="T5480">26</text:span><text:span text:style-name="T5481"> לָכֵ֛ן יִפְּל֥וּ בַחוּרֶ֖יהָ בִּרְחֹבֹתֶ֑יהָ וְכָל־אַנְשֵׁ֨י הַמִּלְחָמָ֤ה יִדַּ֙מּוּ֙ בַּיּ֣וֹם הַה֔וּא נְאֻ֖ם יְהוָ֥ה צְבָאֽוֹת׃<text:s/></text:span><text:span text:style-name="T5482">‬</text:span><text:span text:style-name="T5483">‬</text:span>‬‬<text:span text:style-name="T5484">27</text:span><text:span text:style-name="T5485"> וְהִצַּ֥תִּי אֵ֖שׁ בְּחוֹמַ֣ת דַּמָּ֑שֶׂק וְאָכְלָ֖ה אַרְמְנ֥וֹת בֶּן־הֲדָֽד׃</text:span><text:span text:style-name="T5486"><text:s/>ס<text:s/></text:span><text:span text:style-name="T5487">‬</text:span><text:span text:style-name="T5488">‬</text:span><text:span text:style-name="T5489">‬</text:span>‬<text:span text:style-name="T5490">28</text:span><text:span text:style-name="T5491"> לְקֵדָ֣ר ׀ וּֽלְמַמְלְכ֣וֹת חָצ֗וֹר אֲשֶׁ֤ר הִכָּה֙ *נבוכדראצור **נְבֽוּכַדְרֶאצַּ֣ר מֶֽלֶךְ־בָּבֶ֔ל כֹּ֖ה אָמַ֣ר יְהוָ֑ה ק֚וּמוּ עֲל֣וּ אֶל־קֵדָ֔ר וְשָׁדְד֖וּ אֶת־בְּנֵי־קֶֽדֶם׃<text:s/></text:span><text:span text:style-name="T5492">‬</text:span><text:span text:style-name="T5493">‬</text:span>‬‬<text:span text:style-name="T5494">29</text:span><text:span text:style-name="T5495"> אָהֳלֵיהֶ֤ם וְצֹאנָם֙ יִקָּ֔חוּ יְרִיעוֹתֵיהֶ֧ם וְכָל־כְּלֵיהֶ֛ם וּגְמַלֵּיהֶ֖ם יִשְׂא֣וּ לָהֶ֑ם וְקָרְא֧וּ עֲלֵיהֶ֛ם מָג֖וֹר מִסָּבִֽיב׃<text:s/></text:span><text:span text:style-name="T5496">‬</text:span><text:span text:style-name="T5497">‬</text:span>‬‬<text:span text:style-name="T5498">30</text:span><text:span text:style-name="T5499"> נֻסוּ֩ נֻּ֨דוּ מְאֹ֜ד הֶעְמִ֧יקוּ לָשֶׁ֛בֶת יֹשְׁבֵ֥י חָצ֖וֹר נְאֻם־יְהוָ֑ה כִּֽי־יָעַ֨ץ עֲלֵיכֶ֜ם נְבוּכַדְרֶאצַּ֤ר מֶֽלֶךְ־בָּבֶל֙ עֵצָ֔ה וְחָשַׁ֥ב *עליהם **עֲלֵיכֶ֖ם מַחֲשָׁבָֽה׃<text:s/></text:span><text:span text:style-name="T5500">‬</text:span><text:span text:style-name="T5501">‬</text:span>‬‬<text:span text:style-name="T5502">31</text:span><text:span text:style-name="T5503"> ק֣וּמוּ עֲל֗וּ אֶל־גּ֥וֹי שְׁלֵ֛יו יוֹשֵׁ֥ב לָבֶ֖טַח נְאֻם־יְהוָ֑ה לֹא־דְלָתַ֧יִם וְלֹֽא־בְרִ֛יחַ ל֖וֹ בָּדָ֥ד יִשְׁכֹּֽנוּ׃<text:s/></text:span><text:span text:style-name="T5504">‬</text:span><text:span text:style-name="T5505">‬</text:span>‬‬<text:span text:style-name="T5506">32</text:span><text:span text:style-name="T5507"> וְהָי֨וּ גְמַלֵּיהֶ֜ם לָבַ֗ז וַהֲמ֤וֹן מִקְנֵיהֶם֙ לְשָׁלָ֔ל וְזֵרִתִ֥ים לְכָל־ר֖וּחַ קְצוּצֵ֣י פֵאָ֑ה וּמִכָּל־עֲבָרָ֛יו אָבִ֥יא אֶת־אֵידָ֖ם נְאֻם־יְהוָֽה׃<text:s/></text:span><text:span text:style-name="T5508">‬</text:span><text:span text:style-name="T5509">‬</text:span>‬‬<text:span text:style-name="T5510">33</text:span><text:span text:style-name="T5511"> וְהָיְתָ֨ה חָצ֜וֹר לִמְע֥וֹן תַּנִּ֛ים שְׁמָמָ֖ה עַד־עוֹלָ֑ם לֹֽא־יֵשֵׁ֥ב שָׁם֙ אִ֔ישׁ וְלֹֽא־יָג֥וּר בָּ֖הּ בֶּן־אָדָֽם׃</text:span><text:span text:style-name="T5512"><text:s/>ס<text:s/></text:span><text:span text:style-name="T5513">‬</text:span><text:span text:style-name="T5514">‬</text:span><text:span text:style-name="T5515">‬</text:span>‬<text:span text:style-name="T5516">34</text:span><text:span text:style-name="T5517"> אֲשֶׁ֨ר הָיָ֧ה דְבַר־יְהוָ֛ה אֶל־יִרְמְיָ֥הוּ הַנָּבִ֖יא אֶל־עֵילָ֑ם בְּרֵאשִׁ֗ית מַלְכ֛וּת צִדְקִיָּ֥ה מֶֽלֶךְ־יְהוּדָ֖ה לֵאמֹֽר׃<text:s/></text:span><text:span text:style-name="T5518">‬</text:span><text:span text:style-name="T5519">‬</text:span>‬‬<text:span text:style-name="T5520">35</text:span><text:span text:style-name="T5521"> כֹּ֤ה אָמַר֙ יְהוָ֣ה צְבָא֔וֹת הִנְנִ֥י שֹׁבֵ֖ר אֶת־קֶ֣שֶׁת עֵילָ֑ם רֵאשִׁ֖ית גְּבוּרָתָֽם׃<text:s/></text:span><text:span text:style-name="T5522">‬</text:span><text:span text:style-name="T5523">‬</text:span>‬‬<text:span text:style-name="T5524">36</text:span><text:span text:style-name="T5525"> וְהֵבֵאתִ֨י אֶל־עֵילָ֜ם אַרְבַּ֣ע רוּח֗וֹת מֵֽאַרְבַּע֙ קְצ֣וֹת הַשָּׁמַ֔יִם וְזֵ֣רִתִ֔ים לְכֹ֖ל הָרֻח֣וֹת הָאֵ֑לֶּה וְלֹֽא־יִהְיֶ֣ה הַגּ֔וֹי<text:s/></text:span><text:soft-page-break/><text:span text:style-name="T5526">אֲשֶׁ֛ר לֹֽא־יָב֥וֹא שָׁ֖ם נִדְּחֵ֥י *עולם **עֵילָֽם׃<text:s/></text:span><text:span text:style-name="T5527">‬</text:span><text:span text:style-name="T5528">‬</text:span>‬‬<text:span text:style-name="T5529">37</text:span><text:span text:style-name="T5530"> וְהַחְתַּתִּ֣י אֶת־עֵ֠ילָם לִפְנֵ֨י אֹיְבֵיהֶ֜ם וְלִפְנֵ֣י ׀ מְבַקְשֵׁ֣י נַפְשָׁ֗ם וְהֵבֵאתִ֨י עֲלֵיהֶ֧ם ׀ רָעָ֛ה אֶת־חֲר֥וֹן אַפִּ֖י נְאֻם־יְהוָ֑ה וְשִׁלַּחְתִּ֤י אַֽחֲרֵיהֶם֙ אֶת־הַחֶ֔רֶב עַ֥ד כַּלּוֹתִ֖י אוֹתָֽם׃<text:s/></text:span><text:span text:style-name="T5531">‬</text:span><text:span text:style-name="T5532">‬</text:span>‬‬<text:span text:style-name="T5533">38</text:span><text:span text:style-name="T5534"> וְשַׂמְתִּ֥י כִסְאִ֖י בְּעֵילָ֑ם וְהַאֲבַדְתִּ֥י מִשָּׁ֛ם מֶ֥לֶךְ וְשָׂרִ֖ים נְאֻם־יְהוָֽה׃<text:s/></text:span><text:span text:style-name="T5535">‬</text:span><text:span text:style-name="T5536">‬</text:span>‬‬<text:span text:style-name="T5537">39</text:span><text:span text:style-name="T5538"> וְהָיָ֣ה ׀ בְּאַחֲרִ֣ית הַיָּמִ֗ים *אשוב **אָשִׁ֛יב אֶת־*שבית **שְׁב֥וּת עֵילָ֖ם נְאֻם־יְהוָֽה׃</text:span><text:span text:style-name="T5539"><text:s/>ס<text:s/></text:span><text:span text:style-name="T5540">‬</text:span><text:span text:style-name="T5541">‬</text:span><text:span text:style-name="T5542">‬</text:span>‬‬‬‬‬‬‬‬‬‬‬‬‬‬‬‬‬‬‬‬‬‬‬‬‬‬‬‬‬‬‬‬‬‬‬‬‬‬‬</text:p>
      </text:section>
      <text:section text:name="Sect49" text:style-name="S49">
        <text:p text:style-name="P5543">Jeremiah 50</text:p>
        <text:p text:style-name="P5544"><text:span text:style-name="T5545">1</text:span><text:span text:style-name="T5546"> הַדָּבָ֗ר אֲשֶׁ֨ר דִּבֶּ֧ר יְהוָ֛ה אֶל־בָּבֶ֖ל אֶל־אֶ֣רֶץ כַּשְׂדִּ֑ים בְּיַ֖ד יִרְמְיָ֥הוּ הַנָּבִֽיא׃<text:s/></text:span><text:span text:style-name="T5547">2</text:span><text:span text:style-name="T5548"> הַגִּ֨ידוּ בַגּוֹיִ֤ם וְהַשְׁמִ֙יעוּ֙ וּֽשְׂאוּ־נֵ֔ס הַשְׁמִ֖יעוּ אַל־תְּכַחֵ֑דוּ אִמְרוּ֩ נִלְכְּדָ֨ה בָבֶ֜ל הֹבִ֥ישׁ בֵּל֙ חַ֣ת מְרֹדָ֔ךְ הֹבִ֣ישׁוּ עֲצַבֶּ֔יהָ חַ֖תּוּ גִּלּוּלֶֽיהָ׃<text:s/></text:span><text:span text:style-name="T5549">‬</text:span><text:span text:style-name="T5550">‬</text:span>‬‬<text:span text:style-name="T5551">3</text:span><text:span text:style-name="T5552"> כִּ֣י עָלָה֩ עָלֶ֨יהָ גּ֜וֹי מִצָּפ֗וֹן הֽוּא־יָשִׁ֤ית אֶת־אַרְצָהּ֙ לְשַׁמָּ֔ה וְלֹֽא־יִהְיֶ֥ה יוֹשֵׁ֖ב בָּ֑הּ מֵאָדָ֥ם וְעַד־בְּהֵמָ֖ה נָ֥דוּ הָלָֽכוּ׃<text:s/></text:span><text:span text:style-name="T5553">‬</text:span><text:span text:style-name="T5554">‬</text:span>‬‬<text:span text:style-name="T5555">4</text:span><text:span text:style-name="T5556"> בַּיָּמִ֨ים הָהֵ֜מָּה וּבָעֵ֤ת הַהִיא֙ נְאֻם־יְהוָ֔ה יָבֹ֧אוּ בְנֵֽי־יִשְׂרָאֵ֛ל הֵ֥מָּה וּבְנֵֽי־יְהוּדָ֖ה יַחְדָּ֑ו הָל֤וֹךְ וּבָכוֹ֙ יֵלֵ֔כוּ וְאֶת־יְהוָ֥ה אֱלֹהֵיהֶ֖ם יְבַקֵּֽשׁוּ׃<text:s/></text:span><text:span text:style-name="T5557">‬</text:span><text:span text:style-name="T5558">‬</text:span>‬‬<text:span text:style-name="T5559">5</text:span><text:span text:style-name="T5560"> צִיּ֣וֹן יִשְׁאָ֔לוּ דֶּ֖רֶךְ הֵ֣נָּה פְנֵיהֶ֑ם בֹּ֚אוּ וְנִלְו֣וּ אֶל־יְהוָ֔ה בְּרִ֥ית עוֹלָ֖ם לֹ֥א תִשָּׁכֵֽחַ׃</text:span><text:span text:style-name="T5561"><text:s/>ס<text:s/></text:span><text:span text:style-name="T5562">‬</text:span><text:span text:style-name="T5563">‬</text:span><text:span text:style-name="T5564">‬</text:span>‬<text:span text:style-name="T5565">6</text:span><text:span text:style-name="T5566"> צֹ֤אן אֹֽבְדוֹת֙ *היה **הָי֣וּ עַמִּ֔י רֹעֵיהֶ֣ם הִתְע֔וּם הָרִ֖ים *שובבים **שֽׁוֹבְב֑וּם מֵהַ֤ר אֶל־גִּבְעָה֙ הָלָ֔כוּ שָׁכְח֖וּ רִבְצָֽם׃<text:s/></text:span><text:span text:style-name="T5567">‬</text:span><text:span text:style-name="T5568">‬</text:span>‬‬<text:span text:style-name="T5569">7</text:span><text:span text:style-name="T5570"> כָּל־מוֹצְאֵיהֶ֣ם אֲכָל֔וּם וְצָרֵיהֶ֥ם אָמְר֖וּ לֹ֣א נֶאְשָׁ֑ם תַּ֗חַת אֲשֶׁ֨ר חָטְא֤וּ לַֽיהוָה֙ נְוֵה־צֶ֔דֶק וּמִקְוֵ֥ה אֲבֽוֹתֵיהֶ֖ם יְהוָֽה׃</text:span><text:span text:style-name="T5571"><text:s/>ס<text:s/></text:span><text:span text:style-name="T5572">‬</text:span><text:span text:style-name="T5573">‬</text:span><text:span text:style-name="T5574">‬</text:span>‬<text:span text:style-name="T5575">8</text:span><text:span text:style-name="T5576"> נֻ֚דוּ מִתּ֣וֹךְ בָּבֶ֔ל וּמֵאֶ֥רֶץ כַּשְׂדִּ֖ים *יצאו **צֵ֑אוּ וִהְי֕וּ כְּעַתּוּדִ֖ים לִפְנֵי־צֹֽאן׃<text:s/></text:span><text:span text:style-name="T5577">‬</text:span><text:span text:style-name="T5578">‬</text:span>‬‬<text:span text:style-name="T5579">9</text:span><text:span text:style-name="T5580"> כִּ֣י הִנֵּ֣ה אָנֹכִ֡י מֵעִיר֩ וּמַעֲלֶ֨ה עַל־בָּבֶ֜ל קְהַל־גּוֹיִ֤ם גְּדֹלִים֙ מֵאֶ֣רֶץ צָפ֔וֹן וְעָ֣רְכוּ לָ֔הּ מִשָּׁ֖ם תִּלָּכֵ֑ד חִצָּיו֙ כְּגִבּ֣וֹר מַשְׁכִּ֔יל לֹ֥א יָשׁ֖וּב רֵיקָֽם׃<text:s/></text:span><text:span text:style-name="T5581">‬</text:span><text:span text:style-name="T5582">‬</text:span>‬‬<text:span text:style-name="T5583">10</text:span><text:span text:style-name="T5584"> וְהָיְתָ֥ה כַשְׂדִּ֖ים לְשָׁלָ֑ל כָּל־שֹׁלְלֶ֥יהָ יִשְׂבָּ֖עוּ נְאֻם־יְהוָֽה׃<text:s/></text:span><text:span text:style-name="T5585">‬</text:span><text:span text:style-name="T5586">‬</text:span>‬‬<text:span text:style-name="T5587">11</text:span><text:span text:style-name="T5588"> כִּ֤י *תשמחי **תִשְׂמְחוּ֙ כִּ֣י *תעלזי **תַֽעֲלְז֔וּ שֹׁסֵ֖י נַחֲלָתִ֑י כִּ֤י *תפושי **תָפ֙וּשׁוּ֙ כְּעֶגְלָ֣ה דָשָׁ֔ה *ותצהלי **וְתִצְהֲל֖וּ כָּאֲבִּרִֽים׃<text:s/></text:span><text:span text:style-name="T5589">‬</text:span><text:span text:style-name="T5590">‬</text:span>‬‬<text:span text:style-name="T5591">12</text:span><text:span text:style-name="T5592"> בּ֤וֹשָׁה אִמְּכֶם֙ מְאֹ֔ד חָפְרָ֖ה יֽוֹלַדְתְּכֶ֑ם הִנֵּה֙ אַחֲרִ֣ית גּוֹיִ֔ם מִדְבָּ֖ר צִיָּ֥ה וַעֲרָבָֽה׃<text:s/></text:span><text:span text:style-name="T5593">‬</text:span><text:span text:style-name="T5594">‬</text:span>‬‬<text:span text:style-name="T5595">13</text:span><text:span text:style-name="T5596"> מִקֶּ֤צֶף יְהוָה֙ לֹ֣א תֵשֵׁ֔ב וְהָיְתָ֥ה שְׁמָמָ֖ה כֻּלָּ֑הּ כֹּ֚ל עֹבֵ֣ר עַל־בָּבֶ֔ל יִשֹּׁ֥ם וְיִשְׁרֹ֖ק עַל־כָּל־מַכּוֹתֶֽיהָ׃<text:s/></text:span><text:span text:style-name="T5597">‬</text:span><text:span text:style-name="T5598">‬</text:span>‬‬<text:span text:style-name="T5599">14</text:span><text:span text:style-name="T5600"> עִרְכ֨וּ עַל־בָּבֶ֤ל ׀ סָבִיב֙ כָּל־דֹּ֣רְכֵי קֶ֔שֶׁת יְד֣וּ אֵלֶ֔יהָ אַֽל־תַּחְמְל֖וּ אֶל־חֵ֑ץ כִּ֥י לַֽיהוָ֖ה חָטָֽאָה׃<text:s/></text:span><text:span text:style-name="T5601">‬</text:span><text:span text:style-name="T5602">‬</text:span>‬‬<text:span text:style-name="T5603">15</text:span><text:span text:style-name="T5604"> הָרִ֨יעוּ עָלֶ֤יהָ סָבִיב֙ נָתְנָ֣ה יָדָ֔הּ נָֽפְלוּ֙ *אשויתיה **אָשְׁיוֹתֶ֔יהָ נֶהֶרְס֖וּ חֽוֹמוֹתֶ֑יהָ כִּי֩ נִקְמַ֨ת יְהוָ֥ה הִיא֙ הִנָּ֣קְמוּ בָ֔הּ כַּאֲשֶׁ֥ר עָשְׂתָ֖ה עֲשׂוּ־לָֽהּ׃<text:s/></text:span><text:span text:style-name="T5605">‬</text:span><text:span text:style-name="T5606">‬</text:span>‬‬<text:span text:style-name="T5607">16</text:span><text:span text:style-name="T5608"> כִּרְת֤וּ זוֹרֵ֙עַ֙ מִבָּבֶ֔ל וְתֹפֵ֥שׂ מַגָּ֖ל בְּעֵ֣ת קָצִ֑יר מִפְּנֵי֙ חֶ֣רֶב הַיּוֹנָ֔ה אִ֤ישׁ אֶל־עַמּוֹ֙ יִפְנ֔וּ וְאִ֥ישׁ לְאַרְצ֖וֹ יָנֻֽסוּ׃</text:span><text:span text:style-name="T5609"><text:s/>ס<text:s/></text:span><text:span text:style-name="T5610">‬</text:span><text:span text:style-name="T5611">‬</text:span><text:span text:style-name="T5612">‬</text:span>‬<text:span text:style-name="T5613">17</text:span><text:span text:style-name="T5614"> שֶׂ֧ה פְזוּרָ֛ה יִשְׂרָאֵ֖ל אֲרָי֣וֹת הִדִּ֑יחוּ הָרִאשׁ֤וֹן אֲכָלוֹ֙ מֶ֣לֶךְ אַשּׁ֔וּר וְזֶ֤ה הָאַחֲרוֹן֙ עִצְּמ֔וֹ נְבוּכַדְרֶאצַּ֖ר מֶ֥לֶךְ בָּבֶֽל׃</text:span><text:span text:style-name="T5615"><text:s/>ס<text:s/></text:span><text:span text:style-name="T5616">‬</text:span><text:span text:style-name="T5617">‬</text:span><text:span text:style-name="T5618">‬</text:span>‬<text:span text:style-name="T5619">18</text:span><text:span text:style-name="T5620"> לָכֵ֗ן כֹּֽה־אָמַ֞ר יְהוָ֤ה צְבָאוֹת֙ אֱלֹהֵ֣י יִשְׂרָאֵ֔ל הִנְנִ֥י פֹקֵ֛ד אֶל־מֶ֥לֶךְ בָּבֶ֖ל וְאֶל־אַרְצ֑וֹ כַּאֲשֶׁ֥ר פָּקַ֖דְתִּי אֶל־מֶ֥לֶךְ אַשּֽׁוּר׃<text:s/></text:span><text:span text:style-name="T5621">‬</text:span><text:span text:style-name="T5622">‬</text:span>‬‬<text:span text:style-name="T5623">19</text:span><text:span text:style-name="T5624"> וְשֹׁבַבְתִּ֤י אֶת־יִשְׂרָאֵל֙ אֶל־נָוֵ֔הוּ וְרָעָ֥ה הַכַּרְמֶ֖ל וְהַבָּשָׁ֑ן וּבְהַ֥ר אֶפְרַ֛יִם וְהַגִּלְעָ֖ד תִּשְׂבַּ֥ע נַפְשֽׁוֹ׃<text:s/></text:span><text:span text:style-name="T5625">‬</text:span><text:span text:style-name="T5626">‬</text:span>‬‬<text:span text:style-name="T5627">20</text:span><text:span text:style-name="T5628"> בַּיָּמִ֣ים הָהֵם֩ וּבָעֵ֨ת הַהִ֜יא נְאֻם־יְהוָ֗ה יְבֻקַּ֞שׁ אֶת־עֲוֺ֤ן יִשְׂרָאֵל֙ וְאֵינֶ֔נּוּ וְאֶת־חַטֹּ֥את יְהוּדָ֖ה וְלֹ֣א תִמָּצֶ֑אינָה כִּ֥י אֶסְלַ֖ח לַאֲשֶׁ֥ר<text:s/></text:span><text:soft-page-break/><text:span text:style-name="T5629">אַשְׁאִֽיר׃<text:s/></text:span><text:span text:style-name="T5630">‬</text:span><text:span text:style-name="T5631">‬</text:span>‬‬<text:span text:style-name="T5632">21</text:span><text:span text:style-name="T5633"> עַל־הָאָ֤רֶץ מְרָתַ֙יִם֙ עֲלֵ֣ה עָלֶ֔יהָ וְאֶל־יוֹשְׁבֵ֖י פְּק֑וֹד חֲרֹ֨ב וְהַחֲרֵ֤ם אַֽחֲרֵיהֶם֙ נְאֻם־יְהוָ֔ה וַעֲשֵׂ֕ה כְּכֹ֖ל אֲשֶׁ֥ר צִוִּיתִֽיךָ׃</text:span><text:span text:style-name="T5634"><text:s/>ס<text:s/></text:span><text:span text:style-name="T5635">‬</text:span><text:span text:style-name="T5636">‬</text:span><text:span text:style-name="T5637">‬</text:span>‬<text:span text:style-name="T5638">22</text:span><text:span text:style-name="T5639"> ק֥וֹל מִלְחָמָ֖ה בָּאָ֑רֶץ וְשֶׁ֖בֶר גָּדֽוֹל׃<text:s/></text:span><text:span text:style-name="T5640">‬</text:span><text:span text:style-name="T5641">‬</text:span>‬‬<text:span text:style-name="T5642">23</text:span><text:span text:style-name="T5643"> אֵ֤יךְ נִגְדַּע֙ וַיִּשָּׁבֵ֔ר פַּטִּ֖ישׁ כָּל־הָאָ֑רֶץ אֵ֣יךְ הָיְתָ֧ה לְשַׁמָּ֛ה בָּבֶ֖ל בַּגּוֹיִֽם׃<text:s/></text:span><text:span text:style-name="T5644">‬</text:span><text:span text:style-name="T5645">‬</text:span>‬‬<text:span text:style-name="T5646">24</text:span><text:span text:style-name="T5647"> יָקֹ֨שְׁתִּי לָ֤ךְ וְגַם־נִלְכַּדְתְּ֙ בָּבֶ֔ל וְאַ֖תְּ לֹ֣א יָדָ֑עַתְּ נִמְצֵאת֙ וְגַם־נִתְפַּ֔שְׂתְּ כִּ֥י בַֽיהוָ֖ה הִתְגָּרִֽית׃<text:s/></text:span><text:span text:style-name="T5648">‬</text:span><text:span text:style-name="T5649">‬</text:span>‬‬<text:span text:style-name="T5650">25</text:span><text:span text:style-name="T5651"> פָּתַ֤ח יְהוָה֙ אֶת־א֣וֹצָר֔וֹ וַיּוֹצֵ֖א אֶת־כְּלֵ֣י זַעְמ֑וֹ כִּי־מְלָאכָ֣ה הִ֗יא לַֽאדֹנָ֧י יְהוִ֛ה צְבָא֖וֹת בְּאֶ֥רֶץ כַּשְׂדִּֽים׃<text:s/></text:span><text:span text:style-name="T5652">‬</text:span><text:span text:style-name="T5653">‬</text:span>‬‬<text:span text:style-name="T5654">26</text:span><text:span text:style-name="T5655"> בֹּֽאוּ־לָ֤הּ מִקֵּץ֙ פִּתְח֣וּ מַאֲבֻסֶ֔יהָ סָלּ֥וּהָ כְמוֹ־עֲרֵמִ֖ים וְהַחֲרִימ֑וּהָ אַל־תְּהִי־לָ֖הּ שְׁאֵרִֽית׃<text:s/></text:span><text:span text:style-name="T5656">‬</text:span><text:span text:style-name="T5657">‬</text:span>‬‬<text:span text:style-name="T5658">27</text:span><text:span text:style-name="T5659"> חִרְבוּ֙ כָּל־פָּרֶ֔יהָ יֵרְד֖וּ לַטָּ֑בַח ה֣וֹי עֲלֵיהֶ֔ם כִּֽי־בָ֥א יוֹמָ֖ם עֵ֥ת פְּקֻדָּתָֽם׃</text:span><text:span text:style-name="T5660"><text:s/>ס<text:s/></text:span><text:span text:style-name="T5661">‬</text:span><text:span text:style-name="T5662">‬</text:span><text:span text:style-name="T5663">‬</text:span>‬<text:span text:style-name="T5664">28</text:span><text:span text:style-name="T5665"> ק֥וֹל נָסִ֛ים וּפְלֵטִ֖ים מֵאֶ֣רֶץ בָּבֶ֑ל לְהַגִּ֣יד בְּצִיּ֗וֹן אֶת־נִקְמַת֙ יְהוָ֣ה אֱלֹהֵ֔ינוּ נִקְמַ֖ת הֵיכָלֽוֹ׃<text:s/></text:span><text:span text:style-name="T5666">‬</text:span><text:span text:style-name="T5667">‬</text:span>‬‬<text:span text:style-name="T5668">29</text:span><text:span text:style-name="T5669"> הַשְׁמִ֣יעוּ אֶל־בָּבֶ֣ל ׀ רַ֠בִּים כָּל־דֹּ֨רְכֵי קֶ֜שֶׁת חֲנ֧וּ עָלֶ֣יהָ סָבִ֗יב אַל־יְהִי־**לָהּ֙</text:span><text:span text:style-name="T5670">‬‏ פְּלֵטָ֔ה שַׁלְּמוּ־לָ֣הּ כְּפָעֳלָ֔הּ כְּכֹ֛ל אֲשֶׁ֥ר עָשְׂתָ֖ה עֲשׂוּ־לָ֑הּ כִּ֧י אֶל־יְהוָ֛ה זָ֖דָה אֶל־קְד֥וֹשׁ יִשְׂרָאֵֽל׃<text:s/></text:span><text:span text:style-name="T5671">‬</text:span><text:span text:style-name="T5672">‬</text:span><text:span text:style-name="T5673">‬</text:span>‬‬‬<text:span text:style-name="T5674">30</text:span><text:span text:style-name="T5675"> לָכֵ֛ן יִפְּל֥וּ בַחוּרֶ֖יהָ בִּרְחֹבֹתֶ֑יהָ וְכָל־אַנְשֵׁ֨י מִלְחַמְתָּ֥הּ יִדַּ֛מּוּ בַּיּ֥וֹם הַה֖וּא נְאֻם־יְהוָֽה׃</text:span><text:span text:style-name="T5676"><text:s/>ס<text:s/></text:span><text:span text:style-name="T5677">‬</text:span><text:span text:style-name="T5678">‬</text:span><text:span text:style-name="T5679">‬</text:span>‬<text:span text:style-name="T5680">31</text:span><text:span text:style-name="T5681"> הִנְנִ֤י אֵלֶ֙יךָ֙ זָד֔וֹן נְאֻם־אֲדֹנָ֥י יְהוִ֖ה צְבָא֑וֹת כִּ֛י בָּ֥א יוֹמְךָ֖ עֵ֥ת פְּקַדְתִּֽיךָ׃<text:s/></text:span><text:span text:style-name="T5682">‬</text:span><text:span text:style-name="T5683">‬</text:span>‬‬<text:span text:style-name="T5684">32</text:span><text:span text:style-name="T5685"> וְכָשַׁ֤ל זָדוֹן֙ וְנָפַ֔ל וְאֵ֥ין ל֖וֹ מֵקִ֑ים וְהִצַּ֤תִּי אֵשׁ֙ בְּעָרָ֔יו וְאָכְלָ֖ה כָּל־סְבִיבֹתָֽיו׃</text:span><text:span text:style-name="T5686"><text:s/>ס<text:s/></text:span><text:span text:style-name="T5687">‬</text:span><text:span text:style-name="T5688">‬</text:span><text:span text:style-name="T5689">‬</text:span>‬<text:span text:style-name="T5690">33</text:span><text:span text:style-name="T5691"> כֹּ֤ה אָמַר֙ יְהוָ֣ה צְבָא֔וֹת עֲשׁוּקִ֛ים בְּנֵי־יִשְׂרָאֵ֥ל וּבְנֵי־יְהוּדָ֖ה יַחְדָּ֑ו וְכָל־שֹֽׁבֵיהֶם֙ הֶחֱזִ֣יקוּ בָ֔ם מֵאֲנ֖וּ שַׁלְּחָֽם׃<text:s/></text:span><text:span text:style-name="T5692">‬</text:span><text:span text:style-name="T5693">‬</text:span>‬‬<text:span text:style-name="T5694">34</text:span><text:span text:style-name="T5695"> גֹּאֲלָ֣ם ׀ חָזָ֗ק יְהוָ֤ה צְבָאוֹת֙ שְׁמ֔וֹ רִ֥יב יָרִ֖יב אֶת־רִיבָ֑ם לְמַ֙עַן֙ הִרְגִּ֣יעַ אֶת־הָאָ֔רֶץ וְהִרְגִּ֖יז לְיֹשְׁבֵ֥י בָבֶֽל׃<text:s/></text:span><text:span text:style-name="T5696">‬</text:span><text:span text:style-name="T5697">‬</text:span>‬‬<text:span text:style-name="T5698">35</text:span><text:span text:style-name="T5699"> חֶ֥רֶב עַל־כַּשְׂדִּ֖ים נְאֻם־יְהוָ֑ה וְאֶל־יֹשְׁבֵ֣י בָבֶ֔ל וְאֶל־שָׂרֶ֖יהָ וְאֶל־חֲכָמֶֽיהָ׃<text:s/></text:span><text:span text:style-name="T5700">‬</text:span><text:span text:style-name="T5701">‬</text:span>‬‬<text:span text:style-name="T5702">36</text:span><text:span text:style-name="T5703"> חֶ֥רֶב אֶל־הַבַּדִּ֖ים וְנֹאָ֑לוּ חֶ֥רֶב אֶל־גִּבּוֹרֶ֖יהָ וָחָֽתּוּ׃<text:s/></text:span><text:span text:style-name="T5704">‬</text:span><text:span text:style-name="T5705">‬</text:span>‬‬<text:span text:style-name="T5706">37</text:span><text:span text:style-name="T5707"> חֶ֜רֶב אֶל־סוּסָ֣יו וְאֶל־רִכְבּ֗וֹ וְאֶל־כָּל־הָעֶ֛רֶב אֲשֶׁ֥ר בְּתוֹכָ֖הּ וְהָי֣וּ לְנָשִׁ֑ים חֶ֥רֶב אֶל־אוֹצְרֹתֶ֖יהָ וּבֻזָּֽזוּ׃<text:s/></text:span><text:span text:style-name="T5708">‬</text:span><text:span text:style-name="T5709">‬</text:span>‬‬<text:span text:style-name="T5710">38</text:span><text:span text:style-name="T5711"> חֹ֥רֶב אֶל־מֵימֶ֖יהָ וְיָבֵ֑שׁוּ כִּ֣י אֶ֤רֶץ פְּסִלִים֙ הִ֔יא וּבָאֵימִ֖ים יִתְהֹלָֽלוּ׃<text:s/></text:span><text:span text:style-name="T5712">‬</text:span><text:span text:style-name="T5713">‬</text:span>‬‬<text:span text:style-name="T5714">39</text:span><text:span text:style-name="T5715"> לָכֵ֗ן יֵשְׁב֤וּ צִיִּים֙ אֶת־אִיִּ֔ים וְיָ֥שְׁבוּ בָ֖הּ בְּנ֣וֹת יַֽעֲנָ֑ה וְלֹֽא־תֵשֵׁ֥ב עוֹד֙ לָנֶ֔צַח וְלֹ֥א תִשְׁכּ֖וֹן עַד־דּ֥וֹר וָדֽוֹר׃<text:s/></text:span><text:span text:style-name="T5716">‬</text:span><text:span text:style-name="T5717">‬</text:span>‬‬<text:span text:style-name="T5718">40</text:span><text:span text:style-name="T5719"> כְּמַהְפֵּכַ֨ת אֱלֹהִ֜ים אֶת־סְדֹ֧ם וְאֶת־עֲמֹרָ֛ה וְאֶת־שְׁכֵנֶ֖יהָ נְאֻם־יְהוָ֑ה לֹֽא־יֵשֵׁ֥ב שָׁם֙ אִ֔ישׁ וְלֹֽא־יָג֥וּר בָּ֖הּ בֶּן־אָדָֽם׃<text:s/></text:span><text:span text:style-name="T5720">‬</text:span><text:span text:style-name="T5721">‬</text:span>‬‬<text:span text:style-name="T5722">41</text:span><text:span text:style-name="T5723"> הִנֵּ֛ה עַ֥ם בָּ֖א מִצָּפ֑וֹן וְג֤וֹי גָּדוֹל֙ וּמְלָכִ֣ים רַבִּ֔ים יֵעֹ֖רוּ מִיַּרְכְּתֵי־אָֽרֶץ׃<text:s/></text:span><text:span text:style-name="T5724">‬</text:span><text:span text:style-name="T5725">‬</text:span>‬‬<text:span text:style-name="T5726">42</text:span><text:span text:style-name="T5727"> קֶ֣שֶׁת וְכִידֹ֞ן יַחֲזִ֗יקוּ אַכְזָרִ֥י הֵ֙מָּה֙ וְלֹ֣א יְרַחֵ֔מוּ קוֹלָם֙ כַּיָּ֣ם יֶהֱמֶ֔ה וְעַל־סוּסִ֖ים יִרְכָּ֑בוּ עָר֗וּךְ כְּאִישׁ֙ לַמִּלְחָמָ֔ה עָלַ֖יִךְ בַּת־בָּבֶֽל׃<text:s/></text:span><text:span text:style-name="T5728">‬</text:span><text:span text:style-name="T5729">‬</text:span>‬‬<text:span text:style-name="T5730">43</text:span><text:span text:style-name="T5731"> שָׁמַ֧ע מֶֽלֶךְ־בָּבֶ֛ל אֶת־שִׁמְעָ֖ם וְרָפ֣וּ יָדָ֑יו צָרָה֙ הֶחֱזִיקַ֔תְהוּ חִ֖יל כַּיּוֹלֵדָֽה׃<text:s/></text:span><text:span text:style-name="T5732">‬</text:span><text:span text:style-name="T5733">‬</text:span>‬‬<text:span text:style-name="T5734">44</text:span><text:span text:style-name="T5735"> הִ֠נֵּה כְּאַרְיֵ֞ה יַעֲלֶ֨ה מִגְּא֣וֹן הַיַּרְדֵּן֮ אֶל־נְוֵ֣ה אֵיתָן֒ כִּֽי־אַרְגִּ֤עָה *ארוצם **אֲרִיצֵם֙ מֵֽעָלֶ֔יהָ וּמִ֥י בָח֖וּר אֵלֶ֣יהָ אֶפְקֹ֑ד כִּ֣י מִ֤י כָמ֙וֹנִי֙ וּמִ֣י יוֹעִדֶ֔נִּי וּמִֽי־זֶ֣ה רֹעֶ֔ה אֲשֶׁ֥ר יַעֲמֹ֖ד לְפָנָֽי׃<text:s/></text:span><text:span text:style-name="T5736">‬</text:span><text:span text:style-name="T5737">‬</text:span>‬‬<text:span text:style-name="T5738">45</text:span><text:span text:style-name="T5739"> לָכֵ֞ן שִׁמְע֣וּ עֲצַת־יְהוָ֗ה אֲשֶׁ֤ר יָעַץ֙ אֶל־בָּבֶ֔ל וּמַ֨חְשְׁבוֹתָ֔יו אֲשֶׁ֥ר חָשַׁ֖ב אֶל־אֶ֣רֶץ כַּשְׂדִּ֑ים אִם־לֹ֤א יִסְחָבוּם֙ צְעִירֵ֣י הַצֹּ֔אן אִם־לֹ֥א יַשִּׁ֛ים עֲלֵיהֶ֖ם נָוֶֽה׃<text:s/></text:span><text:span text:style-name="T5740">‬</text:span><text:span text:style-name="T5741">‬</text:span>‬‬<text:span text:style-name="T5742">46</text:span><text:span text:style-name="T5743"> מִקּוֹל֙ נִתְפְּשָׂ֣ה בָבֶ֔ל נִרְעֲשָׁ֖ה הָאָ֑רֶץ וּזְעָקָ֖ה בַּגּוֹיִ֥ם נִשְׁמָֽע׃</text:span><text:span text:style-name="T5744"><text:s/>ס<text:s/></text:span><text:span text:style-name="T5745">‬</text:span><text:span text:style-name="T5746">‬</text:span><text:span text:style-name="T5747">‬</text:span>‬‬‬‬‬‬‬‬‬‬‬‬‬‬‬‬‬‬‬‬‬‬‬‬‬‬‬‬‬‬‬‬‬‬‬‬‬‬‬‬‬‬‬‬‬‬</text:p>
      </text:section>
      <text:section text:name="Sect50" text:style-name="S50">
        <text:soft-page-break/>
        <text:p text:style-name="P5748">Jeremiah 51</text:p>
        <text:p text:style-name="P5749"><text:span text:style-name="T5750">1</text:span><text:span text:style-name="T5751"> כֹּ֚ה אָמַ֣ר יְהוָ֔ה הִנְנִי֙ מֵעִ֣יר עַל־בָּבֶ֔ל וְאֶל־יֹשְׁבֵ֖י לֵ֣ב קָמָ֑י ר֖וּחַ מַשְׁחִֽית׃<text:s/></text:span><text:span text:style-name="T5752">2</text:span><text:span text:style-name="T5753"> וְשִׁלַּחְתִּ֨י לְבָבֶ֤ל ׀ זָרִים֙ וְזֵר֔וּהָ וִיבֹקְק֖וּ אֶת־אַרְצָ֑הּ כִּֽי־הָי֥וּ עָלֶ֛יהָ מִסָּבִ֖יב בְּי֥וֹם רָעָֽה׃<text:s/></text:span><text:span text:style-name="T5754">‬</text:span><text:span text:style-name="T5755">‬</text:span>‬‬<text:span text:style-name="T5756">3</text:span><text:span text:style-name="T5757"> אֶֽל־יִדְרֹ֤ךְ *ידרך הַדֹּרֵךְ֙ קַשְׁתּ֔וֹ וְאֶל־יִתְעַ֖ל בְּסִרְיֹנּ֑וֹ וְאַֽל־תַּחְמְלוּ֙ אֶל־בַּ֣חֻרֶ֔יהָ הַחֲרִ֖ימוּ כָּל־צְבָאָֽהּ׃<text:s/></text:span><text:span text:style-name="T5758">‬</text:span><text:span text:style-name="T5759">‬</text:span>‬‬<text:span text:style-name="T5760">4</text:span><text:span text:style-name="T5761"> וְנָפְל֥וּ חֲלָלִ֖ים בְּאֶ֣רֶץ כַּשְׂדִּ֑ים וּמְדֻקָּרִ֖ים בְּחוּצוֹתֶֽיהָ׃<text:s/></text:span><text:span text:style-name="T5762">‬</text:span><text:span text:style-name="T5763">‬</text:span>‬‬<text:span text:style-name="T5764">5</text:span><text:span text:style-name="T5765"> כִּ֠י לֹֽא־אַלְמָ֨ן יִשְׂרָאֵ֤ל וִֽיהוּדָה֙ מֵֽאֱלֹהָ֔יו מֵֽיְהוָ֖ה צְבָא֑וֹת כִּ֤י אַרְצָם֙ מָלְאָ֣ה אָשָׁ֔ם מִקְּד֖וֹשׁ יִשְׂרָאֵֽל׃<text:s/></text:span><text:span text:style-name="T5766">‬</text:span><text:span text:style-name="T5767">‬</text:span>‬‬<text:span text:style-name="T5768">6</text:span><text:span text:style-name="T5769"> נֻ֣סוּ ׀ מִתּ֣וֹךְ בָּבֶ֗ל וּמַלְּטוּ֙ אִ֣ישׁ נַפְשׁ֔וֹ אַל־תִּדַּ֖מּוּ בַּעֲוֺנָ֑הּ כִּי֩ עֵ֨ת נְקָמָ֥ה הִיא֙ לַֽיהוָ֔ה גְּמ֕וּל ה֥וּא מְשַׁלֵּ֖ם לָֽהּ׃<text:s/></text:span><text:span text:style-name="T5770">‬</text:span><text:span text:style-name="T5771">‬</text:span>‬‬<text:span text:style-name="T5772">7</text:span><text:span text:style-name="T5773"> כּוֹס־זָהָ֤ב בָּבֶל֙ בְּיַד־יְהוָ֔ה מְשַׁכֶּ֖רֶת כָּל־הָאָ֑רֶץ מִיֵּינָהּ֙ שָׁת֣וּ גוֹיִ֔ם עַל־כֵּ֖ן יִתְהֹלְל֥וּ גוֹיִֽם׃<text:s/></text:span><text:span text:style-name="T5774">‬</text:span><text:span text:style-name="T5775">‬</text:span>‬‬<text:span text:style-name="T5776">8</text:span><text:span text:style-name="T5777"> פִּתְאֹ֛ם נָפְלָ֥ה בָבֶ֖ל וַתִּשָּׁבֵ֑ר הֵילִ֣ילוּ עָלֶ֗יהָ קְח֤וּ צֳרִי֙ לְמַכְאוֹבָ֔הּ אוּלַ֖י תֵּרָפֵֽא׃<text:s/></text:span><text:span text:style-name="T5778">‬</text:span><text:span text:style-name="T5779">‬</text:span>‬‬<text:span text:style-name="T5780">9</text:span><text:span text:style-name="T5781"> *רפאנו **רִפִּ֣ינוּ אֶת־בָּבֶל֙ וְלֹ֣א נִרְפָּ֔תָה עִזְב֕וּהָ וְנֵלֵ֖ךְ אִ֣ישׁ לְאַרְצ֑וֹ כִּֽי־נָגַ֤ע אֶל־הַשָּׁמַ֙יִם֙ מִשְׁפָּטָ֔הּ וְנִשָּׂ֖א עַד־שְׁחָקִֽים׃<text:s/></text:span><text:span text:style-name="T5782">‬</text:span><text:span text:style-name="T5783">‬</text:span>‬‬<text:span text:style-name="T5784">10</text:span><text:span text:style-name="T5785"> הוֹצִ֥יא יְהוָ֖ה אֶת־צִדְקֹתֵ֑ינוּ בֹּ֚אוּ וּנְסַפְּרָ֣ה בְצִיּ֔וֹן אֶֽת־מַעֲשֵׂ֖ה יְהוָ֥ה אֱלֹהֵֽינוּ׃<text:s/></text:span><text:span text:style-name="T5786">‬</text:span><text:span text:style-name="T5787">‬</text:span>‬‬<text:span text:style-name="T5788">11</text:span><text:span text:style-name="T5789"> הָבֵ֣רוּ הַחִצִּים֮ מִלְא֣וּ הַשְּׁלָטִים֒ הֵעִ֣יר יְהוָ֗ה אֶת־ר֙וּחַ֙ מַלְכֵ֣י מָדַ֔י כִּֽי־עַל־בָּבֶ֥ל מְזִמָּת֖וֹ לְהַשְׁחִיתָ֑הּ כִּֽי־נִקְמַ֤ת יְהוָה֙ הִ֔יא נִקְמַ֖ת הֵיכָלֽוֹ׃<text:s/></text:span><text:span text:style-name="T5790">‬</text:span><text:span text:style-name="T5791">‬</text:span>‬‬<text:span text:style-name="T5792">12</text:span><text:span text:style-name="T5793"> אֶל־חוֹמֹ֨ת בָּבֶ֜ל שְׂאוּ־נֵ֗ס הַחֲזִ֙יקוּ֙ הַמִּשְׁמָ֔ר הָקִ֙ימוּ֙ שֹֽׁמְרִ֔ים הָכִ֖ינוּ הָאֹֽרְבִ֑ים כִּ֚י גַּם־זָמַ֣ם יְהוָ֔ה גַּם־עָשָׂ֕ה אֵ֥ת אֲשֶׁר־דִּבֶּ֖ר אֶל־יֹשְׁבֵ֥י בָבֶֽל׃<text:s/></text:span><text:span text:style-name="T5794">‬</text:span><text:span text:style-name="T5795">‬</text:span>‬‬<text:span text:style-name="T5796">13</text:span><text:span text:style-name="T5797"> *שכנתי **שֹׁכַנְתְּ֙ עַל־מַ֣יִם רַבִּ֔ים רַבַּ֖ת אֽוֹצָרֹ֑ת בָּ֥א קִצֵּ֖ךְ אַמַּ֥ת בִּצְעֵֽךְ׃<text:s/></text:span><text:span text:style-name="T5798">‬</text:span><text:span text:style-name="T5799">‬</text:span>‬‬<text:span text:style-name="T5800">14</text:span><text:span text:style-name="T5801"> נִשְׁבַּ֛ע יְהוָ֥ה צְבָא֖וֹת בְּנַפְשׁ֑וֹ כִּ֣י אִם־מִלֵּאתִ֤יךְ אָדָם֙ כַּיֶּ֔לֶק וְעָנ֥וּ עָלַ֖יִךְ הֵידָֽד׃</text:span><text:span text:style-name="T5802"><text:s/>ס<text:s/></text:span><text:span text:style-name="T5803">‬</text:span><text:span text:style-name="T5804">‬</text:span><text:span text:style-name="T5805">‬</text:span>‬<text:span text:style-name="T5806">15</text:span><text:span text:style-name="T5807"> עֹשֵׂ֥ה אֶ֙רֶץ֙ בְּכֹח֔וֹ מֵכִ֥ין תֵּבֵ֖ל בְּחָכְמָת֑וֹ וּבִתְבוּנָת֖וֹ נָטָ֥ה שָׁמָֽיִם׃<text:s/></text:span><text:span text:style-name="T5808">‬</text:span><text:span text:style-name="T5809">‬</text:span>‬‬<text:span text:style-name="T5810">16</text:span><text:span text:style-name="T5811"> לְק֨וֹל תִּתּ֜וֹ הֲמ֥וֹן מַ֙יִם֙ בַּשָּׁמַ֔יִם וַיַּ֥עַל נְשִׂאִ֖ים מִקְצֵה־אָ֑רֶץ בְּרָקִ֤ים לַמָּטָר֙ עָשָׂ֔ה וַיֹּ֥צֵא ר֖וּחַ מֵאֹצְרֹתָֽיו׃<text:s/></text:span><text:span text:style-name="T5812">‬</text:span><text:span text:style-name="T5813">‬</text:span>‬‬<text:span text:style-name="T5814">17</text:span><text:span text:style-name="T5815"> נִבְעַ֤ר כָּל־אָדָם֙ מִדַּ֔עַת הֹבִ֥ישׁ כָּל־צֹרֵ֖ף מִפָּ֑סֶל כִּ֛י שֶׁ֥קֶר נִסְכּ֖וֹ וְלֹא־ר֥וּחַ בָּֽם׃<text:s/></text:span><text:span text:style-name="T5816">‬</text:span><text:span text:style-name="T5817">‬</text:span>‬‬<text:span text:style-name="T5818">18</text:span><text:span text:style-name="T5819"> הֶ֣בֶל הֵ֔מָּה מַעֲשֵׂ֖ה תַּעְתֻּעִ֑ים בְּעֵ֥ת פְּקֻדָּתָ֖ם יֹאבֵֽדוּ׃<text:s/></text:span><text:span text:style-name="T5820">‬</text:span><text:span text:style-name="T5821">‬</text:span>‬‬<text:span text:style-name="T5822">19</text:span><text:span text:style-name="T5823"> לֹֽא־כְאֵ֜לֶּה חֵ֣לֶק יַעֲק֗וֹב כִּֽי־יוֹצֵ֤ר הַכֹּל֙ ה֔וּא וְשֵׁ֖בֶט נַחֲלָת֑וֹ יְהוָ֥ה צְבָא֖וֹת שְׁמֽוֹ׃</text:span><text:span text:style-name="T5824"><text:s/>ס<text:s/></text:span><text:span text:style-name="T5825">‬</text:span><text:span text:style-name="T5826">‬</text:span><text:span text:style-name="T5827">‬</text:span>‬<text:span text:style-name="T5828">20</text:span><text:span text:style-name="T5829"> מַפֵּץ־אַתָּ֣ה לִ֔י כְּלֵ֖י מִלְחָמָ֑ה וְנִפַּצְתִּ֤י בְךָ֙ גּוֹיִ֔ם וְהִשְׁחַתִּ֥י בְךָ֖ מַמְלָכֽוֹת׃<text:s/></text:span><text:span text:style-name="T5830">‬</text:span><text:span text:style-name="T5831">‬</text:span>‬‬<text:span text:style-name="T5832">21</text:span><text:span text:style-name="T5833"> וְנִפַּצְתִּ֣י בְךָ֔ ס֖וּס וְרֹֽכְב֑וֹ וְנִפַּצְתִּ֣י בְךָ֔ רֶ֖כֶב וְרֹכְבֽוֹ׃<text:s/></text:span><text:span text:style-name="T5834">‬</text:span><text:span text:style-name="T5835">‬</text:span>‬‬<text:span text:style-name="T5836">22</text:span><text:span text:style-name="T5837"> וְנִפַּצְתִּ֤י בְךָ֙ אִ֣ישׁ וְאִשָּׁ֔ה וְנִפַּצְתִּ֥י בְךָ֖ זָקֵ֣ן וָנָ֑עַר וְנִפַּצְתִּ֣י בְךָ֔ בָּח֖וּר וּבְתוּלָֽה׃<text:s/></text:span><text:span text:style-name="T5838">‬</text:span><text:span text:style-name="T5839">‬</text:span>‬‬<text:span text:style-name="T5840">23</text:span><text:span text:style-name="T5841"> וְנִפַּצְתִּ֤י בְךָ֙ רֹעֶ֣ה וְעֶדְר֔וֹ וְנִפַּצְתִּ֥י בְךָ֖ אִכָּ֣ר וְצִמְדּ֑וֹ וְנִפַּצְתִּ֣י בְךָ֔ פַּח֖וֹת וּסְגָנִֽים׃<text:s/></text:span><text:span text:style-name="T5842">‬</text:span><text:span text:style-name="T5843">‬</text:span>‬‬<text:span text:style-name="T5844">24</text:span><text:span text:style-name="T5845"> וְשִׁלַּמְתִּ֨י לְבָבֶ֜ל וּלְכֹ֣ל ׀ יוֹשְׁבֵ֣י כַשְׂדִּ֗ים אֵ֧ת כָּל־רָעָתָ֛ם אֲשֶׁר־עָשׂ֥וּ בְצִיּ֖וֹן לְעֵֽינֵיכֶ֑ם נְאֻ֖ם יְהוָֽה׃</text:span><text:span text:style-name="T5846"><text:s/>ס<text:s/></text:span><text:span text:style-name="T5847">‬</text:span><text:span text:style-name="T5848">‬</text:span><text:span text:style-name="T5849">‬</text:span>‬<text:span text:style-name="T5850">25</text:span><text:span text:style-name="T5851"> הִנְנִ֨י אֵלֶ֜יךָ הַ֤ר הַמַּשְׁחִית֙ נְאֻם־יְהוָ֔ה הַמַּשְׁחִ֖ית אֶת־כָּל־הָאָ֑רֶץ וְנָטִ֨יתִי אֶת־יָדִ֜י עָלֶ֗יךָ וְגִלְגַּלְתִּ֙יךָ֙ מִן־הַסְּלָעִ֔ים וּנְתַתִּ֖יךָ לְהַ֥ר שְׂרֵפָֽה׃<text:s/></text:span><text:span text:style-name="T5852">‬</text:span><text:span text:style-name="T5853">‬</text:span>‬‬<text:span text:style-name="T5854">26</text:span><text:span text:style-name="T5855"> וְלֹֽא־יִקְח֤וּ מִמְּךָ֙ אֶ֣בֶן לְפִנָּ֔ה וְאֶ֖בֶן לְמֽוֹסָד֑וֹת כִּֽי־שִׁמְמ֥וֹת עוֹלָ֛ם תִּֽהְיֶ֖ה נְאֻם־יְהוָֽה׃<text:s/></text:span><text:span text:style-name="T5856">‬</text:span><text:span text:style-name="T5857">‬</text:span>‬‬<text:span text:style-name="T5858">27</text:span><text:span text:style-name="T5859"> שְׂאוּ־נֵ֣ס בָּאָ֗רֶץ תִּקְע֨וּ שׁוֹפָ֤ר בַּגּוֹיִם֙ קַדְּשׁ֤וּ עָלֶ֙יהָ֙ גּוֹיִ֔ם הַשְׁמִ֧יעוּ עָלֶ֛יהָ מַמְלְכ֥וֹת אֲרָרַ֖ט מִנִּ֣י וְאַשְׁכְּנָ֑ז פִּקְד֤וּ עָלֶ֙יהָ֙ טִפְסָ֔ר הַֽעֲלוּ־ס֖וּס כְּיֶ֥לֶק סָמָֽר׃<text:s/></text:span><text:span text:style-name="T5860">‬</text:span><text:span text:style-name="T5861">‬</text:span>‬‬<text:span text:style-name="T5862">28</text:span><text:span text:style-name="T5863"> קַדְּשׁ֨וּ עָלֶ֤יהָ גוֹיִם֙ אֶת־מַלְכֵ֣י מָדַ֔י<text:s/></text:span><text:soft-page-break/><text:span text:style-name="T5864">אֶת־פַּחוֹתֶ֖יהָ וְאֶת־כָּל־סְגָנֶ֑יהָ וְאֵ֖ת כָּל־אֶ֥רֶץ מֶמְשַׁלְתּֽוֹ׃<text:s/></text:span><text:span text:style-name="T5865">‬</text:span><text:span text:style-name="T5866">‬</text:span>‬‬<text:span text:style-name="T5867">29</text:span><text:span text:style-name="T5868"> וַתִּרְעַ֥שׁ הָאָ֖רֶץ וַתָּחֹ֑ל כִּ֣י קָ֤מָה עַל־בָּבֶל֙ מַחְשְׁב֣וֹת יְהוָ֔ה לָשׂ֞וּם אֶת־אֶ֧רֶץ בָּבֶ֛ל לְשַׁמָּ֖ה מֵאֵ֥ין יוֹשֵֽׁב׃<text:s/></text:span><text:span text:style-name="T5869">‬</text:span><text:span text:style-name="T5870">‬</text:span>‬‬<text:span text:style-name="T5871">30</text:span><text:span text:style-name="T5872"> חָדְלוּ֩ גִבּוֹרֵ֨י בָבֶ֜ל לְהִלָּחֵ֗ם יָֽשְׁבוּ֙ בַּמְּצָד֔וֹת נָשְׁתָ֥ה גְבוּרָתָ֖ם הָי֣וּ לְנָשִׁ֑ים הִצִּ֥יתוּ מִשְׁכְּנֹתֶ֖יהָ נִשְׁבְּר֥וּ בְרִיחֶֽיהָ׃<text:s/></text:span><text:span text:style-name="T5873">‬</text:span><text:span text:style-name="T5874">‬</text:span>‬‬<text:span text:style-name="T5875">31</text:span><text:span text:style-name="T5876"> רָ֤ץ לִקְרַאת־רָץ֙ יָר֔וּץ וּמַגִּ֖יד לִקְרַ֣את מַגִּ֑יד לְהַגִּיד֙ לְמֶ֣לֶךְ בָּבֶ֔ל כִּֽי־נִלְכְּדָ֥ה עִיר֖וֹ מִקָּצֶֽה׃<text:s/></text:span><text:span text:style-name="T5877">‬</text:span><text:span text:style-name="T5878">‬</text:span>‬‬<text:span text:style-name="T5879">32</text:span><text:span text:style-name="T5880"> וְהַמַּעְבָּר֣וֹת נִתְפָּ֔שׂוּ וְאֶת־הָאֲגַמִּ֖ים שָׂרְפ֣וּ בָאֵ֑שׁ וְאַנְשֵׁ֥י הַמִּלְחָמָ֖ה נִבְהָֽלוּ׃</text:span><text:span text:style-name="T5881"><text:s/>ס<text:s/></text:span><text:span text:style-name="T5882">‬</text:span><text:span text:style-name="T5883">‬</text:span><text:span text:style-name="T5884">‬</text:span>‬<text:span text:style-name="T5885">33</text:span><text:span text:style-name="T5886"> כִּי֩ כֹ֨ה אָמַ֜ר יְהוָ֤ה צְבָאוֹת֙ אֱלֹהֵ֣י יִשְׂרָאֵ֔ל בַּת־בָּבֶ֕ל כְּגֹ֖רֶן עֵ֣ת הִדְרִיכָ֑הּ ע֣וֹד מְעַ֔ט וּבָ֥אָה עֵֽת־הַקָּצִ֖יר לָֽהּ׃<text:s/></text:span><text:span text:style-name="T5887">‬</text:span><text:span text:style-name="T5888">‬</text:span>‬‬<text:span text:style-name="T5889">34</text:span><text:span text:style-name="T5890"> *אכלנו **אֲכָלַ֣נִי *הממנו **הֲמָמַ֗נִי נְבוּכַדְרֶאצַּר֮ מֶ֣לֶךְ בָּבֶל֒ *הציגנו **הִצִּיגַ֙נִי֙ כְּלִ֣י רִ֔יק *בלענו **בְּלָעַ֙נִי֙ כַּתַּנִּ֔ין מִלָּ֥א כְרֵשׂ֖וֹ מֵֽעֲדָנָ֑י *הדיחנו **הֱדִיחָֽנִי׃<text:s/></text:span><text:span text:style-name="T5891">‬</text:span><text:span text:style-name="T5892">‬</text:span>‬‬<text:span text:style-name="T5893">35</text:span><text:span text:style-name="T5894"> חֲמָסִ֤י וּשְׁאֵרִי֙ עַל־בָּבֶ֔ל תֹּאמַ֖ר יֹשֶׁ֣בֶת צִיּ֑וֹן וְדָמִי֙ אֶל־יֹשְׁבֵ֣י כַשְׂדִּ֔ים תֹּאמַ֖ר יְרוּשָׁלָֽ͏ִם׃</text:span><text:span text:style-name="T5895"><text:s/>ס<text:s/></text:span><text:span text:style-name="T5896">‬</text:span><text:span text:style-name="T5897">‬</text:span><text:span text:style-name="T5898">‬</text:span>‬<text:span text:style-name="T5899">36</text:span><text:span text:style-name="T5900"> לָכֵ֗ן כֹּ֚ה אָמַ֣ר יְהוָ֔ה הִנְנִי־רָב֙ אֶת־רִיבֵ֔ךְ וְנִקַּמְתִּ֖י אֶת־נִקְמָתֵ֑ךְ וְהַחֲרַבְתִּי֙ אֶת־יַמָּ֔הּ וְהֹבַשְׁתִּ֖י אֶת־מְקוֹרָֽהּ׃<text:s/></text:span><text:span text:style-name="T5901">‬</text:span><text:span text:style-name="T5902">‬</text:span>‬‬<text:span text:style-name="T5903">37</text:span><text:span text:style-name="T5904"> וְהָיְתָה֩ בָבֶ֨ל ׀ לְגַלִּ֧ים ׀ מְעוֹן־תַּנִּ֛ים שַׁמָּ֥ה וּשְׁרֵקָ֖ה מֵאֵ֥ין יוֹשֵֽׁב׃<text:s/></text:span><text:span text:style-name="T5905">‬</text:span><text:span text:style-name="T5906">‬</text:span>‬‬<text:span text:style-name="T5907">38</text:span><text:span text:style-name="T5908"> יַחְדָּ֖ו כַּכְּפִרִ֣ים יִשְׁאָ֑גוּ נָעֲר֖וּ כְּגוֹרֵ֥י אֲרָיֽוֹת׃<text:s/></text:span><text:span text:style-name="T5909">‬</text:span><text:span text:style-name="T5910">‬</text:span>‬‬<text:span text:style-name="T5911">39</text:span><text:span text:style-name="T5912"> בְּחֻמָּ֞ם אָשִׁ֣ית אֶת־מִשְׁתֵּיהֶ֗ם וְהִשְׁכַּרְתִּים֙ לְמַ֣עַן יַעֲלֹ֔זוּ וְיָשְׁנ֥וּ שְׁנַת־עוֹלָ֖ם וְלֹ֣א יָקִ֑יצוּ נְאֻ֖ם יְהוָֽה׃<text:s/></text:span><text:span text:style-name="T5913">‬</text:span><text:span text:style-name="T5914">‬</text:span>‬‬<text:span text:style-name="T5915">40</text:span><text:span text:style-name="T5916"> אֽוֹרִידֵ֖ם כְּכָרִ֣ים לִטְב֑וֹחַ כְּאֵילִ֖ים עִם־עַתּוּדִֽים׃<text:s/></text:span><text:span text:style-name="T5917">‬</text:span><text:span text:style-name="T5918">‬</text:span>‬‬<text:span text:style-name="T5919">41</text:span><text:span text:style-name="T5920"> אֵ֚יךְ נִלְכְּדָ֣ה שֵׁשַׁ֔ךְ וַתִּתָּפֵ֖שׂ תְּהִלַּ֣ת כָּל־הָאָ֑רֶץ אֵ֣יךְ הָיְתָ֧ה לְשַׁמָּ֛ה בָּבֶ֖ל בַּגּוֹיִֽם׃<text:s/></text:span><text:span text:style-name="T5921">‬</text:span><text:span text:style-name="T5922">‬</text:span>‬‬<text:span text:style-name="T5923">42</text:span><text:span text:style-name="T5924"> עָלָ֥ה עַל־בָּבֶ֖ל הַיָּ֑ם בַּהֲמ֥וֹן גַּלָּ֖יו נִכְסָֽתָה׃<text:s/></text:span><text:span text:style-name="T5925">‬</text:span><text:span text:style-name="T5926">‬</text:span>‬‬<text:span text:style-name="T5927">43</text:span><text:span text:style-name="T5928"> הָי֤וּ עָרֶ֙יהָ֙ לְשַׁמָּ֔ה אֶ֖רֶץ צִיָּ֣ה וַעֲרָבָ֑ה אֶ֗רֶץ לֹֽא־יֵשֵׁ֤ב בָּהֵן֙ כָּל־אִ֔ישׁ וְלֹֽא־יַעֲבֹ֥ר בָּהֵ֖ן בֶּן־אָדָֽם׃<text:s/></text:span><text:span text:style-name="T5929">‬</text:span><text:span text:style-name="T5930">‬</text:span>‬‬<text:span text:style-name="T5931">44</text:span><text:span text:style-name="T5932"> וּפָקַדְתִּ֨י עַל־בֵּ֜ל בְּבָבֶ֗ל וְהֹצֵאתִ֤י אֶת־בִּלְעוֹ֙ מִפִּ֔יו וְלֹֽא־יִנְהֲר֥וּ אֵלָ֛יו ע֖וֹד גּוֹיִ֑ם גַּם־חוֹמַ֥ת בָּבֶ֖ל נָפָֽלָה׃<text:s/></text:span><text:span text:style-name="T5933">‬</text:span><text:span text:style-name="T5934">‬</text:span>‬‬<text:span text:style-name="T5935">45</text:span><text:span text:style-name="T5936"> צְא֤וּ מִתּוֹכָהּ֙ עַמִּ֔י וּמַלְּט֖וּ אִ֣ישׁ אֶת־נַפְשׁ֑וֹ מֵחֲר֖וֹן אַף־יְהוָֽה׃<text:s/></text:span><text:span text:style-name="T5937">‬</text:span><text:span text:style-name="T5938">‬</text:span>‬‬<text:span text:style-name="T5939">46</text:span><text:span text:style-name="T5940"> וּפֶן־יֵרַ֤ךְ לְבַבְכֶם֙ וְתִֽירְא֔וּ בַּשְּׁמוּעָ֖ה הַנִּשְׁמַ֣עַת בָּאָ֑רֶץ וּבָ֧א בַשָּׁנָ֣ה הַשְּׁמוּעָ֗ה וְאַחֲרָ֤יו בַּשָּׁנָה֙ הַשְּׁמוּעָ֔ה וְחָמָ֣ס בָּאָ֔רֶץ וּמֹשֵׁ֖ל עַל־מֹשֵֽׁל׃<text:s/></text:span><text:span text:style-name="T5941">‬</text:span><text:span text:style-name="T5942">‬</text:span>‬‬<text:span text:style-name="T5943">47</text:span><text:span text:style-name="T5944"> לָכֵן֙ הִנֵּ֣ה יָמִ֣ים בָּאִ֔ים וּפָקַדְתִּי֙ עַל־פְּסִילֵ֣י בָבֶ֔ל וְכָל־אַרְצָ֖הּ תֵּב֑וֹשׁ וְכָל־חֲלָלֶ֖יהָ יִפְּל֥וּ בְתוֹכָֽהּ׃<text:s/></text:span><text:span text:style-name="T5945">‬</text:span><text:span text:style-name="T5946">‬</text:span>‬‬<text:span text:style-name="T5947">48</text:span><text:span text:style-name="T5948"> וְרִנְּנ֤וּ עַל־בָּבֶל֙ שָׁמַ֣יִם וָאָ֔רֶץ וְכֹ֖ל אֲשֶׁ֣ר בָּהֶ֑ם כִּ֧י מִצָּפ֛וֹן יָבוֹא־לָ֥הּ הַשּׁוֹדְדִ֖ים נְאֻם־יְהוָֽה׃<text:s/></text:span><text:span text:style-name="T5949">‬</text:span><text:span text:style-name="T5950">‬</text:span>‬‬<text:span text:style-name="T5951">49</text:span><text:span text:style-name="T5952"> גַּם־בָּבֶ֕ל לִנְפֹּ֖ל חַֽלְלֵ֣י יִשְׂרָאֵ֑ל גַּם־לְבָבֶ֥ל נָפְל֖וּ חַֽלְלֵ֥י כָל־הָאָֽרֶץ׃<text:s/></text:span><text:span text:style-name="T5953">‬</text:span><text:span text:style-name="T5954">‬</text:span>‬‬<text:span text:style-name="T5955">50</text:span><text:span text:style-name="T5956"> פְּלֵטִ֣ים מֵחֶ֔רֶב הִלְכ֖וּ אַֽל־תַּעֲמֹ֑דוּ זִכְר֤וּ מֵֽרָחוֹק֙ אֶת־יְהוָ֔ה וִירֽוּשָׁלַ֖͏ִם תַּעֲלֶ֥ה עַל־לְבַבְכֶֽם׃<text:s/></text:span><text:span text:style-name="T5957">‬</text:span><text:span text:style-name="T5958">‬</text:span>‬‬<text:span text:style-name="T5959">51</text:span><text:span text:style-name="T5960"> בֹּ֚שְׁנוּ כִּֽי־שָׁמַ֣עְנוּ חֶרְפָּ֔ה כִּסְּתָ֥ה כְלִמָּ֖ה פָּנֵ֑ינוּ כִּ֚י בָּ֣אוּ זָרִ֔ים עַֽל־מִקְדְּשֵׁ֖י בֵּ֥ית יְהוָֽה׃</text:span><text:span text:style-name="T5961"><text:s/>ס<text:s/></text:span><text:span text:style-name="T5962">‬</text:span><text:span text:style-name="T5963">‬</text:span><text:span text:style-name="T5964">‬</text:span>‬<text:span text:style-name="T5965">52</text:span><text:span text:style-name="T5966"> לָכֵ֞ן הִנֵּֽה־יָמִ֤ים בָּאִים֙ נְאֻם־יְהוָ֔ה וּפָקַדְתִּ֖י עַל־פְּסִילֶ֑יהָ וּבְכָל־אַרְצָ֖הּ יֶאֱנֹ֥ק חָלָֽל׃<text:s/></text:span><text:span text:style-name="T5967">‬</text:span><text:span text:style-name="T5968">‬</text:span>‬‬<text:span text:style-name="T5969">53</text:span><text:span text:style-name="T5970"> כִּֽי־תַעֲלֶ֤ה בָבֶל֙ הַשָּׁמַ֔יִם וְכִ֥י תְבַצֵּ֖ר מְר֣וֹם עֻזָּ֑הּ מֵאִתִּ֗י יָבֹ֧אוּ שֹׁדְדִ֛ים לָ֖הּ נְאֻם־יְהוָֽה׃</text:span><text:span text:style-name="T5971"><text:s/>ס<text:s/></text:span><text:span text:style-name="T5972">‬</text:span><text:span text:style-name="T5973">‬</text:span><text:span text:style-name="T5974">‬</text:span>‬<text:span text:style-name="T5975">54</text:span><text:span text:style-name="T5976"> ק֥וֹל זְעָקָ֖ה מִבָּבֶ֑ל וְשֶׁ֥בֶר גָּד֖וֹל מֵאֶ֥רֶץ כַּשְׂדִּֽים׃<text:s/></text:span><text:span text:style-name="T5977">‬</text:span><text:span text:style-name="T5978">‬</text:span>‬‬<text:span text:style-name="T5979">55</text:span><text:span text:style-name="T5980"> כִּֽי־שֹׁדֵ֤ד יְהוָה֙ אֶת־בָּבֶ֔ל וְאִבַּ֥ד מִמֶּ֖נָּה ק֣וֹל גָּד֑וֹל וְהָמ֤וּ גַלֵּיהֶם֙ כְּמַ֣יִם רַבִּ֔ים נִתַּ֥ן שְׁא֖וֹן קוֹלָֽם׃<text:s/></text:span><text:span text:style-name="T5981">‬</text:span><text:span text:style-name="T5982">‬</text:span>‬‬<text:span text:style-name="T5983">56</text:span><text:span text:style-name="T5984"> כִּי֩ בָ֨א עָלֶ֤יהָ עַל־בָּבֶל֙ שׁוֹדֵ֔ד וְנִלְכְּדוּ֙ גִּבּוֹרֶ֔יהָ חִתְּתָ֖ה קַשְּׁתוֹתָ֑ם כִּ֣י אֵ֧ל גְּמֻל֛וֹת יְהוָ֖ה שַׁלֵּ֥ם יְשַׁלֵּֽם׃<text:s/></text:span><text:span text:style-name="T5985">‬</text:span><text:span text:style-name="T5986">‬</text:span>‬‬<text:span text:style-name="T5987">57</text:span><text:span text:style-name="T5988"> וְ֠הִשְׁכַּרְתִּי שָׂרֶ֨יהָ וַחֲכָמֶ֜יהָ פַּחוֹתֶ֤יהָ וּסְגָנֶ֙יהָ֙ וְגִבּוֹרֶ֔יהָ וְיָשְׁנ֥וּ שְׁנַת־</text:span><text:soft-page-break/><text:span text:style-name="T5989">עוֹלָ֖ם וְלֹ֣א יָקִ֑יצוּ נְאֻ֨ם־הַמֶּ֔לֶךְ יְהוָ֥ה צְבָא֖וֹת שְׁמֽוֹ׃</text:span><text:span text:style-name="T5990"><text:s/>ס<text:s/></text:span><text:span text:style-name="T5991">‬</text:span><text:span text:style-name="T5992">‬</text:span><text:span text:style-name="T5993">‬</text:span>‬<text:span text:style-name="T5994">58</text:span><text:span text:style-name="T5995"> כֹּֽה־אָמַ֞ר יְהוָ֣ה צְבָא֗וֹת חֹ֠מוֹת בָּבֶ֤ל הָֽרְחָבָה֙ עַרְעֵ֣ר תִּתְעַרְעָ֔ר וּשְׁעָרֶ֥יהָ הַגְּבֹהִ֖ים בָּאֵ֣שׁ יִצַּ֑תּוּ וְיִֽגְע֨וּ עַמִּ֧ים בְּדֵי־רִ֛יק וּלְאֻמִּ֥ים בְּדֵי־אֵ֖שׁ וְיָעֵֽפוּ׃</text:span><text:span text:style-name="T5996"><text:s/>ס<text:s/></text:span><text:span text:style-name="T5997">‬</text:span><text:span text:style-name="T5998">‬</text:span><text:span text:style-name="T5999">‬</text:span>‬<text:span text:style-name="T6000">59</text:span><text:span text:style-name="T6001"> הַדָּבָ֞ר אֲשֶׁר־צִוָּ֣ה ׀ יִרְמְיָ֣הוּ הַנָּבִ֗יא אֶת־שְׂרָיָ֣ה בֶן־נֵרִיָּה֮ בֶּן־מַחְסֵיָה֒ בְּלֶכְתּ֞וֹ אֶת־צִדְקִיָּ֤הוּ מֶֽלֶךְ־יְהוּדָה֙ בָּבֶ֔ל בִּשְׁנַ֥ת הָרְבִעִ֖ית לְמָלְכ֑וֹ וּשְׂרָיָ֖ה שַׂ֥ר מְנוּחָֽה׃<text:s/></text:span><text:span text:style-name="T6002">‬</text:span><text:span text:style-name="T6003">‬</text:span>‬‬<text:span text:style-name="T6004">60</text:span><text:span text:style-name="T6005"> וַיִּכְתֹּ֣ב יִרְמְיָ֗הוּ אֵ֧ת כָּל־הָרָעָ֛ה אֲשֶׁר־תָּב֥וֹא אֶל־בָּבֶ֖ל אֶל־סֵ֣פֶר אֶחָ֑ד אֵ֚ת כָּל־הַדְּבָרִ֣ים הָאֵ֔לֶּה הַכְּתֻבִ֖ים אֶל־בָּבֶֽל׃<text:s/></text:span><text:span text:style-name="T6006">‬</text:span><text:span text:style-name="T6007">‬</text:span>‬‬<text:span text:style-name="T6008">61</text:span><text:span text:style-name="T6009"> וַיֹּ֥אמֶר יִרְמְיָ֖הוּ אֶל־שְׂרָיָ֑ה כְּבֹאֲךָ֣ בָבֶ֔ל וְֽרָאִ֔יתָ וְֽקָרָ֔אתָ אֵ֥ת כָּל־הַדְּבָרִ֖ים הָאֵֽלֶּה׃<text:s/></text:span><text:span text:style-name="T6010">‬</text:span><text:span text:style-name="T6011">‬</text:span>‬‬<text:span text:style-name="T6012">62</text:span><text:span text:style-name="T6013"> וְאָמַרְתָּ֗ יְהוָה֙ אַתָּ֨ה דִבַּ֜רְתָּ אֶל־הַמָּק֤וֹם הַזֶּה֙ לְהַכְרִית֔וֹ לְבִלְתִּ֤י הֱיֽוֹת־בּוֹ֙ יוֹשֵׁ֔ב לְמֵאָדָ֖ם וְעַד־בְּהֵמָ֑ה כִּֽי־שִׁמְמ֥וֹת עוֹלָ֖ם תִּֽהְיֶֽה׃<text:s/></text:span><text:span text:style-name="T6014">‬</text:span><text:span text:style-name="T6015">‬</text:span>‬‬<text:span text:style-name="T6016">63</text:span><text:span text:style-name="T6017"> וְהָיָה֙ כְּכַלֹּ֣תְךָ֔ לִקְרֹ֖א אֶת־הַסֵּ֣פֶר הַזֶּ֑ה תִּקְשֹׁ֤ר עָלָיו֙ אֶ֔בֶן וְהִשְׁלַכְתּ֖וֹ אֶל־תּ֥וֹךְ פְּרָֽת׃<text:s/></text:span><text:span text:style-name="T6018">‬</text:span><text:span text:style-name="T6019">‬</text:span>‬‬<text:span text:style-name="T6020">64</text:span><text:span text:style-name="T6021"> וְאָמַרְתָּ֗ כָּ֠כָה תִּשְׁקַ֨ע בָּבֶ֤ל וְלֹֽא־תָקוּם֙ מִפְּנֵ֣י הָרָעָ֗ה אֲשֶׁ֧ר אָנֹכִ֛י מֵבִ֥יא עָלֶ֖יהָ וְיָעֵ֑פוּ עַד־הֵ֖נָּה דִּבְרֵ֥י יִרְמְיָֽהוּ׃</text:span><text:span text:style-name="T6022"><text:s/>ס<text:s/></text:span><text:span text:style-name="T6023">‬</text:span><text:span text:style-name="T6024">‬</text:span><text:span text:style-name="T6025">‬</text:span>‬‬‬‬‬‬‬‬‬‬‬‬‬‬‬‬‬‬‬‬‬‬‬‬‬‬‬‬‬‬‬‬‬‬‬‬‬‬‬‬‬‬‬‬‬‬‬‬‬‬‬‬‬‬‬‬‬‬‬‬‬‬‬‬</text:p>
      </text:section>
      <text:section text:name="Sect51" text:style-name="S51">
        <text:p text:style-name="P6026">Jeremiah 52</text:p>
        <text:p text:style-name="P6027"><text:span text:style-name="T6028">1</text:span><text:span text:style-name="T6029"> בֶּן־עֶשְׂרִ֨ים וְאַחַ֤ת שָׁנָה֙ צִדְקִיָּ֣הוּ בְמָלְכ֔וֹ וְאַחַ֤ת עֶשְׂרֵה֙ שָׁנָ֔ה מָלַ֖ךְ בִּירֽוּשָׁלָ֑͏ִם וְשֵׁ֣ם אִמּ֔וֹ *חמיטל **חֲמוּטַ֥ל בַּֽת־יִרְמְיָ֖הוּ מִלִּבְנָֽה׃<text:s/></text:span><text:span text:style-name="T6030">‬</text:span><text:span text:style-name="T6031">‬</text:span><text:span text:style-name="T6032">‬</text:span>‬‬‬‬<text:span text:style-name="T6033">2</text:span><text:span text:style-name="T6034"> וַיַּ֥עַשׂ הָרַ֖ע בְּעֵינֵ֣י יְהוָ֑ה כְּכֹ֥ל אֲשֶׁר־עָשָׂ֖ה יְהוֹיָקִֽים׃<text:s/></text:span><text:span text:style-name="T6035">‬</text:span><text:span text:style-name="T6036">‬</text:span>‬‬<text:span text:style-name="T6037">3</text:span><text:span text:style-name="T6038"> כִּ֣י ׀ עַל־אַ֣ף יְהוָ֗ה הָֽיְתָה֙ בִּירוּשָׁלַ֣͏ִם וִֽיהוּדָ֔ה עַד־הִשְׁלִיכ֥וֹ אוֹתָ֖ם מֵעַ֣ל פָּנָ֑יו וַיִּמְרֹ֥ד צִדְקִיָּ֖הוּ בְּמֶ֥לֶךְ בָּבֶֽל׃<text:s/></text:span><text:span text:style-name="T6039">‬</text:span><text:span text:style-name="T6040">‬</text:span>‬‬<text:span text:style-name="T6041">4</text:span><text:span text:style-name="T6042"> וַיְהִי֩ בַשָּׁנָ֨ה הַתְּשִׁעִ֜ית לְמָלְכ֗וֹ בַּחֹ֣דֶשׁ הָעֲשִׂירִי֮ בֶּעָשׂ֣וֹר לַחֹדֶשׁ֒ בָּ֠א נְבוּכַדְרֶאצַּ֨ר מֶֽלֶךְ־בָּבֶ֜ל ה֤וּא וְכָל־חֵילוֹ֙ עַל־יְר֣וּשָׁלִַ֔ם וַֽיַּחֲנ֖וּ עָלֶ֑יהָ וַיִּבְנ֥וּ עָלֶ֛יהָ דָּיֵ֖ק סָבִֽיב׃<text:s/></text:span><text:span text:style-name="T6043">‬</text:span><text:span text:style-name="T6044">‬</text:span>‬‬<text:span text:style-name="T6045">5</text:span><text:span text:style-name="T6046"> וַתָּבֹ֥א הָעִ֖יר בַּמָּצ֑וֹר עַ֚ד עַשְׁתֵּ֣י עֶשְׂרֵ֣ה שָׁנָ֔ה לַמֶּ֖לֶךְ צִדְקִיָּֽהוּ׃<text:s/></text:span><text:span text:style-name="T6047">‬</text:span><text:span text:style-name="T6048">‬</text:span>‬‬<text:span text:style-name="T6049">6</text:span><text:span text:style-name="T6050"> בַּחֹ֤דֶשׁ הָֽרְבִיעִי֙ בְּתִשְׁעָ֣ה לַחֹ֔דֶשׁ וַיֶּחֱזַ֥ק הָרָעָ֖ב בָּעִ֑יר וְלֹא־הָיָ֥ה לֶ֖חֶם לְעַ֥ם הָאָֽרֶץ׃<text:s/></text:span><text:span text:style-name="T6051">‬</text:span><text:span text:style-name="T6052">‬</text:span>‬‬<text:span text:style-name="T6053">7</text:span><text:span text:style-name="T6054"> וַתִּבָּקַ֣ע הָעִ֗יר וְכָל־אַנְשֵׁ֣י הַמִּלְחָמָ֡ה יִבְרְחוּ֩ וַיֵּצְא֨וּ מֵהָעִ֜יר לַ֗יְלָה דֶּ֜רֶךְ שַׁ֤עַר בֵּין־הַחֹמֹתַ֙יִם֙ אֲשֶׁר֙ עַל־גַּ֣ן הַמֶּ֔לֶךְ וְכַשְׂדִּ֥ים עַל־הָעִ֖יר סָבִ֑יב וַיֵּלְכ֖וּ דֶּ֥רֶךְ הָעֲרָבָֽה׃<text:s/></text:span><text:span text:style-name="T6055">‬</text:span><text:span text:style-name="T6056">‬</text:span>‬‬<text:span text:style-name="T6057">8</text:span><text:span text:style-name="T6058"> וַיִּרְדְּפ֤וּ חֵיל־כַּשְׂדִּים֙ אַחֲרֵ֣י הַמֶּ֔לֶךְ וַיַּשִּׂ֥יגוּ אֶת־צִדְקִיָּ֖הוּ בְּעַֽרְבֹ֣ת יְרֵח֑וֹ וְכָל־חֵיל֔וֹ נָפֹ֖צוּ מֵעָלָֽיו׃<text:s/></text:span><text:span text:style-name="T6059">‬</text:span><text:span text:style-name="T6060">‬</text:span>‬‬<text:span text:style-name="T6061">9</text:span><text:span text:style-name="T6062"> וַֽיִּתְפְּשׂוּ֙ אֶת־הַמֶּ֔לֶךְ וַיַּעֲל֨וּ אֹת֜וֹ אֶל־מֶ֧לֶךְ בָּבֶ֛ל רִבְלָ֖תָה בְּאֶ֣רֶץ חֲמָ֑ת וַיְדַבֵּ֥ר אִתּ֖וֹ מִשְׁפָּטִֽים׃<text:s/></text:span><text:span text:style-name="T6063">‬</text:span><text:span text:style-name="T6064">‬</text:span>‬‬<text:span text:style-name="T6065">10</text:span><text:span text:style-name="T6066"> וַיִּשְׁחַ֧ט מֶֽלֶךְ־בָּבֶ֛ל אֶת־בְּנֵ֥י צִדְקִיָּ֖הוּ לְעֵינָ֑יו וְגַ֛ם אֶת־כָּל־שָׂרֵ֥י יְהוּדָ֖ה שָׁחַ֥ט בְּרִבְלָֽתָה׃<text:s/></text:span><text:span text:style-name="T6067">‬</text:span><text:span text:style-name="T6068">‬</text:span>‬‬<text:span text:style-name="T6069">11</text:span><text:span text:style-name="T6070"> וְאֶת־עֵינֵ֥י צִדְקִיָּ֖הוּ עִוֵּ֑ר וַיַּאַסְרֵ֣הוּ בַֽנְחֻשְׁתַּ֗יִם וַיְבִאֵ֤הוּ מֶֽלֶךְ־בָּבֶל֙ בָּבֶ֔לָה וַיִּתְּנֵ֥הוּ *בבית־**בֵֽית־הַפְּקֻדֹּ֖ת עַד־י֥וֹם מוֹתֽוֹ׃<text:s/></text:span><text:span text:style-name="T6071">‬</text:span><text:span text:style-name="T6072">‬</text:span>‬‬<text:span text:style-name="T6073">12</text:span><text:span text:style-name="T6074"> וּבַחֹ֤דֶשׁ הֽ͏ַחֲמִישִׁי֙ בֶּעָשׂ֣וֹר לַחֹ֔דֶשׁ הִ֗יא שְׁנַת֙ תְּשַֽׁע־עֶשְׂרֵ֣ה שָׁנָ֔ה לַמֶּ֖לֶךְ נְבוּכַדְרֶאצַּ֣ר מֶֽלֶךְ־בָּבֶ֑ל בָּ֗א נְבֽוּזַרְאֲדָן֙ רַב־טַבָּחִ֔ים עָמַ֛ד לִפְנֵ֥י מֶֽלֶךְ־בָּבֶ֖ל בִּירוּשָׁלָֽ͏ִם׃<text:s/></text:span><text:span text:style-name="T6075">‬</text:span><text:span text:style-name="T6076">‬</text:span>‬‬<text:span text:style-name="T6077">13</text:span><text:span text:style-name="T6078"> וַיִּשְׂרֹ֥ף אֶת־בֵּית־יְהוָ֖ה וְאֶת־בֵּ֣ית הַמֶּ֑לֶךְ וְאֵ֨ת כָּל־בָּתֵּ֧י יְרוּשָׁלַ֛͏ִם וְאֶת־כָּל־בֵּ֥ית הַגָּד֖וֹל שָׂרַ֥ף בָּאֵֽשׁ׃<text:s/></text:span><text:span text:style-name="T6079">‬</text:span><text:span text:style-name="T6080">‬</text:span>‬‬<text:span text:style-name="T6081">14</text:span><text:span text:style-name="T6082"> וְאֶת־כָּל־חֹמ֥וֹת יְרוּשָׁלַ֖͏ִם סָבִ֑יב נָֽתְצוּ֙ כָּל־חֵ֣יל כַּשְׂדִּ֔ים<text:s/></text:span><text:soft-page-break/><text:span text:style-name="T6083">אֲשֶׁ֖ר אֶת־רַב־טַבָּחִֽים׃<text:s/></text:span><text:span text:style-name="T6084">‬</text:span><text:span text:style-name="T6085">‬</text:span>‬‬<text:span text:style-name="T6086">15</text:span><text:span text:style-name="T6087"> וּמִדַּלּ֨וֹת הָעָ֜ם וְֽאֶת־יֶ֥תֶר הָעָ֣ם ׀ הַנִּשְׁאָרִ֣ים בָּעִ֗יר וְאֶת־הַנֹּֽפְלִים֙ אֲשֶׁ֤ר נָֽפְלוּ֙ אֶל־מֶ֣לֶךְ בָּבֶ֔ל וְאֵ֖ת יֶ֣תֶר הָֽאָמ֑וֹן הֶגְלָ֕ה נְבוּזַרְאֲדָ֖ן רַב־טַבָּחִֽים׃<text:s/></text:span><text:span text:style-name="T6088">‬</text:span><text:span text:style-name="T6089">‬</text:span>‬‬<text:span text:style-name="T6090">16</text:span><text:span text:style-name="T6091"> וּמִדַּלּ֣וֹת הָאָ֔רֶץ הִשְׁאִ֕יר נְבוּזַרְאֲדָ֖ן רַב־טַבָּחִ֑ים לְכֹרְמִ֖ים וּלְיֹגְבִֽים׃<text:s/></text:span><text:span text:style-name="T6092">‬</text:span><text:span text:style-name="T6093">‬</text:span>‬‬<text:span text:style-name="T6094">17</text:span><text:span text:style-name="T6095"> וְאֶת־עַמּוּדֵ֨י הַנְּחֹ֜שֶׁת אֲשֶׁ֣ר לְבֵית־יְהוָ֗ה וְֽאֶת־הַמְּכֹנ֞וֹת וְאֶת־יָ֧ם הַנְּחֹ֛שֶׁת אֲשֶׁ֥ר בְּבֵית־יְהוָ֖ה שִׁבְּר֣וּ כַשְׂדִּ֑ים וַיִּשְׂא֥וּ אֶת־כָּל־נְחֻשְׁתָּ֖ם בָּבֶֽלָה׃<text:s/></text:span><text:span text:style-name="T6096">‬</text:span><text:span text:style-name="T6097">‬</text:span>‬‬<text:span text:style-name="T6098">18</text:span><text:span text:style-name="T6099"> וְאֶת־הַ֠סִּרוֹת וְאֶת־הַיָּעִ֨ים וְאֶת־הַֽמְזַמְּר֜וֹת וְאֶת־הַמִּזְרָקֹ֣ת וְאֶת־הַכַּפּ֔וֹת וְאֵ֨ת כָּל־כְּלֵ֧י הַנְּחֹ֛שֶׁת אֲשֶׁר־יְשָׁרְת֥וּ בָהֶ֖ם לָקָֽחוּ׃<text:s/></text:span><text:span text:style-name="T6100">‬</text:span><text:span text:style-name="T6101">‬</text:span>‬‬<text:span text:style-name="T6102">19</text:span><text:span text:style-name="T6103"> וְאֶת־הַ֠סִּפִּים וְאֶת־הַמַּחְתּ֨וֹת וְאֶת־הַמִּזְרָק֜וֹת וְאֶת־הַסִּיר֣וֹת וְאֶת־הַמְּנֹר֗וֹת וְאֶת־הַכַּפּוֹת֙ וְאֶת־הַמְּנַקִי֔וֹת אֲשֶׁ֤ר זָהָב֙ זָהָ֔ב וַאֲשֶׁר־כֶּ֖סֶף כָּ֑סֶף לָקַ֖ח רַב־טַבָּחִֽים׃<text:s/></text:span><text:span text:style-name="T6104">‬</text:span><text:span text:style-name="T6105">‬</text:span>‬‬<text:span text:style-name="T6106">20</text:span><text:span text:style-name="T6107"> הָעַמּוּדִ֣ים ׀ שְׁנַ֗יִם הַיָּ֤ם אֶחָד֙ וְהַבָּקָ֞ר שְׁנֵים־עָשָׂ֤ר נְחֹ֙שֶׁת֙ אֲשֶׁר־תַּ֣חַת הַמְּכֹנ֔וֹת אֲשֶׁ֥ר עָשָׂ֛ה הַמֶּ֥לֶךְ שְׁלֹמֹ֖ה לְבֵ֣ית יְהוָ֑ה לֹא־הָיָ֣ה מִשְׁקָ֔ל לִנְחֻשְׁתָּ֖ם כָּל־הַכֵּלִ֥ים הָאֵֽלֶּה׃<text:s/></text:span><text:span text:style-name="T6108">‬</text:span><text:span text:style-name="T6109">‬</text:span>‬‬<text:span text:style-name="T6110">21</text:span><text:span text:style-name="T6111"> וְהָעַמּוּדִ֗ים שְׁמֹנֶ֨ה עֶשְׂרֵ֤ה אַמָּה֙ *קומה **קוֹמַת֙ הָעַמֻּ֣ד הָאֶחָ֔ד וְח֛וּט שְׁתֵּים־עֶשְׂרֵ֥ה אַמָּ֖ה יְסֻבֶּ֑נּוּ וְעָבְי֛וֹ אַרְבַּ֥ע אַצְבָּע֖וֹת נָבֽוּב׃<text:s/></text:span><text:span text:style-name="T6112">‬</text:span><text:span text:style-name="T6113">‬</text:span>‬‬<text:span text:style-name="T6114">22</text:span><text:span text:style-name="T6115"> וְכֹתֶ֨רֶת עָלָ֜יו נְחֹ֗שֶׁת וְקוֹמַ֨ת הַכֹּתֶ֥רֶת הָאַחַת֮ חָמֵ֣שׁ אַמּוֹת֒ וּשְׂבָכָ֨ה וְרִמּוֹנִ֧ים עַֽל־הַכּוֹתֶ֛רֶת סָבִ֖יב הַכֹּ֣ל נְחֹ֑שֶׁת וְכָאֵ֛לֶּה לַֽעַמּ֥וּד הַשֵּׁנִ֖י וְרִמּוֹנִֽים׃<text:s/></text:span><text:span text:style-name="T6116">‬</text:span><text:span text:style-name="T6117">‬</text:span>‬‬<text:span text:style-name="T6118">23</text:span><text:span text:style-name="T6119"> וַיִּֽהְיוּ֙ הָֽרִמֹּנִ֔ים תִּשְׁעִ֥ים וְשִׁשָּׁ֖ה ר֑וּחָה כָּל־הָרִמּוֹנִ֥ים מֵאָ֛ה עַל־הַשְּׂבָכָ֖ה סָבִֽיב׃<text:s/></text:span><text:span text:style-name="T6120">‬</text:span><text:span text:style-name="T6121">‬</text:span>‬‬<text:span text:style-name="T6122">24</text:span><text:span text:style-name="T6123"> וַיִּקַּ֣ח רַב־טַבָּחִ֗ים אֶת־שְׂרָיָה֙ כֹּהֵ֣ן הָרֹ֔אשׁ וְאֶת־צְפַנְיָ֖ה כֹּהֵ֣ן הַמִּשְׁנֶ֑ה וְאֶת־שְׁלֹ֖שֶׁת שֹׁמְרֵ֥י הַסַּֽף׃<text:s/></text:span><text:span text:style-name="T6124">‬</text:span><text:span text:style-name="T6125">‬</text:span>‬‬<text:span text:style-name="T6126">25</text:span><text:span text:style-name="T6127"> וּמִן־הָעִ֡יר לָקַח֩ סָרִ֨יס אֶחָ֜ד אֲ‍ֽשֶׁר־הָיָ֥ה פָקִ֣יד ׀ עַל־אַנְשֵׁ֣י הַמִּלְחָמָ֗ה וְשִׁבְעָ֨ה אֲנָשִׁ֜ים מֵרֹאֵ֤י פְנֵי־הַמֶּ֙לֶךְ֙ אֲשֶׁ֣ר נִמְצְא֣וּ בָעִ֔יר וְאֵ֗ת סֹפֵר֙ שַׂ֣ר הַצָּבָ֔א הַמַּצְבִּ֖א אֶת־עַ֣ם הָאָ֑רֶץ וְשִׁשִּׁ֥ים אִישׁ֙ מֵעַ֣ם הָאָ֔רֶץ הַֽנִּמְצְאִ֖ים בְּת֥וֹךְ הָעִֽיר׃<text:s/></text:span><text:span text:style-name="T6128">‬</text:span><text:span text:style-name="T6129">‬</text:span>‬‬<text:span text:style-name="T6130">26</text:span><text:span text:style-name="T6131"> וַיִּקַּ֣ח אוֹתָ֔ם נְבוּזַרְאֲדָ֖ן רַב־טַבָּחִ֑ים וַיֹּ֧לֶךְ אוֹתָ֛ם אֶל־מֶ֥לֶךְ בָּבֶ֖ל רִבְלָֽתָה׃<text:s/></text:span><text:span text:style-name="T6132">‬</text:span><text:span text:style-name="T6133">‬</text:span>‬‬<text:span text:style-name="T6134">27</text:span><text:span text:style-name="T6135"> וַיַּכֶּ֣ה אוֹתָם֩ מֶ֨לֶךְ בָּבֶ֧ל וַיְמִתֵ֛ם בְּרִבְלָ֖ה בְּאֶ֣רֶץ חֲמָ֑ת וַיִּ֥גֶל יְהוּדָ֖ה מֵעַ֥ל אַדְמָתֽוֹ׃<text:s/></text:span><text:span text:style-name="T6136">‬</text:span><text:span text:style-name="T6137">‬</text:span>‬‬<text:span text:style-name="T6138">28</text:span><text:span text:style-name="T6139"> זֶ֣ה הָעָ֔ם אֲשֶׁ֥ר הֶגְלָ֖ה נְבֽוּכַדְרֶאצַּ֑ר בִּשְׁנַת־שֶׁ֕בַע יְהוּדִ֕ים שְׁלֹ֥שֶׁת אֲלָפִ֖ים וְעֶשְׂרִ֥ים וּשְׁלֹשָֽׁה׃<text:s/></text:span><text:span text:style-name="T6140">‬</text:span><text:span text:style-name="T6141">‬</text:span>‬‬<text:span text:style-name="T6142">29</text:span><text:span text:style-name="T6143"> בִּשְׁנַ֛ת שְׁמוֹנֶ֥ה עֶשְׂרֵ֖ה לִנְבֽוּכַדְרֶאצַּ֑ר מִיר֣וּשָׁלִַ֔ם נֶ֕פֶשׁ שְׁמֹנֶ֥ה מֵא֖וֹת שְׁלֹשִׁ֥ים וּשְׁנָֽיִם׃<text:s/></text:span><text:span text:style-name="T6144">‬</text:span><text:span text:style-name="T6145">‬</text:span>‬‬<text:span text:style-name="T6146">30</text:span><text:span text:style-name="T6147"> בִּשְׁנַ֨ת שָׁלֹ֣שׁ וְעֶשְׂרִים֮ לִנְבֽוּכַדְרֶאצַּר֒ הֶגְלָ֗ה נְבֽוּזַרְאֲדָן֙ רַב־טַבָּחִ֔ים יְהוּדִ֕ים נֶ֕פֶשׁ שְׁבַ֥ע מֵא֖וֹת אַרְבָּעִ֣ים וַחֲמִשָּׁ֑ה כָּל־נֶ֕פֶשׁ אַרְבַּ֥עַת אֲלָפִ֖ים וְשֵׁ֥שׁ מֵאֽוֹת׃<text:s/></text:span><text:span text:style-name="T6148">פ<text:s/></text:span><text:span text:style-name="T6149">‬</text:span><text:span text:style-name="T6150">‬</text:span><text:span text:style-name="T6151">‬</text:span>‬‬‬‬‬‬‬‬‬‬‬‬‬‬‬‬‬‬‬‬‬‬‬‬‬‬‬‬‬‬</text:p>
        <text:p text:style-name="P6152"><text:span text:style-name="T6153">31</text:span><text:span text:style-name="T6154"> וַיְהִי֩ בִשְׁלֹשִׁ֨ים וָשֶׁ֜בַע שָׁנָ֗ה לְגָלוּת֙ יְהוֹיָכִ֣ן מֶֽלֶךְ־יְהוּדָ֔ה בִּשְׁנֵ֤ים עָשָׂר֙ חֹ֔דֶשׁ בְּעֶשְׂרִ֥ים וַחֲמִשָּׁ֖ה לַחֹ֑דֶשׁ נָשָׂ֡א אֱוִ֣יל מְרֹדַךְ֩ מֶ֨לֶךְ בָּבֶ֜ל בִּשְׁנַ֣ת מַלְכֻת֗וֹ אֶת־רֹאשׁ֙ יְהוֹיָכִ֣ין מֶֽלֶךְ־יְהוּדָ֔ה וַיֹּצֵ֥א אוֹת֖וֹ מִבֵּ֥ית *הכליא **הַכְּלֽוּא׃<text:s/></text:span><text:span text:style-name="T6155">‬</text:span><text:span text:style-name="T6156">‬</text:span>‬‬<text:span text:style-name="T6157">32</text:span><text:span text:style-name="T6158"> וַיְדַבֵּ֥ר אִתּ֖וֹ טֹב֑וֹת וַיִּתֵּן֙ אֶת־כִּסְא֔וֹ מִמַּ֗עַל לְכִסֵּ֧א *מלכים **הַמְּלָכִ֛ים אֲשֶׁ֥ר אִתּ֖וֹ בְּבָבֶֽל׃<text:s/></text:span><text:span text:style-name="T6159">‬</text:span><text:span text:style-name="T6160">‬</text:span>‬‬<text:span text:style-name="T6161">33</text:span><text:span text:style-name="T6162"> וְשִׁנָּ֕ה אֵ֖ת בִּגְדֵ֣י כִלְא֑וֹ וְאָכַ֨ל לֶ֧חֶם לְפָנָ֛יו תָּמִ֖יד כָּל־יְמֵ֥י חַיָּֽו׃<text:s/></text:span><text:span text:style-name="T6163">‬</text:span><text:span text:style-name="T6164">‬</text:span>‬‬<text:span text:style-name="T6165">34</text:span><text:span text:style-name="T6166"> וַאֲרֻחָת֗וֹ אֲרֻחַת֩ תָּמִ֨יד נִתְּנָה־לּ֜וֹ מֵאֵ֧ת מֶֽלֶךְ־בָּבֶ֛ל דְּבַר־י֥וֹם בְּיוֹמ֖וֹ עַד־י֣וֹם מוֹת֑וֹ כֹּ֖ל יְמֵ֥י חַיָּֽיו׃<text:s/></text:span><text:span text:style-name="T6167">‬</text:span><text:span text:style-name="T6168">‬</text:span>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Jeremiah</dc:title>
    <dc:description/>
    <dc:subject/>
    <dc:creator>Adrian Hills</dc:creator>
    <meta:creation-date>2025-03-24T09:14:00Z</meta:creation-date>
    <dc:date>2025-03-24T09:14:00Z</dc:date>
    <meta:template xlink:href="Normal.dotm" xlink:type="simple"/>
    <meta:editing-cycles>2</meta:editing-cycles>
    <meta:editing-duration>PT60S</meta:editing-duration>
    <meta:document-statistic meta:page-count="63" meta:paragraph-count="421" meta:word-count="31521" meta:character-count="210775" meta:row-count="1497" meta:non-whitespace-character-count="179675"/>
  </office:meta>
</office:document-meta>
</file>